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C_FonctionsCommunes.xml" manifest:media-type="text/xml"/>
  <manifest:file-entry manifest:full-path="Basic/Standard/A_Structures.xml" manifest:media-type="text/xml"/>
  <manifest:file-entry manifest:full-path="Basic/Standard/D_NotUsed.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90" style:family="table-column">
      <style:table-column-properties fo:break-before="auto" style:column-width="7.71mm"/>
    </style:style>
    <style:style style:name="co191" style:family="table-column">
      <style:table-column-properties fo:break-before="auto" style:column-width="55.97mm"/>
    </style:style>
    <style:style style:name="co192" style:family="table-column">
      <style:table-column-properties fo:break-before="auto" style:column-width="75.78mm"/>
    </style:style>
    <style:style style:name="co4" style:family="table-column">
      <style:table-column-properties fo:break-before="auto" style:column-width="22.58mm"/>
    </style:style>
    <style:style style:name="co193" style:family="table-column">
      <style:table-column-properties fo:break-before="auto" style:column-width="108.67mm"/>
    </style:style>
    <style:style style:name="co194" style:family="table-column">
      <style:table-column-properties fo:break-before="auto" style:column-width="78.65mm"/>
    </style:style>
    <style:style style:name="co195" style:family="table-column">
      <style:table-column-properties fo:break-before="auto" style:column-width="58.26mm"/>
    </style:style>
    <style:style style:name="co196" style:family="table-column">
      <style:table-column-properties fo:break-before="auto" style:column-width="51.54mm"/>
    </style:style>
    <style:style style:name="co197" style:family="table-column">
      <style:table-column-properties fo:break-before="auto" style:column-width="75.07mm"/>
    </style:style>
    <style:style style:name="co198" style:family="table-column">
      <style:table-column-properties fo:break-before="auto" style:column-width="57.1mm"/>
    </style:style>
    <style:style style:name="co199" style:family="table-column">
      <style:table-column-properties fo:break-before="auto" style:column-width="53.98mm"/>
    </style:style>
    <style:style style:name="co200" style:family="table-column">
      <style:table-column-properties fo:break-before="auto" style:column-width="67.75mm"/>
    </style:style>
    <style:style style:name="co201" style:family="table-column">
      <style:table-column-properties fo:break-before="auto" style:column-width="29.49mm"/>
    </style:style>
    <style:style style:name="co202" style:family="table-column">
      <style:table-column-properties fo:break-before="auto" style:column-width="89.2mm"/>
    </style:style>
    <style:style style:name="co203" style:family="table-column">
      <style:table-column-properties fo:break-before="auto" style:column-width="6.07mm"/>
    </style:style>
    <style:style style:name="co204" style:family="table-column">
      <style:table-column-properties fo:break-before="auto" style:column-width="8.57mm"/>
    </style:style>
    <style:style style:name="co205" style:family="table-column">
      <style:table-column-properties fo:break-before="auto" style:column-width="171.59mm"/>
    </style:style>
    <style:style style:name="co18" style:family="table-column">
      <style:table-column-properties fo:break-before="auto" style:column-width="47.63mm"/>
    </style:style>
    <style:style style:name="co19" style:family="table-column">
      <style:table-column-properties fo:break-before="auto" style:column-width="112.29mm"/>
    </style:style>
    <style:style style:name="co20" style:family="table-column">
      <style:table-column-properties fo:break-before="auto" style:column-width="58.17mm"/>
    </style:style>
    <style:style style:name="co21" style:family="table-column">
      <style:table-column-properties fo:break-before="auto" style:column-width="55.56mm"/>
    </style:style>
    <style:style style:name="co22" style:family="table-column">
      <style:table-column-properties fo:break-before="auto" style:column-width="23.07mm"/>
    </style:style>
    <style:style style:name="co23" style:family="table-column">
      <style:table-column-properties fo:break-before="auto" style:column-width="65.05mm"/>
    </style:style>
    <style:style style:name="co24" style:family="table-column">
      <style:table-column-properties fo:break-before="auto" style:column-width="48.44mm"/>
    </style:style>
    <style:style style:name="co25" style:family="table-column">
      <style:table-column-properties fo:break-before="auto" style:column-width="31.1mm"/>
    </style:style>
    <style:style style:name="co26" style:family="table-column">
      <style:table-column-properties fo:break-before="auto" style:column-width="36.6mm"/>
    </style:style>
    <style:style style:name="co27" style:family="table-column">
      <style:table-column-properties fo:break-before="auto" style:column-width="21.45mm"/>
    </style:style>
    <style:style style:name="co28" style:family="table-column">
      <style:table-column-properties fo:break-before="auto" style:column-width="21.8mm"/>
    </style:style>
    <style:style style:name="co29" style:family="table-column">
      <style:table-column-properties fo:break-before="auto" style:column-width="15.72mm"/>
    </style:style>
    <style:style style:name="co30" style:family="table-column">
      <style:table-column-properties fo:break-before="auto" style:column-width="18.94mm"/>
    </style:style>
    <style:style style:name="co31" style:family="table-column">
      <style:table-column-properties fo:break-before="auto" style:column-width="39.02mm"/>
    </style:style>
    <style:style style:name="co32" style:family="table-column">
      <style:table-column-properties fo:break-before="auto" style:column-width="33.64mm"/>
    </style:style>
    <style:style style:name="co33" style:family="table-column">
      <style:table-column-properties fo:break-before="auto" style:column-width="40.36mm"/>
    </style:style>
    <style:style style:name="co34" style:family="table-column">
      <style:table-column-properties fo:break-before="auto" style:column-width="26.37mm"/>
    </style:style>
    <style:style style:name="co35" style:family="table-column">
      <style:table-column-properties fo:break-before="auto" style:column-width="58.23mm"/>
    </style:style>
    <style:style style:name="co36" style:family="table-column">
      <style:table-column-properties fo:break-before="auto" style:column-width="44.36mm"/>
    </style:style>
    <style:style style:name="co37" style:family="table-column">
      <style:table-column-properties fo:break-before="auto" style:column-width="53.55mm"/>
    </style:style>
    <style:style style:name="co38" style:family="table-column">
      <style:table-column-properties fo:break-before="auto" style:column-width="46.97mm"/>
    </style:style>
    <style:style style:name="co39" style:family="table-column">
      <style:table-column-properties fo:break-before="auto" style:column-width="17.48mm"/>
    </style:style>
    <style:style style:name="co40" style:family="table-column">
      <style:table-column-properties fo:break-before="auto" style:column-width="27.18mm"/>
    </style:style>
    <style:style style:name="co41" style:family="table-column">
      <style:table-column-properties fo:break-before="auto" style:column-width="62.3mm"/>
    </style:style>
    <style:style style:name="co42" style:family="table-column">
      <style:table-column-properties fo:break-before="auto" style:column-width="24.84mm"/>
    </style:style>
    <style:style style:name="co43" style:family="table-column">
      <style:table-column-properties fo:break-before="auto" style:column-width="218.63mm"/>
    </style:style>
    <style:style style:name="co44" style:family="table-column">
      <style:table-column-properties fo:break-before="auto" style:column-width="114.04mm"/>
    </style:style>
    <style:style style:name="co45" style:family="table-column">
      <style:table-column-properties fo:break-before="auto" style:column-width="100.65mm"/>
    </style:style>
    <style:style style:name="co46" style:family="table-column">
      <style:table-column-properties fo:break-before="auto" style:column-width="40.9mm"/>
    </style:style>
    <style:style style:name="co47" style:family="table-column">
      <style:table-column-properties fo:break-before="auto" style:column-width="24.75mm"/>
    </style:style>
    <style:style style:name="co48" style:family="table-column">
      <style:table-column-properties fo:break-before="auto" style:column-width="37.13mm"/>
    </style:style>
    <style:style style:name="co49" style:family="table-column">
      <style:table-column-properties fo:break-before="auto" style:column-width="4.06mm"/>
    </style:style>
    <style:style style:name="co50" style:family="table-column">
      <style:table-column-properties fo:break-before="auto" style:column-width="10mm"/>
    </style:style>
    <style:style style:name="co51" style:family="table-column">
      <style:table-column-properties fo:break-before="auto" style:column-width="17.8mm"/>
    </style:style>
    <style:style style:name="co52" style:family="table-column">
      <style:table-column-properties fo:break-before="auto" style:column-width="50.73mm"/>
    </style:style>
    <style:style style:name="co53" style:family="table-column">
      <style:table-column-properties fo:break-before="auto" style:column-width="47.84mm"/>
    </style:style>
    <style:style style:name="co54" style:family="table-column">
      <style:table-column-properties fo:break-before="auto" style:column-width="32.98mm"/>
    </style:style>
    <style:style style:name="co55" style:family="table-column">
      <style:table-column-properties fo:break-before="auto" style:column-width="20.06mm"/>
    </style:style>
    <style:style style:name="co56" style:family="table-column">
      <style:table-column-properties fo:break-before="auto" style:column-width="34.38mm"/>
    </style:style>
    <style:style style:name="co57" style:family="table-column">
      <style:table-column-properties fo:break-before="auto" style:column-width="9mm"/>
    </style:style>
    <style:style style:name="co58" style:family="table-column">
      <style:table-column-properties fo:break-before="auto" style:column-width="4mm"/>
    </style:style>
    <style:style style:name="co59" style:family="table-column">
      <style:table-column-properties fo:break-before="auto" style:column-width="13.81mm"/>
    </style:style>
    <style:style style:name="co60" style:family="table-column">
      <style:table-column-properties fo:break-before="auto" style:column-width="3mm"/>
    </style:style>
    <style:style style:name="co61" style:family="table-column">
      <style:table-column-properties fo:break-before="auto" style:column-width="17.44mm"/>
    </style:style>
    <style:style style:name="co62" style:family="table-column">
      <style:table-column-properties fo:break-before="auto" style:column-width="13.07mm"/>
    </style:style>
    <style:style style:name="co63" style:family="table-column">
      <style:table-column-properties fo:break-before="auto" style:column-width="4.16mm"/>
    </style:style>
    <style:style style:name="co64" style:family="table-column">
      <style:table-column-properties fo:break-before="auto" style:column-width="7.9mm"/>
    </style:style>
    <style:style style:name="co65" style:family="table-column">
      <style:table-column-properties fo:break-before="auto" style:column-width="4.45mm"/>
    </style:style>
    <style:style style:name="co66" style:family="table-column">
      <style:table-column-properties fo:break-before="auto" style:column-width="3.9mm"/>
    </style:style>
    <style:style style:name="co67" style:family="table-column">
      <style:table-column-properties fo:break-before="auto" style:column-width="13.16mm"/>
    </style:style>
    <style:style style:name="co68" style:family="table-column">
      <style:table-column-properties fo:break-before="auto" style:column-width="17.99mm"/>
    </style:style>
    <style:style style:name="co69" style:family="table-column">
      <style:table-column-properties fo:break-before="auto" style:column-width="22.67mm"/>
    </style:style>
    <style:style style:name="co70" style:family="table-column">
      <style:table-column-properties fo:break-before="auto" style:column-width="11.99mm"/>
    </style:style>
    <style:style style:name="co71" style:family="table-column">
      <style:table-column-properties fo:break-before="auto" style:column-width="15.8mm"/>
    </style:style>
    <style:style style:name="co72" style:family="table-column">
      <style:table-column-properties fo:break-before="auto" style:column-width="31.75mm"/>
    </style:style>
    <style:style style:name="co73" style:family="table-column">
      <style:table-column-properties fo:break-before="auto" style:column-width="21.06mm"/>
    </style:style>
    <style:style style:name="co74" style:family="table-column">
      <style:table-column-properties fo:break-before="auto" style:column-width="9.07mm"/>
    </style:style>
    <style:style style:name="co75" style:family="table-column">
      <style:table-column-properties fo:break-before="auto" style:column-width="7.16mm"/>
    </style:style>
    <style:style style:name="co76" style:family="table-column">
      <style:table-column-properties fo:break-before="auto" style:column-width="7.99mm"/>
    </style:style>
    <style:style style:name="co77" style:family="table-column">
      <style:table-column-properties fo:break-before="auto" style:column-width="61.67mm"/>
    </style:style>
    <style:style style:name="co78" style:family="table-column">
      <style:table-column-properties fo:break-before="auto" style:column-width="56.83mm"/>
    </style:style>
    <style:style style:name="co79" style:family="table-column">
      <style:table-column-properties fo:break-before="auto" style:column-width="66.34mm"/>
    </style:style>
    <style:style style:name="co80" style:family="table-column">
      <style:table-column-properties fo:break-before="auto" style:column-width="64.19mm"/>
    </style:style>
    <style:style style:name="co81" style:family="table-column">
      <style:table-column-properties fo:break-before="auto" style:column-width="27.87mm"/>
    </style:style>
    <style:style style:name="co82" style:family="table-column">
      <style:table-column-properties fo:break-before="auto" style:column-width="67.56mm"/>
    </style:style>
    <style:style style:name="co83" style:family="table-column">
      <style:table-column-properties fo:break-before="auto" style:column-width="31.8mm"/>
    </style:style>
    <style:style style:name="co84" style:family="table-column">
      <style:table-column-properties fo:break-before="auto" style:column-width="19.65mm"/>
    </style:style>
    <style:style style:name="co85" style:family="table-column">
      <style:table-column-properties fo:break-before="auto" style:column-width="55.05mm"/>
    </style:style>
    <style:style style:name="co86" style:family="table-column">
      <style:table-column-properties fo:break-before="auto" style:column-width="18.22mm"/>
    </style:style>
    <style:style style:name="co87" style:family="table-column">
      <style:table-column-properties fo:break-before="auto" style:column-width="22.88mm"/>
    </style:style>
    <style:style style:name="co88" style:family="table-column">
      <style:table-column-properties fo:break-before="auto" style:column-width="179.81mm"/>
    </style:style>
    <style:style style:name="co89" style:family="table-column">
      <style:table-column-properties fo:break-before="auto" style:column-width="81.33mm"/>
    </style:style>
    <style:style style:name="co90" style:family="table-column">
      <style:table-column-properties fo:break-before="auto" style:column-width="101.88mm"/>
    </style:style>
    <style:style style:name="co91" style:family="table-column">
      <style:table-column-properties fo:break-before="auto" style:column-width="78.7mm"/>
    </style:style>
    <style:style style:name="co92" style:family="table-column">
      <style:table-column-properties fo:break-before="auto" style:column-width="36.71mm"/>
    </style:style>
    <style:style style:name="co93" style:family="table-column">
      <style:table-column-properties fo:break-before="auto" style:column-width="24.29mm"/>
    </style:style>
    <style:style style:name="co94" style:family="table-column">
      <style:table-column-properties fo:break-before="auto" style:column-width="17.32mm"/>
    </style:style>
    <style:style style:name="co95" style:family="table-column">
      <style:table-column-properties fo:break-before="auto" style:column-width="14.75mm"/>
    </style:style>
    <style:style style:name="co96" style:family="table-column">
      <style:table-column-properties fo:break-before="auto" style:column-width="90.24mm"/>
    </style:style>
    <style:style style:name="co97" style:family="table-column">
      <style:table-column-properties fo:break-before="auto" style:column-width="88.56mm"/>
    </style:style>
    <style:style style:name="co98" style:family="table-column">
      <style:table-column-properties fo:break-before="auto" style:column-width="106.01mm"/>
    </style:style>
    <style:style style:name="co99" style:family="table-column">
      <style:table-column-properties fo:break-before="auto" style:column-width="22.35mm"/>
    </style:style>
    <style:style style:name="co100" style:family="table-column">
      <style:table-column-properties fo:break-before="auto" style:column-width="20.8mm"/>
    </style:style>
    <style:style style:name="co101" style:family="table-column">
      <style:table-column-properties fo:break-before="auto" style:column-width="17.74mm"/>
    </style:style>
    <style:style style:name="co102" style:family="table-column">
      <style:table-column-properties fo:break-before="auto" style:column-width="24.69mm"/>
    </style:style>
    <style:style style:name="co103" style:family="table-column">
      <style:table-column-properties fo:break-before="auto" style:column-width="15.31mm"/>
    </style:style>
    <style:style style:name="co104" style:family="table-column">
      <style:table-column-properties fo:break-before="auto" style:column-width="65.55mm"/>
    </style:style>
    <style:style style:name="co105" style:family="table-column">
      <style:table-column-properties fo:break-before="auto" style:column-width="26.11mm"/>
    </style:style>
    <style:style style:name="co106" style:family="table-column">
      <style:table-column-properties fo:break-before="auto" style:column-width="14.52mm"/>
    </style:style>
    <style:style style:name="co107" style:family="table-column">
      <style:table-column-properties fo:break-before="auto" style:column-width="44.2mm"/>
    </style:style>
    <style:style style:name="co108" style:family="table-column">
      <style:table-column-properties fo:break-before="auto" style:column-width="18.68mm"/>
    </style:style>
    <style:style style:name="co109" style:family="table-column">
      <style:table-column-properties fo:break-before="auto" style:column-width="60.45mm"/>
    </style:style>
    <style:style style:name="co110" style:family="table-column">
      <style:table-column-properties fo:break-before="auto" style:column-width="26.95mm"/>
    </style:style>
    <style:style style:name="co111" style:family="table-column">
      <style:table-column-properties fo:break-before="auto" style:column-width="41.38mm"/>
    </style:style>
    <style:style style:name="co112" style:family="table-column">
      <style:table-column-properties fo:break-before="auto" style:column-width="24.71mm"/>
    </style:style>
    <style:style style:name="co113" style:family="table-column">
      <style:table-column-properties fo:break-before="auto" style:column-width="48.7mm"/>
    </style:style>
    <style:style style:name="co114" style:family="table-column">
      <style:table-column-properties fo:break-before="auto" style:column-width="38.51mm"/>
    </style:style>
    <style:style style:name="co115" style:family="table-column">
      <style:table-column-properties fo:break-before="auto" style:column-width="18.8mm"/>
    </style:style>
    <style:style style:name="co116" style:family="table-column">
      <style:table-column-properties fo:break-before="auto" style:column-width="49.34mm"/>
    </style:style>
    <style:style style:name="co117" style:family="table-column">
      <style:table-column-properties fo:break-before="auto" style:column-width="185.76mm"/>
    </style:style>
    <style:style style:name="co118" style:family="table-column">
      <style:table-column-properties fo:break-before="auto" style:column-width="181.98mm"/>
    </style:style>
    <style:style style:name="co119" style:family="table-column">
      <style:table-column-properties fo:break-before="auto" style:column-width="33.43mm"/>
    </style:style>
    <style:style style:name="co120" style:family="table-column">
      <style:table-column-properties fo:break-before="auto" style:column-width="32.3mm"/>
    </style:style>
    <style:style style:name="co121" style:family="table-column">
      <style:table-column-properties fo:break-before="auto" style:column-width="35.52mm"/>
    </style:style>
    <style:style style:name="co122" style:family="table-column">
      <style:table-column-properties fo:break-before="auto" style:column-width="33.73mm"/>
    </style:style>
    <style:style style:name="co123" style:family="table-column">
      <style:table-column-properties fo:break-before="auto" style:column-width="82.06mm"/>
    </style:style>
    <style:style style:name="co124" style:family="table-column">
      <style:table-column-properties fo:break-before="auto" style:column-width="40.66mm"/>
    </style:style>
    <style:style style:name="co125" style:family="table-column">
      <style:table-column-properties fo:break-before="auto" style:column-width="22.61mm"/>
    </style:style>
    <style:style style:name="co126" style:family="table-column">
      <style:table-column-properties fo:break-before="auto" style:column-width="22.7mm"/>
    </style:style>
    <style:style style:name="co127" style:family="table-column">
      <style:table-column-properties fo:break-before="auto" style:column-width="44.06mm"/>
    </style:style>
    <style:style style:name="co128" style:family="table-column">
      <style:table-column-properties fo:break-before="auto" style:column-width="22.79mm"/>
    </style:style>
    <style:style style:name="co129" style:family="table-column">
      <style:table-column-properties fo:break-before="auto" style:column-width="94.83mm"/>
    </style:style>
    <style:style style:name="co130" style:family="table-column">
      <style:table-column-properties fo:break-before="auto" style:column-width="5.8mm"/>
    </style:style>
    <style:style style:name="co131" style:family="table-column">
      <style:table-column-properties fo:break-before="auto" style:column-width="15.35mm"/>
    </style:style>
    <style:style style:name="co132" style:family="table-column">
      <style:table-column-properties fo:break-before="auto" style:column-width="9.53mm"/>
    </style:style>
    <style:style style:name="co133" style:family="table-column">
      <style:table-column-properties fo:break-before="auto" style:column-width="11.38mm"/>
    </style:style>
    <style:style style:name="co134" style:family="table-column">
      <style:table-column-properties fo:break-before="auto" style:column-width="11.06mm"/>
    </style:style>
    <style:style style:name="co135" style:family="table-column">
      <style:table-column-properties fo:break-before="auto" style:column-width="20.28mm"/>
    </style:style>
    <style:style style:name="co136" style:family="table-column">
      <style:table-column-properties fo:break-before="auto" style:column-width="10.41mm"/>
    </style:style>
    <style:style style:name="co137" style:family="table-column">
      <style:table-column-properties fo:break-before="auto" style:column-width="9.82mm"/>
    </style:style>
    <style:style style:name="co138" style:family="table-column">
      <style:table-column-properties fo:break-before="auto" style:column-width="12.75mm"/>
    </style:style>
    <style:style style:name="co139" style:family="table-column">
      <style:table-column-properties fo:break-before="auto" style:column-width="10.32mm"/>
    </style:style>
    <style:style style:name="co140" style:family="table-column">
      <style:table-column-properties fo:break-before="auto" style:column-width="12.45mm"/>
    </style:style>
    <style:style style:name="co141" style:family="table-column">
      <style:table-column-properties fo:break-before="auto" style:column-width="12.29mm"/>
    </style:style>
    <style:style style:name="co142" style:family="table-column">
      <style:table-column-properties fo:break-before="auto" style:column-width="8.91mm"/>
    </style:style>
    <style:style style:name="co143" style:family="table-column">
      <style:table-column-properties fo:break-before="auto" style:column-width="7.67mm"/>
    </style:style>
    <style:style style:name="co144" style:family="table-column">
      <style:table-column-properties fo:break-before="auto" style:column-width="5.98mm"/>
    </style:style>
    <style:style style:name="co145" style:family="table-column">
      <style:table-column-properties fo:break-before="auto" style:column-width="7.21mm"/>
    </style:style>
    <style:style style:name="co146" style:family="table-column">
      <style:table-column-properties fo:break-before="auto" style:column-width="5.84mm"/>
    </style:style>
    <style:style style:name="co147" style:family="table-column">
      <style:table-column-properties fo:break-before="auto" style:column-width="8.01mm"/>
    </style:style>
    <style:style style:name="co148" style:family="table-column">
      <style:table-column-properties fo:break-before="auto" style:column-width="5.54mm"/>
    </style:style>
    <style:style style:name="co149" style:family="table-column">
      <style:table-column-properties fo:break-before="auto" style:column-width="7.07mm"/>
    </style:style>
    <style:style style:name="co150" style:family="table-column">
      <style:table-column-properties fo:break-before="auto" style:column-width="5.22mm"/>
    </style:style>
    <style:style style:name="co151" style:family="table-column">
      <style:table-column-properties fo:break-before="auto" style:column-width="10.14mm"/>
    </style:style>
    <style:style style:name="co152" style:family="table-column">
      <style:table-column-properties fo:break-before="auto" style:column-width="9.23mm"/>
    </style:style>
    <style:style style:name="co153" style:family="table-column">
      <style:table-column-properties fo:break-before="auto" style:column-width="45.81mm"/>
    </style:style>
    <style:style style:name="co154" style:family="table-column">
      <style:table-column-properties fo:break-before="auto" style:column-width="8.61mm"/>
    </style:style>
    <style:style style:name="co155" style:family="table-column">
      <style:table-column-properties fo:break-before="auto" style:column-width="17.52mm"/>
    </style:style>
    <style:style style:name="co156" style:family="table-column">
      <style:table-column-properties fo:break-before="auto" style:column-width="18.13mm"/>
    </style:style>
    <style:style style:name="co157" style:family="table-column">
      <style:table-column-properties fo:break-before="auto" style:column-width="15.68mm"/>
    </style:style>
    <style:style style:name="co158" style:family="table-column">
      <style:table-column-properties fo:break-before="auto" style:column-width="13.21mm"/>
    </style:style>
    <style:style style:name="co159" style:family="table-column">
      <style:table-column-properties fo:break-before="auto" style:column-width="12.91mm"/>
    </style:style>
    <style:style style:name="co160" style:family="table-column">
      <style:table-column-properties fo:break-before="auto" style:column-width="13.53mm"/>
    </style:style>
    <style:style style:name="co161" style:family="table-column">
      <style:table-column-properties fo:break-before="auto" style:column-width="5.06mm"/>
    </style:style>
    <style:style style:name="co162" style:family="table-column">
      <style:table-column-properties fo:break-before="auto" style:column-width="39.37mm"/>
    </style:style>
    <style:style style:name="co163" style:family="table-column">
      <style:table-column-properties fo:break-before="auto" style:column-width="159.58mm"/>
    </style:style>
    <style:style style:name="co164" style:family="table-column">
      <style:table-column-properties fo:break-before="auto" style:column-width="247.02mm"/>
    </style:style>
    <style:style style:name="co165" style:family="table-column">
      <style:table-column-properties fo:break-before="auto" style:column-width="38.15mm"/>
    </style:style>
    <style:style style:name="co166" style:family="table-column">
      <style:table-column-properties fo:break-before="auto" style:column-width="16.9mm"/>
    </style:style>
    <style:style style:name="co167" style:family="table-column">
      <style:table-column-properties fo:break-before="auto" style:column-width="40.2mm"/>
    </style:style>
    <style:style style:name="co168" style:family="table-column">
      <style:table-column-properties fo:break-before="auto" style:column-width="12.54mm"/>
    </style:style>
    <style:style style:name="co169" style:family="table-column">
      <style:table-column-properties fo:break-before="auto" style:column-width="10.35mm"/>
    </style:style>
    <style:style style:name="co170" style:family="table-column">
      <style:table-column-properties fo:break-before="auto" style:column-width="32.16mm"/>
    </style:style>
    <style:style style:name="co171" style:family="table-column">
      <style:table-column-properties fo:break-before="auto" style:column-width="32.44mm"/>
    </style:style>
    <style:style style:name="co172" style:family="table-column">
      <style:table-column-properties fo:break-before="auto" style:column-width="305.08mm"/>
    </style:style>
    <style:style style:name="co173" style:family="table-column">
      <style:table-column-properties fo:break-before="auto" style:column-width="13.85mm"/>
    </style:style>
    <style:style style:name="co174" style:family="table-column">
      <style:table-column-properties fo:break-before="auto" style:column-width="20.27mm"/>
    </style:style>
    <style:style style:name="co175" style:family="table-column">
      <style:table-column-properties fo:break-before="auto" style:column-width="4.15mm"/>
    </style:style>
    <style:style style:name="co176" style:family="table-column">
      <style:table-column-properties fo:break-before="auto" style:column-width="27.8mm"/>
    </style:style>
    <style:style style:name="co177" style:family="table-column">
      <style:table-column-properties fo:break-before="auto" style:column-width="24.89mm"/>
    </style:style>
    <style:style style:name="co178" style:family="table-column">
      <style:table-column-properties fo:break-before="auto" style:column-width="4.22mm"/>
    </style:style>
    <style:style style:name="co179" style:family="table-column">
      <style:table-column-properties fo:break-before="auto" style:column-width="77.59mm"/>
    </style:style>
    <style:style style:name="co180" style:family="table-column">
      <style:table-column-properties fo:break-before="auto" style:column-width="47.43mm"/>
    </style:style>
    <style:style style:name="co181" style:family="table-column">
      <style:table-column-properties fo:break-before="auto" style:column-width="4.27mm"/>
    </style:style>
    <style:style style:name="co182" style:family="table-column">
      <style:table-column-properties fo:break-before="auto" style:column-width="48.38mm"/>
    </style:style>
    <style:style style:name="co183" style:family="table-column">
      <style:table-column-properties fo:break-before="auto" style:column-width="49.79mm"/>
    </style:style>
    <style:style style:name="co184" style:family="table-column">
      <style:table-column-properties fo:break-before="auto" style:column-width="226.18mm"/>
    </style:style>
    <style:style style:name="co185" style:family="table-column">
      <style:table-column-properties fo:break-before="auto" style:column-width="58.63mm"/>
    </style:style>
    <style:style style:name="co186" style:family="table-column">
      <style:table-column-properties fo:break-before="auto" style:column-width="31.03mm"/>
    </style:style>
    <style:style style:name="co187" style:family="table-column">
      <style:table-column-properties fo:break-before="auto" style:column-width="31.01mm"/>
    </style:style>
    <style:style style:name="co188" style:family="table-column">
      <style:table-column-properties fo:break-before="auto" style:column-width="32.58mm"/>
    </style:style>
    <style:style style:name="ro1" style:family="table-row">
      <style:table-row-properties style:row-height="23.42mm" fo:break-before="auto" style:use-optimal-row-height="true"/>
    </style:style>
    <style:style style:name="ro56" style:family="table-row">
      <style:table-row-properties style:row-height="9.28mm" fo:break-before="auto" style:use-optimal-row-height="false"/>
    </style:style>
    <style:style style:name="ro57" style:family="table-row">
      <style:table-row-properties style:row-height="90.56mm" fo:break-before="auto" style:use-optimal-row-height="true"/>
    </style:style>
    <style:style style:name="ro58" style:family="table-row">
      <style:table-row-properties style:row-height="68.17mm" fo:break-before="auto" style:use-optimal-row-height="true"/>
    </style:style>
    <style:style style:name="ro59" style:family="table-row">
      <style:table-row-properties style:row-height="81.6mm" fo:break-before="auto" style:use-optimal-row-height="true"/>
    </style:style>
    <style:style style:name="ro60" style:family="table-row">
      <style:table-row-properties style:row-height="86.08mm" fo:break-before="auto" style:use-optimal-row-height="true"/>
    </style:style>
    <style:style style:name="ro61" style:family="table-row">
      <style:table-row-properties style:row-height="153.21mm" fo:break-before="auto" style:use-optimal-row-height="true"/>
    </style:style>
    <style:style style:name="ro62" style:family="table-row">
      <style:table-row-properties style:row-height="63.69mm" fo:break-before="auto" style:use-optimal-row-height="true"/>
    </style:style>
    <style:style style:name="ro63" style:family="table-row">
      <style:table-row-properties style:row-height="43.04mm" fo:break-before="auto" style:use-optimal-row-height="true"/>
    </style:style>
    <style:style style:name="ro64" style:family="table-row">
      <style:table-row-properties style:row-height="59.23mm" fo:break-before="auto" style:use-optimal-row-height="true"/>
    </style:style>
    <style:style style:name="ro65" style:family="table-row">
      <style:table-row-properties style:row-height="54.75mm" fo:break-before="auto" style:use-optimal-row-height="true"/>
    </style:style>
    <style:style style:name="ro66" style:family="table-row">
      <style:table-row-properties style:row-height="99.5mm" fo:break-before="auto" style:use-optimal-row-height="true"/>
    </style:style>
    <style:style style:name="ro67" style:family="table-row">
      <style:table-row-properties style:row-height="103.98mm" fo:break-before="auto" style:use-optimal-row-height="true"/>
    </style:style>
    <style:style style:name="ro68" style:family="table-row">
      <style:table-row-properties style:row-height="50.27mm" fo:break-before="auto" style:use-optimal-row-height="true"/>
    </style:style>
    <style:style style:name="ro69" style:family="table-row">
      <style:table-row-properties style:row-height="126.37mm" fo:break-before="auto" style:use-optimal-row-height="true"/>
    </style:style>
    <style:style style:name="ro16" style:family="table-row">
      <style:table-row-properties style:row-height="27.9mm" fo:break-before="auto" style:use-optimal-row-height="true"/>
    </style:style>
    <style:style style:name="ro70" style:family="table-row">
      <style:table-row-properties style:row-height="157.69mm" fo:break-before="auto" style:use-optimal-row-height="true"/>
    </style:style>
    <style:style style:name="ro71" style:family="table-row">
      <style:table-row-properties style:row-height="89.5mm" fo:break-before="auto" style:use-optimal-row-height="true"/>
    </style:style>
    <style:style style:name="ro72" style:family="table-row">
      <style:table-row-properties style:row-height="50.01mm" fo:break-before="auto" style:use-optimal-row-height="false"/>
    </style:style>
    <style:style style:name="ro73" style:family="table-row">
      <style:table-row-properties style:row-height="72.65mm" fo:break-before="auto" style:use-optimal-row-height="true"/>
    </style:style>
    <style:style style:name="ro74" style:family="table-row">
      <style:table-row-properties style:row-height="80.2mm" fo:break-before="auto" style:use-optimal-row-height="true"/>
    </style:style>
    <style:style style:name="ro75" style:family="table-row">
      <style:table-row-properties style:row-height="77.13mm" fo:break-before="auto" style:use-optimal-row-height="true"/>
    </style:style>
    <style:style style:name="ro76" style:family="table-row">
      <style:table-row-properties style:row-height="84.86mm" fo:break-before="auto" style:use-optimal-row-height="true"/>
    </style:style>
    <style:style style:name="ro24" style:family="table-row">
      <style:table-row-properties style:row-height="45.81mm" fo:break-before="auto" style:use-optimal-row-height="true"/>
    </style:style>
    <style:style style:name="ro77" style:family="table-row">
      <style:table-row-properties style:row-height="18.94mm" fo:break-before="auto" style:use-optimal-row-height="true"/>
    </style:style>
    <style:style style:name="ro25" style:family="table-row">
      <style:table-row-properties style:row-height="5.87mm" fo:break-before="auto" style:use-optimal-row-height="true"/>
    </style:style>
    <style:style style:name="ro26" style:family="table-row">
      <style:table-row-properties style:row-height="5.57mm" fo:break-before="auto" style:use-optimal-row-height="true"/>
    </style:style>
    <style:style style:name="ro27" style:family="table-row">
      <style:table-row-properties style:row-height="10.53mm" fo:break-before="auto" style:use-optimal-row-height="true"/>
    </style:style>
    <style:style style:name="ro28" style:family="table-row">
      <style:table-row-properties style:row-height="19.81mm" fo:break-before="auto" style:use-optimal-row-height="true"/>
    </style:style>
    <style:style style:name="ro29" style:family="table-row">
      <style:table-row-properties style:row-height="15.17mm" fo:break-before="auto" style:use-optimal-row-height="true"/>
    </style:style>
    <style:style style:name="ro30" style:family="table-row">
      <style:table-row-properties style:row-height="4.99mm" fo:break-before="auto" style:use-optimal-row-height="false"/>
    </style:style>
    <style:style style:name="ro31" style:family="table-row">
      <style:table-row-properties style:row-height="48.44mm" fo:break-before="auto" style:use-optimal-row-height="true"/>
    </style:style>
    <style:style style:name="ro32" style:family="table-row">
      <style:table-row-properties style:row-height="36.85mm" fo:break-before="auto" style:use-optimal-row-height="true"/>
    </style:style>
    <style:style style:name="ro33" style:family="table-row">
      <style:table-row-properties style:row-height="135.31mm" fo:break-before="auto" style:use-optimal-row-height="true"/>
    </style:style>
    <style:style style:name="ro34" style:family="table-row">
      <style:table-row-properties style:row-height="41.33mm" fo:break-before="auto" style:use-optimal-row-height="true"/>
    </style:style>
    <style:style style:name="ro35" style:family="table-row">
      <style:table-row-properties style:row-height="95.04mm" fo:break-before="auto" style:use-optimal-row-height="true"/>
    </style:style>
    <style:style style:name="ro36" style:family="table-row">
      <style:table-row-properties style:row-height="32.37mm" fo:break-before="auto" style:use-optimal-row-height="true"/>
    </style:style>
    <style:style style:name="ro37" style:family="table-row">
      <style:table-row-properties style:row-height="9.97mm" fo:break-before="auto" style:use-optimal-row-height="false"/>
    </style:style>
    <style:style style:name="ro38" style:family="table-row">
      <style:table-row-properties style:row-height="9.56mm" fo:break-before="auto" style:use-optimal-row-height="false"/>
    </style:style>
    <style:style style:name="ro39" style:family="table-row">
      <style:table-row-properties style:row-height="9.33mm" fo:break-before="auto" style:use-optimal-row-height="false"/>
    </style:style>
    <style:style style:name="ro40" style:family="table-row">
      <style:table-row-properties style:row-height="4.96mm" fo:break-before="auto" style:use-optimal-row-height="false"/>
    </style:style>
    <style:style style:name="ro41" style:family="table-row">
      <style:table-row-properties style:row-height="17mm" fo:break-before="auto" style:use-optimal-row-height="false"/>
    </style:style>
    <style:style style:name="ro42" style:family="table-row">
      <style:table-row-properties style:row-height="10mm" fo:break-before="auto" style:use-optimal-row-height="true"/>
    </style:style>
    <style:style style:name="ro43" style:family="table-row">
      <style:table-row-properties style:row-height="5.2mm" fo:break-before="auto" style:use-optimal-row-height="true"/>
    </style:style>
    <style:style style:name="ro44" style:family="table-row">
      <style:table-row-properties style:row-height="4.52mm" fo:break-before="auto" style:use-optimal-row-height="false"/>
    </style:style>
    <style:style style:name="ro45" style:family="table-row">
      <style:table-row-properties style:row-height="4.5mm" fo:break-before="auto" style:use-optimal-row-height="false"/>
    </style:style>
    <style:style style:name="ro47" style:family="table-row">
      <style:table-row-properties style:row-height="6.31mm" fo:break-before="auto" style:use-optimal-row-height="true"/>
    </style:style>
    <style:style style:name="ro48" style:family="table-row">
      <style:table-row-properties style:row-height="4.87mm" fo:break-before="auto" style:use-optimal-row-height="true"/>
    </style:style>
    <style:style style:name="ro49" style:family="table-row">
      <style:table-row-properties style:row-height="7.64mm" fo:break-before="auto" style:use-optimal-row-height="false"/>
    </style:style>
    <style:style style:name="ro50" style:family="table-row">
      <style:table-row-properties style:row-height="4.27mm" fo:break-before="auto" style:use-optimal-row-height="false"/>
    </style:style>
    <style:style style:name="ro51" style:family="table-row">
      <style:table-row-properties style:row-height="9.47mm" fo:break-before="auto" style:use-optimal-row-height="true"/>
    </style:style>
    <style:style style:name="ro52" style:family="table-row">
      <style:table-row-properties style:row-height="25.79mm" fo:break-before="auto" style:use-optimal-row-height="true"/>
    </style:style>
    <style:style style:name="ro53" style:family="table-row">
      <style:table-row-properties style:row-height="6.67mm" fo:break-before="auto" style:use-optimal-row-height="true"/>
    </style:style>
    <style:style style:name="ro54" style:family="table-row">
      <style:table-row-properties style:row-height="6.58mm" fo:break-before="auto" style:use-optimal-row-height="true"/>
    </style:style>
    <style:style style:name="ro55" style:family="table-row">
      <style:table-row-properties style:row-height="4.52mm" fo:break-before="auto" style:use-optimal-row-height="true"/>
    </style:style>
    <style:style style:name="ro78" style:family="table-row">
      <style:table-row-properties style:row-height="9.72mm" fo:break-before="auto" style:use-optimal-row-height="false"/>
    </style:style>
    <style:style style:name="ta1" style:family="table" style:master-page-name="Default">
      <style:table-properties table:display="true" style:writing-mode="lr-tb"/>
    </style:style>
    <style:style style:name="ta2" style:family="table" style:master-page-name="PageStyle_5f_StructureCollecte">
      <style:table-properties table:display="true" style:writing-mode="lr-tb"/>
    </style:style>
    <style:style style:name="ta3" style:family="table" style:master-page-name="PageStyle_5f__5f__5f_DistributionTrisac">
      <style:table-properties table:display="true" style:writing-mode="lr-tb"/>
    </style:style>
    <number:text-style style:name="N100">
      <number:text-content/>
    </number:text-style>
    <style:style style:name="ce105" style:family="table-cell" style:parent-style-name="Default">
      <style:table-cell-properties style:text-align-source="fix" style:repeat-content="false" fo:padding="0.71mm"/>
      <style:paragraph-properties fo:text-align="start" fo:margin-left="0mm"/>
      <style:text-properties style:text-position=""/>
    </style:style>
    <style:style style:name="ce106" style:family="table-cell" style:parent-style-name="Default">
      <style:table-cell-properties style:text-align-source="fix" style:repeat-content="false" fo:wrap-option="wrap"/>
      <style:paragraph-properties fo:text-align="start" fo:margin-left="0mm"/>
      <style:text-properties style:text-position=""/>
    </style:style>
    <style:style style:name="ce107" style:family="table-cell" style:parent-style-name="Default">
      <style:table-cell-properties style:text-align-source="value-type" style:repeat-content="false" fo:wrap-option="wrap" fo:border="0.06pt solid #000000"/>
      <style:paragraph-properties fo:margin-left="0mm"/>
      <style:text-properties style:text-position="" fo:font-weight="bold" style:font-weight-asian="bold" style:font-weight-complex="bold"/>
    </style:style>
    <style:style style:name="ce108" style:family="table-cell" style:parent-style-name="Default">
      <style:table-cell-properties fo:wrap-option="wrap"/>
      <style:text-properties style:text-position=""/>
    </style:style>
    <style:style style:name="ce109" style:family="table-cell" style:parent-style-name="Default">
      <style:table-cell-properties fo:background-color="#ffffff"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0" style:family="table-cell" style:parent-style-name="Default">
      <style:table-cell-properties fo:background-color="#ffffff" fo:wrap-option="wrap"/>
      <style:text-properties style:text-position=""/>
    </style:style>
    <style:style style:name="ce111" style:family="table-cell" style:parent-style-name="Default">
      <style:table-cell-properties fo:background-color="#ff950e" fo:wrap-option="wrap"/>
      <style:text-properties style:text-position=""/>
    </style:style>
    <style:style style:name="ce112" style:family="table-cell" style:parent-style-name="Default">
      <style:table-cell-properties fo:background-color="#ffff00" fo:wrap-option="wrap"/>
      <style:text-properties style:text-position=""/>
    </style:style>
    <style:style style:name="ce113"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4" style:family="table-cell" style:parent-style-name="Default">
      <style:table-cell-properties fo:background-color="#ffff00" style:text-align-source="fix" style:repeat-content="false" fo:wrap-option="wrap"/>
      <style:paragraph-properties fo:text-align="star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5" style:family="table-cell" style:parent-style-name="Default">
      <style:table-cell-properties fo:background-color="#ff6600" fo:wrap-option="wrap"/>
      <style:text-properties style:text-position=""/>
    </style:style>
    <style:style style:name="ce116"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fo:background-color="#ffffff" fo:wrap-option="wrap"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9" style:family="table-cell" style:parent-style-name="Default">
      <style:table-cell-properties fo:background-color="#c0c0c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Default">
      <style:table-cell-properties fo:background-color="#cccccc"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table-cell-properties fo:background-color="#cccccc" fo:wrap-option="wrap"/>
      <style:text-properties style:text-position=""/>
    </style:style>
    <style:style style:name="ce122" style:family="table-cell" style:parent-style-name="Default">
      <style:table-cell-properties fo:background-color="#ff950e"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3"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4"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start" fo:margin-left="0mm"/>
      <style:text-properties style:text-position=""/>
    </style:style>
    <style:style style:name="ce4" style:family="table-cell" style:parent-style-name="Default">
      <style:table-cell-properties fo:wrap-option="wrap"/>
      <style:text-properties style:text-position=""/>
    </style:style>
    <style:style style:name="ce18" style:family="table-cell" style:parent-style-name="Default">
      <style:table-cell-properties fo:background-color="#ff950e"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 style:family="table-cell" style:parent-style-name="Default">
      <style:table-cell-properties fo:border="0.06pt solid #000000"/>
      <style:text-properties style:text-position="" fo:font-weight="bold" style:font-weight-asian="bold" style:font-weight-complex="bold"/>
    </style:style>
    <style:style style:name="ce21"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2" style:family="table-cell" style:parent-style-name="Default">
      <style:table-cell-properties fo:wrap-option="wrap" fo:border="0.06pt solid #000000"/>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23"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4" style:family="table-cell" style:parent-style-name="Default">
      <style:table-cell-properties fo:background-color="#ff950e"/>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5"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 style:family="table-cell" style:parent-style-name="Default">
      <style:table-cell-properties fo:background-color="#ffff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transparent"/>
      <style:text-properties style:text-position=""/>
    </style:style>
    <style:style style:name="ce30" style:family="table-cell" style:parent-style-name="Default">
      <style:table-cell-properties fo:background-color="#ff950e" fo:wrap-option="wrap"/>
      <style:text-properties fo:color="#ffffff" style:text-outline="false" style:text-position="" style:font-name="Arial-BoldMT" fo:font-size="10pt" fo:language="en" fo:country="US" fo:text-shadow="none" fo:font-weight="bold" style:text-underline-mode="continuous" style:text-overline-mode="continuous" style:text-line-through-mode="continuous" style:font-name-asian="Arial-BoldMT" style:font-size-asian="10pt" style:language-asian="en" style:country-asian="US" style:font-weight-asian="bold" style:font-name-complex="Arial-BoldMT" style:font-size-complex="10pt" style:language-complex="en" style:country-complex="US" style:font-weight-complex="bold" style:text-emphasize="none" style:font-relief="none" style:text-overline-style="none" style:text-overline-color="font-color"/>
    </style:style>
    <style:style style:name="ce31" style:family="table-cell" style:parent-style-name="Default">
      <style:table-cell-properties fo:background-color="#ff0000"/>
      <style:text-properties style:text-position=""/>
    </style:style>
    <style:style style:name="ce32" style:family="table-cell" style:parent-style-name="Default">
      <style:table-cell-properties fo:background-color="#ff950e" fo:wrap-option="wrap"/>
      <style:text-properties style:text-outline="false" style:text-position="" style:font-name="Segoe UI" fo:font-size="5.09999990463257pt" fo:language="none" fo:country="none" fo:text-shadow="none" style:text-underline-mode="continuous" style:text-overline-mode="continuous" style:text-line-through-mode="continuous" style:font-name-asian="Segoe UI" style:font-size-asian="5.09999990463257pt" style:language-asian="none" style:country-asian="none" style:font-name-complex="Segoe UI" style:font-size-complex="5.09999990463257pt" style:language-complex="none" style:country-complex="none" style:text-emphasize="none" style:font-relief="none" style:text-overline-style="none" style:text-overline-color="font-color"/>
    </style:style>
    <style:style style:name="ce3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ffff66"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 style:family="table-cell" style:parent-style-name="Default">
      <style:table-cell-properties fo:background-color="#ff950e"/>
      <style:text-properties style:text-position=""/>
    </style:style>
    <style:style style:name="ce36" style:family="table-cell" style:parent-style-name="Default">
      <style:table-cell-properties fo:border-bottom="0.06pt solid #000000" fo:border-left="none" fo:border-right="0.06pt solid #000000" fo:border-top="0.06pt solid #000000"/>
      <style:text-properties style:text-position=""/>
    </style:style>
    <style:style style:name="ce37" style:family="table-cell" style:parent-style-name="Default">
      <style:table-cell-properties fo:background-color="#ffff66"/>
      <style:text-properties style:text-position=""/>
    </style:style>
    <style:style style:name="ce38" style:family="table-cell" style:parent-style-name="Default">
      <style:table-cell-properties fo:background-color="#83caff"/>
      <style:text-properties style:text-position=""/>
    </style:style>
    <style:style style:name="ce39" style:family="table-cell" style:parent-style-name="Default">
      <style:text-properties fo:color="#ff0000" style:text-position=""/>
    </style:style>
    <style:style style:name="ce40" style:family="table-cell" style:parent-style-name="Default" style:data-style-name="N0">
      <style:table-cell-properties fo:background-color="transparent" fo:wrap-option="wrap" fo:border="none" style:vertical-align="bottom"/>
      <style:text-properties fo:color="#000000" style:text-line-through-style="none" style:text-line-through-type="none" style:text-position="" style:font-name="Segoe UI" fo:font-size="5.09999990463257pt" fo:language="zxx" fo:country="none" fo:font-style="normal" style:text-underline-style="solid" style:text-underline-width="auto" style:text-underline-color="font-color"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100">
      <style:table-cell-properties fo:background-color="transparent"/>
      <style:text-properties style:text-position="" style:font-name="Arial" fo:font-size="9pt" style:font-size-asian="9pt" style:font-size-complex="9pt"/>
    </style:style>
    <style:style style:name="ce42" style:family="table-cell" style:parent-style-name="Default" style:data-style-name="N100">
      <style:table-cell-properties fo:background-color="transparent"/>
      <style:text-properties style:text-position="" style:font-name="Arial2"/>
    </style:style>
    <style:style style:name="ce43" style:family="table-cell" style:parent-style-name="Default" style:data-style-name="N100">
      <style:table-cell-properties fo:background-color="transparent"/>
      <style:text-properties style:text-position=""/>
    </style:style>
    <style:style style:name="ce44" style:family="table-cell" style:parent-style-name="Default" style:data-style-name="N0">
      <style:table-cell-properties fo:background-color="transparent" fo:wrap-option="wrap" fo:border="none" style:vertical-align="bottom"/>
      <style:text-properties fo:color="#000000"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9"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Default">
      <style:table-cell-properties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6" style:family="table-cell" style:parent-style-name="Default">
      <style:table-cell-properties fo:border="0.06pt solid #000000"/>
      <style:text-properties style:text-position=""/>
    </style:style>
    <style:style style:name="ce47" style:family="table-cell" style:parent-style-name="Default">
      <style:table-cell-properties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 style:family="table-cell" style:parent-style-name="Default">
      <style:table-cell-properties fo:background-color="transparent"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9" style:family="table-cell" style:parent-style-name="Default">
      <style:table-cell-properties fo:background-color="transparent"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0" style:family="table-cell" style:parent-style-name="Default">
      <style:table-cell-properties fo:wrap-option="wrap" fo:border="0.06pt solid #000000"/>
      <style:text-properties style:text-outline="false" style:text-position=""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1" style:family="table-cell" style:parent-style-name="Default" style:data-style-name="N0">
      <style:table-cell-properties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2" style:family="table-cell" style:parent-style-name="Default">
      <style:table-cell-properties fo:border="0.06pt solid #000000"/>
      <style:text-properties style:text-position="" style:text-underline-style="none"/>
    </style:style>
    <style:style style:name="ce53" style:family="table-cell" style:parent-style-name="Default">
      <style:table-cell-properties fo:border="0.06pt solid #000000"/>
      <style:text-properties style:text-position="" style:text-underline-style="solid" style:text-underline-width="auto" style:text-underline-color="font-color"/>
    </style:style>
    <style:style style:name="ce54" style:family="table-cell" style:parent-style-name="Default">
      <style:table-cell-properties fo:background-color="transparent" fo:border="0.06pt solid #000000"/>
      <style:text-properties style:text-position=""/>
    </style:style>
    <style:style style:name="ce55" style:family="table-cell" style:parent-style-name="Default">
      <style:table-cell-properties fo:background-color="transparent" fo:wrap-option="wrap" fo:border="0.06pt solid #000000"/>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6" style:family="table-cell" style:parent-style-name="Default">
      <style:table-cell-properties fo:background-color="transparent" fo:border="0.06pt solid #000000"/>
      <style:text-properties style:text-position=""/>
      <style:map style:condition="is-true-formula(TESTHORAIRES([.W5])=0)" style:apply-style-name="rouge" style:base-cell-address="VenteVrac.W5"/>
    </style:style>
    <style:style style:name="ce57" style:family="table-cell" style:parent-style-name="Default">
      <style:table-cell-properties fo:background-color="transparent" fo:border="0.06pt solid #000000"/>
      <style:text-properties style:text-position=""/>
      <style:map style:condition="is-true-formula(TESTHORAIRES([.W21])=0)" style:apply-style-name="rouge" style:base-cell-address="VenteVrac.W21"/>
    </style:style>
    <style:style style:name="ce58" style:family="table-cell" style:parent-style-name="Default">
      <style:table-cell-properties fo:background-color="transparent" fo:border="0.06pt solid #000000"/>
      <style:text-properties style:text-position=""/>
      <style:map style:condition="is-true-formula(TESTHORAIRES([.W28])=0)" style:apply-style-name="rouge" style:base-cell-address="VenteVrac.W28"/>
    </style:style>
    <style:style style:name="ce59" style:family="table-cell" style:parent-style-name="Default">
      <style:table-cell-properties fo:background-color="#0000ff"/>
      <style:text-properties style:text-position="" style:font-name="Courier New" fo:font-size="6pt" style:font-name-asian="Courier New" style:font-size-asian="6pt" style:font-name-complex="Courier New" style:font-size-complex="6pt"/>
    </style:style>
    <style:style style:name="ce60" style:family="table-cell" style:parent-style-name="Default">
      <style:table-cell-properties fo:background-color="#ffff00" fo:border="0.06pt solid #000000"/>
      <style:text-properties style:text-position=""/>
    </style:style>
    <style:style style:name="ce61" style:family="table-cell" style:parent-style-name="Default">
      <style:table-cell-properties fo:background-color="#ffff00"/>
      <style:text-properties style:text-position=""/>
    </style:style>
    <style:style style:name="ce62" style:family="table-cell" style:parent-style-name="Default" style:data-style-name="N0">
      <style:table-cell-properties fo:padding="0.71mm"/>
      <style:text-properties style:text-position=""/>
    </style:style>
    <style:style style:name="ce63" style:family="table-cell" style:parent-style-name="Default" style:data-style-name="N0">
      <style:text-properties style:text-position=""/>
    </style:style>
    <style:style style:name="ce64" style:family="table-cell" style:parent-style-name="Default">
      <style:table-cell-properties style:diagonal-bl-tr="none" style:diagonal-tl-br="none" fo:border="none" style:rotation-align="none"/>
      <style:text-properties style:text-position=""/>
    </style:style>
    <style:style style:name="ce65" style:family="table-cell" style:parent-style-name="Default">
      <style:table-cell-properties fo:padding="0.71mm"/>
      <style:text-properties style:text-position=""/>
    </style:style>
    <style:style style:name="ce66" style:family="table-cell" style:parent-style-name="Default">
      <style:table-cell-properties fo:background-color="#ffff00"/>
      <style:text-properties style:text-position=""/>
      <style:map style:condition="is-true-formula(TESTHORAIRES([.AC2])=0)" style:apply-style-name="rouge" style:base-cell-address="DecheterieEcopoint.AC2"/>
    </style:style>
    <style:style style:name="ce67" style:family="table-cell" style:parent-style-name="Default">
      <style:text-properties style:text-position=""/>
      <style:map style:condition="is-true-formula(TESTHORAIRES([.AC2])=0)" style:apply-style-name="rouge" style:base-cell-address="DecheterieEcopoint.AC2"/>
    </style:style>
    <style:style style:name="ce68" style:family="table-cell" style:parent-style-name="Default">
      <style:table-cell-properties fo:background-color="#00ffff"/>
      <style:text-properties style:text-position=""/>
    </style:style>
    <style:style style:name="ce69"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100">
      <style:table-cell-properties fo:wrap-option="no-wrap" fo:border="0.06pt solid #000000"/>
      <style:text-properties style:text-position=""/>
    </style:style>
    <style:style style:name="ce73" style:family="table-cell" style:parent-style-name="Default">
      <style:table-cell-properties fo:wrap-option="no-wrap"/>
      <style:text-properties style:text-position=""/>
    </style:style>
    <style:style style:name="ce74"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100">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6" style:family="table-cell" style:parent-style-name="Default" style:data-style-name="N100">
      <style:table-cell-properties fo:border="0.06pt solid #000000"/>
      <style:text-properties style:text-position=""/>
    </style:style>
    <style:style style:name="ce77"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table-cell-properties fo:background-color="transparent"/>
      <style:text-properties style:text-position="" style:font-name="Courier New" fo:font-size="6pt" style:font-name-asian="Courier New" style:font-size-asian="6pt" style:font-name-complex="Courier New" style:font-size-complex="6pt"/>
    </style:style>
    <style:style style:name="ce80" style:family="table-cell" style:parent-style-name="Default">
      <style:table-cell-properties fo:background-color="transparent"/>
      <style:text-properties fo:color="#000000" style:text-position="" style:font-name="Courier New" fo:font-size="6pt" style:font-name-asian="Arial1" style:font-size-asian="6pt" style:font-name-complex="Arial1" style:font-size-complex="6pt"/>
    </style:style>
    <style:style style:name="ce81" style:family="table-cell" style:parent-style-name="Default">
      <style:table-cell-properties fo:background-color="transparent" fo:wrap-option="no-wrap"/>
      <style:text-properties style:text-position=""/>
    </style:style>
    <style:style style:name="ce82"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83"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table-cell-properties fo:border="0.06pt solid #000000"/>
      <style:text-properties style:use-window-font-color="true" style:text-position="" fo:font-size="10pt" style:font-size-asian="10pt" style:font-size-complex="10pt"/>
    </style:style>
    <style:style style:name="ce88" style:family="table-cell" style:parent-style-name="Default">
      <style:table-cell-properties fo:background-color="#ff00cc"/>
      <style:text-properties style:text-position=""/>
    </style:style>
    <style:style style:name="ce89" style:family="table-cell" style:parent-style-name="Default" style:data-style-name="N100">
      <style:text-properties style:text-position=""/>
    </style:style>
    <style:style style:name="ce90" style:family="table-cell" style:parent-style-name="Default">
      <style:table-cell-properties fo:background-color="#b84700"/>
      <style:text-properties style:text-position=""/>
    </style:style>
    <style:style style:name="ce91" style:family="table-cell" style:parent-style-name="Default">
      <style:table-cell-properties fo:background-color="#ffff00"/>
      <style:text-properties style:text-position=""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92" style:family="table-cell" style:parent-style-name="Default">
      <style:table-cell-properties fo:background-color="#ff6600"/>
      <style:text-properties style:text-position=""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93" style:family="table-cell" style:parent-style-name="Default">
      <style:table-cell-properties fo:background-color="#ffff66"/>
      <style:text-properties style:text-position=""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99" style:family="table-cell" style:parent-style-name="Default">
      <style:table-cell-properties style:text-align-source="fix" style:repeat-content="false" fo:padding="0.71mm"/>
      <style:paragraph-properties fo:text-align="start" fo:margin-left="0mm"/>
    </style:style>
    <style:style style:name="ce100" style:family="table-cell" style:parent-style-name="Default">
      <style:table-cell-properties style:text-align-source="fix" style:repeat-content="false" fo:wrap-option="wrap"/>
      <style:paragraph-properties fo:text-align="start" fo:margin-left="0mm"/>
    </style:style>
    <style:style style:name="ce101" style:family="table-cell" style:parent-style-name="Default">
      <style:table-cell-properties style:text-align-source="value-type" style:repeat-content="false" fo:wrap-option="wrap" fo:border="0.06pt solid #000000"/>
      <style:paragraph-properties fo:margin-left="0mm"/>
      <style:text-properties fo:font-weight="bold" style:font-weight-asian="bold" style:font-weight-complex="bold"/>
    </style:style>
    <style:style style:name="ce102" style:family="table-cell" style:parent-style-name="Default">
      <style:table-cell-properties fo:wrap-option="wrap"/>
    </style:style>
    <style:style style:name="ce103" style:family="table-cell" style:parent-style-name="Default">
      <style:table-cell-properties fo:background-color="#ffffff"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4" style:family="table-cell" style:parent-style-name="Default">
      <style:table-cell-properties fo:background-color="#ffffff" fo:wrap-option="wrap"/>
    </style:style>
    <style:style style:name="ce125" style:family="table-cell" style:parent-style-name="Default">
      <style:table-cell-properties fo:background-color="#ff950e" fo:wrap-option="wrap"/>
    </style:style>
    <style:style style:name="ce126" style:family="table-cell" style:parent-style-name="Default">
      <style:table-cell-properties fo:background-color="#ffff00" fo:wrap-option="wrap"/>
    </style:style>
    <style:style style:name="ce127"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8" style:family="table-cell" style:parent-style-name="Default">
      <style:table-cell-properties fo:background-color="#ffff00" style:text-align-source="fix" style:repeat-content="false" fo:wrap-option="wrap"/>
      <style:paragraph-properties fo:text-align="star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Default">
      <style:table-cell-properties fo:background-color="#ff6600" fo:wrap-option="wrap"/>
    </style:style>
    <style:style style:name="ce130"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ffffff" fo:wrap-option="wrap"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3" style:family="table-cell" style:parent-style-name="Default">
      <style:table-cell-properties fo:background-color="#c0c0c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4" style:family="table-cell" style:parent-style-name="Default">
      <style:table-cell-properties fo:background-color="#cccccc"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5" style:family="table-cell" style:parent-style-name="Default">
      <style:table-cell-properties fo:background-color="#cccccc" fo:wrap-option="wrap"/>
    </style:style>
    <style:style style:name="ce136" style:family="table-cell" style:parent-style-name="Default">
      <style:table-cell-properties fo:background-color="#ff950e"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7"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8" style:family="table-cell" style:parent-style-name="Default">
      <style:table-cell-properties fo:border="0.06pt solid #000000"/>
      <style:text-properties fo:font-weight="bold" style:font-weight-asian="bold" style:font-weight-complex="bold"/>
    </style:style>
    <style:style style:name="ce139"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2" style:family="table-cell" style:parent-style-name="Default">
      <style:table-cell-properties fo:background-color="#ff950e"/>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3"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4"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5" style:family="table-cell" style:parent-style-name="Default">
      <style:table-cell-properties fo:background-color="#ffff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table-cell-properties fo:background-color="transparent"/>
    </style:style>
    <style:style style:name="ce148" style:family="table-cell" style:parent-style-name="Default">
      <style:table-cell-properties fo:background-color="#ff950e" fo:wrap-option="wrap"/>
      <style:text-properties fo:color="#ffffff" style:text-outline="false" style:font-name="Arial-BoldMT" fo:font-size="10pt" fo:language="en" fo:country="US" fo:text-shadow="none" fo:font-weight="bold" style:text-underline-mode="continuous" style:text-overline-mode="continuous" style:text-line-through-mode="continuous" style:font-name-asian="Arial-BoldMT" style:font-size-asian="10pt" style:language-asian="en" style:country-asian="US" style:font-weight-asian="bold" style:font-name-complex="Arial-BoldMT" style:font-size-complex="10pt" style:language-complex="en" style:country-complex="US" style:font-weight-complex="bold" style:text-emphasize="none" style:font-relief="none" style:text-overline-style="none" style:text-overline-color="font-color"/>
    </style:style>
    <style:style style:name="ce149" style:family="table-cell" style:parent-style-name="Default">
      <style:table-cell-properties fo:background-color="#ff0000"/>
    </style:style>
    <style:style style:name="ce150" style:family="table-cell" style:parent-style-name="Default">
      <style:table-cell-properties fo:background-color="#ff950e" fo:wrap-option="wrap"/>
      <style:text-properties style:text-outline="false" style:font-name="Segoe UI" fo:font-size="5.09999990463257pt" fo:language="none" fo:country="none" fo:text-shadow="none" style:text-underline-mode="continuous" style:text-overline-mode="continuous" style:text-line-through-mode="continuous" style:font-name-asian="Segoe UI" style:font-size-asian="5.09999990463257pt" style:language-asian="none" style:country-asian="none" style:font-name-complex="Segoe UI" style:font-size-complex="5.09999990463257pt" style:language-complex="none" style:country-complex="none" style:text-emphasize="none" style:font-relief="none" style:text-overline-style="none" style:text-overline-color="font-color"/>
    </style:style>
    <style:style style:name="ce151"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ffff66"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3" style:family="table-cell" style:parent-style-name="Default">
      <style:table-cell-properties fo:background-color="#ff950e"/>
    </style:style>
    <style:style style:name="ce154" style:family="table-cell" style:parent-style-name="Default">
      <style:table-cell-properties fo:border-bottom="0.06pt solid #000000" fo:border-left="none" fo:border-right="0.06pt solid #000000" fo:border-top="0.06pt solid #000000"/>
    </style:style>
    <style:style style:name="ce155" style:family="table-cell" style:parent-style-name="Default">
      <style:table-cell-properties fo:background-color="#ffff66"/>
    </style:style>
    <style:style style:name="ce156" style:family="table-cell" style:parent-style-name="Default">
      <style:table-cell-properties fo:background-color="#83caff"/>
    </style:style>
    <style:style style:name="ce157" style:family="table-cell" style:parent-style-name="Default">
      <style:text-properties fo:color="#ff0000"/>
    </style:style>
    <style:style style:name="ce158"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Segoe UI" fo:font-size="5.09999990463257pt" fo:language="zxx" fo:country="none" fo:font-style="normal" style:text-underline-style="solid" style:text-underline-width="auto" style:text-underline-color="font-color"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59" style:family="table-cell" style:parent-style-name="Default" style:data-style-name="N100">
      <style:table-cell-properties fo:background-color="transparent"/>
      <style:text-properties style:font-name="Arial" fo:font-size="9pt" style:font-size-asian="9pt" style:font-size-complex="9pt"/>
    </style:style>
    <style:style style:name="ce160" style:family="table-cell" style:parent-style-name="Default" style:data-style-name="N100">
      <style:table-cell-properties fo:background-color="transparent"/>
      <style:text-properties style:font-name="Arial2"/>
    </style:style>
    <style:style style:name="ce161" style:family="table-cell" style:parent-style-name="Default" style:data-style-name="N100">
      <style:table-cell-properties fo:background-color="transparent"/>
    </style:style>
    <style:style style:name="ce162"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63"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Default">
      <style:table-cell-properties fo:border="0.06pt solid #000000"/>
    </style:style>
    <style:style style:name="ce165" style:family="table-cell" style:parent-style-name="Default">
      <style:table-cell-properties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6" style:family="table-cell" style:parent-style-name="Default">
      <style:table-cell-properties fo:background-color="transparent"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7"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8" style:family="table-cell" style:parent-style-name="Default">
      <style:table-cell-properties fo:wrap-option="wrap" fo:border="0.06pt solid #000000"/>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9" style:family="table-cell" style:parent-style-name="Default" style:data-style-name="N0">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0" style:family="table-cell" style:parent-style-name="Default">
      <style:table-cell-properties fo:border="0.06pt solid #000000"/>
      <style:text-properties style:text-underline-style="none"/>
    </style:style>
    <style:style style:name="ce171" style:family="table-cell" style:parent-style-name="Default">
      <style:table-cell-properties fo:border="0.06pt solid #000000"/>
      <style:text-properties style:text-underline-style="solid" style:text-underline-width="auto" style:text-underline-color="font-color"/>
    </style:style>
    <style:style style:name="ce172" style:family="table-cell" style:parent-style-name="Default">
      <style:table-cell-properties fo:background-color="transparent" fo:border="0.06pt solid #000000"/>
    </style:style>
    <style:style style:name="ce173" style:family="table-cell" style:parent-style-name="Default">
      <style:table-cell-properties fo:background-color="transparent"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74" style:family="table-cell" style:parent-style-name="Default">
      <style:table-cell-properties fo:background-color="transparent" fo:border="0.06pt solid #000000"/>
      <style:map style:condition="is-true-formula(TESTHORAIRES([.W5])=0)" style:apply-style-name="rouge" style:base-cell-address="VenteVrac.W5"/>
    </style:style>
    <style:style style:name="ce175" style:family="table-cell" style:parent-style-name="Default">
      <style:table-cell-properties fo:background-color="transparent" fo:border="0.06pt solid #000000"/>
      <style:map style:condition="is-true-formula(TESTHORAIRES([.W21])=0)" style:apply-style-name="rouge" style:base-cell-address="VenteVrac.W21"/>
    </style:style>
    <style:style style:name="ce176" style:family="table-cell" style:parent-style-name="Default">
      <style:table-cell-properties fo:background-color="transparent" fo:border="0.06pt solid #000000"/>
      <style:map style:condition="is-true-formula(TESTHORAIRES([.W28])=0)" style:apply-style-name="rouge" style:base-cell-address="VenteVrac.W28"/>
    </style:style>
    <style:style style:name="ce177"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178" style:family="table-cell" style:parent-style-name="Default">
      <style:table-cell-properties fo:background-color="#ffff00" fo:border="0.06pt solid #000000"/>
    </style:style>
    <style:style style:name="ce179" style:family="table-cell" style:parent-style-name="Default">
      <style:table-cell-properties fo:background-color="#ffff00"/>
    </style:style>
    <style:style style:name="ce180" style:family="table-cell" style:parent-style-name="Default" style:data-style-name="N0">
      <style:table-cell-properties fo:padding="0.71mm"/>
    </style:style>
    <style:style style:name="ce181" style:family="table-cell" style:parent-style-name="Default" style:data-style-name="N0"/>
    <style:style style:name="ce182" style:family="table-cell" style:parent-style-name="Default">
      <style:table-cell-properties style:diagonal-bl-tr="none" style:diagonal-tl-br="none" fo:border="none" style:rotation-align="none"/>
    </style:style>
    <style:style style:name="ce183" style:family="table-cell" style:parent-style-name="Default">
      <style:table-cell-properties fo:padding="0.71mm"/>
    </style:style>
    <style:style style:name="ce184" style:family="table-cell" style:parent-style-name="Default">
      <style:table-cell-properties fo:background-color="#ffff00"/>
      <style:map style:condition="is-true-formula(TESTHORAIRES([.AC2])=0)" style:apply-style-name="rouge" style:base-cell-address="DecheterieEcopoint.AC2"/>
    </style:style>
    <style:style style:name="ce185" style:family="table-cell" style:parent-style-name="Default">
      <style:map style:condition="is-true-formula(TESTHORAIRES([.AC2])=0)" style:apply-style-name="rouge" style:base-cell-address="DecheterieEcopoint.AC2"/>
    </style:style>
    <style:style style:name="ce186" style:family="table-cell" style:parent-style-name="Default">
      <style:table-cell-properties fo:background-color="#00ffff"/>
    </style:style>
    <style:style style:name="ce187"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8" style:family="table-cell" style:parent-style-name="Default" style:data-style-name="N10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0" style:family="table-cell" style:parent-style-name="Default" style:data-style-name="N100">
      <style:table-cell-properties fo:wrap-option="no-wrap" fo:border="0.06pt solid #000000"/>
    </style:style>
    <style:style style:name="ce191" style:family="table-cell" style:parent-style-name="Default">
      <style:table-cell-properties fo:wrap-option="no-wrap"/>
    </style:style>
    <style:style style:name="ce192"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100">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4" style:family="table-cell" style:parent-style-name="Default" style:data-style-name="N100">
      <style:table-cell-properties fo:border="0.06pt solid #000000"/>
    </style:style>
    <style:style style:name="ce195"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table-cell-properties fo:background-color="transparent"/>
      <style:text-properties style:font-name="Courier New" fo:font-size="6pt" style:font-name-asian="Courier New" style:font-size-asian="6pt" style:font-name-complex="Courier New" style:font-size-complex="6pt"/>
    </style:style>
    <style:style style:name="ce198" style:family="table-cell" style:parent-style-name="Default">
      <style:table-cell-properties fo:background-color="transparent"/>
      <style:text-properties fo:color="#000000" style:font-name="Courier New" fo:font-size="6pt" style:font-name-asian="Arial1" style:font-size-asian="6pt" style:font-name-complex="Arial1" style:font-size-complex="6pt"/>
    </style:style>
    <style:style style:name="ce199" style:family="table-cell" style:parent-style-name="Default">
      <style:table-cell-properties fo:background-color="transparent" fo:wrap-option="no-wrap"/>
    </style:style>
    <style:style style:name="ce200"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20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table-cell-properties fo:border="0.06pt solid #000000"/>
      <style:text-properties style:use-window-font-color="true" fo:font-size="10pt" style:font-size-asian="10pt" style:font-size-complex="10pt"/>
    </style:style>
    <style:style style:name="ce206" style:family="table-cell" style:parent-style-name="Default">
      <style:table-cell-properties fo:background-color="#ff00cc"/>
    </style:style>
    <style:style style:name="ce207" style:family="table-cell" style:parent-style-name="Default" style:data-style-name="N100"/>
    <style:style style:name="ce208" style:family="table-cell" style:parent-style-name="Default">
      <style:table-cell-properties fo:background-color="#b84700"/>
    </style:style>
    <style:style style:name="ce209" style:family="table-cell" style:parent-style-name="Default">
      <style:table-cell-properties fo:background-color="#ffff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210" style:family="table-cell" style:parent-style-name="Default">
      <style:table-cell-properties fo:background-color="#ff66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211" style:family="table-cell" style:parent-style-name="Default">
      <style:table-cell-properties fo:background-color="#ffff66"/>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212" style:family="table-cell" style:parent-style-name="Default">
      <style:table-cell-properties fo:background-color="transparent"/>
      <style:text-properties fo:color="#0000ff"/>
    </style:style>
    <style:style style:name="ce21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10pt" style:language-complex="en" style:country-complex="US"/>
    </style:style>
    <style:style style:name="ce214" style:family="table-cell" style:parent-style-name="Default">
      <style:table-cell-properties fo:background-color="#ff00ff"/>
      <style:text-properties style:font-name-complex="Arial"/>
    </style:style>
    <style:style style:name="ce215" style:family="table-cell" style:parent-style-name="Default">
      <style:table-cell-properties fo:background-color="#ff33ff"/>
    </style:style>
    <style:style style:name="ce216" style:family="table-cell" style:parent-style-name="Default">
      <style:text-properties fo:font-size="10pt" style:font-size-asian="10pt" style:font-size-complex="10pt"/>
    </style:style>
    <style:style style:name="ce217"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18" style:family="table-cell" style:parent-style-name="Default">
      <style:table-cell-properties fo:background-color="#ff6600"/>
      <style:text-properties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ce219"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20" style:family="table-cell" style:parent-style-name="Default">
      <style:table-cell-properties fo:background-color="#ffcc00"/>
      <style:text-properties fo:color="#000000" style:font-name="Segoe UI" fo:font-size="10pt" fo:language="none" fo:country="none" style:font-name-asian="Segoe UI" style:font-size-asian="10pt" style:language-asian="none" style:country-asian="none" style:font-name-complex="Segoe UI" style:font-size-complex="10pt" style:language-complex="none" style:country-complex="none"/>
    </style:style>
    <style:style style:name="T7" style:family="text">
      <style:text-properties style:text-position="super 58%"/>
    </style:style>
    <style:style style:name="T2" style:family="text">
      <style:text-properties fo:color="#2a00ff" style:font-name="Consolas" fo:font-size="10pt" style:font-name-asian="Consolas" style:font-size-asian="10pt" style:font-size-complex="10pt"/>
    </style:style>
    <style:style style:name="T3" style:family="text">
      <style:text-properties fo:font-size="10pt" style:font-size-asian="10pt" style:font-size-complex="10pt"/>
    </style:style>
    <style:style style:name="T4" style:family="text">
      <style:text-properties style:text-position="super"/>
    </style:style>
    <style:style style:name="T5" style:family="text">
      <style:text-properties fo:color="#2a00ff" style:font-name="Consolas" fo:font-size="10pt" style:font-name-asian="Consolas" style:font-size-asian="10pt" style:font-size-complex="10pt"/>
    </style:style>
    <style:style style:name="T6" style:family="text">
      <style:text-properties fo:color="#000000" style:font-name="Consolas" fo:font-size="10pt" style:font-name-asian="Consolas" style:font-size-asian="10pt" style:font-size-complex="5.69999980926514pt"/>
    </style:style>
    <style:style style:name="T8" style:family="text">
      <style:text-properties fo:color="#7f0055" fo:font-weight="bold" style:font-name-asian="Consolas" style:font-size-asian="10pt" style:font-size-complex="10pt" style:font-weight-asian="bold" style:font-weight-complex="bold"/>
    </style:style>
    <style:style style:name="T9" style:family="text">
      <style:text-properties style:font-name-asian="Consolas" style:font-size-asian="10pt" style:font-size-complex="10pt" fo:color="#000000"/>
    </style:style>
  </office:automatic-styles>
  <office:body>
    <office:spreadsheet>
      <table:table table:name="StructuresReemploi" table:style-name="ta1">
        <office:forms form:automatic-focus="false" form:apply-design-mode="false"/>
        <table:table-column table:style-name="co190" table:default-cell-style-name="ce106"/>
        <table:table-column table:style-name="co191" table:default-cell-style-name="ce108"/>
        <table:table-column table:style-name="co192" table:default-cell-style-name="ce108"/>
        <table:table-column table:style-name="co4" table:default-cell-style-name="ce108"/>
        <table:table-column table:style-name="co193" table:default-cell-style-name="ce108"/>
        <table:table-column table:style-name="co194" table:default-cell-style-name="ce108"/>
        <table:table-column table:style-name="co195" table:default-cell-style-name="ce108"/>
        <table:table-column table:style-name="co4" table:number-columns-repeated="2" table:default-cell-style-name="ce108"/>
        <table:table-column table:style-name="co191" table:default-cell-style-name="ce108"/>
        <table:table-column table:style-name="co4" table:default-cell-style-name="ce108"/>
        <table:table-column table:style-name="co196" table:default-cell-style-name="ce108"/>
        <table:table-column table:style-name="co4" table:number-columns-repeated="4" table:default-cell-style-name="ce108"/>
        <table:table-column table:style-name="co197" table:number-columns-repeated="2" table:default-cell-style-name="ce108"/>
        <table:table-column table:style-name="co198" table:default-cell-style-name="ce108"/>
        <table:table-column table:style-name="co4" table:number-columns-repeated="3" table:default-cell-style-name="ce108"/>
        <table:table-column table:style-name="co199" table:default-cell-style-name="ce108"/>
        <table:table-column table:style-name="co200" table:default-cell-style-name="ce108"/>
        <table:table-column table:style-name="co201" table:default-cell-style-name="ce108"/>
        <table:table-column table:style-name="co202" table:default-cell-style-name="ce108"/>
        <table:table-column table:style-name="co203" table:default-cell-style-name="ce108"/>
        <table:table-column table:style-name="co204" table:default-cell-style-name="ce108"/>
        <table:table-column table:style-name="co205" table:default-cell-style-name="ce108"/>
        <table:table-column table:style-name="co4" table:number-columns-repeated="981" table:default-cell-style-name="ce108"/>
        <table:table-row table:style-name="ro1">
          <table:table-cell table:style-name="ce105" office:value-type="string" calcext:value-type="string">
            <text:p>ID</text:p>
          </table:table-cell>
          <table:table-cell table:style-name="ce107" office:value-type="string" calcext:value-type="string">
            <text:p>CODE</text:p>
          </table:table-cell>
          <table:table-cell table:style-name="ce107" office:value-type="string" calcext:value-type="string">
            <text:p>NOM</text:p>
          </table:table-cell>
          <table:table-cell table:style-name="ce107" office:value-type="string" calcext:value-type="string">
            <text:p>STATUT</text:p>
          </table:table-cell>
          <table:table-cell table:style-name="ce107" office:value-type="string" calcext:value-type="string">
            <text:p>DESCRIPTION</text:p>
          </table:table-cell>
          <table:table-cell table:style-name="ce107" office:value-type="string" calcext:value-type="string">
            <text:p>DESCRIPTION_EN</text:p>
          </table:table-cell>
          <table:table-cell table:style-name="ce107" office:value-type="string" calcext:value-type="string">
            <text:p>ADRESSE</text:p>
          </table:table-cell>
          <table:table-cell table:style-name="ce107" office:value-type="string" calcext:value-type="string">
            <text:p>ADRESSE_CPLT</text:p>
          </table:table-cell>
          <table:table-cell table:style-name="ce107" office:value-type="string" calcext:value-type="string">
            <text:p>CP</text:p>
          </table:table-cell>
          <table:table-cell table:style-name="ce107" office:value-type="string" calcext:value-type="string">
            <text:p>COMMUNE</text:p>
          </table:table-cell>
          <table:table-cell table:style-name="ce107" office:value-type="string" calcext:value-type="string">
            <text:p>TEL</text:p>
          </table:table-cell>
          <table:table-cell table:style-name="ce107" office:value-type="string" calcext:value-type="string">
            <text:p>WEB</text:p>
          </table:table-cell>
          <table:table-cell table:style-name="ce107" office:value-type="string" calcext:value-type="string">
            <text:p>EMAIL</text:p>
          </table:table-cell>
          <table:table-cell table:style-name="ce107" office:value-type="string" calcext:value-type="string">
            <text:p>TWITTER</text:p>
          </table:table-cell>
          <table:table-cell table:style-name="ce107" office:value-type="string" calcext:value-type="string">
            <text:p>FACEBOOK</text:p>
          </table:table-cell>
          <table:table-cell table:style-name="ce107" office:value-type="string" calcext:value-type="string">
            <text:p>GOOGLE_PLUS</text:p>
          </table:table-cell>
          <table:table-cell table:style-name="ce107" office:value-type="string" calcext:value-type="string">
            <text:p>HORAIRES</text:p>
          </table:table-cell>
          <table:table-cell table:style-name="ce107" office:value-type="string" calcext:value-type="string">
            <text:p>OBJETS_RECUPERES</text:p>
          </table:table-cell>
          <table:table-cell table:style-name="ce107" office:value-type="string" calcext:value-type="string">
            <text:p>OBJETS_EN</text:p>
          </table:table-cell>
          <table:table-cell table:style-name="ce107" office:value-type="string" calcext:value-type="string">
            <text:p>CATEG_OBJETS</text:p>
          </table:table-cell>
          <table:table-cell table:style-name="ce107" office:value-type="string" calcext:value-type="string">
            <text:p>latitude</text:p>
          </table:table-cell>
          <table:table-cell table:style-name="ce107" office:value-type="string" calcext:value-type="string">
            <text:p>longitude</text:p>
          </table:table-cell>
          <table:table-cell table:style-name="ce107" office:value-type="string" calcext:value-type="string">
            <text:p>ORIGINE_INFO</text:p>
          </table:table-cell>
          <table:table-cell table:style-name="ce118" office:value-type="string" calcext:value-type="string">
            <text:p>Horaires</text:p>
          </table:table-cell>
          <table:table-cell table:style-name="ce123" office:value-type="string" calcext:value-type="string">
            <text:p>Acceptez-vous que ces informations soient publiques ?</text:p>
          </table:table-cell>
          <table:table-cell office:value-type="string" calcext:value-type="string">
            <text:p>Lien OpenStreetMap</text:p>
          </table:table-cell>
          <table:table-cell table:number-columns-repeated="9"/>
          <table:table-cell table:style-name="ce124" office:value-type="string" calcext:value-type="string">
            <text:p><text:s/>Mots_clés</text:p>
          </table:table-cell>
          <table:table-cell table:style-name="ce124" office:value-type="string" calcext:value-type="string">
            <text:p>Mots_clés_en</text:p>
          </table:table-cell>
          <table:table-cell office:value-type="string" calcext:value-type="string">
            <text:p><text:s/></text:p>
          </table:table-cell>
          <table:table-cell table:number-columns-repeated="972"/>
        </table:table-row>
        <table:table-row table:style-name="ro56">
          <table:table-cell table:style-name="ce105" office:value-type="float" office:value="1" calcext:value-type="float">
            <text:p>1</text:p>
          </table:table-cell>
          <table:table-cell office:value-type="string" calcext:value-type="string">
            <text:p>stco_reemploi_popfringues</text:p>
          </table:table-cell>
          <table:table-cell office:value-type="string" calcext:value-type="string">
            <text:p>Pop' Fringues (Secours Populaire Français Nantes)</text:p>
          </table:table-cell>
          <table:table-cell office:value-type="string" calcext:value-type="string">
            <text:p>Association</text:p>
          </table:table-cell>
          <table:table-cell table:style-name="ce112" office:value-type="string" calcext:value-type="string">
            <text:p>Dans une boutique d'environ 20 mètres carrés, vous trouverez des vêtements, livres, jouets, vaisselle.</text:p>
          </table:table-cell>
          <table:table-cell table:style-name="ce112" office:value-type="string" calcext:value-type="string">
            <text:p>Clothing, books, toys, dishes.</text:p>
          </table:table-cell>
          <table:table-cell office:value-type="string" calcext:value-type="string">
            <text:p>22 quai Ernest Renaud</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8 22</text:p>
          </table:table-cell>
          <table:table-cell office:value-type="string" calcext:value-type="string">
            <text:p>https://www.secourspopulaire.fr/brive/pop-fringues</text:p>
          </table:table-cell>
          <table:table-cell table:number-columns-repeated="4"/>
          <table:table-cell table:style-name="ce112" office:value-type="string" calcext:value-type="string">
            <text:p>0101-3112_lu+ma+je+ve_13h00-17h00</text:p>
          </table:table-cell>
          <table:table-cell table:style-name="ce112" office:value-type="string" calcext:value-type="string">
            <text:p>Vêtements, bibelots, livres, pull, pantalon, veste</text:p>
          </table:table-cell>
          <table:table-cell office:value-type="string" calcext:value-type="string">
            <text:p>Clothing, trinkets, books, sweater, pants, jacket</text:p>
          </table:table-cell>
          <table:table-cell office:value-type="string" calcext:value-type="string">
            <text:p>vêtements, divers, livres/BD/CD/DVD</text:p>
          </table:table-cell>
          <table:table-cell office:value-type="string" calcext:value-type="string">
            <text:p>47.20508</text:p>
          </table:table-cell>
          <table:table-cell office:value-type="string" calcext:value-type="string">
            <text:p>-1.575083</text:p>
          </table:table-cell>
          <table:table-cell table:style-name="ce112" office:value-type="string" calcext:value-type="string">
            <text:p>MieuxTrierANantes 07/2016</text:p>
          </table:table-cell>
          <table:table-cell table:style-name="ce113" office:value-type="string" calcext:value-type="string">
            <text:p>Lundi, mardi, jeudi, vendredi de 13h à 17h</text:p>
          </table:table-cell>
          <table:table-cell table:style-name="ce119"/>
          <table:table-cell table:style-name="ce112" office:value-type="string" calcext:value-type="string">
            <text:p>https://www.openstreetmap.org/node/4244068292</text:p>
          </table:table-cell>
          <table:table-cell table:number-columns-repeated="2"/>
          <table:table-cell table:formula="of:=JSONSTRUCTURESREEMPLOI([.A2];[.B2];[.C2];[.D2];[.E2];[.F2];[.G2];[.H2];[.I2];[.J2];[.K2];[.L2];[.M2];[.N2];[.O2];[.P2];[.Q2];[.AJ2];[.AK2];[.T2];[.U2];[.V2];[.W2];[.X2];[.Y2])" office:value-type="string" office:string-value="" calcext:value-type="error">
            <text:p>#VALEUR !</text:p>
          </table:table-cell>
          <table:table-cell table:number-columns-repeated="6"/>
          <table:table-cell table:style-name="Default" table:formula="of:=CONCATENATE(UTILTRANSFORMEENMOTSCLES([.C2]);&quot;,&quot;;UTILTRANSFORMEENMOTSCLES([.R2]))" office:value-type="string" office:string-value="" calcext:value-type="error">
            <text:p>#VALEUR !</text:p>
          </table:table-cell>
          <table:table-cell table:style-name="Default" table:formula="of:=CONCATENATE(UTILTRANSFORMEENMOTSCLES([.C2]);&quot;,&quot;;UTILTRANSFORMEENMOTSCLES([.S2]))" office:value-type="string" office:string-value="" calcext:value-type="error">
            <text:p>#VALEUR !</text:p>
          </table:table-cell>
          <table:table-cell office:value-type="string" calcext:value-type="string">
            <text:p><text:s/></text:p>
          </table:table-cell>
          <table:table-cell table:number-columns-repeated="972"/>
        </table:table-row>
        <table:table-row table:style-name="ro57">
          <table:table-cell table:style-name="ce105" office:value-type="float" office:value="2" calcext:value-type="float">
            <text:p>2</text:p>
          </table:table-cell>
          <table:table-cell office:value-type="string" calcext:value-type="string">
            <text:p>stco_reemploi_solidarimeuble</text:p>
          </table:table-cell>
          <table:table-cell office:value-type="string" calcext:value-type="string">
            <text:p>Solidari'meubles (Secours Populaire Français Nantes)</text:p>
          </table:table-cell>
          <table:table-cell office:value-type="string" calcext:value-type="string">
            <text:p>Association</text:p>
          </table:table-cell>
          <table:table-cell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1 rue des Granit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95 10 61</text:p>
          </table:table-cell>
          <table:table-cell table:style-name="ce112" office:value-type="string" calcext:value-type="string">
            <text:p>http://typo.spf-idf.org/granits.0.html</text:p>
          </table:table-cell>
          <table:table-cell table:number-columns-repeated="4"/>
          <table:table-cell office:value-type="string" calcext:value-type="string">
            <text:p>0101-3112_ma+je_09h30-12h00+13h30-17h00,0101-3112_ve_09h30-12h00+13h30-15h30,</text:p>
          </table:table-cell>
          <table:table-cell office:value-type="string" calcext:value-type="string">
            <text:p>meuble,électroménager</text:p>
          </table:table-cell>
          <table:table-cell office:value-type="string" calcext:value-type="string">
            <text:p>furniture, household appliances</text:p>
          </table:table-cell>
          <table:table-cell office:value-type="string" calcext:value-type="string">
            <text:p>meuble, électroménager</text:p>
          </table:table-cell>
          <table:table-cell office:value-type="string" calcext:value-type="string">
            <text:p>47.198314</text:p>
          </table:table-cell>
          <table:table-cell office:value-type="string" calcext:value-type="string">
            <text:p>-1.596764</text:p>
          </table:table-cell>
          <table:table-cell table:style-name="ce112" office:value-type="string" calcext:value-type="string">
            <text:p>MieuxTrierANantes 07/2016</text:p>
          </table:table-cell>
          <table:table-cell table:style-name="ce113" office:value-type="string" calcext:value-type="string">
            <text:p>Dépôt les mardi et jeudi de 9h00 à 12h et de 13h30 à 17h. Ouverture tout public le 1<text:span text:style-name="T7">er</text:span> samedi du mois de 9h à 12h30 et les 3 derniers vendredus de 9h30 à 12h et de 13h30 à 15h30.</text:p>
          </table:table-cell>
          <table:table-cell table:style-name="ce119"/>
          <table:table-cell table:style-name="ce112" office:value-type="string" calcext:value-type="string">
            <text:p>https://www.openstreetmap.org/edit?node=1675075617</text:p>
          </table:table-cell>
          <table:table-cell table:number-columns-repeated="2"/>
          <table:table-cell table:formula="of:=JSONSTRUCTURESREEMPLOI([.A3];[.B3];[.C3];[.D3];[.E3];[.F3];[.G3];[.H3];[.I3];[.J3];[.K3];[.L3];[.M3];[.N3];[.O3];[.P3];[.Q3];[.AJ3];[.AK3];[.T3];[.U3];[.V3];[.W3];[.X3];[.Y3])" office:value-type="string" office:string-value="" calcext:value-type="error">
            <text:p>#VALEUR !</text:p>
          </table:table-cell>
          <table:table-cell table:number-columns-repeated="6"/>
          <table:table-cell table:style-name="Default" table:formula="of:=CONCATENATE(UTILTRANSFORMEENMOTSCLES([.C3]);&quot;,&quot;;UTILTRANSFORMEENMOTSCLES([.R3]))" office:value-type="string" office:string-value="" calcext:value-type="error">
            <text:p>#VALEUR !</text:p>
          </table:table-cell>
          <table:table-cell table:style-name="Default" table:formula="of:=CONCATENATE(UTILTRANSFORMEENMOTSCLES([.C3]);&quot;,&quot;;UTILTRANSFORMEENMOTSCLES([.S3]))" office:value-type="string" office:string-value="" calcext:value-type="error">
            <text:p>#VALEUR !</text:p>
          </table:table-cell>
          <table:table-cell office:value-type="string" calcext:value-type="string">
            <text:p><text:s/></text:p>
          </table:table-cell>
          <table:table-cell table:number-columns-repeated="972"/>
        </table:table-row>
        <table:table-row table:style-name="ro58">
          <table:table-cell table:style-name="ce105" office:value-type="float" office:value="3" calcext:value-type="float">
            <text:p>3</text:p>
          </table:table-cell>
          <table:table-cell office:value-type="string" calcext:value-type="string">
            <text:p>stco_reemploi_spopaffaires</text:p>
          </table:table-cell>
          <table:table-cell office:value-type="string" calcext:value-type="string">
            <text:p>S'POP affaires (Secours Populaire Français Nantes)</text:p>
          </table:table-cell>
          <table:table-cell office:value-type="string" calcext:value-type="string">
            <text:p>Association</text:p>
          </table:table-cell>
          <table:table-cell table:style-name="ce112" office:value-type="string" calcext:value-type="string">
            <text:p>Vêtements, petits mobiliers, livres, jouets, vaisselle, bibelots.</text:p>
          </table:table-cell>
          <table:table-cell office:value-type="string" calcext:value-type="string">
            <text:p>Clothing, small furniture, books, toys, dishes.</text:p>
          </table:table-cell>
          <table:table-cell office:value-type="string" calcext:value-type="string">
            <text:p>31 chaussée de la Madelein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29 45 26</text:p>
          </table:table-cell>
          <table:table-cell office:value-type="string" calcext:value-type="string">
            <text:p>https://www.secourspopulaire.fr/spop-affaires</text:p>
          </table:table-cell>
          <table:table-cell table:number-columns-repeated="4"/>
          <table:table-cell table:style-name="ce112" office:value-type="string" calcext:value-type="string">
            <text:p>0101-3112_lu+ma+je_10h00-12h30+14h00-17h00,0101-3112_ve_14h00-17h00</text:p>
          </table:table-cell>
          <table:table-cell office:value-type="string" calcext:value-type="string">
            <text:p>vêtement, petit mobilier, livre, jouet, vaisselle, pull, pantalon, veste</text:p>
          </table:table-cell>
          <table:table-cell office:value-type="string" calcext:value-type="string">
            <text:p>clothing, small furniture, books, toys, dishes, sweater, pants, jacket</text:p>
          </table:table-cell>
          <table:table-cell office:value-type="string" calcext:value-type="string">
            <text:p>vêtements, divers, livres/BD/CD/DVD</text:p>
          </table:table-cell>
          <table:table-cell office:value-type="string" calcext:value-type="string">
            <text:p>47.210229</text:p>
          </table:table-cell>
          <table:table-cell office:value-type="string" calcext:value-type="string">
            <text:p>-1.550847</text:p>
          </table:table-cell>
          <table:table-cell table:style-name="ce112" office:value-type="string" calcext:value-type="string">
            <text:p>MieuxTrierANantes 07/2016</text:p>
          </table:table-cell>
          <table:table-cell table:style-name="ce113" office:value-type="string" calcext:value-type="string">
            <text:p>Lundi, mardi et jeudi de 10h à 12h30 et de 14h à 17h. Le vendredi de 14h à 17h</text:p>
          </table:table-cell>
          <table:table-cell table:style-name="ce119"/>
          <table:table-cell table:style-name="ce112" office:value-type="string" calcext:value-type="string">
            <text:p>https://www.openstreetmap.org/edit?node=1652874151</text:p>
          </table:table-cell>
          <table:table-cell table:number-columns-repeated="2"/>
          <table:table-cell table:formula="of:=JSONSTRUCTURESREEMPLOI([.A4];[.B4];[.C4];[.D4];[.E4];[.F4];[.G4];[.H4];[.I4];[.J4];[.K4];[.L4];[.M4];[.N4];[.O4];[.P4];[.Q4];[.AJ4];[.AK4];[.T4];[.U4];[.V4];[.W4];[.X4];[.Y4])" office:value-type="string" office:string-value="" calcext:value-type="error">
            <text:p>#VALEUR !</text:p>
          </table:table-cell>
          <table:table-cell table:number-columns-repeated="6"/>
          <table:table-cell table:style-name="Default" table:formula="of:=CONCATENATE(UTILTRANSFORMEENMOTSCLES([.C4]);&quot;,&quot;;UTILTRANSFORMEENMOTSCLES([.R4]))" office:value-type="string" office:string-value="" calcext:value-type="error">
            <text:p>#VALEUR !</text:p>
          </table:table-cell>
          <table:table-cell table:style-name="Default" table:formula="of:=CONCATENATE(UTILTRANSFORMEENMOTSCLES([.C4]);&quot;,&quot;;UTILTRANSFORMEENMOTSCLES([.S4]))" office:value-type="string" office:string-value="" calcext:value-type="error">
            <text:p>#VALEUR !</text:p>
          </table:table-cell>
          <table:table-cell office:value-type="string" calcext:value-type="string">
            <text:p><text:s/></text:p>
          </table:table-cell>
          <table:table-cell table:number-columns-repeated="972"/>
        </table:table-row>
        <table:table-row table:style-name="ro59">
          <table:table-cell table:style-name="ce105" office:value-type="float" office:value="4" calcext:value-type="float">
            <text:p>4</text:p>
          </table:table-cell>
          <table:table-cell office:value-type="string" calcext:value-type="string">
            <text:p>stco_reemploi_transformeurs</text:p>
          </table:table-cell>
          <table:table-cell office:value-type="string" calcext:value-type="string">
            <text:p>Transformeurs</text:p>
          </table:table-cell>
          <table:table-cell office:value-type="string" calcext:value-type="string">
            <text:p>Association</text:p>
          </table:table-cell>
          <table:table-cell table:style-name="ce112"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lt;BR/&gt;Objets récupérés : vélos entiers, pièces détachées fonctionnelles, accessoires, équipements</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28, bd Winston Churchill</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36 60 68</text:p>
          </table:table-cell>
          <table:table-cell/>
          <table:table-cell office:value-type="string" calcext:value-type="string">
            <text:p>atelierbelevue@transformeurs.net</text:p>
          </table:table-cell>
          <table:table-cell/>
          <table:table-cell office:value-type="string" calcext:value-type="string">
            <text:p>https://www.facebook.com/profile.php?id=100009486609448".</text:p>
          </table:table-cell>
          <table:table-cell/>
          <table:table-cell office:value-type="string" calcext:value-type="string">
            <text:p>0101-3112_me_14h00-18h00,0101-3112_je_17h00-20h00</text:p>
          </table:table-cell>
          <table:table-cell table:style-name="ce112"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08928</text:p>
          </table:table-cell>
          <table:table-cell office:value-type="string" calcext:value-type="string">
            <text:p>-1.610673</text:p>
          </table:table-cell>
          <table:table-cell office:value-type="string" calcext:value-type="string">
            <text:p>Envoyé par mail à mieuxtrieranantes@gmail.com, le 25/09/2015</text:p>
          </table:table-cell>
          <table:table-cell table:style-name="ce119" office:value-type="string" calcext:value-type="string">
            <text:p>Mercredi 14h00-18h00,Jeudi 17h00-20h00</text:p>
          </table:table-cell>
          <table:table-cell table:style-name="ce119" office:value-type="string" calcext:value-type="string">
            <text:p>OUI</text:p>
          </table:table-cell>
          <table:table-cell table:number-columns-repeated="3"/>
          <table:table-cell table:formula="of:=JSONSTRUCTURESREEMPLOI([.A5];[.B5];[.C5];[.D5];[.E5];[.F5];[.G5];[.H5];[.I5];[.J5];[.K5];[.L5];[.M5];[.N5];[.O5];[.P5];[.Q5];[.AJ5];[.AK5];[.T5];[.U5];[.V5];[.W5];[.X5];[.Y5])" office:value-type="string" office:string-value="" calcext:value-type="error">
            <text:p>#VALEUR !</text:p>
          </table:table-cell>
          <table:table-cell table:number-columns-repeated="6"/>
          <table:table-cell table:style-name="Default" table:formula="of:=CONCATENATE(UTILTRANSFORMEENMOTSCLES([.C5]);&quot;,&quot;;UTILTRANSFORMEENMOTSCLES([.R5]))" office:value-type="string" office:string-value="" calcext:value-type="error">
            <text:p>#VALEUR !</text:p>
          </table:table-cell>
          <table:table-cell table:style-name="Default" table:formula="of:=CONCATENATE(UTILTRANSFORMEENMOTSCLES([.C5]);&quot;,&quot;;UTILTRANSFORMEENMOTSCLES([.S5]))" office:value-type="string" office:string-value="" calcext:value-type="error">
            <text:p>#VALEUR !</text:p>
          </table:table-cell>
          <table:table-cell office:value-type="string" calcext:value-type="string">
            <text:p><text:s/></text:p>
          </table:table-cell>
          <table:table-cell table:number-columns-repeated="972"/>
        </table:table-row>
        <table:table-row table:style-name="ro57">
          <table:table-cell table:style-name="ce105" office:value-type="float" office:value="5" calcext:value-type="float">
            <text:p>5</text:p>
          </table:table-cell>
          <table:table-cell office:value-type="string" calcext:value-type="string">
            <text:p>stco_reemploi_velocampus</text:p>
          </table:table-cell>
          <table:table-cell office:value-type="string" calcext:value-type="string">
            <text:p>Velocampus</text:p>
          </table:table-cell>
          <table:table-cell office:value-type="string" calcext:value-type="string">
            <text:p>Association</text:p>
          </table:table-cell>
          <table:table-cell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lt;BR/&gt;Objets récupérés : vélos,pièces,carcasses</text:p>
          </table:table-cell>
          <table:table-cell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3 chemin censive du tertre</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16 26 45</text:p>
          </table:table-cell>
          <table:table-cell office:value-type="string" calcext:value-type="string">
            <text:p>http://www.velocampus.net/</text:p>
          </table:table-cell>
          <table:table-cell office:value-type="string" calcext:value-type="string">
            <text:p>contact@velocampus.net</text:p>
          </table:table-cell>
          <table:table-cell/>
          <table:table-cell office:value-type="string" calcext:value-type="string">
            <text:p>https://www.facebook.com/pages/Velocampus-Nantes/349718938395583</text:p>
          </table:table-cell>
          <table:table-cell/>
          <table:table-cell table:style-name="ce112" office:value-type="string" calcext:value-type="string">
            <text:p>0101-3112_lu+ma+me+je+ve_13h30-18h</text:p>
          </table:table-cell>
          <table:table-cell table:style-name="ce112"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43274</text:p>
          </table:table-cell>
          <table:table-cell office:value-type="string" calcext:value-type="string">
            <text:p>-1.554955</text:p>
          </table:table-cell>
          <table:table-cell table:style-name="ce112" office:value-type="string" calcext:value-type="string">
            <text:p>Actualisation par mail à mieuxtrieranantes@gmail.com, le 18/04/2016</text:p>
          </table:table-cell>
          <table:table-cell table:style-name="ce113" office:value-type="string" calcext:value-type="string">
            <text:p>accueil du mardi au vendredi de 13h30 à 18h ; ateliers de réparation : mardi 13h30-17h30 et 19h30-22h, mercredi 16h-20h, jeudi 13h30-17h30</text:p>
          </table:table-cell>
          <table:table-cell table:style-name="ce119"/>
          <table:table-cell table:number-columns-repeated="3"/>
          <table:table-cell table:formula="of:=JSONSTRUCTURESREEMPLOI([.A6];[.B6];[.C6];[.D6];[.E6];[.F6];[.G6];[.H6];[.I6];[.J6];[.K6];[.L6];[.M6];[.N6];[.O6];[.P6];[.Q6];[.AJ6];[.AK6];[.T6];[.U6];[.V6];[.W6];[.X6];[.Y6])" office:value-type="string" office:string-value="" calcext:value-type="error">
            <text:p>#VALEUR !</text:p>
          </table:table-cell>
          <table:table-cell table:number-columns-repeated="6"/>
          <table:table-cell table:style-name="Default" table:formula="of:=CONCATENATE(UTILTRANSFORMEENMOTSCLES([.C6]);&quot;,&quot;;UTILTRANSFORMEENMOTSCLES([.R6]))" office:value-type="string" office:string-value="" calcext:value-type="error">
            <text:p>#VALEUR !</text:p>
          </table:table-cell>
          <table:table-cell table:style-name="Default" table:formula="of:=CONCATENATE(UTILTRANSFORMEENMOTSCLES([.C6]);&quot;,&quot;;UTILTRANSFORMEENMOTSCLES([.S6]))" office:value-type="string" office:string-value="" calcext:value-type="error">
            <text:p>#VALEUR !</text:p>
          </table:table-cell>
          <table:table-cell office:value-type="string" calcext:value-type="string">
            <text:p><text:s/></text:p>
          </table:table-cell>
          <table:table-cell table:number-columns-repeated="972"/>
        </table:table-row>
        <table:table-row table:style-name="ro58">
          <table:table-cell table:style-name="ce105" office:value-type="float" office:value="6" calcext:value-type="float">
            <text:p>6</text:p>
          </table:table-cell>
          <table:table-cell office:value-type="string" calcext:value-type="string">
            <text:p>stco_reemploi_dechetpaimboeuf</text:p>
          </table:table-cell>
          <table:table-cell office:value-type="string" calcext:value-type="string">
            <text:p>Déchèterie Paimboeuf / Saint Viaud</text:p>
          </table:table-cell>
          <table:table-cell office:value-type="string" calcext:value-type="string">
            <text:p>Entreprise</text:p>
          </table:table-cell>
          <table:table-cell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6 Bd Dumesnildot - BP 3014</text:p>
          </table:table-cell>
          <table:table-cell/>
          <table:table-cell office:value-type="float" office:value="44560" calcext:value-type="float">
            <text:p>44560</text:p>
          </table:table-cell>
          <table:table-cell office:value-type="string" calcext:value-type="string">
            <text:p>PAIMBOEUF</text:p>
          </table:table-cell>
          <table:table-cell office:value-type="string" calcext:value-type="string">
            <text:p>02 40 27 75 15</text:p>
          </table:table-cell>
          <table:table-cell office:value-type="string" calcext:value-type="string">
            <text:p>http://www.cc-sudestuaire.fr/les-decheteries/</text:p>
          </table:table-cell>
          <table:table-cell office:value-type="string" calcext:value-type="string">
            <text:p>environnement@cc-sudestuaire.fr</text:p>
          </table:table-cell>
          <table:table-cell table:number-columns-repeated="7"/>
          <table:table-cell office:value-type="string" calcext:value-type="string">
            <text:p>47.286783</text:p>
          </table:table-cell>
          <table:table-cell office:value-type="string" calcext:value-type="string">
            <text:p>-2.025536</text:p>
          </table:table-cell>
          <table:table-cell office:value-type="string" calcext:value-type="string">
            <text:p>Renseigné sur formulaire de mieuxtrieranantes.fr, le 15/07/2014</text:p>
          </table:table-cell>
          <table:table-cell table:style-name="ce119"/>
          <table:table-cell table:style-name="ce119" office:value-type="string" calcext:value-type="string">
            <text:p>OUI</text:p>
          </table:table-cell>
          <table:table-cell table:number-columns-repeated="3"/>
          <table:table-cell table:formula="of:=JSONSTRUCTURESREEMPLOI([.A7];[.B7];[.C7];[.D7];[.E7];[.F7];[.G7];[.H7];[.I7];[.J7];[.K7];[.L7];[.M7];[.N7];[.O7];[.P7];[.Q7];[.AJ7];[.AK7];[.T7];[.U7];[.V7];[.W7];[.X7];[.Y7])" office:value-type="string" office:string-value="" calcext:value-type="error">
            <text:p>#VALEUR !</text:p>
          </table:table-cell>
          <table:table-cell table:number-columns-repeated="6"/>
          <table:table-cell table:style-name="Default" table:formula="of:=CONCATENATE(UTILTRANSFORMEENMOTSCLES([.C7]);&quot;,&quot;;UTILTRANSFORMEENMOTSCLES([.R7]))" office:value-type="string" office:string-value="" calcext:value-type="error">
            <text:p>#VALEUR !</text:p>
          </table:table-cell>
          <table:table-cell table:style-name="Default" table:formula="of:=CONCATENATE(UTILTRANSFORMEENMOTSCLES([.C7]);&quot;,&quot;;UTILTRANSFORMEENMOTSCLES([.S7]))" office:value-type="string" office:string-value="" calcext:value-type="error">
            <text:p>#VALEUR !</text:p>
          </table:table-cell>
          <table:table-cell office:value-type="string" calcext:value-type="string">
            <text:p><text:s/></text:p>
          </table:table-cell>
          <table:table-cell table:number-columns-repeated="972"/>
        </table:table-row>
        <table:table-row table:style-name="ro57">
          <table:table-cell table:style-name="ce105" office:value-type="float" office:value="7" calcext:value-type="float">
            <text:p>7</text:p>
          </table:table-cell>
          <table:table-cell office:value-type="string" calcext:value-type="string">
            <text:p>stco_reemploi_retzemploi_saintepaz</text:p>
          </table:table-cell>
          <table:table-cell office:value-type="string" calcext:value-type="string">
            <text:p>Atelier du Retz Emploi (Sainte-Pazanne)</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7 impasse du Clos Neuf - ZA les Berthaudières</text:p>
          </table:table-cell>
          <table:table-cell/>
          <table:table-cell office:value-type="float" office:value="44680" calcext:value-type="float">
            <text:p>44680</text:p>
          </table:table-cell>
          <table:table-cell office:value-type="string" calcext:value-type="string">
            <text:p>SAINTE-PAZANNE</text:p>
          </table:table-cell>
          <table:table-cell office:value-type="string" calcext:value-type="string">
            <text:p>02 40 65 89 09</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3"/>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112545</text:p>
          </table:table-cell>
          <table:table-cell office:value-type="string" calcext:value-type="string">
            <text:p>-1.802187</text:p>
          </table:table-cell>
          <table:table-cell office:value-type="string" calcext:value-type="string">
            <text:p>Renseigné sur formulaire de mieuxtrieranantes.fr, le 22/07/2014</text:p>
          </table:table-cell>
          <table:table-cell table:style-name="ce119" office:value-type="string" calcext:value-type="string">
            <text:p>le MERCREDI de 10h à 18h, le SAMEDI de 10h à 18h</text:p>
          </table:table-cell>
          <table:table-cell table:style-name="ce119" office:value-type="string" calcext:value-type="string">
            <text:p>OUI</text:p>
          </table:table-cell>
          <table:table-cell table:number-columns-repeated="3"/>
          <table:table-cell table:formula="of:=JSONSTRUCTURESREEMPLOI([.A8];[.B8];[.C8];[.D8];[.E8];[.F8];[.G8];[.H8];[.I8];[.J8];[.K8];[.L8];[.M8];[.N8];[.O8];[.P8];[.Q8];[.AJ8];[.AK8];[.T8];[.U8];[.V8];[.W8];[.X8];[.Y8])" office:value-type="string" office:string-value="" calcext:value-type="error">
            <text:p>#VALEUR !</text:p>
          </table:table-cell>
          <table:table-cell table:number-columns-repeated="6"/>
          <table:table-cell table:style-name="Default" table:formula="of:=CONCATENATE(UTILTRANSFORMEENMOTSCLES([.C8]);&quot;,&quot;;UTILTRANSFORMEENMOTSCLES([.R8]))" office:value-type="string" office:string-value="" calcext:value-type="error">
            <text:p>#VALEUR !</text:p>
          </table:table-cell>
          <table:table-cell table:style-name="Default" table:formula="of:=CONCATENATE(UTILTRANSFORMEENMOTSCLES([.C8]);&quot;,&quot;;UTILTRANSFORMEENMOTSCLES([.S8]))" office:value-type="string" office:string-value="" calcext:value-type="error">
            <text:p>#VALEUR !</text:p>
          </table:table-cell>
          <table:table-cell office:value-type="string" calcext:value-type="string">
            <text:p><text:s/></text:p>
          </table:table-cell>
          <table:table-cell table:number-columns-repeated="972"/>
        </table:table-row>
        <table:table-row table:style-name="ro60">
          <table:table-cell table:style-name="ce105" office:value-type="float" office:value="8" calcext:value-type="float">
            <text:p>8</text:p>
          </table:table-cell>
          <table:table-cell office:value-type="string" calcext:value-type="string">
            <text:p>stco_reemploi_retzemploi_lepelerin</text:p>
          </table:table-cell>
          <table:table-cell office:value-type="string" calcext:value-type="string">
            <text:p>Atelier du Retz Emploi (Le Pèler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18 rue du docteur Sourdille</text:p>
          </table:table-cell>
          <table:table-cell/>
          <table:table-cell office:value-type="float" office:value="44640" calcext:value-type="float">
            <text:p>44640</text:p>
          </table:table-cell>
          <table:table-cell office:value-type="string" calcext:value-type="string">
            <text:p>LE PELLERIN</text:p>
          </table:table-cell>
          <table:table-cell office:value-type="string" calcext:value-type="string">
            <text:p>06 77 63 83 04</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00633</text:p>
          </table:table-cell>
          <table:table-cell office:value-type="string" calcext:value-type="string">
            <text:p>-1.755177</text:p>
          </table:table-cell>
          <table:table-cell office:value-type="string" calcext:value-type="string">
            <text:p>Renseigné sur formulaire de mieuxtrieranantes.fr, le 22/07/2014</text:p>
          </table:table-cell>
          <table:table-cell table:style-name="ce120" office:value-type="string" calcext:value-type="string">
            <text:p>le MERCREDI de 10h à 18h, le SAMEDI de 10h à 18h</text:p>
          </table:table-cell>
          <table:table-cell table:style-name="ce119" office:value-type="string" calcext:value-type="string">
            <text:p>OUI</text:p>
          </table:table-cell>
          <table:table-cell table:number-columns-repeated="3"/>
          <table:table-cell table:formula="of:=JSONSTRUCTURESREEMPLOI([.A9];[.B9];[.C9];[.D9];[.E9];[.F9];[.G9];[.H9];[.I9];[.J9];[.K9];[.L9];[.M9];[.N9];[.O9];[.P9];[.Q9];[.AJ9];[.AK9];[.T9];[.U9];[.V9];[.W9];[.X9];[.Y9])" office:value-type="string" office:string-value="" calcext:value-type="error">
            <text:p>#VALEUR !</text:p>
          </table:table-cell>
          <table:table-cell table:number-columns-repeated="6"/>
          <table:table-cell table:style-name="Default" table:formula="of:=CONCATENATE(UTILTRANSFORMEENMOTSCLES([.C9]);&quot;,&quot;;UTILTRANSFORMEENMOTSCLES([.R9]))" office:value-type="string" office:string-value="" calcext:value-type="error">
            <text:p>#VALEUR !</text:p>
          </table:table-cell>
          <table:table-cell table:style-name="Default" table:formula="of:=CONCATENATE(UTILTRANSFORMEENMOTSCLES([.C9]);&quot;,&quot;;UTILTRANSFORMEENMOTSCLES([.S9]))" office:value-type="string" office:string-value="" calcext:value-type="error">
            <text:p>#VALEUR !</text:p>
          </table:table-cell>
          <table:table-cell office:value-type="string" calcext:value-type="string">
            <text:p><text:s/></text:p>
          </table:table-cell>
          <table:table-cell table:number-columns-repeated="972"/>
        </table:table-row>
        <table:table-row table:style-name="ro60">
          <table:table-cell table:style-name="ce105" office:value-type="float" office:value="9" calcext:value-type="float">
            <text:p>9</text:p>
          </table:table-cell>
          <table:table-cell office:value-type="string" calcext:value-type="string">
            <text:p>stco_reemploi_retzemploi_lebreil</text:p>
          </table:table-cell>
          <table:table-cell office:value-type="string" calcext:value-type="string">
            <text:p>Atelier du Retz Emploi (Le Breil)</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78 rue des plantes (côté cour)</text:p>
          </table:table-cell>
          <table:table-cell/>
          <table:table-cell office:value-type="float" office:value="44640" calcext:value-type="float">
            <text:p>44640</text:p>
          </table:table-cell>
          <table:table-cell office:value-type="string" calcext:value-type="string">
            <text:p>NANTES</text:p>
          </table:table-cell>
          <table:table-cell office:value-type="string" calcext:value-type="string">
            <text:p>07 81 63 00 48</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31095</text:p>
          </table:table-cell>
          <table:table-cell office:value-type="string" calcext:value-type="string">
            <text:p>-1.590294</text:p>
          </table:table-cell>
          <table:table-cell office:value-type="string" calcext:value-type="string">
            <text:p>Renseigné sur formulaire de mieuxtrieranantes.fr, le 22/07/2014</text:p>
          </table:table-cell>
          <table:table-cell table:style-name="ce120" office:value-type="string" calcext:value-type="string">
            <text:p>le MERCREDI de 10h à 18h, le SAMEDI de 10h à 18h</text:p>
          </table:table-cell>
          <table:table-cell table:style-name="ce119" office:value-type="string" calcext:value-type="string">
            <text:p>OUI</text:p>
          </table:table-cell>
          <table:table-cell table:number-columns-repeated="3"/>
          <table:table-cell table:formula="of:=JSONSTRUCTURESREEMPLOI([.A10];[.B10];[.C10];[.D10];[.E10];[.F10];[.G10];[.H10];[.I10];[.J10];[.K10];[.L10];[.M10];[.N10];[.O10];[.P10];[.Q10];[.AJ10];[.AK10];[.T10];[.U10];[.V10];[.W10];[.X10];[.Y10])" office:value-type="string" office:string-value="" calcext:value-type="error">
            <text:p>#VALEUR !</text:p>
          </table:table-cell>
          <table:table-cell table:number-columns-repeated="6"/>
          <table:table-cell table:style-name="Default" table:formula="of:=CONCATENATE(UTILTRANSFORMEENMOTSCLES([.C10]);&quot;,&quot;;UTILTRANSFORMEENMOTSCLES([.R10]))" office:value-type="string" office:string-value="" calcext:value-type="error">
            <text:p>#VALEUR !</text:p>
          </table:table-cell>
          <table:table-cell table:style-name="Default" table:formula="of:=CONCATENATE(UTILTRANSFORMEENMOTSCLES([.C10]);&quot;,&quot;;UTILTRANSFORMEENMOTSCLES([.S10]))" office:value-type="string" office:string-value="" calcext:value-type="error">
            <text:p>#VALEUR !</text:p>
          </table:table-cell>
          <table:table-cell office:value-type="string" calcext:value-type="string">
            <text:p><text:s/></text:p>
          </table:table-cell>
          <table:table-cell table:number-columns-repeated="972"/>
        </table:table-row>
        <table:table-row table:style-name="ro60">
          <table:table-cell table:style-name="ce105" office:value-type="float" office:value="10" calcext:value-type="float">
            <text:p>10</text:p>
          </table:table-cell>
          <table:table-cell office:value-type="string" calcext:value-type="string">
            <text:p>stco_reemploi_retzemploi_saintbrevin</text:p>
          </table:table-cell>
          <table:table-cell office:value-type="string" calcext:value-type="string">
            <text:p>Atelier du Retz Emploi (Saint Brév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Chemin des potences, PA de la Guerche</text:p>
          </table:table-cell>
          <table:table-cell/>
          <table:table-cell office:value-type="float" office:value="44250" calcext:value-type="float">
            <text:p>44250</text:p>
          </table:table-cell>
          <table:table-cell office:value-type="string" calcext:value-type="string">
            <text:p>SAINT-BREVIN-LES-PAINS</text:p>
          </table:table-cell>
          <table:table-cell office:value-type="string" calcext:value-type="string">
            <text:p>02 40 27 69 05</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40987</text:p>
          </table:table-cell>
          <table:table-cell office:value-type="string" calcext:value-type="string">
            <text:p>-2.154311</text:p>
          </table:table-cell>
          <table:table-cell office:value-type="string" calcext:value-type="string">
            <text:p>Renseigné sur formulaire de mieuxtrieranantes.fr, le 22/07/2014</text:p>
          </table:table-cell>
          <table:table-cell table:style-name="ce120" office:value-type="string" calcext:value-type="string">
            <text:p>le MERCREDI de 10h à 18h, le SAMEDI de 10h à 18h</text:p>
          </table:table-cell>
          <table:table-cell table:style-name="ce119" office:value-type="string" calcext:value-type="string">
            <text:p>OUI</text:p>
          </table:table-cell>
          <table:table-cell table:number-columns-repeated="3"/>
          <table:table-cell table:formula="of:=JSONSTRUCTURESREEMPLOI([.A11];[.B11];[.C11];[.D11];[.E11];[.F11];[.G11];[.H11];[.I11];[.J11];[.K11];[.L11];[.M11];[.N11];[.O11];[.P11];[.Q11];[.AJ11];[.AK11];[.T11];[.U11];[.V11];[.W11];[.X11];[.Y11])" office:value-type="string" office:string-value="" calcext:value-type="error">
            <text:p>#VALEUR !</text:p>
          </table:table-cell>
          <table:table-cell table:number-columns-repeated="6"/>
          <table:table-cell table:style-name="Default" table:formula="of:=CONCATENATE(UTILTRANSFORMEENMOTSCLES([.C11]);&quot;,&quot;;UTILTRANSFORMEENMOTSCLES([.R11]))" office:value-type="string" office:string-value="" calcext:value-type="error">
            <text:p>#VALEUR !</text:p>
          </table:table-cell>
          <table:table-cell table:style-name="Default" table:formula="of:=CONCATENATE(UTILTRANSFORMEENMOTSCLES([.C11]);&quot;,&quot;;UTILTRANSFORMEENMOTSCLES([.S11]))" office:value-type="string" office:string-value="" calcext:value-type="error">
            <text:p>#VALEUR !</text:p>
          </table:table-cell>
          <table:table-cell office:value-type="string" calcext:value-type="string">
            <text:p><text:s/></text:p>
          </table:table-cell>
          <table:table-cell table:number-columns-repeated="972"/>
        </table:table-row>
        <table:table-row table:style-name="ro61">
          <table:table-cell table:style-name="ce105" office:value-type="float" office:value="11" calcext:value-type="float">
            <text:p>11</text:p>
          </table:table-cell>
          <table:table-cell office:value-type="string" calcext:value-type="string">
            <text:p>stco_reemploi_solilab</text:p>
          </table:table-cell>
          <table:table-cell office:value-type="string" calcext:value-type="string">
            <text:p>Le comptoir du Solilab (Atelier du Retz Emploi et Ding Fring)</text:p>
          </table:table-cell>
          <table:table-cell office:value-type="string" calcext:value-type="string">
            <text:p>Association</text:p>
          </table:table-cell>
          <table:table-cell table:style-name="ce112"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 Vente au kilo à partir de 7€50.&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8 rue Saint Domingue</text:p>
          </table:table-cell>
          <table:table-cell/>
          <table:table-cell office:value-type="float" office:value="44200" calcext:value-type="float">
            <text:p>44200</text:p>
          </table:table-cell>
          <table:table-cell office:value-type="string" calcext:value-type="string">
            <text:p>Nantes</text:p>
          </table:table-cell>
          <table:table-cell/>
          <table:table-cell office:value-type="string" calcext:value-type="string">
            <text:p>www.atelierduretzemploi.org</text:p>
          </table:table-cell>
          <table:table-cell table:number-columns-repeated="3"/>
          <table:table-cell office:value-type="string" calcext:value-type="string">
            <text:p>https://drive.google.com/file/d/0B5dknMvA6hy8N0VERkJpUzIxaDg/edit?usp=sharing</text:p>
          </table:table-cell>
          <table:table-cell office:value-type="string" calcext:value-type="string">
            <text:p>0101-3112_ma+me+je+ve+sa_10h00-18h</text:p>
          </table:table-cell>
          <table:table-cell office:value-type="string" calcext:value-type="string">
            <text:p>linge,textile,chaussure,vaisselle,outillage,jouet,livre,meuble</text:p>
          </table:table-cell>
          <table:table-cell office:value-type="string" calcext:value-type="string">
            <text:p>linen, textiles, shoes, dishes, tools, toy, book, furniture</text:p>
          </table:table-cell>
          <table:table-cell office:value-type="string" calcext:value-type="string">
            <text:p>livres/bd/cd/dvd, jouet, vêtements, divers</text:p>
          </table:table-cell>
          <table:table-cell office:value-type="string" calcext:value-type="string">
            <text:p>47.201027</text:p>
          </table:table-cell>
          <table:table-cell office:value-type="string" calcext:value-type="string">
            <text:p>-1.571628</text:p>
          </table:table-cell>
          <table:table-cell office:value-type="string" calcext:value-type="string">
            <text:p>Renseigné sur formulaire de mieuxtrieranantes.fr, le 22/07/2014</text:p>
          </table:table-cell>
          <table:table-cell table:style-name="ce120" office:value-type="string" calcext:value-type="string">
            <text:p>Du Mardi au Samedi de 10 h à 18 h</text:p>
          </table:table-cell>
          <table:table-cell table:style-name="ce119" office:value-type="string" calcext:value-type="string">
            <text:p>OUI</text:p>
          </table:table-cell>
          <table:table-cell table:number-columns-repeated="3"/>
          <table:table-cell table:formula="of:=JSONSTRUCTURESREEMPLOI([.A12];[.B12];[.C12];[.D12];[.E12];[.F12];[.G12];[.H12];[.I12];[.J12];[.K12];[.L12];[.M12];[.N12];[.O12];[.P12];[.Q12];[.AJ12];[.AK12];[.T12];[.U12];[.V12];[.W12];[.X12];[.Y12])" office:value-type="string" office:string-value="" calcext:value-type="error">
            <text:p>#VALEUR !</text:p>
          </table:table-cell>
          <table:table-cell table:number-columns-repeated="6"/>
          <table:table-cell table:style-name="Default" table:formula="of:=CONCATENATE(UTILTRANSFORMEENMOTSCLES([.C12]);&quot;,&quot;;UTILTRANSFORMEENMOTSCLES([.R12]))" office:value-type="string" office:string-value="" calcext:value-type="error">
            <text:p>#VALEUR !</text:p>
          </table:table-cell>
          <table:table-cell table:style-name="Default" table:formula="of:=CONCATENATE(UTILTRANSFORMEENMOTSCLES([.C12]);&quot;,&quot;;UTILTRANSFORMEENMOTSCLES([.S12]))" office:value-type="string" office:string-value="" calcext:value-type="error">
            <text:p>#VALEUR !</text:p>
          </table:table-cell>
          <table:table-cell office:value-type="string" calcext:value-type="string">
            <text:p><text:s/></text:p>
          </table:table-cell>
          <table:table-cell table:number-columns-repeated="972"/>
        </table:table-row>
        <table:table-row table:style-name="ro62">
          <table:table-cell table:style-name="ce105" office:value-type="float" office:value="12" calcext:value-type="float">
            <text:p>12</text:p>
          </table:table-cell>
          <table:table-cell table:style-name="ce109" office:value-type="string" calcext:value-type="string">
            <text:p>stco_reemploi_naga</text:p>
          </table:table-cell>
          <table:table-cell table:style-name="ce109" office:value-type="string" calcext:value-type="string">
            <text:p>Nâga</text:p>
          </table:table-cell>
          <table:table-cell table:style-name="ce109" office:value-type="string" calcext:value-type="string">
            <text:p>Association</text:p>
          </table:table-cell>
          <table:table-cell table:style-name="ce109" office:value-type="string" calcext:value-type="string">
            <text:p>Nâga est une association de récupération et de don d’ordinateurs sur Nantes Métropole.&lt;br/&gt;Nous intervenons dans la récupération de parcs informatiques d’entreprises et d’ordinateurs de particuliers.&lt;br/&gt;Les ordinateurs sont alors reconditionnés, puis donnés aux adhérents de l’association.</text:p>
          </table:table-cell>
          <table:table-cell table:style-name="ce110" office:value-type="string" calcext:value-type="string">
            <text:p>The Nâga is an association making recovery and computer donation Nantes Métropole. We operate in the IT asset recovery companies and private computers. The computers are then reconditioned and given to members of the association.</text:p>
          </table:table-cell>
          <table:table-cell table:style-name="ce109" office:value-type="string" calcext:value-type="string">
            <text:p>17 chemin fontaine Launay</text:p>
          </table:table-cell>
          <table:table-cell table:style-name="ce109"/>
          <table:table-cell table:style-name="ce109" office:value-type="float" office:value="44400" calcext:value-type="float">
            <text:p>44400</text:p>
          </table:table-cell>
          <table:table-cell table:style-name="ce109" office:value-type="string" calcext:value-type="string">
            <text:p>Rezé</text:p>
          </table:table-cell>
          <table:table-cell table:style-name="ce109" office:value-type="string" calcext:value-type="string">
            <text:p>02 85 52 31 22</text:p>
          </table:table-cell>
          <table:table-cell table:style-name="ce109" office:value-type="string" calcext:value-type="string">
            <text:p><text:a xlink:href="" xlink:type="simple">www.naga44.org</text:a></text:p>
          </table:table-cell>
          <table:table-cell table:style-name="ce109" office:value-type="string" calcext:value-type="string">
            <text:p>contact@naga44.org</text:p>
          </table:table-cell>
          <table:table-cell table:style-name="ce109" table:number-columns-repeated="4"/>
          <table:table-cell table:style-name="ce109" office:value-type="string" calcext:value-type="string">
            <text:p>ordi,ordinateur</text:p>
          </table:table-cell>
          <table:table-cell table:style-name="ce109" office:value-type="string" calcext:value-type="string">
            <text:p>computer</text:p>
          </table:table-cell>
          <table:table-cell table:style-name="ce109" office:value-type="string" calcext:value-type="string">
            <text:p>informatique</text:p>
          </table:table-cell>
          <table:table-cell table:style-name="ce109" office:value-type="string" calcext:value-type="string">
            <text:p>47.187252</text:p>
          </table:table-cell>
          <table:table-cell table:style-name="ce109" office:value-type="string" calcext:value-type="string">
            <text:p>-1.5476762</text:p>
          </table:table-cell>
          <table:table-cell table:style-name="ce109" office:value-type="string" calcext:value-type="string">
            <text:p>Selon les infos fournies par Nâga, le 03/11/2016</text:p>
          </table:table-cell>
          <table:table-cell table:style-name="ce120" office:value-type="string" calcext:value-type="string">
            <text:p>Sur rendez-vous</text:p>
          </table:table-cell>
          <table:table-cell table:style-name="ce119" office:value-type="string" calcext:value-type="string">
            <text:p>OUI</text:p>
          </table:table-cell>
          <table:table-cell table:number-columns-repeated="3"/>
          <table:table-cell table:formula="of:=JSONSTRUCTURESREEMPLOI([.A13];[.B13];[.C13];[.D13];[.E13];[.F13];[.G13];[.H13];[.I13];[.J13];[.K13];[.L13];[.M13];[.N13];[.O13];[.P13];[.Q13];[.AJ13];[.AK13];[.T13];[.U13];[.V13];[.W13];[.X13];[.Y13])" office:value-type="string" office:string-value="" calcext:value-type="error">
            <text:p>#VALEUR !</text:p>
          </table:table-cell>
          <table:table-cell table:number-columns-repeated="6"/>
          <table:table-cell table:style-name="Default" table:formula="of:=CONCATENATE(UTILTRANSFORMEENMOTSCLES([.C13]);&quot;,&quot;;UTILTRANSFORMEENMOTSCLES([.R13]))" office:value-type="string" office:string-value="" calcext:value-type="error">
            <text:p>#VALEUR !</text:p>
          </table:table-cell>
          <table:table-cell table:style-name="Default" table:formula="of:=CONCATENATE(UTILTRANSFORMEENMOTSCLES([.C13]);&quot;,&quot;;UTILTRANSFORMEENMOTSCLES([.S13]))" office:value-type="string" office:string-value="" calcext:value-type="error">
            <text:p>#VALEUR !</text:p>
          </table:table-cell>
          <table:table-cell office:value-type="string" calcext:value-type="string">
            <text:p><text:s/></text:p>
          </table:table-cell>
          <table:table-cell table:number-columns-repeated="972"/>
        </table:table-row>
        <table:table-row table:style-name="ro63">
          <table:table-cell table:style-name="ce105" office:value-type="float" office:value="13" calcext:value-type="float">
            <text:p>13</text:p>
          </table:table-cell>
          <table:table-cell table:style-name="ce110" office:value-type="string" calcext:value-type="string">
            <text:p>stco_reemploi_lapommeetlalionne</text:p>
          </table:table-cell>
          <table:table-cell table:style-name="ce110" office:value-type="string" calcext:value-type="string">
            <text:p>La Pomme et La Lionne</text:p>
          </table:table-cell>
          <table:table-cell table:style-name="ce110" office:value-type="string" calcext:value-type="string">
            <text:p>Entreprise</text:p>
          </table:table-cell>
          <table:table-cell table:style-name="ce110" office:value-type="string" calcext:value-type="string">
            <text:p>début mars 2015, un espace sera disponible pour mon atelier boutique à ST Nazaire, près du marché</text:p>
          </table:table-cell>
          <table:table-cell table:style-name="ce110" office:value-type="string" calcext:value-type="string">
            <text:p>beginning in March 2015, a space will be available to my shop workshop ST Nazaire, near the market</text:p>
          </table:table-cell>
          <table:table-cell table:style-name="ce110" office:value-type="string" calcext:value-type="string">
            <text:p>18 r Gauloise</text:p>
          </table:table-cell>
          <table:table-cell table:style-name="ce110"/>
          <table:table-cell table:style-name="ce110" office:value-type="float" office:value="44600" calcext:value-type="float">
            <text:p>44600</text:p>
          </table:table-cell>
          <table:table-cell table:style-name="ce110" office:value-type="string" calcext:value-type="string">
            <text:p>SAINT NAZAIRE</text:p>
          </table:table-cell>
          <table:table-cell table:style-name="ce110" office:value-type="string" calcext:value-type="string">
            <text:p>06.33.63.35.52</text:p>
          </table:table-cell>
          <table:table-cell table:style-name="ce110"/>
          <table:table-cell table:style-name="ce110" office:value-type="string" calcext:value-type="string">
            <text:p>lapommelalionne@gmail.com</text:p>
          </table:table-cell>
          <table:table-cell table:style-name="ce110"/>
          <table:table-cell table:style-name="ce110" office:value-type="string" calcext:value-type="string">
            <text:p>http://www.facebook.com/lapomme.etlalionne/photos_stream</text:p>
          </table:table-cell>
          <table:table-cell table:style-name="ce110" table:number-columns-repeated="2"/>
          <table:table-cell table:style-name="ce110" office:value-type="string" calcext:value-type="string">
            <text:p>vêtement, pull, pantalon, veste</text:p>
          </table:table-cell>
          <table:table-cell table:style-name="ce110" office:value-type="string" calcext:value-type="string">
            <text:p>garment, sweater, pants, jacket</text:p>
          </table:table-cell>
          <table:table-cell table:style-name="ce110" office:value-type="string" calcext:value-type="string">
            <text:p>vêtements</text:p>
          </table:table-cell>
          <table:table-cell table:style-name="ce110" office:value-type="string" calcext:value-type="string">
            <text:p>47.27985</text:p>
          </table:table-cell>
          <table:table-cell table:style-name="ce110" office:value-type="string" calcext:value-type="string">
            <text:p>-2.207535</text:p>
          </table:table-cell>
          <table:table-cell table:style-name="ce110" office:value-type="string" calcext:value-type="string">
            <text:p>Renseigné sur formulaire de mieuxtrieranantes.fr, le 01/09/2014</text:p>
          </table:table-cell>
          <table:table-cell table:style-name="ce120" office:value-type="string" calcext:value-type="string">
            <text:p>10h-12h/14h-19h</text:p>
          </table:table-cell>
          <table:table-cell table:style-name="ce119" office:value-type="string" calcext:value-type="string">
            <text:p>OUI</text:p>
          </table:table-cell>
          <table:table-cell table:number-columns-repeated="3"/>
          <table:table-cell table:formula="of:=JSONSTRUCTURESREEMPLOI([.A14];[.B14];[.C14];[.D14];[.E14];[.F14];[.G14];[.H14];[.I14];[.J14];[.K14];[.L14];[.M14];[.N14];[.O14];[.P14];[.Q14];[.AJ14];[.AK14];[.T14];[.U14];[.V14];[.W14];[.X14];[.Y14])" office:value-type="string" office:string-value="" calcext:value-type="error">
            <text:p>#VALEUR !</text:p>
          </table:table-cell>
          <table:table-cell table:number-columns-repeated="6"/>
          <table:table-cell table:style-name="Default" table:formula="of:=CONCATENATE(UTILTRANSFORMEENMOTSCLES([.C14]);&quot;,&quot;;UTILTRANSFORMEENMOTSCLES([.R14]))" office:value-type="string" office:string-value="" calcext:value-type="error">
            <text:p>#VALEUR !</text:p>
          </table:table-cell>
          <table:table-cell table:style-name="Default" table:formula="of:=CONCATENATE(UTILTRANSFORMEENMOTSCLES([.C14]);&quot;,&quot;;UTILTRANSFORMEENMOTSCLES([.S14]))" office:value-type="string" office:string-value="" calcext:value-type="error">
            <text:p>#VALEUR !</text:p>
          </table:table-cell>
          <table:table-cell office:value-type="string" calcext:value-type="string">
            <text:p><text:s/></text:p>
          </table:table-cell>
          <table:table-cell table:number-columns-repeated="972"/>
        </table:table-row>
        <table:table-row table:style-name="ro64">
          <table:table-cell table:style-name="ce105" office:value-type="float" office:value="14" calcext:value-type="float">
            <text:p>14</text:p>
          </table:table-cell>
          <table:table-cell table:style-name="ce110" office:value-type="string" calcext:value-type="string">
            <text:p>stco_reemploi_techrecyclage</text:p>
          </table:table-cell>
          <table:table-cell table:style-name="ce110" office:value-type="string" calcext:value-type="string">
            <text:p>Tech Recyclage</text:p>
          </table:table-cell>
          <table:table-cell table:style-name="ce110" office:value-type="string" calcext:value-type="string">
            <text:p>Entreprise</text:p>
          </table:table-cell>
          <table:table-cell table:style-name="ce110"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110" office:value-type="string" calcext:value-type="string">
            <text:p>Tech-Recycling recycles your broken or obsolete computer equipment. We also repair your laptops (broken screens, plastics ...). Removal &lt;br/&gt; free on telephone request or email.</text:p>
          </table:table-cell>
          <table:table-cell table:style-name="ce110" office:value-type="string" calcext:value-type="string">
            <text:p>22 rue de Verdun</text:p>
          </table:table-cell>
          <table:table-cell table:style-name="ce110" office:value-type="string" calcext:value-type="string">
            <text:p>Magasin Nelumbo</text:p>
          </table:table-cell>
          <table:table-cell table:style-name="ce110" office:value-type="float" office:value="44000" calcext:value-type="float">
            <text:p>44000</text:p>
          </table:table-cell>
          <table:table-cell table:style-name="ce110" office:value-type="string" calcext:value-type="string">
            <text:p>Nantes</text:p>
          </table:table-cell>
          <table:table-cell table:style-name="ce110" office:value-type="string" calcext:value-type="string">
            <text:p>06 66 97 99 68</text:p>
          </table:table-cell>
          <table:table-cell table:style-name="ce110"/>
          <table:table-cell table:style-name="ce110" office:value-type="string" calcext:value-type="string">
            <text:p>contact@tech-recyclage.com</text:p>
          </table:table-cell>
          <table:table-cell table:style-name="ce110"/>
          <table:table-cell table:style-name="ce110" office:value-type="string" calcext:value-type="string">
            <text:p>https://www.facebook.com/techrecyclage</text:p>
          </table:table-cell>
          <table:table-cell table:style-name="ce110"/>
          <table:table-cell table:style-name="ce110" office:value-type="string" calcext:value-type="string">
            <text:p>0101-3112_lu_13h00-19h00,0101-3112_ma+me+je+ve+sa_10h30-19h00</text:p>
          </table:table-cell>
          <table:table-cell table:style-name="ce110" office:value-type="string" calcext:value-type="string">
            <text:p>ordinateurs,imprimantes,smartphones,tablettes</text:p>
          </table:table-cell>
          <table:table-cell table:style-name="ce110" office:value-type="string" calcext:value-type="string">
            <text:p>computers, imrpmantes, smartphones, tablets</text:p>
          </table:table-cell>
          <table:table-cell table:style-name="ce110"/>
          <table:table-cell table:style-name="ce110" office:value-type="string" calcext:value-type="string">
            <text:p>47.216793</text:p>
          </table:table-cell>
          <table:table-cell table:style-name="ce110" office:value-type="string" calcext:value-type="string">
            <text:p>-1.552638</text:p>
          </table:table-cell>
          <table:table-cell table:style-name="ce110" office:value-type="string" calcext:value-type="string">
            <text:p>Renseigné sur formulaire de mieuxtrieranantes.fr, le 14/01/2015</text:p>
          </table:table-cell>
          <table:table-cell table:style-name="ce120"/>
          <table:table-cell table:style-name="ce119" office:value-type="string" calcext:value-type="string">
            <text:p>OUI</text:p>
          </table:table-cell>
          <table:table-cell table:number-columns-repeated="3"/>
          <table:table-cell table:formula="of:=JSONSTRUCTURESREEMPLOI([.A15];[.B15];[.C15];[.D15];[.E15];[.F15];[.G15];[.H15];[.I15];[.J15];[.K15];[.L15];[.M15];[.N15];[.O15];[.P15];[.Q15];[.AJ15];[.AK15];[.T15];[.U15];[.V15];[.W15];[.X15];[.Y15])" office:value-type="string" office:string-value="" calcext:value-type="error">
            <text:p>#VALEUR !</text:p>
          </table:table-cell>
          <table:table-cell table:number-columns-repeated="6"/>
          <table:table-cell table:style-name="Default" table:formula="of:=CONCATENATE(UTILTRANSFORMEENMOTSCLES([.C15]);&quot;,&quot;;UTILTRANSFORMEENMOTSCLES([.R15]))" office:value-type="string" office:string-value="" calcext:value-type="error">
            <text:p>#VALEUR !</text:p>
          </table:table-cell>
          <table:table-cell table:style-name="Default" table:formula="of:=CONCATENATE(UTILTRANSFORMEENMOTSCLES([.C15]);&quot;,&quot;;UTILTRANSFORMEENMOTSCLES([.S15]))"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15" calcext:value-type="float">
            <text:p>15</text:p>
          </table:table-cell>
          <table:table-cell table:style-name="ce109" office:value-type="string" calcext:value-type="string">
            <text:p>stco_reemploi_catourneautroc</text:p>
          </table:table-cell>
          <table:table-cell table:style-name="ce109" office:value-type="string" calcext:value-type="string">
            <text:p>Ça Tourn'au Troc (Couëron)</text:p>
          </table:table-cell>
          <table:table-cell table:style-name="ce109" office:value-type="string" calcext:value-type="string">
            <text:p>Entreprise</text:p>
          </table:table-cell>
          <table:table-cell table:style-name="ce109" office:value-type="string" calcext:value-type="string">
            <text:p>Dépôt-vente vêtements et accessoires. Femme et enfant. Dépôt uniquement sur rendez-vous. </text:p>
          </table:table-cell>
          <table:table-cell table:style-name="ce110" office:value-type="string" calcext:value-type="string">
            <text:p>Consignment clothing and accessories. Woman and child. Deposit by appointment only.</text:p>
          </table:table-cell>
          <table:table-cell table:style-name="ce109" office:value-type="string" calcext:value-type="string">
            <text:p>1 rue de la Marne </text:p>
          </table:table-cell>
          <table:table-cell table:style-name="ce109"/>
          <table:table-cell table:style-name="ce109" office:value-type="float" office:value="44220" calcext:value-type="float">
            <text:p>44220</text:p>
          </table:table-cell>
          <table:table-cell table:style-name="ce109" office:value-type="string" calcext:value-type="string">
            <text:p>Couëron</text:p>
          </table:table-cell>
          <table:table-cell table:style-name="ce109" office:value-type="string" calcext:value-type="string">
            <text:p>09 51 49 22 88</text:p>
          </table:table-cell>
          <table:table-cell table:style-name="ce109"/>
          <table:table-cell table:style-name="ce109" office:value-type="string" calcext:value-type="string">
            <text:p>catourneautroc@free.fr</text:p>
          </table:table-cell>
          <table:table-cell table:style-name="ce109" table:number-columns-repeated="3"/>
          <table:table-cell table:style-name="ce109" office:value-type="string" calcext:value-type="string">
            <text:p>0101-3112_ma+me+je+ve_09h00-12h15+15h00-18h30,0101-3112_sa_10h00-12h00</text:p>
          </table:table-cell>
          <table:table-cell table:style-name="ce109" office:value-type="string" calcext:value-type="string">
            <text:p>vêtement, pull, pantalon, veste</text:p>
          </table:table-cell>
          <table:table-cell table:style-name="ce109" office:value-type="string" calcext:value-type="string">
            <text:p>garment, sweater, pants, jacket</text:p>
          </table:table-cell>
          <table:table-cell table:style-name="ce109" office:value-type="string" calcext:value-type="string">
            <text:p>vêtements</text:p>
          </table:table-cell>
          <table:table-cell table:style-name="ce109" office:value-type="string" calcext:value-type="string">
            <text:p>47.209943</text:p>
          </table:table-cell>
          <table:table-cell table:style-name="ce109" office:value-type="string" calcext:value-type="string">
            <text:p>-1.730260</text:p>
          </table:table-cell>
          <table:table-cell table:style-name="ce116" office:value-type="string" calcext:value-type="string">
            <text:p>Ça Tourn'au Troc / MieuxTrierANantes 03/2016</text:p>
          </table:table-cell>
          <table:table-cell table:style-name="ce120" office:value-type="string" calcext:value-type="string">
            <text:p>Mardi au Vendredi 09h00 à 12h15 - 15h00 à 18h00, Samedi : 10h00 à 12h00 </text:p>
          </table:table-cell>
          <table:table-cell table:style-name="ce119" office:value-type="string" calcext:value-type="string">
            <text:p>OUI</text:p>
          </table:table-cell>
          <table:table-cell table:number-columns-repeated="3"/>
          <table:table-cell table:formula="of:=JSONSTRUCTURESREEMPLOI([.A16];[.B16];[.C16];[.D16];[.E16];[.F16];[.G16];[.H16];[.I16];[.J16];[.K16];[.L16];[.M16];[.N16];[.O16];[.P16];[.Q16];[.AJ16];[.AK16];[.T16];[.U16];[.V16];[.W16];[.X16];[.Y16])" office:value-type="string" office:string-value="" calcext:value-type="error">
            <text:p>#VALEUR !</text:p>
          </table:table-cell>
          <table:table-cell table:number-columns-repeated="6"/>
          <table:table-cell table:style-name="Default" table:formula="of:=CONCATENATE(UTILTRANSFORMEENMOTSCLES([.C16]);&quot;,&quot;;UTILTRANSFORMEENMOTSCLES([.R16]))" office:value-type="string" office:string-value="" calcext:value-type="error">
            <text:p>#VALEUR !</text:p>
          </table:table-cell>
          <table:table-cell table:style-name="Default" table:formula="of:=CONCATENATE(UTILTRANSFORMEENMOTSCLES([.C16]);&quot;,&quot;;UTILTRANSFORMEENMOTSCLES([.S16]))" office:value-type="string" office:string-value="" calcext:value-type="error">
            <text:p>#VALEUR !</text:p>
          </table:table-cell>
          <table:table-cell office:value-type="string" calcext:value-type="string">
            <text:p><text:s/></text:p>
          </table:table-cell>
          <table:table-cell table:number-columns-repeated="972"/>
        </table:table-row>
        <table:table-row table:style-name="ro64">
          <table:table-cell table:style-name="ce105" office:value-type="float" office:value="16" calcext:value-type="float">
            <text:p>16</text:p>
          </table:table-cell>
          <table:table-cell table:style-name="ce109" office:value-type="string" calcext:value-type="string">
            <text:p>stco_reemploi_ataovelo</text:p>
          </table:table-cell>
          <table:table-cell table:style-name="ce109" office:value-type="string" calcext:value-type="string">
            <text:p>ATAO (Saint-Herblain) vélo</text:p>
          </table:table-cell>
          <table:table-cell table:style-name="ce109" office:value-type="string" calcext:value-type="string">
            <text:p>Association</text:p>
          </table:table-cell>
          <table:table-cell table:style-name="ce109" office:value-type="string" calcext:value-type="string">
            <text:p>Plusieurs types de services sont proposés aux entreprises et aux particuliers :&lt;br/&gt;- la vente de bicyclettes remises en état et garanties&lt;br/&gt;-L'entretien de bicyclettes de particuliers ou d'un parc d'entreprise.</text:p>
          </table:table-cell>
          <table:table-cell table:style-name="ce110"/>
          <table:table-cell table:style-name="ce109" office:value-type="string" calcext:value-type="string">
            <text:p>7 rue du Lamineur </text:p>
          </table:table-cell>
          <table:table-cell table:style-name="ce109" office:value-type="string" calcext:value-type="string">
            <text:p><text:s/></text:p>
          </table:table-cell>
          <table:table-cell table:style-name="ce109" office:value-type="float" office:value="44800" calcext:value-type="float">
            <text:p>44800</text:p>
          </table:table-cell>
          <table:table-cell table:style-name="ce109" office:value-type="string" calcext:value-type="string">
            <text:p>SAINT-HERBLAIN</text:p>
          </table:table-cell>
          <table:table-cell table:style-name="ce109" office:value-type="string" calcext:value-type="string">
            <text:p>02 40 92 89 00</text:p>
          </table:table-cell>
          <table:table-cell table:style-name="ce109" office:value-type="string" calcext:value-type="string">
            <text:p><text:a xlink:href="" xlink:type="simple">http://atao-insertion.fr/</text:a></text:p>
          </table:table-cell>
          <table:table-cell table:style-name="ce109" office:value-type="string" calcext:value-type="string">
            <text:p><text:a xlink:href="mailto:velo@atao-insertion.fr" xlink:type="simple">velo@atao-insertion.fr</text:a></text:p>
          </table:table-cell>
          <table:table-cell table:style-name="ce109" office:value-type="string" calcext:value-type="string">
            <text:p><text:s/></text:p>
          </table:table-cell>
          <table:table-cell table:style-name="ce109" office:value-type="string" calcext:value-type="string">
            <text:p>https://www.facebook.com/ATAOnantes/?fref=ts</text:p>
          </table:table-cell>
          <table:table-cell table:style-name="ce109" office:value-type="string" calcext:value-type="string">
            <text:p><text:s/></text:p>
          </table:table-cell>
          <table:table-cell table:style-name="ce110" office:value-type="string" calcext:value-type="string">
            <text:p>0101-3112_lu+me_08h00-12h00+13h30-16h00,0101-3112_ma+je_08h00-12h15+13h00-17h00,0101-3112_ve_08h00-12h00</text:p>
          </table:table-cell>
          <table:table-cell table:style-name="ce113" office:value-type="string" calcext:value-type="string">
            <text:p>vélo,roue,pédalier</text:p>
          </table:table-cell>
          <table:table-cell table:style-name="ce109" office:value-type="string" calcext:value-type="string">
            <text:p>bike,wheel,pedals</text:p>
          </table:table-cell>
          <table:table-cell table:style-name="ce109" office:value-type="string" calcext:value-type="string">
            <text:p>vélo</text:p>
          </table:table-cell>
          <table:table-cell table:style-name="ce109" office:value-type="string" calcext:value-type="string">
            <text:p>47.218935</text:p>
          </table:table-cell>
          <table:table-cell table:style-name="ce109" office:value-type="string" calcext:value-type="string">
            <text:p>-1.645201</text:p>
          </table:table-cell>
          <table:table-cell table:style-name="ce117" office:value-type="string" calcext:value-type="string">
            <text:p>Entretien Atao / MieuxTrierANantes 03/2016</text:p>
          </table:table-cell>
          <table:table-cell table:style-name="ce120" office:value-type="string" calcext:value-type="string">
            <text:p><text:s/>Lundi et mercredi : 8h - 12h &amp; 13h30 – 16h, Mardi et jeudi 8h - 12h15 &amp; 13h – 17h, Vendredi 8h – 12h&lt;br/&gt;Le 1er mercredi de chaque mois : ouverture à 13h30</text:p>
          </table:table-cell>
          <table:table-cell table:style-name="ce119" office:value-type="string" calcext:value-type="string">
            <text:p>OUI</text:p>
          </table:table-cell>
          <table:table-cell table:number-columns-repeated="3"/>
          <table:table-cell table:formula="of:=JSONSTRUCTURESREEMPLOI([.A17];[.B17];[.C17];[.D17];[.E17];[.F17];[.G17];[.H17];[.I17];[.J17];[.K17];[.L17];[.M17];[.N17];[.O17];[.P17];[.Q17];[.AJ17];[.AK17];[.T17];[.U17];[.V17];[.W17];[.X17];[.Y17])" office:value-type="string" office:string-value="" calcext:value-type="error">
            <text:p>#VALEUR !</text:p>
          </table:table-cell>
          <table:table-cell table:number-columns-repeated="6"/>
          <table:table-cell table:style-name="Default" table:formula="of:=CONCATENATE(UTILTRANSFORMEENMOTSCLES([.C17]);&quot;,&quot;;UTILTRANSFORMEENMOTSCLES([.R17]))" office:value-type="string" office:string-value="" calcext:value-type="error">
            <text:p>#VALEUR !</text:p>
          </table:table-cell>
          <table:table-cell table:style-name="Default" table:formula="of:=CONCATENATE(UTILTRANSFORMEENMOTSCLES([.C17]);&quot;,&quot;;UTILTRANSFORMEENMOTSCLES([.S17]))" office:value-type="string" office:string-value="" calcext:value-type="error">
            <text:p>#VALEUR !</text:p>
          </table:table-cell>
          <table:table-cell office:value-type="string" calcext:value-type="string">
            <text:p><text:s/></text:p>
          </table:table-cell>
          <table:table-cell table:number-columns-repeated="972"/>
        </table:table-row>
        <table:table-row table:style-name="ro66">
          <table:table-cell table:style-name="ce105" office:value-type="float" office:value="17" calcext:value-type="float">
            <text:p>17</text:p>
          </table:table-cell>
          <table:table-cell table:style-name="ce109" office:value-type="string" calcext:value-type="string">
            <text:p>stco_reemploi_ataoauto</text:p>
          </table:table-cell>
          <table:table-cell table:style-name="ce109" office:value-type="string" calcext:value-type="string">
            <text:p>ATAO (Saint-Herblain) auto</text:p>
          </table:table-cell>
          <table:table-cell table:style-name="ce109" office:value-type="string" calcext:value-type="string">
            <text:p>Association</text:p>
          </table:table-cell>
          <table:table-cell table:style-name="ce109" office:value-type="string" calcext:value-type="string">
            <text:p>ATAO recherche des véhicules usagés qui puissent être réparés : berlines ou petits utilitaires (toutes marques, tous kilométrages).&lt;br/&gt;Ses salariés les remettent en état et l’association les vend aux personnes à faible revenu (RSA, jeunes...), dans le cadre de leur projet professionnel.&lt;br/&gt;&lt;br/&gt;ATAO développe ainsi une double démarche d'insertion :&lt;br/&gt;- Vos dons permettent une activité professionnalisante dans les métiers de la mécanique automobile et de l'accueil, ce qui permet le retour à l'emploi de ses salariés&lt;br/&gt; - Une fois remis à neuf, ces véhicules offrent aux bénéficiaires de minima sociaux la mobilité nécessaire pour accéder à l'emploi.&lt;br/&gt;&lt;br/&gt;Et : vous réduisez vos impôts : Les dons permettent une déduction fiscale : 60 % du montant pour les entreprises et 66 % pour les particuliers.</text:p>
          </table:table-cell>
          <table:table-cell table:style-name="ce110"/>
          <table:table-cell table:style-name="ce109" office:value-type="string" calcext:value-type="string">
            <text:p>7 rue du Lamineur </text:p>
          </table:table-cell>
          <table:table-cell table:style-name="ce109" office:value-type="string" calcext:value-type="string">
            <text:p><text:s/></text:p>
          </table:table-cell>
          <table:table-cell table:style-name="ce109" office:value-type="float" office:value="44800" calcext:value-type="float">
            <text:p>44800</text:p>
          </table:table-cell>
          <table:table-cell table:style-name="ce109" office:value-type="string" calcext:value-type="string">
            <text:p>SAINT-HERBLAIN</text:p>
          </table:table-cell>
          <table:table-cell table:style-name="ce109" office:value-type="string" calcext:value-type="string">
            <text:p>02 40 92 28 91</text:p>
          </table:table-cell>
          <table:table-cell table:style-name="ce109" office:value-type="string" calcext:value-type="string">
            <text:p><text:a xlink:href="" xlink:type="simple">http://atao-insertion.fr/</text:a></text:p>
          </table:table-cell>
          <table:table-cell table:style-name="ce109" office:value-type="string" calcext:value-type="string">
            <text:p>auto@atao-insertion.fr</text:p>
          </table:table-cell>
          <table:table-cell table:style-name="ce109" office:value-type="string" calcext:value-type="string">
            <text:p><text:s/></text:p>
          </table:table-cell>
          <table:table-cell table:style-name="ce109" office:value-type="string" calcext:value-type="string">
            <text:p>https://www.facebook.com/ATAOnantes/?fref=ts</text:p>
          </table:table-cell>
          <table:table-cell table:style-name="ce109" office:value-type="string" calcext:value-type="string">
            <text:p><text:s/></text:p>
          </table:table-cell>
          <table:table-cell table:style-name="ce110" office:value-type="string" calcext:value-type="string">
            <text:p>0101-3112_lu_08h00-12h15+13h30-16h00,0101-3112_ma_08h00-12h15+13h30-17h00,0101-3112_me_08h00-12h00+13h30-16h00,0101-3112_je_08h00-12h15+13h00-17h00,0101-3112_ve_08h00-12h15</text:p>
          </table:table-cell>
          <table:table-cell table:style-name="ce109" office:value-type="string" calcext:value-type="string">
            <text:p>auto,automobile,auto,voiture</text:p>
          </table:table-cell>
          <table:table-cell table:style-name="ce109" office:value-type="string" calcext:value-type="string">
            <text:p>car,automotive,auto</text:p>
          </table:table-cell>
          <table:table-cell table:style-name="ce109"/>
          <table:table-cell table:style-name="ce109" office:value-type="string" calcext:value-type="string">
            <text:p>47.218935</text:p>
          </table:table-cell>
          <table:table-cell table:style-name="ce109" office:value-type="string" calcext:value-type="string">
            <text:p>-1.645201</text:p>
          </table:table-cell>
          <table:table-cell table:style-name="ce117" office:value-type="string" calcext:value-type="string">
            <text:p>Entretien Atao / MieuxTrierANantes 03/2016</text:p>
          </table:table-cell>
          <table:table-cell table:style-name="ce121" office:value-type="string" calcext:value-type="string">
            <text:p>Lundi 8h00 - 12h15 / 13h30 – 16h00,Mardi 8h00 - 12h15 / 13h00 – 17h00,Mercredi* 8h00 - 12h00 / 13h30 – 16h00,Jeudi 8h00 - 12h15 / 13h00 – 17h00,Vendredi 8h00 – 12h15&lt;br/&gt;* Le 1er mercredi de chaque mois : ouverture à 13h30</text:p>
          </table:table-cell>
          <table:table-cell table:style-name="ce119" office:value-type="string" calcext:value-type="string">
            <text:p>OUI</text:p>
          </table:table-cell>
          <table:table-cell table:number-columns-repeated="3"/>
          <table:table-cell table:formula="of:=JSONSTRUCTURESREEMPLOI([.A18];[.B18];[.C18];[.D18];[.E18];[.F18];[.G18];[.H18];[.I18];[.J18];[.K18];[.L18];[.M18];[.N18];[.O18];[.P18];[.Q18];[.AJ18];[.AK18];[.T18];[.U18];[.V18];[.W18];[.X18];[.Y18])" office:value-type="string" office:string-value="" calcext:value-type="error">
            <text:p>#VALEUR !</text:p>
          </table:table-cell>
          <table:table-cell table:number-columns-repeated="6"/>
          <table:table-cell table:style-name="Default" table:formula="of:=CONCATENATE(UTILTRANSFORMEENMOTSCLES([.C18]);&quot;,&quot;;UTILTRANSFORMEENMOTSCLES([.R18]))" office:value-type="string" office:string-value="" calcext:value-type="error">
            <text:p>#VALEUR !</text:p>
          </table:table-cell>
          <table:table-cell table:style-name="Default" table:formula="of:=CONCATENATE(UTILTRANSFORMEENMOTSCLES([.C18]);&quot;,&quot;;UTILTRANSFORMEENMOTSCLES([.S18]))" office:value-type="string" office:string-value="" calcext:value-type="error">
            <text:p>#VALEUR !</text:p>
          </table:table-cell>
          <table:table-cell office:value-type="string" calcext:value-type="string">
            <text:p><text:s/></text:p>
          </table:table-cell>
          <table:table-cell table:number-columns-repeated="972"/>
        </table:table-row>
        <table:table-row table:style-name="ro67">
          <table:table-cell table:style-name="ce105" office:value-type="float" office:value="18" calcext:value-type="float">
            <text:p>18</text:p>
          </table:table-cell>
          <table:table-cell table:style-name="ce109" office:value-type="string" calcext:value-type="string">
            <text:p>stco_reemploi_boiteutile1</text:p>
          </table:table-cell>
          <table:table-cell table:style-name="ce109" office:value-type="string" calcext:value-type="string">
            <text:p>La Boîte Utile (Vincent Gache, Nantes)</text:p>
          </table:table-cell>
          <table:table-cell table:style-name="ce109" office:value-type="string" calcext:value-type="string">
            <text:p>Association</text:p>
          </table:table-cell>
          <table:table-cell table:style-name="ce109"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110"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109" office:value-type="string" calcext:value-type="string">
            <text:p>rue de Nizan</text:p>
          </table:table-cell>
          <table:table-cell table:style-name="ce109"/>
          <table:table-cell table:style-name="ce109" office:value-type="float" office:value="44200" calcext:value-type="float">
            <text:p>44200</text:p>
          </table:table-cell>
          <table:table-cell table:style-name="ce109" office:value-type="string" calcext:value-type="string">
            <text:p>NANTES</text:p>
          </table:table-cell>
          <table:table-cell table:style-name="ce109"/>
          <table:table-cell table:style-name="ce109" office:value-type="string" calcext:value-type="string">
            <text:p><text:a xlink:href="" xlink:type="simple">http://lesboitesutiles.tumblr.com/</text:a></text:p>
          </table:table-cell>
          <table:table-cell table:style-name="ce109" office:value-type="string" calcext:value-type="string">
            <text:p>lesboitesutiles@gmail.com</text:p>
          </table:table-cell>
          <table:table-cell table:style-name="ce109" table:number-columns-repeated="3"/>
          <table:table-cell table:style-name="ce109" office:value-type="string" calcext:value-type="string">
            <text:p>0101-312_lu-ma-me-je-ve-sa-di_00h00-23h59</text:p>
          </table:table-cell>
          <table:table-cell table:style-name="ce109" office:value-type="string" calcext:value-type="string">
            <text:p>vêtement,pull,pantalon,veste,jeu,divers</text:p>
          </table:table-cell>
          <table:table-cell table:style-name="ce109"/>
          <table:table-cell table:style-name="ce109" office:value-type="string" calcext:value-type="string">
            <text:p>divers</text:p>
          </table:table-cell>
          <table:table-cell table:style-name="ce109" office:value-type="string" calcext:value-type="string">
            <text:p>47.205534</text:p>
          </table:table-cell>
          <table:table-cell table:style-name="ce109" office:value-type="string" calcext:value-type="string">
            <text:p>-1.550461</text:p>
          </table:table-cell>
          <table:table-cell table:style-name="ce109" office:value-type="string" calcext:value-type="string">
            <text:p>MieuxTrierANantes 01/2015</text:p>
          </table:table-cell>
          <table:table-cell table:style-name="ce121" office:value-type="string" calcext:value-type="string">
            <text:p>Ouvert tout le temps</text:p>
          </table:table-cell>
          <table:table-cell table:style-name="ce119"/>
          <table:table-cell table:number-columns-repeated="3"/>
          <table:table-cell table:formula="of:=JSONSTRUCTURESREEMPLOI([.A19];[.B19];[.C19];[.D19];[.E19];[.F19];[.G19];[.H19];[.I19];[.J19];[.K19];[.L19];[.M19];[.N19];[.O19];[.P19];[.Q19];[.AJ19];[.AK19];[.T19];[.U19];[.V19];[.W19];[.X19];[.Y19])" office:value-type="string" office:string-value="" calcext:value-type="error">
            <text:p>#VALEUR !</text:p>
          </table:table-cell>
          <table:table-cell table:number-columns-repeated="6"/>
          <table:table-cell table:style-name="Default" table:formula="of:=CONCATENATE(UTILTRANSFORMEENMOTSCLES([.C19]);&quot;,&quot;;UTILTRANSFORMEENMOTSCLES([.R19]))" office:value-type="string" office:string-value="" calcext:value-type="error">
            <text:p>#VALEUR !</text:p>
          </table:table-cell>
          <table:table-cell table:style-name="Default" table:formula="of:=CONCATENATE(UTILTRANSFORMEENMOTSCLES([.C19]);&quot;,&quot;;UTILTRANSFORMEENMOTSCLES([.S19]))" office:value-type="string" office:string-value="" calcext:value-type="error">
            <text:p>#VALEUR !</text:p>
          </table:table-cell>
          <table:table-cell office:value-type="string" calcext:value-type="string">
            <text:p><text:s/></text:p>
          </table:table-cell>
          <table:table-cell table:number-columns-repeated="972"/>
        </table:table-row>
        <table:table-row table:style-name="ro67">
          <table:table-cell table:style-name="ce105" office:value-type="float" office:value="19" calcext:value-type="float">
            <text:p>19</text:p>
          </table:table-cell>
          <table:table-cell table:style-name="ce109" office:value-type="string" calcext:value-type="string">
            <text:p>stco_reemploi_boiteutile2</text:p>
          </table:table-cell>
          <table:table-cell table:style-name="ce109" office:value-type="string" calcext:value-type="string">
            <text:p>La Boîte Utile 3 (La Bottière, Nantes)</text:p>
          </table:table-cell>
          <table:table-cell table:style-name="ce109" office:value-type="string" calcext:value-type="string">
            <text:p>Association</text:p>
          </table:table-cell>
          <table:table-cell table:style-name="ce109" table:formula="of:=[.E19]"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110" table:formula="of:=[.F19]"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109" office:value-type="string" calcext:value-type="string">
            <text:p>esplanade de la Maison de Quartier, 147 route de Sainte-Luce</text:p>
          </table:table-cell>
          <table:table-cell table:style-name="ce109"/>
          <table:table-cell table:style-name="ce109" office:value-type="float" office:value="44300" calcext:value-type="float">
            <text:p>44300</text:p>
          </table:table-cell>
          <table:table-cell table:style-name="ce109" office:value-type="string" calcext:value-type="string">
            <text:p>NANTES</text:p>
          </table:table-cell>
          <table:table-cell table:style-name="ce109"/>
          <table:table-cell table:style-name="ce109" office:value-type="string" calcext:value-type="string">
            <text:p><text:a xlink:href="" xlink:type="simple">http://lesboitesutiles.tumblr.com/</text:a></text:p>
          </table:table-cell>
          <table:table-cell table:style-name="ce109" office:value-type="string" calcext:value-type="string">
            <text:p>lesboitesutiles@gmail.com</text:p>
          </table:table-cell>
          <table:table-cell table:style-name="ce109" table:number-columns-repeated="3"/>
          <table:table-cell table:style-name="ce109" office:value-type="string" calcext:value-type="string">
            <text:p>0101-312_lu-ma-me-je-ve-sa-di_00h00-23h59</text:p>
          </table:table-cell>
          <table:table-cell table:style-name="ce109" office:value-type="string" calcext:value-type="string">
            <text:p>vêtement,pull,pantalon,veste,jeu,divers</text:p>
          </table:table-cell>
          <table:table-cell table:style-name="ce109"/>
          <table:table-cell table:style-name="ce109" office:value-type="string" calcext:value-type="string">
            <text:p>divers</text:p>
          </table:table-cell>
          <table:table-cell table:style-name="ce109" office:value-type="string" calcext:value-type="string">
            <text:p>47.236002</text:p>
          </table:table-cell>
          <table:table-cell table:style-name="ce109" office:value-type="string" calcext:value-type="string">
            <text:p>-1.519424</text:p>
          </table:table-cell>
          <table:table-cell table:style-name="ce109" office:value-type="string" calcext:value-type="string">
            <text:p>MieuxTrierANantes 09/2015</text:p>
          </table:table-cell>
          <table:table-cell table:style-name="ce121" office:value-type="string" calcext:value-type="string">
            <text:p>Ouvert tout le temps</text:p>
          </table:table-cell>
          <table:table-cell table:style-name="ce119"/>
          <table:table-cell table:number-columns-repeated="3"/>
          <table:table-cell table:formula="of:=JSONSTRUCTURESREEMPLOI([.A20];[.B20];[.C20];[.D20];[.E20];[.F20];[.G20];[.H20];[.I20];[.J20];[.K20];[.L20];[.M20];[.N20];[.O20];[.P20];[.Q20];[.AJ20];[.AK20];[.T20];[.U20];[.V20];[.W20];[.X20];[.Y20])" office:value-type="string" office:string-value="" calcext:value-type="error">
            <text:p>#VALEUR !</text:p>
          </table:table-cell>
          <table:table-cell table:number-columns-repeated="6"/>
          <table:table-cell table:style-name="Default" table:formula="of:=CONCATENATE(UTILTRANSFORMEENMOTSCLES([.C20]);&quot;,&quot;;UTILTRANSFORMEENMOTSCLES([.R20]))" office:value-type="string" office:string-value="" calcext:value-type="error">
            <text:p>#VALEUR !</text:p>
          </table:table-cell>
          <table:table-cell table:style-name="Default" table:formula="of:=CONCATENATE(UTILTRANSFORMEENMOTSCLES([.C20]);&quot;,&quot;;UTILTRANSFORMEENMOTSCLES([.S20]))" office:value-type="string" office:string-value="" calcext:value-type="error">
            <text:p>#VALEUR !</text:p>
          </table:table-cell>
          <table:table-cell office:value-type="string" calcext:value-type="string">
            <text:p><text:s/></text:p>
          </table:table-cell>
          <table:table-cell table:number-columns-repeated="972"/>
        </table:table-row>
        <table:table-row table:style-name="ro67">
          <table:table-cell table:style-name="ce105" office:value-type="float" office:value="20" calcext:value-type="float">
            <text:p>20</text:p>
          </table:table-cell>
          <table:table-cell table:style-name="ce109" office:value-type="string" calcext:value-type="string">
            <text:p>stco_reemploi_boiteutile3</text:p>
          </table:table-cell>
          <table:table-cell table:style-name="ce109" office:value-type="string" calcext:value-type="string">
            <text:p>La Boîte Utile 2 (Sainte-Thérèse, Nantes)</text:p>
          </table:table-cell>
          <table:table-cell table:style-name="ce109" office:value-type="string" calcext:value-type="string">
            <text:p>Association</text:p>
          </table:table-cell>
          <table:table-cell table:style-name="ce109" table:formula="of:=[.E19]"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110" table:formula="of:=[.F19]"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109" office:value-type="string" calcext:value-type="string">
            <text:p>59 Rue de la Gourmette</text:p>
          </table:table-cell>
          <table:table-cell table:style-name="ce109"/>
          <table:table-cell table:style-name="ce109" office:value-type="float" office:value="44300" calcext:value-type="float">
            <text:p>44300</text:p>
          </table:table-cell>
          <table:table-cell table:style-name="ce109" office:value-type="string" calcext:value-type="string">
            <text:p>NANTES</text:p>
          </table:table-cell>
          <table:table-cell table:style-name="ce109"/>
          <table:table-cell table:style-name="ce109" office:value-type="string" calcext:value-type="string">
            <text:p><text:a xlink:href="" xlink:type="simple">http://lesboitesutiles.tumblr.com/</text:a></text:p>
          </table:table-cell>
          <table:table-cell table:style-name="ce109" office:value-type="string" calcext:value-type="string">
            <text:p>lesboitesutiles@gmail.com</text:p>
          </table:table-cell>
          <table:table-cell table:style-name="ce109" table:number-columns-repeated="3"/>
          <table:table-cell table:style-name="ce109" office:value-type="string" calcext:value-type="string">
            <text:p>0101-312_lu-ma-me-je-ve-sa-di_00h00-23h59</text:p>
          </table:table-cell>
          <table:table-cell table:style-name="ce109" office:value-type="string" calcext:value-type="string">
            <text:p>vêtement,pull,pantalon,veste,jeu,divers</text:p>
          </table:table-cell>
          <table:table-cell table:style-name="ce109"/>
          <table:table-cell table:style-name="ce109" office:value-type="string" calcext:value-type="string">
            <text:p>divers</text:p>
          </table:table-cell>
          <table:table-cell table:style-name="ce109" office:value-type="string" calcext:value-type="string">
            <text:p>47.233464</text:p>
          </table:table-cell>
          <table:table-cell table:style-name="ce109" office:value-type="string" calcext:value-type="string">
            <text:p>-1.574327</text:p>
          </table:table-cell>
          <table:table-cell table:style-name="ce109" office:value-type="string" calcext:value-type="string">
            <text:p>MieuxTrierANantes 03/2016</text:p>
          </table:table-cell>
          <table:table-cell table:style-name="ce121" office:value-type="string" calcext:value-type="string">
            <text:p>Ouvert tout le temps</text:p>
          </table:table-cell>
          <table:table-cell table:style-name="ce119"/>
          <table:table-cell table:number-columns-repeated="3"/>
          <table:table-cell table:formula="of:=JSONSTRUCTURESREEMPLOI([.A21];[.B21];[.C21];[.D21];[.E21];[.F21];[.G21];[.H21];[.I21];[.J21];[.K21];[.L21];[.M21];[.N21];[.O21];[.P21];[.Q21];[.AJ21];[.AK21];[.T21];[.U21];[.V21];[.W21];[.X21];[.Y21])" office:value-type="string" office:string-value="" calcext:value-type="error">
            <text:p>#VALEUR !</text:p>
          </table:table-cell>
          <table:table-cell table:number-columns-repeated="6"/>
          <table:table-cell table:style-name="Default" table:formula="of:=CONCATENATE(UTILTRANSFORMEENMOTSCLES([.C21]);&quot;,&quot;;UTILTRANSFORMEENMOTSCLES([.R21]))" office:value-type="string" office:string-value="" calcext:value-type="error">
            <text:p>#VALEUR !</text:p>
          </table:table-cell>
          <table:table-cell table:style-name="Default" table:formula="of:=CONCATENATE(UTILTRANSFORMEENMOTSCLES([.C21]);&quot;,&quot;;UTILTRANSFORMEENMOTSCLES([.S21]))" office:value-type="string" office:string-value="" calcext:value-type="error">
            <text:p>#VALEUR !</text:p>
          </table:table-cell>
          <table:table-cell office:value-type="string" calcext:value-type="string">
            <text:p><text:s/></text:p>
          </table:table-cell>
          <table:table-cell table:number-columns-repeated="972"/>
        </table:table-row>
        <table:table-row table:style-name="ro57">
          <table:table-cell table:style-name="ce105" office:value-type="float" office:value="21" calcext:value-type="float">
            <text:p>21</text:p>
          </table:table-cell>
          <table:table-cell table:style-name="ce110" office:value-type="string" calcext:value-type="string">
            <text:p>stco_reemploi_react</text:p>
          </table:table-cell>
          <table:table-cell table:style-name="ce110" office:value-type="string" calcext:value-type="string">
            <text:p>Re-act</text:p>
          </table:table-cell>
          <table:table-cell table:style-name="ce110" office:value-type="string" calcext:value-type="string">
            <text:p>Association</text:p>
          </table:table-cell>
          <table:table-cell table:style-name="ce110"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110"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table:style-name="ce110" office:value-type="string" calcext:value-type="string">
            <text:p>chez Adeline Letscher, 1 allée des Iles Marquises</text:p>
          </table:table-cell>
          <table:table-cell table:style-name="ce110"/>
          <table:table-cell table:style-name="ce110" office:value-type="float" office:value="44300" calcext:value-type="float">
            <text:p>44300</text:p>
          </table:table-cell>
          <table:table-cell table:style-name="ce110" office:value-type="string" calcext:value-type="string">
            <text:p>NANTES</text:p>
          </table:table-cell>
          <table:table-cell table:style-name="ce110" office:value-type="string" calcext:value-type="string">
            <text:p>06 69 17 33 89</text:p>
          </table:table-cell>
          <table:table-cell table:style-name="ce110" office:value-type="string" calcext:value-type="string">
            <text:p>http://re-act.fr/</text:p>
          </table:table-cell>
          <table:table-cell table:style-name="ce110" office:value-type="string" calcext:value-type="string">
            <text:p>react.nantes@gmail.com</text:p>
          </table:table-cell>
          <table:table-cell table:style-name="ce110" office:value-type="string" calcext:value-type="string">
            <text:p>http://twitter.com/RE_atelier</text:p>
          </table:table-cell>
          <table:table-cell table:style-name="ce110" office:value-type="string" calcext:value-type="string">
            <text:p>http://www.facebook.com/pages/RE-act/258885030331</text:p>
          </table:table-cell>
          <table:table-cell table:style-name="ce110" table:number-columns-repeated="2"/>
          <table:table-cell table:style-name="ce110" office:value-type="string" calcext:value-type="string">
            <text:p>vêtement, pull, pantalon, veste</text:p>
          </table:table-cell>
          <table:table-cell table:style-name="ce110" office:value-type="string" calcext:value-type="string">
            <text:p>garment, sweater, pants, jacket</text:p>
          </table:table-cell>
          <table:table-cell table:style-name="ce110" office:value-type="string" calcext:value-type="string">
            <text:p>vêtements</text:p>
          </table:table-cell>
          <table:table-cell table:style-name="ce110" office:value-type="string" calcext:value-type="string">
            <text:p>47.242692</text:p>
          </table:table-cell>
          <table:table-cell table:style-name="ce110" office:value-type="string" calcext:value-type="string">
            <text:p>-1.571018</text:p>
          </table:table-cell>
          <table:table-cell table:style-name="ce110" office:value-type="string" calcext:value-type="string">
            <text:p>MieuxTrierANantes 01/2015</text:p>
          </table:table-cell>
          <table:table-cell table:style-name="ce120" office:value-type="string" calcext:value-type="string">
            <text:p>Ouvert tout le temps</text:p>
          </table:table-cell>
          <table:table-cell table:style-name="ce119"/>
          <table:table-cell table:number-columns-repeated="3"/>
          <table:table-cell table:formula="of:=JSONSTRUCTURESREEMPLOI([.A22];[.B22];[.C22];[.D22];[.E22];[.F22];[.G22];[.H22];[.I22];[.J22];[.K22];[.L22];[.M22];[.N22];[.O22];[.P22];[.Q22];[.AJ22];[.AK22];[.T22];[.U22];[.V22];[.W22];[.X22];[.Y22])" office:value-type="string" office:string-value="" calcext:value-type="error">
            <text:p>#VALEUR !</text:p>
          </table:table-cell>
          <table:table-cell table:number-columns-repeated="6"/>
          <table:table-cell table:style-name="Default" table:formula="of:=CONCATENATE(UTILTRANSFORMEENMOTSCLES([.C22]);&quot;,&quot;;UTILTRANSFORMEENMOTSCLES([.R22]))" office:value-type="string" office:string-value="" calcext:value-type="error">
            <text:p>#VALEUR !</text:p>
          </table:table-cell>
          <table:table-cell table:style-name="Default" table:formula="of:=CONCATENATE(UTILTRANSFORMEENMOTSCLES([.C22]);&quot;,&quot;;UTILTRANSFORMEENMOTSCLES([.S22]))" office:value-type="string" office:string-value="" calcext:value-type="error">
            <text:p>#VALEUR !</text:p>
          </table:table-cell>
          <table:table-cell office:value-type="string" calcext:value-type="string">
            <text:p><text:s/></text:p>
          </table:table-cell>
          <table:table-cell table:number-columns-repeated="972"/>
        </table:table-row>
        <table:table-row table:style-name="ro68">
          <table:table-cell table:style-name="ce105" office:value-type="float" office:value="22" calcext:value-type="float">
            <text:p>22</text:p>
          </table:table-cell>
          <table:table-cell table:style-name="ce110" office:value-type="string" calcext:value-type="string">
            <text:p>stco_reemploi_stationservices</text:p>
          </table:table-cell>
          <table:table-cell table:style-name="ce110" office:value-type="string" calcext:value-type="string">
            <text:p>Stations services</text:p>
          </table:table-cell>
          <table:table-cell table:style-name="ce110" office:value-type="string" calcext:value-type="string">
            <text:p>Association</text:p>
          </table:table-cell>
          <table:table-cell table:style-name="ce110" office:value-type="string" calcext:value-type="string">
            <text:p>Nous récupérons des matières premières propres qui puissent ensuite être revendues à très bas prix aux créatifs pour être réemployer</text:p>
          </table:table-cell>
          <table:table-cell table:style-name="ce110" office:value-type="string" calcext:value-type="string">
            <text:p>We recover the own raw materials that could then be resold at very low prices to be creative reuse</text:p>
          </table:table-cell>
          <table:table-cell table:style-name="ce110" office:value-type="string" calcext:value-type="string">
            <text:p>9 Rue de la Bauche Thiraud</text:p>
          </table:table-cell>
          <table:table-cell table:style-name="ce110"/>
          <table:table-cell table:style-name="ce110" office:value-type="float" office:value="44400" calcext:value-type="float">
            <text:p>44400</text:p>
          </table:table-cell>
          <table:table-cell table:style-name="ce110" office:value-type="string" calcext:value-type="string">
            <text:p>REZE</text:p>
          </table:table-cell>
          <table:table-cell table:style-name="ce112" office:value-type="string" calcext:value-type="string">
            <text:p>02 28 96 11 65</text:p>
          </table:table-cell>
          <table:table-cell table:style-name="ce110" office:value-type="string" calcext:value-type="string">
            <text:p>http://stations-services.org/</text:p>
          </table:table-cell>
          <table:table-cell table:style-name="ce110" table:number-columns-repeated="2"/>
          <table:table-cell table:style-name="ce110" office:value-type="string" calcext:value-type="string">
            <text:p>https://www.facebook.com/pages/STATIONS-SERVICES/163011530550420?fref=ts</text:p>
          </table:table-cell>
          <table:table-cell table:style-name="ce110"/>
          <table:table-cell table:style-name="ce112" office:value-type="string" calcext:value-type="string">
            <text:p>0101-3112_me+ve+sa_10h00-18h00</text:p>
          </table:table-cell>
          <table:table-cell table:style-name="ce110" office:value-type="string" calcext:value-type="string">
            <text:p>matières premières : bois, métal, plastiques, textille…</text:p>
          </table:table-cell>
          <table:table-cell table:style-name="ce110" office:value-type="string" calcext:value-type="string">
            <text:p>raw materials: wood, metal, plastics, ... textille</text:p>
          </table:table-cell>
          <table:table-cell table:style-name="ce110" office:value-type="string" calcext:value-type="string">
            <text:p>vêtements, divers</text:p>
          </table:table-cell>
          <table:table-cell table:style-name="ce110" office:value-type="string" calcext:value-type="string">
            <text:p>47.164283</text:p>
          </table:table-cell>
          <table:table-cell table:style-name="ce110" office:value-type="string" calcext:value-type="string">
            <text:p>-1.543663</text:p>
          </table:table-cell>
          <table:table-cell table:style-name="ce112" office:value-type="string" calcext:value-type="string">
            <text:p>Actualisation par mieuxtrieranantes.fr, le 07/2016</text:p>
          </table:table-cell>
          <table:table-cell table:style-name="ce120"/>
          <table:table-cell table:style-name="ce119"/>
          <table:table-cell table:number-columns-repeated="3"/>
          <table:table-cell table:formula="of:=JSONSTRUCTURESREEMPLOI([.A23];[.B23];[.C23];[.D23];[.E23];[.F23];[.G23];[.H23];[.I23];[.J23];[.K23];[.L23];[.M23];[.N23];[.O23];[.P23];[.Q23];[.AJ23];[.AK23];[.T23];[.U23];[.V23];[.W23];[.X23];[.Y23])" office:value-type="string" office:string-value="" calcext:value-type="error">
            <text:p>#VALEUR !</text:p>
          </table:table-cell>
          <table:table-cell table:number-columns-repeated="6"/>
          <table:table-cell table:style-name="Default" table:formula="of:=CONCATENATE(UTILTRANSFORMEENMOTSCLES([.C23]);&quot;,&quot;;UTILTRANSFORMEENMOTSCLES([.R23]))" office:value-type="string" office:string-value="" calcext:value-type="error">
            <text:p>#VALEUR !</text:p>
          </table:table-cell>
          <table:table-cell table:style-name="Default" table:formula="of:=CONCATENATE(UTILTRANSFORMEENMOTSCLES([.C23]);&quot;,&quot;;UTILTRANSFORMEENMOTSCLES([.S23]))" office:value-type="string" office:string-value="" calcext:value-type="error">
            <text:p>#VALEUR !</text:p>
          </table:table-cell>
          <table:table-cell table:style-name="ce112" office:value-type="string" calcext:value-type="string">
            <text:p>06 24 55 39 07</text:p>
          </table:table-cell>
          <table:table-cell table:number-columns-repeated="972"/>
        </table:table-row>
        <table:table-row table:style-name="ro69">
          <table:table-cell table:style-name="ce105" office:value-type="float" office:value="23" calcext:value-type="float">
            <text:p>23</text:p>
          </table:table-cell>
          <table:table-cell table:style-name="ce110" office:value-type="string" calcext:value-type="string">
            <text:p>stco_reemploi_recuperette</text:p>
          </table:table-cell>
          <table:table-cell table:style-name="ce110" office:value-type="string" calcext:value-type="string">
            <text:p>La récupérette (Clisson)</text:p>
          </table:table-cell>
          <table:table-cell table:style-name="ce110" office:value-type="string" calcext:value-type="string">
            <text:p>Association</text:p>
          </table:table-cell>
          <table:table-cell table:style-name="ce110"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110"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table:style-name="ce110" office:value-type="string" calcext:value-type="string">
            <text:p>4 rue des Châtaigniers</text:p>
          </table:table-cell>
          <table:table-cell table:style-name="ce110"/>
          <table:table-cell table:style-name="ce110" office:value-type="float" office:value="44190" calcext:value-type="float">
            <text:p>44190</text:p>
          </table:table-cell>
          <table:table-cell table:style-name="ce110" office:value-type="string" calcext:value-type="string">
            <text:p>CLISSON</text:p>
          </table:table-cell>
          <table:table-cell table:style-name="ce110" office:value-type="string" calcext:value-type="string">
            <text:p>07 81 95 54 13</text:p>
          </table:table-cell>
          <table:table-cell table:style-name="ce110" office:value-type="string" calcext:value-type="string">
            <text:p>http://larecuperette.jimdo.com/</text:p>
          </table:table-cell>
          <table:table-cell table:style-name="ce110" office:value-type="string" calcext:value-type="string">
            <text:p>larecuperette@gmail.com</text:p>
          </table:table-cell>
          <table:table-cell table:style-name="ce110"/>
          <table:table-cell table:style-name="ce110" office:value-type="string" calcext:value-type="string">
            <text:p>https://www.facebook.com/pages/La-R%C3%A9cup%C3%A9rette/1545686572345192?fref=ts</text:p>
          </table:table-cell>
          <table:table-cell table:style-name="ce110" table:number-columns-repeated="2"/>
          <table:table-cell table:style-name="ce110"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110" office:value-type="string" calcext:value-type="string">
            <text:p>tableware and kitchenware, DIY and garden tools, ornaments and decorative items, and clean clothes in good condition, toys and baby equipment, books / CDs / vinyl, furniture in good condition, lighting</text:p>
          </table:table-cell>
          <table:table-cell table:style-name="ce110" office:value-type="string" calcext:value-type="string">
            <text:p>vêtements, livres/bd/cd/dvd, jouet, divers</text:p>
          </table:table-cell>
          <table:table-cell table:style-name="ce110" office:value-type="string" calcext:value-type="string">
            <text:p>47.077636</text:p>
          </table:table-cell>
          <table:table-cell table:style-name="ce110" office:value-type="string" calcext:value-type="string">
            <text:p>-1.282525</text:p>
          </table:table-cell>
          <table:table-cell table:style-name="ce110" office:value-type="string" calcext:value-type="string">
            <text:p>MieuxTrierANantes 01/2015</text:p>
          </table:table-cell>
          <table:table-cell table:style-name="ce120"/>
          <table:table-cell table:style-name="ce119" office:value-type="string" calcext:value-type="string">
            <text:p>OUI</text:p>
          </table:table-cell>
          <table:table-cell table:number-columns-repeated="3"/>
          <table:table-cell table:formula="of:=JSONSTRUCTURESREEMPLOI([.A24];[.B24];[.C24];[.D24];[.E24];[.F24];[.G24];[.H24];[.I24];[.J24];[.K24];[.L24];[.M24];[.N24];[.O24];[.P24];[.Q24];[.AJ24];[.AK24];[.T24];[.U24];[.V24];[.W24];[.X24];[.Y24])" office:value-type="string" office:string-value="" calcext:value-type="error">
            <text:p>#VALEUR !</text:p>
          </table:table-cell>
          <table:table-cell table:number-columns-repeated="6"/>
          <table:table-cell table:style-name="Default" table:formula="of:=CONCATENATE(UTILTRANSFORMEENMOTSCLES([.C24]);&quot;,&quot;;UTILTRANSFORMEENMOTSCLES([.R24]))" office:value-type="string" office:string-value="" calcext:value-type="error">
            <text:p>#VALEUR !</text:p>
          </table:table-cell>
          <table:table-cell table:style-name="Default" table:formula="of:=CONCATENATE(UTILTRANSFORMEENMOTSCLES([.C24]);&quot;,&quot;;UTILTRANSFORMEENMOTSCLES([.S24]))"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24" calcext:value-type="float">
            <text:p>24</text:p>
          </table:table-cell>
          <table:table-cell table:style-name="ce110" office:value-type="string" calcext:value-type="string">
            <text:p>stco_reemploi_arbres</text:p>
          </table:table-cell>
          <table:table-cell table:style-name="ce110" office:value-type="string" calcext:value-type="string">
            <text:p>Arbres</text:p>
          </table:table-cell>
          <table:table-cell table:style-name="ce110" office:value-type="string" calcext:value-type="string">
            <text:p>Association</text:p>
          </table:table-cell>
          <table:table-cell table:style-name="ce110" office:value-type="string" calcext:value-type="string">
            <text:p>Récupération de papier (même pour des volumes moyens)</text:p>
          </table:table-cell>
          <table:table-cell table:style-name="ce110" office:value-type="string" calcext:value-type="string">
            <text:p>Recovered paper (even for average volumes)</text:p>
          </table:table-cell>
          <table:table-cell table:style-name="ce110" office:value-type="string" calcext:value-type="string">
            <text:p>105, Rue des Renards</text:p>
          </table:table-cell>
          <table:table-cell table:style-name="ce110"/>
          <table:table-cell table:style-name="ce110" office:value-type="float" office:value="44300" calcext:value-type="float">
            <text:p>44300</text:p>
          </table:table-cell>
          <table:table-cell table:style-name="ce110" office:value-type="string" calcext:value-type="string">
            <text:p>NANTES</text:p>
          </table:table-cell>
          <table:table-cell table:style-name="ce110" office:value-type="string" calcext:value-type="string">
            <text:p>02 40 40 35 55</text:p>
          </table:table-cell>
          <table:table-cell table:style-name="ce110" office:value-type="string" calcext:value-type="string">
            <text:p>http://www.arbres44.org</text:p>
          </table:table-cell>
          <table:table-cell table:style-name="ce110" office:value-type="string" calcext:value-type="string">
            <text:p>arbresnord@wanadoo.fr</text:p>
          </table:table-cell>
          <table:table-cell table:style-name="ce110" table:number-columns-repeated="3"/>
          <table:table-cell table:style-name="ce110" office:value-type="string" calcext:value-type="string">
            <text:p>0101-3112_lu+ma+me+je_12h00-14h00,0101-3112_lu+ma+me+je_14h00-17h00,0101-3112_ve_09h00-12h30,0101-3112_ve_14h00-16h00</text:p>
          </table:table-cell>
          <table:table-cell table:style-name="ce110" office:value-type="string" calcext:value-type="string">
            <text:p>papier</text:p>
          </table:table-cell>
          <table:table-cell table:style-name="ce110" office:value-type="string" calcext:value-type="string">
            <text:p>paper</text:p>
          </table:table-cell>
          <table:table-cell table:style-name="ce110" office:value-type="string" calcext:value-type="string">
            <text:p>divers</text:p>
          </table:table-cell>
          <table:table-cell table:style-name="ce110" office:value-type="string" calcext:value-type="string">
            <text:p>47.260956</text:p>
          </table:table-cell>
          <table:table-cell table:style-name="ce110" office:value-type="string" calcext:value-type="string">
            <text:p>-1.570404</text:p>
          </table:table-cell>
          <table:table-cell table:style-name="ce110" office:value-type="string" calcext:value-type="string">
            <text:p>MieuxTrierANantes 01/15</text:p>
          </table:table-cell>
          <table:table-cell table:style-name="ce120" office:value-type="string" calcext:value-type="string">
            <text:p>La boutique est ouverte :&lt;br/&gt;- tous les mercredis 9h à 13h et de 14h à 17h,&lt;br/&gt;- tous les vendredis matins 9h à 13h,&lt;br/&gt;- tous les 2èmes samedis du mois 10h à 17h</text:p>
          </table:table-cell>
          <table:table-cell table:style-name="ce119"/>
          <table:table-cell table:number-columns-repeated="3"/>
          <table:table-cell table:formula="of:=JSONSTRUCTURESREEMPLOI([.A25];[.B25];[.C25];[.D25];[.E25];[.F25];[.G25];[.H25];[.I25];[.J25];[.K25];[.L25];[.M25];[.N25];[.O25];[.P25];[.Q25];[.AJ25];[.AK25];[.T25];[.U25];[.V25];[.W25];[.X25];[.Y25])" office:value-type="string" office:string-value="" calcext:value-type="error">
            <text:p>#VALEUR !</text:p>
          </table:table-cell>
          <table:table-cell table:number-columns-repeated="6"/>
          <table:table-cell table:style-name="Default" table:formula="of:=CONCATENATE(UTILTRANSFORMEENMOTSCLES([.C25]);&quot;,&quot;;UTILTRANSFORMEENMOTSCLES([.R25]))" office:value-type="string" office:string-value="" calcext:value-type="error">
            <text:p>#VALEUR !</text:p>
          </table:table-cell>
          <table:table-cell table:style-name="Default" table:formula="of:=CONCATENATE(UTILTRANSFORMEENMOTSCLES([.C25]);&quot;,&quot;;UTILTRANSFORMEENMOTSCLES([.S25]))" office:value-type="string" office:string-value="" calcext:value-type="error">
            <text:p>#VALEUR !</text:p>
          </table:table-cell>
          <table:table-cell office:value-type="string" calcext:value-type="string">
            <text:p><text:s/></text:p>
          </table:table-cell>
          <table:table-cell table:number-columns-repeated="972"/>
        </table:table-row>
        <table:table-row table:style-name="ro16">
          <table:table-cell table:style-name="ce105" office:value-type="float" office:value="25" calcext:value-type="float">
            <text:p>25</text:p>
          </table:table-cell>
          <table:table-cell table:style-name="ce110" office:value-type="string" calcext:value-type="string">
            <text:p>stco_reemploi_alis44</text:p>
          </table:table-cell>
          <table:table-cell table:style-name="ce110" office:value-type="string" calcext:value-type="string">
            <text:p>ALIS44</text:p>
          </table:table-cell>
          <table:table-cell table:style-name="ce110" office:value-type="string" calcext:value-type="string">
            <text:p>Association</text:p>
          </table:table-cell>
          <table:table-cell table:style-name="ce110" office:value-type="string" calcext:value-type="string">
            <text:p>Récupération, reconditionnement et distribution d'ordinateurs</text:p>
          </table:table-cell>
          <table:table-cell table:style-name="ce110" office:value-type="string" calcext:value-type="string">
            <text:p>Recovery, reconditioning and distribution of computers</text:p>
          </table:table-cell>
          <table:table-cell table:style-name="ce110" office:value-type="string" calcext:value-type="string">
            <text:p>60 rue de la Bottière</text:p>
          </table:table-cell>
          <table:table-cell table:style-name="ce110"/>
          <table:table-cell table:style-name="ce110" office:value-type="float" office:value="44300" calcext:value-type="float">
            <text:p>44300</text:p>
          </table:table-cell>
          <table:table-cell table:style-name="ce110" office:value-type="string" calcext:value-type="string">
            <text:p>NANTES</text:p>
          </table:table-cell>
          <table:table-cell table:style-name="ce110" office:value-type="string" calcext:value-type="string">
            <text:p>06.47.98.02.68</text:p>
          </table:table-cell>
          <table:table-cell table:style-name="ce110" office:value-type="string" calcext:value-type="string">
            <text:p>http://www.alis44.org</text:p>
          </table:table-cell>
          <table:table-cell table:style-name="ce110" office:value-type="string" calcext:value-type="string">
            <text:p>alis-asso@alis44.org</text:p>
          </table:table-cell>
          <table:table-cell table:style-name="ce110" table:number-columns-repeated="3"/>
          <table:table-cell table:style-name="ce112" office:value-type="string" calcext:value-type="string">
            <text:p>0101-3112_lu+ma+me+ve_09h00-12h00+14h00-18h00,0101-3112_je_10h00-12h00+14h00-16h30</text:p>
          </table:table-cell>
          <table:table-cell table:style-name="ce110" office:value-type="string" calcext:value-type="string">
            <text:p>ordinateur</text:p>
          </table:table-cell>
          <table:table-cell table:style-name="ce110" office:value-type="string" calcext:value-type="string">
            <text:p>computer</text:p>
          </table:table-cell>
          <table:table-cell table:style-name="ce110" office:value-type="string" calcext:value-type="string">
            <text:p>informatique</text:p>
          </table:table-cell>
          <table:table-cell table:style-name="ce110" office:value-type="string" calcext:value-type="string">
            <text:p>47.239259</text:p>
          </table:table-cell>
          <table:table-cell table:style-name="ce110" office:value-type="string" calcext:value-type="string">
            <text:p>-1.51986</text:p>
          </table:table-cell>
          <table:table-cell table:style-name="ce112" office:value-type="string" calcext:value-type="string">
            <text:p>MieuxTrierANantes 07/16</text:p>
          </table:table-cell>
          <table:table-cell table:style-name="ce113" office:value-type="string" calcext:value-type="string">
            <text:p>Pendant la semaine, vous pouvez nous contacter ou nous rendre visite</text:p>
            <text:p>du lundi au vendredi, de 9h à 12h et de 14h à 18h</text:p>
            <text:p>excepté le jeudi de 10h à 12h et de 14h à 16h30.</text:p>
          </table:table-cell>
          <table:table-cell table:style-name="ce119"/>
          <table:table-cell table:number-columns-repeated="3"/>
          <table:table-cell table:formula="of:=JSONSTRUCTURESREEMPLOI([.A26];[.B26];[.C26];[.D26];[.E26];[.F26];[.G26];[.H26];[.I26];[.J26];[.K26];[.L26];[.M26];[.N26];[.O26];[.P26];[.Q26];[.AJ26];[.AK26];[.T26];[.U26];[.V26];[.W26];[.X26];[.Y26])" office:value-type="string" office:string-value="" calcext:value-type="error">
            <text:p>#VALEUR !</text:p>
          </table:table-cell>
          <table:table-cell table:number-columns-repeated="6"/>
          <table:table-cell table:style-name="Default" table:formula="of:=CONCATENATE(UTILTRANSFORMEENMOTSCLES([.C26]);&quot;,&quot;;UTILTRANSFORMEENMOTSCLES([.R26]))" office:value-type="string" office:string-value="" calcext:value-type="error">
            <text:p>#VALEUR !</text:p>
          </table:table-cell>
          <table:table-cell table:style-name="Default" table:formula="of:=CONCATENATE(UTILTRANSFORMEENMOTSCLES([.C26]);&quot;,&quot;;UTILTRANSFORMEENMOTSCLES([.S26]))" office:value-type="string" office:string-value="" calcext:value-type="error">
            <text:p>#VALEUR !</text:p>
          </table:table-cell>
          <table:table-cell office:value-type="string" calcext:value-type="string">
            <text:p><text:s/></text:p>
          </table:table-cell>
          <table:table-cell table:number-columns-repeated="972"/>
        </table:table-row>
        <table:table-row table:style-name="ro62">
          <table:table-cell table:style-name="ce105" office:value-type="float" office:value="26" calcext:value-type="float">
            <text:p>26</text:p>
          </table:table-cell>
          <table:table-cell table:style-name="ce110" office:value-type="string" calcext:value-type="string">
            <text:p>stco_reemploi_baramel</text:p>
          </table:table-cell>
          <table:table-cell table:style-name="ce110" office:value-type="string" calcext:value-type="string">
            <text:p>Atelier Bar'Amel trajet</text:p>
          </table:table-cell>
          <table:table-cell table:style-name="ce110" office:value-type="string" calcext:value-type="string">
            <text:p>Association</text:p>
          </table:table-cell>
          <table:table-cell table:style-name="ce110"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110"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table:style-name="ce110" office:value-type="string" calcext:value-type="string">
            <text:p>9, Route de Brimberne</text:p>
          </table:table-cell>
          <table:table-cell table:style-name="ce110"/>
          <table:table-cell table:style-name="ce110" office:value-type="float" office:value="44880" calcext:value-type="float">
            <text:p>44880</text:p>
          </table:table-cell>
          <table:table-cell table:style-name="ce110" office:value-type="string" calcext:value-type="string">
            <text:p>SAUTRON</text:p>
          </table:table-cell>
          <table:table-cell table:style-name="ce110" office:value-type="string" calcext:value-type="string">
            <text:p>02 51 78 64 62</text:p>
          </table:table-cell>
          <table:table-cell table:style-name="ce110" office:value-type="string" calcext:value-type="string">
            <text:p>http://www.asso-trajet.fr/baramel.php</text:p>
          </table:table-cell>
          <table:table-cell table:style-name="ce110" office:value-type="string" calcext:value-type="string">
            <text:p>atelier-baramel@asso-trajet.fr</text:p>
          </table:table-cell>
          <table:table-cell table:style-name="ce110" table:number-columns-repeated="4"/>
          <table:table-cell table:style-name="ce110" office:value-type="string" calcext:value-type="string">
            <text:p>pain</text:p>
          </table:table-cell>
          <table:table-cell table:style-name="ce110" office:value-type="string" calcext:value-type="string">
            <text:p>bread</text:p>
          </table:table-cell>
          <table:table-cell table:style-name="ce110" office:value-type="string" calcext:value-type="string">
            <text:p>divers</text:p>
          </table:table-cell>
          <table:table-cell table:style-name="ce110" office:value-type="string" calcext:value-type="string">
            <text:p>47.258053</text:p>
          </table:table-cell>
          <table:table-cell table:style-name="ce110" office:value-type="string" calcext:value-type="string">
            <text:p>-1.654222</text:p>
          </table:table-cell>
          <table:table-cell table:style-name="ce110" office:value-type="string" calcext:value-type="string">
            <text:p>MieuxTrierANantes 01/15</text:p>
          </table:table-cell>
          <table:table-cell table:style-name="ce120" office:value-type="string" calcext:value-type="string">
            <text:p>Du lundi au vendredi, 9h-12h et 14h-18h</text:p>
          </table:table-cell>
          <table:table-cell table:style-name="ce119"/>
          <table:table-cell table:number-columns-repeated="3"/>
          <table:table-cell table:formula="of:=JSONSTRUCTURESREEMPLOI([.A27];[.B27];[.C27];[.D27];[.E27];[.F27];[.G27];[.H27];[.I27];[.J27];[.K27];[.L27];[.M27];[.N27];[.O27];[.P27];[.Q27];[.AJ27];[.AK27];[.T27];[.U27];[.V27];[.W27];[.X27];[.Y27])" office:value-type="string" office:string-value="" calcext:value-type="error">
            <text:p>#VALEUR !</text:p>
          </table:table-cell>
          <table:table-cell table:number-columns-repeated="6"/>
          <table:table-cell table:style-name="Default" table:formula="of:=CONCATENATE(UTILTRANSFORMEENMOTSCLES([.C27]);&quot;,&quot;;UTILTRANSFORMEENMOTSCLES([.R27]))" office:value-type="string" office:string-value="" calcext:value-type="error">
            <text:p>#VALEUR !</text:p>
          </table:table-cell>
          <table:table-cell table:style-name="Default" table:formula="of:=CONCATENATE(UTILTRANSFORMEENMOTSCLES([.C27]);&quot;,&quot;;UTILTRANSFORMEENMOTSCLES([.S27]))" office:value-type="string" office:string-value="" calcext:value-type="error">
            <text:p>#VALEUR !</text:p>
          </table:table-cell>
          <table:table-cell office:value-type="string" calcext:value-type="string">
            <text:p><text:s/></text:p>
          </table:table-cell>
          <table:table-cell table:number-columns-repeated="972"/>
        </table:table-row>
        <table:table-row table:style-name="ro70">
          <table:table-cell table:style-name="ce105" office:value-type="float" office:value="27" calcext:value-type="float">
            <text:p>27</text:p>
          </table:table-cell>
          <table:table-cell table:style-name="ce110" office:value-type="string" calcext:value-type="string">
            <text:p>stco_reemploi_ressourcerieile</text:p>
          </table:table-cell>
          <table:table-cell table:style-name="ce110" office:value-type="string" calcext:value-type="string">
            <text:p>La Ressourcerie de l'ïle</text:p>
          </table:table-cell>
          <table:table-cell table:style-name="ce110" office:value-type="string" calcext:value-type="string">
            <text:p>Association</text:p>
          </table:table-cell>
          <table:table-cell table:style-name="ce110"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110"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table:style-name="ce110" office:value-type="string" calcext:value-type="string">
            <text:p>90 rue de la basse île</text:p>
          </table:table-cell>
          <table:table-cell table:style-name="ce110"/>
          <table:table-cell table:style-name="ce110" office:value-type="float" office:value="44400" calcext:value-type="float">
            <text:p>44400</text:p>
          </table:table-cell>
          <table:table-cell table:style-name="ce110" office:value-type="string" calcext:value-type="string">
            <text:p>REZE</text:p>
          </table:table-cell>
          <table:table-cell table:style-name="ce110" office:value-type="string" calcext:value-type="string">
            <text:p>02 28 23 64 47</text:p>
          </table:table-cell>
          <table:table-cell table:style-name="ce110" office:value-type="string" calcext:value-type="string">
            <text:p>http://www.laressourceriedelile.com</text:p>
          </table:table-cell>
          <table:table-cell table:style-name="ce110" office:value-type="string" calcext:value-type="string">
            <text:p>contact@laressourceriedelile.com</text:p>
          </table:table-cell>
          <table:table-cell table:style-name="ce110" table:number-columns-repeated="3"/>
          <table:table-cell table:style-name="ce110" office:value-type="string" calcext:value-type="string">
            <text:p>0101-3112_lu+ma+me+je+ve+sa_09h30-17h00,0101-3112_me+sa_09h30-17h30,sauf_ferie</text:p>
          </table:table-cell>
          <table:table-cell table:style-name="ce110"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110" office:value-type="string" calcext:value-type="string">
            <text:p>furnishings, furniture, toy, baby, crockery, trinket, frame, book, clothing, linens, tools, gardening, cycling, lighting, CD-DVD, video games, bedding, sports equipment, household appliances, sweater, pants, jacket</text:p>
          </table:table-cell>
          <table:table-cell table:style-name="ce110" office:value-type="string" calcext:value-type="string">
            <text:p>meuble, livres/bd/cd/dvd, jouet, vêtements, divers</text:p>
          </table:table-cell>
          <table:table-cell table:style-name="ce110" office:value-type="string" calcext:value-type="string">
            <text:p>47.196638</text:p>
          </table:table-cell>
          <table:table-cell table:style-name="ce110" office:value-type="string" calcext:value-type="string">
            <text:p>-1.565745</text:p>
          </table:table-cell>
          <table:table-cell table:style-name="ce110" office:value-type="string" calcext:value-type="string">
            <text:p>MieuxTrierANantes 03/15</text:p>
          </table:table-cell>
          <table:table-cell table:style-name="ce120"/>
          <table:table-cell table:style-name="ce119" office:value-type="string" calcext:value-type="string">
            <text:p>OUI</text:p>
          </table:table-cell>
          <table:table-cell table:number-columns-repeated="3"/>
          <table:table-cell table:formula="of:=JSONSTRUCTURESREEMPLOI([.A28];[.B28];[.C28];[.D28];[.E28];[.F28];[.G28];[.H28];[.I28];[.J28];[.K28];[.L28];[.M28];[.N28];[.O28];[.P28];[.Q28];[.AJ28];[.AK28];[.T28];[.U28];[.V28];[.W28];[.X28];[.Y28])" office:value-type="string" office:string-value="" calcext:value-type="error">
            <text:p>#VALEUR !</text:p>
          </table:table-cell>
          <table:table-cell table:number-columns-repeated="6"/>
          <table:table-cell table:style-name="Default" table:formula="of:=CONCATENATE(UTILTRANSFORMEENMOTSCLES([.C28]);&quot;,&quot;;UTILTRANSFORMEENMOTSCLES([.R28]))" office:value-type="string" office:string-value="" calcext:value-type="error">
            <text:p>#VALEUR !</text:p>
          </table:table-cell>
          <table:table-cell table:style-name="Default" table:formula="of:=CONCATENATE(UTILTRANSFORMEENMOTSCLES([.C28]);&quot;,&quot;;UTILTRANSFORMEENMOTSCLES([.S28]))" office:value-type="string" office:string-value="" calcext:value-type="error">
            <text:p>#VALEUR !</text:p>
          </table:table-cell>
          <table:table-cell office:value-type="string" calcext:value-type="string">
            <text:p><text:s/></text:p>
          </table:table-cell>
          <table:table-cell table:number-columns-repeated="972"/>
        </table:table-row>
        <table:table-row table:style-name="ro64">
          <table:table-cell table:style-name="ce105" office:value-type="float" office:value="28" calcext:value-type="float">
            <text:p>28</text:p>
          </table:table-cell>
          <table:table-cell table:style-name="ce110" office:value-type="string" calcext:value-type="string">
            <text:p>stco_reemploi_emmaus</text:p>
          </table:table-cell>
          <table:table-cell table:style-name="ce110" office:value-type="string" calcext:value-type="string">
            <text:p>Emmaus Bouguenais</text:p>
          </table:table-cell>
          <table:table-cell table:style-name="ce110" office:value-type="string" calcext:value-type="string">
            <text:p>Association</text:p>
          </table:table-cell>
          <table:table-cell table:style-name="ce110" office:value-type="string" calcext:value-type="string">
            <text:p>Meubles, appareils et ustensiles ménagers, literie, couverture, linge, lustres et luminaires, vêtements, livres, vaisselle...</text:p>
          </table:table-cell>
          <table:table-cell table:style-name="ce110" office:value-type="string" calcext:value-type="string">
            <text:p>Furniture, appliances and utensils, bedding, blankets, towels, chandeliers and lamps, clothes, books, crockery ...</text:p>
          </table:table-cell>
          <table:table-cell table:style-name="ce110" office:value-type="string" calcext:value-type="string">
            <text:p>La Guilloterie Rue d'Emmaus</text:p>
          </table:table-cell>
          <table:table-cell table:style-name="ce110"/>
          <table:table-cell table:style-name="ce110" office:value-type="float" office:value="44430" calcext:value-type="float">
            <text:p>44430</text:p>
          </table:table-cell>
          <table:table-cell table:style-name="ce110" office:value-type="string" calcext:value-type="string">
            <text:p>BOUGENAIS</text:p>
          </table:table-cell>
          <table:table-cell table:style-name="ce110" office:value-type="string" calcext:value-type="string">
            <text:p>02 40 75 63 36</text:p>
          </table:table-cell>
          <table:table-cell table:style-name="ce110" office:value-type="string" calcext:value-type="string">
            <text:p>http://www.emmaus44.fr/Nantes/</text:p>
          </table:table-cell>
          <table:table-cell table:style-name="ce110" office:value-type="string" calcext:value-type="string">
            <text:p>contact@emmaus44.fr</text:p>
          </table:table-cell>
          <table:table-cell table:style-name="ce110" table:number-columns-repeated="3"/>
          <table:table-cell table:style-name="ce110" office:value-type="string" calcext:value-type="string">
            <text:p>0101-3112_lu+ma+me+je+ve+sa_08h30-11h30+14h00-17h30,sauf_ferie</text:p>
          </table:table-cell>
          <table:table-cell table:number-columns-repeated="2" table:style-name="ce110" office:value-type="string" calcext:value-type="string">
            <text:p>électroménager,meuble,vêtement,livres,BD,CD,DVD,lit,linge,luste,lampe,vêtement,vaisselle,divers,jouet</text:p>
          </table:table-cell>
          <table:table-cell table:style-name="ce110" office:value-type="string" calcext:value-type="string">
            <text:p>meuble, livres/bd/cd/dvd, jouet, vêtements, divers</text:p>
          </table:table-cell>
          <table:table-cell table:style-name="ce110" office:value-type="string" calcext:value-type="string">
            <text:p>47.161667</text:p>
          </table:table-cell>
          <table:table-cell table:style-name="ce110" office:value-type="string" calcext:value-type="string">
            <text:p>-1.56069</text:p>
          </table:table-cell>
          <table:table-cell table:style-name="ce110" office:value-type="string" calcext:value-type="string">
            <text:p>MieuxTrierANantes 01/15</text:p>
          </table:table-cell>
          <table:table-cell table:style-name="ce120"/>
          <table:table-cell table:style-name="ce119" office:value-type="string" calcext:value-type="string">
            <text:p>OUI</text:p>
          </table:table-cell>
          <table:table-cell table:number-columns-repeated="3"/>
          <table:table-cell table:formula="of:=JSONSTRUCTURESREEMPLOI([.A29];[.B29];[.C29];[.D29];[.E29];[.F29];[.G29];[.H29];[.I29];[.J29];[.K29];[.L29];[.M29];[.N29];[.O29];[.P29];[.Q29];[.AJ29];[.AK29];[.T29];[.U29];[.V29];[.W29];[.X29];[.Y29])" office:value-type="string" office:string-value="" calcext:value-type="error">
            <text:p>#VALEUR !</text:p>
          </table:table-cell>
          <table:table-cell table:number-columns-repeated="6"/>
          <table:table-cell table:style-name="Default" table:formula="of:=CONCATENATE(UTILTRANSFORMEENMOTSCLES([.C29]);&quot;,&quot;;UTILTRANSFORMEENMOTSCLES([.R29]))" office:value-type="string" office:string-value="" calcext:value-type="error">
            <text:p>#VALEUR !</text:p>
          </table:table-cell>
          <table:table-cell table:style-name="Default" table:formula="of:=CONCATENATE(UTILTRANSFORMEENMOTSCLES([.C29]);&quot;,&quot;;UTILTRANSFORMEENMOTSCLES([.S29]))" office:value-type="string" office:string-value="" calcext:value-type="error">
            <text:p>#VALEUR !</text:p>
          </table:table-cell>
          <table:table-cell office:value-type="string" calcext:value-type="string">
            <text:p><text:s/></text:p>
          </table:table-cell>
          <table:table-cell table:number-columns-repeated="972"/>
        </table:table-row>
        <table:table-row table:style-name="ro57">
          <table:table-cell table:style-name="ce105" office:value-type="float" office:value="29" calcext:value-type="float">
            <text:p>29</text:p>
          </table:table-cell>
          <table:table-cell table:style-name="ce110" office:value-type="string" calcext:value-type="string">
            <text:p>stco_reemploi_lhommedebout</text:p>
          </table:table-cell>
          <table:table-cell table:style-name="ce110" office:value-type="string" calcext:value-type="string">
            <text:p>L'homme debout</text:p>
          </table:table-cell>
          <table:table-cell table:style-name="ce110" office:value-type="string" calcext:value-type="string">
            <text:p>Association</text:p>
          </table:table-cell>
          <table:table-cell table:style-name="ce110"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110"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table:style-name="ce110" office:value-type="string" calcext:value-type="string">
            <text:p>22, rue du Coutelier</text:p>
          </table:table-cell>
          <table:table-cell table:style-name="ce110"/>
          <table:table-cell table:style-name="ce110" office:value-type="float" office:value="44800" calcext:value-type="float">
            <text:p>44800</text:p>
          </table:table-cell>
          <table:table-cell table:style-name="ce110" office:value-type="string" calcext:value-type="string">
            <text:p>SAINT-HERBLAIN</text:p>
          </table:table-cell>
          <table:table-cell table:style-name="ce110" office:value-type="string" calcext:value-type="string">
            <text:p>02 40 92 26 91</text:p>
          </table:table-cell>
          <table:table-cell table:style-name="ce110" office:value-type="string" calcext:value-type="string">
            <text:p>http://www.lhommedebout.com</text:p>
          </table:table-cell>
          <table:table-cell table:style-name="ce110" office:value-type="string" calcext:value-type="string">
            <text:p>lhommedebout@wanadoo.fr</text:p>
          </table:table-cell>
          <table:table-cell table:style-name="ce110" table:number-columns-repeated="3"/>
          <table:table-cell table:style-name="ce112" office:value-type="string" calcext:value-type="string">
            <text:p>0101-3112_ma+je_09h00-12h00+14h00-17h00,0101-3112_me_09h00-12h00</text:p>
          </table:table-cell>
          <table:table-cell table:style-name="ce110" office:value-type="string" calcext:value-type="string">
            <text:p>meuble</text:p>
          </table:table-cell>
          <table:table-cell table:style-name="ce110" office:value-type="string" calcext:value-type="string">
            <text:p>furniture</text:p>
          </table:table-cell>
          <table:table-cell table:style-name="ce110" office:value-type="string" calcext:value-type="string">
            <text:p>meuble</text:p>
          </table:table-cell>
          <table:table-cell table:style-name="ce110" office:value-type="string" calcext:value-type="string">
            <text:p>47.224091</text:p>
          </table:table-cell>
          <table:table-cell table:style-name="ce110" office:value-type="string" calcext:value-type="string">
            <text:p>-1.641401</text:p>
          </table:table-cell>
          <table:table-cell table:style-name="ce112" office:value-type="string" calcext:value-type="string">
            <text:p>MieuxTrierANantes 04/16</text:p>
          </table:table-cell>
          <table:table-cell table:style-name="ce113" office:value-type="string" calcext:value-type="string">
            <text:p>Dépôts de meubles : les lundis, mardis et jeudis de 9h00 à 12h00 et de 14h00 à 17h00 ; Les mercredis de 9h00 à 12h00&lt;br/&gt;Pour effectuer un devis :Les mardis de 14h00 à 17h00, Les jeudis de 9h00 à 12h00</text:p>
          </table:table-cell>
          <table:table-cell table:style-name="ce119"/>
          <table:table-cell table:number-columns-repeated="3"/>
          <table:table-cell table:formula="of:=JSONSTRUCTURESREEMPLOI([.A30];[.B30];[.C30];[.D30];[.E30];[.F30];[.G30];[.H30];[.I30];[.J30];[.K30];[.L30];[.M30];[.N30];[.O30];[.P30];[.Q30];[.AJ30];[.AK30];[.T30];[.U30];[.V30];[.W30];[.X30];[.Y30])" office:value-type="string" office:string-value="" calcext:value-type="error">
            <text:p>#VALEUR !</text:p>
          </table:table-cell>
          <table:table-cell table:number-columns-repeated="6"/>
          <table:table-cell table:style-name="Default" table:formula="of:=CONCATENATE(UTILTRANSFORMEENMOTSCLES([.C30]);&quot;,&quot;;UTILTRANSFORMEENMOTSCLES([.R30]))" office:value-type="string" office:string-value="" calcext:value-type="error">
            <text:p>#VALEUR !</text:p>
          </table:table-cell>
          <table:table-cell table:style-name="Default" table:formula="of:=CONCATENATE(UTILTRANSFORMEENMOTSCLES([.C30]);&quot;,&quot;;UTILTRANSFORMEENMOTSCLES([.S30]))" office:value-type="string" office:string-value="" calcext:value-type="error">
            <text:p>#VALEUR !</text:p>
          </table:table-cell>
          <table:table-cell office:value-type="string" calcext:value-type="string">
            <text:p><text:s/></text:p>
          </table:table-cell>
          <table:table-cell table:number-columns-repeated="972"/>
        </table:table-row>
        <table:table-row table:style-name="ro71">
          <table:table-cell table:style-name="ce105" office:value-type="float" office:value="30" calcext:value-type="float">
            <text:p>30</text:p>
          </table:table-cell>
          <table:table-cell table:style-name="ce110" office:value-type="string" calcext:value-type="string">
            <text:p>stco_reemploi_relaisatlantique</text:p>
          </table:table-cell>
          <table:table-cell table:style-name="ce110" office:value-type="string" calcext:value-type="string">
            <text:p>Relais Atlantique</text:p>
          </table:table-cell>
          <table:table-cell table:style-name="ce110" office:value-type="string" calcext:value-type="string">
            <text:p>SCOP</text:p>
          </table:table-cell>
          <table:table-cell table:style-name="ce110"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110"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table:style-name="ce112" office:value-type="string" calcext:value-type="string">
            <text:p>26 rue Jan Palach</text:p>
          </table:table-cell>
          <table:table-cell table:style-name="ce110"/>
          <table:table-cell table:style-name="ce110" office:value-type="float" office:value="44220" calcext:value-type="float">
            <text:p>44220</text:p>
          </table:table-cell>
          <table:table-cell table:style-name="ce110" office:value-type="string" calcext:value-type="string">
            <text:p>COUERON</text:p>
          </table:table-cell>
          <table:table-cell table:style-name="ce110" office:value-type="string" calcext:value-type="string">
            <text:p>02 28 03 18 57</text:p>
          </table:table-cell>
          <table:table-cell table:style-name="ce110" office:value-type="string" calcext:value-type="string">
            <text:p><text:a xlink:href="http://www/" xlink:type="simple">http://www</text:a>.lerelais.org</text:p>
          </table:table-cell>
          <table:table-cell table:style-name="ce110" office:value-type="string" calcext:value-type="string">
            <text:p>p.laforge@lerelais.org</text:p>
          </table:table-cell>
          <table:table-cell table:style-name="ce110" table:number-columns-repeated="4"/>
          <table:table-cell table:style-name="ce110" office:value-type="string" calcext:value-type="string">
            <text:p>vêtement,linge, pull, pantalon, veste</text:p>
          </table:table-cell>
          <table:table-cell table:style-name="ce110" office:value-type="string" calcext:value-type="string">
            <text:p>clothing, linen, sweater, pants, jacket</text:p>
          </table:table-cell>
          <table:table-cell table:style-name="ce110" office:value-type="string" calcext:value-type="string">
            <text:p>vêtements, divers</text:p>
          </table:table-cell>
          <table:table-cell table:style-name="ce110" office:value-type="string" calcext:value-type="string">
            <text:p>47.222275</text:p>
          </table:table-cell>
          <table:table-cell table:style-name="ce110" office:value-type="string" calcext:value-type="string">
            <text:p>-1.643064</text:p>
          </table:table-cell>
          <table:table-cell table:style-name="ce110" office:value-type="string" calcext:value-type="string">
            <text:p>MieuxTrierANantes 07/16</text:p>
          </table:table-cell>
          <table:table-cell table:style-name="ce120"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119" office:value-type="string" calcext:value-type="string">
            <text:p>OUI</text:p>
          </table:table-cell>
          <table:table-cell table:style-name="ce112" office:value-type="string" calcext:value-type="string">
            <text:p>http://www.openstreetmap.org/node/1646988025</text:p>
          </table:table-cell>
          <table:table-cell table:number-columns-repeated="2"/>
          <table:table-cell table:formula="of:=JSONSTRUCTURESREEMPLOI([.A31];[.B31];[.C31];[.D31];[.E31];[.F31];[.G31];[.H31];[.I31];[.J31];[.K31];[.L31];[.M31];[.N31];[.O31];[.P31];[.Q31];[.AJ31];[.AK31];[.T31];[.U31];[.V31];[.W31];[.X31];[.Y31])" office:value-type="string" office:string-value="" calcext:value-type="error">
            <text:p>#VALEUR !</text:p>
          </table:table-cell>
          <table:table-cell table:number-columns-repeated="6"/>
          <table:table-cell table:style-name="Default" table:formula="of:=CONCATENATE(UTILTRANSFORMEENMOTSCLES([.C31]);&quot;,&quot;;UTILTRANSFORMEENMOTSCLES([.R31]))" office:value-type="string" office:string-value="" calcext:value-type="error">
            <text:p>#VALEUR !</text:p>
          </table:table-cell>
          <table:table-cell table:style-name="Default" table:formula="of:=CONCATENATE(UTILTRANSFORMEENMOTSCLES([.C31]);&quot;,&quot;;UTILTRANSFORMEENMOTSCLES([.S31]))"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31" calcext:value-type="float">
            <text:p>31</text:p>
          </table:table-cell>
          <table:table-cell table:style-name="ce110" office:value-type="string" calcext:value-type="string">
            <text:p>stco_reemploi_oserforetvivante</text:p>
          </table:table-cell>
          <table:table-cell table:style-name="ce110" office:value-type="string" calcext:value-type="string">
            <text:p>Oser forêt vivante</text:p>
          </table:table-cell>
          <table:table-cell table:style-name="ce110" office:value-type="string" calcext:value-type="string">
            <text:p>Association</text:p>
          </table:table-cell>
          <table:table-cell table:style-name="ce110"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110" office:value-type="string" calcext:value-type="string">
            <text:p>This association insertion into employment of these activities the collection of recyclable waste for southern companies of Nantes &lt;br/&gt; Paper, Cards, Plastic Bags</text:p>
          </table:table-cell>
          <table:table-cell table:style-name="ce110" office:value-type="string" calcext:value-type="string">
            <text:p>12 rue Jean-Baptiste Vigier BP 60073</text:p>
          </table:table-cell>
          <table:table-cell table:style-name="ce110"/>
          <table:table-cell table:style-name="ce110" office:value-type="float" office:value="44402" calcext:value-type="float">
            <text:p>44402</text:p>
          </table:table-cell>
          <table:table-cell table:style-name="ce110" office:value-type="string" calcext:value-type="string">
            <text:p>REZE</text:p>
          </table:table-cell>
          <table:table-cell table:style-name="ce110" office:value-type="string" calcext:value-type="string">
            <text:p>02 40 75 40 75</text:p>
          </table:table-cell>
          <table:table-cell table:style-name="ce110" office:value-type="string" calcext:value-type="string">
            <text:p>http://www.oser-foret-vivante.com</text:p>
          </table:table-cell>
          <table:table-cell table:style-name="ce110" office:value-type="string" calcext:value-type="string">
            <text:p>contact@oser-foret-vivante.com</text:p>
          </table:table-cell>
          <table:table-cell table:style-name="ce110" table:number-columns-repeated="4"/>
          <table:table-cell table:style-name="ce110" office:value-type="string" calcext:value-type="string">
            <text:p>papier,carton,housse plastique</text:p>
          </table:table-cell>
          <table:table-cell table:style-name="ce110" office:value-type="string" calcext:value-type="string">
            <text:p>paper, cardboard, plastic cover</text:p>
          </table:table-cell>
          <table:table-cell table:style-name="ce110" office:value-type="string" calcext:value-type="string">
            <text:p>divers</text:p>
          </table:table-cell>
          <table:table-cell table:style-name="ce110" office:value-type="string" calcext:value-type="string">
            <text:p>47.190903</text:p>
          </table:table-cell>
          <table:table-cell table:style-name="ce110" office:value-type="string" calcext:value-type="string">
            <text:p>-1.545704</text:p>
          </table:table-cell>
          <table:table-cell table:style-name="ce110" office:value-type="string" calcext:value-type="string">
            <text:p>MieuxTrierANantes 01/15</text:p>
          </table:table-cell>
          <table:table-cell table:style-name="ce120"/>
          <table:table-cell table:style-name="ce119"/>
          <table:table-cell table:number-columns-repeated="3"/>
          <table:table-cell table:formula="of:=JSONSTRUCTURESREEMPLOI([.A32];[.B32];[.C32];[.D32];[.E32];[.F32];[.G32];[.H32];[.I32];[.J32];[.K32];[.L32];[.M32];[.N32];[.O32];[.P32];[.Q32];[.AJ32];[.AK32];[.T32];[.U32];[.V32];[.W32];[.X32];[.Y32])" office:value-type="string" office:string-value="" calcext:value-type="error">
            <text:p>#VALEUR !</text:p>
          </table:table-cell>
          <table:table-cell table:number-columns-repeated="6"/>
          <table:table-cell table:style-name="Default" table:formula="of:=CONCATENATE(UTILTRANSFORMEENMOTSCLES([.C32]);&quot;,&quot;;UTILTRANSFORMEENMOTSCLES([.R32]))" office:value-type="string" office:string-value="" calcext:value-type="error">
            <text:p>#VALEUR !</text:p>
          </table:table-cell>
          <table:table-cell table:style-name="Default" table:formula="of:=CONCATENATE(UTILTRANSFORMEENMOTSCLES([.C32]);&quot;,&quot;;UTILTRANSFORMEENMOTSCLES([.S32]))" office:value-type="string" office:string-value="" calcext:value-type="error">
            <text:p>#VALEUR !</text:p>
          </table:table-cell>
          <table:table-cell office:value-type="string" calcext:value-type="string">
            <text:p><text:s/></text:p>
          </table:table-cell>
          <table:table-cell table:number-columns-repeated="972"/>
        </table:table-row>
        <table:table-row table:style-name="ro62">
          <table:table-cell table:style-name="ce105" office:value-type="float" office:value="32" calcext:value-type="float">
            <text:p>32</text:p>
          </table:table-cell>
          <table:table-cell table:style-name="ce110" office:value-type="string" calcext:value-type="string">
            <text:p>stco_reemploi17</text:p>
          </table:table-cell>
          <table:table-cell table:style-name="ce110" office:value-type="string" calcext:value-type="string">
            <text:p>Papiers de l'espoir</text:p>
          </table:table-cell>
          <table:table-cell table:style-name="ce110" office:value-type="string" calcext:value-type="string">
            <text:p>Association</text:p>
          </table:table-cell>
          <table:table-cell table:style-name="ce110"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110"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table:style-name="ce110" office:value-type="string" calcext:value-type="string">
            <text:p>29 Rue Maladrie</text:p>
          </table:table-cell>
          <table:table-cell table:style-name="ce110"/>
          <table:table-cell table:style-name="ce110" office:value-type="float" office:value="44120" calcext:value-type="float">
            <text:p>44120</text:p>
          </table:table-cell>
          <table:table-cell table:style-name="ce110" office:value-type="string" calcext:value-type="string">
            <text:p>VERTOU</text:p>
          </table:table-cell>
          <table:table-cell table:style-name="ce110" office:value-type="string" calcext:value-type="string">
            <text:p>02 40 34 29 24 ou 06 75 67 98 02 ou 06 37 27 14 22 (St-Nazaire)</text:p>
          </table:table-cell>
          <table:table-cell table:style-name="ce110" office:value-type="string" calcext:value-type="string">
            <text:p>http://www.lespapiersdelespoir.fr</text:p>
          </table:table-cell>
          <table:table-cell table:style-name="ce110" office:value-type="string" calcext:value-type="string">
            <text:p>papiersdelespoir@free.fr</text:p>
          </table:table-cell>
          <table:table-cell table:style-name="ce110" table:number-columns-repeated="4"/>
          <table:table-cell table:style-name="ce110" office:value-type="string" calcext:value-type="string">
            <text:p>papier</text:p>
          </table:table-cell>
          <table:table-cell table:style-name="ce110" office:value-type="string" calcext:value-type="string">
            <text:p>paper</text:p>
          </table:table-cell>
          <table:table-cell table:style-name="ce110" office:value-type="string" calcext:value-type="string">
            <text:p>divers</text:p>
          </table:table-cell>
          <table:table-cell table:style-name="ce110" office:value-type="string" calcext:value-type="string">
            <text:p>47.1842788</text:p>
          </table:table-cell>
          <table:table-cell table:style-name="ce110" office:value-type="string" calcext:value-type="string">
            <text:p>-1.4852487</text:p>
          </table:table-cell>
          <table:table-cell table:style-name="ce110" office:value-type="string" calcext:value-type="string">
            <text:p>MieuxTrierANantes 01/15</text:p>
          </table:table-cell>
          <table:table-cell table:style-name="ce120"/>
          <table:table-cell table:style-name="ce119"/>
          <table:table-cell table:number-columns-repeated="3"/>
          <table:table-cell table:formula="of:=JSONSTRUCTURESREEMPLOI([.A33];[.B33];[.C33];[.D33];[.E33];[.F33];[.G33];[.H33];[.I33];[.J33];[.K33];[.L33];[.M33];[.N33];[.O33];[.P33];[.Q33];[.AJ33];[.AK33];[.T33];[.U33];[.V33];[.W33];[.X33];[.Y33])" office:value-type="string" office:string-value="" calcext:value-type="error">
            <text:p>#VALEUR !</text:p>
          </table:table-cell>
          <table:table-cell table:number-columns-repeated="6"/>
          <table:table-cell table:style-name="Default" table:formula="of:=CONCATENATE(UTILTRANSFORMEENMOTSCLES([.C33]);&quot;,&quot;;UTILTRANSFORMEENMOTSCLES([.R33]))" office:value-type="string" office:string-value="" calcext:value-type="error">
            <text:p>#VALEUR !</text:p>
          </table:table-cell>
          <table:table-cell table:style-name="Default" table:formula="of:=CONCATENATE(UTILTRANSFORMEENMOTSCLES([.C33]);&quot;,&quot;;UTILTRANSFORMEENMOTSCLES([.S33]))" office:value-type="string" office:string-value="" calcext:value-type="error">
            <text:p>#VALEUR !</text:p>
          </table:table-cell>
          <table:table-cell office:value-type="string" calcext:value-type="string">
            <text:p><text:s/></text:p>
          </table:table-cell>
          <table:table-cell table:number-columns-repeated="972"/>
        </table:table-row>
        <table:table-row table:style-name="ro72">
          <table:table-cell table:style-name="ce105" office:value-type="float" office:value="33" calcext:value-type="float">
            <text:p>33</text:p>
          </table:table-cell>
          <table:table-cell table:style-name="ce110" office:value-type="string" calcext:value-type="string">
            <text:p>stco_reemploi_trisactifsouest</text:p>
          </table:table-cell>
          <table:table-cell table:style-name="ce110" office:value-type="string" calcext:value-type="string">
            <text:p>TRIS Actif Ouest</text:p>
          </table:table-cell>
          <table:table-cell table:style-name="ce110" office:value-type="string" calcext:value-type="string">
            <text:p>Association</text:p>
          </table:table-cell>
          <table:table-cell table:style-name="ce112" office:value-type="string" calcext:value-type="string">
            <text:p>Créée par l'association Actif Ouest, cette entreprise d'insertion est spécialisées dans la &lt;br/&gt;- rénovation de micro-ordinateurs réformés et leur revente avec garantie,&lt;br/&gt;- démantèlement assuré par l'atelier d'insertion pour le matériel ‘obsolète' ou en panne.&lt;br/&gt;&lt;br/&gt;C'est un lieu de dépôt des Déchets d'équipement électrique et électronique (D3E).&lt;br/&gt;Tri Actif Ouest est labellisé Ordi2.0 (filière nationale de collecte, rénovation est réemploi des ordinateurs).&lt;br/&gt;&lt;br/&gt;C'est également un lieu de vente d'ordinateurs fixes ou portables (avec garantie), de dépannage et de vente de pièces détachées.</text:p>
          </table:table-cell>
          <table:table-cell table:style-name="ce112"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table:style-name="ce113" office:value-type="string" calcext:value-type="string">
            <text:p>6 rue des piliers de la Chauviniére</text:p>
          </table:table-cell>
          <table:table-cell table:style-name="ce110"/>
          <table:table-cell table:style-name="ce110" office:value-type="float" office:value="44800" calcext:value-type="float">
            <text:p>44800</text:p>
          </table:table-cell>
          <table:table-cell table:style-name="ce110" office:value-type="string" calcext:value-type="string">
            <text:p>SAINT-HERBLAIN</text:p>
          </table:table-cell>
          <table:table-cell table:style-name="ce110" office:value-type="string" calcext:value-type="string">
            <text:p>02 51 80 05 38</text:p>
          </table:table-cell>
          <table:table-cell table:style-name="ce110" office:value-type="string" calcext:value-type="string">
            <text:p>http://www.actifouest.fr</text:p>
          </table:table-cell>
          <table:table-cell table:style-name="ce110" office:value-type="string" calcext:value-type="string">
            <text:p>tris-actif-ouest@orange.fr</text:p>
          </table:table-cell>
          <table:table-cell table:style-name="ce110" table:number-columns-repeated="3"/>
          <table:table-cell table:style-name="ce113" office:value-type="string" calcext:value-type="string">
            <text:p>0101-3112_lu+je_14h00-18h00,0101-3112_ma+me+ve_09h00-12h30+14h00-18h00,</text:p>
          </table:table-cell>
          <table:table-cell table:style-name="ce113" office:value-type="string" calcext:value-type="string">
            <text:p>ordi,ordinateur,pc,portable,souris,écran,clavier,cable,cartouche,tuner,magnetoscope</text:p>
          </table:table-cell>
          <table:table-cell table:style-name="ce113" office:value-type="string" calcext:value-type="string">
            <text:p>computer, computer, pc, laptop</text:p>
          </table:table-cell>
          <table:table-cell table:style-name="ce113"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table:style-name="ce112" office:value-type="string" calcext:value-type="string">
            <text:p>47.230689</text:p>
          </table:table-cell>
          <table:table-cell table:style-name="ce112" office:value-type="string" calcext:value-type="string">
            <text:p>-1.633349</text:p>
          </table:table-cell>
          <table:table-cell table:style-name="ce110" office:value-type="string" calcext:value-type="string">
            <text:p>Entretien TriActifOuest / MieuxTrierANantes 03/16</text:p>
          </table:table-cell>
          <table:table-cell table:style-name="ce113" office:value-type="string" calcext:value-type="string">
            <text:p>Lundi et jeudi : de 14h00 à 18h00, mardi, mercredi, vendredi de 9h00 à 12h30 et 14h00 à 18h00.</text:p>
          </table:table-cell>
          <table:table-cell table:style-name="ce119" office:value-type="string" calcext:value-type="string">
            <text:p>OUI</text:p>
          </table:table-cell>
          <table:table-cell office:value-type="string" calcext:value-type="string">
            <text:p><text:a xlink:href="https://www.openstreetmap.org/node/4243970682" xlink:type="simple">https://www.openstreetmap.org/node/4243970682</text:a></text:p>
          </table:table-cell>
          <table:table-cell table:number-columns-repeated="2"/>
          <table:table-cell table:formula="of:=JSONSTRUCTURESREEMPLOI([.A34];[.B34];[.C34];[.D34];[.E34];[.F34];[.G34];[.H34];[.I34];[.J34];[.K34];[.L34];[.M34];[.N34];[.O34];[.P34];[.Q34];[.AJ34];[.AK34];[.T34];[.U34];[.V34];[.W34];[.X34];[.Y34])" office:value-type="string" office:string-value="" calcext:value-type="error">
            <text:p>#VALEUR !</text:p>
          </table:table-cell>
          <table:table-cell table:number-columns-repeated="6"/>
          <table:table-cell table:style-name="Default" table:formula="of:=CONCATENATE(UTILTRANSFORMEENMOTSCLES([.C34]);&quot;,&quot;;UTILTRANSFORMEENMOTSCLES([.R34]))" office:value-type="string" office:string-value="" calcext:value-type="error">
            <text:p>#VALEUR !</text:p>
          </table:table-cell>
          <table:table-cell table:style-name="Default" table:formula="of:=CONCATENATE(UTILTRANSFORMEENMOTSCLES([.C34]);&quot;,&quot;;UTILTRANSFORMEENMOTSCLES([.S34]))" office:value-type="string" office:string-value="" calcext:value-type="error">
            <text:p>#VALEUR !</text:p>
          </table:table-cell>
          <table:table-cell office:value-type="string" calcext:value-type="string">
            <text:p><text:s/></text:p>
          </table:table-cell>
          <table:table-cell table:number-columns-repeated="972"/>
        </table:table-row>
        <table:table-row table:style-name="ro73">
          <table:table-cell table:style-name="ce105" office:value-type="float" office:value="34" calcext:value-type="float">
            <text:p>34</text:p>
          </table:table-cell>
          <table:table-cell table:style-name="ce110" office:value-type="string" calcext:value-type="string">
            <text:p>stco_reemploi_lesmarchandsdesable</text:p>
          </table:table-cell>
          <table:table-cell table:style-name="ce110" office:value-type="string" calcext:value-type="string">
            <text:p>Les Marchands de SABLE</text:p>
          </table:table-cell>
          <table:table-cell table:style-name="ce110" office:value-type="string" calcext:value-type="string">
            <text:p>Association</text:p>
          </table:table-cell>
          <table:table-cell table:style-name="ce110" office:value-type="string" calcext:value-type="string">
            <text:p>Créations d'aménagements intérieurs à partir de matériaux de réemploi.&lt;br/&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110" office:value-type="string" calcext:value-type="string">
            <text:p>Interior design creations from reused materials. &lt;br/&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table:style-name="ce110" office:value-type="string" calcext:value-type="string">
            <text:p>18 quai du président Wilson</text:p>
          </table:table-cell>
          <table:table-cell table:style-name="ce110"/>
          <table:table-cell table:style-name="ce110" office:value-type="float" office:value="44200" calcext:value-type="float">
            <text:p>44200</text:p>
          </table:table-cell>
          <table:table-cell table:style-name="ce110" office:value-type="string" calcext:value-type="string">
            <text:p>NANTES</text:p>
          </table:table-cell>
          <table:table-cell table:style-name="ce110" office:value-type="string" calcext:value-type="string">
            <text:p>06 81 67 42 06</text:p>
          </table:table-cell>
          <table:table-cell table:style-name="ce112" office:value-type="string" calcext:value-type="string">
            <text:p><text:a xlink:href="http://marchandsdesable.free.fr/" xlink:type="simple">http://marchandsdesable.free.fr</text:a></text:p>
          </table:table-cell>
          <table:table-cell table:style-name="ce110" office:value-type="string" calcext:value-type="string">
            <text:p>lesmarchandsdesable@gmail.com</text:p>
          </table:table-cell>
          <table:table-cell table:style-name="ce110"/>
          <table:table-cell table:style-name="ce112" office:value-type="string" calcext:value-type="string">
            <text:p> <text:a xlink:href="https://www.facebook.com/lmds123" xlink:type="simple">https://www.facebook.com/lmds123</text:a></text:p>
          </table:table-cell>
          <table:table-cell table:style-name="ce110" table:number-columns-repeated="2"/>
          <table:table-cell table:style-name="ce110" office:value-type="string" calcext:value-type="string">
            <text:p>meuble,bois,structure métallique</text:p>
          </table:table-cell>
          <table:table-cell table:style-name="ce110" office:value-type="string" calcext:value-type="string">
            <text:p>furniture,wood,metal structure</text:p>
          </table:table-cell>
          <table:table-cell table:style-name="ce110" office:value-type="string" calcext:value-type="string">
            <text:p>meuble</text:p>
          </table:table-cell>
          <table:table-cell table:style-name="ce110" office:value-type="string" calcext:value-type="string">
            <text:p>47.200229</text:p>
          </table:table-cell>
          <table:table-cell table:style-name="ce110" office:value-type="string" calcext:value-type="string">
            <text:p>-1.561791</text:p>
          </table:table-cell>
          <table:table-cell table:style-name="ce112" office:value-type="string" calcext:value-type="string">
            <text:p>Envoyé par mail à mieuxtrieranantes@gmail.com, le 30/05/206</text:p>
          </table:table-cell>
          <table:table-cell table:style-name="ce113" office:value-type="string" calcext:value-type="string">
            <text:p>Sur rendez-vous</text:p>
          </table:table-cell>
          <table:table-cell table:style-name="ce119" office:value-type="string" calcext:value-type="string">
            <text:p>OUI</text:p>
          </table:table-cell>
          <table:table-cell table:number-columns-repeated="3"/>
          <table:table-cell table:formula="of:=JSONSTRUCTURESREEMPLOI([.A35];[.B35];[.C35];[.D35];[.E35];[.F35];[.G35];[.H35];[.I35];[.J35];[.K35];[.L35];[.M35];[.N35];[.O35];[.P35];[.Q35];[.AJ35];[.AK35];[.T35];[.U35];[.V35];[.W35];[.X35];[.Y35])" office:value-type="string" office:string-value="" calcext:value-type="error">
            <text:p>#VALEUR !</text:p>
          </table:table-cell>
          <table:table-cell table:number-columns-repeated="6"/>
          <table:table-cell table:style-name="Default" table:formula="of:=CONCATENATE(UTILTRANSFORMEENMOTSCLES([.C35]);&quot;,&quot;;UTILTRANSFORMEENMOTSCLES([.R35]))" office:value-type="string" office:string-value="" calcext:value-type="error">
            <text:p>#VALEUR !</text:p>
          </table:table-cell>
          <table:table-cell table:style-name="Default" table:formula="of:=CONCATENATE(UTILTRANSFORMEENMOTSCLES([.C35]);&quot;,&quot;;UTILTRANSFORMEENMOTSCLES([.S35]))" office:value-type="string" office:string-value="" calcext:value-type="error">
            <text:p>#VALEUR !</text:p>
          </table:table-cell>
          <table:table-cell office:value-type="string" calcext:value-type="string">
            <text:p><text:s/></text:p>
          </table:table-cell>
          <table:table-cell table:number-columns-repeated="972"/>
        </table:table-row>
        <table:table-row table:style-name="ro74">
          <table:table-cell table:style-name="ce105" office:value-type="float" office:value="35" calcext:value-type="float">
            <text:p>35</text:p>
          </table:table-cell>
          <table:table-cell table:style-name="ce110" office:value-type="string" calcext:value-type="string">
            <text:p>stco_reemploi_dingfring_reze</text:p>
          </table:table-cell>
          <table:table-cell table:style-name="ce110" office:value-type="string" calcext:value-type="string">
            <text:p>DING-FRING Rezé</text:p>
          </table:table-cell>
          <table:table-cell table:style-name="ce110" office:value-type="string" calcext:value-type="string">
            <text:p>SCOP</text:p>
          </table:table-cell>
          <table:table-cell table:style-name="ce110" office:value-type="string"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110"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110" office:value-type="string" calcext:value-type="string">
            <text:p>75 Rue de la Commune de 1871</text:p>
          </table:table-cell>
          <table:table-cell table:style-name="ce110"/>
          <table:table-cell table:style-name="ce110" office:value-type="float" office:value="44400" calcext:value-type="float">
            <text:p>44400</text:p>
          </table:table-cell>
          <table:table-cell table:style-name="ce110" office:value-type="string" calcext:value-type="string">
            <text:p>REZE</text:p>
          </table:table-cell>
          <table:table-cell table:style-name="ce110" office:value-type="string" calcext:value-type="string">
            <text:p>02 51 70 28 35</text:p>
          </table:table-cell>
          <table:table-cell table:style-name="ce110" office:value-type="string" calcext:value-type="string">
            <text:p>http://www.lerelais.org/aussi.php?page=ding_fring</text:p>
          </table:table-cell>
          <table:table-cell table:style-name="ce110" table:number-columns-repeated="4"/>
          <table:table-cell table:style-name="ce110" office:value-type="string" calcext:value-type="string">
            <text:p>0101-3112_lu+ma+me+je+ve_10h00-12h30+14h30-18h45,0101-3112_sa_10h00-12h30+14h30-18h15</text:p>
          </table:table-cell>
          <table:table-cell table:style-name="ce110" office:value-type="string" calcext:value-type="string">
            <text:p>vêtement,linge,pull,pantalon,veste,chaussette,chemisier,Tshirt,chaussure,couverture,drap,couette,layette,boy,sous-vêtement</text:p>
          </table:table-cell>
          <table:table-cell table:style-name="ce110" office:value-type="string" calcext:value-type="string">
            <text:p>clothing, linen, sweater, pants, jacket</text:p>
          </table:table-cell>
          <table:table-cell table:style-name="ce110" office:value-type="string" calcext:value-type="string">
            <text:p>vêtements</text:p>
          </table:table-cell>
          <table:table-cell table:style-name="ce110" office:value-type="string" calcext:value-type="string">
            <text:p>47.1879293</text:p>
          </table:table-cell>
          <table:table-cell table:style-name="ce110" office:value-type="string" calcext:value-type="string">
            <text:p>-1.5515172</text:p>
          </table:table-cell>
          <table:table-cell table:style-name="ce110" office:value-type="string" calcext:value-type="string">
            <text:p>Entretien LeRelaisAtlantique / MieuxTrierANantes 04/16</text:p>
          </table:table-cell>
          <table:table-cell table:style-name="ce120" office:value-type="string" calcext:value-type="string">
            <text:p>Du lundi au vendredi de 10h à 12h30 et de 14h30 à 18h45. Le samedi de 10h à 12h30 et de 14h30 à 18h15.</text:p>
          </table:table-cell>
          <table:table-cell table:style-name="ce119" office:value-type="string" calcext:value-type="string">
            <text:p>OUI</text:p>
          </table:table-cell>
          <table:table-cell table:number-columns-repeated="3"/>
          <table:table-cell table:formula="of:=JSONSTRUCTURESREEMPLOI([.A36];[.B36];[.C36];[.D36];[.E36];[.F36];[.G36];[.H36];[.I36];[.J36];[.K36];[.L36];[.M36];[.N36];[.O36];[.P36];[.Q36];[.AJ36];[.AK36];[.T36];[.U36];[.V36];[.W36];[.X36];[.Y36])" office:value-type="string" office:string-value="" calcext:value-type="error">
            <text:p>#VALEUR !</text:p>
          </table:table-cell>
          <table:table-cell table:number-columns-repeated="6"/>
          <table:table-cell table:style-name="Default" table:formula="of:=CONCATENATE(UTILTRANSFORMEENMOTSCLES([.C36]);&quot;,&quot;;UTILTRANSFORMEENMOTSCLES([.R36]))" office:value-type="string" office:string-value="" calcext:value-type="error">
            <text:p>#VALEUR !</text:p>
          </table:table-cell>
          <table:table-cell table:style-name="Default" table:formula="of:=CONCATENATE(UTILTRANSFORMEENMOTSCLES([.C36]);&quot;,&quot;;UTILTRANSFORMEENMOTSCLES([.S36]))" office:value-type="string" office:string-value="" calcext:value-type="error">
            <text:p>#VALEUR !</text:p>
          </table:table-cell>
          <table:table-cell office:value-type="string" calcext:value-type="string">
            <text:p><text:s/></text:p>
          </table:table-cell>
          <table:table-cell table:number-columns-repeated="972"/>
        </table:table-row>
        <table:table-row table:style-name="ro73">
          <table:table-cell table:style-name="ce105" office:value-type="float" office:value="36" calcext:value-type="float">
            <text:p>36</text:p>
          </table:table-cell>
          <table:table-cell table:style-name="ce110" office:value-type="string" calcext:value-type="string">
            <text:p>stco_reemploi_dingfring_palaiscongres</text:p>
          </table:table-cell>
          <table:table-cell table:style-name="ce110" office:value-type="string" calcext:value-type="string">
            <text:p>DING-FRING Palais des Congrès</text:p>
          </table:table-cell>
          <table:table-cell table:style-name="ce110" office:value-type="string" calcext:value-type="string">
            <text:p>SCOP</text:p>
          </table:table-cell>
          <table:table-cell table:style-name="ce110"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110"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110" office:value-type="string" calcext:value-type="string">
            <text:p>32 rue Fourré</text:p>
          </table:table-cell>
          <table:table-cell table:style-name="ce110"/>
          <table:table-cell table:style-name="ce110" office:value-type="float" office:value="44200" calcext:value-type="float">
            <text:p>44200</text:p>
          </table:table-cell>
          <table:table-cell table:style-name="ce110" office:value-type="string" calcext:value-type="string">
            <text:p>NANTES</text:p>
          </table:table-cell>
          <table:table-cell table:style-name="ce110" office:value-type="string" calcext:value-type="string">
            <text:p>02 40 75 46 91</text:p>
          </table:table-cell>
          <table:table-cell table:style-name="ce110" office:value-type="string" calcext:value-type="string">
            <text:p>http://www.lerelais.org/aussi.php?page=ding_fring</text:p>
          </table:table-cell>
          <table:table-cell table:style-name="ce110" table:number-columns-repeated="4"/>
          <table:table-cell table:style-name="ce110" office:value-type="string" calcext:value-type="string">
            <text:p>0101-3112_lu+ma+me+je+ve_10h00-18h45,0101-3112_sa_10h00-18h15</text:p>
          </table:table-cell>
          <table:table-cell table:style-name="ce110"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110" office:value-type="string" calcext:value-type="string">
            <text:p>clothing, linen, sweater, pants, jacket</text:p>
          </table:table-cell>
          <table:table-cell table:style-name="ce110" office:value-type="string" calcext:value-type="string">
            <text:p>vêtements</text:p>
          </table:table-cell>
          <table:table-cell table:style-name="ce110" office:value-type="string" calcext:value-type="string">
            <text:p>47.2119882</text:p>
          </table:table-cell>
          <table:table-cell table:style-name="ce110" office:value-type="string" calcext:value-type="string">
            <text:p>-1.5468354</text:p>
          </table:table-cell>
          <table:table-cell table:style-name="ce110" office:value-type="string" calcext:value-type="string">
            <text:p>Entretien LeRelaisAtlantique / MieuxTrierANantes 04/16</text:p>
          </table:table-cell>
          <table:table-cell table:style-name="ce120" office:value-type="string" calcext:value-type="string">
            <text:p>Du lundi au vendredi de 10h à 18h45. Le samedi de 10h à 18h15.</text:p>
          </table:table-cell>
          <table:table-cell table:style-name="ce119" office:value-type="string" calcext:value-type="string">
            <text:p>OUI</text:p>
          </table:table-cell>
          <table:table-cell table:number-columns-repeated="3"/>
          <table:table-cell table:formula="of:=JSONSTRUCTURESREEMPLOI([.A37];[.B37];[.C37];[.D37];[.E37];[.F37];[.G37];[.H37];[.I37];[.J37];[.K37];[.L37];[.M37];[.N37];[.O37];[.P37];[.Q37];[.AJ37];[.AK37];[.T37];[.U37];[.V37];[.W37];[.X37];[.Y37])" office:value-type="string" office:string-value="" calcext:value-type="error">
            <text:p>#VALEUR !</text:p>
          </table:table-cell>
          <table:table-cell table:number-columns-repeated="6"/>
          <table:table-cell table:style-name="Default" table:formula="of:=CONCATENATE(UTILTRANSFORMEENMOTSCLES([.C37]);&quot;,&quot;;UTILTRANSFORMEENMOTSCLES([.R37]))" office:value-type="string" office:string-value="" calcext:value-type="error">
            <text:p>#VALEUR !</text:p>
          </table:table-cell>
          <table:table-cell table:style-name="Default" table:formula="of:=CONCATENATE(UTILTRANSFORMEENMOTSCLES([.C37]);&quot;,&quot;;UTILTRANSFORMEENMOTSCLES([.S37]))" office:value-type="string" office:string-value="" calcext:value-type="error">
            <text:p>#VALEUR !</text:p>
          </table:table-cell>
          <table:table-cell office:value-type="string" calcext:value-type="string">
            <text:p><text:s/></text:p>
          </table:table-cell>
          <table:table-cell table:number-columns-repeated="972"/>
        </table:table-row>
        <table:table-row table:style-name="ro73">
          <table:table-cell table:style-name="ce105" office:value-type="float" office:value="37" calcext:value-type="float">
            <text:p>37</text:p>
          </table:table-cell>
          <table:table-cell table:style-name="ce110" office:value-type="string" calcext:value-type="string">
            <text:p>stco_reemploi_dingfring_chantiernaval</text:p>
          </table:table-cell>
          <table:table-cell table:style-name="ce110" office:value-type="string" calcext:value-type="string">
            <text:p>DING-FRING Chantier Navals</text:p>
          </table:table-cell>
          <table:table-cell table:style-name="ce110" office:value-type="string" calcext:value-type="string">
            <text:p>SCOP</text:p>
          </table:table-cell>
          <table:table-cell table:style-name="ce110"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110"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110" office:value-type="string" calcext:value-type="string">
            <text:p>5 rue Charles Brunelière</text:p>
          </table:table-cell>
          <table:table-cell table:style-name="ce110"/>
          <table:table-cell table:style-name="ce110" office:value-type="float" office:value="44200" calcext:value-type="float">
            <text:p>44200</text:p>
          </table:table-cell>
          <table:table-cell table:style-name="ce110" office:value-type="string" calcext:value-type="string">
            <text:p>NANTES</text:p>
          </table:table-cell>
          <table:table-cell table:style-name="ce110" office:value-type="string" calcext:value-type="string">
            <text:p>02 40 69 13 89</text:p>
          </table:table-cell>
          <table:table-cell table:style-name="ce110" office:value-type="string" calcext:value-type="string">
            <text:p>http://www.lerelais.org/aussi.php?page=ding_fring</text:p>
          </table:table-cell>
          <table:table-cell table:style-name="ce110" table:number-columns-repeated="4"/>
          <table:table-cell table:style-name="ce110" office:value-type="string" calcext:value-type="string">
            <text:p>0101-3112_lu+ma+me+je+ve_10h00-18h45,0101-3112_sa_10h00-18h15</text:p>
          </table:table-cell>
          <table:table-cell table:style-name="ce110"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110" office:value-type="string" calcext:value-type="string">
            <text:p>clothing, linen, sweater, pants, jacket</text:p>
          </table:table-cell>
          <table:table-cell table:style-name="ce110" office:value-type="string" calcext:value-type="string">
            <text:p>vêtements</text:p>
          </table:table-cell>
          <table:table-cell table:style-name="ce110" office:value-type="string" calcext:value-type="string">
            <text:p>47.2092982</text:p>
          </table:table-cell>
          <table:table-cell table:style-name="ce110" office:value-type="string" calcext:value-type="string">
            <text:p>-1.5692261</text:p>
          </table:table-cell>
          <table:table-cell table:style-name="ce110" office:value-type="string" calcext:value-type="string">
            <text:p>Entretien LeRelaisAtlantique / MieuxTrierANantes 04/16</text:p>
          </table:table-cell>
          <table:table-cell table:style-name="ce120" office:value-type="string" calcext:value-type="string">
            <text:p>Du lundi au vendredi de 10h à 18h45. Le samedi de 10h à 18h15.</text:p>
          </table:table-cell>
          <table:table-cell table:style-name="ce119" office:value-type="string" calcext:value-type="string">
            <text:p>OUI</text:p>
          </table:table-cell>
          <table:table-cell table:number-columns-repeated="3"/>
          <table:table-cell table:formula="of:=JSONSTRUCTURESREEMPLOI([.A38];[.B38];[.C38];[.D38];[.E38];[.F38];[.G38];[.H38];[.I38];[.J38];[.K38];[.L38];[.M38];[.N38];[.O38];[.P38];[.Q38];[.AJ38];[.AK38];[.T38];[.U38];[.V38];[.W38];[.X38];[.Y38])" office:value-type="string" office:string-value="" calcext:value-type="error">
            <text:p>#VALEUR !</text:p>
          </table:table-cell>
          <table:table-cell table:number-columns-repeated="6"/>
          <table:table-cell table:style-name="Default" table:formula="of:=CONCATENATE(UTILTRANSFORMEENMOTSCLES([.C38]);&quot;,&quot;;UTILTRANSFORMEENMOTSCLES([.R38]))" office:value-type="string" office:string-value="" calcext:value-type="error">
            <text:p>#VALEUR !</text:p>
          </table:table-cell>
          <table:table-cell table:style-name="Default" table:formula="of:=CONCATENATE(UTILTRANSFORMEENMOTSCLES([.C38]);&quot;,&quot;;UTILTRANSFORMEENMOTSCLES([.S38]))" office:value-type="string" office:string-value="" calcext:value-type="error">
            <text:p>#VALEUR !</text:p>
          </table:table-cell>
          <table:table-cell office:value-type="string" calcext:value-type="string">
            <text:p><text:s/></text:p>
          </table:table-cell>
          <table:table-cell table:number-columns-repeated="972"/>
        </table:table-row>
        <table:table-row table:style-name="ro75">
          <table:table-cell table:style-name="ce105" office:value-type="float" office:value="38" calcext:value-type="float">
            <text:p>38</text:p>
          </table:table-cell>
          <table:table-cell table:style-name="ce110" office:value-type="string" calcext:value-type="string">
            <text:p>stco_reemploi_dingfring_erdre</text:p>
          </table:table-cell>
          <table:table-cell table:style-name="ce110" office:value-type="string" calcext:value-type="string">
            <text:p>DING-FRING Nantes Erdre Grand Clos</text:p>
          </table:table-cell>
          <table:table-cell table:style-name="ce110" office:value-type="string" calcext:value-type="string">
            <text:p>SCOP</text:p>
          </table:table-cell>
          <table:table-cell table:style-name="ce110"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110"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110" office:value-type="string" calcext:value-type="string">
            <text:p>15 rue des Marsauderies</text:p>
          </table:table-cell>
          <table:table-cell table:style-name="ce110"/>
          <table:table-cell table:style-name="ce110" office:value-type="float" office:value="44000" calcext:value-type="float">
            <text:p>44000</text:p>
          </table:table-cell>
          <table:table-cell table:style-name="ce110" office:value-type="string" calcext:value-type="string">
            <text:p>NANTES</text:p>
          </table:table-cell>
          <table:table-cell table:style-name="ce110" office:value-type="string" calcext:value-type="string">
            <text:p>02 40 20 87 11</text:p>
          </table:table-cell>
          <table:table-cell table:style-name="ce110" office:value-type="string" calcext:value-type="string">
            <text:p>http://www.lerelais.org/aussi.php?page=ding_fring</text:p>
          </table:table-cell>
          <table:table-cell table:style-name="ce110" table:number-columns-repeated="4"/>
          <table:table-cell table:style-name="ce110" office:value-type="string" calcext:value-type="string">
            <text:p>0101-3112_lu+ma+me+je+ve_10h00-18h45,0101-3112_sa_10h00-18h15</text:p>
          </table:table-cell>
          <table:table-cell table:style-name="ce110"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110" office:value-type="string" calcext:value-type="string">
            <text:p>clothing, linen, sweater, pants, jacket</text:p>
          </table:table-cell>
          <table:table-cell table:style-name="ce110" office:value-type="string" calcext:value-type="string">
            <text:p>vêtements</text:p>
          </table:table-cell>
          <table:table-cell table:style-name="ce110" office:value-type="string" calcext:value-type="string">
            <text:p>47.2414082</text:p>
          </table:table-cell>
          <table:table-cell table:style-name="ce110" office:value-type="string" calcext:value-type="string">
            <text:p>-1.5318757</text:p>
          </table:table-cell>
          <table:table-cell table:style-name="ce110" office:value-type="string" calcext:value-type="string">
            <text:p>Entretien LeRelaisAtlantique / MieuxTrierANantes 04/16</text:p>
          </table:table-cell>
          <table:table-cell table:style-name="ce120" office:value-type="string" calcext:value-type="string">
            <text:p>Du lundi au vendredi de 10h à 18h45. Le samedi de 10h à 18h15.</text:p>
          </table:table-cell>
          <table:table-cell table:style-name="ce119" office:value-type="string" calcext:value-type="string">
            <text:p>OUI</text:p>
          </table:table-cell>
          <table:table-cell table:number-columns-repeated="3"/>
          <table:table-cell table:formula="of:=JSONSTRUCTURESREEMPLOI([.A39];[.B39];[.C39];[.D39];[.E39];[.F39];[.G39];[.H39];[.I39];[.J39];[.K39];[.L39];[.M39];[.N39];[.O39];[.P39];[.Q39];[.AJ39];[.AK39];[.T39];[.U39];[.V39];[.W39];[.X39];[.Y39])" office:value-type="string" office:string-value="" calcext:value-type="error">
            <text:p>#VALEUR !</text:p>
          </table:table-cell>
          <table:table-cell table:number-columns-repeated="6"/>
          <table:table-cell table:style-name="Default" table:formula="of:=CONCATENATE(UTILTRANSFORMEENMOTSCLES([.C39]);&quot;,&quot;;UTILTRANSFORMEENMOTSCLES([.R39]))" office:value-type="string" office:string-value="" calcext:value-type="error">
            <text:p>#VALEUR !</text:p>
          </table:table-cell>
          <table:table-cell table:style-name="Default" table:formula="of:=CONCATENATE(UTILTRANSFORMEENMOTSCLES([.C39]);&quot;,&quot;;UTILTRANSFORMEENMOTSCLES([.S39]))" office:value-type="string" office:string-value="" calcext:value-type="error">
            <text:p>#VALEUR !</text:p>
          </table:table-cell>
          <table:table-cell office:value-type="string" calcext:value-type="string">
            <text:p><text:s/></text:p>
          </table:table-cell>
          <table:table-cell table:number-columns-repeated="972"/>
        </table:table-row>
        <table:table-row table:style-name="ro66">
          <table:table-cell table:style-name="ce105" office:value-type="float" office:value="39" calcext:value-type="float">
            <text:p>39</text:p>
          </table:table-cell>
          <table:table-cell table:style-name="ce110" office:value-type="string" calcext:value-type="string">
            <text:p>stco_reemploi_envie44</text:p>
          </table:table-cell>
          <table:table-cell table:style-name="ce110" office:value-type="string" calcext:value-type="string">
            <text:p>Envie 44 Saint Herblain</text:p>
          </table:table-cell>
          <table:table-cell table:style-name="ce110" office:value-type="string" calcext:value-type="string">
            <text:p>Association</text:p>
          </table:table-cell>
          <table:table-cell table:style-name="ce110" office:value-type="string" calcext:value-type="string">
            <text:p>Récupération et vente d'électroménager &lt;br/&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110" office:value-type="string" calcext:value-type="string">
            <text:p>Recovery and sale of appliances &lt;br/&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table:style-name="ce110" office:value-type="string" calcext:value-type="string">
            <text:p>18 rue Bobby Sands</text:p>
          </table:table-cell>
          <table:table-cell table:style-name="ce110"/>
          <table:table-cell table:style-name="ce110" office:value-type="float" office:value="44800" calcext:value-type="float">
            <text:p>44800</text:p>
          </table:table-cell>
          <table:table-cell table:style-name="ce110" office:value-type="string" calcext:value-type="string">
            <text:p>SAINT-HERBLAIN</text:p>
          </table:table-cell>
          <table:table-cell table:style-name="ce110" office:value-type="string" calcext:value-type="string">
            <text:p>02 40 43 21 11</text:p>
          </table:table-cell>
          <table:table-cell table:style-name="ce110" office:value-type="string" calcext:value-type="string">
            <text:p>http://www.envie-44.org/nos-magasins/nantes-st-herblain.html</text:p>
          </table:table-cell>
          <table:table-cell table:style-name="ce110" office:value-type="string" calcext:value-type="string">
            <text:p>magasin44sth@envie.org</text:p>
          </table:table-cell>
          <table:table-cell table:style-name="ce110" table:number-columns-repeated="3"/>
          <table:table-cell table:style-name="ce110" office:value-type="string" calcext:value-type="string">
            <text:p>0101-3112_lu+ma+me+je+ve+sa_12h00-14h00+14h00-19h00</text:p>
          </table:table-cell>
          <table:table-cell table:style-name="ce110" office:value-type="string" calcext:value-type="string">
            <text:p>électroménager,réfrigérateur,télévision,lave-vaisselle,congélateur,envie44</text:p>
          </table:table-cell>
          <table:table-cell table:style-name="ce110" office:value-type="string" calcext:value-type="string">
            <text:p>appliances, refrigerator, television, dishwasher, freezer, envie44</text:p>
          </table:table-cell>
          <table:table-cell table:style-name="ce110" office:value-type="string" calcext:value-type="string">
            <text:p>électroménager</text:p>
          </table:table-cell>
          <table:table-cell table:style-name="ce110" office:value-type="string" calcext:value-type="string">
            <text:p>47.233582</text:p>
          </table:table-cell>
          <table:table-cell table:style-name="ce110" office:value-type="string" calcext:value-type="string">
            <text:p>-1.652637</text:p>
          </table:table-cell>
          <table:table-cell table:style-name="ce110" office:value-type="string" calcext:value-type="string">
            <text:p>MieuxTrierANantes 01/15</text:p>
          </table:table-cell>
          <table:table-cell table:style-name="ce120" office:value-type="string" calcext:value-type="string">
            <text:p>Du lundi au vendredi de 10h à 19h00 et le samedi de 10h à 12h et de 14h à 18h30</text:p>
          </table:table-cell>
          <table:table-cell table:style-name="ce119" office:value-type="string" calcext:value-type="string">
            <text:p>OUI</text:p>
          </table:table-cell>
          <table:table-cell table:number-columns-repeated="3"/>
          <table:table-cell table:formula="of:=JSONSTRUCTURESREEMPLOI([.A40];[.B40];[.C40];[.D40];[.E40];[.F40];[.G40];[.H40];[.I40];[.J40];[.K40];[.L40];[.M40];[.N40];[.O40];[.P40];[.Q40];[.AJ40];[.AK40];[.T40];[.U40];[.V40];[.W40];[.X40];[.Y40])" office:value-type="string" office:string-value="" calcext:value-type="error">
            <text:p>#VALEUR !</text:p>
          </table:table-cell>
          <table:table-cell table:number-columns-repeated="6"/>
          <table:table-cell table:style-name="Default" table:formula="of:=CONCATENATE(UTILTRANSFORMEENMOTSCLES([.C40]);&quot;,&quot;;UTILTRANSFORMEENMOTSCLES([.R40]))" office:value-type="string" office:string-value="" calcext:value-type="error">
            <text:p>#VALEUR !</text:p>
          </table:table-cell>
          <table:table-cell table:style-name="Default" table:formula="of:=CONCATENATE(UTILTRANSFORMEENMOTSCLES([.C40]);&quot;,&quot;;UTILTRANSFORMEENMOTSCLES([.S40]))" office:value-type="string" office:string-value="" calcext:value-type="error">
            <text:p>#VALEUR !</text:p>
          </table:table-cell>
          <table:table-cell office:value-type="string" calcext:value-type="string">
            <text:p><text:s/></text:p>
          </table:table-cell>
          <table:table-cell table:number-columns-repeated="972"/>
        </table:table-row>
        <table:table-row table:style-name="ro76">
          <table:table-cell table:style-name="ce105" office:value-type="float" office:value="40" calcext:value-type="float">
            <text:p>40</text:p>
          </table:table-cell>
          <table:table-cell office:value-type="string" calcext:value-type="string">
            <text:p>stco_reemploi_orthopedie</text:p>
          </table:table-cell>
          <table:table-cell office:value-type="string" calcext:value-type="string">
            <text:p>Orthopédie sans Frontières</text:p>
          </table:table-cell>
          <table:table-cell office:value-type="string" calcext:value-type="string">
            <text:p>Association</text:p>
          </table:table-cell>
          <table:table-cell table:style-name="ce112"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La Métairie</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6.83.45.78.96</text:p>
          </table:table-cell>
          <table:table-cell office:value-type="string" calcext:value-type="string">
            <text:p><text:a xlink:href="http://www.osfafrique/" xlink:type="simple">http://www.osfafrique</text:a>.org</text:p>
          </table:table-cell>
          <table:table-cell table:number-columns-repeated="4"/>
          <table:table-cell office:value-type="string" calcext:value-type="string">
            <text:p>0101-3112_je_09h00-12h00+14h00-17h30</text:p>
          </table:table-cell>
          <table:table-cell office:value-type="string" calcext:value-type="string">
            <text:p>lunette,auditif,fauteuil roulant</text:p>
          </table:table-cell>
          <table:table-cell office:value-type="string" calcext:value-type="string">
            <text:p>glasses, hearing, wheelchair</text:p>
          </table:table-cell>
          <table:table-cell office:value-type="string" calcext:value-type="string">
            <text:p>divers</text:p>
          </table:table-cell>
          <table:table-cell office:value-type="string" calcext:value-type="string">
            <text:p>47.229244</text:p>
          </table:table-cell>
          <table:table-cell office:value-type="string" calcext:value-type="string">
            <text:p>-1.661669</text:p>
          </table:table-cell>
          <table:table-cell office:value-type="string" calcext:value-type="string">
            <text:p>MieuxTrierANantes 01/15</text:p>
          </table:table-cell>
          <table:table-cell table:style-name="ce120" office:value-type="string" calcext:value-type="string">
            <text:p>Du lundi au samedi de 10h à 13h et de 14h à 19h</text:p>
          </table:table-cell>
          <table:table-cell table:style-name="ce119"/>
          <table:table-cell table:number-columns-repeated="3"/>
          <table:table-cell table:formula="of:=JSONSTRUCTURESREEMPLOI([.A41];[.B41];[.C41];[.D41];[.E41];[.F41];[.G41];[.H41];[.I41];[.J41];[.K41];[.L41];[.M41];[.N41];[.O41];[.P41];[.Q41];[.AJ41];[.AK41];[.T41];[.U41];[.V41];[.W41];[.X41];[.Y41])" office:value-type="string" office:string-value="" calcext:value-type="error">
            <text:p>#VALEUR !</text:p>
          </table:table-cell>
          <table:table-cell table:number-columns-repeated="6"/>
          <table:table-cell table:style-name="Default" table:formula="of:=CONCATENATE(UTILTRANSFORMEENMOTSCLES([.C41]);&quot;,&quot;;UTILTRANSFORMEENMOTSCLES([.R41]))" office:value-type="string" office:string-value="" calcext:value-type="error">
            <text:p>#VALEUR !</text:p>
          </table:table-cell>
          <table:table-cell table:style-name="Default" table:formula="of:=CONCATENATE(UTILTRANSFORMEENMOTSCLES([.C41]);&quot;,&quot;;UTILTRANSFORMEENMOTSCLES([.S41]))" office:value-type="string" office:string-value="" calcext:value-type="error">
            <text:p>#VALEUR !</text:p>
          </table:table-cell>
          <table:table-cell office:value-type="string" calcext:value-type="string">
            <text:p><text:s/></text:p>
          </table:table-cell>
          <table:table-cell table:number-columns-repeated="972"/>
        </table:table-row>
        <table:table-row table:style-name="ro67">
          <table:table-cell table:style-name="ce105" office:value-type="float" office:value="41" calcext:value-type="float">
            <text:p>41</text:p>
          </table:table-cell>
          <table:table-cell office:value-type="string" calcext:value-type="string">
            <text:p>stco_reemploi_frat</text:p>
          </table:table-cell>
          <table:table-cell office:value-type="string" calcext:value-type="string">
            <text:p>Véti Frat - La Fraternité</text:p>
          </table:table-cell>
          <table:table-cell office:value-type="string" calcext:value-type="string">
            <text:p>Association</text:p>
          </table:table-cell>
          <table:table-cell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3, rue Amiral Du Chaffault</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7 63</text:p>
          </table:table-cell>
          <table:table-cell office:value-type="string" calcext:value-type="string">
            <text:p>http://www.petitsfreres.asso.fr/nos-implantations/44016-01-fraternite-de-nantes.html</text:p>
          </table:table-cell>
          <table:table-cell office:value-type="string" calcext:value-type="string">
            <text:p>ecoutedelarue@orange.fr</text:p>
          </table:table-cell>
          <table:table-cell table:number-columns-repeated="3"/>
          <table:table-cell office:value-type="string" calcext:value-type="string">
            <text:p>0101-3112_ma+me+je+ve_14h00-17h30,0101-3112_sa_10h00-12h15</text:p>
          </table:table-cell>
          <table:table-cell office:value-type="string" calcext:value-type="string">
            <text:p>électroménager, livres/BD/CD/DVD, jouet, meuble, vêtements, divers</text:p>
          </table:table-cell>
          <table:table-cell office:value-type="string" calcext:value-type="string">
            <text:p>appliances, books / BD / CD / DVD, toy, furniture, clothing, miscellaneous</text:p>
          </table:table-cell>
          <table:table-cell office:value-type="string" calcext:value-type="string">
            <text:p>divers</text:p>
          </table:table-cell>
          <table:table-cell office:value-type="string" calcext:value-type="string">
            <text:p>47.2097351</text:p>
          </table:table-cell>
          <table:table-cell office:value-type="string" calcext:value-type="string">
            <text:p>-1.5801384</text:p>
          </table:table-cell>
          <table:table-cell office:value-type="string" calcext:value-type="string">
            <text:p>MieuxTrierANantes 01/15</text:p>
          </table:table-cell>
          <table:table-cell table:style-name="ce120" office:value-type="string" calcext:value-type="string">
            <text:p>Le jeudi de 9h à 12h et de 14h à 17h30 </text:p>
          </table:table-cell>
          <table:table-cell table:style-name="ce119"/>
          <table:table-cell table:number-columns-repeated="3"/>
          <table:table-cell table:formula="of:=JSONSTRUCTURESREEMPLOI([.A42];[.B42];[.C42];[.D42];[.E42];[.F42];[.G42];[.H42];[.I42];[.J42];[.K42];[.L42];[.M42];[.N42];[.O42];[.P42];[.Q42];[.AJ42];[.AK42];[.T42];[.U42];[.V42];[.W42];[.X42];[.Y42])" office:value-type="string" office:string-value="" calcext:value-type="error">
            <text:p>#VALEUR !</text:p>
          </table:table-cell>
          <table:table-cell table:number-columns-repeated="6"/>
          <table:table-cell table:style-name="Default" table:formula="of:=CONCATENATE(UTILTRANSFORMEENMOTSCLES([.C42]);&quot;,&quot;;UTILTRANSFORMEENMOTSCLES([.R42]))" office:value-type="string" office:string-value="" calcext:value-type="error">
            <text:p>#VALEUR !</text:p>
          </table:table-cell>
          <table:table-cell table:style-name="Default" table:formula="of:=CONCATENATE(UTILTRANSFORMEENMOTSCLES([.C42]);&quot;,&quot;;UTILTRANSFORMEENMOTSCLES([.S42]))" office:value-type="string" office:string-value="" calcext:value-type="error">
            <text:p>#VALEUR !</text:p>
          </table:table-cell>
          <table:table-cell office:value-type="string" calcext:value-type="string">
            <text:p><text:s/></text:p>
          </table:table-cell>
          <table:table-cell table:number-columns-repeated="972"/>
        </table:table-row>
        <table:table-row table:style-name="ro64">
          <table:table-cell table:style-name="ce105" office:value-type="float" office:value="42" calcext:value-type="float">
            <text:p>42</text:p>
          </table:table-cell>
          <table:table-cell office:value-type="string" calcext:value-type="string">
            <text:p>stco_reemploi_secourspop</text:p>
          </table:table-cell>
          <table:table-cell office:value-type="string" calcext:value-type="string">
            <text:p>Secours populaire</text:p>
          </table:table-cell>
          <table:table-cell office:value-type="string" calcext:value-type="string">
            <text:p>Association</text:p>
          </table:table-cell>
          <table:table-cell office:value-type="string" calcext:value-type="string">
            <text:p>Récupération de vêtements, meubles, électroménagers</text:p>
          </table:table-cell>
          <table:table-cell office:value-type="string" calcext:value-type="string">
            <text:p>Recovery of clothing, furniture, appliances</text:p>
          </table:table-cell>
          <table:table-cell office:value-type="string" calcext:value-type="string">
            <text:p>163 Rue Paul Bellamy</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74 14 14</text:p>
          </table:table-cell>
          <table:table-cell office:value-type="string" calcext:value-type="string">
            <text:p>https://www.secourspopulaire.fr/44/</text:p>
          </table:table-cell>
          <table:table-cell office:value-type="string" calcext:value-type="string">
            <text:p>contact@spf44.org</text:p>
          </table:table-cell>
          <table:table-cell table:number-columns-repeated="3"/>
          <table:table-cell office:value-type="string" calcext:value-type="string">
            <text:p>0101-3112_lu+ma+me+je+ve_08h30-12h30+13h30-17h30,0101-3112_lu+ma+me+je+ve_08h30-12h30+13h30-17h00</text:p>
          </table:table-cell>
          <table:table-cell office:value-type="string" calcext:value-type="string">
            <text:p>vêtement,meuble,électroménager</text:p>
          </table:table-cell>
          <table:table-cell office:value-type="string" calcext:value-type="string">
            <text:p>clothing, furniture, appliances</text:p>
          </table:table-cell>
          <table:table-cell office:value-type="string" calcext:value-type="string">
            <text:p>meuble, vêtements, électroménager</text:p>
          </table:table-cell>
          <table:table-cell office:value-type="string" calcext:value-type="string">
            <text:p>47.227348</text:p>
          </table:table-cell>
          <table:table-cell office:value-type="string" calcext:value-type="string">
            <text:p>-1.560953</text:p>
          </table:table-cell>
          <table:table-cell office:value-type="string" calcext:value-type="string">
            <text:p>MieuxTrierANantes 01/15</text:p>
          </table:table-cell>
          <table:table-cell table:style-name="ce119" office:value-type="string" calcext:value-type="string">
            <text:p>du mardi au vendredi de 14h à 17h30, Le samedi de 10h à 12h15</text:p>
          </table:table-cell>
          <table:table-cell table:style-name="ce119"/>
          <table:table-cell table:number-columns-repeated="3"/>
          <table:table-cell table:formula="of:=JSONSTRUCTURESREEMPLOI([.A43];[.B43];[.C43];[.D43];[.E43];[.F43];[.G43];[.H43];[.I43];[.J43];[.K43];[.L43];[.M43];[.N43];[.O43];[.P43];[.Q43];[.AJ43];[.AK43];[.T43];[.U43];[.V43];[.W43];[.X43];[.Y43])" office:value-type="string" office:string-value="" calcext:value-type="error">
            <text:p>#VALEUR !</text:p>
          </table:table-cell>
          <table:table-cell table:number-columns-repeated="6"/>
          <table:table-cell table:style-name="Default" table:formula="of:=CONCATENATE(UTILTRANSFORMEENMOTSCLES([.C43]);&quot;,&quot;;UTILTRANSFORMEENMOTSCLES([.R43]))" office:value-type="string" office:string-value="" calcext:value-type="error">
            <text:p>#VALEUR !</text:p>
          </table:table-cell>
          <table:table-cell table:style-name="Default" table:formula="of:=CONCATENATE(UTILTRANSFORMEENMOTSCLES([.C43]);&quot;,&quot;;UTILTRANSFORMEENMOTSCLES([.S43]))"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43" calcext:value-type="float">
            <text:p>43</text:p>
          </table:table-cell>
          <table:table-cell office:value-type="string" calcext:value-type="string">
            <text:p>stco_reemploi_croixrougevesti</text:p>
          </table:table-cell>
          <table:table-cell office:value-type="string" calcext:value-type="string">
            <text:p>La Croix Rouge / Vestiboutique</text:p>
          </table:table-cell>
          <table:table-cell office:value-type="string" calcext:value-type="string">
            <text:p>Association</text:p>
          </table:table-cell>
          <table:table-cell table:style-name="ce111" office:value-type="string" calcext:value-type="string">
            <text:p>Récupération et distribution de vêtements, livres, jouets, vaisselle, linge de maison, bibelots</text:p>
          </table:table-cell>
          <table:table-cell office:value-type="string" calcext:value-type="string">
            <text:p>Recovery and distribution of clothes, books, toys, dishes, knickknacks</text:p>
          </table:table-cell>
          <table:table-cell table:style-name="ce111" office:value-type="string" calcext:value-type="string">
            <text:p>10 rue d’Athènes</text:p>
          </table:table-cell>
          <table:table-cell table:style-name="ce111"/>
          <table:table-cell table:style-name="ce111" office:value-type="float" office:value="44300" calcext:value-type="float">
            <text:p>44300</text:p>
          </table:table-cell>
          <table:table-cell table:style-name="ce111" office:value-type="string" calcext:value-type="string">
            <text:p>NANTES</text:p>
          </table:table-cell>
          <table:table-cell office:value-type="string" calcext:value-type="string">
            <text:p>02 51 89 10 70</text:p>
          </table:table-cell>
          <table:table-cell office:value-type="string" calcext:value-type="string">
            <text:p>www.croix-rouge.fr</text:p>
          </table:table-cell>
          <table:table-cell table:style-name="ce111" office:value-type="string" calcext:value-type="string">
            <text:p><text:a xlink:href="mailto:ul.nantes@croix-rouge.fr" xlink:type="simple">ul.nantes@croix-rouge.fr</text:a></text:p>
          </table:table-cell>
          <table:table-cell table:number-columns-repeated="3"/>
          <table:table-cell table:style-name="ce111" office:value-type="string" calcext:value-type="string">
            <text:p>0101-3112_ma+je_09h30-12h00,0101-3112_ma+je_14h00-17h00</text:p>
          </table:table-cell>
          <table:table-cell table:style-name="ce111" office:value-type="string" calcext:value-type="string">
            <text:p>vêtement,livre,jouet,vaisselle,bibelot,linge,sac,chaussure</text:p>
          </table:table-cell>
          <table:table-cell table:style-name="ce111" office:value-type="string" calcext:value-type="string">
            <text:p>clothing,books,toys,crockery,trinket,bag,shoes</text:p>
          </table:table-cell>
          <table:table-cell table:style-name="ce111" office:value-type="string" calcext:value-type="string">
            <text:p>vêtements, livres/bd/cd/dvd, jouet, divers</text:p>
          </table:table-cell>
          <table:table-cell table:style-name="ce111" office:value-type="string" calcext:value-type="string">
            <text:p>47.249728</text:p>
          </table:table-cell>
          <table:table-cell table:style-name="ce111" office:value-type="string" calcext:value-type="string">
            <text:p>-1.504440</text:p>
          </table:table-cell>
          <table:table-cell table:style-name="ce111" office:value-type="string" calcext:value-type="string">
            <text:p>Mail envoyé par Croix Rouge le 22/04/16.</text:p>
          </table:table-cell>
          <table:table-cell table:style-name="ce111" office:value-type="string" calcext:value-type="string">
            <text:p>Ouvert les mardis et jeudis de 9h30 à 12h00 et de 14h à 17h et le premier samedi matin de chaque mois de 9h à 12h30</text:p>
          </table:table-cell>
          <table:table-cell table:style-name="ce111" office:value-type="string" calcext:value-type="string">
            <text:p>OUI</text:p>
          </table:table-cell>
          <table:table-cell table:number-columns-repeated="3"/>
          <table:table-cell table:formula="of:=JSONSTRUCTURESREEMPLOI([.A44];[.B44];[.C44];[.D44];[.E44];[.F44];[.G44];[.H44];[.I44];[.J44];[.K44];[.L44];[.M44];[.N44];[.O44];[.P44];[.Q44];[.AJ44];[.AK44];[.T44];[.U44];[.V44];[.W44];[.X44];[.Y44])" office:value-type="string" office:string-value="" calcext:value-type="error">
            <text:p>#VALEUR !</text:p>
          </table:table-cell>
          <table:table-cell table:number-columns-repeated="6"/>
          <table:table-cell table:style-name="Default" table:formula="of:=CONCATENATE(UTILTRANSFORMEENMOTSCLES([.C44]);&quot;,&quot;;UTILTRANSFORMEENMOTSCLES([.R44]))" office:value-type="string" office:string-value="" calcext:value-type="error">
            <text:p>#VALEUR !</text:p>
          </table:table-cell>
          <table:table-cell table:style-name="Default" table:formula="of:=CONCATENATE(UTILTRANSFORMEENMOTSCLES([.C44]);&quot;,&quot;;UTILTRANSFORMEENMOTSCLES([.S44]))" office:value-type="string" office:string-value="" calcext:value-type="error">
            <text:p>#VALEUR !</text:p>
          </table:table-cell>
          <table:table-cell office:value-type="string" calcext:value-type="string">
            <text:p><text:s/></text:p>
          </table:table-cell>
          <table:table-cell table:number-columns-repeated="972"/>
        </table:table-row>
        <table:table-row table:style-name="ro64">
          <table:table-cell table:style-name="ce105" office:value-type="float" office:value="44" calcext:value-type="float">
            <text:p>44</text:p>
          </table:table-cell>
          <table:table-cell office:value-type="string" calcext:value-type="string">
            <text:p>stco_reemploi_croixrougememble</text:p>
          </table:table-cell>
          <table:table-cell table:style-name="ce111" office:value-type="string" calcext:value-type="string">
            <text:p>La Croix Rouge / Meubles,bibelots</text:p>
          </table:table-cell>
          <table:table-cell office:value-type="string" calcext:value-type="string">
            <text:p>Association</text:p>
          </table:table-cell>
          <table:table-cell table:style-name="ce111" office:value-type="string" calcext:value-type="string">
            <text:p>Ventes de meubles, petits meubles, meubles de bureau, luminaire, canapé, literie, meubles de cuisine, petit et gros électroménager, articles de décoration. À petits prix.</text:p>
          </table:table-cell>
          <table:table-cell office:value-type="string" calcext:value-type="string">
            <text:p>Sales of furniture, small furniture, office furniture, lighting, sofa, beds, kitchen furniture, small and large appliances, decorative items. At low prices.</text:p>
          </table:table-cell>
          <table:table-cell table:style-name="ce111" office:value-type="string" calcext:value-type="string">
            <text:p>10 rue d’Athènes</text:p>
          </table:table-cell>
          <table:table-cell table:style-name="ce111"/>
          <table:table-cell table:style-name="ce111" office:value-type="float" office:value="44300" calcext:value-type="float">
            <text:p>44300</text:p>
          </table:table-cell>
          <table:table-cell table:style-name="ce111" office:value-type="string" calcext:value-type="string">
            <text:p>NANTES</text:p>
          </table:table-cell>
          <table:table-cell office:value-type="string" calcext:value-type="string">
            <text:p>02 51 89 47 62</text:p>
          </table:table-cell>
          <table:table-cell office:value-type="string" calcext:value-type="string">
            <text:p>www.croix-rouge.fr</text:p>
          </table:table-cell>
          <table:table-cell table:style-name="ce111" office:value-type="string" calcext:value-type="string">
            <text:p><text:a xlink:href="mailto:ul.nantes@croix-rouge.fr" xlink:type="simple">ul.nantes@croix-rouge.fr</text:a></text:p>
          </table:table-cell>
          <table:table-cell table:number-columns-repeated="3"/>
          <table:table-cell table:style-name="ce111" office:value-type="string" calcext:value-type="string">
            <text:p>0101-3112_ve_14h00-17h00</text:p>
          </table:table-cell>
          <table:table-cell table:style-name="ce111" office:value-type="string" calcext:value-type="string">
            <text:p>meuble,luminaire,canapé,literie,électroménager,décoration</text:p>
          </table:table-cell>
          <table:table-cell table:style-name="ce111" office:value-type="string" calcext:value-type="string">
            <text:p>furniture,lighting,sofa,bedding,appliance,decorative</text:p>
          </table:table-cell>
          <table:table-cell table:style-name="ce111" office:value-type="string" calcext:value-type="string">
            <text:p>meuble, vêtements, livres/bd/cd/dvd, jouet, divers</text:p>
          </table:table-cell>
          <table:table-cell table:style-name="ce111" office:value-type="string" calcext:value-type="string">
            <text:p>47.249728</text:p>
          </table:table-cell>
          <table:table-cell table:style-name="ce111" office:value-type="string" calcext:value-type="string">
            <text:p>-1.504440</text:p>
          </table:table-cell>
          <table:table-cell table:style-name="ce111" office:value-type="string" calcext:value-type="string">
            <text:p>Mail envoyé par Croix Rouge le 22/04/16.</text:p>
          </table:table-cell>
          <table:table-cell table:style-name="ce122" office:value-type="string" calcext:value-type="string">
            <text:p><text:s/>Ouvert les mardis et jeudis de 14h à 17h</text:p>
          </table:table-cell>
          <table:table-cell table:style-name="ce111" office:value-type="string" calcext:value-type="string">
            <text:p>OUI</text:p>
          </table:table-cell>
          <table:table-cell table:number-columns-repeated="3"/>
          <table:table-cell table:formula="of:=JSONSTRUCTURESREEMPLOI([.A45];[.B45];[.C45];[.D45];[.E45];[.F45];[.G45];[.H45];[.I45];[.J45];[.K45];[.L45];[.M45];[.N45];[.O45];[.P45];[.Q45];[.AJ45];[.AK45];[.T45];[.U45];[.V45];[.W45];[.X45];[.Y45])" office:value-type="string" office:string-value="" calcext:value-type="error">
            <text:p>#VALEUR !</text:p>
          </table:table-cell>
          <table:table-cell table:number-columns-repeated="6"/>
          <table:table-cell table:style-name="Default" table:formula="of:=CONCATENATE(UTILTRANSFORMEENMOTSCLES([.C45]);&quot;,&quot;;UTILTRANSFORMEENMOTSCLES([.R45]))" office:value-type="string" office:string-value="" calcext:value-type="error">
            <text:p>#VALEUR !</text:p>
          </table:table-cell>
          <table:table-cell table:style-name="Default" table:formula="of:=CONCATENATE(UTILTRANSFORMEENMOTSCLES([.C45]);&quot;,&quot;;UTILTRANSFORMEENMOTSCLES([.S45]))"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45" calcext:value-type="float">
            <text:p>45</text:p>
          </table:table-cell>
          <table:table-cell office:value-type="string" calcext:value-type="string">
            <text:p>stco_reemploi_nantesecologie_chateau</text:p>
          </table:table-cell>
          <table:table-cell office:value-type="string" calcext:value-type="string">
            <text:p>Nantes Ecologie L'Air Livre (château Nantes)</text:p>
          </table:table-cell>
          <table:table-cell office:value-type="string" calcext:value-type="string">
            <text:p>Association</text:p>
          </table:table-cell>
          <table:table-cell office:value-type="string" calcext:value-type="string">
            <text:p>Récupération de livres, revues, BD</text:p>
          </table:table-cell>
          <table:table-cell office:value-type="string" calcext:value-type="string">
            <text:p>Recovery of books, magazines, comics</text:p>
          </table:table-cell>
          <table:table-cell office:value-type="string" calcext:value-type="string">
            <text:p>3 bis rue Prémion</text:p>
          </table:table-cell>
          <table:table-cell/>
          <table:table-cell office:value-type="float" office:value="44015" calcext:value-type="float">
            <text:p>44015</text:p>
          </table:table-cell>
          <table:table-cell office:value-type="string" calcext:value-type="string">
            <text:p>NANTES</text:p>
          </table:table-cell>
          <table:table-cell office:value-type="string" calcext:value-type="string">
            <text:p>02 40 47 18 27 (public) / 02 51 82 05 41 (bureau)</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lu+ma+me+je+ve_09h00-13h00+14h30-18h30</text:p>
          </table:table-cell>
          <table:table-cell office:value-type="string" calcext:value-type="string">
            <text:p>livre,revue,BD</text:p>
          </table:table-cell>
          <table:table-cell office:value-type="string" calcext:value-type="string">
            <text:p>book, magazine, Comics</text:p>
          </table:table-cell>
          <table:table-cell office:value-type="string" calcext:value-type="string">
            <text:p>livres/bd/cd/dvd</text:p>
          </table:table-cell>
          <table:table-cell office:value-type="string" calcext:value-type="string">
            <text:p>47.217117</text:p>
          </table:table-cell>
          <table:table-cell office:value-type="string" calcext:value-type="string">
            <text:p>-1.548943</text:p>
          </table:table-cell>
          <table:table-cell office:value-type="string" calcext:value-type="string">
            <text:p>MieuxTrierANantes 01/15</text:p>
          </table:table-cell>
          <table:table-cell table:style-name="ce119" office:value-type="string" calcext:value-type="string">
            <text:p>Vendredi de 14 h à 17 h</text:p>
          </table:table-cell>
          <table:table-cell table:style-name="ce119" office:value-type="string" calcext:value-type="string">
            <text:p>OUI</text:p>
          </table:table-cell>
          <table:table-cell table:number-columns-repeated="3"/>
          <table:table-cell table:formula="of:=JSONSTRUCTURESREEMPLOI([.A46];[.B46];[.C46];[.D46];[.E46];[.F46];[.G46];[.H46];[.I46];[.J46];[.K46];[.L46];[.M46];[.N46];[.O46];[.P46];[.Q46];[.AJ46];[.AK46];[.T46];[.U46];[.V46];[.W46];[.X46];[.Y46])" office:value-type="string" office:string-value="" calcext:value-type="error">
            <text:p>#VALEUR !</text:p>
          </table:table-cell>
          <table:table-cell table:number-columns-repeated="6"/>
          <table:table-cell table:style-name="Default" table:formula="of:=CONCATENATE(UTILTRANSFORMEENMOTSCLES([.C46]);&quot;,&quot;;UTILTRANSFORMEENMOTSCLES([.R46]))" office:value-type="string" office:string-value="" calcext:value-type="error">
            <text:p>#VALEUR !</text:p>
          </table:table-cell>
          <table:table-cell table:style-name="Default" table:formula="of:=CONCATENATE(UTILTRANSFORMEENMOTSCLES([.C46]);&quot;,&quot;;UTILTRANSFORMEENMOTSCLES([.S46]))" office:value-type="string" office:string-value="" calcext:value-type="error">
            <text:p>#VALEUR !</text:p>
          </table:table-cell>
          <table:table-cell office:value-type="string" calcext:value-type="string">
            <text:p><text:s/></text:p>
          </table:table-cell>
          <table:table-cell table:number-columns-repeated="972"/>
        </table:table-row>
        <table:table-row table:style-name="ro62">
          <table:table-cell table:style-name="ce105" office:value-type="float" office:value="46" calcext:value-type="float">
            <text:p>46</text:p>
          </table:table-cell>
          <table:table-cell office:value-type="string" calcext:value-type="string">
            <text:p>stco_reemploi_nantesecologie_cite</text:p>
          </table:table-cell>
          <table:table-cell office:value-type="string" calcext:value-type="string">
            <text:p>Nantes Ecologie L'Air Livre (Cité des Congrès Nantes)</text:p>
          </table:table-cell>
          <table:table-cell office:value-type="string" calcext:value-type="string">
            <text:p>Association</text:p>
          </table:table-cell>
          <table:table-cell office:value-type="string" calcext:value-type="string">
            <text:p>Récupération de livres, revues, BD et de manuels scolaires</text:p>
          </table:table-cell>
          <table:table-cell office:value-type="string" calcext:value-type="string">
            <text:p>Recovery of books, magazines, comics and textbooks</text:p>
          </table:table-cell>
          <table:table-cell office:value-type="string" calcext:value-type="string">
            <text:p>6 rue Monteil</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2 78 30</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ve_09h00-13h00</text:p>
          </table:table-cell>
          <table:table-cell office:value-type="string" calcext:value-type="string">
            <text:p>livre,revue,BD,manuel,scolaire</text:p>
          </table:table-cell>
          <table:table-cell office:value-type="string" calcext:value-type="string">
            <text:p>Book, magazine, comic, manual, school</text:p>
          </table:table-cell>
          <table:table-cell office:value-type="string" calcext:value-type="string">
            <text:p>livres/bd/cd/dvd</text:p>
          </table:table-cell>
          <table:table-cell office:value-type="string" calcext:value-type="string">
            <text:p>47.213765</text:p>
          </table:table-cell>
          <table:table-cell office:value-type="string" calcext:value-type="string">
            <text:p>-1.5484173</text:p>
          </table:table-cell>
          <table:table-cell office:value-type="string" calcext:value-type="string">
            <text:p>MieuxTrierANantes 01/15</text:p>
          </table:table-cell>
          <table:table-cell table:style-name="ce119"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119" office:value-type="string" calcext:value-type="string">
            <text:p>OUI</text:p>
          </table:table-cell>
          <table:table-cell table:number-columns-repeated="3"/>
          <table:table-cell table:formula="of:=JSONSTRUCTURESREEMPLOI([.A47];[.B47];[.C47];[.D47];[.E47];[.F47];[.G47];[.H47];[.I47];[.J47];[.K47];[.L47];[.M47];[.N47];[.O47];[.P47];[.Q47];[.AJ47];[.AK47];[.T47];[.U47];[.V47];[.W47];[.X47];[.Y47])" office:value-type="string" office:string-value="" calcext:value-type="error">
            <text:p>#VALEUR !</text:p>
          </table:table-cell>
          <table:table-cell table:number-columns-repeated="6"/>
          <table:table-cell table:style-name="Default" table:formula="of:=CONCATENATE(UTILTRANSFORMEENMOTSCLES([.C47]);&quot;,&quot;;UTILTRANSFORMEENMOTSCLES([.R47]))" office:value-type="string" office:string-value="" calcext:value-type="error">
            <text:p>#VALEUR !</text:p>
          </table:table-cell>
          <table:table-cell table:style-name="Default" table:formula="of:=CONCATENATE(UTILTRANSFORMEENMOTSCLES([.C47]);&quot;,&quot;;UTILTRANSFORMEENMOTSCLES([.S47]))" office:value-type="string" office:string-value="" calcext:value-type="error">
            <text:p>#VALEUR !</text:p>
          </table:table-cell>
          <table:table-cell office:value-type="string" calcext:value-type="string">
            <text:p><text:s/></text:p>
          </table:table-cell>
          <table:table-cell table:number-columns-repeated="972"/>
        </table:table-row>
        <table:table-row table:style-name="ro68">
          <table:table-cell table:style-name="ce105" office:value-type="float" office:value="47" calcext:value-type="float">
            <text:p>47</text:p>
          </table:table-cell>
          <table:table-cell office:value-type="string" calcext:value-type="string">
            <text:p>stco_reemploi_arcade</text:p>
          </table:table-cell>
          <table:table-cell office:value-type="string" calcext:value-type="string">
            <text:p>ARCADE</text:p>
          </table:table-cell>
          <table:table-cell office:value-type="string" calcext:value-type="string">
            <text:p>Association</text:p>
          </table:table-cell>
          <table:table-cell office:value-type="string" calcext:value-type="string">
            <text:p>Récupération de matériels divers pour le tiers monde</text:p>
          </table:table-cell>
          <table:table-cell office:value-type="string" calcext:value-type="string">
            <text:p>Recovery of various materials for the Third World</text:p>
          </table:table-cell>
          <table:table-cell office:value-type="string" calcext:value-type="string">
            <text:p>10 rue Stévin</text:p>
          </table:table-cell>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02 40 63 74 20</text:p>
          </table:table-cell>
          <table:table-cell office:value-type="string" calcext:value-type="string">
            <text:p>http://www.arcade44-benin.com/</text:p>
          </table:table-cell>
          <table:table-cell office:value-type="string" calcext:value-type="string">
            <text:p>arcade.orv@libertysurf.fr</text:p>
          </table:table-cell>
          <table:table-cell table:number-columns-repeated="3"/>
          <table:table-cell table:style-name="ce115" office:value-type="string" calcext:value-type="string">
            <text:p>0101-3112_ma_10h00-12h00</text:p>
          </table:table-cell>
          <table:table-cell table:number-columns-repeated="2"/>
          <table:table-cell office:value-type="string" calcext:value-type="string">
            <text:p>divers</text:p>
          </table:table-cell>
          <table:table-cell office:value-type="string" calcext:value-type="string">
            <text:p>47.259354</text:p>
          </table:table-cell>
          <table:table-cell office:value-type="string" calcext:value-type="string">
            <text:p>-1.633449</text:p>
          </table:table-cell>
          <table:table-cell office:value-type="string" calcext:value-type="string">
            <text:p>DeuxiemeVie 03/14</text:p>
          </table:table-cell>
          <table:table-cell table:style-name="ce119"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119" office:value-type="string" calcext:value-type="string">
            <text:p>EN_COURS</text:p>
          </table:table-cell>
          <table:table-cell table:number-columns-repeated="3"/>
          <table:table-cell table:formula="of:=JSONSTRUCTURESREEMPLOI([.A48];[.B48];[.C48];[.D48];[.E48];[.F48];[.G48];[.H48];[.I48];[.J48];[.K48];[.L48];[.M48];[.N48];[.O48];[.P48];[.Q48];[.AJ48];[.AK48];[.T48];[.U48];[.V48];[.W48];[.X48];[.Y48])" office:value-type="string" office:string-value="" calcext:value-type="error">
            <text:p>#VALEUR !</text:p>
          </table:table-cell>
          <table:table-cell table:number-columns-repeated="6"/>
          <table:table-cell table:style-name="Default" table:formula="of:=CONCATENATE(UTILTRANSFORMEENMOTSCLES([.C48]);&quot;,&quot;;UTILTRANSFORMEENMOTSCLES([.R48]))" office:value-type="string" office:string-value="" calcext:value-type="error">
            <text:p>#VALEUR !</text:p>
          </table:table-cell>
          <table:table-cell table:style-name="Default" table:formula="of:=CONCATENATE(UTILTRANSFORMEENMOTSCLES([.C48]);&quot;,&quot;;UTILTRANSFORMEENMOTSCLES([.S48]))" office:value-type="string" office:string-value="" calcext:value-type="error">
            <text:p>#VALEUR !</text:p>
          </table:table-cell>
          <table:table-cell office:value-type="string" calcext:value-type="string">
            <text:p><text:s/></text:p>
          </table:table-cell>
          <table:table-cell table:number-columns-repeated="972"/>
        </table:table-row>
        <table:table-row table:style-name="ro24">
          <table:table-cell table:style-name="ce105" office:value-type="float" office:value="48" calcext:value-type="float">
            <text:p>48</text:p>
          </table:table-cell>
          <table:table-cell office:value-type="string" calcext:value-type="string">
            <text:p>stco_reemploi_bouchonamour</text:p>
          </table:table-cell>
          <table:table-cell office:value-type="string" calcext:value-type="string">
            <text:p>Bouchon d'Amour</text:p>
          </table:table-cell>
          <table:table-cell office:value-type="string" calcext:value-type="string">
            <text:p>Association</text:p>
          </table:table-cell>
          <table:table-cell office:value-type="string" calcext:value-type="string">
            <text:p>Récupération de bouchons plastiques</text:p>
          </table:table-cell>
          <table:table-cell office:value-type="string" calcext:value-type="string">
            <text:p>Recovery of plastics caps</text:p>
          </table:table-cell>
          <table:table-cell office:value-type="string" calcext:value-type="string">
            <text:p>Stockage : Château d'eau du MIN de Nantes</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86 57 29</text:p>
          </table:table-cell>
          <table:table-cell office:value-type="string" calcext:value-type="string">
            <text:p>http://bouchonsdamour-r3.over-blog.com/</text:p>
          </table:table-cell>
          <table:table-cell office:value-type="string" calcext:value-type="string">
            <text:p>bouchonsdamournantes@gmail.com</text:p>
          </table:table-cell>
          <table:table-cell table:number-columns-repeated="3"/>
          <table:table-cell office:value-type="string" calcext:value-type="string">
            <text:p>0101-3112_lu+je_13h30-15h30</text:p>
          </table:table-cell>
          <table:table-cell office:value-type="string" calcext:value-type="string">
            <text:p>bouchon</text:p>
          </table:table-cell>
          <table:table-cell office:value-type="string" calcext:value-type="string">
            <text:p>cork</text:p>
          </table:table-cell>
          <table:table-cell office:value-type="string" calcext:value-type="string">
            <text:p>divers</text:p>
          </table:table-cell>
          <table:table-cell office:value-type="string" calcext:value-type="string">
            <text:p>47.201511</text:p>
          </table:table-cell>
          <table:table-cell office:value-type="string" calcext:value-type="string">
            <text:p>-1.550624</text:p>
          </table:table-cell>
          <table:table-cell office:value-type="string" calcext:value-type="string">
            <text:p>MieuxTrierANantes 01/15</text:p>
          </table:table-cell>
          <table:table-cell table:style-name="ce119" office:value-type="string" calcext:value-type="string">
            <text:p>Le mardi de 10h à 12 h.</text:p>
          </table:table-cell>
          <table:table-cell table:style-name="ce119" office:value-type="string" calcext:value-type="string">
            <text:p>OUI</text:p>
          </table:table-cell>
          <table:table-cell table:number-columns-repeated="3"/>
          <table:table-cell table:formula="of:=JSONSTRUCTURESREEMPLOI([.A49];[.B49];[.C49];[.D49];[.E49];[.F49];[.G49];[.H49];[.I49];[.J49];[.K49];[.L49];[.M49];[.N49];[.O49];[.P49];[.Q49];[.AJ49];[.AK49];[.T49];[.U49];[.V49];[.W49];[.X49];[.Y49])" office:value-type="string" office:string-value="" calcext:value-type="error">
            <text:p>#VALEUR !</text:p>
          </table:table-cell>
          <table:table-cell table:number-columns-repeated="6"/>
          <table:table-cell table:style-name="Default" table:formula="of:=CONCATENATE(UTILTRANSFORMEENMOTSCLES([.C49]);&quot;,&quot;;UTILTRANSFORMEENMOTSCLES([.R49]))" office:value-type="string" office:string-value="" calcext:value-type="error">
            <text:p>#VALEUR !</text:p>
          </table:table-cell>
          <table:table-cell table:style-name="Default" table:formula="of:=CONCATENATE(UTILTRANSFORMEENMOTSCLES([.C49]);&quot;,&quot;;UTILTRANSFORMEENMOTSCLES([.S49]))" office:value-type="string" office:string-value="" calcext:value-type="error">
            <text:p>#VALEUR !</text:p>
          </table:table-cell>
          <table:table-cell office:value-type="string" calcext:value-type="string">
            <text:p><text:s/></text:p>
          </table:table-cell>
          <table:table-cell table:number-columns-repeated="972"/>
        </table:table-row>
        <table:table-row table:style-name="ro60">
          <table:table-cell table:style-name="ce105" office:value-type="float" office:value="49" calcext:value-type="float">
            <text:p>49</text:p>
          </table:table-cell>
          <table:table-cell office:value-type="string" calcext:value-type="string">
            <text:p>stco_reemploi_traitdunion</text:p>
          </table:table-cell>
          <table:table-cell office:value-type="string" calcext:value-type="string">
            <text:p>TRAIT D'UNION</text:p>
          </table:table-cell>
          <table:table-cell table:style-name="ce112" office:value-type="string" calcext:value-type="string">
            <text:p>Entreprise</text:p>
          </table:table-cell>
          <table:table-cell table:style-name="ce112" office:value-type="string" calcext:value-type="string">
            <text:p>Entreprise d'Insertion SAS (lauréate en 2011 Entreprise Responsabilité Globale) L'entreprise TRAIT D'UNION est spécialisée dans la collecte des produits valorisables (Déchets électriques et electroniques, piles, batterie, encombrants, mobiliers, bois , métaux, plastiques, CD, DVD, archives, cartons, ....). Elle effectue également, auprès des particuliers et des entreprises, des prestations de débarras et de déménagement.</text:p>
          </table:table-cell>
          <table:table-cell table:style-name="ce112" office:value-type="string" calcext:value-type="string">
            <text:p>Company (winner in 2011 Business Global Responsibility) The company HYPHEN specializes in colelcte reusable products (electrical and electronic waste, batteries, battery, bulky, furniture, wood, metals, plastics, CDs, DVDs, records, cartons, ....). It also performs, from individuals and companies, storage and relocation services.</text:p>
          </table:table-cell>
          <table:table-cell table:style-name="ce112" office:value-type="string" calcext:value-type="string">
            <text:p>54 rue Robert Schuman</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86 04 81 ou 06 67 23 03 95</text:p>
          </table:table-cell>
          <table:table-cell office:value-type="string" calcext:value-type="string">
            <text:p>www.trait-union.net</text:p>
          </table:table-cell>
          <table:table-cell table:style-name="ce112" office:value-type="string" calcext:value-type="string">
            <text:p><text:a xlink:href="mailto:c.delsaux@trait-union.net" xlink:type="simple">c.delsaux@trait-union.net</text:a></text:p>
          </table:table-cell>
          <table:table-cell/>
          <table:table-cell table:style-name="ce113" office:value-type="string" calcext:value-type="string">
            <text:p><text:a xlink:href="http://www.facebook.com/Trait-dUnion-Collecte-et-Distribution" xlink:type="simple">www.facebook.com/Trait-dUnion-Collecte-et-Distribution</text:a> </text:p>
          </table:table-cell>
          <table:table-cell/>
          <table:table-cell table:style-name="ce112" office:value-type="string" calcext:value-type="string">
            <text:p>0101-3112_lu+ma+me+je+ve_08h00-17h00</text:p>
          </table:table-cell>
          <table:table-cell table:style-name="ce112" office:value-type="string" calcext:value-type="string">
            <text:p>mobilier,cartouche,impression,électrique,électronique,cd,dvd,pile,batterie,gobelet,papier,carton,métal,film</text:p>
          </table:table-cell>
          <table:table-cell table:style-name="ce112" office:value-type="string" calcext:value-type="string">
            <text:p>furniture, cartridge, impression, electric, electronic, cd, DVD, pile, battery, tumbler, paper, cardboard, metal</text:p>
          </table:table-cell>
          <table:table-cell office:value-type="string" calcext:value-type="string">
            <text:p>divers</text:p>
          </table:table-cell>
          <table:table-cell office:value-type="string" calcext:value-type="string">
            <text:p>47.199656</text:p>
          </table:table-cell>
          <table:table-cell office:value-type="string" calcext:value-type="string">
            <text:p>-1.624346</text:p>
          </table:table-cell>
          <table:table-cell table:style-name="ce112" office:value-type="string" calcext:value-type="string">
            <text:p>Rencontre TraitDUnion et MieuxTrierANantes 04/2016</text:p>
          </table:table-cell>
          <table:table-cell table:style-name="ce113" office:value-type="string" calcext:value-type="string">
            <text:p>Du lundi au jeudi de 8h00 à 17h00 sur RDV</text:p>
          </table:table-cell>
          <table:table-cell table:style-name="ce113" office:value-type="string" calcext:value-type="string">
            <text:p>OUI</text:p>
          </table:table-cell>
          <table:table-cell table:number-columns-repeated="3"/>
          <table:table-cell table:formula="of:=JSONSTRUCTURESREEMPLOI([.A50];[.B50];[.C50];[.D50];[.E50];[.F50];[.G50];[.H50];[.I50];[.J50];[.K50];[.L50];[.M50];[.N50];[.O50];[.P50];[.Q50];[.AJ50];[.AK50];[.T50];[.U50];[.V50];[.W50];[.X50];[.Y50])" office:value-type="string" office:string-value="" calcext:value-type="error">
            <text:p>#VALEUR !</text:p>
          </table:table-cell>
          <table:table-cell table:number-columns-repeated="6"/>
          <table:table-cell table:style-name="Default" table:formula="of:=CONCATENATE(UTILTRANSFORMEENMOTSCLES([.C50]);&quot;,&quot;;UTILTRANSFORMEENMOTSCLES([.R50]))" office:value-type="string" office:string-value="" calcext:value-type="error">
            <text:p>#VALEUR !</text:p>
          </table:table-cell>
          <table:table-cell table:style-name="Default" table:formula="of:=CONCATENATE(UTILTRANSFORMEENMOTSCLES([.C50]);&quot;,&quot;;UTILTRANSFORMEENMOTSCLES([.S50]))"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50" calcext:value-type="float">
            <text:p>50</text:p>
          </table:table-cell>
          <table:table-cell office:value-type="string" calcext:value-type="string">
            <text:p>stco_reemploi_ecophone44</text:p>
          </table:table-cell>
          <table:table-cell office:value-type="string" calcext:value-type="string">
            <text:p>Ecophone 44</text:p>
          </table:table-cell>
          <table:table-cell office:value-type="string" calcext:value-type="string">
            <text:p>Entreprise</text:p>
          </table:table-cell>
          <table:table-cell office:value-type="string" calcext:value-type="string">
            <text:p>Ouverture d'une boutique Ecophone 44 au 2 rue Deurbroucq à Nantes. 2 entreprises : Ecophone 44 et SAFETY PC 44 et nous récupérons les téléphones et les ordinateurs hors d'usage.</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2 rue Deurbroucq</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2 10 37 71</text:p>
          </table:table-cell>
          <table:table-cell office:value-type="string" calcext:value-type="string">
            <text:p>http://www.ecophone44.com</text:p>
          </table:table-cell>
          <table:table-cell office:value-type="string" calcext:value-type="string">
            <text:p>ecophone44@sfr.fr</text:p>
          </table:table-cell>
          <table:table-cell table:number-columns-repeated="3"/>
          <table:table-cell office:value-type="string" calcext:value-type="string">
            <text:p>0101-3112_lu+ma+me+je+ve+sa_10h00-18h30</text:p>
          </table:table-cell>
          <table:table-cell office:value-type="string" calcext:value-type="string">
            <text:p>téléphone,ordinateur</text:p>
          </table:table-cell>
          <table:table-cell office:value-type="string" calcext:value-type="string">
            <text:p>phone, computer</text:p>
          </table:table-cell>
          <table:table-cell office:value-type="string" calcext:value-type="string">
            <text:p>informatique, divers</text:p>
          </table:table-cell>
          <table:table-cell office:value-type="string" calcext:value-type="string">
            <text:p>47.209536</text:p>
          </table:table-cell>
          <table:table-cell office:value-type="string" calcext:value-type="string">
            <text:p>-1.558127</text:p>
          </table:table-cell>
          <table:table-cell office:value-type="string" calcext:value-type="string">
            <text:p>DeuxiemeVie 03/14</text:p>
          </table:table-cell>
          <table:table-cell table:style-name="ce119"/>
          <table:table-cell table:style-name="ce119" office:value-type="string" calcext:value-type="string">
            <text:p>EN_COURS</text:p>
          </table:table-cell>
          <table:table-cell table:number-columns-repeated="3"/>
          <table:table-cell table:formula="of:=JSONSTRUCTURESREEMPLOI([.A51];[.B51];[.C51];[.D51];[.E51];[.F51];[.G51];[.H51];[.I51];[.J51];[.K51];[.L51];[.M51];[.N51];[.O51];[.P51];[.Q51];[.AJ51];[.AK51];[.T51];[.U51];[.V51];[.W51];[.X51];[.Y51])" office:value-type="string" office:string-value="" calcext:value-type="error">
            <text:p>#VALEUR !</text:p>
          </table:table-cell>
          <table:table-cell table:number-columns-repeated="6"/>
          <table:table-cell table:style-name="Default" table:formula="of:=CONCATENATE(UTILTRANSFORMEENMOTSCLES([.C51]);&quot;,&quot;;UTILTRANSFORMEENMOTSCLES([.R51]))" office:value-type="string" office:string-value="" calcext:value-type="error">
            <text:p>#VALEUR !</text:p>
          </table:table-cell>
          <table:table-cell table:style-name="Default" table:formula="of:=CONCATENATE(UTILTRANSFORMEENMOTSCLES([.C51]);&quot;,&quot;;UTILTRANSFORMEENMOTSCLES([.S51]))" office:value-type="string" office:string-value="" calcext:value-type="error">
            <text:p>#VALEUR !</text:p>
          </table:table-cell>
          <table:table-cell office:value-type="string" calcext:value-type="string">
            <text:p><text:s/></text:p>
          </table:table-cell>
          <table:table-cell table:number-columns-repeated="972"/>
        </table:table-row>
        <table:table-row table:style-name="ro24">
          <table:table-cell table:style-name="ce105" office:value-type="float" office:value="51" calcext:value-type="float">
            <text:p>51</text:p>
          </table:table-cell>
          <table:table-cell office:value-type="string" calcext:value-type="string">
            <text:p>stco_reemploi_leverleencre</text:p>
          </table:table-cell>
          <table:table-cell office:value-type="string" calcext:value-type="string">
            <text:p>LEVER L'ENCRE</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table:style-name="ce114" office:value-type="string" calcext:value-type="string">
            <text:p>29 route du Chêne Vert</text:p>
          </table:table-cell>
          <table:table-cell table:style-name="ce114"/>
          <table:table-cell table:style-name="ce112" office:value-type="float" office:value="44470" calcext:value-type="float">
            <text:p>44470</text:p>
          </table:table-cell>
          <table:table-cell table:style-name="ce113" office:value-type="string" calcext:value-type="string">
            <text:p>THOUARE SUR LOIRE </text:p>
          </table:table-cell>
          <table:table-cell/>
          <table:table-cell office:value-type="string" calcext:value-type="string">
            <text:p>http://www.leverlencre.fr</text:p>
          </table:table-cell>
          <table:table-cell office:value-type="string" calcext:value-type="string">
            <text:p>contact@leverlencre.fr</text:p>
          </table:table-cell>
          <table:table-cell table:number-columns-repeated="4"/>
          <table:table-cell table:style-name="ce112" office:value-type="string" calcext:value-type="string">
            <text:p>cartouche,toner,jet,encre</text:p>
          </table:table-cell>
          <table:table-cell office:value-type="string" calcext:value-type="string">
            <text:p>cartridges, toner</text:p>
          </table:table-cell>
          <table:table-cell office:value-type="string" calcext:value-type="string">
            <text:p>cartouches encre/tuners</text:p>
          </table:table-cell>
          <table:table-cell office:value-type="string" calcext:value-type="string">
            <text:p>47.286079</text:p>
          </table:table-cell>
          <table:table-cell office:value-type="string" calcext:value-type="string">
            <text:p>-1.439917</text:p>
          </table:table-cell>
          <table:table-cell table:style-name="ce112" office:value-type="string" calcext:value-type="string">
            <text:p>Mail reçu par MieuxTrierANantes 04/2016</text:p>
          </table:table-cell>
          <table:table-cell table:style-name="ce119" office:value-type="string" calcext:value-type="string">
            <text:p>du lundi au samedi de 10h à 18h30</text:p>
          </table:table-cell>
          <table:table-cell table:style-name="ce113" office:value-type="string" calcext:value-type="string">
            <text:p>OUI</text:p>
          </table:table-cell>
          <table:table-cell table:number-columns-repeated="3"/>
          <table:table-cell table:formula="of:=JSONSTRUCTURESREEMPLOI([.A52];[.B52];[.C52];[.D52];[.E52];[.F52];[.G52];[.H52];[.I52];[.J52];[.K52];[.L52];[.M52];[.N52];[.O52];[.P52];[.Q52];[.AJ52];[.AK52];[.T52];[.U52];[.V52];[.W52];[.X52];[.Y52])" office:value-type="string" office:string-value="" calcext:value-type="error">
            <text:p>#VALEUR !</text:p>
          </table:table-cell>
          <table:table-cell table:number-columns-repeated="6"/>
          <table:table-cell table:style-name="Default" table:formula="of:=CONCATENATE(UTILTRANSFORMEENMOTSCLES([.C52]);&quot;,&quot;;UTILTRANSFORMEENMOTSCLES([.R52]))" office:value-type="string" office:string-value="" calcext:value-type="error">
            <text:p>#VALEUR !</text:p>
          </table:table-cell>
          <table:table-cell table:style-name="Default" table:formula="of:=CONCATENATE(UTILTRANSFORMEENMOTSCLES([.C52]);&quot;,&quot;;UTILTRANSFORMEENMOTSCLES([.S52]))"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52" calcext:value-type="float">
            <text:p>52</text:p>
          </table:table-cell>
          <table:table-cell office:value-type="string" calcext:value-type="string">
            <text:p>stco_reemploi_oceencre</text:p>
          </table:table-cell>
          <table:table-cell office:value-type="string" calcext:value-type="string">
            <text:p>OCE'ENCRE</text:p>
          </table:table-cell>
          <table:table-cell office:value-type="string" calcext:value-type="string">
            <text:p>Entreprise</text:p>
          </table:table-cell>
          <table:table-cell office:value-type="string" calcext:value-type="string">
            <text:p>Recharge de cartouche d'imprimante</text:p>
          </table:table-cell>
          <table:table-cell office:value-type="string" calcext:value-type="string">
            <text:p>Printer cartridge refill</text:p>
          </table:table-cell>
          <table:table-cell office:value-type="string" calcext:value-type="string">
            <text:p>7 place Bours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8 98 65</text:p>
          </table:table-cell>
          <table:table-cell office:value-type="string" calcext:value-type="string">
            <text:p>http://www.oceencre.com</text:p>
          </table:table-cell>
          <table:table-cell office:value-type="string" calcext:value-type="string">
            <text:p>oce.encreboutique@free.fr</text:p>
          </table:table-cell>
          <table:table-cell table:number-columns-repeated="3"/>
          <table:table-cell office:value-type="string" calcext:value-type="string">
            <text:p>0101-3112_lu_14h00-19h00,0101-3112_ma+me+je+ve_10h00-13h00+14h00-19h00,0101-3112_sa_10h00-13h00+14h00-18h00</text:p>
          </table:table-cell>
          <table:table-cell office:value-type="string" calcext:value-type="string">
            <text:p>cartouche</text:p>
          </table:table-cell>
          <table:table-cell office:value-type="string" calcext:value-type="string">
            <text:p>cartridge</text:p>
          </table:table-cell>
          <table:table-cell office:value-type="string" calcext:value-type="string">
            <text:p>cartouches encre/tuners</text:p>
          </table:table-cell>
          <table:table-cell office:value-type="string" calcext:value-type="string">
            <text:p>47.2125716</text:p>
          </table:table-cell>
          <table:table-cell office:value-type="string" calcext:value-type="string">
            <text:p>-1.5591834</text:p>
          </table:table-cell>
          <table:table-cell office:value-type="string" calcext:value-type="string">
            <text:p>DeuxiemeVie 03/14</text:p>
          </table:table-cell>
          <table:table-cell table:style-name="ce119" office:value-type="string" calcext:value-type="string">
            <text:p>Ouvert le Lundi de 14h à  19h, du Mardi au Vendredi de 9h30 à  12h30 et de 14h à  19h et le samedi de 10h à  12h30 et de 14h à  17h</text:p>
          </table:table-cell>
          <table:table-cell table:style-name="ce119" office:value-type="string" calcext:value-type="string">
            <text:p>EN_COURS</text:p>
          </table:table-cell>
          <table:table-cell table:number-columns-repeated="3"/>
          <table:table-cell table:formula="of:=JSONSTRUCTURESREEMPLOI([.A53];[.B53];[.C53];[.D53];[.E53];[.F53];[.G53];[.H53];[.I53];[.J53];[.K53];[.L53];[.M53];[.N53];[.O53];[.P53];[.Q53];[.AJ53];[.AK53];[.T53];[.U53];[.V53];[.W53];[.X53];[.Y53])" office:value-type="string" office:string-value="" calcext:value-type="error">
            <text:p>#VALEUR !</text:p>
          </table:table-cell>
          <table:table-cell table:number-columns-repeated="6"/>
          <table:table-cell table:style-name="Default" table:formula="of:=CONCATENATE(UTILTRANSFORMEENMOTSCLES([.C53]);&quot;,&quot;;UTILTRANSFORMEENMOTSCLES([.R53]))" office:value-type="string" office:string-value="" calcext:value-type="error">
            <text:p>#VALEUR !</text:p>
          </table:table-cell>
          <table:table-cell table:style-name="Default" table:formula="of:=CONCATENATE(UTILTRANSFORMEENMOTSCLES([.C53]);&quot;,&quot;;UTILTRANSFORMEENMOTSCLES([.S53]))" office:value-type="string" office:string-value="" calcext:value-type="error">
            <text:p>#VALEUR !</text:p>
          </table:table-cell>
          <table:table-cell office:value-type="string" calcext:value-type="string">
            <text:p><text:s/></text:p>
          </table:table-cell>
          <table:table-cell table:number-columns-repeated="972"/>
        </table:table-row>
        <table:table-row table:style-name="ro68">
          <table:table-cell table:style-name="ce105" office:value-type="float" office:value="53" calcext:value-type="float">
            <text:p>53</text:p>
          </table:table-cell>
          <table:table-cell office:value-type="string" calcext:value-type="string">
            <text:p>stco_reemploi_pointencre</text:p>
          </table:table-cell>
          <table:table-cell office:value-type="string" calcext:value-type="string">
            <text:p>Point Encre Et Toner</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office:value-type="string" calcext:value-type="string">
            <text:p>13 Rue de l'Hotel de Vill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35 64 29</text:p>
          </table:table-cell>
          <table:table-cell/>
          <table:table-cell office:value-type="string" calcext:value-type="string">
            <text:p>contact.nantes@economax.fr</text:p>
          </table:table-cell>
          <table:table-cell table:number-columns-repeated="3"/>
          <table:table-cell office:value-type="string" calcext:value-type="string">
            <text:p>0101-3112_lu_13h00-19h00,0101-3112_ma+me+je+ve_08h300-12h45,0101-3112_ma+me+je+ve_13h45-19h00,0101-3112_sa_14h00-19h00</text:p>
          </table:table-cell>
          <table:table-cell office:value-type="string" calcext:value-type="string">
            <text:p>cartouche,toner</text:p>
          </table:table-cell>
          <table:table-cell office:value-type="string" calcext:value-type="string">
            <text:p>cartridges, toner</text:p>
          </table:table-cell>
          <table:table-cell office:value-type="string" calcext:value-type="string">
            <text:p>cartouches encre/tuners</text:p>
          </table:table-cell>
          <table:table-cell office:value-type="string" calcext:value-type="string">
            <text:p>47.217781</text:p>
          </table:table-cell>
          <table:table-cell office:value-type="string" calcext:value-type="string">
            <text:p>-1.556319</text:p>
          </table:table-cell>
          <table:table-cell office:value-type="string" calcext:value-type="string">
            <text:p>DeuxiemeVie 03/14</text:p>
          </table:table-cell>
          <table:table-cell table:style-name="ce119" office:value-type="string" calcext:value-type="string">
            <text:p>Ouvert le Lundi de 14h à  19h, du Mardi au Vendredi de 10h à  13h et de 14h à  19h et le samedi de 10h à  13h et de 14h à  18h</text:p>
          </table:table-cell>
          <table:table-cell table:style-name="ce119"/>
          <table:table-cell table:number-columns-repeated="3"/>
          <table:table-cell table:formula="of:=JSONSTRUCTURESREEMPLOI([.A54];[.B54];[.C54];[.D54];[.E54];[.F54];[.G54];[.H54];[.I54];[.J54];[.K54];[.L54];[.M54];[.N54];[.O54];[.P54];[.Q54];[.AJ54];[.AK54];[.T54];[.U54];[.V54];[.W54];[.X54];[.Y54])" office:value-type="string" office:string-value="" calcext:value-type="error">
            <text:p>#VALEUR !</text:p>
          </table:table-cell>
          <table:table-cell table:number-columns-repeated="6"/>
          <table:table-cell table:style-name="Default" table:formula="of:=CONCATENATE(UTILTRANSFORMEENMOTSCLES([.C54]);&quot;,&quot;;UTILTRANSFORMEENMOTSCLES([.R54]))" office:value-type="string" office:string-value="" calcext:value-type="error">
            <text:p>#VALEUR !</text:p>
          </table:table-cell>
          <table:table-cell table:style-name="Default" table:formula="of:=CONCATENATE(UTILTRANSFORMEENMOTSCLES([.C54]);&quot;,&quot;;UTILTRANSFORMEENMOTSCLES([.S54]))" office:value-type="string" office:string-value="" calcext:value-type="error">
            <text:p>#VALEUR !</text:p>
          </table:table-cell>
          <table:table-cell office:value-type="string" calcext:value-type="string">
            <text:p><text:s/></text:p>
          </table:table-cell>
          <table:table-cell table:number-columns-repeated="972"/>
        </table:table-row>
        <table:table-row table:style-name="ro66">
          <table:table-cell table:style-name="ce105" office:value-type="float" office:value="54" calcext:value-type="float">
            <text:p>54</text:p>
          </table:table-cell>
          <table:table-cell office:value-type="string" calcext:value-type="string">
            <text:p>stco_reemploi_action44_reze</text:p>
          </table:table-cell>
          <table:table-cell office:value-type="string" calcext:value-type="string">
            <text:p>Action cancer 44 (Rezé)</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15 avenue de l'Esterel</text:p>
          </table:table-cell>
          <table:table-cell/>
          <table:table-cell office:value-type="float" office:value="44000" calcext:value-type="float">
            <text:p>44000</text:p>
          </table:table-cell>
          <table:table-cell office:value-type="string" calcext:value-type="string">
            <text:p>REZE</text:p>
          </table:table-cell>
          <table:table-cell office:value-type="string" calcext:value-type="string">
            <text:p>02.40.75.35.96</text:p>
          </table:table-cell>
          <table:table-cell table:number-columns-repeated="6"/>
          <table:table-cell office:value-type="string" calcext:value-type="string">
            <text:p>bouchons de liège</text:p>
          </table:table-cell>
          <table:table-cell office:value-type="string" calcext:value-type="string">
            <text:p>Corks</text:p>
          </table:table-cell>
          <table:table-cell office:value-type="string" calcext:value-type="string">
            <text:p>divers</text:p>
          </table:table-cell>
          <table:table-cell office:value-type="string" calcext:value-type="string">
            <text:p>47.177256</text:p>
          </table:table-cell>
          <table:table-cell office:value-type="string" calcext:value-type="string">
            <text:p>-1.551247</text:p>
          </table:table-cell>
          <table:table-cell office:value-type="string" calcext:value-type="string">
            <text:p>MieuxTrierANantes 01/15</text:p>
          </table:table-cell>
          <table:table-cell table:style-name="ce119" office:value-type="string" calcext:value-type="string">
            <text:p>Ouvert le lundi de 13h à 19h ; du mardi au vendredi de 9h à 12h45 et de 13h45 à 19h ; le samedi de 14h à 19h.</text:p>
          </table:table-cell>
          <table:table-cell table:style-name="ce119" office:value-type="string" calcext:value-type="string">
            <text:p>OUI</text:p>
          </table:table-cell>
          <table:table-cell table:number-columns-repeated="3"/>
          <table:table-cell table:formula="of:=JSONSTRUCTURESREEMPLOI([.A55];[.B55];[.C55];[.D55];[.E55];[.F55];[.G55];[.H55];[.I55];[.J55];[.K55];[.L55];[.M55];[.N55];[.O55];[.P55];[.Q55];[.AJ55];[.AK55];[.T55];[.U55];[.V55];[.W55];[.X55];[.Y55])" office:value-type="string" office:string-value="" calcext:value-type="error">
            <text:p>#VALEUR !</text:p>
          </table:table-cell>
          <table:table-cell table:number-columns-repeated="6"/>
          <table:table-cell table:style-name="Default" table:formula="of:=CONCATENATE(UTILTRANSFORMEENMOTSCLES([.C55]);&quot;,&quot;;UTILTRANSFORMEENMOTSCLES([.R55]))" office:value-type="string" office:string-value="" calcext:value-type="error">
            <text:p>#VALEUR !</text:p>
          </table:table-cell>
          <table:table-cell table:style-name="Default" table:formula="of:=CONCATENATE(UTILTRANSFORMEENMOTSCLES([.C55]);&quot;,&quot;;UTILTRANSFORMEENMOTSCLES([.S55]))" office:value-type="string" office:string-value="" calcext:value-type="error">
            <text:p>#VALEUR !</text:p>
          </table:table-cell>
          <table:table-cell office:value-type="string" calcext:value-type="string">
            <text:p><text:s/></text:p>
          </table:table-cell>
          <table:table-cell table:number-columns-repeated="972"/>
        </table:table-row>
        <table:table-row table:style-name="ro66">
          <table:table-cell table:style-name="ce105" office:value-type="float" office:value="55" calcext:value-type="float">
            <text:p>55</text:p>
          </table:table-cell>
          <table:table-cell office:value-type="string" calcext:value-type="string">
            <text:p>stco_reemploi_action44_lachap</text:p>
          </table:table-cell>
          <table:table-cell office:value-type="string" calcext:value-type="string">
            <text:p>Action cancer 44 (La Chapelle Sur Erdre)</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52 rue du Château-d'Eau</text:p>
          </table:table-cell>
          <table:table-cell/>
          <table:table-cell office:value-type="float" office:value="44240" calcext:value-type="float">
            <text:p>44240</text:p>
          </table:table-cell>
          <table:table-cell office:value-type="string" calcext:value-type="string">
            <text:p>LA CHAPELLE SUR ERDRE</text:p>
          </table:table-cell>
          <table:table-cell office:value-type="string" calcext:value-type="string">
            <text:p>02 40 77 81 17</text:p>
          </table:table-cell>
          <table:table-cell table:number-columns-repeated="6"/>
          <table:table-cell office:value-type="string" calcext:value-type="string">
            <text:p>bouchons de liège</text:p>
          </table:table-cell>
          <table:table-cell office:value-type="string" calcext:value-type="string">
            <text:p>Corks</text:p>
          </table:table-cell>
          <table:table-cell office:value-type="string" calcext:value-type="string">
            <text:p>divers</text:p>
          </table:table-cell>
          <table:table-cell office:value-type="string" calcext:value-type="string">
            <text:p>47.278727</text:p>
          </table:table-cell>
          <table:table-cell office:value-type="string" calcext:value-type="string">
            <text:p>-1.554889</text:p>
          </table:table-cell>
          <table:table-cell office:value-type="string" calcext:value-type="string">
            <text:p>MieuxTrierANantes 01/15</text:p>
          </table:table-cell>
          <table:table-cell table:style-name="ce119" office:value-type="string" calcext:value-type="string">
            <text:p>Tous les jours</text:p>
          </table:table-cell>
          <table:table-cell table:style-name="ce119"/>
          <table:table-cell table:number-columns-repeated="3"/>
          <table:table-cell table:formula="of:=JSONSTRUCTURESREEMPLOI([.A56];[.B56];[.C56];[.D56];[.E56];[.F56];[.G56];[.H56];[.I56];[.J56];[.K56];[.L56];[.M56];[.N56];[.O56];[.P56];[.Q56];[.AJ56];[.AK56];[.T56];[.U56];[.V56];[.W56];[.X56];[.Y56])" office:value-type="string" office:string-value="" calcext:value-type="error">
            <text:p>#VALEUR !</text:p>
          </table:table-cell>
          <table:table-cell table:number-columns-repeated="6"/>
          <table:table-cell table:style-name="Default" table:formula="of:=CONCATENATE(UTILTRANSFORMEENMOTSCLES([.C56]);&quot;,&quot;;UTILTRANSFORMEENMOTSCLES([.R56]))" office:value-type="string" office:string-value="" calcext:value-type="error">
            <text:p>#VALEUR !</text:p>
          </table:table-cell>
          <table:table-cell table:style-name="Default" table:formula="of:=CONCATENATE(UTILTRANSFORMEENMOTSCLES([.C56]);&quot;,&quot;;UTILTRANSFORMEENMOTSCLES([.S56]))" office:value-type="string" office:string-value="" calcext:value-type="error">
            <text:p>#VALEUR !</text:p>
          </table:table-cell>
          <table:table-cell office:value-type="string" calcext:value-type="string">
            <text:p><text:s/></text:p>
          </table:table-cell>
          <table:table-cell table:number-columns-repeated="972"/>
        </table:table-row>
        <table:table-row table:style-name="ro65">
          <table:table-cell table:style-name="ce105" office:value-type="float" office:value="56" calcext:value-type="float">
            <text:p>56</text:p>
          </table:table-cell>
          <table:table-cell office:value-type="string" calcext:value-type="string">
            <text:p>stco_reemploi_recupfer</text:p>
          </table:table-cell>
          <table:table-cell office:value-type="string" calcext:value-type="string">
            <text:p>RECUPFER44</text:p>
          </table:table-cell>
          <table:table-cell office:value-type="string" calcext:value-type="string">
            <text:p>Entreprise</text:p>
          </table:table-cell>
          <table:table-cell office:value-type="string" calcext:value-type="string">
            <text:p>Récupération de ferraille, métaux, électroménager, voiture, camion, bateau, engins agricole... Déplacement à domicile dans toute la loire-atlantique.</text:p>
          </table:table-cell>
          <table:table-cell office:value-type="string" calcext:value-type="string">
            <text:p>Recovering scrap metal, appliances, car, truck, boat, farm equipment ... Home visit across the Atlantic-Loire.</text:p>
          </table:table-cell>
          <table:table-cell office:value-type="string" calcext:value-type="string">
            <text:p>1 résidence du parc</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6 38 39 72 78</text:p>
          </table:table-cell>
          <table:table-cell office:value-type="string" calcext:value-type="string">
            <text:p>&lt;a href='http://www.recupfer44.com' target='_blank' &gt;www.recupfer44.com&lt;/a&gt;</text:p>
          </table:table-cell>
          <table:table-cell table:number-columns-repeated="4"/>
          <table:table-cell office:value-type="string" calcext:value-type="string">
            <text:p>0101-3112_lu+ma+me+je+ve+sa_08h00-20h00</text:p>
          </table:table-cell>
          <table:table-cell office:value-type="string" calcext:value-type="string">
            <text:p>ferraille,métal,électroménager</text:p>
          </table:table-cell>
          <table:table-cell office:value-type="string" calcext:value-type="string">
            <text:p>scrap metal, appliances</text:p>
          </table:table-cell>
          <table:table-cell office:value-type="string" calcext:value-type="string">
            <text:p>électroménager, divers</text:p>
          </table:table-cell>
          <table:table-cell office:value-type="string" calcext:value-type="string">
            <text:p>47.1819242</text:p>
          </table:table-cell>
          <table:table-cell office:value-type="string" calcext:value-type="string">
            <text:p>-1.5324433</text:p>
          </table:table-cell>
          <table:table-cell office:value-type="string" calcext:value-type="string">
            <text:p>DeuxiemeVie 03/14</text:p>
          </table:table-cell>
          <table:table-cell table:style-name="ce119" office:value-type="string" calcext:value-type="string">
            <text:p>Tous les jours</text:p>
          </table:table-cell>
          <table:table-cell table:style-name="ce119" office:value-type="string" calcext:value-type="string">
            <text:p>PAS fiable</text:p>
          </table:table-cell>
          <table:table-cell table:number-columns-repeated="3"/>
          <table:table-cell table:formula="of:=JSONSTRUCTURESREEMPLOI([.A57];[.B57];[.C57];[.D57];[.E57];[.F57];[.G57];[.H57];[.I57];[.J57];[.K57];[.L57];[.M57];[.N57];[.O57];[.P57];[.Q57];[.AJ57];[.AK57];[.T57];[.U57];[.V57];[.W57];[.X57];[.Y57])" office:value-type="string" office:string-value="" calcext:value-type="error">
            <text:p>#VALEUR !</text:p>
          </table:table-cell>
          <table:table-cell table:number-columns-repeated="6"/>
          <table:table-cell table:style-name="Default" table:formula="of:=CONCATENATE(UTILTRANSFORMEENMOTSCLES([.C57]);&quot;,&quot;;UTILTRANSFORMEENMOTSCLES([.R57]))" office:value-type="string" office:string-value="" calcext:value-type="error">
            <text:p>#VALEUR !</text:p>
          </table:table-cell>
          <table:table-cell table:style-name="Default" table:formula="of:=CONCATENATE(UTILTRANSFORMEENMOTSCLES([.C57]);&quot;,&quot;;UTILTRANSFORMEENMOTSCLES([.S57]))" office:value-type="string" office:string-value="" calcext:value-type="error">
            <text:p>#VALEUR !</text:p>
          </table:table-cell>
          <table:table-cell office:value-type="string" calcext:value-type="string">
            <text:p><text:s/></text:p>
          </table:table-cell>
          <table:table-cell table:number-columns-repeated="972"/>
        </table:table-row>
        <table:table-row table:style-name="ro73">
          <table:table-cell table:style-name="ce105" office:value-type="float" office:value="57" calcext:value-type="float">
            <text:p>57</text:p>
          </table:table-cell>
          <table:table-cell office:value-type="string" calcext:value-type="string">
            <text:p>stco_reemploi_studentsshop</text:p>
          </table:table-cell>
          <table:table-cell office:value-type="string" calcext:value-type="string">
            <text:p>Students' shop</text:p>
          </table:table-cell>
          <table:table-cell office:value-type="string" calcext:value-type="string">
            <text:p>Association</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Cité universitaire Launay-violette, chemin de Launay-Violette (près du Petit-Port)</text:p>
          </table:table-cell>
          <table:table-cell/>
          <table:table-cell office:value-type="float" office:value="44322" calcext:value-type="float">
            <text:p>44322</text:p>
          </table:table-cell>
          <table:table-cell office:value-type="string" calcext:value-type="string">
            <text:p>NANTES</text:p>
          </table:table-cell>
          <table:table-cell/>
          <table:table-cell office:value-type="string" calcext:value-type="string">
            <text:p>http://studentsshop44.blogspot.fr/</text:p>
          </table:table-cell>
          <table:table-cell office:value-type="string" calcext:value-type="string">
            <text:p>studentsshop44@hotmail.com</text:p>
          </table:table-cell>
          <table:table-cell table:number-columns-repeated="3"/>
          <table:table-cell office:value-type="string" calcext:value-type="string">
            <text:p>0101-3112_me_17h00-20h00,0101-3112_sa_14h00-18h00</text:p>
          </table:table-cell>
          <table:table-cell/>
          <table:table-cell office:value-type="string" calcext:value-type="string">
            <text:p>T-shirt, jeans, dictionary, exercise book, dishes(crockery), knife, plate, glass, fork(range), braid, pillow, brooms, basket, shovel</text:p>
          </table:table-cell>
          <table:table-cell office:value-type="string" calcext:value-type="string">
            <text:p>vêtements, livres/bd/cd/dvd, divers</text:p>
          </table:table-cell>
          <table:table-cell office:value-type="string" calcext:value-type="string">
            <text:p>47.249936</text:p>
          </table:table-cell>
          <table:table-cell office:value-type="string" calcext:value-type="string">
            <text:p>-1.558263</text:p>
          </table:table-cell>
          <table:table-cell office:value-type="string" calcext:value-type="string">
            <text:p>MieuxTrierANantes 10/15</text:p>
          </table:table-cell>
          <table:table-cell table:style-name="ce119" office:value-type="string" calcext:value-type="string">
            <text:p>Du lundi au samedi de 8 heures à 20 heures.</text:p>
          </table:table-cell>
          <table:table-cell table:style-name="ce119" office:value-type="string" calcext:value-type="string">
            <text:p>OUI</text:p>
          </table:table-cell>
          <table:table-cell table:number-columns-repeated="3"/>
          <table:table-cell table:formula="of:=JSONSTRUCTURESREEMPLOI([.A58];[.B58];[.C58];[.D58];[.E58];[.F58];[.G58];[.H58];[.I58];[.J58];[.K58];[.L58];[.M58];[.N58];[.O58];[.P58];[.Q58];[.AJ58];[.AK58];[.T58];[.U58];[.V58];[.W58];[.X58];[.Y58])" office:value-type="string" office:string-value="" calcext:value-type="error">
            <text:p>#VALEUR !</text:p>
          </table:table-cell>
          <table:table-cell table:number-columns-repeated="6"/>
          <table:table-cell table:style-name="Default" table:formula="of:=CONCATENATE(UTILTRANSFORMEENMOTSCLES([.C58]);&quot;,&quot;;UTILTRANSFORMEENMOTSCLES([.R58]))" office:value-type="string" office:string-value="" calcext:value-type="error">
            <text:p>#VALEUR !</text:p>
          </table:table-cell>
          <table:table-cell table:style-name="Default" table:formula="of:=CONCATENATE(UTILTRANSFORMEENMOTSCLES([.C58]);&quot;,&quot;;UTILTRANSFORMEENMOTSCLES([.S58]))" office:value-type="string" office:string-value="" calcext:value-type="error">
            <text:p>#VALEUR !</text:p>
          </table:table-cell>
          <table:table-cell office:value-type="string" calcext:value-type="string">
            <text:p><text:s/></text:p>
          </table:table-cell>
          <table:table-cell table:number-columns-repeated="972"/>
        </table:table-row>
        <table:table-row table:style-name="ro24">
          <table:table-cell table:style-name="ce105" office:value-type="float" office:value="58" calcext:value-type="float">
            <text:p>58</text:p>
          </table:table-cell>
          <table:table-cell office:value-type="string" calcext:value-type="string">
            <text:p>stco_reemploi_happycash</text:p>
          </table:table-cell>
          <table:table-cell office:value-type="string" calcext:value-type="string">
            <text:p>HappyCash (Nantes Centre)</text:p>
          </table:table-cell>
          <table:table-cell office:value-type="string" calcext:value-type="string">
            <text:p>Entreprise</text:p>
          </table:table-cell>
          <table:table-cell table:number-columns-repeated="2"/>
          <table:table-cell office:value-type="string" calcext:value-type="string">
            <text:p>3 Rue du Chapeau Roug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84 00 93</text:p>
          </table:table-cell>
          <table:table-cell office:value-type="string" calcext:value-type="string">
            <text:p>http://www.happycash.fr/magasin/nantes_centre</text:p>
          </table:table-cell>
          <table:table-cell table:number-columns-repeated="4"/>
          <table:table-cell office:value-type="string" calcext:value-type="string">
            <text:p>0101-3112_lu_14h00-18h30,0101-3112_ma+me+je+ve+sa_10h00-13h00+14h00-18h30</text:p>
          </table:table-cell>
          <table:table-cell table:number-columns-repeated="2"/>
          <table:table-cell office:value-type="string" calcext:value-type="string">
            <text:p>téléphone, mobile, smartphone, ordinateur, portable</text:p>
          </table:table-cell>
          <table:table-cell office:value-type="string" calcext:value-type="string">
            <text:p>47.214911</text:p>
          </table:table-cell>
          <table:table-cell office:value-type="string" calcext:value-type="string">
            <text:p>-1.55997</text:p>
          </table:table-cell>
          <table:table-cell office:value-type="string" calcext:value-type="string">
            <text:p>MieuxTrierANantes 08/15</text:p>
          </table:table-cell>
          <table:table-cell table:style-name="ce119" office:value-type="string" calcext:value-type="string">
            <text:p>Lundi 14h00 - 19h00, Mardi au Samedi 10h00 - 13h00 / 14h00 - 19h00. Fermeture salle achats 18h30</text:p>
          </table:table-cell>
          <table:table-cell table:style-name="ce119"/>
          <table:table-cell table:number-columns-repeated="3"/>
          <table:table-cell table:formula="of:=JSONSTRUCTURESREEMPLOI([.A59];[.B59];[.C59];[.D59];[.E59];[.F59];[.G59];[.H59];[.I59];[.J59];[.K59];[.L59];[.M59];[.N59];[.O59];[.P59];[.Q59];[.AJ59];[.AK59];[.T59];[.U59];[.V59];[.W59];[.X59];[.Y59])" office:value-type="string" office:string-value="" calcext:value-type="error">
            <text:p>#VALEUR !</text:p>
          </table:table-cell>
          <table:table-cell table:number-columns-repeated="6"/>
          <table:table-cell table:style-name="Default" table:formula="of:=CONCATENATE(UTILTRANSFORMEENMOTSCLES([.C59]);&quot;,&quot;;UTILTRANSFORMEENMOTSCLES([.R59]))" office:value-type="string" office:string-value="" calcext:value-type="error">
            <text:p>#VALEUR !</text:p>
          </table:table-cell>
          <table:table-cell table:style-name="Default" table:formula="of:=CONCATENATE(UTILTRANSFORMEENMOTSCLES([.C59]);&quot;,&quot;;UTILTRANSFORMEENMOTSCLES([.S59]))" office:value-type="string" office:string-value="" calcext:value-type="error">
            <text:p>#VALEUR !</text:p>
          </table:table-cell>
          <table:table-cell office:value-type="string" calcext:value-type="string">
            <text:p><text:s/></text:p>
          </table:table-cell>
          <table:table-cell table:number-columns-repeated="972"/>
        </table:table-row>
        <table:table-row table:style-name="ro77">
          <table:table-cell table:style-name="ce105" office:value-type="float" office:value="59" calcext:value-type="float">
            <text:p>59</text:p>
          </table:table-cell>
          <table:table-cell office:value-type="string" calcext:value-type="string">
            <text:p>stco_reemploi_boutique_dervallieres</text:p>
          </table:table-cell>
          <table:table-cell office:value-type="string" calcext:value-type="string">
            <text:p>Boutique solidaire aux Dervallières</text:p>
          </table:table-cell>
          <table:table-cell office:value-type="string" calcext:value-type="string">
            <text:p>Association</text:p>
          </table:table-cell>
          <table:table-cell table:number-columns-repeated="2"/>
          <table:table-cell office:value-type="string" calcext:value-type="string">
            <text:p><text:s/>7 Place des Dervallière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43 92 97</text:p>
          </table:table-cell>
          <table:table-cell table:number-columns-repeated="9"/>
          <table:table-cell office:value-type="string" calcext:value-type="string">
            <text:p>47.223792</text:p>
          </table:table-cell>
          <table:table-cell office:value-type="string" calcext:value-type="string">
            <text:p>-1.597403</text:p>
          </table:table-cell>
          <table:table-cell table:style-name="ce112" office:value-type="string" calcext:value-type="string">
            <text:p>MieuxTrierANantes 07/16</text:p>
          </table:table-cell>
          <table:table-cell table:style-name="ce113" office:value-type="string" calcext:value-type="string">
            <text:p>uverte au public, tous les mercredis, de 10 h à 12 h 30 et de 14 h à 16 h. Quant au service-bricolage, il fonctionne de façon continue.</text:p>
          </table:table-cell>
          <table:table-cell table:style-name="ce119"/>
          <table:table-cell table:number-columns-repeated="3"/>
          <table:table-cell table:formula="of:=JSONSTRUCTURESREEMPLOI([.A60];[.B60];[.C60];[.D60];[.E60];[.F60];[.G60];[.H60];[.I60];[.J60];[.K60];[.L60];[.M60];[.N60];[.O60];[.P60];[.Q60];[.AJ60];[.AK60];[.T60];[.U60];[.V60];[.W60];[.X60];[.Y60])" office:value-type="string" office:string-value="" calcext:value-type="error">
            <text:p>#VALEUR !</text:p>
          </table:table-cell>
          <table:table-cell table:number-columns-repeated="8"/>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5">
          <table:table-cell table:number-columns-repeated="37"/>
          <table:table-cell office:value-type="string" calcext:value-type="string">
            <text:p><text:s/></text:p>
          </table:table-cell>
          <table:table-cell table:number-columns-repeated="972"/>
        </table:table-row>
        <table:table-row table:style-name="ro26" table:number-rows-repeated="1048436">
          <table:table-cell table:number-columns-repeated="1010"/>
        </table:table-row>
        <table:table-row table:style-name="ro26">
          <table:table-cell table:number-columns-repeated="1010"/>
        </table:table-row>
      </table:table>
      <table:table table:name="Feuille11" table:style-name="ta1">
        <office:forms form:automatic-focus="false" form:apply-design-mode="false"/>
        <table:table-column table:style-name="co18" table:default-cell-style-name="Default"/>
        <table:table-column table:style-name="co19" table:default-cell-style-name="ce2"/>
        <table:table-row table:style-name="ro25">
          <table:table-cell office:value-type="string" calcext:value-type="string">
            <text:p>ID</text:p>
          </table:table-cell>
          <table:table-cell table:formula="of:=[StructuresReemploi.A26]" office:value-type="float" office:value="25" calcext:value-type="float">
            <text:p>25</text:p>
          </table:table-cell>
        </table:table-row>
        <table:table-row table:style-name="ro25">
          <table:table-cell office:value-type="string" calcext:value-type="string">
            <text:p>CODE</text:p>
          </table:table-cell>
          <table:table-cell table:formula="of:=[StructuresReemploi.B26]" office:value-type="string" office:string-value="stco_reemploi_alis44" calcext:value-type="string">
            <text:p>stco_reemploi_alis44</text:p>
          </table:table-cell>
        </table:table-row>
        <table:table-row table:style-name="ro25">
          <table:table-cell office:value-type="string" calcext:value-type="string">
            <text:p>NOM</text:p>
          </table:table-cell>
          <table:table-cell table:formula="of:=[StructuresReemploi.C26]" office:value-type="string" office:string-value="ALIS44" calcext:value-type="string">
            <text:p>ALIS44</text:p>
          </table:table-cell>
        </table:table-row>
        <table:table-row table:style-name="ro25">
          <table:table-cell office:value-type="string" calcext:value-type="string">
            <text:p>STATUT</text:p>
          </table:table-cell>
          <table:table-cell table:formula="of:=[StructuresReemploi.D26]" office:value-type="string" office:string-value="Association" calcext:value-type="string">
            <text:p>Association</text:p>
          </table:table-cell>
        </table:table-row>
        <table:table-row table:style-name="ro25">
          <table:table-cell office:value-type="string" calcext:value-type="string">
            <text:p>DESCRIPTION</text:p>
          </table:table-cell>
          <table:table-cell table:formula="of:=[StructuresReemploi.E26]" office:value-type="string" office:string-value="Récupération, reconditionnement et distribution d'ordinateurs" calcext:value-type="string">
            <text:p>Récupération, reconditionnement et distribution d'ordinateurs</text:p>
          </table:table-cell>
        </table:table-row>
        <table:table-row table:style-name="ro25">
          <table:table-cell office:value-type="string" calcext:value-type="string">
            <text:p>ADRESSE</text:p>
          </table:table-cell>
          <table:table-cell table:formula="of:=[StructuresReemploi.G26]" office:value-type="string" office:string-value="60 rue de la Bottière" calcext:value-type="string">
            <text:p>60 rue de la Bottière</text:p>
          </table:table-cell>
        </table:table-row>
        <table:table-row table:style-name="ro26">
          <table:table-cell office:value-type="string" calcext:value-type="string">
            <text:p>ADRESSE_CPLT</text:p>
          </table:table-cell>
          <table:table-cell/>
        </table:table-row>
        <table:table-row table:style-name="ro25">
          <table:table-cell office:value-type="string" calcext:value-type="string">
            <text:p>CP</text:p>
          </table:table-cell>
          <table:table-cell table:formula="of:=[StructuresReemploi.I26]" office:value-type="float" office:value="44300" calcext:value-type="float">
            <text:p>44300</text:p>
          </table:table-cell>
        </table:table-row>
        <table:table-row table:style-name="ro25">
          <table:table-cell office:value-type="string" calcext:value-type="string">
            <text:p>COMMUNE</text:p>
          </table:table-cell>
          <table:table-cell table:formula="of:=[StructuresReemploi.J26]" office:value-type="string" office:string-value="NANTES" calcext:value-type="string">
            <text:p>NANTES</text:p>
          </table:table-cell>
        </table:table-row>
        <table:table-row table:style-name="ro25">
          <table:table-cell office:value-type="string" calcext:value-type="string">
            <text:p>TEL</text:p>
          </table:table-cell>
          <table:table-cell table:formula="of:=[StructuresReemploi.K26]" office:value-type="string" office:string-value="06.47.98.02.68" calcext:value-type="string">
            <text:p>06.47.98.02.68</text:p>
          </table:table-cell>
        </table:table-row>
        <table:table-row table:style-name="ro25">
          <table:table-cell office:value-type="string" calcext:value-type="string">
            <text:p>WEB</text:p>
          </table:table-cell>
          <table:table-cell table:formula="of:=[StructuresReemploi.L26]" office:value-type="string" office:string-value="http://www.alis44.org" calcext:value-type="string">
            <text:p>http://www.alis44.org</text:p>
          </table:table-cell>
        </table:table-row>
        <table:table-row table:style-name="ro25">
          <table:table-cell office:value-type="string" calcext:value-type="string">
            <text:p>EMAIL</text:p>
          </table:table-cell>
          <table:table-cell table:formula="of:=[StructuresReemploi.M26]" office:value-type="string" office:string-value="alis-asso@alis44.org" calcext:value-type="string">
            <text:p>alis-asso@alis44.org</text:p>
          </table:table-cell>
        </table:table-row>
        <table:table-row table:style-name="ro26">
          <table:table-cell office:value-type="string" calcext:value-type="string">
            <text:p>TWITTER</text:p>
          </table:table-cell>
          <table:table-cell/>
        </table:table-row>
        <table:table-row table:style-name="ro26">
          <table:table-cell office:value-type="string" calcext:value-type="string">
            <text:p>FACEBOOK</text:p>
          </table:table-cell>
          <table:table-cell/>
        </table:table-row>
        <table:table-row table:style-name="ro26">
          <table:table-cell office:value-type="string" calcext:value-type="string">
            <text:p>GOOGLE_PLUS</text:p>
          </table:table-cell>
          <table:table-cell/>
        </table:table-row>
        <table:table-row table:style-name="ro27">
          <table:table-cell office:value-type="string" calcext:value-type="string">
            <text:p>HORAIRES</text:p>
          </table:table-cell>
          <table:table-cell table:formula="of:=[StructuresReemploi.Q26]" office:value-type="string" office:string-value="0101-3112_lu+ma+me+ve_09h00-12h00+14h00-18h00,0101-3112_je_10h00-12h00+14h00-16h30" calcext:value-type="string">
            <text:p>0101-3112_lu+ma+me+ve_09h00-12h00+14h00-18h00,0101-3112_je_10h00-12h00+14h00-16h30</text:p>
          </table:table-cell>
        </table:table-row>
        <table:table-row table:style-name="ro25">
          <table:table-cell office:value-type="string" calcext:value-type="string">
            <text:p>OBJETS_RECUPERES</text:p>
          </table:table-cell>
          <table:table-cell table:formula="of:=[StructuresReemploi.R26]" office:value-type="string" office:string-value="ordinateur" calcext:value-type="string">
            <text:p>ordinateur</text:p>
          </table:table-cell>
        </table:table-row>
        <table:table-row table:style-name="ro25">
          <table:table-cell office:value-type="string" calcext:value-type="string">
            <text:p>CATEG_OBJETS</text:p>
          </table:table-cell>
          <table:table-cell table:formula="of:=[StructuresReemploi.T26]" office:value-type="string" office:string-value="informatique" calcext:value-type="string">
            <text:p>informatique</text:p>
          </table:table-cell>
        </table:table-row>
        <table:table-row table:style-name="ro25">
          <table:table-cell office:value-type="string" calcext:value-type="string">
            <text:p>latitude</text:p>
          </table:table-cell>
          <table:table-cell table:formula="of:=[StructuresReemploi.U26]" office:value-type="string" office:string-value="47.239259" calcext:value-type="string">
            <text:p>47.239259</text:p>
          </table:table-cell>
        </table:table-row>
        <table:table-row table:style-name="ro25">
          <table:table-cell office:value-type="string" calcext:value-type="string">
            <text:p>longitude</text:p>
          </table:table-cell>
          <table:table-cell table:formula="of:=[StructuresReemploi.V26]" office:value-type="string" office:string-value="-1.51986" calcext:value-type="string">
            <text:p>-1.51986</text:p>
          </table:table-cell>
        </table:table-row>
        <table:table-row table:style-name="ro25">
          <table:table-cell office:value-type="string" calcext:value-type="string">
            <text:p>ORIGINE_INFO</text:p>
          </table:table-cell>
          <table:table-cell table:formula="of:=[StructuresReemploi.W26]" office:value-type="string" office:string-value="MieuxTrierANantes 07/16" calcext:value-type="string">
            <text:p>MieuxTrierANantes 07/16</text:p>
          </table:table-cell>
        </table:table-row>
        <table:table-row table:style-name="ro28">
          <table:table-cell office:value-type="string" calcext:value-type="string">
            <text:p>Horaires</text:p>
          </table:table-cell>
          <table:table-cell table:formula="of:=[StructuresReemploi.X26]" office:value-type="string" office:string-value="Pendant la semaine, vous pouvez nous contacter ou nous rendre visite&#10;du lundi au vendredi, de 9h à 12h et de 14h à 18h&#10;excepté le jeudi de 10h à 12h et de 14h à 16h30." calcext:value-type="string">
            <text:p>Pendant la semaine, vous pouvez nous contacter ou nous rendre visite</text:p>
            <text:p>du lundi au vendredi, de 9h à 12h et de 14h à 18h</text:p>
            <text:p>excepté le jeudi de 10h à 12h et de 14h à 16h30.</text:p>
          </table:table-cell>
        </table:table-row>
        <table:table-row table:style-name="ro29">
          <table:table-cell table:style-name="ce4" office:value-type="string" calcext:value-type="string">
            <text:p>Acceptez-vous que ces informations soient publiques ?</text:p>
          </table:table-cell>
          <table:table-cell/>
        </table:table-row>
        <table:table-row table:style-name="ro26" table:number-rows-repeated="1048552">
          <table:table-cell table:number-columns-repeated="2"/>
        </table:table-row>
        <table:table-row table:style-name="ro26">
          <table:table-cell table:number-columns-repeated="2"/>
        </table:table-row>
      </table:table>
      <table:table table:name="ReemploiAjouts" table:style-name="ta2" table:print="false">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2" table:default-cell-style-name="Default"/>
        <table:table-column table:style-name="co38" table:default-cell-style-name="Default"/>
        <table:table-column table:style-name="co39" table:default-cell-style-name="ce29"/>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number-columns-repeated="2" table:default-cell-style-name="Default"/>
        <table:table-column table:style-name="co51" table:default-cell-style-name="Default"/>
        <table:table-column table:style-name="co52" table:default-cell-style-name="Default"/>
        <table:table-column table:style-name="co53" table:default-cell-style-name="Default"/>
        <table:table-column table:style-name="co50" table:default-cell-style-name="Default"/>
        <table:table-column table:style-name="co54" table:default-cell-style-name="Default"/>
        <table:table-column table:style-name="co53" table:default-cell-style-name="Default"/>
        <table:table-column table:style-name="co55" table:default-cell-style-name="Default"/>
        <table:table-column table:style-name="co56" table:default-cell-style-name="Default"/>
        <table:table-column table:style-name="co50" table:number-columns-repeated="7" table:default-cell-style-name="Default"/>
        <table:table-column table:style-name="co57" table:default-cell-style-name="Default"/>
        <table:table-column table:style-name="co58" table:number-columns-repeated="11"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number-columns-repeated="3" table:default-cell-style-name="Default"/>
        <table:table-column table:style-name="co64" table:default-cell-style-name="Default"/>
        <table:table-column table:style-name="co65" table:default-cell-style-name="Default"/>
        <table:table-column table:style-name="co63" table:default-cell-style-name="Default"/>
        <table:table-column table:style-name="co66" table:default-cell-style-name="Default"/>
        <table:table-column table:style-name="co67" table:default-cell-style-name="Default"/>
        <table:table-column table:style-name="co66" table:default-cell-style-name="Default"/>
        <table:table-column table:style-name="co63"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69" table:default-cell-style-name="Default"/>
        <table:table-column table:style-name="co72" table:number-columns-repeated="194" table:default-cell-style-name="Default"/>
        <table:table-column table:style-name="co69" table:number-columns-repeated="745" table:default-cell-style-name="Default"/>
        <table:table-row table:style-name="ro30">
          <table:table-cell table:number-columns-repeated="9"/>
          <table:table-cell table:style-name="ce29"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33"/>
          <table:table-cell table:number-columns-repeated="2"/>
          <table:table-cell table:number-columns-repeated="21" office:value-type="string" calcext:value-type="string">
            <text:p><text:s/></text:p>
          </table:table-cell>
          <table:table-cell table:number-columns-repeated="974"/>
        </table:table-row>
        <table:table-row table:style-name="ro30">
          <table:table-cell table:number-columns-repeated="4"/>
          <table:table-cell table:style-name="ce25"/>
          <table:table-cell table:number-columns-repeated="4"/>
          <table:table-cell table:style-name="ce29" office:value-type="string" calcext:value-type="string">
            <text:p><text:s/></text:p>
          </table:table-cell>
          <table:table-cell office:value-type="string" calcext:value-type="string">
            <text:p><text:s/></text:p>
          </table:table-cell>
          <table:table-cell table:number-columns-repeated="5"/>
          <table:table-cell table:style-name="ce31"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4"/>
        </table:table-row>
        <table:table-row table:style-name="ro30">
          <table:table-cell table:number-columns-repeated="7"/>
          <table:table-cell table:style-name="ce28"/>
          <table:table-cell/>
          <table:table-cell table:style-name="ce29" office:value-type="string" calcext:value-type="string">
            <text:p><text:s/></text:p>
          </table:table-cell>
          <table:table-cell office:value-type="string" calcext:value-type="string">
            <text:p><text:s/></text:p>
          </table:table-cell>
          <table:table-cell table:number-columns-repeated="6"/>
          <table:table-cell table:style-name="ce28" table:number-columns-repeated="7"/>
          <table:table-cell table:number-columns-repeated="4"/>
          <table:table-cell table:style-name="ce36"/>
          <table:table-cell table:number-columns-repeated="21" office:value-type="string" calcext:value-type="string">
            <text:p><text:s/></text:p>
          </table:table-cell>
          <table:table-cell table:number-columns-repeated="974"/>
        </table:table-row>
        <table:table-row table:style-name="ro31">
          <table:table-cell/>
          <table:table-cell table:style-name="ce20" office:value-type="string" calcext:value-type="string">
            <text:p>Code</text:p>
          </table:table-cell>
          <table:table-cell table:style-name="ce20" office:value-type="string" calcext:value-type="string">
            <text:p>Origine</text:p>
          </table:table-cell>
          <table:table-cell table:style-name="ce22" office:value-type="string" calcext:value-type="string">
            <text:p>Statuts</text:p>
          </table:table-cell>
          <table:table-cell table:style-name="ce22" office:value-type="string" calcext:value-type="string">
            <text:p>Nom</text:p>
          </table:table-cell>
          <table:table-cell table:style-name="ce22" office:value-type="string" calcext:value-type="string">
            <text:p>Email</text:p>
          </table:table-cell>
          <table:table-cell table:style-name="ce22" office:value-type="string" calcext:value-type="string">
            <text:p>Téléphone</text:p>
          </table:table-cell>
          <table:table-cell table:style-name="ce22" office:value-type="string" calcext:value-type="string">
            <text:p>Site Internet</text:p>
          </table:table-cell>
          <table:table-cell table:style-name="ce22" office:value-type="string" calcext:value-type="string">
            <text:p>Facebook</text:p>
          </table:table-cell>
          <table:table-cell table:style-name="ce22" office:value-type="string" calcext:value-type="string">
            <text:p>Google+</text:p>
          </table:table-cell>
          <table:table-cell table:style-name="ce22" office:value-type="string" calcext:value-type="string">
            <text:p>Twiter</text:p>
          </table:table-cell>
          <table:table-cell table:style-name="ce22" office:value-type="string" calcext:value-type="string">
            <text:p>Fax</text:p>
          </table:table-cell>
          <table:table-cell table:style-name="ce22" office:value-type="string" calcext:value-type="string">
            <text:p>Logo : adresse Internet ou trouver l'image</text:p>
          </table:table-cell>
          <table:table-cell table:style-name="ce22" office:value-type="string" calcext:value-type="string">
            <text:p>Logo : vos conditions pour la réutilisation de l'image</text:p>
          </table:table-cell>
          <table:table-cell table:style-name="ce22" office:value-type="string" calcext:value-type="string">
            <text:p>Adresse : rue, route...</text:p>
          </table:table-cell>
          <table:table-cell table:style-name="ce22" office:value-type="string" calcext:value-type="string">
            <text:p>Adresse : complément</text:p>
          </table:table-cell>
          <table:table-cell table:style-name="ce22" office:value-type="string" calcext:value-type="string">
            <text:p>Adresse : code postal</text:p>
          </table:table-cell>
          <table:table-cell table:style-name="ce22" office:value-type="string" calcext:value-type="string">
            <text:p>Adresse : ville</text:p>
          </table:table-cell>
          <table:table-cell table:style-name="ce22" office:value-type="string" calcext:value-type="string">
            <text:p>Adresse : cedex</text:p>
          </table:table-cell>
          <table:table-cell table:style-name="ce22" office:value-type="string" calcext:value-type="string">
            <text:p>Latitude</text:p>
          </table:table-cell>
          <table:table-cell table:style-name="ce22" office:value-type="string" calcext:value-type="string">
            <text:p>Longitude</text:p>
          </table:table-cell>
          <table:table-cell table:style-name="ce22" office:value-type="string" calcext:value-type="string">
            <text:p>Nantes : quartier administratif</text:p>
          </table:table-cell>
          <table:table-cell table:style-name="ce22" office:value-type="string" calcext:value-type="string">
            <text:p>Horaires</text:p>
          </table:table-cell>
          <table:table-cell table:style-name="ce22" office:value-type="string" calcext:value-type="string">
            <text:p>Horaires (format plage horaire)</text:p>
          </table:table-cell>
          <table:table-cell table:style-name="ce22" office:value-type="string" calcext:value-type="string">
            <text:p>Hors Nantes</text:p>
          </table:table-cell>
          <table:table-cell table:style-name="ce22" office:value-type="string" calcext:value-type="string">
            <text:p>Objets récupérés</text:p>
          </table:table-cell>
          <table:table-cell table:style-name="ce22"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22" office:value-type="string" calcext:value-type="string">
            <text:p>Description</text:p>
          </table:table-cell>
          <table:table-cell table:number-columns-repeated="2" table:style-name="ce22" office:value-type="string" calcext:value-type="string">
            <text:p>Local 2 : les différences par rapport au local 1</text:p>
          </table:table-cell>
          <table:table-cell table:style-name="ce22" office:value-type="string" calcext:value-type="string">
            <text:p>Acceptez-vous que ces informations soient publiques ?</text:p>
          </table:table-cell>
          <table:table-cell table:number-columns-repeated="3" table:style-name="ce20" office:value-type="string" calcext:value-type="string">
            <text:p><text:s/></text:p>
          </table:table-cell>
          <table:table-cell table:style-name="ce20" office:value-type="string" calcext:value-type="string">
            <text:p>Nom_en</text:p>
          </table:table-cell>
          <table:table-cell table:style-name="ce20" office:value-type="string" calcext:value-type="string">
            <text:p>Déchets_en</text:p>
          </table:table-cell>
          <table:table-cell table:style-name="ce20" office:value-type="string" calcext:value-type="string">
            <text:p>Description_en</text:p>
          </table:table-cell>
          <table:table-cell table:style-name="ce20" office:value-type="string" calcext:value-type="string">
            <text:p><text:s/></text:p>
          </table:table-cell>
          <table:table-cell table:style-name="ce20" office:value-type="string" calcext:value-type="string">
            <text:p><text:s/>Mots_clés</text:p>
          </table:table-cell>
          <table:table-cell table:style-name="ce20" office:value-type="string" calcext:value-type="string">
            <text:p>Mots_clés_en</text:p>
          </table:table-cell>
          <table:table-cell table:number-columns-repeated="10" office:value-type="string" calcext:value-type="string">
            <text:p><text:s/></text:p>
          </table:table-cell>
          <table:table-cell table:style-name="ce39" table:number-columns-repeated="8"/>
          <table:table-cell table:number-columns-repeated="966"/>
        </table:table-row>
        <table:table-row table:style-name="ro32">
          <table:table-cell/>
          <table:table-cell table:style-name="ce21" office:value-type="string" calcext:value-type="string">
            <text:p>stco_reemploiajout1</text:p>
          </table:table-cell>
          <table:table-cell table:style-name="ce21" office:value-type="string" calcext:value-type="string">
            <text:p>MieuxTrierANantes 03/2015</text:p>
          </table:table-cell>
          <table:table-cell table:style-name="ce21" office:value-type="string" calcext:value-type="string">
            <text:p>Association</text:p>
          </table:table-cell>
          <table:table-cell table:style-name="ce21" office:value-type="string" calcext:value-type="string">
            <text:p>Pop' Fringues (Secours Populaire Français Nantes)</text:p>
          </table:table-cell>
          <table:table-cell table:style-name="ce23"/>
          <table:table-cell table:style-name="ce21" office:value-type="string" calcext:value-type="string">
            <text:p>02 40 69 38 22</text:p>
          </table:table-cell>
          <table:table-cell table:style-name="ce23" office:value-type="string" calcext:value-type="string">
            <text:p>https://www.secourspopulaire.fr/brive/pop-fringues</text:p>
          </table:table-cell>
          <table:table-cell table:style-name="ce23" table:number-columns-repeated="6"/>
          <table:table-cell table:style-name="ce21" office:value-type="string" calcext:value-type="string">
            <text:p>22 quai Ernest Renaud</text:p>
          </table:table-cell>
          <table:table-cell table:style-name="ce23"/>
          <table:table-cell table:style-name="ce23" office:value-type="float" office:value="44100" calcext:value-type="float">
            <text:p>44100</text:p>
          </table:table-cell>
          <table:table-cell table:style-name="ce23" office:value-type="string" calcext:value-type="string">
            <text:p>Nantes</text:p>
          </table:table-cell>
          <table:table-cell/>
          <table:table-cell table:style-name="ce21" office:value-type="string" calcext:value-type="string">
            <text:p>47.20508</text:p>
          </table:table-cell>
          <table:table-cell table:style-name="ce21" office:value-type="string" calcext:value-type="string">
            <text:p>-1.575083</text:p>
          </table:table-cell>
          <table:table-cell table:style-name="ce21" office:value-type="string" calcext:value-type="string">
            <text:p>Quartier Nantais : Bellevue / Chantenay / Sainte-Anne</text:p>
          </table:table-cell>
          <table:table-cell table:style-name="ce21" office:value-type="string" calcext:value-type="string">
            <text:p>Lundi, mardi, jeudi, vendredi de 13h à 17h</text:p>
          </table:table-cell>
          <table:table-cell table:style-name="ce21" office:value-type="string" calcext:value-type="string">
            <text:p>0101-3112_lu+ma+je+ve_13h00-17h00</text:p>
          </table:table-cell>
          <table:table-cell table:style-name="ce23"/>
          <table:table-cell table:style-name="ce21" office:value-type="string" calcext:value-type="string">
            <text:p>Vêtements, bibelots, livres, pull, pantalon, veste</text:p>
          </table:table-cell>
          <table:table-cell table:style-name="ce21" office:value-type="string" calcext:value-type="string">
            <text:p>vêtements, divers, livres/BD/CD/DVD</text:p>
          </table:table-cell>
          <table:table-cell table:style-name="ce21" office:value-type="string" calcext:value-type="string">
            <text:p>Vêtements, livres, jouets, vaisselle&lt;br/&gt;&lt;br/&gt;Lundi, mardi, jeudi, vendredi de 13h à 17h</text:p>
          </table:table-cell>
          <table:table-cell table:style-name="ce23" table:number-columns-repeated="4"/>
          <table:table-cell table:number-columns-repeated="3"/>
          <table:table-cell table:style-name="ce21" office:value-type="string" calcext:value-type="string">
            <text:p>Clothing, trinkets, books, sweater, pants, jacket</text:p>
          </table:table-cell>
          <table:table-cell office:value-type="string" calcext:value-type="string">
            <text:p>Clothing, books, toys, dishes.&lt;br/&gt;Monday, Tuesday, Thursday, Friday from 13h to 17h</text:p>
          </table:table-cell>
          <table:table-cell office:value-type="string" calcext:value-type="string">
            <text:p><text:s/></text:p>
          </table:table-cell>
          <table:table-cell table:formula="of:=CONCATENATE(UTILTRANSFORMEENMOTSCLES([.E5]);&quot;,&quot;;UTILTRANSFORMEENMOTSCLES([.Z5]))" office:value-type="string" office:string-value="" calcext:value-type="error">
            <text:p>#VALEUR !</text:p>
          </table:table-cell>
          <table:table-cell table:formula="of:=CONCATENATE(UTILTRANSFORMEENMOTSCLES([.E5]);&quot;,&quot;;UTILTRANSFORMEENMOTSCLES([.AJ5]))" office:value-type="string" office:string-value="" calcext:value-type="error">
            <text:p>#VALEUR !</text:p>
          </table:table-cell>
          <table:table-cell office:value-type="string" calcext:value-type="string">
            <text:p><text:s/></text:p>
          </table:table-cell>
          <table:table-cell table:style-name="ce38" table:formula="of:=JSONSTRUCTURESAJOUT([.B5];[.C5];[.E5];[.AA5];[.D5];[.F5];[.G5];[.L5];[.AB5];[.AK5];[.O5];[.P5];[.Q5];[.R5];[.T5];[.V5];[.U5];[.T5];[.W5];[.X5];[.H5];[.I5];[.Z5];[.AJ5];[.AM5];[.AN5])" office:value-type="string" office:string-value="" calcext:value-type="error">
            <text:p>#VALEUR !</text:p>
          </table:table-cell>
          <table:table-cell table:style-name="ce29" office:value-type="string" calcext:value-type="string">
            <text:p><text:s/></text:p>
          </table:table-cell>
          <table:table-cell table:number-columns-repeated="7"/>
          <table:table-cell table:style-name="ce39" table:number-columns-repeated="8"/>
          <table:table-cell table:number-columns-repeated="966"/>
        </table:table-row>
        <table:table-row table:style-name="ro32">
          <table:table-cell/>
          <table:table-cell table:style-name="ce21" office:value-type="string" calcext:value-type="string">
            <text:p>stco_reemploisolidarimeuble</text:p>
          </table:table-cell>
          <table:table-cell table:style-name="ce21" office:value-type="string" calcext:value-type="string">
            <text:p>MieuxTrierANantes 03/2015</text:p>
          </table:table-cell>
          <table:table-cell table:style-name="ce21" office:value-type="string" calcext:value-type="string">
            <text:p>Association</text:p>
          </table:table-cell>
          <table:table-cell table:style-name="ce21" office:value-type="string" calcext:value-type="string">
            <text:p>Solidari'meubles (Secours Populaire Français Nantes)</text:p>
          </table:table-cell>
          <table:table-cell table:style-name="ce23"/>
          <table:table-cell table:style-name="ce21" office:value-type="string" calcext:value-type="string">
            <text:p>02 40 95 10 61 </text:p>
          </table:table-cell>
          <table:table-cell table:style-name="ce23" office:value-type="string" calcext:value-type="string">
            <text:p>http://typo.spf44.org/granits.0.html</text:p>
          </table:table-cell>
          <table:table-cell table:style-name="ce23" table:number-columns-repeated="6"/>
          <table:table-cell table:style-name="ce21" office:value-type="string" calcext:value-type="string">
            <text:p>1 rue des Granits</text:p>
          </table:table-cell>
          <table:table-cell table:style-name="ce23"/>
          <table:table-cell table:style-name="ce23" office:value-type="float" office:value="44100" calcext:value-type="float">
            <text:p>44100</text:p>
          </table:table-cell>
          <table:table-cell table:style-name="ce23" office:value-type="string" calcext:value-type="string">
            <text:p>Nantes</text:p>
          </table:table-cell>
          <table:table-cell/>
          <table:table-cell table:style-name="ce21" office:value-type="string" calcext:value-type="string">
            <text:p>47.198314</text:p>
          </table:table-cell>
          <table:table-cell table:style-name="ce21" office:value-type="string" calcext:value-type="string">
            <text:p>-1.596764</text:p>
          </table:table-cell>
          <table:table-cell table:style-name="ce21" office:value-type="string" calcext:value-type="string">
            <text:p>Quartier Nantais : Bellevue / Chantenay / Sainte-Anne</text:p>
          </table:table-cell>
          <table:table-cell table:style-name="ce21" office:value-type="string" calcext:value-type="string">
            <text:p>Les mardi et jeudi de 9h30 à 12h et de 13h30 à 17h, Le vendredi de 9h30 à 12h et 13h30 à 15h30</text:p>
          </table:table-cell>
          <table:table-cell table:style-name="ce21" office:value-type="string" calcext:value-type="string">
            <text:p>0101-3112_ma+je_09h30-12h00+13h30-17h00,0101-3112_ve_09h30-12h00+13h30-15h30,</text:p>
          </table:table-cell>
          <table:table-cell table:style-name="ce23"/>
          <table:table-cell table:style-name="ce21" office:value-type="string" calcext:value-type="string">
            <text:p>meuble,électroménager</text:p>
          </table:table-cell>
          <table:table-cell table:style-name="ce21" office:value-type="string" calcext:value-type="string">
            <text:p>meuble, électroménager</text:p>
          </table:table-cell>
          <table:table-cell table:style-name="ce21"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table:style-name="ce23" table:number-columns-repeated="4"/>
          <table:table-cell table:number-columns-repeated="3"/>
          <table:table-cell table:style-name="ce21" office:value-type="string" calcext:value-type="string">
            <text:p>furniture, household appliances</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text:s/></text:p>
          </table:table-cell>
          <table:table-cell table:formula="of:=CONCATENATE(UTILTRANSFORMEENMOTSCLES([.E6]);&quot;,&quot;;UTILTRANSFORMEENMOTSCLES([.Z6]))" office:value-type="string" office:string-value="" calcext:value-type="error">
            <text:p>#VALEUR !</text:p>
          </table:table-cell>
          <table:table-cell table:formula="of:=CONCATENATE(UTILTRANSFORMEENMOTSCLES([.E6]);&quot;,&quot;;UTILTRANSFORMEENMOTSCLES([.AJ6]))" office:value-type="string" office:string-value="" calcext:value-type="error">
            <text:p>#VALEUR !</text:p>
          </table:table-cell>
          <table:table-cell office:value-type="string" calcext:value-type="string">
            <text:p><text:s/></text:p>
          </table:table-cell>
          <table:table-cell table:style-name="ce38" table:formula="of:=JSONSTRUCTURESAJOUT([.B6];[.C6];[.E6];[.AA6];[.D6];[.F6];[.G6];[.L6];[.AB6];[.AK6];[.O6];[.P6];[.Q6];[.R6];[.T6];[.V6];[.U6];[.T6];[.W6];[.X6];[.H6];[.I6];[.Z6];[.AJ6];[.AM6];[.AN6])" office:value-type="string" office:string-value="" calcext:value-type="error">
            <text:p>#VALEUR !</text:p>
          </table:table-cell>
          <table:table-cell table:style-name="ce29" office:value-type="string" calcext:value-type="string">
            <text:p><text:s/></text:p>
          </table:table-cell>
          <table:table-cell table:number-columns-repeated="7"/>
          <table:table-cell table:style-name="ce39" table:number-columns-repeated="8"/>
          <table:table-cell table:number-columns-repeated="966"/>
        </table:table-row>
        <table:table-row table:style-name="ro33">
          <table:table-cell/>
          <table:table-cell table:style-name="ce21" office:value-type="string" calcext:value-type="string">
            <text:p>stco_spopaffaires</text:p>
          </table:table-cell>
          <table:table-cell table:style-name="ce21" office:value-type="string" calcext:value-type="string">
            <text:p>MieuxTrierANantes 03/2015</text:p>
          </table:table-cell>
          <table:table-cell table:style-name="ce21" office:value-type="string" calcext:value-type="string">
            <text:p>Association</text:p>
          </table:table-cell>
          <table:table-cell table:style-name="ce21" office:value-type="string" calcext:value-type="string">
            <text:p>S'POP affaires (Secours Populaire Français Nantes)</text:p>
          </table:table-cell>
          <table:table-cell table:style-name="ce23"/>
          <table:table-cell table:style-name="ce21" office:value-type="string" calcext:value-type="string">
            <text:p>02 40 29 45 26</text:p>
          </table:table-cell>
          <table:table-cell table:style-name="ce23" office:value-type="string" calcext:value-type="string">
            <text:p>https://www.secourspopulaire.fr/spop-affaires</text:p>
          </table:table-cell>
          <table:table-cell table:style-name="ce23" table:number-columns-repeated="6"/>
          <table:table-cell table:style-name="ce21" office:value-type="string" calcext:value-type="string">
            <text:p>31 chaussée de la Madeleine</text:p>
          </table:table-cell>
          <table:table-cell table:style-name="ce23"/>
          <table:table-cell table:style-name="ce23" office:value-type="float" office:value="44000" calcext:value-type="float">
            <text:p>44000</text:p>
          </table:table-cell>
          <table:table-cell table:style-name="ce23" office:value-type="string" calcext:value-type="string">
            <text:p>Nantes</text:p>
          </table:table-cell>
          <table:table-cell/>
          <table:table-cell table:style-name="ce21" office:value-type="string" calcext:value-type="string">
            <text:p>47.210229</text:p>
          </table:table-cell>
          <table:table-cell table:style-name="ce21" office:value-type="string" calcext:value-type="string">
            <text:p>-1.550847</text:p>
          </table:table-cell>
          <table:table-cell table:style-name="ce21" office:value-type="string" calcext:value-type="string">
            <text:p>Quartier Nantais : Centre Ville</text:p>
          </table:table-cell>
          <table:table-cell table:style-name="ce21" office:value-type="string" calcext:value-type="string">
            <text:p>Lundi Ouverture matin : 10:00 Fermeture matin : 12:30 Ouverture après-midi : 14:00 Fermeture après-midi : 17:00&lt;br/&gt;Mardi Ouverture matin : 10:00 Fermeture après-midi : 12:30&lt;br/&gt;Jeudi Ouverture matin : 10:00 Fermeture matin : <text:s/>12:30 Ouverture après-midi : 14:00 Fermeture après-midi : 17:00&lt;br/&gt;Vendredi 14:00 Fermeture après-midi : 17:00</text:p>
          </table:table-cell>
          <table:table-cell table:style-name="ce21" office:value-type="string" calcext:value-type="string">
            <text:p>0101-3112_lu_10h00-12h30+14h00-17h00,0101-3112_ma_10h00-12h30,0101-3112_je_10h00-12h30+14h00-17h00,0101-3112_ve_14h00-17h00</text:p>
          </table:table-cell>
          <table:table-cell table:style-name="ce23"/>
          <table:table-cell table:style-name="ce21" office:value-type="string" calcext:value-type="string">
            <text:p>vêtement, petit mobilier, livre, jouet, vaisselle, pull, pantalon, veste</text:p>
          </table:table-cell>
          <table:table-cell table:style-name="ce21" office:value-type="string" calcext:value-type="string">
            <text:p>vêtements, divers, livres/BD/CD/DVD</text:p>
          </table:table-cell>
          <table:table-cell table:style-name="ce21" office:value-type="string" calcext:value-type="string">
            <text:p>Vêtements, petits mobiliers, livres, jouets, vaisselle.</text:p>
          </table:table-cell>
          <table:table-cell table:style-name="ce23" table:number-columns-repeated="4"/>
          <table:table-cell table:number-columns-repeated="3"/>
          <table:table-cell table:style-name="ce21" office:value-type="string" calcext:value-type="string">
            <text:p>clothing, small furniture, books, toys, dishes, sweater, pants, jacket</text:p>
          </table:table-cell>
          <table:table-cell office:value-type="string" calcext:value-type="string">
            <text:p>Clothing, small furniture, books, toys, dishes.</text:p>
          </table:table-cell>
          <table:table-cell office:value-type="string" calcext:value-type="string">
            <text:p><text:s/></text:p>
          </table:table-cell>
          <table:table-cell table:formula="of:=CONCATENATE(UTILTRANSFORMEENMOTSCLES([.E7]);&quot;,&quot;;UTILTRANSFORMEENMOTSCLES([.Z7]))" office:value-type="string" office:string-value="" calcext:value-type="error">
            <text:p>#VALEUR !</text:p>
          </table:table-cell>
          <table:table-cell table:formula="of:=CONCATENATE(UTILTRANSFORMEENMOTSCLES([.E7]);&quot;,&quot;;UTILTRANSFORMEENMOTSCLES([.AJ7]))" office:value-type="string" office:string-value="" calcext:value-type="error">
            <text:p>#VALEUR !</text:p>
          </table:table-cell>
          <table:table-cell office:value-type="string" calcext:value-type="string">
            <text:p><text:s/></text:p>
          </table:table-cell>
          <table:table-cell table:style-name="ce38" table:formula="of:=JSONSTRUCTURESAJOUT([.B7];[.C7];[.E7];[.AA7];[.D7];[.F7];[.G7];[.L7];[.AB7];[.AK7];[.O7];[.P7];[.Q7];[.R7];[.T7];[.V7];[.U7];[.T7];[.W7];[.X7];[.H7];[.I7];[.Z7];[.AJ7];[.AM7];[.AN7])" office:value-type="string" office:string-value="" calcext:value-type="error">
            <text:p>#VALEUR !</text:p>
          </table:table-cell>
          <table:table-cell table:style-name="ce29" office:value-type="string" calcext:value-type="string">
            <text:p><text:s/></text:p>
          </table:table-cell>
          <table:table-cell table:number-columns-repeated="7"/>
          <table:table-cell table:style-name="ce39" table:number-columns-repeated="8"/>
          <table:table-cell table:number-columns-repeated="966"/>
        </table:table-row>
        <table:table-row table:style-name="ro34">
          <table:table-cell/>
          <table:table-cell table:style-name="ce21" office:value-type="string" calcext:value-type="string">
            <text:p>stco_reemploiajout2</text:p>
          </table:table-cell>
          <table:table-cell table:style-name="ce21" office:value-type="string" calcext:value-type="string">
            <text:p>Envoyé par mail à mieuxtrieranantes@gmail.com, le 25/09/2015</text:p>
          </table:table-cell>
          <table:table-cell table:style-name="ce21" office:value-type="string" calcext:value-type="string">
            <text:p>Association</text:p>
          </table:table-cell>
          <table:table-cell table:style-name="ce21" office:value-type="string" calcext:value-type="string">
            <text:p>Transformeurs</text:p>
          </table:table-cell>
          <table:table-cell table:style-name="ce21" office:value-type="string" calcext:value-type="string">
            <text:p>atelierbelevue@transformeurs.net</text:p>
          </table:table-cell>
          <table:table-cell table:style-name="ce21" office:value-type="string" calcext:value-type="string">
            <text:p>02 40 36 60 68 </text:p>
          </table:table-cell>
          <table:table-cell table:style-name="ce21"/>
          <table:table-cell table:style-name="ce23" office:value-type="string" calcext:value-type="string">
            <text:p><text:a xlink:href="https://www.facebook.com/profile.php?id=100009486609448" xlink:type="simple">https://www.facebook.com/profile.php?id=100009486609448</text:a>".</text:p>
          </table:table-cell>
          <table:table-cell table:style-name="ce23" table:number-columns-repeated="5"/>
          <table:table-cell table:style-name="ce21" office:value-type="string" calcext:value-type="string">
            <text:p>28, bd Winston Churchill</text:p>
          </table:table-cell>
          <table:table-cell table:style-name="ce23"/>
          <table:table-cell table:style-name="ce21" office:value-type="float" office:value="44100" calcext:value-type="float">
            <text:p>44100</text:p>
          </table:table-cell>
          <table:table-cell table:style-name="ce21" office:value-type="string" calcext:value-type="string">
            <text:p>Nantes</text:p>
          </table:table-cell>
          <table:table-cell/>
          <table:table-cell table:style-name="ce21" office:value-type="string" calcext:value-type="string">
            <text:p>47.208928</text:p>
          </table:table-cell>
          <table:table-cell table:style-name="ce21" office:value-type="string" calcext:value-type="string">
            <text:p>-1.610673</text:p>
          </table:table-cell>
          <table:table-cell table:style-name="ce21" office:value-type="string" calcext:value-type="string">
            <text:p>Quartier Nantais : Bellevue / Chantenay / Sainte-Anne</text:p>
          </table:table-cell>
          <table:table-cell table:style-name="ce21" office:value-type="string" calcext:value-type="string">
            <text:p>Mercredi 14h00-18h00,Jeudi 17h00-20h00</text:p>
          </table:table-cell>
          <table:table-cell table:style-name="ce21" office:value-type="string" calcext:value-type="string">
            <text:p>0101-3112_me_14h00-18h00,0101-3112_je_17h00-20h00</text:p>
          </table:table-cell>
          <table:table-cell table:style-name="ce23"/>
          <table:table-cell table:style-name="ce21" office:value-type="string" calcext:value-type="string">
            <text:p>Vélos entiers, pièces détachées fonctionnelles, accessoires, équipements</text:p>
          </table:table-cell>
          <table:table-cell table:style-name="ce21" office:value-type="string" calcext:value-type="string">
            <text:p>vélo</text:p>
          </table:table-cell>
          <table:table-cell table:style-name="ce21"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text:p>
          </table:table-cell>
          <table:table-cell table:style-name="ce23" table:number-columns-repeated="4"/>
          <table:table-cell table:number-columns-repeated="3"/>
          <table:table-cell table:style-name="ce21" office:value-type="string" calcext:value-type="string">
            <text:p>Bicycles whole, functional parts, accessories, equipment</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text:s/></text:p>
          </table:table-cell>
          <table:table-cell table:formula="of:=CONCATENATE(UTILTRANSFORMEENMOTSCLES([.E8]);&quot;,&quot;;UTILTRANSFORMEENMOTSCLES([.Z8]))" office:value-type="string" office:string-value="" calcext:value-type="error">
            <text:p>#VALEUR !</text:p>
          </table:table-cell>
          <table:table-cell table:formula="of:=CONCATENATE(UTILTRANSFORMEENMOTSCLES([.E8]);&quot;,&quot;;UTILTRANSFORMEENMOTSCLES([.AJ8]))" office:value-type="string" office:string-value="" calcext:value-type="error">
            <text:p>#VALEUR !</text:p>
          </table:table-cell>
          <table:table-cell office:value-type="string" calcext:value-type="string">
            <text:p><text:s/></text:p>
          </table:table-cell>
          <table:table-cell table:style-name="ce38" table:formula="of:=JSONSTRUCTURESAJOUT([.B8];[.C8];[.E8];[.AA8];[.D8];[.F8];[.G8];[.L8];[.AB8];[.AK8];[.O8];[.P8];[.Q8];[.R8];[.T8];[.V8];[.U8];[.T8];[.W8];[.X8];[.H8];[.I8];[.Z8];[.AJ8];[.AM8];[.AN8])" office:value-type="string" office:string-value="" calcext:value-type="error">
            <text:p>#VALEUR !</text:p>
          </table:table-cell>
          <table:table-cell table:style-name="ce29" office:value-type="string" calcext:value-type="string">
            <text:p><text:s/></text:p>
          </table:table-cell>
          <table:table-cell table:number-columns-repeated="7"/>
          <table:table-cell table:style-name="ce39" table:number-columns-repeated="8"/>
          <table:table-cell table:number-columns-repeated="966"/>
        </table:table-row>
        <table:table-row table:style-name="ro34">
          <table:table-cell/>
          <table:table-cell table:style-name="ce21" office:value-type="string" calcext:value-type="string">
            <text:p>stco_reemploiajout3</text:p>
          </table:table-cell>
          <table:table-cell table:style-name="ce21" office:value-type="string" calcext:value-type="string">
            <text:p>Renseigné sur formulaire de mieuxtrieranantes.fr, le 04/06/2014</text:p>
          </table:table-cell>
          <table:table-cell table:style-name="ce21" office:value-type="string" calcext:value-type="string">
            <text:p>Association</text:p>
          </table:table-cell>
          <table:table-cell table:style-name="ce21" office:value-type="string" calcext:value-type="string">
            <text:p>Velocampus</text:p>
          </table:table-cell>
          <table:table-cell table:style-name="ce21" office:value-type="string" calcext:value-type="string">
            <text:p>contact@velocampus.net</text:p>
          </table:table-cell>
          <table:table-cell table:style-name="ce21" office:value-type="string" calcext:value-type="string">
            <text:p>02 40 16 26 45</text:p>
          </table:table-cell>
          <table:table-cell table:style-name="ce21" office:value-type="string" calcext:value-type="string">
            <text:p><text:a xlink:href="" xlink:type="simple">http://www.velocampus.net/</text:a></text:p>
          </table:table-cell>
          <table:table-cell table:style-name="ce21" office:value-type="string" calcext:value-type="string">
            <text:p><text:a xlink:href="" xlink:type="simple">https://www.facebook.com/pages/Velocampus-Nantes/349718938395583</text:a></text:p>
          </table:table-cell>
          <table:table-cell table:style-name="ce23" table:number-columns-repeated="5"/>
          <table:table-cell table:style-name="ce21" office:value-type="string" calcext:value-type="string">
            <text:p>3 chemin censive du tertre</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table-cell table:style-name="ce21" office:value-type="string" calcext:value-type="string">
            <text:p>47.243274</text:p>
          </table:table-cell>
          <table:table-cell table:style-name="ce21" office:value-type="string" calcext:value-type="string">
            <text:p>-1.554955</text:p>
          </table:table-cell>
          <table:table-cell table:style-name="ce21" office:value-type="string" calcext:value-type="string">
            <text:p>Quartier Nantais : Nantes Nord</text:p>
          </table:table-cell>
          <table:table-cell table:style-name="ce21" office:value-type="string" calcext:value-type="string">
            <text:p>du lundi au vendredi 13h30-18h</text:p>
          </table:table-cell>
          <table:table-cell table:style-name="ce21" office:value-type="string" calcext:value-type="string">
            <text:p>0101-3112_lu+ma+me+je+ve 13h30-18h</text:p>
          </table:table-cell>
          <table:table-cell table:style-name="ce23"/>
          <table:table-cell table:style-name="ce21" office:value-type="string" calcext:value-type="string">
            <text:p>tous types de vélos, pièces et carcasses</text:p>
          </table:table-cell>
          <table:table-cell table:style-name="ce21" office:value-type="string" calcext:value-type="string">
            <text:p>vélo</text:p>
          </table:table-cell>
          <table:table-cell table:style-name="ce21"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text:p>
          </table:table-cell>
          <table:table-cell table:style-name="ce23" table:number-columns-repeated="4"/>
          <table:table-cell table:number-columns-repeated="3" table:style-name="ce29" office:value-type="string" calcext:value-type="string">
            <text:p><text:s/></text:p>
          </table:table-cell>
          <table:table-cell table:style-name="ce21" office:value-type="string" calcext:value-type="string">
            <text:p>all bikes, parts and carcasses</text:p>
          </table:table-cell>
          <table:table-cell table:style-name="ce29"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text:s/></text:p>
          </table:table-cell>
          <table:table-cell table:formula="of:=CONCATENATE(UTILTRANSFORMEENMOTSCLES([.E9]);&quot;,&quot;;UTILTRANSFORMEENMOTSCLES([.Z9]))" office:value-type="string" office:string-value="" calcext:value-type="error">
            <text:p>#VALEUR !</text:p>
          </table:table-cell>
          <table:table-cell table:formula="of:=CONCATENATE(UTILTRANSFORMEENMOTSCLES([.E9]);&quot;,&quot;;UTILTRANSFORMEENMOTSCLES([.AJ9]))" office:value-type="string" office:string-value="" calcext:value-type="error">
            <text:p>#VALEUR !</text:p>
          </table:table-cell>
          <table:table-cell office:value-type="string" calcext:value-type="string">
            <text:p><text:s/></text:p>
          </table:table-cell>
          <table:table-cell table:style-name="ce38" table:formula="of:=JSONSTRUCTURESAJOUT([.B9];[.C9];[.E9];[.AA9];[.D9];[.F9];[.G9];[.L9];[.AB9];[.AK9];[.O9];[.P9];[.Q9];[.R9];[.T9];[.V9];[.U9];[.T9];[.W9];[.X9];[.H9];[.I9];[.Z9];[.AJ9];[.AM9];[.AN9])" office:value-type="string" office:string-value="" calcext:value-type="error">
            <text:p>#VALEUR !</text:p>
          </table:table-cell>
          <table:table-cell table:style-name="ce29" office:value-type="string" calcext:value-type="string">
            <text:p><text:s/></text:p>
          </table:table-cell>
          <table:table-cell table:number-columns-repeated="3"/>
          <table:table-cell table:number-columns-repeated="4" table:style-name="ce29" office:value-type="string" calcext:value-type="string">
            <text:p><text:s/></text:p>
          </table:table-cell>
          <table:table-cell table:style-name="ce29" table:number-columns-repeated="13"/>
          <table:table-cell table:style-name="ce40"/>
          <table:table-cell table:style-name="ce41" table:number-columns-repeated="5"/>
          <table:table-cell table:style-name="ce42"/>
          <table:table-cell table:style-name="ce41" table:number-columns-repeated="4"/>
          <table:table-cell table:style-name="ce43"/>
          <table:table-cell table:style-name="ce44" table:number-columns-repeated="10"/>
          <table:table-cell table:style-name="ce29" table:number-columns-repeated="936"/>
          <table:table-cell table:number-columns-repeated="3"/>
        </table:table-row>
        <table:table-row table:style-name="ro1">
          <table:table-cell/>
          <table:table-cell table:style-name="ce21" office:value-type="string" calcext:value-type="string">
            <text:p>stco_reemploiajout4</text:p>
          </table:table-cell>
          <table:table-cell table:style-name="ce21" office:value-type="string" calcext:value-type="string">
            <text:p>Renseigné sur formulaire de mieuxtrieranantes.fr, le 15/07/2014</text:p>
          </table:table-cell>
          <table:table-cell table:style-name="ce21" office:value-type="string" calcext:value-type="string">
            <text:p>Entreprise</text:p>
          </table:table-cell>
          <table:table-cell table:style-name="ce21" office:value-type="string" calcext:value-type="string">
            <text:p>Déchèterie Paimboeuf / Saint Viaud</text:p>
          </table:table-cell>
          <table:table-cell table:style-name="ce21" office:value-type="string" calcext:value-type="string">
            <text:p><text:a xlink:href="mailto:environnement@cc-sudestuaire.fr" xlink:type="simple">environnement@cc-sudestuaire.fr</text:a> </text:p>
          </table:table-cell>
          <table:table-cell table:style-name="ce21" office:value-type="string" calcext:value-type="string">
            <text:p>02 40 27 75 15 </text:p>
          </table:table-cell>
          <table:table-cell table:style-name="ce23" office:value-type="string" calcext:value-type="string">
            <text:p>http://www.cc-sudestuaire.fr/les-decheteries/</text:p>
          </table:table-cell>
          <table:table-cell table:style-name="ce23" table:number-columns-repeated="6"/>
          <table:table-cell table:style-name="ce23" office:value-type="string" calcext:value-type="string">
            <text:p>6 Bd Dumesnildot - BP 3014</text:p>
          </table:table-cell>
          <table:table-cell table:style-name="ce23"/>
          <table:table-cell table:style-name="ce23" office:value-type="float" office:value="44560" calcext:value-type="float">
            <text:p>44560</text:p>
          </table:table-cell>
          <table:table-cell table:style-name="ce23" office:value-type="string" calcext:value-type="string">
            <text:p>PAIMBOEUF</text:p>
          </table:table-cell>
          <table:table-cell/>
          <table:table-cell table:style-name="ce23" office:value-type="string" calcext:value-type="string">
            <text:p>47.286783</text:p>
          </table:table-cell>
          <table:table-cell table:style-name="ce23" office:value-type="string" calcext:value-type="string">
            <text:p>-2.025536</text:p>
          </table:table-cell>
          <table:table-cell table:style-name="ce21" office:value-type="string" calcext:value-type="string">
            <text:p>Hors Nantes : au sud de la Loire</text:p>
          </table:table-cell>
          <table:table-cell table:style-name="ce23" table:number-columns-repeated="5"/>
          <table:table-cell table:style-name="ce23"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table:style-name="ce23" table:number-columns-repeated="4"/>
          <table:table-cell table:number-columns-repeated="3" office:value-type="string" calcext:value-type="string">
            <text:p><text:s/></text:p>
          </table:table-cell>
          <table:table-cell table:style-name="ce23"/>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text:s/></text:p>
          </table:table-cell>
          <table:table-cell table:formula="of:=CONCATENATE(UTILTRANSFORMEENMOTSCLES([.E10]);&quot;,&quot;;UTILTRANSFORMEENMOTSCLES([.Z10]))" office:value-type="string" office:string-value="" calcext:value-type="error">
            <text:p>#VALEUR !</text:p>
          </table:table-cell>
          <table:table-cell table:formula="of:=CONCATENATE(UTILTRANSFORMEENMOTSCLES([.E10]);&quot;,&quot;;UTILTRANSFORMEENMOTSCLES([.AJ10]))" office:value-type="string" office:string-value="" calcext:value-type="error">
            <text:p>#VALEUR !</text:p>
          </table:table-cell>
          <table:table-cell office:value-type="string" calcext:value-type="string">
            <text:p><text:s/></text:p>
          </table:table-cell>
          <table:table-cell table:style-name="ce38" table:formula="of:=JSONSTRUCTURESAJOUT([.B10];[.C10];[.E10];[.AA10];[.D10];[.F10];[.G10];[.L10];[.AB10];[.AK10];[.O10];[.P10];[.Q10];[.R10];[.T10];[.V10];[.U10];[.T10];[.W10];[.X10];[.H10];[.I10];[.Z10];[.AJ10];[.AM10];[.AN10])" office:value-type="string" office:string-value="" calcext:value-type="error">
            <text:p>#VALEUR !</text:p>
          </table:table-cell>
          <table:table-cell table:style-name="ce29" office:value-type="string" calcext:value-type="string">
            <text:p><text:s/></text:p>
          </table:table-cell>
          <table:table-cell table:number-columns-repeated="3"/>
          <table:table-cell table:number-columns-repeated="4" office:value-type="string" calcext:value-type="string">
            <text:p><text:s/></text:p>
          </table:table-cell>
          <table:table-cell table:style-name="ce29" table:number-columns-repeated="13"/>
          <table:table-cell table:style-name="ce40"/>
          <table:table-cell table:style-name="ce41" table:number-columns-repeated="5"/>
          <table:table-cell table:style-name="ce42"/>
          <table:table-cell table:style-name="ce41" table:number-columns-repeated="4"/>
          <table:table-cell table:style-name="ce43"/>
          <table:table-cell table:style-name="ce44" table:number-columns-repeated="10"/>
          <table:table-cell table:style-name="ce29" table:number-columns-repeated="13"/>
          <table:table-cell table:number-columns-repeated="926"/>
        </table:table-row>
        <table:table-row table:style-name="ro16">
          <table:table-cell/>
          <table:table-cell table:style-name="ce21" office:value-type="string" calcext:value-type="string">
            <text:p>stco_reemploiajout5</text:p>
          </table:table-cell>
          <table:table-cell table:style-name="ce21" office:value-type="string" calcext:value-type="string">
            <text:p>Renseigné sur formulaire de mieuxtrieranantes.fr, le 22/07/2014</text:p>
          </table:table-cell>
          <table:table-cell table:style-name="ce21" office:value-type="string" calcext:value-type="string">
            <text:p>Association</text:p>
          </table:table-cell>
          <table:table-cell table:style-name="ce21" office:value-type="string" calcext:value-type="string">
            <text:p>Atelier du Retz Emploi (Sainte-Pazanne)</text:p>
          </table:table-cell>
          <table:table-cell table:style-name="ce21" office:value-type="string" calcext:value-type="string">
            <text:p>contact@atelierduretzemploi.org</text:p>
          </table:table-cell>
          <table:table-cell table:style-name="ce21" office:value-type="string" calcext:value-type="string">
            <text:p>02 40 65 89 09</text:p>
          </table:table-cell>
          <table:table-cell table:style-name="ce21" office:value-type="string" calcext:value-type="string">
            <text:p><text:a xlink:href="" xlink:type="simple">http://www.atelierduretzemploi.org</text:a></text:p>
          </table:table-cell>
          <table:table-cell table:style-name="ce23" table:number-columns-repeated="6"/>
          <table:table-cell table:style-name="ce21" office:value-type="string" calcext:value-type="string">
            <text:p>7 impasse du Clos Neuf - ZA les Berthaudières</text:p>
          </table:table-cell>
          <table:table-cell table:style-name="ce23"/>
          <table:table-cell table:style-name="ce21" office:value-type="float" office:value="44680" calcext:value-type="float">
            <text:p>44680</text:p>
          </table:table-cell>
          <table:table-cell table:style-name="ce21" office:value-type="string" calcext:value-type="string">
            <text:p>SAINTE-PAZANNE</text:p>
          </table:table-cell>
          <table:table-cell/>
          <table:table-cell table:style-name="ce21" office:value-type="string" calcext:value-type="string">
            <text:p>47.112545</text:p>
          </table:table-cell>
          <table:table-cell table:style-name="ce21" office:value-type="string" calcext:value-type="string">
            <text:p>-1.802187</text:p>
          </table:table-cell>
          <table:table-cell table:style-name="ce21" office:value-type="string" calcext:value-type="string">
            <text:p>Hors Nantes : au sud de la Loire</text:p>
          </table:table-cell>
          <table:table-cell table:style-name="ce21" office:value-type="string" calcext:value-type="string">
            <text:p>le MERCREDI de 10h à 18h, le SAMEDI de 10h à 18h</text:p>
          </table:table-cell>
          <table:table-cell table:style-name="ce21" office:value-type="string" calcext:value-type="string">
            <text:p>0101-3112_me+sa_10h00-18h</text:p>
          </table:table-cell>
          <table:table-cell table:style-name="ce23"/>
          <table:table-cell table:style-name="ce21" office:value-type="string" calcext:value-type="string">
            <text:p>vélo,mobilier,textile,vaisselle,jouet,puériculture,livre,CD,DVD,outillage,matériel électrique</text:p>
          </table:table-cell>
          <table:table-cell table:style-name="ce21" office:value-type="string" calcext:value-type="string">
            <text:p>meuble, livres/bd/cd/dvd, jouet, vêtements, divers</text:p>
          </table:table-cell>
          <table:table-cell table:style-name="ce21"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table:style-name="ce23" table:number-columns-repeated="2"/>
          <table:table-cell table:style-name="ce21" office:value-type="string" calcext:value-type="string">
            <text:p>OUI</text:p>
          </table:table-cell>
          <table:table-cell table:style-name="ce23"/>
          <table:table-cell table:number-columns-repeated="3" office:value-type="string" calcext:value-type="string">
            <text:p><text:s/></text:p>
          </table:table-cell>
          <table:table-cell table:style-name="ce21"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text:s/></text:p>
          </table:table-cell>
          <table:table-cell table:formula="of:=CONCATENATE(UTILTRANSFORMEENMOTSCLES([.E11]);&quot;,&quot;;UTILTRANSFORMEENMOTSCLES([.Z11]))" office:value-type="string" office:string-value="" calcext:value-type="error">
            <text:p>#VALEUR !</text:p>
          </table:table-cell>
          <table:table-cell table:formula="of:=CONCATENATE(UTILTRANSFORMEENMOTSCLES([.E11]);&quot;,&quot;;UTILTRANSFORMEENMOTSCLES([.AJ11]))" office:value-type="string" office:string-value="" calcext:value-type="error">
            <text:p>#VALEUR !</text:p>
          </table:table-cell>
          <table:table-cell office:value-type="string" calcext:value-type="string">
            <text:p><text:s/></text:p>
          </table:table-cell>
          <table:table-cell table:style-name="ce38" table:formula="of:=JSONSTRUCTURESAJOUT([.B11];[.C11];[.E11];[.AA11];[.D11];[.F11];[.G11];[.L11];[.AB11];[.AK11];[.O11];[.P11];[.Q11];[.R11];[.T11];[.V11];[.U11];[.T11];[.W11];[.X11];[.H11];[.I11];[.Z11];[.AJ11];[.AM11];[.AN11])" office:value-type="string" office:string-value="" calcext:value-type="error">
            <text:p>#VALEUR !</text:p>
          </table:table-cell>
          <table:table-cell table:style-name="ce29" office:value-type="string" calcext:value-type="string">
            <text:p><text:s/></text:p>
          </table:table-cell>
          <table:table-cell table:number-columns-repeated="3"/>
          <table:table-cell table:number-columns-repeated="4" office:value-type="string" calcext:value-type="string">
            <text:p><text:s/></text:p>
          </table:table-cell>
          <table:table-cell table:style-name="ce29" table:number-columns-repeated="13"/>
          <table:table-cell table:style-name="ce40"/>
          <table:table-cell table:style-name="ce41" table:number-columns-repeated="5"/>
          <table:table-cell table:style-name="ce42"/>
          <table:table-cell table:style-name="ce41" table:number-columns-repeated="4"/>
          <table:table-cell table:style-name="ce43"/>
          <table:table-cell table:style-name="ce44" table:number-columns-repeated="10"/>
          <table:table-cell table:style-name="ce29" table:number-columns-repeated="13"/>
          <table:table-cell table:number-columns-repeated="926"/>
        </table:table-row>
        <table:table-row table:style-name="ro16">
          <table:table-cell/>
          <table:table-cell table:style-name="ce21" office:value-type="string" calcext:value-type="string">
            <text:p>stco_reemploiajout6</text:p>
          </table:table-cell>
          <table:table-cell table:style-name="ce21" office:value-type="string" calcext:value-type="string">
            <text:p>Renseigné sur formulaire de mieuxtrieranantes.fr, le 22/07/2014</text:p>
          </table:table-cell>
          <table:table-cell table:style-name="ce21" office:value-type="string" calcext:value-type="string">
            <text:p>Association</text:p>
          </table:table-cell>
          <table:table-cell table:style-name="ce21" office:value-type="string" calcext:value-type="string">
            <text:p>Atelier du Retz Emploi (Le Pèlerin)</text:p>
          </table:table-cell>
          <table:table-cell table:style-name="ce21" office:value-type="string" calcext:value-type="string">
            <text:p>contact@atelierduretzemploi.org</text:p>
          </table:table-cell>
          <table:table-cell table:style-name="ce21" office:value-type="string" calcext:value-type="string">
            <text:p>06 77 63 83 04</text:p>
          </table:table-cell>
          <table:table-cell table:style-name="ce21" office:value-type="string" calcext:value-type="string">
            <text:p><text:a xlink:href="" xlink:type="simple">http://www.atelierduretzemploi.org</text:a></text:p>
          </table:table-cell>
          <table:table-cell table:style-name="ce23"/>
          <table:table-cell table:style-name="ce21" office:value-type="string" calcext:value-type="string">
            <text:p><text:a xlink:href="" xlink:type="simple">https://drive.google.com/file/d/0B5dknMvA6hy8N0VERkJpUzIxaDg/edit?usp=sharing</text:a></text:p>
          </table:table-cell>
          <table:table-cell table:style-name="ce23" table:number-columns-repeated="4"/>
          <table:table-cell table:style-name="ce21" office:value-type="string" calcext:value-type="string">
            <text:p>18 rue du docteur Sourdille</text:p>
          </table:table-cell>
          <table:table-cell table:style-name="ce23"/>
          <table:table-cell table:style-name="ce21" office:value-type="float" office:value="44640" calcext:value-type="float">
            <text:p>44640</text:p>
          </table:table-cell>
          <table:table-cell table:style-name="ce21" office:value-type="string" calcext:value-type="string">
            <text:p>LE PELLERIN</text:p>
          </table:table-cell>
          <table:table-cell/>
          <table:table-cell table:style-name="ce21" office:value-type="string" calcext:value-type="string">
            <text:p>47.200633</text:p>
          </table:table-cell>
          <table:table-cell table:style-name="ce21" office:value-type="string" calcext:value-type="string">
            <text:p>-1.755177</text:p>
          </table:table-cell>
          <table:table-cell table:style-name="ce21" office:value-type="string" calcext:value-type="string">
            <text:p>Hors Nantes : au sud de la Loire</text:p>
          </table:table-cell>
          <table:table-cell table:style-name="ce21" office:value-type="string" calcext:value-type="string">
            <text:p>le MERCREDI de 10h à 18h, le SAMEDI de 10h à 18h</text:p>
          </table:table-cell>
          <table:table-cell table:style-name="ce21" office:value-type="string" calcext:value-type="string">
            <text:p>0101-3112_me+sa_10h00-18h</text:p>
          </table:table-cell>
          <table:table-cell table:style-name="ce23"/>
          <table:table-cell table:style-name="ce21" office:value-type="string" calcext:value-type="string">
            <text:p>vélo,mobilier,textile,vaisselle,jouet,puériculture,livre,CD,DVD,outillage,matériel électrique</text:p>
          </table:table-cell>
          <table:table-cell table:style-name="ce21" office:value-type="string" calcext:value-type="string">
            <text:p>meuble, livres/bd/cd/dvd, jouet, vêtements, divers</text:p>
          </table:table-cell>
          <table:table-cell table:style-name="ce21"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table:style-name="ce23" table:number-columns-repeated="2"/>
          <table:table-cell table:style-name="ce21" office:value-type="string" calcext:value-type="string">
            <text:p>OUI</text:p>
          </table:table-cell>
          <table:table-cell table:style-name="ce23"/>
          <table:table-cell table:number-columns-repeated="3" office:value-type="string" calcext:value-type="string">
            <text:p><text:s/></text:p>
          </table:table-cell>
          <table:table-cell table:style-name="ce21"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text:s/></text:p>
          </table:table-cell>
          <table:table-cell table:formula="of:=CONCATENATE(UTILTRANSFORMEENMOTSCLES([.E12]);&quot;,&quot;;UTILTRANSFORMEENMOTSCLES([.Z12]))" office:value-type="string" office:string-value="" calcext:value-type="error">
            <text:p>#VALEUR !</text:p>
          </table:table-cell>
          <table:table-cell table:formula="of:=CONCATENATE(UTILTRANSFORMEENMOTSCLES([.E12]);&quot;,&quot;;UTILTRANSFORMEENMOTSCLES([.AJ12]))" office:value-type="string" office:string-value="" calcext:value-type="error">
            <text:p>#VALEUR !</text:p>
          </table:table-cell>
          <table:table-cell office:value-type="string" calcext:value-type="string">
            <text:p><text:s/></text:p>
          </table:table-cell>
          <table:table-cell table:style-name="ce38" table:formula="of:=JSONSTRUCTURESAJOUT([.B12];[.C12];[.E12];[.AA12];[.D12];[.F12];[.G12];[.L12];[.AB12];[.AK12];[.O12];[.P12];[.Q12];[.R12];[.T12];[.V12];[.U12];[.T12];[.W12];[.X12];[.H12];[.I12];[.Z12];[.AJ12];[.AM12];[.AN12])" office:value-type="string" office:string-value="" calcext:value-type="error">
            <text:p>#VALEUR !</text:p>
          </table:table-cell>
          <table:table-cell table:style-name="ce29" office:value-type="string" calcext:value-type="string">
            <text:p><text:s/></text:p>
          </table:table-cell>
          <table:table-cell table:number-columns-repeated="3"/>
          <table:table-cell table:number-columns-repeated="4" office:value-type="string" calcext:value-type="string">
            <text:p><text:s/></text:p>
          </table:table-cell>
          <table:table-cell table:style-name="ce29" table:number-columns-repeated="13"/>
          <table:table-cell table:style-name="ce40"/>
          <table:table-cell table:style-name="ce41" table:number-columns-repeated="5"/>
          <table:table-cell table:style-name="ce42"/>
          <table:table-cell table:style-name="ce41" table:number-columns-repeated="4"/>
          <table:table-cell table:style-name="ce43"/>
          <table:table-cell table:style-name="ce44" table:number-columns-repeated="10"/>
          <table:table-cell table:style-name="ce29" table:number-columns-repeated="13"/>
          <table:table-cell table:number-columns-repeated="926"/>
        </table:table-row>
        <table:table-row table:style-name="ro16">
          <table:table-cell/>
          <table:table-cell table:style-name="ce21" office:value-type="string" calcext:value-type="string">
            <text:p>stco_reemploiajout7</text:p>
          </table:table-cell>
          <table:table-cell table:style-name="ce21" office:value-type="string" calcext:value-type="string">
            <text:p>Renseigné sur formulaire de mieuxtrieranantes.fr, le 22/07/2014</text:p>
          </table:table-cell>
          <table:table-cell table:style-name="ce21" office:value-type="string" calcext:value-type="string">
            <text:p>Association</text:p>
          </table:table-cell>
          <table:table-cell table:style-name="ce21" office:value-type="string" calcext:value-type="string">
            <text:p>Atelier du Retz Emploi (Le Breil)</text:p>
          </table:table-cell>
          <table:table-cell table:style-name="ce21" office:value-type="string" calcext:value-type="string">
            <text:p>contact@atelierduretzemploi.org</text:p>
          </table:table-cell>
          <table:table-cell table:style-name="ce21" office:value-type="string" calcext:value-type="string">
            <text:p>07 81 63 00 48</text:p>
          </table:table-cell>
          <table:table-cell table:style-name="ce21" office:value-type="string" calcext:value-type="string">
            <text:p><text:a xlink:href="" xlink:type="simple">http://www.atelierduretzemploi.org</text:a></text:p>
          </table:table-cell>
          <table:table-cell table:style-name="ce23"/>
          <table:table-cell table:style-name="ce21" office:value-type="string" calcext:value-type="string">
            <text:p><text:a xlink:href="" xlink:type="simple">https://drive.google.com/file/d/0B5dknMvA6hy8N0VERkJpUzIxaDg/edit?usp=sharing</text:a></text:p>
          </table:table-cell>
          <table:table-cell table:style-name="ce23" table:number-columns-repeated="4"/>
          <table:table-cell table:style-name="ce21" office:value-type="string" calcext:value-type="string">
            <text:p>78 rue des plantes (côté cour)</text:p>
          </table:table-cell>
          <table:table-cell table:style-name="ce23"/>
          <table:table-cell table:style-name="ce21" office:value-type="float" office:value="44640" calcext:value-type="float">
            <text:p>44640</text:p>
          </table:table-cell>
          <table:table-cell table:style-name="ce21" office:value-type="string" calcext:value-type="string">
            <text:p>NANTES</text:p>
          </table:table-cell>
          <table:table-cell/>
          <table:table-cell table:style-name="ce21" office:value-type="string" calcext:value-type="string">
            <text:p>47.231095</text:p>
          </table:table-cell>
          <table:table-cell table:style-name="ce21" office:value-type="string" calcext:value-type="string">
            <text:p>-1.590294</text:p>
          </table:table-cell>
          <table:table-cell table:style-name="ce21" office:value-type="string" calcext:value-type="string">
            <text:p>Hors Nantes : au sud de la Loire</text:p>
          </table:table-cell>
          <table:table-cell table:style-name="ce21" office:value-type="string" calcext:value-type="string">
            <text:p>le MERCREDI de 10h à 18h, le SAMEDI de 10h à 18h</text:p>
          </table:table-cell>
          <table:table-cell table:style-name="ce21" office:value-type="string" calcext:value-type="string">
            <text:p>0101-3112_me+sa_10h00-18h</text:p>
          </table:table-cell>
          <table:table-cell table:style-name="ce23"/>
          <table:table-cell table:style-name="ce21" office:value-type="string" calcext:value-type="string">
            <text:p>vélo,mobilier,textile,vaisselle,jouet,puériculture,livre,CD,DVD,outillage,matériel électrique</text:p>
          </table:table-cell>
          <table:table-cell table:style-name="ce23" office:value-type="string" calcext:value-type="string">
            <text:p>meuble, livres/bd/cd/dvd, jouet, vêtements, divers</text:p>
          </table:table-cell>
          <table:table-cell table:style-name="ce21"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table:style-name="ce23" table:number-columns-repeated="2"/>
          <table:table-cell table:style-name="ce21" office:value-type="string" calcext:value-type="string">
            <text:p>OUI</text:p>
          </table:table-cell>
          <table:table-cell table:style-name="ce23"/>
          <table:table-cell table:style-name="ce29" table:number-columns-repeated="3"/>
          <table:table-cell table:style-name="ce21" office:value-type="string" calcext:value-type="string">
            <text:p>bicycle, furniture, textiles, tableware, toy, baby, book, CD, DVD, tools, electrical equipment</text:p>
          </table:table-cell>
          <table:table-cell table:style-name="ce29"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text:s/></text:p>
          </table:table-cell>
          <table:table-cell table:formula="of:=CONCATENATE(UTILTRANSFORMEENMOTSCLES([.E13]);&quot;,&quot;;UTILTRANSFORMEENMOTSCLES([.Z13]))" office:value-type="string" office:string-value="" calcext:value-type="error">
            <text:p>#VALEUR !</text:p>
          </table:table-cell>
          <table:table-cell table:formula="of:=CONCATENATE(UTILTRANSFORMEENMOTSCLES([.E13]);&quot;,&quot;;UTILTRANSFORMEENMOTSCLES([.AJ13]))" office:value-type="string" office:string-value="" calcext:value-type="error">
            <text:p>#VALEUR !</text:p>
          </table:table-cell>
          <table:table-cell office:value-type="string" calcext:value-type="string">
            <text:p><text:s/></text:p>
          </table:table-cell>
          <table:table-cell table:style-name="ce38" table:formula="of:=JSONSTRUCTURESAJOUT([.B13];[.C13];[.E13];[.AA13];[.D13];[.F13];[.G13];[.L13];[.AB13];[.AK13];[.O13];[.P13];[.Q13];[.R13];[.T13];[.V13];[.U13];[.T13];[.W13];[.X13];[.H13];[.I13];[.Z13];[.AJ13];[.AM13];[.AN13])" office:value-type="string" office:string-value="" calcext:value-type="error">
            <text:p>#VALEUR !</text:p>
          </table:table-cell>
          <table:table-cell table:style-name="ce29" office:value-type="string" calcext:value-type="string">
            <text:p><text:s/></text:p>
          </table:table-cell>
          <table:table-cell table:number-columns-repeated="3"/>
          <table:table-cell table:style-name="ce29" table:number-columns-repeated="52"/>
          <table:table-cell table:number-columns-repeated="926"/>
        </table:table-row>
        <table:table-row table:style-name="ro1">
          <table:table-cell/>
          <table:table-cell table:style-name="ce21" office:value-type="string" calcext:value-type="string">
            <text:p>stco_reemploiajout8</text:p>
          </table:table-cell>
          <table:table-cell table:style-name="ce21" office:value-type="string" calcext:value-type="string">
            <text:p>Renseigné sur formulaire de mieuxtrieranantes.fr, le 22/07/2014</text:p>
          </table:table-cell>
          <table:table-cell table:style-name="ce21" office:value-type="string" calcext:value-type="string">
            <text:p>Association</text:p>
          </table:table-cell>
          <table:table-cell table:style-name="ce21" office:value-type="string" calcext:value-type="string">
            <text:p>Atelier du Retz Emploi (Saint Brévin)</text:p>
          </table:table-cell>
          <table:table-cell table:style-name="ce21" office:value-type="string" calcext:value-type="string">
            <text:p>contact@atelierduretzemploi.org</text:p>
          </table:table-cell>
          <table:table-cell table:style-name="ce21" office:value-type="string" calcext:value-type="string">
            <text:p>02 40 27 69 05</text:p>
          </table:table-cell>
          <table:table-cell table:style-name="ce21" office:value-type="string" calcext:value-type="string">
            <text:p><text:a xlink:href="" xlink:type="simple">http://www.atelierduretzemploi.org</text:a></text:p>
          </table:table-cell>
          <table:table-cell table:style-name="ce23"/>
          <table:table-cell table:style-name="ce21" office:value-type="string" calcext:value-type="string">
            <text:p><text:a xlink:href="" xlink:type="simple">https://drive.google.com/file/d/0B5dknMvA6hy8N0VERkJpUzIxaDg/edit?usp=sharing</text:a></text:p>
          </table:table-cell>
          <table:table-cell table:style-name="ce23" table:number-columns-repeated="4"/>
          <table:table-cell table:style-name="ce21" office:value-type="string" calcext:value-type="string">
            <text:p>Chemin des potences, PA de la Guerche</text:p>
          </table:table-cell>
          <table:table-cell table:style-name="ce23"/>
          <table:table-cell table:style-name="ce21" office:value-type="float" office:value="44250" calcext:value-type="float">
            <text:p>44250</text:p>
          </table:table-cell>
          <table:table-cell table:style-name="ce21" office:value-type="string" calcext:value-type="string">
            <text:p>SAINT-BREVIN-LES-PAINS</text:p>
          </table:table-cell>
          <table:table-cell/>
          <table:table-cell table:style-name="ce21" office:value-type="string" calcext:value-type="string">
            <text:p>47.240987</text:p>
          </table:table-cell>
          <table:table-cell table:style-name="ce21" office:value-type="string" calcext:value-type="string">
            <text:p>-2.154311</text:p>
          </table:table-cell>
          <table:table-cell table:style-name="ce21" office:value-type="string" calcext:value-type="string">
            <text:p>Hors Nantes : au sud de la Loire</text:p>
          </table:table-cell>
          <table:table-cell table:style-name="ce21" office:value-type="string" calcext:value-type="string">
            <text:p>le MERCREDI de 10h à 18h, le SAMEDI de 10h à 18h</text:p>
          </table:table-cell>
          <table:table-cell table:style-name="ce21" office:value-type="string" calcext:value-type="string">
            <text:p>0101-3112_me+sa_10h00-18h</text:p>
          </table:table-cell>
          <table:table-cell table:style-name="ce23"/>
          <table:table-cell table:style-name="ce21" office:value-type="string" calcext:value-type="string">
            <text:p>vélo,mobilier,textile,vaisselle,jouet,puériculture,livre,CD,DVD,outillage,matériel électrique</text:p>
          </table:table-cell>
          <table:table-cell table:style-name="ce21" office:value-type="string" calcext:value-type="string">
            <text:p>meuble, livres/bd/cd/dvd, jouet, vêtements, divers</text:p>
          </table:table-cell>
          <table:table-cell table:style-name="ce21"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table:style-name="ce23" table:number-columns-repeated="2"/>
          <table:table-cell table:style-name="ce21" office:value-type="string" calcext:value-type="string">
            <text:p>OUI</text:p>
          </table:table-cell>
          <table:table-cell table:style-name="ce23"/>
          <table:table-cell table:style-name="ce29" table:number-columns-repeated="3"/>
          <table:table-cell table:style-name="ce21" office:value-type="string" calcext:value-type="string">
            <text:p>bicycle, furniture, textiles, tableware, toy, baby, book, CD, DVD, tools, electrical equipment</text:p>
          </table:table-cell>
          <table:table-cell table:style-name="ce29"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text:s/></text:p>
          </table:table-cell>
          <table:table-cell table:formula="of:=CONCATENATE(UTILTRANSFORMEENMOTSCLES([.E14]);&quot;,&quot;;UTILTRANSFORMEENMOTSCLES([.Z14]))" office:value-type="string" office:string-value="" calcext:value-type="error">
            <text:p>#VALEUR !</text:p>
          </table:table-cell>
          <table:table-cell table:formula="of:=CONCATENATE(UTILTRANSFORMEENMOTSCLES([.E14]);&quot;,&quot;;UTILTRANSFORMEENMOTSCLES([.AJ14]))" office:value-type="string" office:string-value="" calcext:value-type="error">
            <text:p>#VALEUR !</text:p>
          </table:table-cell>
          <table:table-cell office:value-type="string" calcext:value-type="string">
            <text:p><text:s/></text:p>
          </table:table-cell>
          <table:table-cell table:style-name="ce38" table:formula="of:=JSONSTRUCTURESAJOUT([.B14];[.C14];[.E14];[.AA14];[.D14];[.F14];[.G14];[.L14];[.AB14];[.AK14];[.O14];[.P14];[.Q14];[.R14];[.T14];[.V14];[.U14];[.T14];[.W14];[.X14];[.H14];[.I14];[.Z14];[.AJ14];[.AM14];[.AN14])" office:value-type="string" office:string-value="" calcext:value-type="error">
            <text:p>#VALEUR !</text:p>
          </table:table-cell>
          <table:table-cell table:style-name="ce29" office:value-type="string" calcext:value-type="string">
            <text:p><text:s/></text:p>
          </table:table-cell>
          <table:table-cell table:number-columns-repeated="3"/>
          <table:table-cell table:style-name="ce29" table:number-columns-repeated="52"/>
          <table:table-cell table:number-columns-repeated="926"/>
        </table:table-row>
        <table:table-row table:style-name="ro35">
          <table:table-cell/>
          <table:table-cell table:style-name="ce21" office:value-type="string" calcext:value-type="string">
            <text:p>stco_reemploiajout9</text:p>
          </table:table-cell>
          <table:table-cell table:style-name="ce21" office:value-type="string" calcext:value-type="string">
            <text:p>Renseigné sur formulaire de mieuxtrieranantes.fr, le 22/07/2014</text:p>
          </table:table-cell>
          <table:table-cell table:style-name="ce21" office:value-type="string" calcext:value-type="string">
            <text:p>Association</text:p>
          </table:table-cell>
          <table:table-cell table:style-name="ce21" office:value-type="string" calcext:value-type="string">
            <text:p>Le comptoir du Solilab (Atelier du Retz Emploi et Ding Fring)</text:p>
          </table:table-cell>
          <table:table-cell table:style-name="ce23" table:number-columns-repeated="2"/>
          <table:table-cell table:style-name="ce21" office:value-type="string" calcext:value-type="string">
            <text:p><text:a xlink:href="" xlink:type="simple">www.atelierduretzemploi.org</text:a></text:p>
          </table:table-cell>
          <table:table-cell table:style-name="ce23"/>
          <table:table-cell table:style-name="ce21" office:value-type="string" calcext:value-type="string">
            <text:p><text:a xlink:href="" xlink:type="simple">https://drive.google.com/file/d/0B5dknMvA6hy8N0VERkJpUzIxaDg/edit?usp=sharing</text:a></text:p>
          </table:table-cell>
          <table:table-cell table:style-name="ce23" table:number-columns-repeated="4"/>
          <table:table-cell table:style-name="ce21" office:value-type="string" calcext:value-type="string">
            <text:p>8 rue Saint Domingue</text:p>
          </table:table-cell>
          <table:table-cell table:style-name="ce23"/>
          <table:table-cell table:style-name="ce21" office:value-type="float" office:value="44200" calcext:value-type="float">
            <text:p>44200</text:p>
          </table:table-cell>
          <table:table-cell table:style-name="ce21" office:value-type="string" calcext:value-type="string">
            <text:p>Nantes</text:p>
          </table:table-cell>
          <table:table-cell/>
          <table:table-cell table:style-name="ce21" office:value-type="string" calcext:value-type="string">
            <text:p>47.201027</text:p>
          </table:table-cell>
          <table:table-cell table:style-name="ce21" office:value-type="string" calcext:value-type="string">
            <text:p>-1.571628</text:p>
          </table:table-cell>
          <table:table-cell table:style-name="ce21" office:value-type="string" calcext:value-type="string">
            <text:p>Quartier Nantais : Ile De Nantes</text:p>
          </table:table-cell>
          <table:table-cell table:style-name="ce21" office:value-type="string" calcext:value-type="string">
            <text:p>Du Mardi au Samedi de 10 h à 18 h</text:p>
          </table:table-cell>
          <table:table-cell table:style-name="ce21" office:value-type="string" calcext:value-type="string">
            <text:p>0101-3112_ma+me+je+ve+sa_10h00-18h</text:p>
          </table:table-cell>
          <table:table-cell table:style-name="ce23"/>
          <table:table-cell table:style-name="ce21" office:value-type="string" calcext:value-type="string">
            <text:p>linge,textile,chaussure,vaisselle,outillage,jouet,livre,meuble</text:p>
          </table:table-cell>
          <table:table-cell table:style-name="ce21" office:value-type="string" calcext:value-type="string">
            <text:p>livres/bd/cd/dvd, jouet, vêtements, divers</text:p>
          </table:table-cell>
          <table:table-cell table:style-name="ce21"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table:style-name="ce23" table:number-columns-repeated="2"/>
          <table:table-cell table:style-name="ce21" office:value-type="string" calcext:value-type="string">
            <text:p>OUI</text:p>
          </table:table-cell>
          <table:table-cell table:style-name="ce23"/>
          <table:table-cell table:number-columns-repeated="3"/>
          <table:table-cell table:style-name="ce21" office:value-type="string" calcext:value-type="string">
            <text:p>linen, textiles, shoes, dishes, tools, toy, book, furniture</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text:s/></text:p>
          </table:table-cell>
          <table:table-cell table:formula="of:=CONCATENATE(UTILTRANSFORMEENMOTSCLES([.E15]);&quot;,&quot;;UTILTRANSFORMEENMOTSCLES([.Z15]))" office:value-type="string" office:string-value="" calcext:value-type="error">
            <text:p>#VALEUR !</text:p>
          </table:table-cell>
          <table:table-cell table:formula="of:=CONCATENATE(UTILTRANSFORMEENMOTSCLES([.E15]);&quot;,&quot;;UTILTRANSFORMEENMOTSCLES([.AJ15]))" office:value-type="string" office:string-value="" calcext:value-type="error">
            <text:p>#VALEUR !</text:p>
          </table:table-cell>
          <table:table-cell office:value-type="string" calcext:value-type="string">
            <text:p><text:s/></text:p>
          </table:table-cell>
          <table:table-cell table:style-name="ce38" table:formula="of:=JSONSTRUCTURESAJOUT([.B15];[.C15];[.E15];[.AA15];[.D15];[.F15];[.G15];[.L15];[.AB15];[.AK15];[.O15];[.P15];[.Q15];[.R15];[.T15];[.V15];[.U15];[.T15];[.W15];[.X15];[.H15];[.I15];[.Z15];[.AJ15];[.AM15];[.AN15])"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1">
          <table:table-cell/>
          <table:table-cell table:style-name="ce21" office:value-type="string" calcext:value-type="string">
            <text:p>stco_reemploiajout10</text:p>
          </table:table-cell>
          <table:table-cell table:style-name="ce21" office:value-type="string" calcext:value-type="string">
            <text:p>Renseigné sur formulaire de mieuxtrieranantes.fr, le 31/07/2014</text:p>
          </table:table-cell>
          <table:table-cell table:style-name="ce21" office:value-type="string" calcext:value-type="string">
            <text:p>Association</text:p>
          </table:table-cell>
          <table:table-cell table:style-name="ce21" office:value-type="string" calcext:value-type="string">
            <text:p>Nâga</text:p>
          </table:table-cell>
          <table:table-cell table:style-name="ce21" office:value-type="string" calcext:value-type="string">
            <text:p>contact@naga44.org</text:p>
          </table:table-cell>
          <table:table-cell table:style-name="ce21" office:value-type="string" calcext:value-type="string">
            <text:p>02 85 52 31 22</text:p>
          </table:table-cell>
          <table:table-cell table:style-name="ce21" office:value-type="string" calcext:value-type="string">
            <text:p><text:a xlink:href="" xlink:type="simple">www.naga44.org</text:a></text:p>
          </table:table-cell>
          <table:table-cell table:style-name="ce23"/>
          <table:table-cell table:style-name="ce21" office:value-type="string" calcext:value-type="string">
            <text:p><text:a xlink:href="" xlink:type="simple">https://drive.google.com/file/d/0B5dknMvA6hy8TWhHVk0zRnY3Ync/edit?usp=sharing</text:a></text:p>
          </table:table-cell>
          <table:table-cell table:style-name="ce23" table:number-columns-repeated="2"/>
          <table:table-cell table:style-name="ce21" office:value-type="string" calcext:value-type="string">
            <text:p><text:a xlink:href="" xlink:type="simple">http://www.naga44.org/local/cache-vignettes/L100xH100/siteon0-92722.png</text:a></text:p>
          </table:table-cell>
          <table:table-cell table:style-name="ce23"/>
          <table:table-cell table:style-name="ce21" office:value-type="string" calcext:value-type="string">
            <text:p>17 chemin fontaine Launay</text:p>
          </table:table-cell>
          <table:table-cell table:style-name="ce23"/>
          <table:table-cell table:style-name="ce21" office:value-type="float" office:value="44400" calcext:value-type="float">
            <text:p>44400</text:p>
          </table:table-cell>
          <table:table-cell table:style-name="ce21" office:value-type="string" calcext:value-type="string">
            <text:p>Rezé</text:p>
          </table:table-cell>
          <table:table-cell/>
          <table:table-cell table:style-name="ce21" office:value-type="string" calcext:value-type="string">
            <text:p>47.187252</text:p>
          </table:table-cell>
          <table:table-cell table:style-name="ce21" office:value-type="string" calcext:value-type="string">
            <text:p>-1.5476762</text:p>
          </table:table-cell>
          <table:table-cell table:style-name="ce21" office:value-type="string" calcext:value-type="string">
            <text:p>Hors Nantes : au sud de la Loire</text:p>
          </table:table-cell>
          <table:table-cell table:style-name="ce21" office:value-type="string" calcext:value-type="string">
            <text:p>Du mardi au samedi, de 10h à 12h et de 13h à 18h</text:p>
          </table:table-cell>
          <table:table-cell table:style-name="ce21" office:value-type="string" calcext:value-type="string">
            <text:p>0101-3112_ma+me+je+ve+sa_10h00-12h00+13h00-18h00</text:p>
          </table:table-cell>
          <table:table-cell table:style-name="ce23"/>
          <table:table-cell table:style-name="ce21" office:value-type="string" calcext:value-type="string">
            <text:p>ordinateur</text:p>
          </table:table-cell>
          <table:table-cell table:style-name="ce21" office:value-type="string" calcext:value-type="string">
            <text:p>informatique</text:p>
          </table:table-cell>
          <table:table-cell table:style-name="ce21" office:value-type="string" calcext:value-type="string">
            <text:p>Récupération, reconditionnement et don d'ordinateurs sur Nantes Métropole</text:p>
          </table:table-cell>
          <table:table-cell table:style-name="ce23" table:number-columns-repeated="4"/>
          <table:table-cell table:number-columns-repeated="3"/>
          <table:table-cell table:style-name="ce21" office:value-type="string" calcext:value-type="string">
            <text:p>computer</text:p>
          </table:table-cell>
          <table:table-cell office:value-type="string" calcext:value-type="string">
            <text:p>Recovery, reconditioning and donate computers to Nantes Métropole</text:p>
          </table:table-cell>
          <table:table-cell office:value-type="string" calcext:value-type="string">
            <text:p><text:s/></text:p>
          </table:table-cell>
          <table:table-cell table:formula="of:=CONCATENATE(UTILTRANSFORMEENMOTSCLES([.E16]);&quot;,&quot;;UTILTRANSFORMEENMOTSCLES([.Z16]))" office:value-type="string" office:string-value="" calcext:value-type="error">
            <text:p>#VALEUR !</text:p>
          </table:table-cell>
          <table:table-cell table:formula="of:=CONCATENATE(UTILTRANSFORMEENMOTSCLES([.E16]);&quot;,&quot;;UTILTRANSFORMEENMOTSCLES([.AJ16]))" office:value-type="string" office:string-value="" calcext:value-type="error">
            <text:p>#VALEUR !</text:p>
          </table:table-cell>
          <table:table-cell office:value-type="string" calcext:value-type="string">
            <text:p><text:s/></text:p>
          </table:table-cell>
          <table:table-cell table:style-name="ce38" table:formula="of:=JSONSTRUCTURESAJOUT([.B16];[.C16];[.E16];[.AA16];[.D16];[.F16];[.G16];[.L16];[.AB16];[.AK16];[.O16];[.P16];[.Q16];[.R16];[.T16];[.V16];[.U16];[.T16];[.W16];[.X16];[.H16];[.I16];[.Z16];[.AJ16];[.AM16];[.AN16])"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1">
          <table:table-cell/>
          <table:table-cell table:style-name="ce21" office:value-type="string" calcext:value-type="string">
            <text:p>stco_reemploiajout11</text:p>
          </table:table-cell>
          <table:table-cell table:style-name="ce21" office:value-type="string" calcext:value-type="string">
            <text:p>Renseigné sur formulaire de mieuxtrieranantes.fr, le 01/09/2014</text:p>
          </table:table-cell>
          <table:table-cell table:style-name="ce21" office:value-type="string" calcext:value-type="string">
            <text:p>Entreprise</text:p>
          </table:table-cell>
          <table:table-cell table:style-name="ce21" office:value-type="string" calcext:value-type="string">
            <text:p>La Pomme et La Lionne</text:p>
          </table:table-cell>
          <table:table-cell table:style-name="ce21" office:value-type="string" calcext:value-type="string">
            <text:p>lapommelalionne@gmail.com</text:p>
          </table:table-cell>
          <table:table-cell table:style-name="ce21" office:value-type="string" calcext:value-type="string">
            <text:p>06.33.63.35.52</text:p>
          </table:table-cell>
          <table:table-cell table:style-name="ce23"/>
          <table:table-cell table:style-name="ce21" office:value-type="string" calcext:value-type="string">
            <text:p><text:a xlink:href="https://www.facebook.com/La-Pomme-Et-La-Lionne-1259997944027058/?fref=ts" xlink:type="simple">https://www.facebook.com/La-Pomme-Et-La-Lionne-1259997944027058/?fref=ts</text:a></text:p>
          </table:table-cell>
          <table:table-cell table:style-name="ce23" table:number-columns-repeated="5"/>
          <table:table-cell table:style-name="ce23" office:value-type="string" calcext:value-type="string">
            <text:p>18 r Gauloise</text:p>
          </table:table-cell>
          <table:table-cell table:style-name="ce23"/>
          <table:table-cell table:style-name="ce23" office:value-type="float" office:value="44600" calcext:value-type="float">
            <text:p>44600</text:p>
          </table:table-cell>
          <table:table-cell table:style-name="ce21" office:value-type="string" calcext:value-type="string">
            <text:p><text:a xlink:href="http://www.pagesjaunes.fr/pros/54948834#" xlink:type="simple">SAINT NAZAIRE </text:a> </text:p>
          </table:table-cell>
          <table:table-cell/>
          <table:table-cell table:style-name="ce23" office:value-type="string" calcext:value-type="string">
            <text:p>47.279850</text:p>
          </table:table-cell>
          <table:table-cell table:style-name="ce23" office:value-type="string" calcext:value-type="string">
            <text:p>-2.207535</text:p>
          </table:table-cell>
          <table:table-cell table:style-name="ce21" office:value-type="string" calcext:value-type="string">
            <text:p>Hors Nantes : au nord de la Loire</text:p>
          </table:table-cell>
          <table:table-cell table:style-name="ce21" office:value-type="string" calcext:value-type="string">
            <text:p>10h-12h/14h-19h</text:p>
          </table:table-cell>
          <table:table-cell table:style-name="ce23" table:number-columns-repeated="2"/>
          <table:table-cell table:style-name="ce21" office:value-type="string" calcext:value-type="string">
            <text:p>vêtement, pull, pantalon, veste</text:p>
          </table:table-cell>
          <table:table-cell table:style-name="ce21" office:value-type="string" calcext:value-type="string">
            <text:p>vêtements</text:p>
          </table:table-cell>
          <table:table-cell table:style-name="ce21" office:value-type="string" calcext:value-type="string">
            <text:p>début mars 2015, un espace sera disponible pour mon atelier boutique à ST Nazaire, près du marché</text:p>
          </table:table-cell>
          <table:table-cell table:style-name="ce23" table:number-columns-repeated="2"/>
          <table:table-cell table:style-name="ce21" office:value-type="string" calcext:value-type="string">
            <text:p>OUI</text:p>
          </table:table-cell>
          <table:table-cell table:style-name="ce23"/>
          <table:table-cell table:number-columns-repeated="3"/>
          <table:table-cell table:style-name="ce21" office:value-type="string" calcext:value-type="string">
            <text:p>garment, sweater, pants, jacket</text:p>
          </table:table-cell>
          <table:table-cell office:value-type="string" calcext:value-type="string">
            <text:p>beginning in March 2015, a space will be available to my shop workshop ST Nazaire, near the market</text:p>
          </table:table-cell>
          <table:table-cell office:value-type="string" calcext:value-type="string">
            <text:p><text:s/></text:p>
          </table:table-cell>
          <table:table-cell table:formula="of:=CONCATENATE(UTILTRANSFORMEENMOTSCLES([.E17]);&quot;,&quot;;UTILTRANSFORMEENMOTSCLES([.Z17]))" office:value-type="string" office:string-value="" calcext:value-type="error">
            <text:p>#VALEUR !</text:p>
          </table:table-cell>
          <table:table-cell table:formula="of:=CONCATENATE(UTILTRANSFORMEENMOTSCLES([.E17]);&quot;,&quot;;UTILTRANSFORMEENMOTSCLES([.AJ17]))" office:value-type="string" office:string-value="" calcext:value-type="error">
            <text:p>#VALEUR !</text:p>
          </table:table-cell>
          <table:table-cell office:value-type="string" calcext:value-type="string">
            <text:p><text:s/></text:p>
          </table:table-cell>
          <table:table-cell table:style-name="ce38" table:formula="of:=JSONSTRUCTURESAJOUT([.B17];[.C17];[.E17];[.AA17];[.D17];[.F17];[.G17];[.L17];[.AB17];[.AK17];[.O17];[.P17];[.Q17];[.R17];[.T17];[.V17];[.U17];[.T17];[.W17];[.X17];[.H17];[.I17];[.Z17];[.AJ17];[.AM17];[.AN17])"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1">
          <table:table-cell/>
          <table:table-cell table:style-name="ce21" office:value-type="string" calcext:value-type="string">
            <text:p>stco_reemploiajout12</text:p>
          </table:table-cell>
          <table:table-cell table:style-name="ce21" office:value-type="string" calcext:value-type="string">
            <text:p>Renseigné sur formulaire de mieuxtrieranantes.fr, le 14/01/2015</text:p>
          </table:table-cell>
          <table:table-cell table:style-name="ce21" office:value-type="string" calcext:value-type="string">
            <text:p>Entreprise</text:p>
          </table:table-cell>
          <table:table-cell table:style-name="ce21" office:value-type="string" calcext:value-type="string">
            <text:p>Tech Recyclage</text:p>
          </table:table-cell>
          <table:table-cell table:style-name="ce21" office:value-type="string" calcext:value-type="string">
            <text:p>contact@tech-recyclage.com</text:p>
          </table:table-cell>
          <table:table-cell table:style-name="ce21" office:value-type="string" calcext:value-type="string">
            <text:p>06 66 97 99 68</text:p>
          </table:table-cell>
          <table:table-cell table:style-name="ce23"/>
          <table:table-cell table:style-name="ce21" office:value-type="string" calcext:value-type="string">
            <text:p><text:a xlink:href="" xlink:type="simple">https://www.facebook.com/techrecyclage</text:a></text:p>
          </table:table-cell>
          <table:table-cell table:style-name="ce23" table:number-columns-repeated="4"/>
          <table:table-cell table:style-name="ce21" office:value-type="string" calcext:value-type="string">
            <text:p>logo_techrecyclage.png</text:p>
          </table:table-cell>
          <table:table-cell table:style-name="ce21" office:value-type="string" calcext:value-type="string">
            <text:p>22 rue de Verdun</text:p>
          </table:table-cell>
          <table:table-cell table:style-name="ce21" office:value-type="string" calcext:value-type="string">
            <text:p>Magasin Nelumbo</text:p>
          </table:table-cell>
          <table:table-cell table:style-name="ce21" office:value-type="float" office:value="44000" calcext:value-type="float">
            <text:p>44000</text:p>
          </table:table-cell>
          <table:table-cell table:style-name="ce21" office:value-type="string" calcext:value-type="string">
            <text:p>Nantes</text:p>
          </table:table-cell>
          <table:table-cell/>
          <table:table-cell table:style-name="ce21" office:value-type="string" calcext:value-type="string">
            <text:p>47.216793</text:p>
          </table:table-cell>
          <table:table-cell table:style-name="ce21" office:value-type="string" calcext:value-type="string">
            <text:p>-1.552638</text:p>
          </table:table-cell>
          <table:table-cell table:style-name="ce21" office:value-type="string" calcext:value-type="string">
            <text:p>Quartier Nantais : Centre Ville</text:p>
          </table:table-cell>
          <table:table-cell table:style-name="ce23"/>
          <table:table-cell table:style-name="ce21" office:value-type="string" calcext:value-type="string">
            <text:p>0101-3112_lu_13h00-19h00,0101-3112_ma+me+je+ve+sa_10h30-19h00 </text:p>
          </table:table-cell>
          <table:table-cell table:style-name="ce23"/>
          <table:table-cell table:style-name="ce21" office:value-type="string" calcext:value-type="string">
            <text:p>ordinateurs,imprimantes,smartphones,tablettes</text:p>
          </table:table-cell>
          <table:table-cell table:style-name="ce23"/>
          <table:table-cell table:style-name="ce21"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23" table:number-columns-repeated="2"/>
          <table:table-cell table:style-name="ce21" office:value-type="string" calcext:value-type="string">
            <text:p>OUI</text:p>
          </table:table-cell>
          <table:table-cell table:style-name="ce23"/>
          <table:table-cell table:number-columns-repeated="3"/>
          <table:table-cell table:style-name="ce21" office:value-type="string" calcext:value-type="string">
            <text:p>computers, imrpmantes, smartphones, tablets</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text:s/></text:p>
          </table:table-cell>
          <table:table-cell table:formula="of:=CONCATENATE(UTILTRANSFORMEENMOTSCLES([.E18]);&quot;,&quot;;UTILTRANSFORMEENMOTSCLES([.Z18]))" office:value-type="string" office:string-value="" calcext:value-type="error">
            <text:p>#VALEUR !</text:p>
          </table:table-cell>
          <table:table-cell table:formula="of:=CONCATENATE(UTILTRANSFORMEENMOTSCLES([.E18]);&quot;,&quot;;UTILTRANSFORMEENMOTSCLES([.AJ18]))" office:value-type="string" office:string-value="" calcext:value-type="error">
            <text:p>#VALEUR !</text:p>
          </table:table-cell>
          <table:table-cell office:value-type="string" calcext:value-type="string">
            <text:p><text:s/></text:p>
          </table:table-cell>
          <table:table-cell table:style-name="ce38" table:formula="of:=JSONSTRUCTURESAJOUT([.B18];[.C18];[.E18];[.AA18];[.D18];[.F18];[.G18];[.L18];[.AB18];[.AK18];[.O18];[.P18];[.Q18];[.R18];[.T18];[.V18];[.U18];[.T18];[.W18];[.X18];[.H18];[.I18];[.Z18];[.AJ18];[.AM18];[.AN18])"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2">
          <table:table-cell/>
          <table:table-cell table:style-name="ce21" office:value-type="string" calcext:value-type="string">
            <text:p>stco_reemploiajout13</text:p>
          </table:table-cell>
          <table:table-cell table:style-name="ce21" office:value-type="string" calcext:value-type="string">
            <text:p>MieuxTrierANantes 09/2014</text:p>
          </table:table-cell>
          <table:table-cell table:style-name="ce21" office:value-type="string" calcext:value-type="string">
            <text:p>Entreprise</text:p>
          </table:table-cell>
          <table:table-cell table:style-name="ce21" office:value-type="string" calcext:value-type="string">
            <text:p>Ça Tourn'au Troc (Couëron)</text:p>
          </table:table-cell>
          <table:table-cell table:style-name="ce21" office:value-type="string" calcext:value-type="string">
            <text:p>catourneautroc@free.fr</text:p>
          </table:table-cell>
          <table:table-cell table:style-name="ce21" office:value-type="string" calcext:value-type="string">
            <text:p>09 51 49 22 88</text:p>
          </table:table-cell>
          <table:table-cell table:style-name="ce23" table:number-columns-repeated="7"/>
          <table:table-cell table:style-name="ce21" office:value-type="string" calcext:value-type="string">
            <text:p>1 rue de la Marne </text:p>
          </table:table-cell>
          <table:table-cell table:style-name="ce23"/>
          <table:table-cell table:style-name="ce21" office:value-type="float" office:value="44220" calcext:value-type="float">
            <text:p>44220</text:p>
          </table:table-cell>
          <table:table-cell table:style-name="ce21" office:value-type="string" calcext:value-type="string">
            <text:p>Couëron</text:p>
          </table:table-cell>
          <table:table-cell table:style-name="ce23"/>
          <table:table-cell table:style-name="ce21" office:value-type="string" calcext:value-type="string">
            <text:p>47.209943</text:p>
          </table:table-cell>
          <table:table-cell table:style-name="ce21" office:value-type="string" calcext:value-type="string">
            <text:p>-1.730260 </text:p>
          </table:table-cell>
          <table:table-cell table:style-name="ce21" office:value-type="string" calcext:value-type="string">
            <text:p>Hors Nantes : au sud de la Loire</text:p>
          </table:table-cell>
          <table:table-cell table:style-name="ce21" office:value-type="string" calcext:value-type="string">
            <text:p>Mardi au Vendredi 09h00 à 12h15 - 15h00 à 18h30, Samedi : 10h00 à 12h00 </text:p>
          </table:table-cell>
          <table:table-cell table:style-name="ce21" office:value-type="string" calcext:value-type="string">
            <text:p>0101-3112_ma+me+je+ve_09h00-12h15,0101-3112_sa_10h00-12h00</text:p>
          </table:table-cell>
          <table:table-cell table:style-name="ce23"/>
          <table:table-cell table:style-name="ce21" office:value-type="string" calcext:value-type="string">
            <text:p>vêtement, pull, pantalon, veste</text:p>
          </table:table-cell>
          <table:table-cell table:style-name="ce21" office:value-type="string" calcext:value-type="string">
            <text:p>vêtements</text:p>
          </table:table-cell>
          <table:table-cell table:style-name="ce21" office:value-type="string" calcext:value-type="string">
            <text:p>Dépôt-vente vêtements et accessoires. Femme et enfant. Reprise uniquement sur rendez-vous, n'hésitez pas à téléphoner. </text:p>
          </table:table-cell>
          <table:table-cell table:style-name="ce23" table:number-columns-repeated="4"/>
          <table:table-cell table:number-columns-repeated="3"/>
          <table:table-cell table:style-name="ce21" office:value-type="string" calcext:value-type="string">
            <text:p>garment, sweater, pants, jacket</text:p>
          </table:table-cell>
          <table:table-cell office:value-type="string" calcext:value-type="string">
            <text:p>Consignment clothing and accessories. Woman and child. Resume by appointment only, please call.</text:p>
          </table:table-cell>
          <table:table-cell office:value-type="string" calcext:value-type="string">
            <text:p><text:s/></text:p>
          </table:table-cell>
          <table:table-cell table:formula="of:=CONCATENATE(UTILTRANSFORMEENMOTSCLES([.E19]);&quot;,&quot;;UTILTRANSFORMEENMOTSCLES([.Z19]))" office:value-type="string" office:string-value="" calcext:value-type="error">
            <text:p>#VALEUR !</text:p>
          </table:table-cell>
          <table:table-cell table:formula="of:=CONCATENATE(UTILTRANSFORMEENMOTSCLES([.E19]);&quot;,&quot;;UTILTRANSFORMEENMOTSCLES([.AJ19]))" office:value-type="string" office:string-value="" calcext:value-type="error">
            <text:p>#VALEUR !</text:p>
          </table:table-cell>
          <table:table-cell office:value-type="string" calcext:value-type="string">
            <text:p><text:s/></text:p>
          </table:table-cell>
          <table:table-cell table:style-name="ce38" table:formula="of:=JSONSTRUCTURESAJOUT([.B19];[.C19];[.E19];[.AA19];[.D19];[.F19];[.G19];[.L19];[.AB19];[.AK19];[.O19];[.P19];[.Q19];[.R19];[.T19];[.V19];[.U19];[.T19];[.W19];[.X19];[.H19];[.I19];[.Z19];[.AJ19];[.AM19];[.AN19])"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ajout14</text:p>
          </table:table-cell>
          <table:table-cell table:style-name="ce21" office:value-type="string" calcext:value-type="string">
            <text:p>MieuxTrierANantes 12/2014</text:p>
          </table:table-cell>
          <table:table-cell table:style-name="ce21" office:value-type="string" calcext:value-type="string">
            <text:p>Association</text:p>
          </table:table-cell>
          <table:table-cell table:style-name="ce21" office:value-type="string" calcext:value-type="string">
            <text:p>ATAO (Nantes)</text:p>
          </table:table-cell>
          <table:table-cell table:style-name="ce21" office:value-type="string" calcext:value-type="string">
            <text:p>contact@atao-insertion.fr</text:p>
          </table:table-cell>
          <table:table-cell table:style-name="ce21" office:value-type="string" calcext:value-type="string">
            <text:p>02 40 59 93 68</text:p>
          </table:table-cell>
          <table:table-cell table:style-name="ce21" office:value-type="string" calcext:value-type="string">
            <text:p><text:a xlink:href="" xlink:type="simple">http://atao-insertion.fr/</text:a></text:p>
          </table:table-cell>
          <table:table-cell table:style-name="ce23" table:number-columns-repeated="3"/>
          <table:table-cell table:style-name="ce21" office:value-type="string" calcext:value-type="string">
            <text:p>02 51 77 19 78</text:p>
          </table:table-cell>
          <table:table-cell table:style-name="ce23" table:number-columns-repeated="2"/>
          <table:table-cell table:style-name="ce21" office:value-type="string" calcext:value-type="string">
            <text:p>7 bis, rue Jacques Cartier</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style-name="ce23"/>
          <table:table-cell table:style-name="ce21" office:value-type="string" calcext:value-type="string">
            <text:p>47.258869</text:p>
          </table:table-cell>
          <table:table-cell table:style-name="ce21" office:value-type="string" calcext:value-type="string">
            <text:p>-1.573717</text:p>
          </table:table-cell>
          <table:table-cell table:style-name="ce23" table:number-columns-repeated="4"/>
          <table:table-cell table:style-name="ce21" office:value-type="string" calcext:value-type="string">
            <text:p>vélo,cyclomoteur</text:p>
          </table:table-cell>
          <table:table-cell table:style-name="ce21" office:value-type="string" calcext:value-type="string">
            <text:p>vélo</text:p>
          </table:table-cell>
          <table:table-cell table:style-name="ce21"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23" table:number-columns-repeated="4"/>
          <table:table-cell table:number-columns-repeated="3"/>
          <table:table-cell table:style-name="ce21"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0]);&quot;,&quot;;UTILTRANSFORMEENMOTSCLES([.Z20]))" office:value-type="string" office:string-value="" calcext:value-type="error">
            <text:p>#VALEUR !</text:p>
          </table:table-cell>
          <table:table-cell table:formula="of:=CONCATENATE(UTILTRANSFORMEENMOTSCLES([.E20]);&quot;,&quot;;UTILTRANSFORMEENMOTSCLES([.AJ20]))" office:value-type="string" office:string-value="" calcext:value-type="error">
            <text:p>#VALEUR !</text:p>
          </table:table-cell>
          <table:table-cell office:value-type="string" calcext:value-type="string">
            <text:p><text:s/></text:p>
          </table:table-cell>
          <table:table-cell table:style-name="ce38" table:formula="of:=JSONSTRUCTURESAJOUT([.B20];[.C20];[.E20];[.AA20];[.D20];[.F20];[.G20];[.L20];[.AB20];[.AK20];[.O20];[.P20];[.Q20];[.R20];[.T20];[.V20];[.U20];[.T20];[.W20];[.X20];[.H20];[.I20];[.Z20];[.AJ20];[.AM20];[.AN20])"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ajout15</text:p>
          </table:table-cell>
          <table:table-cell table:style-name="ce21" office:value-type="string" calcext:value-type="string">
            <text:p>MieuxTrierANantes 12/2014</text:p>
          </table:table-cell>
          <table:table-cell table:style-name="ce21" office:value-type="string" calcext:value-type="string">
            <text:p>Association</text:p>
          </table:table-cell>
          <table:table-cell table:style-name="ce21" office:value-type="string" calcext:value-type="string">
            <text:p>ATAO (Saint-Herblain)</text:p>
          </table:table-cell>
          <table:table-cell table:style-name="ce21" office:value-type="string" calcext:value-type="string">
            <text:p>contact@atao-insertion.fr</text:p>
          </table:table-cell>
          <table:table-cell table:style-name="ce21" office:value-type="string" calcext:value-type="string">
            <text:p>02 40 92 28 91</text:p>
          </table:table-cell>
          <table:table-cell table:style-name="ce21" office:value-type="string" calcext:value-type="string">
            <text:p><text:a xlink:href="" xlink:type="simple">http://atao-insertion.fr/</text:a></text:p>
          </table:table-cell>
          <table:table-cell table:style-name="ce23" table:number-columns-repeated="6"/>
          <table:table-cell table:style-name="ce21" office:value-type="string" calcext:value-type="string">
            <text:p>4 rue des compagnons</text:p>
          </table:table-cell>
          <table:table-cell table:style-name="ce23"/>
          <table:table-cell table:style-name="ce21" office:value-type="float" office:value="44800" calcext:value-type="float">
            <text:p>44800</text:p>
          </table:table-cell>
          <table:table-cell table:style-name="ce21" office:value-type="string" calcext:value-type="string">
            <text:p>SAINT-HERBLAIN</text:p>
          </table:table-cell>
          <table:table-cell table:style-name="ce23"/>
          <table:table-cell table:style-name="ce21" office:value-type="string" calcext:value-type="string">
            <text:p>47.223984</text:p>
          </table:table-cell>
          <table:table-cell table:style-name="ce21" office:value-type="string" calcext:value-type="string">
            <text:p>-1.641127</text:p>
          </table:table-cell>
          <table:table-cell table:style-name="ce21" office:value-type="string" calcext:value-type="string">
            <text:p>Hors Nantes : au nord de la Loire</text:p>
          </table:table-cell>
          <table:table-cell table:style-name="ce23" table:number-columns-repeated="3"/>
          <table:table-cell table:style-name="ce21" office:value-type="string" calcext:value-type="string">
            <text:p>vélo,cyclomoteur</text:p>
          </table:table-cell>
          <table:table-cell table:style-name="ce21" office:value-type="string" calcext:value-type="string">
            <text:p>vélo</text:p>
          </table:table-cell>
          <table:table-cell table:style-name="ce21"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23" table:number-columns-repeated="4"/>
          <table:table-cell table:number-columns-repeated="3"/>
          <table:table-cell table:style-name="ce21"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1]);&quot;,&quot;;UTILTRANSFORMEENMOTSCLES([.Z21]))" office:value-type="string" office:string-value="" calcext:value-type="error">
            <text:p>#VALEUR !</text:p>
          </table:table-cell>
          <table:table-cell table:formula="of:=CONCATENATE(UTILTRANSFORMEENMOTSCLES([.E21]);&quot;,&quot;;UTILTRANSFORMEENMOTSCLES([.AJ21]))" office:value-type="string" office:string-value="" calcext:value-type="error">
            <text:p>#VALEUR !</text:p>
          </table:table-cell>
          <table:table-cell office:value-type="string" calcext:value-type="string">
            <text:p><text:s/></text:p>
          </table:table-cell>
          <table:table-cell table:style-name="ce38" table:formula="of:=JSONSTRUCTURESAJOUT([.B21];[.C21];[.E21];[.AA21];[.D21];[.F21];[.G21];[.L21];[.AB21];[.AK21];[.O21];[.P21];[.Q21];[.R21];[.T21];[.V21];[.U21];[.T21];[.W21];[.X21];[.H21];[.I21];[.Z21];[.AJ21];[.AM21];[.AN21])"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6">
          <table:table-cell/>
          <table:table-cell table:style-name="ce21" office:value-type="string" calcext:value-type="string">
            <text:p>stco_reemploiajout16</text:p>
          </table:table-cell>
          <table:table-cell table:style-name="ce21" office:value-type="string" calcext:value-type="string">
            <text:p>MieuxTrierANantes 01/2015</text:p>
          </table:table-cell>
          <table:table-cell table:style-name="ce21" office:value-type="string" calcext:value-type="string">
            <text:p>Association</text:p>
          </table:table-cell>
          <table:table-cell table:style-name="ce21" office:value-type="string" calcext:value-type="string">
            <text:p>À prendre ou à laisser (Nantes)</text:p>
          </table:table-cell>
          <table:table-cell table:style-name="ce21" office:value-type="string" calcext:value-type="string">
            <text:p>asso-a-prendre-ou-a-laisser@hotmail.fr</text:p>
          </table:table-cell>
          <table:table-cell table:style-name="ce21" office:value-type="string" calcext:value-type="string">
            <text:p>02 28 22 30 00</text:p>
          </table:table-cell>
          <table:table-cell table:style-name="ce23" table:number-columns-repeated="7"/>
          <table:table-cell table:style-name="ce21" office:value-type="string" calcext:value-type="string">
            <text:p>60, rue de la Bottière (côté jardin)</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style-name="ce23"/>
          <table:table-cell table:style-name="ce21" office:value-type="string" calcext:value-type="string">
            <text:p>47.238984</text:p>
          </table:table-cell>
          <table:table-cell table:style-name="ce21" office:value-type="string" calcext:value-type="string">
            <text:p>-1.519824</text:p>
          </table:table-cell>
          <table:table-cell table:style-name="ce23"/>
          <table:table-cell table:style-name="ce21" office:value-type="string" calcext:value-type="string">
            <text:p>lundi, mercredi et vendredi de 9 h à 12 h et de 14 h à 16 h 30, le jeudi de 9 h à 12 h</text:p>
          </table:table-cell>
          <table:table-cell table:style-name="ce21" office:value-type="string" calcext:value-type="string">
            <text:p>0101-3112_lu+me+ve_09h00-12h00+14h00-16h30,0101-3112_je_09h00-12h00</text:p>
          </table:table-cell>
          <table:table-cell table:style-name="ce23"/>
          <table:table-cell table:style-name="ce21" office:value-type="string" calcext:value-type="string">
            <text:p>vêtement,bibelot,vélo</text:p>
          </table:table-cell>
          <table:table-cell table:style-name="ce21" office:value-type="string" calcext:value-type="string">
            <text:p>vêtements, divers, vélo</text:p>
          </table:table-cell>
          <table:table-cell table:style-name="ce21" office:value-type="string" calcext:value-type="string">
            <text:p>Cette association récupère les dons de vêtements qui sont ensuite redistribués gratuitement à des familles en grand besoin, qui s'inscrivent à l'année. &lt;br/&gt;Des objets et bibelots sont aussi déposés (contrairement aux vêtements, ils sont revendus à petits prix).&lt;br/&gt;Il y a également possibilité de réparer des vélos.</text:p>
          </table:table-cell>
          <table:table-cell table:style-name="ce23" table:number-columns-repeated="4"/>
          <table:table-cell table:number-columns-repeated="3"/>
          <table:table-cell table:style-name="ce21" office:value-type="string" calcext:value-type="string">
            <text:p>clothing, trinket, bike</text:p>
          </table:table-cell>
          <table:table-cell office:value-type="string" calcext:value-type="string">
            <text:p>This association collects donations of clothes that are then distributed free to families in great need who enter the year. &lt;br/&gt; objects and trinkets are also deposited (unlike clothes, they are sold at low prices). &lt;br/&gt; There is also possibility of repairing bicycles.</text:p>
          </table:table-cell>
          <table:table-cell office:value-type="string" calcext:value-type="string">
            <text:p><text:s/></text:p>
          </table:table-cell>
          <table:table-cell table:formula="of:=CONCATENATE(UTILTRANSFORMEENMOTSCLES([.E22]);&quot;,&quot;;UTILTRANSFORMEENMOTSCLES([.Z22]))" office:value-type="string" office:string-value="" calcext:value-type="error">
            <text:p>#VALEUR !</text:p>
          </table:table-cell>
          <table:table-cell table:formula="of:=CONCATENATE(UTILTRANSFORMEENMOTSCLES([.E22]);&quot;,&quot;;UTILTRANSFORMEENMOTSCLES([.AJ22]))" office:value-type="string" office:string-value="" calcext:value-type="error">
            <text:p>#VALEUR !</text:p>
          </table:table-cell>
          <table:table-cell office:value-type="string" calcext:value-type="string">
            <text:p><text:s/></text:p>
          </table:table-cell>
          <table:table-cell table:style-name="ce38" table:formula="of:=JSONSTRUCTURESAJOUT([.B22];[.C22];[.E22];[.AA22];[.D22];[.F22];[.G22];[.L22];[.AB22];[.AK22];[.O22];[.P22];[.Q22];[.R22];[.T22];[.V22];[.U22];[.T22];[.W22];[.X22];[.H22];[.I22];[.Z22];[.AJ22];[.AM22];[.AN22])"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ajoutboiteutile1</text:p>
          </table:table-cell>
          <table:table-cell table:style-name="ce21" office:value-type="string" calcext:value-type="string">
            <text:p>MieuxTrierANantes 01/2015</text:p>
          </table:table-cell>
          <table:table-cell table:style-name="ce21" office:value-type="string" calcext:value-type="string">
            <text:p>Association</text:p>
          </table:table-cell>
          <table:table-cell table:style-name="ce21" office:value-type="string" calcext:value-type="string">
            <text:p>La Boîte Utile (Vincent Gache, Nantes)</text:p>
          </table:table-cell>
          <table:table-cell table:style-name="ce21" office:value-type="string" calcext:value-type="string">
            <text:p>lesboitesutiles@gmail.com</text:p>
          </table:table-cell>
          <table:table-cell table:style-name="ce23"/>
          <table:table-cell table:style-name="ce21" office:value-type="string" calcext:value-type="string">
            <text:p><text:a xlink:href="" xlink:type="simple">http://lesboitesutiles.tumblr.com/</text:a></text:p>
          </table:table-cell>
          <table:table-cell table:style-name="ce23" table:number-columns-repeated="6"/>
          <table:table-cell table:style-name="ce21" office:value-type="string" calcext:value-type="string">
            <text:p>rue de Nizan</text:p>
          </table:table-cell>
          <table:table-cell table:style-name="ce23"/>
          <table:table-cell table:style-name="ce21" office:value-type="float" office:value="44200" calcext:value-type="float">
            <text:p>44200</text:p>
          </table:table-cell>
          <table:table-cell table:style-name="ce21" office:value-type="string" calcext:value-type="string">
            <text:p>NANTES</text:p>
          </table:table-cell>
          <table:table-cell table:style-name="ce23"/>
          <table:table-cell table:style-name="ce21" office:value-type="string" calcext:value-type="string">
            <text:p>47.205534</text:p>
          </table:table-cell>
          <table:table-cell table:style-name="ce21" office:value-type="string" calcext:value-type="string">
            <text:p>-1.550461</text:p>
          </table:table-cell>
          <table:table-cell table:style-name="ce21" office:value-type="string" calcext:value-type="string">
            <text:p>Quartier Nantais : Ile De Nantes</text:p>
          </table:table-cell>
          <table:table-cell table:style-name="ce21" office:value-type="string" calcext:value-type="string">
            <text:p>Ouvert tout le temps</text:p>
          </table:table-cell>
          <table:table-cell table:style-name="ce21" office:value-type="string" calcext:value-type="string">
            <text:p>0101-312_lu-ma-me-je-ve-sa-di_00h00-23h59</text:p>
          </table:table-cell>
          <table:table-cell table:style-name="ce23"/>
          <table:table-cell table:style-name="ce21" office:value-type="string" calcext:value-type="string">
            <text:p>vêtement, pull, pantalon, veste, jeu,divers</text:p>
          </table:table-cell>
          <table:table-cell table:style-name="ce21" office:value-type="string" calcext:value-type="string">
            <text:p>divers</text:p>
          </table:table-cell>
          <table:table-cell table:style-name="ce21"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23" table:number-columns-repeated="4"/>
          <table:table-cell table:number-columns-repeated="3"/>
          <table:table-cell table:style-name="ce23"/>
          <table:table-cell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office:value-type="string" calcext:value-type="string">
            <text:p><text:s/></text:p>
          </table:table-cell>
          <table:table-cell table:formula="of:=CONCATENATE(UTILTRANSFORMEENMOTSCLES([.E23]);&quot;,&quot;;UTILTRANSFORMEENMOTSCLES([.Z23]))" office:value-type="string" office:string-value="" calcext:value-type="error">
            <text:p>#VALEUR !</text:p>
          </table:table-cell>
          <table:table-cell table:formula="of:=CONCATENATE(UTILTRANSFORMEENMOTSCLES([.E23]);&quot;,&quot;;UTILTRANSFORMEENMOTSCLES([.AJ23]))" office:value-type="string" office:string-value="" calcext:value-type="error">
            <text:p>#VALEUR !</text:p>
          </table:table-cell>
          <table:table-cell office:value-type="string" calcext:value-type="string">
            <text:p><text:s/></text:p>
          </table:table-cell>
          <table:table-cell table:style-name="ce38" table:formula="of:=JSONSTRUCTURESAJOUT([.B23];[.C23];[.E23];[.AA23];[.D23];[.F23];[.G23];[.L23];[.AB23];[.AK23];[.O23];[.P23];[.Q23];[.R23];[.T23];[.V23];[.U23];[.T23];[.W23];[.X23];[.H23];[.I23];[.Z23];[.AJ23];[.AM23];[.AN23])"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ajoutboiteutile2</text:p>
          </table:table-cell>
          <table:table-cell table:style-name="ce21" office:value-type="string" calcext:value-type="string">
            <text:p>MieuxTrierANantes 09/2015</text:p>
          </table:table-cell>
          <table:table-cell table:style-name="ce21" office:value-type="string" calcext:value-type="string">
            <text:p>Association</text:p>
          </table:table-cell>
          <table:table-cell table:style-name="ce21" office:value-type="string" calcext:value-type="string">
            <text:p>La Boîte Utile 2 (Sainte-Thérèse, Nantes)</text:p>
          </table:table-cell>
          <table:table-cell table:style-name="ce21" office:value-type="string" calcext:value-type="string">
            <text:p>lesboitesutiles@gmail.com</text:p>
          </table:table-cell>
          <table:table-cell table:style-name="ce23"/>
          <table:table-cell table:style-name="ce21" office:value-type="string" calcext:value-type="string">
            <text:p><text:a xlink:href="" xlink:type="simple">http://lesboitesutiles.tumblr.com/</text:a></text:p>
          </table:table-cell>
          <table:table-cell table:style-name="ce23" table:number-columns-repeated="6"/>
          <table:table-cell table:style-name="ce21" office:value-type="string" calcext:value-type="string">
            <text:p>59 Rue de la Gourmette</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style-name="ce23"/>
          <table:table-cell table:style-name="ce21" office:value-type="string" calcext:value-type="string">
            <text:p>47.233464</text:p>
          </table:table-cell>
          <table:table-cell table:style-name="ce21" office:value-type="string" calcext:value-type="string">
            <text:p>-1.574327</text:p>
          </table:table-cell>
          <table:table-cell table:style-name="ce21"/>
          <table:table-cell table:style-name="ce21" office:value-type="string" calcext:value-type="string">
            <text:p>Ouvert tout le temps</text:p>
          </table:table-cell>
          <table:table-cell table:style-name="ce21" office:value-type="string" calcext:value-type="string">
            <text:p>0101-312_lu-ma-me-je-ve-sa-di_00h00-23h59</text:p>
          </table:table-cell>
          <table:table-cell table:style-name="ce23"/>
          <table:table-cell table:style-name="ce21" office:value-type="string" calcext:value-type="string">
            <text:p>vêtement, pull, pantalon, veste, jeu,divers</text:p>
          </table:table-cell>
          <table:table-cell table:style-name="ce21" office:value-type="string" calcext:value-type="string">
            <text:p>divers</text:p>
          </table:table-cell>
          <table:table-cell table:style-name="ce34" table:formula="of:=[.AB23]"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23" table:number-columns-repeated="4"/>
          <table:table-cell table:number-columns-repeated="3"/>
          <table:table-cell table:style-name="ce23"/>
          <table:table-cell table:style-name="ce37" table:formula="of:=[.AK23]"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table-cell table:formula="of:=CONCATENATE(UTILTRANSFORMEENMOTSCLES([.E24]);&quot;,&quot;;UTILTRANSFORMEENMOTSCLES([.Z24]))" office:value-type="string" office:string-value="" calcext:value-type="error">
            <text:p>#VALEUR !</text:p>
          </table:table-cell>
          <table:table-cell table:formula="of:=CONCATENATE(UTILTRANSFORMEENMOTSCLES([.E24]);&quot;,&quot;;UTILTRANSFORMEENMOTSCLES([.AJ24]))" office:value-type="string" office:string-value="" calcext:value-type="error">
            <text:p>#VALEUR !</text:p>
          </table:table-cell>
          <table:table-cell office:value-type="string" calcext:value-type="string">
            <text:p><text:s/></text:p>
          </table:table-cell>
          <table:table-cell table:style-name="ce38" table:formula="of:=JSONSTRUCTURESAJOUT([.B24];[.C24];[.E24];[.AA24];[.D24];[.F24];[.G24];[.L24];[.AB24];[.AK24];[.O24];[.P24];[.Q24];[.R24];[.T24];[.V24];[.U24];[.T24];[.W24];[.X24];[.H24];[.I24];[.Z24];[.AJ24];[.AM24];[.AN24])"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ajout19</text:p>
          </table:table-cell>
          <table:table-cell table:style-name="ce21" office:value-type="string" calcext:value-type="string">
            <text:p>MieuxTrierANantes 01/2015</text:p>
          </table:table-cell>
          <table:table-cell table:style-name="ce21" office:value-type="string" calcext:value-type="string">
            <text:p>Association</text:p>
          </table:table-cell>
          <table:table-cell table:style-name="ce21" office:value-type="string" calcext:value-type="string">
            <text:p>Re-act</text:p>
          </table:table-cell>
          <table:table-cell table:style-name="ce21" office:value-type="string" calcext:value-type="string">
            <text:p>react.nantes@gmail.com</text:p>
          </table:table-cell>
          <table:table-cell table:style-name="ce21" office:value-type="string" calcext:value-type="string">
            <text:p>06 69 17 33 89</text:p>
          </table:table-cell>
          <table:table-cell table:style-name="ce21" office:value-type="string" calcext:value-type="string">
            <text:p><text:a xlink:href="" xlink:type="simple">http://re-act.fr/</text:a></text:p>
          </table:table-cell>
          <table:table-cell table:style-name="ce21" office:value-type="string" calcext:value-type="string">
            <text:p><text:a xlink:href="" xlink:type="simple">http://www.facebook.com/pages/RE-act/258885030331</text:a></text:p>
          </table:table-cell>
          <table:table-cell table:style-name="ce23"/>
          <table:table-cell table:style-name="ce21" office:value-type="string" calcext:value-type="string">
            <text:p><text:a xlink:href="" xlink:type="simple">http://twitter.com/RE_atelier</text:a></text:p>
          </table:table-cell>
          <table:table-cell table:style-name="ce23" table:number-columns-repeated="3"/>
          <table:table-cell table:style-name="ce21" office:value-type="string" calcext:value-type="string">
            <text:p>chez Adeline Letscher, 1 allée des Iles Marquises</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style-name="ce23"/>
          <table:table-cell table:style-name="ce21" office:value-type="string" calcext:value-type="string">
            <text:p>47.242692</text:p>
          </table:table-cell>
          <table:table-cell table:style-name="ce21" office:value-type="string" calcext:value-type="string">
            <text:p>-1.571018</text:p>
          </table:table-cell>
          <table:table-cell table:style-name="ce21" office:value-type="string" calcext:value-type="string">
            <text:p>Quartier Nantais : Breil / Barberie</text:p>
          </table:table-cell>
          <table:table-cell table:style-name="ce23" table:number-columns-repeated="3"/>
          <table:table-cell table:style-name="ce21" office:value-type="string" calcext:value-type="string">
            <text:p>vêtement, pull, pantalon, veste</text:p>
          </table:table-cell>
          <table:table-cell table:style-name="ce21" office:value-type="string" calcext:value-type="string">
            <text:p>vêtements</text:p>
          </table:table-cell>
          <table:table-cell table:style-name="ce21"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23" table:number-columns-repeated="4"/>
          <table:table-cell table:number-columns-repeated="3"/>
          <table:table-cell table:style-name="ce21" office:value-type="string" calcext:value-type="string">
            <text:p>garment, sweater, pants, jacket</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text:s/></text:p>
          </table:table-cell>
          <table:table-cell table:formula="of:=CONCATENATE(UTILTRANSFORMEENMOTSCLES([.E25]);&quot;,&quot;;UTILTRANSFORMEENMOTSCLES([.Z25]))" office:value-type="string" office:string-value="" calcext:value-type="error">
            <text:p>#VALEUR !</text:p>
          </table:table-cell>
          <table:table-cell table:formula="of:=CONCATENATE(UTILTRANSFORMEENMOTSCLES([.E25]);&quot;,&quot;;UTILTRANSFORMEENMOTSCLES([.AJ25]))" office:value-type="string" office:string-value="" calcext:value-type="error">
            <text:p>#VALEUR !</text:p>
          </table:table-cell>
          <table:table-cell office:value-type="string" calcext:value-type="string">
            <text:p><text:s/></text:p>
          </table:table-cell>
          <table:table-cell table:style-name="ce38" table:formula="of:=JSONSTRUCTURESAJOUT([.B25];[.C25];[.E25];[.AA25];[.D25];[.F25];[.G25];[.L25];[.AB25];[.AK25];[.O25];[.P25];[.Q25];[.R25];[.T25];[.V25];[.U25];[.T25];[.W25];[.X25];[.H25];[.I25];[.Z25];[.AJ25];[.AM25];[.AN25])"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1">
          <table:table-cell/>
          <table:table-cell table:style-name="ce21" office:value-type="string" calcext:value-type="string">
            <text:p>stco_reemploiajout20</text:p>
          </table:table-cell>
          <table:table-cell table:style-name="ce21" office:value-type="string" calcext:value-type="string">
            <text:p>Renseigné sur formulaire de mieuxtrieranantes.fr, le 25/01/2015</text:p>
          </table:table-cell>
          <table:table-cell table:style-name="ce21" office:value-type="string" calcext:value-type="string">
            <text:p>Association</text:p>
          </table:table-cell>
          <table:table-cell table:style-name="ce21" office:value-type="string" calcext:value-type="string">
            <text:p>Stations services</text:p>
          </table:table-cell>
          <table:table-cell table:style-name="ce23"/>
          <table:table-cell table:style-name="ce21" office:value-type="string" calcext:value-type="string">
            <text:p>06 24 55 39 07</text:p>
          </table:table-cell>
          <table:table-cell table:style-name="ce21" office:value-type="string" calcext:value-type="string">
            <text:p><text:a xlink:href="" xlink:type="simple">http://stations-services.org/ </text:a></text:p>
          </table:table-cell>
          <table:table-cell table:style-name="ce21" office:value-type="string" calcext:value-type="string">
            <text:p><text:a xlink:href="" xlink:type="simple">https://www.facebook.com/pages/STATIONS-SERVICES/163011530550420?fref=ts </text:a></text:p>
          </table:table-cell>
          <table:table-cell table:style-name="ce23" table:number-columns-repeated="5"/>
          <table:table-cell table:style-name="ce21" office:value-type="string" calcext:value-type="string">
            <text:p>9 Rue de la Bauche Thiraud</text:p>
          </table:table-cell>
          <table:table-cell table:style-name="ce23"/>
          <table:table-cell table:style-name="ce21" office:value-type="float" office:value="44400" calcext:value-type="float">
            <text:p>44400</text:p>
          </table:table-cell>
          <table:table-cell table:style-name="ce21" office:value-type="string" calcext:value-type="string">
            <text:p>REZE</text:p>
          </table:table-cell>
          <table:table-cell table:style-name="ce23"/>
          <table:table-cell table:style-name="ce21" office:value-type="string" calcext:value-type="string">
            <text:p>47.164283</text:p>
          </table:table-cell>
          <table:table-cell table:style-name="ce21" office:value-type="string" calcext:value-type="string">
            <text:p>-1.543663</text:p>
          </table:table-cell>
          <table:table-cell table:style-name="ce21" office:value-type="string" calcext:value-type="string">
            <text:p>Hors Nantes : au sud de la Loire</text:p>
          </table:table-cell>
          <table:table-cell table:style-name="ce23" table:number-columns-repeated="3"/>
          <table:table-cell table:style-name="ce23" office:value-type="string" calcext:value-type="string">
            <text:p>matières premières : bois, métal, plastiques, textille…</text:p>
          </table:table-cell>
          <table:table-cell table:style-name="ce21" office:value-type="string" calcext:value-type="string">
            <text:p>vêtements, divers</text:p>
          </table:table-cell>
          <table:table-cell table:style-name="ce21" office:value-type="string" calcext:value-type="string">
            <text:p>Nous récupérons des matières premières propres qui puissent ensuite être revendues à très bas prix aux créatifs pour être réemployer</text:p>
          </table:table-cell>
          <table:table-cell table:style-name="ce23" table:number-columns-repeated="2"/>
          <table:table-cell table:style-name="ce21" office:value-type="string" calcext:value-type="string">
            <text:p>OUI</text:p>
          </table:table-cell>
          <table:table-cell table:style-name="ce23"/>
          <table:table-cell table:number-columns-repeated="3"/>
          <table:table-cell table:style-name="ce21" office:value-type="string" calcext:value-type="string">
            <text:p>raw materials: wood, metal, plastics, ... textille</text:p>
          </table:table-cell>
          <table:table-cell office:value-type="string" calcext:value-type="string">
            <text:p>We recover the own raw materials that could then be resold at very low prices to be creative reuse</text:p>
          </table:table-cell>
          <table:table-cell office:value-type="string" calcext:value-type="string">
            <text:p><text:s/></text:p>
          </table:table-cell>
          <table:table-cell table:formula="of:=CONCATENATE(UTILTRANSFORMEENMOTSCLES([.E26]);&quot;,&quot;;UTILTRANSFORMEENMOTSCLES([.Z26]))" office:value-type="string" office:string-value="" calcext:value-type="error">
            <text:p>#VALEUR !</text:p>
          </table:table-cell>
          <table:table-cell table:formula="of:=CONCATENATE(UTILTRANSFORMEENMOTSCLES([.E26]);&quot;,&quot;;UTILTRANSFORMEENMOTSCLES([.AJ26]))" office:value-type="string" office:string-value="" calcext:value-type="error">
            <text:p>#VALEUR !</text:p>
          </table:table-cell>
          <table:table-cell office:value-type="string" calcext:value-type="string">
            <text:p><text:s/></text:p>
          </table:table-cell>
          <table:table-cell table:style-name="ce38" table:formula="of:=JSONSTRUCTURESAJOUT([.B26];[.C26];[.E26];[.AA26];[.D26];[.F26];[.G26];[.L26];[.AB26];[.AK26];[.O26];[.P26];[.Q26];[.R26];[.T26];[.V26];[.U26];[.T26];[.W26];[.X26];[.H26];[.I26];[.Z26];[.AJ26];[.AM26];[.AN26])"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ajout21</text:p>
          </table:table-cell>
          <table:table-cell table:style-name="ce21" office:value-type="string" calcext:value-type="string">
            <text:p>MieuxTrierANantes 01/2015</text:p>
          </table:table-cell>
          <table:table-cell table:style-name="ce21" office:value-type="string" calcext:value-type="string">
            <text:p>Association</text:p>
          </table:table-cell>
          <table:table-cell table:style-name="ce21" office:value-type="string" calcext:value-type="string">
            <text:p>La récupérette (Clisson)</text:p>
          </table:table-cell>
          <table:table-cell table:style-name="ce21" office:value-type="string" calcext:value-type="string">
            <text:p>larecuperette@gmail.com</text:p>
          </table:table-cell>
          <table:table-cell table:style-name="ce21" office:value-type="string" calcext:value-type="string">
            <text:p>07 81 95 54 13</text:p>
          </table:table-cell>
          <table:table-cell table:style-name="ce21" office:value-type="string" calcext:value-type="string">
            <text:p><text:a xlink:href="" xlink:type="simple">http://larecuperette.jimdo.com/</text:a></text:p>
          </table:table-cell>
          <table:table-cell table:style-name="ce21" office:value-type="string" calcext:value-type="string">
            <text:p><text:a xlink:href="" xlink:type="simple">https://www.facebook.com/pages/La-R%C3%A9cup%C3%A9rette/1545686572345192?fref=ts</text:a></text:p>
          </table:table-cell>
          <table:table-cell table:style-name="ce23" table:number-columns-repeated="5"/>
          <table:table-cell table:style-name="ce21" office:value-type="string" calcext:value-type="string">
            <text:p>4 rue des Châtaigniers</text:p>
          </table:table-cell>
          <table:table-cell table:style-name="ce23"/>
          <table:table-cell table:style-name="ce21" office:value-type="float" office:value="44190" calcext:value-type="float">
            <text:p>44190</text:p>
          </table:table-cell>
          <table:table-cell table:style-name="ce21" office:value-type="string" calcext:value-type="string">
            <text:p>CLISSON</text:p>
          </table:table-cell>
          <table:table-cell table:style-name="ce23"/>
          <table:table-cell table:style-name="ce21" office:value-type="string" calcext:value-type="string">
            <text:p>47.077636</text:p>
          </table:table-cell>
          <table:table-cell table:style-name="ce21" office:value-type="string" calcext:value-type="string">
            <text:p>-1.282525</text:p>
          </table:table-cell>
          <table:table-cell table:style-name="ce21" office:value-type="string" calcext:value-type="string">
            <text:p>Hors Nantes : au sud de la Loire</text:p>
          </table:table-cell>
          <table:table-cell table:style-name="ce21" office:value-type="string" calcext:value-type="string">
            <text:p>La boutique est ouverte :&lt;br/&gt;- tous les mercredis 9h à 13h et de 14h à 17h,&lt;br/&gt;- tous les vendredis matins 9h à 13h,&lt;br/&gt;- tous les 2èmes samedis du mois 10h à 17h</text:p>
          </table:table-cell>
          <table:table-cell table:style-name="ce23" table:number-columns-repeated="2"/>
          <table:table-cell table:style-name="ce21"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21" office:value-type="string" calcext:value-type="string">
            <text:p>vêtements, livres/bd/cd/dvd, jouet, divers</text:p>
          </table:table-cell>
          <table:table-cell table:style-name="ce21"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23" table:number-columns-repeated="4"/>
          <table:table-cell table:number-columns-repeated="3"/>
          <table:table-cell table:style-name="ce21"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office:value-type="string" calcext:value-type="string">
            <text:p><text:s/></text:p>
          </table:table-cell>
          <table:table-cell table:formula="of:=CONCATENATE(UTILTRANSFORMEENMOTSCLES([.E27]);&quot;,&quot;;UTILTRANSFORMEENMOTSCLES([.Z27]))" office:value-type="string" office:string-value="" calcext:value-type="error">
            <text:p>#VALEUR !</text:p>
          </table:table-cell>
          <table:table-cell table:formula="of:=CONCATENATE(UTILTRANSFORMEENMOTSCLES([.E27]);&quot;,&quot;;UTILTRANSFORMEENMOTSCLES([.AJ27]))" office:value-type="string" office:string-value="" calcext:value-type="error">
            <text:p>#VALEUR !</text:p>
          </table:table-cell>
          <table:table-cell office:value-type="string" calcext:value-type="string">
            <text:p><text:s/></text:p>
          </table:table-cell>
          <table:table-cell table:style-name="ce38" table:formula="of:=JSONSTRUCTURESAJOUT([.B27];[.C27];[.E27];[.AA27];[.D27];[.F27];[.G27];[.L27];[.AB27];[.AK27];[.O27];[.P27];[.Q27];[.R27];[.T27];[.V27];[.U27];[.T27];[.W27];[.X27];[.H27];[.I27];[.Z27];[.AJ27];[.AM27];[.AN27])"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2</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Arbres</text:p>
          </table:table-cell>
          <table:table-cell table:style-name="ce21" office:value-type="string" calcext:value-type="string">
            <text:p>arbresnord@wanadoo.fr</text:p>
          </table:table-cell>
          <table:table-cell table:style-name="ce21" office:value-type="string" calcext:value-type="string">
            <text:p>02 40 40 35 55</text:p>
          </table:table-cell>
          <table:table-cell table:style-name="ce21" office:value-type="string" calcext:value-type="string">
            <text:p><text:a xlink:href="" xlink:type="simple">http://www.arbres44.org</text:a></text:p>
          </table:table-cell>
          <table:table-cell table:style-name="ce23" table:number-columns-repeated="3"/>
          <table:table-cell table:style-name="ce21" office:value-type="string" calcext:value-type="string">
            <text:p>02 40 40 69 40</text:p>
          </table:table-cell>
          <table:table-cell table:style-name="ce23" table:number-columns-repeated="2"/>
          <table:table-cell table:style-name="ce21" office:value-type="string" calcext:value-type="string">
            <text:p>105, Rue des Renards</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style-name="ce23"/>
          <table:table-cell table:style-name="ce21" office:value-type="string" calcext:value-type="string">
            <text:p>47.260956</text:p>
          </table:table-cell>
          <table:table-cell table:style-name="ce21" office:value-type="string" calcext:value-type="string">
            <text:p>-1.570404</text:p>
          </table:table-cell>
          <table:table-cell table:style-name="ce23"/>
          <table:table-cell table:style-name="ce21" office:value-type="string" calcext:value-type="string">
            <text:p>Du lundi au jeudi de 9h00 à 12h30 et de 14h00 à 17h00. Le vendredi de 9h00 à 12h30 et de 14h00 à 16h00.</text:p>
          </table:table-cell>
          <table:table-cell table:style-name="ce21" office:value-type="string" calcext:value-type="string">
            <text:p>0101-3112_lu+ma+me+je_12h00-14h00,0101-3112_lu+ma+me+je_14h00-17h00,0101-3112_ve_09h00-12h30,0101-3112_ve_14h00-16h00</text:p>
          </table:table-cell>
          <table:table-cell table:style-name="ce23"/>
          <table:table-cell table:style-name="ce21" office:value-type="string" calcext:value-type="string">
            <text:p>papier</text:p>
          </table:table-cell>
          <table:table-cell table:style-name="ce21" office:value-type="string" calcext:value-type="string">
            <text:p>divers</text:p>
          </table:table-cell>
          <table:table-cell table:style-name="ce21" office:value-type="string" calcext:value-type="string">
            <text:p>Récupération de papier (même pour des volumes moyens)</text:p>
          </table:table-cell>
          <table:table-cell table:style-name="ce23" table:number-columns-repeated="4"/>
          <table:table-cell table:number-columns-repeated="3"/>
          <table:table-cell table:style-name="ce21" office:value-type="string" calcext:value-type="string">
            <text:p>paper</text:p>
          </table:table-cell>
          <table:table-cell office:value-type="string" calcext:value-type="string">
            <text:p>Recovered paper (even for average volumes)</text:p>
          </table:table-cell>
          <table:table-cell office:value-type="string" calcext:value-type="string">
            <text:p><text:s/></text:p>
          </table:table-cell>
          <table:table-cell table:formula="of:=CONCATENATE(UTILTRANSFORMEENMOTSCLES([.E28]);&quot;,&quot;;UTILTRANSFORMEENMOTSCLES([.Z28]))" office:value-type="string" office:string-value="" calcext:value-type="error">
            <text:p>#VALEUR !</text:p>
          </table:table-cell>
          <table:table-cell table:formula="of:=CONCATENATE(UTILTRANSFORMEENMOTSCLES([.E28]);&quot;,&quot;;UTILTRANSFORMEENMOTSCLES([.AJ28]))" office:value-type="string" office:string-value="" calcext:value-type="error">
            <text:p>#VALEUR !</text:p>
          </table:table-cell>
          <table:table-cell office:value-type="string" calcext:value-type="string">
            <text:p><text:s/></text:p>
          </table:table-cell>
          <table:table-cell table:style-name="ce38" table:formula="of:=JSONSTRUCTURESAJOUT([.B28];[.C28];[.E28];[.AA28];[.D28];[.F28];[.G28];[.L28];[.AB28];[.AK28];[.O28];[.P28];[.Q28];[.R28];[.T28];[.V28];[.U28];[.T28];[.W28];[.X28];[.H28];[.I28];[.Z28];[.AJ28];[.AM28];[.AN28])"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30</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ALIS44</text:p>
          </table:table-cell>
          <table:table-cell table:style-name="ce21" office:value-type="string" calcext:value-type="string">
            <text:p>alis-asso@alis44.org</text:p>
          </table:table-cell>
          <table:table-cell table:style-name="ce21" office:value-type="string" calcext:value-type="string">
            <text:p>06.47.98.02.68</text:p>
          </table:table-cell>
          <table:table-cell table:style-name="ce21" office:value-type="string" calcext:value-type="string">
            <text:p><text:a xlink:href="" xlink:type="simple">http://www.alis44.org</text:a></text:p>
          </table:table-cell>
          <table:table-cell table:style-name="ce23" table:number-columns-repeated="6"/>
          <table:table-cell table:style-name="ce21" office:value-type="string" calcext:value-type="string">
            <text:p>60 rue de la Bottière</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style-name="ce23"/>
          <table:table-cell table:style-name="ce21" office:value-type="string" calcext:value-type="string">
            <text:p>47.239259</text:p>
          </table:table-cell>
          <table:table-cell table:style-name="ce21" office:value-type="string" calcext:value-type="string">
            <text:p>-1.51986</text:p>
          </table:table-cell>
          <table:table-cell table:style-name="ce23"/>
          <table:table-cell table:style-name="ce21" office:value-type="string" calcext:value-type="string">
            <text:p>Du lundi au vendredi, 9h-12h et 14h-18h</text:p>
          </table:table-cell>
          <table:table-cell table:style-name="ce21" office:value-type="string" calcext:value-type="string">
            <text:p>0101-3112_lu+ma+me+je+ve_09h00-12h00,0101-3112_lu+ma+me+je+ve_14h00-18h00</text:p>
          </table:table-cell>
          <table:table-cell table:style-name="ce23"/>
          <table:table-cell table:style-name="ce21" office:value-type="string" calcext:value-type="string">
            <text:p>ordinateur</text:p>
          </table:table-cell>
          <table:table-cell table:style-name="ce21" office:value-type="string" calcext:value-type="string">
            <text:p>informatique</text:p>
          </table:table-cell>
          <table:table-cell table:style-name="ce21" office:value-type="string" calcext:value-type="string">
            <text:p>Récupération, reconditionnement et distribution d'ordinateurs</text:p>
          </table:table-cell>
          <table:table-cell table:style-name="ce23" table:number-columns-repeated="4"/>
          <table:table-cell table:number-columns-repeated="3"/>
          <table:table-cell table:style-name="ce21" office:value-type="string" calcext:value-type="string">
            <text:p>computer</text:p>
          </table:table-cell>
          <table:table-cell office:value-type="string" calcext:value-type="string">
            <text:p>Recovery, reconditioning and distribution of computers</text:p>
          </table:table-cell>
          <table:table-cell office:value-type="string" calcext:value-type="string">
            <text:p><text:s/></text:p>
          </table:table-cell>
          <table:table-cell table:formula="of:=CONCATENATE(UTILTRANSFORMEENMOTSCLES([.E29]);&quot;,&quot;;UTILTRANSFORMEENMOTSCLES([.Z29]))" office:value-type="string" office:string-value="" calcext:value-type="error">
            <text:p>#VALEUR !</text:p>
          </table:table-cell>
          <table:table-cell table:formula="of:=CONCATENATE(UTILTRANSFORMEENMOTSCLES([.E29]);&quot;,&quot;;UTILTRANSFORMEENMOTSCLES([.AJ29]))" office:value-type="string" office:string-value="" calcext:value-type="error">
            <text:p>#VALEUR !</text:p>
          </table:table-cell>
          <table:table-cell office:value-type="string" calcext:value-type="string">
            <text:p><text:s/></text:p>
          </table:table-cell>
          <table:table-cell table:style-name="ce38" table:formula="of:=JSONSTRUCTURESAJOUT([.B29];[.C29];[.E29];[.AA29];[.D29];[.F29];[.G29];[.L29];[.AB29];[.AK29];[.O29];[.P29];[.Q29];[.R29];[.T29];[.V29];[.U29];[.T29];[.W29];[.X29];[.H29];[.I29];[.Z29];[.AJ29];[.AM29];[.AN29])"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26</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Atelier Bar'Amel trajet</text:p>
          </table:table-cell>
          <table:table-cell table:style-name="ce21" office:value-type="string" calcext:value-type="string">
            <text:p>atelier-baramel@asso-trajet.fr</text:p>
          </table:table-cell>
          <table:table-cell table:style-name="ce21" office:value-type="string" calcext:value-type="string">
            <text:p>02 51 78 64 62</text:p>
          </table:table-cell>
          <table:table-cell table:style-name="ce21" office:value-type="string" calcext:value-type="string">
            <text:p><text:a xlink:href="" xlink:type="simple">http://www.asso-trajet.fr/baramel.php</text:a></text:p>
          </table:table-cell>
          <table:table-cell table:style-name="ce23" table:number-columns-repeated="3"/>
          <table:table-cell table:style-name="ce21" office:value-type="string" calcext:value-type="string">
            <text:p>02 40 63 27 76</text:p>
          </table:table-cell>
          <table:table-cell table:style-name="ce23" table:number-columns-repeated="2"/>
          <table:table-cell table:style-name="ce21" office:value-type="string" calcext:value-type="string">
            <text:p>9, Route de Brimberne</text:p>
          </table:table-cell>
          <table:table-cell table:style-name="ce23"/>
          <table:table-cell table:style-name="ce21" office:value-type="float" office:value="44880" calcext:value-type="float">
            <text:p>44880</text:p>
          </table:table-cell>
          <table:table-cell table:style-name="ce21" office:value-type="string" calcext:value-type="string">
            <text:p>SAUTRON</text:p>
          </table:table-cell>
          <table:table-cell table:style-name="ce23"/>
          <table:table-cell table:style-name="ce21" office:value-type="string" calcext:value-type="string">
            <text:p>47.258053</text:p>
          </table:table-cell>
          <table:table-cell table:style-name="ce21" office:value-type="string" calcext:value-type="string">
            <text:p>-1.654222</text:p>
          </table:table-cell>
          <table:table-cell table:style-name="ce23" table:number-columns-repeated="4"/>
          <table:table-cell table:style-name="ce21" office:value-type="string" calcext:value-type="string">
            <text:p>pain</text:p>
          </table:table-cell>
          <table:table-cell table:style-name="ce21" office:value-type="string" calcext:value-type="string">
            <text:p>divers</text:p>
          </table:table-cell>
          <table:table-cell table:style-name="ce21"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23" table:number-columns-repeated="4"/>
          <table:table-cell table:number-columns-repeated="3"/>
          <table:table-cell table:style-name="ce21" office:value-type="string" calcext:value-type="string">
            <text:p>bread</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text:s/></text:p>
          </table:table-cell>
          <table:table-cell table:formula="of:=CONCATENATE(UTILTRANSFORMEENMOTSCLES([.E30]);&quot;,&quot;;UTILTRANSFORMEENMOTSCLES([.Z30]))" office:value-type="string" office:string-value="" calcext:value-type="error">
            <text:p>#VALEUR !</text:p>
          </table:table-cell>
          <table:table-cell table:formula="of:=CONCATENATE(UTILTRANSFORMEENMOTSCLES([.E30]);&quot;,&quot;;UTILTRANSFORMEENMOTSCLES([.AJ30]))" office:value-type="string" office:string-value="" calcext:value-type="error">
            <text:p>#VALEUR !</text:p>
          </table:table-cell>
          <table:table-cell office:value-type="string" calcext:value-type="string">
            <text:p><text:s/></text:p>
          </table:table-cell>
          <table:table-cell table:style-name="ce38" table:formula="of:=JSONSTRUCTURESAJOUT([.B30];[.C30];[.E30];[.AA30];[.D30];[.F30];[.G30];[.L30];[.AB30];[.AK30];[.O30];[.P30];[.Q30];[.R30];[.T30];[.V30];[.U30];[.T30];[.W30];[.X30];[.H30];[.I30];[.Z30];[.AJ30];[.AM30];[.AN30])"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55</text:p>
          </table:table-cell>
          <table:table-cell table:style-name="ce21" office:value-type="string" calcext:value-type="string">
            <text:p>MieuxTrierANantes 03/15</text:p>
          </table:table-cell>
          <table:table-cell table:style-name="ce23" office:value-type="string" calcext:value-type="string">
            <text:p>Association</text:p>
          </table:table-cell>
          <table:table-cell table:style-name="ce21" office:value-type="string" calcext:value-type="string">
            <text:p>La Ressourcerie de l'ïle</text:p>
          </table:table-cell>
          <table:table-cell table:style-name="ce21" office:value-type="string" calcext:value-type="string">
            <text:p>contact@laressourceriedelile.com</text:p>
          </table:table-cell>
          <table:table-cell table:style-name="ce21" office:value-type="string" calcext:value-type="string">
            <text:p>02 28 23 64 47</text:p>
          </table:table-cell>
          <table:table-cell table:style-name="ce21" office:value-type="string" calcext:value-type="string">
            <text:p><text:a xlink:href="" xlink:type="simple">http://www.laressourceriedelile.com</text:a></text:p>
          </table:table-cell>
          <table:table-cell table:style-name="ce23" table:number-columns-repeated="3"/>
          <table:table-cell table:style-name="ce21" office:value-type="string" calcext:value-type="string">
            <text:p>02 28 23 64 47</text:p>
          </table:table-cell>
          <table:table-cell table:style-name="ce23" table:number-columns-repeated="2"/>
          <table:table-cell table:style-name="ce21" office:value-type="string" calcext:value-type="string">
            <text:p>90 rue de la basse île</text:p>
          </table:table-cell>
          <table:table-cell table:style-name="ce23"/>
          <table:table-cell table:style-name="ce21" office:value-type="float" office:value="44400" calcext:value-type="float">
            <text:p>44400</text:p>
          </table:table-cell>
          <table:table-cell table:style-name="ce21" office:value-type="string" calcext:value-type="string">
            <text:p>REZE</text:p>
          </table:table-cell>
          <table:table-cell table:style-name="ce23"/>
          <table:table-cell table:style-name="ce21" office:value-type="string" calcext:value-type="string">
            <text:p>47.196638</text:p>
          </table:table-cell>
          <table:table-cell table:style-name="ce21" office:value-type="string" calcext:value-type="string">
            <text:p>-1.565745</text:p>
          </table:table-cell>
          <table:table-cell table:style-name="ce23"/>
          <table:table-cell table:style-name="ce21"/>
          <table:table-cell table:style-name="ce21" office:value-type="string" calcext:value-type="string">
            <text:p>0101-3112_lu+ma+me+je+ve+sa_09h30-17h00,0101-3112_me+sa_09h30-17h30<text:span text:style-name="T2">,sauf_ferie</text:span></text:p>
          </table:table-cell>
          <table:table-cell table:style-name="ce23"/>
          <table:table-cell table:style-name="ce21"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21" office:value-type="string" calcext:value-type="string">
            <text:p>meuble, livres/bd/cd/dvd, jouet, vêtements, divers</text:p>
          </table:table-cell>
          <table:table-cell table:style-name="ce21"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23" table:number-columns-repeated="4"/>
          <table:table-cell table:number-columns-repeated="3"/>
          <table:table-cell table:style-name="ce21"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text:s/></text:p>
          </table:table-cell>
          <table:table-cell table:formula="of:=CONCATENATE(UTILTRANSFORMEENMOTSCLES([.E31]);&quot;,&quot;;UTILTRANSFORMEENMOTSCLES([.Z31]))" office:value-type="string" office:string-value="" calcext:value-type="error">
            <text:p>#VALEUR !</text:p>
          </table:table-cell>
          <table:table-cell table:formula="of:=CONCATENATE(UTILTRANSFORMEENMOTSCLES([.E31]);&quot;,&quot;;UTILTRANSFORMEENMOTSCLES([.AJ31]))" office:value-type="string" office:string-value="" calcext:value-type="error">
            <text:p>#VALEUR !</text:p>
          </table:table-cell>
          <table:table-cell office:value-type="string" calcext:value-type="string">
            <text:p><text:s/></text:p>
          </table:table-cell>
          <table:table-cell table:style-name="ce38" table:formula="of:=JSONSTRUCTURESAJOUT([.B31];[.C31];[.E31];[.AA31];[.D31];[.F31];[.G31];[.L31];[.AB31];[.AK31];[.O31];[.P31];[.Q31];[.R31];[.T31];[.V31];[.U31];[.T31];[.W31];[.X31];[.H31];[.I31];[.Z31];[.AJ31];[.AM31];[.AN31])"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Emmaus Bouguenais</text:p>
          </table:table-cell>
          <table:table-cell table:style-name="ce21" office:value-type="string" calcext:value-type="string">
            <text:p>contact@emmaus44.fr</text:p>
          </table:table-cell>
          <table:table-cell table:style-name="ce21" office:value-type="string" calcext:value-type="string">
            <text:p>02 40 75 63 36</text:p>
          </table:table-cell>
          <table:table-cell table:style-name="ce21" office:value-type="string" calcext:value-type="string">
            <text:p><text:a xlink:href="" xlink:type="simple">http://www.emmaus44.fr/Nantes/</text:a></text:p>
          </table:table-cell>
          <table:table-cell table:style-name="ce23" table:number-columns-repeated="3"/>
          <table:table-cell table:style-name="ce21" office:value-type="string" calcext:value-type="string">
            <text:p>02 40 32 86 96</text:p>
          </table:table-cell>
          <table:table-cell table:style-name="ce23" table:number-columns-repeated="2"/>
          <table:table-cell table:style-name="ce21" office:value-type="string" calcext:value-type="string">
            <text:p>La Guilloterie Rue d'Emmaus</text:p>
          </table:table-cell>
          <table:table-cell table:style-name="ce23"/>
          <table:table-cell table:style-name="ce21" office:value-type="float" office:value="44430" calcext:value-type="float">
            <text:p>44430</text:p>
          </table:table-cell>
          <table:table-cell table:style-name="ce21" office:value-type="string" calcext:value-type="string">
            <text:p>BOUGENAIS</text:p>
          </table:table-cell>
          <table:table-cell table:style-name="ce23"/>
          <table:table-cell table:style-name="ce21" office:value-type="string" calcext:value-type="string">
            <text:p>47.161667</text:p>
          </table:table-cell>
          <table:table-cell table:style-name="ce21" office:value-type="string" calcext:value-type="string">
            <text:p>-1.560690</text:p>
          </table:table-cell>
          <table:table-cell table:style-name="ce23"/>
          <table:table-cell table:style-name="ce21" office:value-type="string" calcext:value-type="string">
            <text:p>Pour effectuer vos dépôts : du lundi au samedi de 8h00 à  11h30 et de 14h à  17h30 (fermés dimanche et jours fériés). Ventes mercredi 10h-12h et 14h-18h, vendredi 14h-18h et samedi 10h-12h et 14h-18h (hivers jusqu'à 17h30)</text:p>
          </table:table-cell>
          <table:table-cell table:style-name="ce21" office:value-type="string" calcext:value-type="string">
            <text:p>0101-3112_lu+ma+me+je+ve+sa_08h30-11h30+14h00-17h30,sauf_ferie</text:p>
          </table:table-cell>
          <table:table-cell table:style-name="ce23"/>
          <table:table-cell table:style-name="ce21" office:value-type="string" calcext:value-type="string">
            <text:p>électroménager,meuble,vêtement,livres,BD,CD,DVD,lit,linge,luste,lampe,vêtement,vaisselle,divers,jouet</text:p>
          </table:table-cell>
          <table:table-cell table:style-name="ce21" office:value-type="string" calcext:value-type="string">
            <text:p>meuble, livres/bd/cd/dvd, jouet, vêtements, divers</text:p>
          </table:table-cell>
          <table:table-cell table:style-name="ce21" office:value-type="string" calcext:value-type="string">
            <text:p>Meubles, appareils et ustensiles ménagers, literie, couverture, linge, lustres et luminaires, vêtements, livres, vaisselle...</text:p>
          </table:table-cell>
          <table:table-cell table:style-name="ce23" table:number-columns-repeated="4"/>
          <table:table-cell table:number-columns-repeated="3"/>
          <table:table-cell table:style-name="ce21" office:value-type="string" calcext:value-type="string">
            <text:p>électroménager,meuble,vêtement,livres,BD,CD,DVD,lit,linge,luste,lampe,vêtement,vaisselle,divers,jouet</text:p>
          </table:table-cell>
          <table:table-cell office:value-type="string" calcext:value-type="string">
            <text:p>Furniture, appliances and utensils, bedding, blankets, towels, chandeliers and lamps, clothes, books, crockery ...</text:p>
          </table:table-cell>
          <table:table-cell office:value-type="string" calcext:value-type="string">
            <text:p><text:s/></text:p>
          </table:table-cell>
          <table:table-cell table:formula="of:=CONCATENATE(UTILTRANSFORMEENMOTSCLES([.E32]);&quot;,&quot;;UTILTRANSFORMEENMOTSCLES([.Z32]))" office:value-type="string" office:string-value="" calcext:value-type="error">
            <text:p>#VALEUR !</text:p>
          </table:table-cell>
          <table:table-cell table:formula="of:=CONCATENATE(UTILTRANSFORMEENMOTSCLES([.E32]);&quot;,&quot;;UTILTRANSFORMEENMOTSCLES([.AJ32]))" office:value-type="string" office:string-value="" calcext:value-type="error">
            <text:p>#VALEUR !</text:p>
          </table:table-cell>
          <table:table-cell office:value-type="string" calcext:value-type="string">
            <text:p><text:s/></text:p>
          </table:table-cell>
          <table:table-cell table:style-name="ce38" table:formula="of:=JSONSTRUCTURESAJOUT([.B32];[.C32];[.E32];[.AA32];[.D32];[.F32];[.G32];[.L32];[.AB32];[.AK32];[.O32];[.P32];[.Q32];[.R32];[.T32];[.V32];[.U32];[.T32];[.W32];[.X32];[.H32];[.I32];[.Z32];[.AJ32];[.AM32];[.AN32])"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19</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L'homme debout</text:p>
          </table:table-cell>
          <table:table-cell table:style-name="ce21" office:value-type="string" calcext:value-type="string">
            <text:p>lhommedebout@wanadoo.fr</text:p>
          </table:table-cell>
          <table:table-cell table:style-name="ce21" office:value-type="string" calcext:value-type="string">
            <text:p>02 40 92 26 91</text:p>
          </table:table-cell>
          <table:table-cell table:style-name="ce21" office:value-type="string" calcext:value-type="string">
            <text:p><text:a xlink:href="" xlink:type="simple">http://www.lhommedebout.com</text:a></text:p>
          </table:table-cell>
          <table:table-cell table:style-name="ce23" table:number-columns-repeated="3"/>
          <table:table-cell table:style-name="ce21" office:value-type="string" calcext:value-type="string">
            <text:p>02.40.92.26.92</text:p>
          </table:table-cell>
          <table:table-cell table:style-name="ce23" table:number-columns-repeated="2"/>
          <table:table-cell table:style-name="ce21" office:value-type="string" calcext:value-type="string">
            <text:p>22, rue du Coutelier</text:p>
          </table:table-cell>
          <table:table-cell table:style-name="ce23"/>
          <table:table-cell table:style-name="ce21" office:value-type="float" office:value="44800" calcext:value-type="float">
            <text:p>44800</text:p>
          </table:table-cell>
          <table:table-cell table:style-name="ce21" office:value-type="string" calcext:value-type="string">
            <text:p>SAINT-HERBLAIN</text:p>
          </table:table-cell>
          <table:table-cell table:style-name="ce23"/>
          <table:table-cell table:style-name="ce21" office:value-type="string" calcext:value-type="string">
            <text:p>47.224091</text:p>
          </table:table-cell>
          <table:table-cell table:style-name="ce21" office:value-type="string" calcext:value-type="string">
            <text:p>-1.641401</text:p>
          </table:table-cell>
          <table:table-cell table:style-name="ce23"/>
          <table:table-cell table:style-name="ce21"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21" office:value-type="string" calcext:value-type="string">
            <text:p>0101-3112_lu+ma+je+ve_09h00-12h00+14h00-17h00,0101-3112_me_09h00-12h00</text:p>
          </table:table-cell>
          <table:table-cell table:style-name="ce23"/>
          <table:table-cell table:number-columns-repeated="2" table:style-name="ce21" office:value-type="string" calcext:value-type="string">
            <text:p>meuble</text:p>
          </table:table-cell>
          <table:table-cell table:style-name="ce21"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23" table:number-columns-repeated="4"/>
          <table:table-cell table:number-columns-repeated="3"/>
          <table:table-cell table:style-name="ce21" office:value-type="string" calcext:value-type="string">
            <text:p>furniture</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text:s/></text:p>
          </table:table-cell>
          <table:table-cell table:formula="of:=CONCATENATE(UTILTRANSFORMEENMOTSCLES([.E33]);&quot;,&quot;;UTILTRANSFORMEENMOTSCLES([.Z33]))" office:value-type="string" office:string-value="" calcext:value-type="error">
            <text:p>#VALEUR !</text:p>
          </table:table-cell>
          <table:table-cell table:formula="of:=CONCATENATE(UTILTRANSFORMEENMOTSCLES([.E33]);&quot;,&quot;;UTILTRANSFORMEENMOTSCLES([.AJ33]))" office:value-type="string" office:string-value="" calcext:value-type="error">
            <text:p>#VALEUR !</text:p>
          </table:table-cell>
          <table:table-cell office:value-type="string" calcext:value-type="string">
            <text:p><text:s/></text:p>
          </table:table-cell>
          <table:table-cell table:style-name="ce38" table:formula="of:=JSONSTRUCTURESAJOUT([.B33];[.C33];[.E33];[.AA33];[.D33];[.F33];[.G33];[.L33];[.AB33];[.AK33];[.O33];[.P33];[.Q33];[.R33];[.T33];[.V33];[.U33];[.T33];[.W33];[.X33];[.H33];[.I33];[.Z33];[.AJ33];[.AM33];[.AN33])"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53</text:p>
          </table:table-cell>
          <table:table-cell table:style-name="ce21" office:value-type="string" calcext:value-type="string">
            <text:p>MieuxTrierANantes 01/15</text:p>
          </table:table-cell>
          <table:table-cell table:style-name="ce23" office:value-type="string" calcext:value-type="string">
            <text:p>SCOP</text:p>
          </table:table-cell>
          <table:table-cell table:style-name="ce21" office:value-type="string" calcext:value-type="string">
            <text:p>Relais Atlantique</text:p>
          </table:table-cell>
          <table:table-cell table:style-name="ce21" office:value-type="string" calcext:value-type="string">
            <text:p>p.laforge@lerelais.org</text:p>
          </table:table-cell>
          <table:table-cell table:style-name="ce21" office:value-type="string" calcext:value-type="string">
            <text:p>02 28 03 18 57</text:p>
          </table:table-cell>
          <table:table-cell table:style-name="ce21" office:value-type="string" calcext:value-type="string">
            <text:p><text:a xlink:href="" xlink:type="simple">www.lerelais.org</text:a></text:p>
          </table:table-cell>
          <table:table-cell table:style-name="ce23" table:number-columns-repeated="3"/>
          <table:table-cell table:style-name="ce21" office:value-type="string" calcext:value-type="string">
            <text:p>02 28 03 14 11</text:p>
          </table:table-cell>
          <table:table-cell table:style-name="ce23" table:number-columns-repeated="2"/>
          <table:table-cell table:style-name="ce21" office:value-type="string" calcext:value-type="string">
            <text:p>Rue Jan Palach</text:p>
          </table:table-cell>
          <table:table-cell table:style-name="ce23"/>
          <table:table-cell table:style-name="ce21" office:value-type="float" office:value="44220" calcext:value-type="float">
            <text:p>44220</text:p>
          </table:table-cell>
          <table:table-cell table:style-name="ce21" office:value-type="string" calcext:value-type="string">
            <text:p>COUERON</text:p>
          </table:table-cell>
          <table:table-cell table:style-name="ce23"/>
          <table:table-cell table:style-name="ce21" office:value-type="string" calcext:value-type="string">
            <text:p>47.222275</text:p>
          </table:table-cell>
          <table:table-cell table:style-name="ce21" office:value-type="string" calcext:value-type="string">
            <text:p>-1.643064</text:p>
          </table:table-cell>
          <table:table-cell table:style-name="ce23" table:number-columns-repeated="4"/>
          <table:table-cell table:style-name="ce21" office:value-type="string" calcext:value-type="string">
            <text:p>vêtement,linge, pull, pantalon, veste</text:p>
          </table:table-cell>
          <table:table-cell table:style-name="ce21" office:value-type="string" calcext:value-type="string">
            <text:p>vêtements, divers</text:p>
          </table:table-cell>
          <table:table-cell table:style-name="ce21"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23" table:number-columns-repeated="4"/>
          <table:table-cell table:number-columns-repeated="3"/>
          <table:table-cell table:style-name="ce21" office:value-type="string" calcext:value-type="string">
            <text:p>clothing, linen, sweater, pants, jacke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text:s/></text:p>
          </table:table-cell>
          <table:table-cell table:formula="of:=CONCATENATE(UTILTRANSFORMEENMOTSCLES([.E34]);&quot;,&quot;;UTILTRANSFORMEENMOTSCLES([.Z34]))" office:value-type="string" office:string-value="" calcext:value-type="error">
            <text:p>#VALEUR !</text:p>
          </table:table-cell>
          <table:table-cell table:formula="of:=CONCATENATE(UTILTRANSFORMEENMOTSCLES([.E34]);&quot;,&quot;;UTILTRANSFORMEENMOTSCLES([.AJ34]))" office:value-type="string" office:string-value="" calcext:value-type="error">
            <text:p>#VALEUR !</text:p>
          </table:table-cell>
          <table:table-cell office:value-type="string" calcext:value-type="string">
            <text:p><text:s/></text:p>
          </table:table-cell>
          <table:table-cell table:style-name="ce38" table:formula="of:=JSONSTRUCTURESAJOUT([.B34];[.C34];[.E34];[.AA34];[.D34];[.F34];[.G34];[.L34];[.AB34];[.AK34];[.O34];[.P34];[.Q34];[.R34];[.T34];[.V34];[.U34];[.T34];[.W34];[.X34];[.H34];[.I34];[.Z34];[.AJ34];[.AM34];[.AN34])"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71</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Oser forêt vivante</text:p>
          </table:table-cell>
          <table:table-cell table:style-name="ce21" office:value-type="string" calcext:value-type="string">
            <text:p>contact@oser-foret-vivante.com</text:p>
          </table:table-cell>
          <table:table-cell table:style-name="ce21" office:value-type="string" calcext:value-type="string">
            <text:p>02 40 75 40 75</text:p>
          </table:table-cell>
          <table:table-cell table:style-name="ce21" office:value-type="string" calcext:value-type="string">
            <text:p><text:a xlink:href="" xlink:type="simple">http://www.oser-foret-vivante.com</text:a></text:p>
          </table:table-cell>
          <table:table-cell table:style-name="ce23" table:number-columns-repeated="6"/>
          <table:table-cell table:style-name="ce21" office:value-type="string" calcext:value-type="string">
            <text:p>12 rue Jean-Baptiste Vigier BP 60073</text:p>
          </table:table-cell>
          <table:table-cell table:style-name="ce23"/>
          <table:table-cell table:style-name="ce21" office:value-type="float" office:value="44402" calcext:value-type="float">
            <text:p>44402</text:p>
          </table:table-cell>
          <table:table-cell table:style-name="ce21" office:value-type="string" calcext:value-type="string">
            <text:p>REZE</text:p>
          </table:table-cell>
          <table:table-cell table:style-name="ce23"/>
          <table:table-cell table:style-name="ce21" office:value-type="string" calcext:value-type="string">
            <text:p>47.190903</text:p>
          </table:table-cell>
          <table:table-cell table:style-name="ce21" office:value-type="string" calcext:value-type="string">
            <text:p>-1.545704</text:p>
          </table:table-cell>
          <table:table-cell table:style-name="ce23" table:number-columns-repeated="4"/>
          <table:table-cell table:style-name="ce21" office:value-type="string" calcext:value-type="string">
            <text:p>papier,carton,housse plastique</text:p>
          </table:table-cell>
          <table:table-cell table:style-name="ce21" office:value-type="string" calcext:value-type="string">
            <text:p>divers</text:p>
          </table:table-cell>
          <table:table-cell table:style-name="ce21"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23" table:number-columns-repeated="4"/>
          <table:table-cell table:number-columns-repeated="3"/>
          <table:table-cell table:style-name="ce21" office:value-type="string" calcext:value-type="string">
            <text:p>paper, cardboard, plastic cover</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text:s/></text:p>
          </table:table-cell>
          <table:table-cell table:formula="of:=CONCATENATE(UTILTRANSFORMEENMOTSCLES([.E35]);&quot;,&quot;;UTILTRANSFORMEENMOTSCLES([.Z35]))" office:value-type="string" office:string-value="" calcext:value-type="error">
            <text:p>#VALEUR !</text:p>
          </table:table-cell>
          <table:table-cell table:formula="of:=CONCATENATE(UTILTRANSFORMEENMOTSCLES([.E35]);&quot;,&quot;;UTILTRANSFORMEENMOTSCLES([.AJ35]))" office:value-type="string" office:string-value="" calcext:value-type="error">
            <text:p>#VALEUR !</text:p>
          </table:table-cell>
          <table:table-cell office:value-type="string" calcext:value-type="string">
            <text:p><text:s/></text:p>
          </table:table-cell>
          <table:table-cell table:style-name="ce38" table:formula="of:=JSONSTRUCTURESAJOUT([.B35];[.C35];[.E35];[.AA35];[.D35];[.F35];[.G35];[.L35];[.AB35];[.AK35];[.O35];[.P35];[.Q35];[.R35];[.T35];[.V35];[.U35];[.T35];[.W35];[.X35];[.H35];[.I35];[.Z35];[.AJ35];[.AM35];[.AN35])"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17</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Papiers de l'espoir</text:p>
          </table:table-cell>
          <table:table-cell table:style-name="ce21" office:value-type="string" calcext:value-type="string">
            <text:p>papiersdelespoir@free.fr</text:p>
          </table:table-cell>
          <table:table-cell table:style-name="ce21" office:value-type="string" calcext:value-type="string">
            <text:p>02 40 34 29 24 ou 06 75 67 98 02 ou 06 37 27 14 22 (St-Nazaire)</text:p>
          </table:table-cell>
          <table:table-cell table:style-name="ce21" office:value-type="string" calcext:value-type="string">
            <text:p><text:a xlink:href="" xlink:type="simple">http://www.lespapiersdelespoir.fr</text:a></text:p>
          </table:table-cell>
          <table:table-cell table:style-name="ce23" table:number-columns-repeated="6"/>
          <table:table-cell table:style-name="ce21" office:value-type="string" calcext:value-type="string">
            <text:p>29 Rue Maladrie</text:p>
          </table:table-cell>
          <table:table-cell table:style-name="ce23"/>
          <table:table-cell table:style-name="ce21" office:value-type="float" office:value="44120" calcext:value-type="float">
            <text:p>44120</text:p>
          </table:table-cell>
          <table:table-cell table:style-name="ce21" office:value-type="string" calcext:value-type="string">
            <text:p>VERTOU</text:p>
          </table:table-cell>
          <table:table-cell table:style-name="ce23"/>
          <table:table-cell table:style-name="ce21" office:value-type="string" calcext:value-type="string">
            <text:p>47.1842788</text:p>
          </table:table-cell>
          <table:table-cell table:style-name="ce21" office:value-type="string" calcext:value-type="string">
            <text:p>-1.4852487</text:p>
          </table:table-cell>
          <table:table-cell table:style-name="ce23" table:number-columns-repeated="4"/>
          <table:table-cell table:style-name="ce21" office:value-type="string" calcext:value-type="string">
            <text:p>papier</text:p>
          </table:table-cell>
          <table:table-cell table:style-name="ce21" office:value-type="string" calcext:value-type="string">
            <text:p>divers</text:p>
          </table:table-cell>
          <table:table-cell table:style-name="ce21"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23" table:number-columns-repeated="4"/>
          <table:table-cell table:number-columns-repeated="3"/>
          <table:table-cell table:style-name="ce21" office:value-type="string" calcext:value-type="string">
            <text:p>paper</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text:s/></text:p>
          </table:table-cell>
          <table:table-cell table:formula="of:=CONCATENATE(UTILTRANSFORMEENMOTSCLES([.E36]);&quot;,&quot;;UTILTRANSFORMEENMOTSCLES([.Z36]))" office:value-type="string" office:string-value="" calcext:value-type="error">
            <text:p>#VALEUR !</text:p>
          </table:table-cell>
          <table:table-cell table:formula="of:=CONCATENATE(UTILTRANSFORMEENMOTSCLES([.E36]);&quot;,&quot;;UTILTRANSFORMEENMOTSCLES([.AJ36]))" office:value-type="string" office:string-value="" calcext:value-type="error">
            <text:p>#VALEUR !</text:p>
          </table:table-cell>
          <table:table-cell office:value-type="string" calcext:value-type="string">
            <text:p><text:s/></text:p>
          </table:table-cell>
          <table:table-cell table:style-name="ce38" table:formula="of:=JSONSTRUCTURESAJOUT([.B36];[.C36];[.E36];[.AA36];[.D36];[.F36];[.G36];[.L36];[.AB36];[.AK36];[.O36];[.P36];[.Q36];[.R36];[.T36];[.V36];[.U36];[.T36];[.W36];[.X36];[.H36];[.I36];[.Z36];[.AJ36];[.AM36];[.AN36])"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24">
          <table:table-cell/>
          <table:table-cell table:style-name="ce21" office:value-type="string" calcext:value-type="string">
            <text:p>stco_reemploi37</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TRIS Actif Ouest</text:p>
          </table:table-cell>
          <table:table-cell table:style-name="ce21" office:value-type="string" calcext:value-type="string">
            <text:p>tris-actif-ouest@orange.fr</text:p>
          </table:table-cell>
          <table:table-cell table:style-name="ce21" office:value-type="string" calcext:value-type="string">
            <text:p>02 51 80 05 38</text:p>
          </table:table-cell>
          <table:table-cell table:style-name="ce21" office:value-type="string" calcext:value-type="string">
            <text:p><text:a xlink:href="" xlink:type="simple">http://www.actifouest.fr</text:a></text:p>
          </table:table-cell>
          <table:table-cell table:style-name="ce23" table:number-columns-repeated="3"/>
          <table:table-cell table:style-name="ce21" office:value-type="string" calcext:value-type="string">
            <text:p>02 51 80 09 36</text:p>
          </table:table-cell>
          <table:table-cell table:style-name="ce23" table:number-columns-repeated="2"/>
          <table:table-cell table:style-name="ce21" office:value-type="string" calcext:value-type="string">
            <text:p>6 rue des Piliers de la Chauvinière</text:p>
          </table:table-cell>
          <table:table-cell table:style-name="ce23"/>
          <table:table-cell table:style-name="ce21" office:value-type="float" office:value="44800" calcext:value-type="float">
            <text:p>44800</text:p>
          </table:table-cell>
          <table:table-cell table:style-name="ce21" office:value-type="string" calcext:value-type="string">
            <text:p>SAINT-HERBLAIN</text:p>
          </table:table-cell>
          <table:table-cell table:style-name="ce23"/>
          <table:table-cell table:style-name="ce21" office:value-type="string" calcext:value-type="string">
            <text:p>47.230686</text:p>
          </table:table-cell>
          <table:table-cell table:style-name="ce21" office:value-type="string" calcext:value-type="string">
            <text:p>-1.633376</text:p>
          </table:table-cell>
          <table:table-cell table:style-name="ce23"/>
          <table:table-cell table:style-name="ce21" office:value-type="string" calcext:value-type="string">
            <text:p>Lundi et jeudi : de 14h00 à 18h00, mardi, mercredi, vendredi de 9h00 à 12h30 et 14h00 à 18h00.</text:p>
          </table:table-cell>
          <table:table-cell table:style-name="ce21" office:value-type="string" calcext:value-type="string">
            <text:p>0101-3112_lu+je_14h00-18h00,0101-3112_ma+me+ve_09h00-12h30+14h00-18h00,</text:p>
          </table:table-cell>
          <table:table-cell table:style-name="ce23"/>
          <table:table-cell table:style-name="ce21" office:value-type="string" calcext:value-type="string">
            <text:p>ordi,ordinateur,pc,portable,souris,écran,clavier,cable,cartouche,tuner,magnetoscope</text:p>
          </table:table-cell>
          <table:table-cell table:style-name="ce21" office:value-type="string" calcext:value-type="string">
            <text:p>informatique</text:p>
          </table:table-cell>
          <table:table-cell table:style-name="ce21"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table:style-name="ce23" table:number-columns-repeated="4"/>
          <table:table-cell table:number-columns-repeated="3"/>
          <table:table-cell table:style-name="ce21" office:value-type="string" calcext:value-type="string">
            <text:p>computer, computer, pc, laptop</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office:value-type="string" calcext:value-type="string">
            <text:p><text:s/></text:p>
          </table:table-cell>
          <table:table-cell table:formula="of:=CONCATENATE(UTILTRANSFORMEENMOTSCLES([.E37]);&quot;,&quot;;UTILTRANSFORMEENMOTSCLES([.Z37]))" office:value-type="string" office:string-value="" calcext:value-type="error">
            <text:p>#VALEUR !</text:p>
          </table:table-cell>
          <table:table-cell table:formula="of:=CONCATENATE(UTILTRANSFORMEENMOTSCLES([.E37]);&quot;,&quot;;UTILTRANSFORMEENMOTSCLES([.AJ37]))" office:value-type="string" office:string-value="" calcext:value-type="error">
            <text:p>#VALEUR !</text:p>
          </table:table-cell>
          <table:table-cell office:value-type="string" calcext:value-type="string">
            <text:p><text:s/></text:p>
          </table:table-cell>
          <table:table-cell table:style-name="ce38" table:formula="of:=JSONSTRUCTURESAJOUT([.B37];[.C37];[.E37];[.AA37];[.D37];[.F37];[.G37];[.L37];[.AB37];[.AK37];[.O37];[.P37];[.Q37];[.R37];[.T37];[.V37];[.U37];[.T37];[.W37];[.X37];[.H37];[.I37];[.Z37];[.AJ37];[.AM37];[.AN37])"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lesmarchandsdesable</text:p>
          </table:table-cell>
          <table:table-cell table:style-name="ce21" office:value-type="string" calcext:value-type="string">
            <text:p>MieuxTrierANantes 02/15</text:p>
          </table:table-cell>
          <table:table-cell table:style-name="ce23" office:value-type="string" calcext:value-type="string">
            <text:p>Association</text:p>
          </table:table-cell>
          <table:table-cell table:style-name="ce21" office:value-type="string" calcext:value-type="string">
            <text:p>Les marchands de sable</text:p>
          </table:table-cell>
          <table:table-cell table:style-name="ce21" office:value-type="string" calcext:value-type="string">
            <text:p>lesmarchandsdesable@gmail.com</text:p>
          </table:table-cell>
          <table:table-cell table:style-name="ce21" office:value-type="string" calcext:value-type="string">
            <text:p>06 81 67 42 06</text:p>
          </table:table-cell>
          <table:table-cell table:style-name="ce21" office:value-type="string" calcext:value-type="string">
            <text:p>marchandsdesable.com</text:p>
          </table:table-cell>
          <table:table-cell table:style-name="ce23" table:number-columns-repeated="6"/>
          <table:table-cell table:style-name="ce21" office:value-type="string" calcext:value-type="string">
            <text:p>18 quai du président Wilson</text:p>
          </table:table-cell>
          <table:table-cell table:style-name="ce23"/>
          <table:table-cell table:style-name="ce21" office:value-type="float" office:value="44200" calcext:value-type="float">
            <text:p>44200</text:p>
          </table:table-cell>
          <table:table-cell table:style-name="ce21" office:value-type="string" calcext:value-type="string">
            <text:p>NANTES</text:p>
          </table:table-cell>
          <table:table-cell table:style-name="ce23"/>
          <table:table-cell table:style-name="ce21" office:value-type="string" calcext:value-type="string">
            <text:p>47.200229</text:p>
          </table:table-cell>
          <table:table-cell table:style-name="ce21" office:value-type="string" calcext:value-type="string">
            <text:p>-1.561791</text:p>
          </table:table-cell>
          <table:table-cell table:style-name="ce23" table:number-columns-repeated="4"/>
          <table:table-cell table:style-name="ce23" office:value-type="string" calcext:value-type="string">
            <text:p>meuble,bois,structure métallique</text:p>
          </table:table-cell>
          <table:table-cell table:style-name="ce21" office:value-type="string" calcext:value-type="string">
            <text:p>meuble</text:p>
          </table:table-cell>
          <table:table-cell table:style-name="ce21" office:value-type="string" calcext:value-type="string">
            <text:p>Créations d'aménagements intérieurs à partir de matériaux de réemploi.&lt;br/&gt;&lt;img src='resources/images/nantes/marchands_de_sable.jpg' /&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23" table:number-columns-repeated="4"/>
          <table:table-cell table:number-columns-repeated="3"/>
          <table:table-cell table:style-name="ce21" office:value-type="string" calcext:value-type="string">
            <text:p>furniture, wood, metal structure</text:p>
          </table:table-cell>
          <table:table-cell office:value-type="string" calcext:value-type="string">
            <text:p>Interior design creations from reused materials. &lt;br/&gt; &lt;img src='resources/images/nantes/marchands_de_sable.jpg' /&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text:s/></text:p>
          </table:table-cell>
          <table:table-cell table:formula="of:=CONCATENATE(UTILTRANSFORMEENMOTSCLES([.E38]);&quot;,&quot;;UTILTRANSFORMEENMOTSCLES([.Z38]))" office:value-type="string" office:string-value="" calcext:value-type="error">
            <text:p>#VALEUR !</text:p>
          </table:table-cell>
          <table:table-cell table:formula="of:=CONCATENATE(UTILTRANSFORMEENMOTSCLES([.E38]);&quot;,&quot;;UTILTRANSFORMEENMOTSCLES([.AJ38]))" office:value-type="string" office:string-value="" calcext:value-type="error">
            <text:p>#VALEUR !</text:p>
          </table:table-cell>
          <table:table-cell office:value-type="string" calcext:value-type="string">
            <text:p><text:s/></text:p>
          </table:table-cell>
          <table:table-cell table:style-name="ce38" table:formula="of:=JSONSTRUCTURESAJOUT([.B38];[.C38];[.E38];[.AA38];[.D38];[.F38];[.G38];[.L38];[.AB38];[.AK38];[.O38];[.P38];[.Q38];[.R38];[.T38];[.V38];[.U38];[.T38];[.W38];[.X38];[.H38];[.I38];[.Z38];[.AJ38];[.AM38];[.AN38])"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18</text:p>
          </table:table-cell>
          <table:table-cell table:style-name="ce21" office:value-type="string" calcext:value-type="string">
            <text:p>MieuxTrierANantes 01/15</text:p>
          </table:table-cell>
          <table:table-cell table:style-name="ce23" office:value-type="string" calcext:value-type="string">
            <text:p>SCOP</text:p>
          </table:table-cell>
          <table:table-cell table:style-name="ce21" office:value-type="string" calcext:value-type="string">
            <text:p>DING-FRING Rezé</text:p>
          </table:table-cell>
          <table:table-cell table:style-name="ce23"/>
          <table:table-cell table:style-name="ce21" office:value-type="string" calcext:value-type="string">
            <text:p>02 51 70 28 35</text:p>
          </table:table-cell>
          <table:table-cell table:style-name="ce21" office:value-type="string" calcext:value-type="string">
            <text:p><text:a xlink:href="" xlink:type="simple">http://www.lerelais.org/aussi.php?page=ding_fring</text:a></text:p>
          </table:table-cell>
          <table:table-cell table:style-name="ce23" table:number-columns-repeated="6"/>
          <table:table-cell table:style-name="ce21" office:value-type="string" calcext:value-type="string">
            <text:p>75 Rue de la Commune de 1871</text:p>
          </table:table-cell>
          <table:table-cell table:style-name="ce23"/>
          <table:table-cell table:style-name="ce21" office:value-type="float" office:value="44400" calcext:value-type="float">
            <text:p>44400</text:p>
          </table:table-cell>
          <table:table-cell table:style-name="ce21" office:value-type="string" calcext:value-type="string">
            <text:p>REZE</text:p>
          </table:table-cell>
          <table:table-cell table:style-name="ce23"/>
          <table:table-cell table:style-name="ce21" office:value-type="string" calcext:value-type="string">
            <text:p>47.1879293</text:p>
          </table:table-cell>
          <table:table-cell table:style-name="ce21" office:value-type="string" calcext:value-type="string">
            <text:p>-1.5515172</text:p>
          </table:table-cell>
          <table:table-cell table:style-name="ce23"/>
          <table:table-cell table:style-name="ce21" office:value-type="string" calcext:value-type="string">
            <text:p>Du lundi au vendredi de 10h à 12h30 et de 14h30 à 18h45. Le samedi de 10h à 12h30 et de 14h30 à 18h15.</text:p>
          </table:table-cell>
          <table:table-cell table:style-name="ce21" office:value-type="string" calcext:value-type="string">
            <text:p>0101-3112_lu+ma+me+je+ve_10h00-12h30+14h30-18h45,0101-3112_sa_10h00-12h30+14h30-18h45</text:p>
          </table:table-cell>
          <table:table-cell table:style-name="ce23"/>
          <table:table-cell table:style-name="ce21" office:value-type="string" calcext:value-type="string">
            <text:p>vêtement,linge, pull, pantalon, veste</text:p>
          </table:table-cell>
          <table:table-cell table:style-name="ce21" office:value-type="string" calcext:value-type="string">
            <text:p>vêtements</text:p>
          </table:table-cell>
          <table:table-cell table:style-name="ce21"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3" table:number-columns-repeated="4"/>
          <table:table-cell table:number-columns-repeated="3"/>
          <table:table-cell table:style-name="ce21"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39]);&quot;,&quot;;UTILTRANSFORMEENMOTSCLES([.Z39]))" office:value-type="string" office:string-value="" calcext:value-type="error">
            <text:p>#VALEUR !</text:p>
          </table:table-cell>
          <table:table-cell table:formula="of:=CONCATENATE(UTILTRANSFORMEENMOTSCLES([.E39]);&quot;,&quot;;UTILTRANSFORMEENMOTSCLES([.AJ39]))" office:value-type="string" office:string-value="" calcext:value-type="error">
            <text:p>#VALEUR !</text:p>
          </table:table-cell>
          <table:table-cell office:value-type="string" calcext:value-type="string">
            <text:p><text:s/></text:p>
          </table:table-cell>
          <table:table-cell table:style-name="ce38" table:formula="of:=JSONSTRUCTURESAJOUT([.B39];[.C39];[.E39];[.AA39];[.D39];[.F39];[.G39];[.L39];[.AB39];[.AK39];[.O39];[.P39];[.Q39];[.R39];[.T39];[.V39];[.U39];[.T39];[.W39];[.X39];[.H39];[.I39];[.Z39];[.AJ39];[.AM39];[.AN39])"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41</text:p>
          </table:table-cell>
          <table:table-cell table:style-name="ce21" office:value-type="string" calcext:value-type="string">
            <text:p>MieuxTrierANantes 01/15</text:p>
          </table:table-cell>
          <table:table-cell table:style-name="ce23" office:value-type="string" calcext:value-type="string">
            <text:p>SCOP</text:p>
          </table:table-cell>
          <table:table-cell table:style-name="ce21" office:value-type="string" calcext:value-type="string">
            <text:p>DING-FRING Palais des Congrès</text:p>
          </table:table-cell>
          <table:table-cell table:style-name="ce23"/>
          <table:table-cell table:style-name="ce21" office:value-type="string" calcext:value-type="string">
            <text:p>02 40 75 46 91</text:p>
          </table:table-cell>
          <table:table-cell table:style-name="ce21" office:value-type="string" calcext:value-type="string">
            <text:p><text:a xlink:href="" xlink:type="simple">http://www.lerelais.org/aussi.php?page=ding_fring</text:a></text:p>
          </table:table-cell>
          <table:table-cell table:style-name="ce23" table:number-columns-repeated="6"/>
          <table:table-cell table:style-name="ce21" office:value-type="string" calcext:value-type="string">
            <text:p>32 rue Fourré</text:p>
          </table:table-cell>
          <table:table-cell table:style-name="ce23"/>
          <table:table-cell table:style-name="ce21" office:value-type="float" office:value="44200" calcext:value-type="float">
            <text:p>44200</text:p>
          </table:table-cell>
          <table:table-cell table:style-name="ce21" office:value-type="string" calcext:value-type="string">
            <text:p>NANTES</text:p>
          </table:table-cell>
          <table:table-cell table:style-name="ce23"/>
          <table:table-cell table:style-name="ce21" office:value-type="string" calcext:value-type="string">
            <text:p>47.2119882</text:p>
          </table:table-cell>
          <table:table-cell table:style-name="ce21" office:value-type="string" calcext:value-type="string">
            <text:p>-1.5468354</text:p>
          </table:table-cell>
          <table:table-cell table:style-name="ce23"/>
          <table:table-cell table:style-name="ce21" office:value-type="string" calcext:value-type="string">
            <text:p>Du lundi au vendredi de 10h à 12h30 et de 14h30 à 18h45. Le samedi de 10h à 12h30 et de 14h30 à 18h15.</text:p>
          </table:table-cell>
          <table:table-cell table:style-name="ce21" office:value-type="string" calcext:value-type="string">
            <text:p>0101-3112_lu+ma+me+je+ve_10h00-12h30+14h30-18h45,0101-3112_sa_10h00-12h30+14h30-18h45</text:p>
          </table:table-cell>
          <table:table-cell table:style-name="ce23"/>
          <table:table-cell table:style-name="ce21" office:value-type="string" calcext:value-type="string">
            <text:p>vêtement,linge, pull, pantalon, veste</text:p>
          </table:table-cell>
          <table:table-cell table:style-name="ce21" office:value-type="string" calcext:value-type="string">
            <text:p>vêtements</text:p>
          </table:table-cell>
          <table:table-cell table:style-name="ce21"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3" table:number-columns-repeated="4"/>
          <table:table-cell table:number-columns-repeated="3"/>
          <table:table-cell table:style-name="ce21"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0]);&quot;,&quot;;UTILTRANSFORMEENMOTSCLES([.Z40]))" office:value-type="string" office:string-value="" calcext:value-type="error">
            <text:p>#VALEUR !</text:p>
          </table:table-cell>
          <table:table-cell table:formula="of:=CONCATENATE(UTILTRANSFORMEENMOTSCLES([.E40]);&quot;,&quot;;UTILTRANSFORMEENMOTSCLES([.AJ40]))" office:value-type="string" office:string-value="" calcext:value-type="error">
            <text:p>#VALEUR !</text:p>
          </table:table-cell>
          <table:table-cell office:value-type="string" calcext:value-type="string">
            <text:p><text:s/></text:p>
          </table:table-cell>
          <table:table-cell table:style-name="ce38" table:formula="of:=JSONSTRUCTURESAJOUT([.B40];[.C40];[.E40];[.AA40];[.D40];[.F40];[.G40];[.L40];[.AB40];[.AK40];[.O40];[.P40];[.Q40];[.R40];[.T40];[.V40];[.U40];[.T40];[.W40];[.X40];[.H40];[.I40];[.Z40];[.AJ40];[.AM40];[.AN40])"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52</text:p>
          </table:table-cell>
          <table:table-cell table:style-name="ce21" office:value-type="string" calcext:value-type="string">
            <text:p>MieuxTrierANantes 01/15</text:p>
          </table:table-cell>
          <table:table-cell table:style-name="ce23" office:value-type="string" calcext:value-type="string">
            <text:p>SCOP</text:p>
          </table:table-cell>
          <table:table-cell table:style-name="ce21" office:value-type="string" calcext:value-type="string">
            <text:p>DING-FRING Chantier Navals</text:p>
          </table:table-cell>
          <table:table-cell table:style-name="ce23"/>
          <table:table-cell table:style-name="ce21" office:value-type="string" calcext:value-type="string">
            <text:p>02 40 69 13 89</text:p>
          </table:table-cell>
          <table:table-cell table:style-name="ce21" office:value-type="string" calcext:value-type="string">
            <text:p><text:a xlink:href="" xlink:type="simple">http://www.lerelais.org/aussi.php?page=ding_fring</text:a></text:p>
          </table:table-cell>
          <table:table-cell table:style-name="ce23" table:number-columns-repeated="6"/>
          <table:table-cell table:style-name="ce21" office:value-type="string" calcext:value-type="string">
            <text:p>5 rue Charles Brunelière</text:p>
          </table:table-cell>
          <table:table-cell table:style-name="ce23"/>
          <table:table-cell table:style-name="ce21" office:value-type="float" office:value="44200" calcext:value-type="float">
            <text:p>44200</text:p>
          </table:table-cell>
          <table:table-cell table:style-name="ce21" office:value-type="string" calcext:value-type="string">
            <text:p>NANTES</text:p>
          </table:table-cell>
          <table:table-cell table:style-name="ce23"/>
          <table:table-cell table:style-name="ce21" office:value-type="string" calcext:value-type="string">
            <text:p>47.2092982</text:p>
          </table:table-cell>
          <table:table-cell table:style-name="ce21" office:value-type="string" calcext:value-type="string">
            <text:p>-1.5692261</text:p>
          </table:table-cell>
          <table:table-cell table:style-name="ce23"/>
          <table:table-cell table:style-name="ce21" office:value-type="string" calcext:value-type="string">
            <text:p>Du lundi au vendredi de 10h à 12h30 et de 14h30 à 18h45. Le samedi de 10h à 12h30 et de 14h30 à 18h15.</text:p>
          </table:table-cell>
          <table:table-cell table:style-name="ce21" office:value-type="string" calcext:value-type="string">
            <text:p>0101-3112_lu+ma+me+je+ve_10h00-12h30+14h30-18h45,0101-3112_sa_10h00-12h30+14h30-18h45</text:p>
          </table:table-cell>
          <table:table-cell table:style-name="ce23"/>
          <table:table-cell table:style-name="ce21" office:value-type="string" calcext:value-type="string">
            <text:p>vêtement,linge, pull, pantalon, veste</text:p>
          </table:table-cell>
          <table:table-cell table:style-name="ce21" office:value-type="string" calcext:value-type="string">
            <text:p>vêtements</text:p>
          </table:table-cell>
          <table:table-cell table:style-name="ce21"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3" table:number-columns-repeated="4"/>
          <table:table-cell table:number-columns-repeated="3"/>
          <table:table-cell table:style-name="ce21"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1]);&quot;,&quot;;UTILTRANSFORMEENMOTSCLES([.Z41]))" office:value-type="string" office:string-value="" calcext:value-type="error">
            <text:p>#VALEUR !</text:p>
          </table:table-cell>
          <table:table-cell table:formula="of:=CONCATENATE(UTILTRANSFORMEENMOTSCLES([.E41]);&quot;,&quot;;UTILTRANSFORMEENMOTSCLES([.AJ41]))" office:value-type="string" office:string-value="" calcext:value-type="error">
            <text:p>#VALEUR !</text:p>
          </table:table-cell>
          <table:table-cell office:value-type="string" calcext:value-type="string">
            <text:p><text:s/></text:p>
          </table:table-cell>
          <table:table-cell table:style-name="ce38" table:formula="of:=JSONSTRUCTURESAJOUT([.B41];[.C41];[.E41];[.AA41];[.D41];[.F41];[.G41];[.L41];[.AB41];[.AK41];[.O41];[.P41];[.Q41];[.R41];[.T41];[.V41];[.U41];[.T41];[.W41];[.X41];[.H41];[.I41];[.Z41];[.AJ41];[.AM41];[.AN41])"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7">
          <table:table-cell/>
          <table:table-cell table:style-name="ce21" office:value-type="string" calcext:value-type="string">
            <text:p>stco_reemploi64</text:p>
          </table:table-cell>
          <table:table-cell table:style-name="ce21" office:value-type="string" calcext:value-type="string">
            <text:p>MieuxTrierANantes 01/15</text:p>
          </table:table-cell>
          <table:table-cell table:style-name="ce23" office:value-type="string" calcext:value-type="string">
            <text:p>SCOP</text:p>
          </table:table-cell>
          <table:table-cell table:style-name="ce21" office:value-type="string" calcext:value-type="string">
            <text:p>DING-FRING Nantes Erdre Grand Clos</text:p>
          </table:table-cell>
          <table:table-cell table:style-name="ce23"/>
          <table:table-cell table:style-name="ce21" office:value-type="string" calcext:value-type="string">
            <text:p>02 40 20 87 11</text:p>
          </table:table-cell>
          <table:table-cell table:style-name="ce21" office:value-type="string" calcext:value-type="string">
            <text:p><text:a xlink:href="" xlink:type="simple">http://www.lerelais.org/aussi.php?page=ding_fring</text:a></text:p>
          </table:table-cell>
          <table:table-cell table:style-name="ce23" table:number-columns-repeated="6"/>
          <table:table-cell table:style-name="ce21" office:value-type="string" calcext:value-type="string">
            <text:p>15 rue des Marsauderies </text:p>
          </table:table-cell>
          <table:table-cell table:style-name="ce23"/>
          <table:table-cell table:style-name="ce21" office:value-type="float" office:value="44000" calcext:value-type="float">
            <text:p>44000</text:p>
          </table:table-cell>
          <table:table-cell table:style-name="ce21" office:value-type="string" calcext:value-type="string">
            <text:p>NANTES</text:p>
          </table:table-cell>
          <table:table-cell table:style-name="ce23"/>
          <table:table-cell table:style-name="ce21" office:value-type="string" calcext:value-type="string">
            <text:p>47.2414082</text:p>
          </table:table-cell>
          <table:table-cell table:style-name="ce21" office:value-type="string" calcext:value-type="string">
            <text:p>-1.5318757</text:p>
          </table:table-cell>
          <table:table-cell table:style-name="ce23"/>
          <table:table-cell table:style-name="ce21" office:value-type="string" calcext:value-type="string">
            <text:p>Du lundi au vendredi de 10h à 19h00 et le samedi de 10h à 12h et de 14h à 18h30</text:p>
          </table:table-cell>
          <table:table-cell table:style-name="ce21" office:value-type="string" calcext:value-type="string">
            <text:p>0101-3112_lu+ma+me+je+ve_10h00-12h30+14h30-18h45,0101-3112_sa_10h00-12h30+14h30-18h45</text:p>
          </table:table-cell>
          <table:table-cell table:style-name="ce23"/>
          <table:table-cell table:style-name="ce21" office:value-type="string" calcext:value-type="string">
            <text:p>vêtement,linge, pull, pantalon, veste</text:p>
          </table:table-cell>
          <table:table-cell table:style-name="ce21" office:value-type="string" calcext:value-type="string">
            <text:p>vêtements</text:p>
          </table:table-cell>
          <table:table-cell table:style-name="ce21"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23" table:number-columns-repeated="4"/>
          <table:table-cell table:number-columns-repeated="3"/>
          <table:table-cell table:style-name="ce21"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2]);&quot;,&quot;;UTILTRANSFORMEENMOTSCLES([.Z42]))" office:value-type="string" office:string-value="" calcext:value-type="error">
            <text:p>#VALEUR !</text:p>
          </table:table-cell>
          <table:table-cell table:formula="of:=CONCATENATE(UTILTRANSFORMEENMOTSCLES([.E42]);&quot;,&quot;;UTILTRANSFORMEENMOTSCLES([.AJ42]))" office:value-type="string" office:string-value="" calcext:value-type="error">
            <text:p>#VALEUR !</text:p>
          </table:table-cell>
          <table:table-cell office:value-type="string" calcext:value-type="string">
            <text:p><text:s/></text:p>
          </table:table-cell>
          <table:table-cell table:style-name="ce38" table:formula="of:=JSONSTRUCTURESAJOUT([.B42];[.C42];[.E42];[.AA42];[.D42];[.F42];[.G42];[.L42];[.AB42];[.AK42];[.O42];[.P42];[.Q42];[.R42];[.T42];[.V42];[.U42];[.T42];[.W42];[.X42];[.H42];[.I42];[.Z42];[.AJ42];[.AM42];[.AN42])"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33</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Envie 44 Saint Herblain</text:p>
          </table:table-cell>
          <table:table-cell table:style-name="ce21" office:value-type="string" calcext:value-type="string">
            <text:p>magasin44sth@envie.org</text:p>
          </table:table-cell>
          <table:table-cell table:style-name="ce21" office:value-type="string" calcext:value-type="string">
            <text:p>02 40 43 21 11 </text:p>
          </table:table-cell>
          <table:table-cell table:style-name="ce21" office:value-type="string" calcext:value-type="string">
            <text:p><text:a xlink:href="" xlink:type="simple">http://www.envie-44.org/nos-magasins/nantes-st-herblain.html</text:a></text:p>
          </table:table-cell>
          <table:table-cell table:style-name="ce23" table:number-columns-repeated="3"/>
          <table:table-cell table:style-name="ce21" office:value-type="string" calcext:value-type="string">
            <text:p>02 40 43 82 96</text:p>
          </table:table-cell>
          <table:table-cell table:style-name="ce23" table:number-columns-repeated="2"/>
          <table:table-cell table:style-name="ce21" office:value-type="string" calcext:value-type="string">
            <text:p>18 rue Bobby Sands</text:p>
          </table:table-cell>
          <table:table-cell table:style-name="ce23"/>
          <table:table-cell table:style-name="ce21" office:value-type="float" office:value="44800" calcext:value-type="float">
            <text:p>44800</text:p>
          </table:table-cell>
          <table:table-cell table:style-name="ce21" office:value-type="string" calcext:value-type="string">
            <text:p>SAINT-HERBLAIN</text:p>
          </table:table-cell>
          <table:table-cell table:style-name="ce23"/>
          <table:table-cell table:style-name="ce21" office:value-type="string" calcext:value-type="string">
            <text:p>47.233582</text:p>
          </table:table-cell>
          <table:table-cell table:style-name="ce21" office:value-type="string" calcext:value-type="string">
            <text:p>-1.652637</text:p>
          </table:table-cell>
          <table:table-cell table:style-name="ce23"/>
          <table:table-cell table:style-name="ce21" office:value-type="string" calcext:value-type="string">
            <text:p>Du lundi au samedi de 10h à 13h et de 14h à 19h</text:p>
          </table:table-cell>
          <table:table-cell table:style-name="ce21" office:value-type="string" calcext:value-type="string">
            <text:p>0101-3112_lu+ma+me+je+ve+sa_12h00-14h00+14h00-19h00</text:p>
          </table:table-cell>
          <table:table-cell table:style-name="ce23"/>
          <table:table-cell table:style-name="ce21" office:value-type="string" calcext:value-type="string">
            <text:p>électroménager,réfrigérateur,télévision,lave-vaisselle,congélateur,envie44</text:p>
          </table:table-cell>
          <table:table-cell table:style-name="ce21" office:value-type="string" calcext:value-type="string">
            <text:p>électroménager</text:p>
          </table:table-cell>
          <table:table-cell table:style-name="ce21" office:value-type="string" calcext:value-type="string">
            <text:p>Récupération et vente d'électroménager &lt;br/&gt;&lt;img src='resources/images/images_non_libres/envie44_petit.jpg' /&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23" table:number-columns-repeated="4"/>
          <table:table-cell table:number-columns-repeated="3"/>
          <table:table-cell table:style-name="ce21" office:value-type="string" calcext:value-type="string">
            <text:p>appliances, refrigerator, television, dishwasher, freezer, envie44</text:p>
          </table:table-cell>
          <table:table-cell office:value-type="string" calcext:value-type="string">
            <text:p>Recovery and sale of appliances &lt;br/&gt; &lt;img src='resources/images/images_non_libres/envie44_petit.jpg '/&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text:s/></text:p>
          </table:table-cell>
          <table:table-cell table:formula="of:=CONCATENATE(UTILTRANSFORMEENMOTSCLES([.E43]);&quot;,&quot;;UTILTRANSFORMEENMOTSCLES([.Z43]))" office:value-type="string" office:string-value="" calcext:value-type="error">
            <text:p>#VALEUR !</text:p>
          </table:table-cell>
          <table:table-cell table:formula="of:=CONCATENATE(UTILTRANSFORMEENMOTSCLES([.E43]);&quot;,&quot;;UTILTRANSFORMEENMOTSCLES([.AJ43]))" office:value-type="string" office:string-value="" calcext:value-type="error">
            <text:p>#VALEUR !</text:p>
          </table:table-cell>
          <table:table-cell office:value-type="string" calcext:value-type="string">
            <text:p><text:s/></text:p>
          </table:table-cell>
          <table:table-cell table:style-name="ce38" table:formula="of:=JSONSTRUCTURESAJOUT([.B43];[.C43];[.E43];[.AA43];[.D43];[.F43];[.G43];[.L43];[.AB43];[.AK43];[.O43];[.P43];[.Q43];[.R43];[.T43];[.V43];[.U43];[.T43];[.W43];[.X43];[.H43];[.I43];[.Z43];[.AJ43];[.AM43];[.AN43])"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8</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Orthopédie sans Frontières</text:p>
          </table:table-cell>
          <table:table-cell table:style-name="ce23"/>
          <table:table-cell table:style-name="ce21" office:value-type="string" calcext:value-type="string">
            <text:p>06.83.45.78.96</text:p>
          </table:table-cell>
          <table:table-cell table:style-name="ce21" office:value-type="string" calcext:value-type="string">
            <text:p><text:a xlink:href="" xlink:type="simple">osfafrique.org</text:a></text:p>
          </table:table-cell>
          <table:table-cell table:style-name="ce23" table:number-columns-repeated="6"/>
          <table:table-cell table:style-name="ce21" office:value-type="string" calcext:value-type="string">
            <text:p>La Métairie</text:p>
          </table:table-cell>
          <table:table-cell table:style-name="ce23"/>
          <table:table-cell table:style-name="ce21" office:value-type="float" office:value="44800" calcext:value-type="float">
            <text:p>44800</text:p>
          </table:table-cell>
          <table:table-cell table:style-name="ce21" office:value-type="string" calcext:value-type="string">
            <text:p>SAINT-HERBLAIN</text:p>
          </table:table-cell>
          <table:table-cell table:style-name="ce23"/>
          <table:table-cell table:style-name="ce21" office:value-type="string" calcext:value-type="string">
            <text:p>47.229244</text:p>
          </table:table-cell>
          <table:table-cell table:style-name="ce21" office:value-type="string" calcext:value-type="string">
            <text:p>-1.661669</text:p>
          </table:table-cell>
          <table:table-cell table:style-name="ce23"/>
          <table:table-cell table:style-name="ce21" office:value-type="string" calcext:value-type="string">
            <text:p>Le jeudi de 9h à 12h et de 14h à 17h30 </text:p>
          </table:table-cell>
          <table:table-cell table:style-name="ce21" office:value-type="string" calcext:value-type="string">
            <text:p>0101-3112_je_09h00-12h00+14h00-17h30</text:p>
          </table:table-cell>
          <table:table-cell table:style-name="ce23"/>
          <table:table-cell table:style-name="ce21" office:value-type="string" calcext:value-type="string">
            <text:p>lunette,auditif,fauteuil roulant</text:p>
          </table:table-cell>
          <table:table-cell table:style-name="ce21" office:value-type="string" calcext:value-type="string">
            <text:p>divers</text:p>
          </table:table-cell>
          <table:table-cell table:style-name="ce21"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table:style-name="ce23" table:number-columns-repeated="4"/>
          <table:table-cell table:number-columns-repeated="3"/>
          <table:table-cell table:style-name="ce21" office:value-type="string" calcext:value-type="string">
            <text:p>glasses, hearing, wheelchair</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text:s/></text:p>
          </table:table-cell>
          <table:table-cell table:formula="of:=CONCATENATE(UTILTRANSFORMEENMOTSCLES([.E44]);&quot;,&quot;;UTILTRANSFORMEENMOTSCLES([.Z44]))" office:value-type="string" office:string-value="" calcext:value-type="error">
            <text:p>#VALEUR !</text:p>
          </table:table-cell>
          <table:table-cell table:formula="of:=CONCATENATE(UTILTRANSFORMEENMOTSCLES([.E44]);&quot;,&quot;;UTILTRANSFORMEENMOTSCLES([.AJ44]))" office:value-type="string" office:string-value="" calcext:value-type="error">
            <text:p>#VALEUR !</text:p>
          </table:table-cell>
          <table:table-cell office:value-type="string" calcext:value-type="string">
            <text:p><text:s/></text:p>
          </table:table-cell>
          <table:table-cell table:style-name="ce38" table:formula="of:=JSONSTRUCTURESAJOUT([.B44];[.C44];[.E44];[.AA44];[.D44];[.F44];[.G44];[.L44];[.AB44];[.AK44];[.O44];[.P44];[.Q44];[.R44];[.T44];[.V44];[.U44];[.T44];[.W44];[.X44];[.H44];[.I44];[.Z44];[.AJ44];[.AM44];[.AN44])"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0</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Véti Frat - La Fraternité </text:p>
          </table:table-cell>
          <table:table-cell table:style-name="ce21" office:value-type="string" calcext:value-type="string">
            <text:p>ecoutedelarue@orange.fr </text:p>
          </table:table-cell>
          <table:table-cell table:style-name="ce21" office:value-type="string" calcext:value-type="string">
            <text:p>02 40 69 37 63</text:p>
          </table:table-cell>
          <table:table-cell table:style-name="ce21" office:value-type="string" calcext:value-type="string">
            <text:p><text:a xlink:href="" xlink:type="simple">http://www.petitsfreres.asso.fr/nos-implantations/44016-01-fraternite-de-nantes.html</text:a></text:p>
          </table:table-cell>
          <table:table-cell table:style-name="ce23" table:number-columns-repeated="6"/>
          <table:table-cell table:style-name="ce21" office:value-type="string" calcext:value-type="string">
            <text:p>3, rue Amiral Du Chaffault </text:p>
          </table:table-cell>
          <table:table-cell table:style-name="ce23"/>
          <table:table-cell table:style-name="ce21" office:value-type="float" office:value="44100" calcext:value-type="float">
            <text:p>44100</text:p>
          </table:table-cell>
          <table:table-cell table:style-name="ce21" office:value-type="string" calcext:value-type="string">
            <text:p>NANTES</text:p>
          </table:table-cell>
          <table:table-cell table:style-name="ce23"/>
          <table:table-cell table:style-name="ce21" office:value-type="string" calcext:value-type="string">
            <text:p>47.2097351</text:p>
          </table:table-cell>
          <table:table-cell table:style-name="ce21" office:value-type="string" calcext:value-type="string">
            <text:p>-1.5801384</text:p>
          </table:table-cell>
          <table:table-cell table:style-name="ce23"/>
          <table:table-cell table:style-name="ce21" office:value-type="string" calcext:value-type="string">
            <text:p>du mardi au vendredi de 14h à 17h30, Le samedi de 10h à 12h15</text:p>
          </table:table-cell>
          <table:table-cell table:style-name="ce21" office:value-type="string" calcext:value-type="string">
            <text:p>0101-3112_ma+me+je+ve_14h00-17h30,0101-3112_sa_10h00-12h15</text:p>
          </table:table-cell>
          <table:table-cell table:style-name="ce23"/>
          <table:table-cell table:style-name="ce21" office:value-type="string" calcext:value-type="string">
            <text:p>électroménager, livres/BD/CD/DVD, jouet, meuble, vêtements, divers</text:p>
          </table:table-cell>
          <table:table-cell table:style-name="ce23" office:value-type="string" calcext:value-type="string">
            <text:p>divers</text:p>
          </table:table-cell>
          <table:table-cell table:style-name="ce21"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table:style-name="ce23" table:number-columns-repeated="4"/>
          <table:table-cell table:number-columns-repeated="3"/>
          <table:table-cell table:style-name="ce21" office:value-type="string" calcext:value-type="string">
            <text:p>appliances, books / BD / CD / DVD, toy, furniture, clothing, miscellaneous</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text:s/></text:p>
          </table:table-cell>
          <table:table-cell table:formula="of:=CONCATENATE(UTILTRANSFORMEENMOTSCLES([.E45]);&quot;,&quot;;UTILTRANSFORMEENMOTSCLES([.Z45]))" office:value-type="string" office:string-value="" calcext:value-type="error">
            <text:p>#VALEUR !</text:p>
          </table:table-cell>
          <table:table-cell table:formula="of:=CONCATENATE(UTILTRANSFORMEENMOTSCLES([.E45]);&quot;,&quot;;UTILTRANSFORMEENMOTSCLES([.AJ45]))" office:value-type="string" office:string-value="" calcext:value-type="error">
            <text:p>#VALEUR !</text:p>
          </table:table-cell>
          <table:table-cell office:value-type="string" calcext:value-type="string">
            <text:p><text:s/></text:p>
          </table:table-cell>
          <table:table-cell table:style-name="ce38" table:formula="of:=JSONSTRUCTURESAJOUT([.B45];[.C45];[.E45];[.AA45];[.D45];[.F45];[.G45];[.L45];[.AB45];[.AK45];[.O45];[.P45];[.Q45];[.R45];[.T45];[.V45];[.U45];[.T45];[.W45];[.X45];[.H45];[.I45];[.Z45];[.AJ45];[.AM45];[.AN45])"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1</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Secours populaire</text:p>
          </table:table-cell>
          <table:table-cell table:style-name="ce21" office:value-type="string" calcext:value-type="string">
            <text:p>contact@spf44.org</text:p>
          </table:table-cell>
          <table:table-cell table:style-name="ce21" office:value-type="string" calcext:value-type="string">
            <text:p>02 40 74 14 14 </text:p>
          </table:table-cell>
          <table:table-cell table:style-name="ce21" office:value-type="string" calcext:value-type="string">
            <text:p><text:a xlink:href="" xlink:type="simple">https://www.secourspopulaire.fr/44/</text:a></text:p>
          </table:table-cell>
          <table:table-cell table:style-name="ce23" table:number-columns-repeated="3"/>
          <table:table-cell table:style-name="ce21" office:value-type="string" calcext:value-type="string">
            <text:p>02 40 74 34 64 </text:p>
          </table:table-cell>
          <table:table-cell table:style-name="ce23" table:number-columns-repeated="2"/>
          <table:table-cell table:style-name="ce21" office:value-type="string" calcext:value-type="string">
            <text:p>163 Rue Paul Bellamy</text:p>
          </table:table-cell>
          <table:table-cell table:style-name="ce23"/>
          <table:table-cell table:style-name="ce21" office:value-type="float" office:value="44000" calcext:value-type="float">
            <text:p>44000</text:p>
          </table:table-cell>
          <table:table-cell table:style-name="ce21" office:value-type="string" calcext:value-type="string">
            <text:p>NANTES</text:p>
          </table:table-cell>
          <table:table-cell table:style-name="ce23"/>
          <table:table-cell table:style-name="ce21" office:value-type="string" calcext:value-type="string">
            <text:p>47.227348</text:p>
          </table:table-cell>
          <table:table-cell table:style-name="ce21" office:value-type="string" calcext:value-type="string">
            <text:p>-1.560953</text:p>
          </table:table-cell>
          <table:table-cell table:style-name="ce23"/>
          <table:table-cell table:style-name="ce21" office:value-type="string" calcext:value-type="string">
            <text:p>Tous les jours du lundi au vendredi de 8h30 à 12h30 et de 13h30 à 17h30 (17h00 le vendredi)</text:p>
          </table:table-cell>
          <table:table-cell table:style-name="ce21" office:value-type="string" calcext:value-type="string">
            <text:p>0101-3112_lu+ma+me+je+ve_08h30-12h30+13h30-17h30,0101-3112_lu+ma+me+je+ve_08h30-12h30+13h30-17h00</text:p>
          </table:table-cell>
          <table:table-cell table:style-name="ce23"/>
          <table:table-cell table:style-name="ce21" office:value-type="string" calcext:value-type="string">
            <text:p>vêtement,meuble,électroménager</text:p>
          </table:table-cell>
          <table:table-cell table:style-name="ce21" office:value-type="string" calcext:value-type="string">
            <text:p>meuble, vêtements, électroménager</text:p>
          </table:table-cell>
          <table:table-cell table:style-name="ce21" office:value-type="string" calcext:value-type="string">
            <text:p>Récupération de vêtements, meubles, électroménagers</text:p>
          </table:table-cell>
          <table:table-cell table:style-name="ce23" table:number-columns-repeated="4"/>
          <table:table-cell table:number-columns-repeated="3"/>
          <table:table-cell table:style-name="ce21" office:value-type="string" calcext:value-type="string">
            <text:p>clothing, furniture, appliances</text:p>
          </table:table-cell>
          <table:table-cell office:value-type="string" calcext:value-type="string">
            <text:p>Recovery of clothing, furniture, appliances</text:p>
          </table:table-cell>
          <table:table-cell office:value-type="string" calcext:value-type="string">
            <text:p><text:s/></text:p>
          </table:table-cell>
          <table:table-cell table:formula="of:=CONCATENATE(UTILTRANSFORMEENMOTSCLES([.E46]);&quot;,&quot;;UTILTRANSFORMEENMOTSCLES([.Z46]))" office:value-type="string" office:string-value="" calcext:value-type="error">
            <text:p>#VALEUR !</text:p>
          </table:table-cell>
          <table:table-cell table:formula="of:=CONCATENATE(UTILTRANSFORMEENMOTSCLES([.E46]);&quot;,&quot;;UTILTRANSFORMEENMOTSCLES([.AJ46]))" office:value-type="string" office:string-value="" calcext:value-type="error">
            <text:p>#VALEUR !</text:p>
          </table:table-cell>
          <table:table-cell office:value-type="string" calcext:value-type="string">
            <text:p><text:s/></text:p>
          </table:table-cell>
          <table:table-cell table:style-name="ce38" table:formula="of:=JSONSTRUCTURESAJOUT([.B46];[.C46];[.E46];[.AA46];[.D46];[.F46];[.G46];[.L46];[.AB46];[.AK46];[.O46];[.P46];[.Q46];[.R46];[.T46];[.V46];[.U46];[.T46];[.W46];[.X46];[.H46];[.I46];[.Z46];[.AJ46];[.AM46];[.AN46])"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47</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La Croix Rouge / Vestiboutique</text:p>
          </table:table-cell>
          <table:table-cell table:style-name="ce21" office:value-type="string" calcext:value-type="string">
            <text:p>dl.nantes@croix-rouge.fr</text:p>
          </table:table-cell>
          <table:table-cell table:style-name="ce21" office:value-type="string" calcext:value-type="string">
            <text:p>02 51 89 10 70 </text:p>
          </table:table-cell>
          <table:table-cell table:style-name="ce21" office:value-type="string" calcext:value-type="string">
            <text:p><text:a xlink:href="" xlink:type="simple">www.croix-rouge.fr</text:a></text:p>
          </table:table-cell>
          <table:table-cell table:style-name="ce23" table:number-columns-repeated="6"/>
          <table:table-cell table:style-name="ce21" office:value-type="string" calcext:value-type="string">
            <text:p>51 bis rue de la Moisdonnière</text:p>
          </table:table-cell>
          <table:table-cell table:style-name="ce23"/>
          <table:table-cell table:style-name="ce21" office:value-type="float" office:value="44300" calcext:value-type="float">
            <text:p>44300</text:p>
          </table:table-cell>
          <table:table-cell table:style-name="ce21" office:value-type="string" calcext:value-type="string">
            <text:p>NANTES</text:p>
          </table:table-cell>
          <table:table-cell table:style-name="ce23"/>
          <table:table-cell table:style-name="ce21" office:value-type="string" calcext:value-type="string">
            <text:p>47.23558</text:p>
          </table:table-cell>
          <table:table-cell table:style-name="ce21" office:value-type="string" calcext:value-type="string">
            <text:p>-1.53276</text:p>
          </table:table-cell>
          <table:table-cell table:style-name="ce23"/>
          <table:table-cell table:style-name="ce21" office:value-type="string" calcext:value-type="string">
            <text:p>Mardi et jeudi de 9h30 à 12h00 et de 14h00 à 17h00</text:p>
          </table:table-cell>
          <table:table-cell table:style-name="ce21" office:value-type="string" calcext:value-type="string">
            <text:p>0101-3112_ma+je_09h30-12h00,0101-3112_ma+je_14h00-17h00</text:p>
          </table:table-cell>
          <table:table-cell table:style-name="ce23"/>
          <table:table-cell table:style-name="ce21" office:value-type="string" calcext:value-type="string">
            <text:p>vêtement,livre,jouet,vaisselle,bibelot</text:p>
          </table:table-cell>
          <table:table-cell table:style-name="ce21" office:value-type="string" calcext:value-type="string">
            <text:p>vêtements, livres/bd/cd/dvd, jouet, divers</text:p>
          </table:table-cell>
          <table:table-cell table:style-name="ce21" office:value-type="string" calcext:value-type="string">
            <text:p>Récupération et distribution de vêtements, livres, jouets, vaisselle, bibelots</text:p>
          </table:table-cell>
          <table:table-cell table:style-name="ce23" table:number-columns-repeated="4"/>
          <table:table-cell table:number-columns-repeated="3"/>
          <table:table-cell table:style-name="ce21" office:value-type="string" calcext:value-type="string">
            <text:p>clothing, books, toys, crockery, trinket</text:p>
          </table:table-cell>
          <table:table-cell office:value-type="string" calcext:value-type="string">
            <text:p>Recovery and distribution of clothes, books, toys, dishes, knickknacks</text:p>
          </table:table-cell>
          <table:table-cell office:value-type="string" calcext:value-type="string">
            <text:p><text:s/></text:p>
          </table:table-cell>
          <table:table-cell table:formula="of:=CONCATENATE(UTILTRANSFORMEENMOTSCLES([.E47]);&quot;,&quot;;UTILTRANSFORMEENMOTSCLES([.Z47]))" office:value-type="string" office:string-value="" calcext:value-type="error">
            <text:p>#VALEUR !</text:p>
          </table:table-cell>
          <table:table-cell table:formula="of:=CONCATENATE(UTILTRANSFORMEENMOTSCLES([.E47]);&quot;,&quot;;UTILTRANSFORMEENMOTSCLES([.AJ47]))" office:value-type="string" office:string-value="" calcext:value-type="error">
            <text:p>#VALEUR !</text:p>
          </table:table-cell>
          <table:table-cell office:value-type="string" calcext:value-type="string">
            <text:p><text:s/></text:p>
          </table:table-cell>
          <table:table-cell table:style-name="ce38" table:formula="of:=JSONSTRUCTURESAJOUT([.B47];[.C47];[.E47];[.AA47];[.D47];[.F47];[.G47];[.L47];[.AB47];[.AK47];[.O47];[.P47];[.Q47];[.R47];[.T47];[.V47];[.U47];[.T47];[.W47];[.X47];[.H47];[.I47];[.Z47];[.AJ47];[.AM47];[.AN47])"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47</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La Croix Rouge / Meubles</text:p>
          </table:table-cell>
          <table:table-cell table:style-name="ce21" office:value-type="string" calcext:value-type="string">
            <text:p>henrilonguemard@yahoo.fr </text:p>
          </table:table-cell>
          <table:table-cell table:style-name="ce21" office:value-type="string" calcext:value-type="string">
            <text:p>02 51 89 47 62</text:p>
          </table:table-cell>
          <table:table-cell table:style-name="ce21" office:value-type="string" calcext:value-type="string">
            <text:p><text:a xlink:href="" xlink:type="simple">www.croix-rouge.fr</text:a></text:p>
          </table:table-cell>
          <table:table-cell table:style-name="ce23" table:number-columns-repeated="6"/>
          <table:table-cell table:style-name="ce21" office:value-type="string" calcext:value-type="string">
            <text:p>8 rue des petites industries</text:p>
          </table:table-cell>
          <table:table-cell table:style-name="ce23"/>
          <table:table-cell table:style-name="ce21" office:value-type="float" office:value="44470" calcext:value-type="float">
            <text:p>44470</text:p>
          </table:table-cell>
          <table:table-cell table:style-name="ce21" office:value-type="string" calcext:value-type="string">
            <text:p>CARQUEFOU</text:p>
          </table:table-cell>
          <table:table-cell table:style-name="ce23"/>
          <table:table-cell table:style-name="ce21" office:value-type="string" calcext:value-type="string">
            <text:p>47.265602</text:p>
          </table:table-cell>
          <table:table-cell table:style-name="ce21" office:value-type="string" calcext:value-type="string">
            <text:p>-1.493419 </text:p>
          </table:table-cell>
          <table:table-cell table:style-name="ce23"/>
          <table:table-cell table:style-name="ce21" office:value-type="string" calcext:value-type="string">
            <text:p>Vendredi de 14 h à 17 h</text:p>
          </table:table-cell>
          <table:table-cell table:style-name="ce21" office:value-type="string" calcext:value-type="string">
            <text:p>0101-3112_ve_14h00-17h00</text:p>
          </table:table-cell>
          <table:table-cell table:style-name="ce23"/>
          <table:table-cell table:style-name="ce21" office:value-type="string" calcext:value-type="string">
            <text:p>meubles,luminaire,canapé,literie,petit et gros électroménager,articles de décoration</text:p>
          </table:table-cell>
          <table:table-cell table:style-name="ce21" office:value-type="string" calcext:value-type="string">
            <text:p>vêtements, livres/bd/cd/dvd, jouet, divers</text:p>
          </table:table-cell>
          <table:table-cell table:style-name="ce21" office:value-type="string" calcext:value-type="string">
            <text:p>Ventes de meubles, petits meubles, meubles de bureau, luminaire, canapé, literie, meubles de cuisine, petit et gros électroménager, articles de décoration. À petits prix.</text:p>
          </table:table-cell>
          <table:table-cell table:style-name="ce23" table:number-columns-repeated="4"/>
          <table:table-cell table:number-columns-repeated="3"/>
          <table:table-cell table:style-name="ce21" office:value-type="string" calcext:value-type="string">
            <text:p>furniture, lighting, sofa, bedding, small and large appliances, decorative items</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text:s/></text:p>
          </table:table-cell>
          <table:table-cell table:formula="of:=CONCATENATE(UTILTRANSFORMEENMOTSCLES([.E48]);&quot;,&quot;;UTILTRANSFORMEENMOTSCLES([.Z48]))" office:value-type="string" office:string-value="" calcext:value-type="error">
            <text:p>#VALEUR !</text:p>
          </table:table-cell>
          <table:table-cell table:formula="of:=CONCATENATE(UTILTRANSFORMEENMOTSCLES([.E48]);&quot;,&quot;;UTILTRANSFORMEENMOTSCLES([.AJ48]))" office:value-type="string" office:string-value="" calcext:value-type="error">
            <text:p>#VALEUR !</text:p>
          </table:table-cell>
          <table:table-cell office:value-type="string" calcext:value-type="string">
            <text:p><text:s/></text:p>
          </table:table-cell>
          <table:table-cell table:style-name="ce38" table:formula="of:=JSONSTRUCTURESAJOUT([.B48];[.C48];[.E48];[.AA48];[.D48];[.F48];[.G48];[.L48];[.AB48];[.AK48];[.O48];[.P48];[.Q48];[.R48];[.T48];[.V48];[.U48];[.T48];[.W48];[.X48];[.H48];[.I48];[.Z48];[.AJ48];[.AM48];[.AN48])"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8">
          <table:table-cell/>
          <table:table-cell table:style-name="ce21" office:value-type="string" calcext:value-type="string">
            <text:p>stco_reemploi35</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Nantes Ecologie L'Air Livre (château Nantes)</text:p>
          </table:table-cell>
          <table:table-cell table:style-name="ce21" office:value-type="string" calcext:value-type="string">
            <text:p>nantes.ecologie@free.fr</text:p>
          </table:table-cell>
          <table:table-cell table:style-name="ce21" office:value-type="string" calcext:value-type="string">
            <text:p>02 40 47 18 27 (public) / 02 51 82 05 41 (bureau)</text:p>
          </table:table-cell>
          <table:table-cell table:style-name="ce21" office:value-type="string" calcext:value-type="string">
            <text:p><text:a xlink:href="" xlink:type="simple">http://nantesecologie.free.fr</text:a></text:p>
          </table:table-cell>
          <table:table-cell table:style-name="ce23" table:number-columns-repeated="6"/>
          <table:table-cell table:style-name="ce21" office:value-type="string" calcext:value-type="string">
            <text:p>3 bis rue Prémion</text:p>
          </table:table-cell>
          <table:table-cell table:style-name="ce23"/>
          <table:table-cell table:style-name="ce21" office:value-type="float" office:value="44015" calcext:value-type="float">
            <text:p>44015</text:p>
          </table:table-cell>
          <table:table-cell table:style-name="ce21" office:value-type="string" calcext:value-type="string">
            <text:p>NANTES</text:p>
          </table:table-cell>
          <table:table-cell table:style-name="ce23"/>
          <table:table-cell table:style-name="ce21" office:value-type="string" calcext:value-type="string">
            <text:p>47.217117</text:p>
          </table:table-cell>
          <table:table-cell table:style-name="ce21" office:value-type="string" calcext:value-type="string">
            <text:p>-1.548943</text:p>
          </table:table-cell>
          <table:table-cell table:style-name="ce23"/>
          <table:table-cell table:style-name="ce21"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21" office:value-type="string" calcext:value-type="string">
            <text:p>0101-3112_lu+ma+me+je+ve_09h00-13h00+14h30-18h30</text:p>
          </table:table-cell>
          <table:table-cell table:style-name="ce23"/>
          <table:table-cell table:style-name="ce21" office:value-type="string" calcext:value-type="string">
            <text:p>livre,revue,BD</text:p>
          </table:table-cell>
          <table:table-cell table:style-name="ce21" office:value-type="string" calcext:value-type="string">
            <text:p>livres/bd/cd/dvd</text:p>
          </table:table-cell>
          <table:table-cell table:style-name="ce21" office:value-type="string" calcext:value-type="string">
            <text:p>Récupération de livres, revues, BD</text:p>
          </table:table-cell>
          <table:table-cell table:style-name="ce23" table:number-columns-repeated="4"/>
          <table:table-cell table:number-columns-repeated="3"/>
          <table:table-cell table:style-name="ce21" office:value-type="string" calcext:value-type="string">
            <text:p>book, magazine, Comics</text:p>
          </table:table-cell>
          <table:table-cell office:value-type="string" calcext:value-type="string">
            <text:p>Recovery of books, magazines, comics</text:p>
          </table:table-cell>
          <table:table-cell office:value-type="string" calcext:value-type="string">
            <text:p><text:s/></text:p>
          </table:table-cell>
          <table:table-cell table:formula="of:=CONCATENATE(UTILTRANSFORMEENMOTSCLES([.E49]);&quot;,&quot;;UTILTRANSFORMEENMOTSCLES([.Z49]))" office:value-type="string" office:string-value="" calcext:value-type="error">
            <text:p>#VALEUR !</text:p>
          </table:table-cell>
          <table:table-cell table:formula="of:=CONCATENATE(UTILTRANSFORMEENMOTSCLES([.E49]);&quot;,&quot;;UTILTRANSFORMEENMOTSCLES([.AJ49]))" office:value-type="string" office:string-value="" calcext:value-type="error">
            <text:p>#VALEUR !</text:p>
          </table:table-cell>
          <table:table-cell office:value-type="string" calcext:value-type="string">
            <text:p><text:s/></text:p>
          </table:table-cell>
          <table:table-cell table:style-name="ce38" table:formula="of:=JSONSTRUCTURESAJOUT([.B49];[.C49];[.E49];[.AA49];[.D49];[.F49];[.G49];[.L49];[.AB49];[.AK49];[.O49];[.P49];[.Q49];[.R49];[.T49];[.V49];[.U49];[.T49];[.W49];[.X49];[.H49];[.I49];[.Z49];[.AJ49];[.AM49];[.AN49])"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7">
          <table:table-cell/>
          <table:table-cell table:style-name="ce21" office:value-type="string" calcext:value-type="string">
            <text:p>stco_reemploi51</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Nantes Ecologie L'Air Livre (Cité des Congrès Nantes)</text:p>
          </table:table-cell>
          <table:table-cell table:style-name="ce21" office:value-type="string" calcext:value-type="string">
            <text:p>nantes.ecologie@free.fr</text:p>
          </table:table-cell>
          <table:table-cell table:style-name="ce21" office:value-type="string" calcext:value-type="string">
            <text:p>02 51 82 78 30</text:p>
          </table:table-cell>
          <table:table-cell table:style-name="ce21" office:value-type="string" calcext:value-type="string">
            <text:p><text:a xlink:href="" xlink:type="simple">http://nantesecologie.free.fr</text:a></text:p>
          </table:table-cell>
          <table:table-cell table:style-name="ce23" table:number-columns-repeated="6"/>
          <table:table-cell table:style-name="ce21" office:value-type="string" calcext:value-type="string">
            <text:p>6 rue Monteil</text:p>
          </table:table-cell>
          <table:table-cell table:style-name="ce23"/>
          <table:table-cell table:style-name="ce21" office:value-type="float" office:value="44000" calcext:value-type="float">
            <text:p>44000</text:p>
          </table:table-cell>
          <table:table-cell table:style-name="ce21" office:value-type="string" calcext:value-type="string">
            <text:p>NANTES</text:p>
          </table:table-cell>
          <table:table-cell table:style-name="ce23"/>
          <table:table-cell table:style-name="ce21" office:value-type="string" calcext:value-type="string">
            <text:p>47.213765</text:p>
          </table:table-cell>
          <table:table-cell table:style-name="ce21" office:value-type="string" calcext:value-type="string">
            <text:p>-1.5484173</text:p>
          </table:table-cell>
          <table:table-cell table:style-name="ce23"/>
          <table:table-cell table:style-name="ce21"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21" office:value-type="string" calcext:value-type="string">
            <text:p>0101-3112_ve_09h00-13h00</text:p>
          </table:table-cell>
          <table:table-cell table:style-name="ce23"/>
          <table:table-cell table:style-name="ce21" office:value-type="string" calcext:value-type="string">
            <text:p>livre,revue,BD,manuel,scolaire</text:p>
          </table:table-cell>
          <table:table-cell table:style-name="ce21" office:value-type="string" calcext:value-type="string">
            <text:p>livres/bd/cd/dvd</text:p>
          </table:table-cell>
          <table:table-cell table:style-name="ce21" office:value-type="string" calcext:value-type="string">
            <text:p>Récupération de livres, revues, BD et de manuels scolaires</text:p>
          </table:table-cell>
          <table:table-cell table:style-name="ce23" table:number-columns-repeated="4"/>
          <table:table-cell table:number-columns-repeated="3"/>
          <table:table-cell table:style-name="ce21" office:value-type="string" calcext:value-type="string">
            <text:p>Book, magazine, comic, manual, school</text:p>
          </table:table-cell>
          <table:table-cell office:value-type="string" calcext:value-type="string">
            <text:p>Recovery of books, magazines, comics and textbooks</text:p>
          </table:table-cell>
          <table:table-cell office:value-type="string" calcext:value-type="string">
            <text:p><text:s/></text:p>
          </table:table-cell>
          <table:table-cell table:formula="of:=CONCATENATE(UTILTRANSFORMEENMOTSCLES([.E50]);&quot;,&quot;;UTILTRANSFORMEENMOTSCLES([.Z50]))" office:value-type="string" office:string-value="" calcext:value-type="error">
            <text:p>#VALEUR !</text:p>
          </table:table-cell>
          <table:table-cell table:formula="of:=CONCATENATE(UTILTRANSFORMEENMOTSCLES([.E50]);&quot;,&quot;;UTILTRANSFORMEENMOTSCLES([.AJ50]))" office:value-type="string" office:string-value="" calcext:value-type="error">
            <text:p>#VALEUR !</text:p>
          </table:table-cell>
          <table:table-cell office:value-type="string" calcext:value-type="string">
            <text:p><text:s/></text:p>
          </table:table-cell>
          <table:table-cell table:style-name="ce38" table:formula="of:=JSONSTRUCTURESAJOUT([.B50];[.C50];[.E50];[.AA50];[.D50];[.F50];[.G50];[.L50];[.AB50];[.AK50];[.O50];[.P50];[.Q50];[.R50];[.T50];[.V50];[.U50];[.T50];[.W50];[.X50];[.H50];[.I50];[.Z50];[.AJ50];[.AM50];[.AN50])"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54</text:p>
          </table:table-cell>
          <table:table-cell table:style-name="ce21" office:value-type="string" calcext:value-type="string">
            <text:p>DeuxiemeVie 03/14</text:p>
          </table:table-cell>
          <table:table-cell table:style-name="ce23" office:value-type="string" calcext:value-type="string">
            <text:p>Association</text:p>
          </table:table-cell>
          <table:table-cell table:style-name="ce21" office:value-type="string" calcext:value-type="string">
            <text:p>ARCADE</text:p>
          </table:table-cell>
          <table:table-cell table:style-name="ce27" office:value-type="string" calcext:value-type="string">
            <text:p><text:a xlink:href="mailto:arcade.orv@libertysurf.fr" xlink:type="simple">arcade.orv@libertysurf.fr</text:a></text:p>
          </table:table-cell>
          <table:table-cell table:style-name="ce21" office:value-type="string" calcext:value-type="string">
            <text:p>02 40 63 74 20</text:p>
          </table:table-cell>
          <table:table-cell table:style-name="ce21" office:value-type="string" calcext:value-type="string">
            <text:p><text:a xlink:href="" xlink:type="simple">http://www.arcade44-benin.com/</text:a></text:p>
          </table:table-cell>
          <table:table-cell table:style-name="ce23" table:number-columns-repeated="6"/>
          <table:table-cell table:style-name="ce21" office:value-type="string" calcext:value-type="string">
            <text:p>10 rue Stévin</text:p>
          </table:table-cell>
          <table:table-cell table:style-name="ce23"/>
          <table:table-cell table:style-name="ce21" office:value-type="float" office:value="44700" calcext:value-type="float">
            <text:p>44700</text:p>
          </table:table-cell>
          <table:table-cell table:style-name="ce21" office:value-type="string" calcext:value-type="string">
            <text:p>ORVAULT</text:p>
          </table:table-cell>
          <table:table-cell table:style-name="ce23"/>
          <table:table-cell table:style-name="ce21" office:value-type="string" calcext:value-type="string">
            <text:p>47.259354</text:p>
          </table:table-cell>
          <table:table-cell table:style-name="ce21" office:value-type="string" calcext:value-type="string">
            <text:p>-1.633449</text:p>
          </table:table-cell>
          <table:table-cell table:style-name="ce23"/>
          <table:table-cell table:style-name="ce21" office:value-type="string" calcext:value-type="string">
            <text:p>Le mardi de 10h à 12 h.</text:p>
          </table:table-cell>
          <table:table-cell table:style-name="ce21" office:value-type="string" calcext:value-type="string">
            <text:p>0101-3112_ma_10h00-12h00</text:p>
          </table:table-cell>
          <table:table-cell table:style-name="ce23" table:number-columns-repeated="2"/>
          <table:table-cell table:style-name="ce21" office:value-type="string" calcext:value-type="string">
            <text:p>divers</text:p>
          </table:table-cell>
          <table:table-cell table:style-name="ce9" office:value-type="string" calcext:value-type="string">
            <text:p>Récupération de matériels divers pour le tiers monde</text:p>
          </table:table-cell>
          <table:table-cell table:style-name="ce23" table:number-columns-repeated="4"/>
          <table:table-cell table:number-columns-repeated="3"/>
          <table:table-cell table:style-name="ce23"/>
          <table:table-cell office:value-type="string" calcext:value-type="string">
            <text:p>Recovery of various materials for the Third World</text:p>
          </table:table-cell>
          <table:table-cell office:value-type="string" calcext:value-type="string">
            <text:p><text:s/></text:p>
          </table:table-cell>
          <table:table-cell table:formula="of:=CONCATENATE(UTILTRANSFORMEENMOTSCLES([.E51]);&quot;,&quot;;UTILTRANSFORMEENMOTSCLES([.Z51]))" office:value-type="string" office:string-value="" calcext:value-type="error">
            <text:p>#VALEUR !</text:p>
          </table:table-cell>
          <table:table-cell table:formula="of:=CONCATENATE(UTILTRANSFORMEENMOTSCLES([.E51]);&quot;,&quot;;UTILTRANSFORMEENMOTSCLES([.AJ51]))" office:value-type="string" office:string-value="" calcext:value-type="error">
            <text:p>#VALEUR !</text:p>
          </table:table-cell>
          <table:table-cell office:value-type="string" calcext:value-type="string">
            <text:p><text:s/></text:p>
          </table:table-cell>
          <table:table-cell table:style-name="ce38" table:formula="of:=JSONSTRUCTURESAJOUT([.B51];[.C51];[.E51];[.AA51];[.D51];[.F51];[.G51];[.L51];[.AB51];[.AK51];[.O51];[.P51];[.Q51];[.R51];[.T51];[.V51];[.U51];[.T51];[.W51];[.X51];[.H51];[.I51];[.Z51];[.AJ51];[.AM51];[.AN51])"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57</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Bouchon d'Amour</text:p>
          </table:table-cell>
          <table:table-cell table:style-name="ce21" office:value-type="string" calcext:value-type="string">
            <text:p>bouchonsdamournantes@gmail.com </text:p>
          </table:table-cell>
          <table:table-cell table:style-name="ce21" office:value-type="string" calcext:value-type="string">
            <text:p>02 40 86 57 29</text:p>
          </table:table-cell>
          <table:table-cell table:style-name="ce21" office:value-type="string" calcext:value-type="string">
            <text:p><text:a xlink:href="http://bouchonsdamour-r3.over-blog.com/" xlink:type="simple">http://bouchonsdamour-r3.over-blog.com/</text:a></text:p>
          </table:table-cell>
          <table:table-cell table:style-name="ce23" table:number-columns-repeated="6"/>
          <table:table-cell table:style-name="ce21" office:value-type="string" calcext:value-type="string">
            <text:p>Stockage : Château d'eau du MIN de Nantes</text:p>
          </table:table-cell>
          <table:table-cell table:style-name="ce23"/>
          <table:table-cell table:style-name="ce21" office:value-type="float" office:value="44200" calcext:value-type="float">
            <text:p>44200</text:p>
          </table:table-cell>
          <table:table-cell table:style-name="ce21" office:value-type="string" calcext:value-type="string">
            <text:p>NANTES</text:p>
          </table:table-cell>
          <table:table-cell table:style-name="ce23"/>
          <table:table-cell table:style-name="ce21" office:value-type="string" calcext:value-type="string">
            <text:p>47.201511</text:p>
          </table:table-cell>
          <table:table-cell table:style-name="ce21" office:value-type="string" calcext:value-type="string">
            <text:p>-1.550624</text:p>
          </table:table-cell>
          <table:table-cell table:style-name="ce23"/>
          <table:table-cell table:style-name="ce21" office:value-type="string" calcext:value-type="string">
            <text:p>Lundi et jeudi de 13h30 à 15h30</text:p>
          </table:table-cell>
          <table:table-cell table:style-name="ce21" office:value-type="string" calcext:value-type="string">
            <text:p>0101-3112_lu+je_13h30-15h30</text:p>
          </table:table-cell>
          <table:table-cell table:style-name="ce23"/>
          <table:table-cell table:style-name="ce21" office:value-type="string" calcext:value-type="string">
            <text:p>bouchon</text:p>
          </table:table-cell>
          <table:table-cell table:style-name="ce21" office:value-type="string" calcext:value-type="string">
            <text:p>divers</text:p>
          </table:table-cell>
          <table:table-cell table:style-name="ce21" office:value-type="string" calcext:value-type="string">
            <text:p>Récupération de bouchons plastiques</text:p>
          </table:table-cell>
          <table:table-cell table:style-name="ce23" table:number-columns-repeated="4"/>
          <table:table-cell table:number-columns-repeated="3"/>
          <table:table-cell table:style-name="ce21" office:value-type="string" calcext:value-type="string">
            <text:p>cork</text:p>
          </table:table-cell>
          <table:table-cell office:value-type="string" calcext:value-type="string">
            <text:p>Recovery of plastics caps</text:p>
          </table:table-cell>
          <table:table-cell office:value-type="string" calcext:value-type="string">
            <text:p><text:s/></text:p>
          </table:table-cell>
          <table:table-cell table:formula="of:=CONCATENATE(UTILTRANSFORMEENMOTSCLES([.E52]);&quot;,&quot;;UTILTRANSFORMEENMOTSCLES([.Z52]))" office:value-type="string" office:string-value="" calcext:value-type="error">
            <text:p>#VALEUR !</text:p>
          </table:table-cell>
          <table:table-cell table:formula="of:=CONCATENATE(UTILTRANSFORMEENMOTSCLES([.E52]);&quot;,&quot;;UTILTRANSFORMEENMOTSCLES([.AJ52]))" office:value-type="string" office:string-value="" calcext:value-type="error">
            <text:p>#VALEUR !</text:p>
          </table:table-cell>
          <table:table-cell office:value-type="string" calcext:value-type="string">
            <text:p><text:s/></text:p>
          </table:table-cell>
          <table:table-cell table:style-name="ce38" table:formula="of:=JSONSTRUCTURESAJOUT([.B52];[.C52];[.E52];[.AA52];[.D52];[.F52];[.G52];[.L52];[.AB52];[.AK52];[.O52];[.P52];[.Q52];[.R52];[.T52];[.V52];[.U52];[.T52];[.W52];[.X52];[.H52];[.I52];[.Z52];[.AJ52];[.AM52];[.AN52])"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1</text:p>
          </table:table-cell>
          <table:table-cell table:style-name="ce21" office:value-type="string" calcext:value-type="string">
            <text:p>MieuxTrierANantes 01/15</text:p>
          </table:table-cell>
          <table:table-cell table:style-name="ce23" office:value-type="string" calcext:value-type="string">
            <text:p>Entreprise</text:p>
          </table:table-cell>
          <table:table-cell table:style-name="ce21" office:value-type="string" calcext:value-type="string">
            <text:p>TRAIT D'UNION</text:p>
          </table:table-cell>
          <table:table-cell table:style-name="ce21" office:value-type="string" calcext:value-type="string">
            <text:p>info@trait-union.net</text:p>
          </table:table-cell>
          <table:table-cell table:style-name="ce21" office:value-type="string" calcext:value-type="string">
            <text:p>02 40 86 04 81 ou 06 67 23 03 95</text:p>
          </table:table-cell>
          <table:table-cell table:style-name="ce21" office:value-type="string" calcext:value-type="string">
            <text:p><text:a xlink:href="" xlink:type="simple">www.trait-union.net</text:a></text:p>
          </table:table-cell>
          <table:table-cell table:style-name="ce23" table:number-columns-repeated="6"/>
          <table:table-cell table:style-name="ce21" office:value-type="string" calcext:value-type="string">
            <text:p>95 rue Robert Schuman</text:p>
          </table:table-cell>
          <table:table-cell table:style-name="ce23"/>
          <table:table-cell table:style-name="ce21" office:value-type="float" office:value="44800" calcext:value-type="float">
            <text:p>44800</text:p>
          </table:table-cell>
          <table:table-cell table:style-name="ce21" office:value-type="string" calcext:value-type="string">
            <text:p>SAINT-HERBLAIN</text:p>
          </table:table-cell>
          <table:table-cell table:style-name="ce23"/>
          <table:table-cell table:style-name="ce21" office:value-type="string" calcext:value-type="string">
            <text:p>47.199656</text:p>
          </table:table-cell>
          <table:table-cell table:style-name="ce21" office:value-type="string" calcext:value-type="string">
            <text:p>-1.624346</text:p>
          </table:table-cell>
          <table:table-cell table:style-name="ce23" table:number-columns-repeated="4"/>
          <table:table-cell table:style-name="ce21" office:value-type="string" calcext:value-type="string">
            <text:p>pelouse,bois,carton,plastique,ferraille</text:p>
          </table:table-cell>
          <table:table-cell table:style-name="ce21" office:value-type="string" calcext:value-type="string">
            <text:p>divers</text:p>
          </table:table-cell>
          <table:table-cell table:style-name="ce21" office:value-type="string" calcext:value-type="string">
            <text:p>Entreprise (lauréte en 2011 Entreprise Responsabilité Globale) dont une des activité est la dollecte des déchets et communication sur le tri.&lt;br/&gt;Sur le tri : &lt;i&gt;Vous ne savez que faire de résidus de tonte de pelouses, de coupe de bois ? de cartons, plastiques, ferraille, etc. ? Nos spécialistes de la collecte des déchets valorisables viennent chez vous, les récupèrent et les orientent vers les filières de recyclage adaptées.&lt;/i&gt;</text:p>
          </table:table-cell>
          <table:table-cell table:style-name="ce23" table:number-columns-repeated="4"/>
          <table:table-cell table:number-columns-repeated="3"/>
          <table:table-cell table:style-name="ce21" office:value-type="string" calcext:value-type="string">
            <text:p>lawn, wood, cardboard, plastic, scrap metal</text:p>
          </table:table-cell>
          <table:table-cell office:value-type="string" calcext:value-type="string">
            <text:p>Company (lauréte in 2011 Global Responsibility Company), one of whose business is dollecte waste and communication on sorting &lt;br/&gt; On sorting. &lt;I&gt; You do not know what to do with lawn clippings, cutting wood? cartons, plastics, scrap metal, etc. ? Our specialists in the collection of recyclable waste come to you, recover and moving towards the appropriate recycling channels. &lt;/ I&gt;</text:p>
          </table:table-cell>
          <table:table-cell office:value-type="string" calcext:value-type="string">
            <text:p><text:s/></text:p>
          </table:table-cell>
          <table:table-cell table:formula="of:=CONCATENATE(UTILTRANSFORMEENMOTSCLES([.E53]);&quot;,&quot;;UTILTRANSFORMEENMOTSCLES([.Z53]))" office:value-type="string" office:string-value="" calcext:value-type="error">
            <text:p>#VALEUR !</text:p>
          </table:table-cell>
          <table:table-cell table:formula="of:=CONCATENATE(UTILTRANSFORMEENMOTSCLES([.E53]);&quot;,&quot;;UTILTRANSFORMEENMOTSCLES([.AJ53]))" office:value-type="string" office:string-value="" calcext:value-type="error">
            <text:p>#VALEUR !</text:p>
          </table:table-cell>
          <table:table-cell office:value-type="string" calcext:value-type="string">
            <text:p><text:s/></text:p>
          </table:table-cell>
          <table:table-cell table:style-name="ce38" table:formula="of:=JSONSTRUCTURESAJOUT([.B53];[.C53];[.E53];[.AA53];[.D53];[.F53];[.G53];[.L53];[.AB53];[.AK53];[.O53];[.P53];[.Q53];[.R53];[.T53];[.V53];[.U53];[.T53];[.W53];[.X53];[.H53];[.I53];[.Z53];[.AJ53];[.AM53];[.AN53])"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32</text:p>
          </table:table-cell>
          <table:table-cell table:style-name="ce21" office:value-type="string" calcext:value-type="string">
            <text:p>DeuxiemeVie 03/14</text:p>
          </table:table-cell>
          <table:table-cell table:style-name="ce23" office:value-type="string" calcext:value-type="string">
            <text:p>Entreprise</text:p>
          </table:table-cell>
          <table:table-cell table:style-name="ce21" office:value-type="string" calcext:value-type="string">
            <text:p>Ecophone 44</text:p>
          </table:table-cell>
          <table:table-cell table:style-name="ce21" office:value-type="string" calcext:value-type="string">
            <text:p>ecophone44@sfr.fr</text:p>
          </table:table-cell>
          <table:table-cell table:style-name="ce21" office:value-type="string" calcext:value-type="string">
            <text:p>02 52 10 37 71</text:p>
          </table:table-cell>
          <table:table-cell table:style-name="ce21" office:value-type="string" calcext:value-type="string">
            <text:p><text:a xlink:href="" xlink:type="simple">http://www.ecophone44.com</text:a></text:p>
          </table:table-cell>
          <table:table-cell table:style-name="ce23" table:number-columns-repeated="6"/>
          <table:table-cell table:style-name="ce21" office:value-type="string" calcext:value-type="string">
            <text:p>2 rue Deurbroucq</text:p>
          </table:table-cell>
          <table:table-cell table:style-name="ce23"/>
          <table:table-cell table:style-name="ce21" office:value-type="float" office:value="44000" calcext:value-type="float">
            <text:p>44000</text:p>
          </table:table-cell>
          <table:table-cell table:style-name="ce21" office:value-type="string" calcext:value-type="string">
            <text:p>NANTES</text:p>
          </table:table-cell>
          <table:table-cell table:style-name="ce23"/>
          <table:table-cell table:style-name="ce21" office:value-type="string" calcext:value-type="string">
            <text:p>47.209536</text:p>
          </table:table-cell>
          <table:table-cell table:style-name="ce21" office:value-type="string" calcext:value-type="string">
            <text:p>-1.558127</text:p>
          </table:table-cell>
          <table:table-cell table:style-name="ce23"/>
          <table:table-cell table:style-name="ce21" office:value-type="string" calcext:value-type="string">
            <text:p>du lundi au samedi de 10h à 18h30</text:p>
          </table:table-cell>
          <table:table-cell table:style-name="ce21" office:value-type="string" calcext:value-type="string">
            <text:p>0101-3112_lu+ma+me+je+ve+sa_10h00-18h30</text:p>
          </table:table-cell>
          <table:table-cell table:style-name="ce23"/>
          <table:table-cell table:style-name="ce21" office:value-type="string" calcext:value-type="string">
            <text:p>téléphone,ordinateur</text:p>
          </table:table-cell>
          <table:table-cell table:style-name="ce21" office:value-type="string" calcext:value-type="string">
            <text:p>informatique, divers</text:p>
          </table:table-cell>
          <table:table-cell table:style-name="ce21" office:value-type="string" calcext:value-type="string">
            <text:p>Ouverture d'une boutique Ecophone 44 au 2 rue Deurbroucq à Nantes. 2 entreprises : Ecophone 44 et SAFETY PC 44 et nous récupérons les téléphones et les ordinateurs hors d'usage.</text:p>
          </table:table-cell>
          <table:table-cell table:style-name="ce23" table:number-columns-repeated="4"/>
          <table:table-cell table:number-columns-repeated="3"/>
          <table:table-cell table:style-name="ce21" office:value-type="string" calcext:value-type="string">
            <text:p>phone, computer</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text:s/></text:p>
          </table:table-cell>
          <table:table-cell table:formula="of:=CONCATENATE(UTILTRANSFORMEENMOTSCLES([.E54]);&quot;,&quot;;UTILTRANSFORMEENMOTSCLES([.Z54]))" office:value-type="string" office:string-value="" calcext:value-type="error">
            <text:p>#VALEUR !</text:p>
          </table:table-cell>
          <table:table-cell table:formula="of:=CONCATENATE(UTILTRANSFORMEENMOTSCLES([.E54]);&quot;,&quot;;UTILTRANSFORMEENMOTSCLES([.AJ54]))" office:value-type="string" office:string-value="" calcext:value-type="error">
            <text:p>#VALEUR !</text:p>
          </table:table-cell>
          <table:table-cell office:value-type="string" calcext:value-type="string">
            <text:p><text:s/></text:p>
          </table:table-cell>
          <table:table-cell table:style-name="ce38" table:formula="of:=JSONSTRUCTURESAJOUT([.B54];[.C54];[.E54];[.AA54];[.D54];[.F54];[.G54];[.L54];[.AB54];[.AK54];[.O54];[.P54];[.Q54];[.R54];[.T54];[.V54];[.U54];[.T54];[.W54];[.X54];[.H54];[.I54];[.Z54];[.AJ54];[.AM54];[.AN54])"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15</text:p>
          </table:table-cell>
          <table:table-cell table:style-name="ce21" office:value-type="string" calcext:value-type="string">
            <text:p>DeuxiemeVie 03/14</text:p>
          </table:table-cell>
          <table:table-cell table:style-name="ce23" office:value-type="string" calcext:value-type="string">
            <text:p>Entreprise</text:p>
          </table:table-cell>
          <table:table-cell table:style-name="ce21" office:value-type="string" calcext:value-type="string">
            <text:p>LEVER L'ENCRE</text:p>
          </table:table-cell>
          <table:table-cell table:style-name="ce21" office:value-type="string" calcext:value-type="string">
            <text:p>contact@leverlencre.fr</text:p>
          </table:table-cell>
          <table:table-cell table:style-name="ce23"/>
          <table:table-cell table:style-name="ce21" office:value-type="string" calcext:value-type="string">
            <text:p><text:a xlink:href="" xlink:type="simple">http://wwwerlencre.fr</text:a></text:p>
          </table:table-cell>
          <table:table-cell table:style-name="ce23" table:number-columns-repeated="6"/>
          <table:table-cell table:style-name="ce21" office:value-type="string" calcext:value-type="string">
            <text:p>14 Boulevard Winston Churchill</text:p>
          </table:table-cell>
          <table:table-cell table:style-name="ce23"/>
          <table:table-cell table:style-name="ce21" office:value-type="float" office:value="44100" calcext:value-type="float">
            <text:p>44100</text:p>
          </table:table-cell>
          <table:table-cell table:style-name="ce21" office:value-type="string" calcext:value-type="string">
            <text:p>NANTES</text:p>
          </table:table-cell>
          <table:table-cell table:style-name="ce23"/>
          <table:table-cell table:style-name="ce21" office:value-type="string" calcext:value-type="string">
            <text:p>47.2062095</text:p>
          </table:table-cell>
          <table:table-cell table:style-name="ce21" office:value-type="string" calcext:value-type="string">
            <text:p>-1.6133603</text:p>
          </table:table-cell>
          <table:table-cell table:style-name="ce23" table:number-columns-repeated="4"/>
          <table:table-cell table:style-name="ce21" office:value-type="string" calcext:value-type="string">
            <text:p>cartouche,toner</text:p>
          </table:table-cell>
          <table:table-cell table:style-name="ce21" office:value-type="string" calcext:value-type="string">
            <text:p>cartouches encre/tuners</text:p>
          </table:table-cell>
          <table:table-cell table:style-name="ce21" office:value-type="string" calcext:value-type="string">
            <text:p>Recharge de cartouche d'imprimante et remanufacturation de toner</text:p>
          </table:table-cell>
          <table:table-cell table:style-name="ce23" table:number-columns-repeated="4"/>
          <table:table-cell table:number-columns-repeated="3"/>
          <table:table-cell table:style-name="ce21"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5]);&quot;,&quot;;UTILTRANSFORMEENMOTSCLES([.Z55]))" office:value-type="string" office:string-value="" calcext:value-type="error">
            <text:p>#VALEUR !</text:p>
          </table:table-cell>
          <table:table-cell table:formula="of:=CONCATENATE(UTILTRANSFORMEENMOTSCLES([.E55]);&quot;,&quot;;UTILTRANSFORMEENMOTSCLES([.AJ55]))" office:value-type="string" office:string-value="" calcext:value-type="error">
            <text:p>#VALEUR !</text:p>
          </table:table-cell>
          <table:table-cell office:value-type="string" calcext:value-type="string">
            <text:p><text:s/></text:p>
          </table:table-cell>
          <table:table-cell table:style-name="ce38" table:formula="of:=JSONSTRUCTURESAJOUT([.B55];[.C55];[.E55];[.AA55];[.D55];[.F55];[.G55];[.L55];[.AB55];[.AK55];[.O55];[.P55];[.Q55];[.R55];[.T55];[.V55];[.U55];[.T55];[.W55];[.X55];[.H55];[.I55];[.Z55];[.AJ55];[.AM55];[.AN55])"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36</text:p>
          </table:table-cell>
          <table:table-cell table:style-name="ce21" office:value-type="string" calcext:value-type="string">
            <text:p>DeuxiemeVie 03/14</text:p>
          </table:table-cell>
          <table:table-cell table:style-name="ce23" office:value-type="string" calcext:value-type="string">
            <text:p>Entreprise</text:p>
          </table:table-cell>
          <table:table-cell table:style-name="ce21" office:value-type="string" calcext:value-type="string">
            <text:p>ENCRE STATION</text:p>
          </table:table-cell>
          <table:table-cell table:style-name="ce21" office:value-type="string" calcext:value-type="string">
            <text:p>nantes@encrestation.com</text:p>
          </table:table-cell>
          <table:table-cell table:style-name="ce21" office:value-type="string" calcext:value-type="string">
            <text:p>02 40 74 42 16</text:p>
          </table:table-cell>
          <table:table-cell table:style-name="ce21" office:value-type="string" calcext:value-type="string">
            <text:p><text:a xlink:href="" xlink:type="simple">www.encrestation.com</text:a></text:p>
          </table:table-cell>
          <table:table-cell table:style-name="ce23" table:number-columns-repeated="6"/>
          <table:table-cell table:style-name="ce21" office:value-type="string" calcext:value-type="string">
            <text:p>113 route de Vannes</text:p>
          </table:table-cell>
          <table:table-cell table:style-name="ce23"/>
          <table:table-cell table:style-name="ce21" office:value-type="float" office:value="44800" calcext:value-type="float">
            <text:p>44800</text:p>
          </table:table-cell>
          <table:table-cell table:style-name="ce21" office:value-type="string" calcext:value-type="string">
            <text:p>SAINT-HERBLAIN</text:p>
          </table:table-cell>
          <table:table-cell table:style-name="ce23"/>
          <table:table-cell table:style-name="ce21" office:value-type="string" calcext:value-type="string">
            <text:p>47.247658</text:p>
          </table:table-cell>
          <table:table-cell table:style-name="ce21" office:value-type="string" calcext:value-type="string">
            <text:p>-1.608134</text:p>
          </table:table-cell>
          <table:table-cell table:style-name="ce23"/>
          <table:table-cell table:style-name="ce21" office:value-type="string" calcext:value-type="string">
            <text:p>Ouvert le Lundi de 14h à  19h, du Mardi au Vendredi de 9h30 à  12h30 et de 14h à  19h et le samedi de 10h à  12h30 et de 14h à  17h</text:p>
          </table:table-cell>
          <table:table-cell table:style-name="ce21" office:value-type="string" calcext:value-type="string">
            <text:p>0101-3112_lu_14h00-19h00,0101-3112_ma+me+je+ve_09h30-12h30+14h00-19h00,0101-3112_sa_10h00-12h30+14h00-17h00</text:p>
          </table:table-cell>
          <table:table-cell table:style-name="ce23"/>
          <table:table-cell table:style-name="ce21" office:value-type="string" calcext:value-type="string">
            <text:p>cartouche,toner</text:p>
          </table:table-cell>
          <table:table-cell table:style-name="ce21" office:value-type="string" calcext:value-type="string">
            <text:p>cartouches encre/tuners</text:p>
          </table:table-cell>
          <table:table-cell table:style-name="ce21" office:value-type="string" calcext:value-type="string">
            <text:p>Recharge de cartouche d'imprimante et remanufacturation de toner</text:p>
          </table:table-cell>
          <table:table-cell table:style-name="ce23" table:number-columns-repeated="4"/>
          <table:table-cell table:number-columns-repeated="3"/>
          <table:table-cell table:style-name="ce21"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6]);&quot;,&quot;;UTILTRANSFORMEENMOTSCLES([.Z56]))" office:value-type="string" office:string-value="" calcext:value-type="error">
            <text:p>#VALEUR !</text:p>
          </table:table-cell>
          <table:table-cell table:formula="of:=CONCATENATE(UTILTRANSFORMEENMOTSCLES([.E56]);&quot;,&quot;;UTILTRANSFORMEENMOTSCLES([.AJ56]))" office:value-type="string" office:string-value="" calcext:value-type="error">
            <text:p>#VALEUR !</text:p>
          </table:table-cell>
          <table:table-cell office:value-type="string" calcext:value-type="string">
            <text:p><text:s/></text:p>
          </table:table-cell>
          <table:table-cell table:style-name="ce38" table:formula="of:=JSONSTRUCTURESAJOUT([.B56];[.C56];[.E56];[.AA56];[.D56];[.F56];[.G56];[.L56];[.AB56];[.AK56];[.O56];[.P56];[.Q56];[.R56];[.T56];[.V56];[.U56];[.T56];[.W56];[.X56];[.H56];[.I56];[.Z56];[.AJ56];[.AM56];[.AN56])"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31</text:p>
          </table:table-cell>
          <table:table-cell table:style-name="ce21" office:value-type="string" calcext:value-type="string">
            <text:p>DeuxiemeVie 03/14</text:p>
          </table:table-cell>
          <table:table-cell table:style-name="ce23" office:value-type="string" calcext:value-type="string">
            <text:p>Entreprise</text:p>
          </table:table-cell>
          <table:table-cell table:style-name="ce21" office:value-type="string" calcext:value-type="string">
            <text:p>OCE'ENCRE</text:p>
          </table:table-cell>
          <table:table-cell table:style-name="ce21" office:value-type="string" calcext:value-type="string">
            <text:p>oce.encreboutique@free.fr</text:p>
          </table:table-cell>
          <table:table-cell table:style-name="ce21" office:value-type="string" calcext:value-type="string">
            <text:p>02 51 88 98 65</text:p>
          </table:table-cell>
          <table:table-cell table:style-name="ce21" office:value-type="string" calcext:value-type="string">
            <text:p><text:a xlink:href="" xlink:type="simple">http://www.oceencre.com</text:a></text:p>
          </table:table-cell>
          <table:table-cell table:style-name="ce23" table:number-columns-repeated="3"/>
          <table:table-cell table:style-name="ce21" office:value-type="string" calcext:value-type="string">
            <text:p>09 59 07 98 65</text:p>
          </table:table-cell>
          <table:table-cell table:style-name="ce23" table:number-columns-repeated="2"/>
          <table:table-cell table:style-name="ce21" office:value-type="string" calcext:value-type="string">
            <text:p>7 place Bourse</text:p>
          </table:table-cell>
          <table:table-cell table:style-name="ce23"/>
          <table:table-cell table:style-name="ce21" office:value-type="float" office:value="44000" calcext:value-type="float">
            <text:p>44000</text:p>
          </table:table-cell>
          <table:table-cell table:style-name="ce21" office:value-type="string" calcext:value-type="string">
            <text:p>NANTES</text:p>
          </table:table-cell>
          <table:table-cell table:style-name="ce23"/>
          <table:table-cell table:style-name="ce21" office:value-type="string" calcext:value-type="string">
            <text:p>47.2125716</text:p>
          </table:table-cell>
          <table:table-cell table:style-name="ce21" office:value-type="string" calcext:value-type="string">
            <text:p>-1.5591834</text:p>
          </table:table-cell>
          <table:table-cell table:style-name="ce23"/>
          <table:table-cell table:style-name="ce21" office:value-type="string" calcext:value-type="string">
            <text:p>Ouvert le Lundi de 14h à  19h, du Mardi au Vendredi de 10h à  13h et de 14h à  19h et le samedi de 10h à  13h et de 14h à  18h</text:p>
          </table:table-cell>
          <table:table-cell table:style-name="ce21" office:value-type="string" calcext:value-type="string">
            <text:p>0101-3112_lu_14h00-19h00,0101-3112_ma+me+je+ve_10h00-13h00+14h00-19h00,0101-3112_sa_10h00-13h00+14h00-18h00</text:p>
          </table:table-cell>
          <table:table-cell table:style-name="ce23"/>
          <table:table-cell table:style-name="ce21" office:value-type="string" calcext:value-type="string">
            <text:p>cartouche</text:p>
          </table:table-cell>
          <table:table-cell table:style-name="ce21" office:value-type="string" calcext:value-type="string">
            <text:p>cartouches encre/tuners</text:p>
          </table:table-cell>
          <table:table-cell table:style-name="ce21" office:value-type="string" calcext:value-type="string">
            <text:p>Recharge de cartouche d'imprimante</text:p>
          </table:table-cell>
          <table:table-cell table:style-name="ce23" table:number-columns-repeated="4"/>
          <table:table-cell table:number-columns-repeated="3"/>
          <table:table-cell table:style-name="ce21" office:value-type="string" calcext:value-type="string">
            <text:p>cartridge</text:p>
          </table:table-cell>
          <table:table-cell office:value-type="string" calcext:value-type="string">
            <text:p>Printer cartridge refill</text:p>
          </table:table-cell>
          <table:table-cell office:value-type="string" calcext:value-type="string">
            <text:p><text:s/></text:p>
          </table:table-cell>
          <table:table-cell table:formula="of:=CONCATENATE(UTILTRANSFORMEENMOTSCLES([.E57]);&quot;,&quot;;UTILTRANSFORMEENMOTSCLES([.Z57]))" office:value-type="string" office:string-value="" calcext:value-type="error">
            <text:p>#VALEUR !</text:p>
          </table:table-cell>
          <table:table-cell table:formula="of:=CONCATENATE(UTILTRANSFORMEENMOTSCLES([.E57]);&quot;,&quot;;UTILTRANSFORMEENMOTSCLES([.AJ57]))" office:value-type="string" office:string-value="" calcext:value-type="error">
            <text:p>#VALEUR !</text:p>
          </table:table-cell>
          <table:table-cell office:value-type="string" calcext:value-type="string">
            <text:p><text:s/></text:p>
          </table:table-cell>
          <table:table-cell table:style-name="ce38" table:formula="of:=JSONSTRUCTURESAJOUT([.B57];[.C57];[.E57];[.AA57];[.D57];[.F57];[.G57];[.L57];[.AB57];[.AK57];[.O57];[.P57];[.Q57];[.R57];[.T57];[.V57];[.U57];[.T57];[.W57];[.X57];[.H57];[.I57];[.Z57];[.AJ57];[.AM57];[.AN57])"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3</text:p>
          </table:table-cell>
          <table:table-cell table:style-name="ce21" office:value-type="string" calcext:value-type="string">
            <text:p>DeuxiemeVie 03/14</text:p>
          </table:table-cell>
          <table:table-cell table:style-name="ce23" office:value-type="string" calcext:value-type="string">
            <text:p>Entreprise</text:p>
          </table:table-cell>
          <table:table-cell table:style-name="ce21" office:value-type="string" calcext:value-type="string">
            <text:p>Point Encre Et Toner</text:p>
          </table:table-cell>
          <table:table-cell table:style-name="ce21" office:value-type="string" calcext:value-type="string">
            <text:p>contact.nantes@economax.fr</text:p>
          </table:table-cell>
          <table:table-cell table:style-name="ce21" office:value-type="string" calcext:value-type="string">
            <text:p>02 40 35 64 29</text:p>
          </table:table-cell>
          <table:table-cell table:style-name="ce23" table:number-columns-repeated="4"/>
          <table:table-cell table:style-name="ce21" office:value-type="string" calcext:value-type="string">
            <text:p>02 51 89 03 79</text:p>
          </table:table-cell>
          <table:table-cell table:style-name="ce23" table:number-columns-repeated="2"/>
          <table:table-cell table:style-name="ce21" office:value-type="string" calcext:value-type="string">
            <text:p>13 Rue de l'Hotel de Ville</text:p>
          </table:table-cell>
          <table:table-cell table:style-name="ce23"/>
          <table:table-cell table:style-name="ce21" office:value-type="float" office:value="44000" calcext:value-type="float">
            <text:p>44000</text:p>
          </table:table-cell>
          <table:table-cell table:style-name="ce21" office:value-type="string" calcext:value-type="string">
            <text:p>NANTES</text:p>
          </table:table-cell>
          <table:table-cell table:style-name="ce23"/>
          <table:table-cell table:style-name="ce21" office:value-type="string" calcext:value-type="string">
            <text:p>47.217781</text:p>
          </table:table-cell>
          <table:table-cell table:style-name="ce21" office:value-type="string" calcext:value-type="string">
            <text:p>-1.556319</text:p>
          </table:table-cell>
          <table:table-cell table:style-name="ce23"/>
          <table:table-cell table:style-name="ce21" office:value-type="string" calcext:value-type="string">
            <text:p>Ouvert le lundi de 13h à 19h ; du mardi au vendredi de 9h à 12h45 et de 13h45 à 19h ; le samedi de 14h à 19h.</text:p>
          </table:table-cell>
          <table:table-cell table:style-name="ce21" office:value-type="string" calcext:value-type="string">
            <text:p>0101-3112_lu_13h00-19h00,0101-3112_ma+me+je+ve_08h300-12h45,0101-3112_ma+me+je+ve_13h45-19h00,0101-3112_sa_14h00-19h00</text:p>
          </table:table-cell>
          <table:table-cell table:style-name="ce23"/>
          <table:table-cell table:style-name="ce21" office:value-type="string" calcext:value-type="string">
            <text:p>cartouche,toner</text:p>
          </table:table-cell>
          <table:table-cell table:style-name="ce21" office:value-type="string" calcext:value-type="string">
            <text:p>cartouches encre/tuners</text:p>
          </table:table-cell>
          <table:table-cell table:style-name="ce21" office:value-type="string" calcext:value-type="string">
            <text:p>Recharge de cartouche d'imprimante et remanufacturation de toner</text:p>
          </table:table-cell>
          <table:table-cell table:style-name="ce23" table:number-columns-repeated="4"/>
          <table:table-cell table:number-columns-repeated="3"/>
          <table:table-cell table:style-name="ce21"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8]);&quot;,&quot;;UTILTRANSFORMEENMOTSCLES([.Z58]))" office:value-type="string" office:string-value="" calcext:value-type="error">
            <text:p>#VALEUR !</text:p>
          </table:table-cell>
          <table:table-cell table:formula="of:=CONCATENATE(UTILTRANSFORMEENMOTSCLES([.E58]);&quot;,&quot;;UTILTRANSFORMEENMOTSCLES([.AJ58]))" office:value-type="string" office:string-value="" calcext:value-type="error">
            <text:p>#VALEUR !</text:p>
          </table:table-cell>
          <table:table-cell office:value-type="string" calcext:value-type="string">
            <text:p><text:s/></text:p>
          </table:table-cell>
          <table:table-cell table:style-name="ce38" table:formula="of:=JSONSTRUCTURESAJOUT([.B58];[.C58];[.E58];[.AA58];[.D58];[.F58];[.G58];[.L58];[.AB58];[.AK58];[.O58];[.P58];[.Q58];[.R58];[.T58];[.V58];[.U58];[.T58];[.W58];[.X58];[.H58];[.I58];[.Z58];[.AJ58];[.AM58];[.AN58])"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4</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Action cancer 44 (Rezé)</text:p>
          </table:table-cell>
          <table:table-cell table:style-name="ce21"/>
          <table:table-cell table:style-name="ce21" office:value-type="string" calcext:value-type="string">
            <text:p>02.40.75.35.96 </text:p>
          </table:table-cell>
          <table:table-cell table:style-name="ce23" table:number-columns-repeated="4"/>
          <table:table-cell table:style-name="ce21"/>
          <table:table-cell table:style-name="ce23" table:number-columns-repeated="2"/>
          <table:table-cell table:style-name="ce21" office:value-type="string" calcext:value-type="string">
            <text:p>15 avenue de l'Esterel</text:p>
          </table:table-cell>
          <table:table-cell table:style-name="ce23"/>
          <table:table-cell table:style-name="ce21" office:value-type="float" office:value="44000" calcext:value-type="float">
            <text:p>44000</text:p>
          </table:table-cell>
          <table:table-cell table:style-name="ce21" office:value-type="string" calcext:value-type="string">
            <text:p>REZE</text:p>
          </table:table-cell>
          <table:table-cell table:style-name="ce23"/>
          <table:table-cell table:style-name="ce21" office:value-type="string" calcext:value-type="string">
            <text:p>47.177256</text:p>
          </table:table-cell>
          <table:table-cell table:style-name="ce21" office:value-type="string" calcext:value-type="string">
            <text:p>-1.551247</text:p>
          </table:table-cell>
          <table:table-cell table:style-name="ce23"/>
          <table:table-cell table:style-name="ce21" office:value-type="string" calcext:value-type="string">
            <text:p>Tous les jours</text:p>
          </table:table-cell>
          <table:table-cell table:style-name="ce21"/>
          <table:table-cell table:style-name="ce23"/>
          <table:table-cell table:style-name="ce21" office:value-type="string" calcext:value-type="string">
            <text:p>bouchons de liège</text:p>
          </table:table-cell>
          <table:table-cell table:style-name="ce21" office:value-type="string" calcext:value-type="string">
            <text:p>divers</text:p>
          </table:table-cell>
          <table:table-cell table:style-name="ce21" office:value-type="string"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23" table:number-columns-repeated="4"/>
          <table:table-cell table:number-columns-repeated="3"/>
          <table:table-cell table:style-name="ce21" office:value-type="string" calcext:value-type="string">
            <text:p>Corks</text:p>
          </table:table-cell>
          <table:table-cell office:value-type="string" calcext:value-type="string">
            <text:p>&lt;img src='resources/images/images_non_libres/actionscancer44_petit.jpg'/&gt; 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text:s/></text:p>
          </table:table-cell>
          <table:table-cell table:formula="of:=CONCATENATE(UTILTRANSFORMEENMOTSCLES([.E59]);&quot;,&quot;;UTILTRANSFORMEENMOTSCLES([.Z59]))" office:value-type="string" office:string-value="" calcext:value-type="error">
            <text:p>#VALEUR !</text:p>
          </table:table-cell>
          <table:table-cell table:formula="of:=CONCATENATE(UTILTRANSFORMEENMOTSCLES([.E59]);&quot;,&quot;;UTILTRANSFORMEENMOTSCLES([.AJ59]))" office:value-type="string" office:string-value="" calcext:value-type="error">
            <text:p>#VALEUR !</text:p>
          </table:table-cell>
          <table:table-cell office:value-type="string" calcext:value-type="string">
            <text:p><text:s/></text:p>
          </table:table-cell>
          <table:table-cell table:style-name="ce38" table:formula="of:=JSONSTRUCTURESAJOUT([.B59];[.C59];[.E59];[.AA59];[.D59];[.F59];[.G59];[.L59];[.AB59];[.AK59];[.O59];[.P59];[.Q59];[.R59];[.T59];[.V59];[.U59];[.T59];[.W59];[.X59];[.H59];[.I59];[.Z59];[.AJ59];[.AM59];[.AN59])"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9">
          <table:table-cell/>
          <table:table-cell table:style-name="ce21" office:value-type="string" calcext:value-type="string">
            <text:p>stco_reemploi65</text:p>
          </table:table-cell>
          <table:table-cell table:style-name="ce21" office:value-type="string" calcext:value-type="string">
            <text:p>MieuxTrierANantes 01/15</text:p>
          </table:table-cell>
          <table:table-cell table:style-name="ce23" office:value-type="string" calcext:value-type="string">
            <text:p>Association</text:p>
          </table:table-cell>
          <table:table-cell table:style-name="ce21" office:value-type="string" calcext:value-type="string">
            <text:p>Action cancer 44 (La Chapelle Sur Erdre)</text:p>
          </table:table-cell>
          <table:table-cell table:style-name="ce21"/>
          <table:table-cell table:style-name="ce21" office:value-type="string" calcext:value-type="string">
            <text:p>02 40 77 81 17</text:p>
          </table:table-cell>
          <table:table-cell table:style-name="ce23" table:number-columns-repeated="4"/>
          <table:table-cell table:style-name="ce21"/>
          <table:table-cell table:style-name="ce23" table:number-columns-repeated="2"/>
          <table:table-cell table:style-name="ce21" office:value-type="string" calcext:value-type="string">
            <text:p>52 rue du Château-d'Eau</text:p>
          </table:table-cell>
          <table:table-cell table:style-name="ce23"/>
          <table:table-cell table:style-name="ce21" office:value-type="float" office:value="44240" calcext:value-type="float">
            <text:p>44240</text:p>
          </table:table-cell>
          <table:table-cell table:style-name="ce21" office:value-type="string" calcext:value-type="string">
            <text:p>LA CHAPELLE SUR ERDRE</text:p>
          </table:table-cell>
          <table:table-cell table:style-name="ce23"/>
          <table:table-cell table:style-name="ce21" office:value-type="string" calcext:value-type="string">
            <text:p>47.278727</text:p>
          </table:table-cell>
          <table:table-cell table:style-name="ce21" office:value-type="string" calcext:value-type="string">
            <text:p>-1.554889</text:p>
          </table:table-cell>
          <table:table-cell table:style-name="ce23"/>
          <table:table-cell table:style-name="ce21" office:value-type="string" calcext:value-type="string">
            <text:p>Tous les jours</text:p>
          </table:table-cell>
          <table:table-cell table:style-name="ce21"/>
          <table:table-cell table:style-name="ce23"/>
          <table:table-cell table:style-name="ce21" office:value-type="string" calcext:value-type="string">
            <text:p>bouchons de liège</text:p>
          </table:table-cell>
          <table:table-cell table:style-name="ce21" office:value-type="string" calcext:value-type="string">
            <text:p>divers</text:p>
          </table:table-cell>
          <table:table-cell table:style-name="ce9" table:formula="of:=[.AB59]" office:value-type="string" office:string-value="&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23" table:number-columns-repeated="4"/>
          <table:table-cell table:number-columns-repeated="3"/>
          <table:table-cell table:style-name="ce21" office:value-type="string" calcext:value-type="string">
            <text:p>Corks</text:p>
          </table:table-cell>
          <table:table-cell/>
          <table:table-cell office:value-type="string" calcext:value-type="string">
            <text:p><text:s/></text:p>
          </table:table-cell>
          <table:table-cell table:formula="of:=CONCATENATE(UTILTRANSFORMEENMOTSCLES([.E60]);&quot;,&quot;;UTILTRANSFORMEENMOTSCLES([.Z60]))" office:value-type="string" office:string-value="" calcext:value-type="error">
            <text:p>#VALEUR !</text:p>
          </table:table-cell>
          <table:table-cell table:formula="of:=CONCATENATE(UTILTRANSFORMEENMOTSCLES([.E60]);&quot;,&quot;;UTILTRANSFORMEENMOTSCLES([.AJ60]))" office:value-type="string" office:string-value="" calcext:value-type="error">
            <text:p>#VALEUR !</text:p>
          </table:table-cell>
          <table:table-cell office:value-type="string" calcext:value-type="string">
            <text:p><text:s/></text:p>
          </table:table-cell>
          <table:table-cell table:style-name="ce38" table:formula="of:=JSONSTRUCTURESAJOUT([.B60];[.C60];[.E60];[.AA60];[.D60];[.F60];[.G60];[.L60];[.AB60];[.AK60];[.O60];[.P60];[.Q60];[.R60];[.T60];[.V60];[.U60];[.T60];[.W60];[.X60];[.H60];[.I60];[.Z60];[.AJ60];[.AM60];[.AN60])"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solutionrecyclage</text:p>
          </table:table-cell>
          <table:table-cell table:style-name="ce21" office:value-type="string" calcext:value-type="string">
            <text:p>MieuxTrierANantes 01/15</text:p>
          </table:table-cell>
          <table:table-cell table:style-name="ce23" office:value-type="string" calcext:value-type="string">
            <text:p>Entreprise</text:p>
          </table:table-cell>
          <table:table-cell table:style-name="ce21" office:value-type="string" calcext:value-type="string">
            <text:p>Solution recyclage</text:p>
          </table:table-cell>
          <table:table-cell table:style-name="ce21" table:number-columns-repeated="2"/>
          <table:table-cell table:style-name="ce23" table:number-columns-repeated="4"/>
          <table:table-cell table:style-name="ce21"/>
          <table:table-cell table:style-name="ce23" table:number-columns-repeated="2"/>
          <table:table-cell table:style-name="ce21"/>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2"/>
          <table:table-cell table:style-name="ce23"/>
          <table:table-cell table:style-name="ce21" office:value-type="string" calcext:value-type="string">
            <text:p>entreprise</text:p>
          </table:table-cell>
          <table:table-cell table:style-name="ce21" office:value-type="string" calcext:value-type="string">
            <text:p>divers, cartouches encre/tuners</text:p>
          </table:table-cell>
          <table:table-cell table:style-name="ce9" office:value-type="string" calcext:value-type="string">
            <text:p>Centre de recyclage, pour entreprise&lt;br/&gt;Adresse : 18 Quai Emile Cormerais, 44800 Saint-Herblain&lt;br/&gt;Site : www.solution-recyclage.fr/&lt;br/&gt;Téléphone :+33 2 53 55 07 17&lt;br/&gt;Message posté 3 fév 2015 : 'Bonjour, Nous vous informons que nous ne souhaitons pas être rajouter dans votre base de données. Cordialement'</text:p>
          </table:table-cell>
          <table:table-cell table:style-name="ce23" table:number-columns-repeated="4"/>
          <table:table-cell table:number-columns-repeated="3"/>
          <table:table-cell table:style-name="ce21" office:value-type="string" calcext:value-type="string">
            <text:p>business</text:p>
          </table:table-cell>
          <table:table-cell office:value-type="string" calcext:value-type="string">
            <text:p>Recycling center for business &lt;br/&gt; Address: 18 Quai Emile Cormerais, 44800 Saint-Herblain &lt;br/&gt; site: www.solution-recyclage.fr/ &lt;br/&gt; Phone: +33 2 53 55 July 17 &lt;br /&gt; Message posted February 3, 2015: 'Hello, We inform you that we do not wish to add to your database. Regards'</text:p>
          </table:table-cell>
          <table:table-cell office:value-type="string" calcext:value-type="string">
            <text:p><text:s/></text:p>
          </table:table-cell>
          <table:table-cell table:formula="of:=CONCATENATE(UTILTRANSFORMEENMOTSCLES([.E61]);&quot;,&quot;;UTILTRANSFORMEENMOTSCLES([.Z61]))" office:value-type="string" office:string-value="" calcext:value-type="error">
            <text:p>#VALEUR !</text:p>
          </table:table-cell>
          <table:table-cell table:formula="of:=CONCATENATE(UTILTRANSFORMEENMOTSCLES([.E61]);&quot;,&quot;;UTILTRANSFORMEENMOTSCLES([.AJ61]))" office:value-type="string" office:string-value="" calcext:value-type="error">
            <text:p>#VALEUR !</text:p>
          </table:table-cell>
          <table:table-cell office:value-type="string" calcext:value-type="string">
            <text:p><text:s/></text:p>
          </table:table-cell>
          <table:table-cell table:style-name="ce38" table:formula="of:=JSONSTRUCTURESAJOUT([.B61];[.C61];[.E61];[.AA61];[.D61];[.F61];[.G61];[.L61];[.AB61];[.AK61];[.O61];[.P61];[.Q61];[.R61];[.T61];[.V61];[.U61];[.T61];[.W61];[.X61];[.H61];[.I61];[.Z61];[.AJ61];[.AM61];[.AN61])"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6</text:p>
          </table:table-cell>
          <table:table-cell table:style-name="ce21" office:value-type="string" calcext:value-type="string">
            <text:p>DeuxiemeVie 03/14</text:p>
          </table:table-cell>
          <table:table-cell table:style-name="ce23" office:value-type="string" calcext:value-type="string">
            <text:p>Entreprise</text:p>
          </table:table-cell>
          <table:table-cell table:style-name="ce21" office:value-type="string" calcext:value-type="string">
            <text:p>RECUPFER44</text:p>
          </table:table-cell>
          <table:table-cell table:style-name="ce23"/>
          <table:table-cell table:style-name="ce21" office:value-type="string" calcext:value-type="string">
            <text:p>06 38 39 72 78</text:p>
          </table:table-cell>
          <table:table-cell table:style-name="ce21" office:value-type="string" calcext:value-type="string">
            <text:p>&lt;a href='http://www.recupfer44.com' target='_blank' &gt;www.recupfer44.com&lt;/a&gt;</text:p>
          </table:table-cell>
          <table:table-cell table:style-name="ce23" table:number-columns-repeated="6"/>
          <table:table-cell table:style-name="ce21" office:value-type="string" calcext:value-type="string">
            <text:p>1 résidence du parc</text:p>
          </table:table-cell>
          <table:table-cell table:style-name="ce23"/>
          <table:table-cell table:style-name="ce21" office:value-type="float" office:value="44400" calcext:value-type="float">
            <text:p>44400</text:p>
          </table:table-cell>
          <table:table-cell table:style-name="ce21" office:value-type="string" calcext:value-type="string">
            <text:p>REZE</text:p>
          </table:table-cell>
          <table:table-cell table:style-name="ce23"/>
          <table:table-cell table:style-name="ce21" office:value-type="string" calcext:value-type="string">
            <text:p>47.1819242</text:p>
          </table:table-cell>
          <table:table-cell table:style-name="ce21" office:value-type="string" calcext:value-type="string">
            <text:p>-1.5324433</text:p>
          </table:table-cell>
          <table:table-cell table:style-name="ce23"/>
          <table:table-cell table:style-name="ce21" office:value-type="string" calcext:value-type="string">
            <text:p>Du lundi au samedi de 8 heures à 20 heures.</text:p>
          </table:table-cell>
          <table:table-cell table:style-name="ce21" office:value-type="string" calcext:value-type="string">
            <text:p>0101-3112_lu+ma+me+je+ve+sa_08h00-20h00</text:p>
          </table:table-cell>
          <table:table-cell table:style-name="ce23"/>
          <table:table-cell table:style-name="ce21" office:value-type="string" calcext:value-type="string">
            <text:p>ferraille,métal,électroménager</text:p>
          </table:table-cell>
          <table:table-cell table:style-name="ce21" office:value-type="string" calcext:value-type="string">
            <text:p>électroménager, divers</text:p>
          </table:table-cell>
          <table:table-cell table:style-name="ce21" office:value-type="string" calcext:value-type="string">
            <text:p>Récupération de ferraille, métaux, électroménager, voiture, camion, bateau, engins agricole... Déplacement à domicile dans toute la loire-atlantique.</text:p>
          </table:table-cell>
          <table:table-cell table:style-name="ce23" table:number-columns-repeated="4"/>
          <table:table-cell table:number-columns-repeated="3"/>
          <table:table-cell table:style-name="ce21" office:value-type="string" calcext:value-type="string">
            <text:p>scrap metal, appliances </text:p>
          </table:table-cell>
          <table:table-cell office:value-type="string" calcext:value-type="string">
            <text:p>Recovering scrap metal, appliances, car, truck, boat, farm equipment ... Home visit across the Atlantic-Loire.</text:p>
          </table:table-cell>
          <table:table-cell office:value-type="string" calcext:value-type="string">
            <text:p><text:s/></text:p>
          </table:table-cell>
          <table:table-cell table:formula="of:=CONCATENATE(UTILTRANSFORMEENMOTSCLES([.E62]);&quot;,&quot;;UTILTRANSFORMEENMOTSCLES([.Z62]))" office:value-type="string" office:string-value="" calcext:value-type="error">
            <text:p>#VALEUR !</text:p>
          </table:table-cell>
          <table:table-cell table:formula="of:=CONCATENATE(UTILTRANSFORMEENMOTSCLES([.E62]);&quot;,&quot;;UTILTRANSFORMEENMOTSCLES([.AJ62]))" office:value-type="string" office:string-value="" calcext:value-type="error">
            <text:p>#VALEUR !</text:p>
          </table:table-cell>
          <table:table-cell office:value-type="string" calcext:value-type="string">
            <text:p><text:s/></text:p>
          </table:table-cell>
          <table:table-cell table:style-name="ce38" table:formula="of:=JSONSTRUCTURESAJOUT([.B62];[.C62];[.E62];[.AA62];[.D62];[.F62];[.G62];[.L62];[.AB62];[.AK62];[.O62];[.P62];[.Q62];[.R62];[.T62];[.V62];[.U62];[.T62];[.W62];[.X62];[.H62];[.I62];[.Z62];[.AJ62];[.AM62];[.AN62])"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7</text:p>
          </table:table-cell>
          <table:table-cell table:style-name="ce21" office:value-type="string" calcext:value-type="string">
            <text:p>MieuxTrierANantes 08/15</text:p>
          </table:table-cell>
          <table:table-cell table:style-name="ce23"/>
          <table:table-cell table:style-name="ce26" office:value-type="string" calcext:value-type="string">
            <text:p>La maison de la Récup' (Mouzillon)</text:p>
          </table:table-cell>
          <table:table-cell table:style-name="ce21" table:number-columns-repeated="2"/>
          <table:table-cell table:style-name="ce23" table:number-columns-repeated="4"/>
          <table:table-cell table:style-name="ce21"/>
          <table:table-cell table:style-name="ce23" table:number-columns-repeated="2"/>
          <table:table-cell table:style-name="ce21"/>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2"/>
          <table:table-cell table:style-name="ce23"/>
          <table:table-cell table:style-name="ce21"/>
          <table:table-cell table:style-name="ce21" office:value-type="string" calcext:value-type="string">
            <text:p>divers</text:p>
          </table:table-cell>
          <table:table-cell/>
          <table:table-cell table:style-name="ce23" table:number-columns-repeated="4"/>
          <table:table-cell table:number-columns-repeated="5"/>
          <table:table-cell office:value-type="string" calcext:value-type="string">
            <text:p><text:s/></text:p>
          </table:table-cell>
          <table:table-cell table:formula="of:=CONCATENATE(UTILTRANSFORMEENMOTSCLES([.E63]);&quot;,&quot;;UTILTRANSFORMEENMOTSCLES([.Z63]))" office:value-type="string" office:string-value="" calcext:value-type="error">
            <text:p>#VALEUR !</text:p>
          </table:table-cell>
          <table:table-cell table:formula="of:=CONCATENATE(UTILTRANSFORMEENMOTSCLES([.E63]);&quot;,&quot;;UTILTRANSFORMEENMOTSCLES([.AJ63]))" office:value-type="string" office:string-value="" calcext:value-type="error">
            <text:p>#VALEUR !</text:p>
          </table:table-cell>
          <table:table-cell office:value-type="string" calcext:value-type="string">
            <text:p><text:s/></text:p>
          </table:table-cell>
          <table:table-cell table:style-name="ce38" table:formula="of:=JSONSTRUCTURESAJOUT([.B63];[.C63];[.E63];[.AA63];[.D63];[.F63];[.G63];[.L63];[.AB63];[.AK63];[.O63];[.P63];[.Q63];[.R63];[.T63];[.V63];[.U63];[.T63];[.W63];[.X63];[.H63];[.I63];[.Z63];[.AJ63];[.AM63];[.AN63])"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studentsshop</text:p>
          </table:table-cell>
          <table:table-cell table:style-name="ce21" office:value-type="string" calcext:value-type="string">
            <text:p>MieuxTrierANantes 10/15</text:p>
          </table:table-cell>
          <table:table-cell table:style-name="ce23" office:value-type="string" calcext:value-type="string">
            <text:p>Association</text:p>
          </table:table-cell>
          <table:table-cell table:style-name="ce21" office:value-type="string" calcext:value-type="string">
            <text:p>Students' shop</text:p>
          </table:table-cell>
          <table:table-cell table:style-name="ce21" office:value-type="string" calcext:value-type="string">
            <text:p><text:a xlink:href="mailto:studentsshop44@hotmail.com" xlink:type="simple">studentsshop44@hotmail.com</text:a></text:p>
          </table:table-cell>
          <table:table-cell table:style-name="ce21"/>
          <table:table-cell table:style-name="ce23" office:value-type="string" calcext:value-type="string">
            <text:p><text:a xlink:href="http://studentsshop44.blogspot.fr/" xlink:type="simple">http://studentsshop44.blogspot.fr/</text:a></text:p>
          </table:table-cell>
          <table:table-cell table:style-name="ce23" table:number-columns-repeated="3"/>
          <table:table-cell table:style-name="ce21"/>
          <table:table-cell table:style-name="ce23" table:number-columns-repeated="2"/>
          <table:table-cell table:style-name="ce21" office:value-type="string" calcext:value-type="string">
            <text:p>Cité universitaire Launay-violette, chemin de Launay-Violette (près du Petit-Port)</text:p>
          </table:table-cell>
          <table:table-cell table:style-name="ce23"/>
          <table:table-cell table:style-name="ce21" office:value-type="float" office:value="44322" calcext:value-type="float">
            <text:p>44322</text:p>
          </table:table-cell>
          <table:table-cell table:style-name="ce21" office:value-type="string" calcext:value-type="string">
            <text:p>NANTES</text:p>
          </table:table-cell>
          <table:table-cell table:style-name="ce23"/>
          <table:table-cell table:style-name="ce21" office:value-type="string" calcext:value-type="string">
            <text:p>47.249936</text:p>
          </table:table-cell>
          <table:table-cell table:style-name="ce21" office:value-type="string" calcext:value-type="string">
            <text:p>-1.558263</text:p>
          </table:table-cell>
          <table:table-cell table:style-name="ce23"/>
          <table:table-cell table:style-name="ce21" office:value-type="string" calcext:value-type="string">
            <text:p>Ouvert le mercredi, de 17 h à 20 h et le samedi, de 14 h à 18 h. </text:p>
          </table:table-cell>
          <table:table-cell table:style-name="ce21" office:value-type="string" calcext:value-type="string">
            <text:p>0101-3112_me_17h00-20h00,0101-3112_sa_14h00-18h00</text:p>
          </table:table-cell>
          <table:table-cell table:style-name="ce23" office:value-type="string" calcext:value-type="string">
            <text:p>T-shirt,jean,dictionnaire,cahier,vaisselle,couteau,assiette,verre,fourchette,couette,oreiller,balais,corbeille,pelle</text:p>
          </table:table-cell>
          <table:table-cell table:style-name="ce21"/>
          <table:table-cell table:style-name="ce21" office:value-type="string" calcext:value-type="string">
            <text:p>vêtements, livres/bd/cd/dvd, divers</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table:style-name="ce23" table:number-columns-repeated="4"/>
          <table:table-cell table:number-columns-repeated="3"/>
          <table:table-cell office:value-type="string" calcext:value-type="string">
            <text:p>T-shirt, jeans, dictionary, exercise book, dishes(crockery), knife, plate, glass, fork(range), braid, pillow, brooms, basket, shovel</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text:s/></text:p>
          </table:table-cell>
          <table:table-cell office:value-type="string" calcext:value-type="string">
            <text:p>student,shop,étudiant</text:p>
          </table:table-cell>
          <table:table-cell office:value-type="string" calcext:value-type="string">
            <text:p>student,shop</text:p>
          </table:table-cell>
          <table:table-cell office:value-type="string" calcext:value-type="string">
            <text:p><text:s/></text:p>
          </table:table-cell>
          <table:table-cell table:style-name="ce38" table:formula="of:=JSONSTRUCTURESAJOUT([.B64];[.C64];[.E64];[.AA64];[.D64];[.F64];[.G64];[.L64];[.AB64];[.AK64];[.O64];[.P64];[.Q64];[.R64];[.T64];[.V64];[.U64];[.T64];[.W64];[.X64];[.H64];[.I64];[.Z64];[.AJ64];[.AM64];[.AN64])"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18" office:value-type="string" calcext:value-type="string">
            <text:p>stco_ recuphalveque</text:p>
          </table:table-cell>
          <table:table-cell table:style-name="ce18" office:value-type="string" calcext:value-type="string">
            <text:p>MieuxTrierANantes 02/16</text:p>
          </table:table-cell>
          <table:table-cell table:style-name="ce24" office:value-type="string" calcext:value-type="string">
            <text:p>Association</text:p>
          </table:table-cell>
          <table:table-cell table:style-name="ce18" office:value-type="string" calcext:value-type="string">
            <text:p>Récup'Halvêque</text:p>
          </table:table-cell>
          <table:table-cell table:style-name="ce18" office:value-type="string" calcext:value-type="string">
            <text:p><text:a xlink:href="mailto:recuphalveque@gmail.com" xlink:type="simple">recuphalveque@gmail.com</text:a></text:p>
          </table:table-cell>
          <table:table-cell table:style-name="ce18" office:value-type="string" calcext:value-type="string">
            <text:p>07 71 27 47 18</text:p>
          </table:table-cell>
          <table:table-cell table:style-name="ce24" office:value-type="string" calcext:value-type="string">
            <text:p><text:a xlink:href="http://www.ecopole.com/recup-halveque" xlink:type="simple">http://www.ecopole.com/recup-halveque</text:a></text:p>
          </table:table-cell>
          <table:table-cell table:style-name="ce24" table:number-columns-repeated="3"/>
          <table:table-cell table:style-name="ce18"/>
          <table:table-cell table:style-name="ce24" table:number-columns-repeated="2"/>
          <table:table-cell table:style-name="ce30" office:value-type="string" calcext:value-type="string">
            <text:p>6 rue François Hennebique</text:p>
          </table:table-cell>
          <table:table-cell table:style-name="ce24"/>
          <table:table-cell table:style-name="ce18" office:value-type="float" office:value="44300" calcext:value-type="float">
            <text:p>44300</text:p>
          </table:table-cell>
          <table:table-cell table:style-name="ce18" office:value-type="string" calcext:value-type="string">
            <text:p>NANTES</text:p>
          </table:table-cell>
          <table:table-cell table:style-name="ce24"/>
          <table:table-cell table:style-name="ce18" office:value-type="string" calcext:value-type="string">
            <text:p>47.257226</text:p>
          </table:table-cell>
          <table:table-cell table:style-name="ce32" office:value-type="string" calcext:value-type="string">
            <text:p>-1.519985</text:p>
          </table:table-cell>
          <table:table-cell table:style-name="ce24"/>
          <table:table-cell table:style-name="ce18" table:number-columns-repeated="2"/>
          <table:table-cell table:style-name="ce24"/>
          <table:table-cell table:style-name="ce18"/>
          <table:table-cell table:style-name="ce18" office:value-type="string" calcext:value-type="string">
            <text:p>meuble, livres/bd/cd/dvd, jouet, vêtements, divers</text:p>
          </table:table-cell>
          <table:table-cell table:style-name="ce35"/>
          <table:table-cell table:style-name="ce24" table:number-columns-repeated="4"/>
          <table:table-cell table:style-name="ce35" table:number-columns-repeated="8"/>
          <table:table-cell/>
          <table:table-cell table:style-name="ce38" table:formula="of:=JSONSTRUCTURESAJOUT([.B65];[.C65];[.E65];[.AA65];[.D65];[.F65];[.G65];[.L65];[.AB65];[.AK65];[.O65];[.P65];[.Q65];[.R65];[.T65];[.V65];[.U65];[.T65];[.W65];[.X65];[.H65];[.I65];[.Z65];[.AJ65];[.AM65];[.AN65])"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office:value-type="string" calcext:value-type="string">
            <text:p>stco_reemploi68</text:p>
          </table:table-cell>
          <table:table-cell table:style-name="ce21" office:value-type="string" calcext:value-type="string">
            <text:p>MieuxTrierANantes 08/15</text:p>
          </table:table-cell>
          <table:table-cell table:style-name="ce23" office:value-type="string" calcext:value-type="string">
            <text:p>Entreprise</text:p>
          </table:table-cell>
          <table:table-cell table:style-name="ce21" office:value-type="string" calcext:value-type="string">
            <text:p>HappyCash (Nantes Centre)</text:p>
          </table:table-cell>
          <table:table-cell/>
          <table:table-cell table:style-name="ce21" office:value-type="string" calcext:value-type="string">
            <text:p>02 40 84 00 93</text:p>
          </table:table-cell>
          <table:table-cell table:style-name="ce23" office:value-type="string" calcext:value-type="string">
            <text:p>http://www.happycash.fr/magasin/nantes_centre</text:p>
          </table:table-cell>
          <table:table-cell table:style-name="ce23" table:number-columns-repeated="3"/>
          <table:table-cell table:style-name="ce21"/>
          <table:table-cell table:style-name="ce23" table:number-columns-repeated="2"/>
          <table:table-cell table:style-name="ce21" office:value-type="string" calcext:value-type="string">
            <text:p>3 Rue du Chapeau Rouge</text:p>
          </table:table-cell>
          <table:table-cell table:style-name="ce23"/>
          <table:table-cell table:style-name="ce21" office:value-type="float" office:value="44000" calcext:value-type="float">
            <text:p>44000</text:p>
          </table:table-cell>
          <table:table-cell table:style-name="ce21" office:value-type="string" calcext:value-type="string">
            <text:p>NANTES</text:p>
          </table:table-cell>
          <table:table-cell table:style-name="ce23"/>
          <table:table-cell table:style-name="ce21" office:value-type="string" calcext:value-type="string">
            <text:p>47.214911</text:p>
          </table:table-cell>
          <table:table-cell table:style-name="ce21" office:value-type="string" calcext:value-type="string">
            <text:p>-1.559970</text:p>
          </table:table-cell>
          <table:table-cell table:style-name="ce23"/>
          <table:table-cell table:style-name="ce21" office:value-type="string" calcext:value-type="string">
            <text:p>Lundi 14h00 - 19h00, Mardi au Samedi 10h00 - 13h00 / 14h00 - 19h00. Fermeture salle achats 18h30</text:p>
          </table:table-cell>
          <table:table-cell table:style-name="ce21" office:value-type="string" calcext:value-type="string">
            <text:p>0101-3112_lu_14h00-18h30,0101-3112_ma+me+je+ve+sa_10h00-13h00+14h00-18h30</text:p>
          </table:table-cell>
          <table:table-cell table:style-name="ce23"/>
          <table:table-cell table:style-name="ce21"/>
          <table:table-cell table:style-name="ce21" office:value-type="string" calcext:value-type="string">
            <text:p>téléphone, mobile, smartphone, ordinateur, portable</text:p>
          </table:table-cell>
          <table:table-cell/>
          <table:table-cell table:style-name="ce23" table:number-columns-repeated="4"/>
          <table:table-cell table:number-columns-repeated="5"/>
          <table:table-cell office:value-type="string" calcext:value-type="string">
            <text:p><text:s/></text:p>
          </table:table-cell>
          <table:table-cell table:formula="of:=CONCATENATE(UTILTRANSFORMEENMOTSCLES([.E66]);&quot;,&quot;;UTILTRANSFORMEENMOTSCLES([.Z66]))" office:value-type="string" office:string-value="" calcext:value-type="error">
            <text:p>#VALEUR !</text:p>
          </table:table-cell>
          <table:table-cell table:formula="of:=CONCATENATE(UTILTRANSFORMEENMOTSCLES([.E66]);&quot;,&quot;;UTILTRANSFORMEENMOTSCLES([.AJ66]))" office:value-type="string" office:string-value="" calcext:value-type="error">
            <text:p>#VALEUR !</text:p>
          </table:table-cell>
          <table:table-cell office:value-type="string" calcext:value-type="string">
            <text:p><text:s/></text:p>
          </table:table-cell>
          <table:table-cell table:style-name="ce38" table:formula="of:=JSONSTRUCTURESAJOUT([.B66];[.C66];[.E66];[.AA66];[.D66];[.F66];[.G66];[.L66];[.AB66];[.AK66];[.O66];[.P66];[.Q66];[.R66];[.T66];[.V66];[.U66];[.T66];[.W66];[.X66];[.H66];[.I66];[.Z66];[.AJ66];[.AM66];[.AN66])" office:value-type="string" office:string-value="" calcext:value-type="error">
            <text:p>#VALEUR !</text:p>
          </table:table-cell>
          <table:table-cell table:style-name="ce29" office:value-type="string" calcext:value-type="string">
            <text:p><text:s/></text:p>
          </table:table-cell>
          <table:table-cell table:number-columns-repeated="981"/>
        </table:table-row>
        <table:table-row table:style-name="ro30">
          <table:table-cell/>
          <table:table-cell table:style-name="ce21" table:number-columns-repeated="2"/>
          <table:table-cell table:style-name="ce23"/>
          <table:table-cell table:style-name="ce21" table:number-columns-repeated="3"/>
          <table:table-cell table:style-name="ce23" table:number-columns-repeated="4"/>
          <table:table-cell table:style-name="ce21"/>
          <table:table-cell table:style-name="ce23" table:number-columns-repeated="2"/>
          <table:table-cell table:style-name="ce21"/>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2"/>
          <table:table-cell/>
          <table:table-cell table:style-name="ce23" table:number-columns-repeated="4"/>
          <table:table-cell table:number-columns-repeated="8"/>
          <table:table-cell office:value-type="string" calcext:value-type="string">
            <text:p><text:s/></text:p>
          </table:table-cell>
          <table:table-cell table:number-columns-repeated="983"/>
        </table:table-row>
        <table:table-row table:style-name="ro30">
          <table:table-cell/>
          <table:table-cell table:style-name="ce21" table:number-columns-repeated="2"/>
          <table:table-cell table:style-name="ce23"/>
          <table:table-cell table:style-name="ce21" table:number-columns-repeated="3"/>
          <table:table-cell table:style-name="ce23" table:number-columns-repeated="4"/>
          <table:table-cell table:style-name="ce21"/>
          <table:table-cell table:style-name="ce23" table:number-columns-repeated="2"/>
          <table:table-cell table:style-name="ce21"/>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2"/>
          <table:table-cell/>
          <table:table-cell table:style-name="ce23" table:number-columns-repeated="4"/>
          <table:table-cell table:number-columns-repeated="8"/>
          <table:table-cell office:value-type="string" calcext:value-type="string">
            <text:p><text:s/></text:p>
          </table:table-cell>
          <table:table-cell table:number-columns-repeated="983"/>
        </table:table-row>
        <table:table-row table:style-name="ro30">
          <table:table-cell/>
          <table:table-cell table:style-name="ce21" table:number-columns-repeated="2"/>
          <table:table-cell table:style-name="ce23"/>
          <table:table-cell table:style-name="ce21"/>
          <table:table-cell table:style-name="ce23"/>
          <table:table-cell table:style-name="ce21" table:number-columns-repeated="2"/>
          <table:table-cell table:style-name="ce23" table:number-columns-repeated="6"/>
          <table:table-cell table:style-name="ce21"/>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2"/>
          <table:table-cell table:style-name="ce23"/>
          <table:table-cell table:style-name="ce21" table:number-columns-repeated="3"/>
          <table:table-cell table:style-name="ce23" table:number-columns-repeated="4"/>
          <table:table-cell table:number-columns-repeated="8"/>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983"/>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table-cell table:number-columns-repeated="40"/>
          <table:table-cell office:value-type="string" calcext:value-type="string">
            <text:p><text:s/></text:p>
          </table:table-cell>
          <table:table-cell table:number-columns-repeated="3"/>
          <table:table-cell table:style-name="ce29"/>
          <table:table-cell table:number-columns-repeated="979"/>
        </table:table-row>
        <table:table-row table:style-name="ro30" table:number-rows-repeated="65290">
          <table:table-cell table:number-columns-repeated="44"/>
          <table:table-cell table:style-name="ce29"/>
          <table:table-cell table:number-columns-repeated="979"/>
        </table:table-row>
        <table:table-row table:style-name="ro40">
          <table:table-cell table:number-columns-repeated="44"/>
          <table:table-cell table:style-name="ce29"/>
          <table:table-cell table:number-columns-repeated="979"/>
        </table:table-row>
        <table:table-row table:style-name="ro26" table:number-rows-repeated="983099">
          <table:table-cell table:number-columns-repeated="1024"/>
        </table:table-row>
        <table:table-row table:style-name="ro26">
          <table:table-cell table:number-columns-repeated="1024"/>
        </table:table-row>
      </table:table>
      <table:table table:name="VenteVrac" table:style-name="ta2" table:print="false">
        <table:table-column table:style-name="co77" table:default-cell-style-name="Default"/>
        <table:table-column table:style-name="co21" table:default-cell-style-name="Default"/>
        <table:table-column table:style-name="co22" table:default-cell-style-name="Default"/>
        <table:table-column table:style-name="co23" table:default-cell-style-name="Default"/>
        <table:table-column table:style-name="co78" table:default-cell-style-name="Default"/>
        <table:table-column table:style-name="co25" table:default-cell-style-name="Default"/>
        <table:table-column table:style-name="co79" table:default-cell-style-name="Default"/>
        <table:table-column table:style-name="co80" table:default-cell-style-name="Default"/>
        <table:table-column table:style-name="co28" table:default-cell-style-name="Default"/>
        <table:table-column table:style-name="co29" table:default-cell-style-name="Default"/>
        <table:table-column table:style-name="co30" table:default-cell-style-name="Default"/>
        <table:table-column table:style-name="co81" table:default-cell-style-name="Default"/>
        <table:table-column table:style-name="co32"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32" table:default-cell-style-name="Default"/>
        <table:table-column table:style-name="co38" table:default-cell-style-name="Default"/>
        <table:table-column table:style-name="co87" table:default-cell-style-name="ce29"/>
        <table:table-column table:style-name="co88" table:default-cell-style-name="Default"/>
        <table:table-column table:style-name="co89" table:default-cell-style-name="Default"/>
        <table:table-column table:style-name="co42" table:default-cell-style-name="Default"/>
        <table:table-column table:style-name="co90"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number-columns-repeated="3"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50" table:default-cell-style-name="Default"/>
        <table:table-column table:style-name="co55" table:default-cell-style-name="Default"/>
        <table:table-column table:style-name="co56" table:default-cell-style-name="Default"/>
        <table:table-column table:style-name="co50" table:number-columns-repeated="7" table:default-cell-style-name="Default"/>
        <table:table-column table:style-name="co57" table:default-cell-style-name="Default"/>
        <table:table-column table:style-name="co58" table:number-columns-repeated="11"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number-columns-repeated="3" table:default-cell-style-name="Default"/>
        <table:table-column table:style-name="co64" table:default-cell-style-name="Default"/>
        <table:table-column table:style-name="co65" table:default-cell-style-name="Default"/>
        <table:table-column table:style-name="co63" table:default-cell-style-name="Default"/>
        <table:table-column table:style-name="co66" table:default-cell-style-name="Default"/>
        <table:table-column table:style-name="co67" table:default-cell-style-name="Default"/>
        <table:table-column table:style-name="co66" table:default-cell-style-name="Default"/>
        <table:table-column table:style-name="co63"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69" table:default-cell-style-name="Default"/>
        <table:table-column table:style-name="co72" table:number-columns-repeated="194" table:default-cell-style-name="Default"/>
        <table:table-column table:style-name="co69" table:number-columns-repeated="746" table:default-cell-style-name="Default"/>
        <table:table-row table:style-name="ro30">
          <table:table-cell table:number-columns-repeated="8"/>
          <table:table-cell table:style-name="ce29"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33"/>
          <table:table-cell table:number-columns-repeated="2"/>
          <table:table-cell table:number-columns-repeated="21" office:value-type="string" calcext:value-type="string">
            <text:p><text:s/></text:p>
          </table:table-cell>
          <table:table-cell table:number-columns-repeated="975"/>
        </table:table-row>
        <table:table-row table:style-name="ro30">
          <table:table-cell table:number-columns-repeated="3"/>
          <table:table-cell table:style-name="ce25"/>
          <table:table-cell table:number-columns-repeated="4"/>
          <table:table-cell table:style-name="ce29" office:value-type="string" calcext:value-type="string">
            <text:p><text:s/></text:p>
          </table:table-cell>
          <table:table-cell office:value-type="string" calcext:value-type="string">
            <text:p><text:s/></text:p>
          </table:table-cell>
          <table:table-cell table:number-columns-repeated="5"/>
          <table:table-cell table:style-name="ce31"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5"/>
        </table:table-row>
        <table:table-row table:style-name="ro30">
          <table:table-cell table:number-columns-repeated="6"/>
          <table:table-cell table:style-name="ce28"/>
          <table:table-cell/>
          <table:table-cell table:style-name="ce29" office:value-type="string" calcext:value-type="string">
            <text:p><text:s/></text:p>
          </table:table-cell>
          <table:table-cell office:value-type="string" calcext:value-type="string">
            <text:p><text:s/></text:p>
          </table:table-cell>
          <table:table-cell/>
          <table:table-cell table:style-name="ce36" table:number-columns-repeated="2"/>
          <table:table-cell table:number-columns-repeated="3"/>
          <table:table-cell table:style-name="ce28" table:number-columns-repeated="7"/>
          <table:table-cell/>
          <table:table-cell table:style-name="ce59"/>
          <table:table-cell table:number-columns-repeated="2"/>
          <table:table-cell table:number-columns-repeated="22" office:value-type="string" calcext:value-type="string">
            <text:p><text:s/></text:p>
          </table:table-cell>
          <table:table-cell table:number-columns-repeated="975"/>
        </table:table-row>
        <table:table-row table:style-name="ro31">
          <table:table-cell table:style-name="ce20" office:value-type="string" calcext:value-type="string">
            <text:p>Code</text:p>
          </table:table-cell>
          <table:table-cell table:style-name="ce20" office:value-type="string" calcext:value-type="string">
            <text:p>Origine</text:p>
          </table:table-cell>
          <table:table-cell table:style-name="ce22" office:value-type="string" calcext:value-type="string">
            <text:p>Statuts</text:p>
          </table:table-cell>
          <table:table-cell table:style-name="ce22" office:value-type="string" calcext:value-type="string">
            <text:p>Nom</text:p>
          </table:table-cell>
          <table:table-cell table:style-name="ce22" office:value-type="string" calcext:value-type="string">
            <text:p>Email</text:p>
          </table:table-cell>
          <table:table-cell table:style-name="ce22" office:value-type="string" calcext:value-type="string">
            <text:p>Téléphone</text:p>
          </table:table-cell>
          <table:table-cell table:style-name="ce22" office:value-type="string" calcext:value-type="string">
            <text:p>Site Internet</text:p>
          </table:table-cell>
          <table:table-cell table:style-name="ce22" office:value-type="string" calcext:value-type="string">
            <text:p>Facebook</text:p>
          </table:table-cell>
          <table:table-cell table:style-name="ce22" office:value-type="string" calcext:value-type="string">
            <text:p>Google+</text:p>
          </table:table-cell>
          <table:table-cell table:style-name="ce22" office:value-type="string" calcext:value-type="string">
            <text:p>Twiter</text:p>
          </table:table-cell>
          <table:table-cell table:style-name="ce22" office:value-type="string" calcext:value-type="string">
            <text:p>Fax</text:p>
          </table:table-cell>
          <table:table-cell table:style-name="ce22" office:value-type="string" calcext:value-type="string">
            <text:p>Logo : adresse Internet ou trouver l'image</text:p>
          </table:table-cell>
          <table:table-cell table:style-name="ce22" office:value-type="string" calcext:value-type="string">
            <text:p>Logo : vos conditions pour la réutilisation de l'image</text:p>
          </table:table-cell>
          <table:table-cell table:style-name="ce22" office:value-type="string" calcext:value-type="string">
            <text:p>Adresse : rue, route...</text:p>
          </table:table-cell>
          <table:table-cell table:style-name="ce22" office:value-type="string" calcext:value-type="string">
            <text:p>Adresse : complément</text:p>
          </table:table-cell>
          <table:table-cell table:style-name="ce22" office:value-type="string" calcext:value-type="string">
            <text:p>Adresse : code postal</text:p>
          </table:table-cell>
          <table:table-cell table:style-name="ce22" office:value-type="string" calcext:value-type="string">
            <text:p>Adresse : ville</text:p>
          </table:table-cell>
          <table:table-cell table:style-name="ce22" office:value-type="string" calcext:value-type="string">
            <text:p>Adresse : cedex</text:p>
          </table:table-cell>
          <table:table-cell table:style-name="ce22" office:value-type="string" calcext:value-type="string">
            <text:p>Latitude</text:p>
          </table:table-cell>
          <table:table-cell table:style-name="ce22" office:value-type="string" calcext:value-type="string">
            <text:p>Longitude</text:p>
          </table:table-cell>
          <table:table-cell table:style-name="ce22" office:value-type="string" calcext:value-type="string">
            <text:p>Nantes : quartier administratif</text:p>
          </table:table-cell>
          <table:table-cell table:style-name="ce55" office:value-type="string" calcext:value-type="string">
            <text:p>Horaires</text:p>
          </table:table-cell>
          <table:table-cell table:style-name="ce55" office:value-type="string" calcext:value-type="string">
            <text:p>Horaires (format plage horaire)</text:p>
          </table:table-cell>
          <table:table-cell table:style-name="ce55" office:value-type="string" calcext:value-type="string">
            <text:p>Hors Nantes</text:p>
          </table:table-cell>
          <table:table-cell table:style-name="ce55" office:value-type="string" calcext:value-type="string">
            <text:p>Mots clés</text:p>
          </table:table-cell>
          <table:table-cell table:style-name="ce22"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22" office:value-type="string" calcext:value-type="string">
            <text:p>Description</text:p>
          </table:table-cell>
          <table:table-cell table:number-columns-repeated="2" table:style-name="ce22" office:value-type="string" calcext:value-type="string">
            <text:p>Local 2 : les différences par rapport au local 1</text:p>
          </table:table-cell>
          <table:table-cell table:style-name="ce22" office:value-type="string" calcext:value-type="string">
            <text:p>Acceptez-vous que ces informations soient publiques ?</text:p>
          </table:table-cell>
          <table:table-cell table:number-columns-repeated="4" table:style-name="ce20" office:value-type="string" calcext:value-type="string">
            <text:p><text:s/></text:p>
          </table:table-cell>
          <table:table-cell table:style-name="ce20" office:value-type="string" calcext:value-type="string">
            <text:p>Mots_clés_en</text:p>
          </table:table-cell>
          <table:table-cell table:style-name="ce20" office:value-type="string" calcext:value-type="string">
            <text:p>Description_en</text:p>
          </table:table-cell>
          <table:table-cell table:number-columns-repeated="13" office:value-type="string" calcext:value-type="string">
            <text:p><text:s/></text:p>
          </table:table-cell>
          <table:table-cell table:style-name="ce39" table:number-columns-repeated="8"/>
          <table:table-cell table:number-columns-repeated="967"/>
        </table:table-row>
        <table:table-row table:style-name="ro41">
          <table:table-cell table:style-name="ce45" office:value-type="string" calcext:value-type="string">
            <text:p>stco_ventevrac1</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Boulangerie L'arbre à pain (Saint-Aignan de Grand Lieu</text:p>
          </table:table-cell>
          <table:table-cell table:style-name="ce45"/>
          <table:table-cell table:style-name="ce45" office:value-type="string" calcext:value-type="string">
            <text:p>02 40 31 00 85</text:p>
          </table:table-cell>
          <table:table-cell table:style-name="ce48"/>
          <table:table-cell table:style-name="ce47" table:number-columns-repeated="3"/>
          <table:table-cell table:style-name="ce45"/>
          <table:table-cell table:style-name="ce47" table:number-columns-repeated="2"/>
          <table:table-cell table:style-name="ce45" office:value-type="string" calcext:value-type="string">
            <text:p>44 Rue des Frères Rousseau</text:p>
          </table:table-cell>
          <table:table-cell table:style-name="ce47"/>
          <table:table-cell table:style-name="ce45" office:value-type="float" office:value="44860" calcext:value-type="float">
            <text:p>44860</text:p>
          </table:table-cell>
          <table:table-cell table:style-name="ce45" office:value-type="string" calcext:value-type="string">
            <text:p>Saint-Aignan de Grand Lieu</text:p>
          </table:table-cell>
          <table:table-cell table:style-name="ce46"/>
          <table:table-cell table:style-name="ce45" office:value-type="string" calcext:value-type="string">
            <text:p>47.126671</text:p>
          </table:table-cell>
          <table:table-cell table:style-name="ce45" office:value-type="string" calcext:value-type="string">
            <text:p>-1.628940</text:p>
          </table:table-cell>
          <table:table-cell table:style-name="ce46"/>
          <table:table-cell table:style-name="ce49"/>
          <table:table-cell table:style-name="ce56"/>
          <table:table-cell table:style-name="ce48"/>
          <table:table-cell table:style-name="ce54" office:value-type="string" calcext:value-type="string">
            <text:p>vente,vrac,boulangerie,arbre,pain</text:p>
          </table:table-cell>
          <table:table-cell table:style-name="ce45"/>
          <table:table-cell table:style-name="ce49" office:value-type="string" calcext:value-type="string">
            <text:p>Situé dans le centre commercial 'Les grands prés', propose des viennoiseries en sac tissus et pâtisseries en boîte.</text:p>
          </table:table-cell>
          <table:table-cell table:style-name="ce47" table:number-columns-repeated="4"/>
          <table:table-cell table:style-name="ce46" table:number-columns-repeated="3"/>
          <table:table-cell table:style-name="ce45" office:value-type="string" calcext:value-type="string">
            <text:p>sale,bulk,bakery,breadfruit</text:p>
          </table:table-cell>
          <table:table-cell table:style-name="ce46" office:value-type="string" calcext:value-type="string">
            <text:p>Located in the shopping center 'The big meadow', offers pastries pastry bag and tissue box.</text:p>
          </table:table-cell>
          <table:table-cell office:value-type="string" calcext:value-type="string">
            <text:p><text:s/></text:p>
          </table:table-cell>
          <table:table-cell table:number-columns-repeated="3"/>
          <table:table-cell table:style-name="ce38" table:formula="of:=JSONSTRUCTURESVRAC([.A5];[.B5];[.D5];[.Z5];[.C5];[.E5];[.F5];[.K5];[.AA5];[.N5];[.O5];[.P5];[.Q5];[.S5];[.Q5];[.S5];[.T5];[.V5];[.W5];[.G5];[.H5];[.Y5];[.AI5];[.AJ5])" office:value-type="string" office:string-value="" calcext:value-type="error">
            <text:p>#VALEUR !</text:p>
          </table:table-cell>
          <table:table-cell office:value-type="string" calcext:value-type="string">
            <text:p><text:s/></text:p>
          </table:table-cell>
          <table:table-cell table:number-columns-repeated="982"/>
        </table:table-row>
        <table:table-row table:style-name="ro42">
          <table:table-cell table:style-name="ce45" office:value-type="string" calcext:value-type="string">
            <text:p>stco_ventevrac2</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Chlorophylle Beauséjour</text:p>
          </table:table-cell>
          <table:table-cell table:style-name="ce45"/>
          <table:table-cell table:style-name="ce45" office:value-type="string" calcext:value-type="string">
            <text:p>02 40 40 10 10</text:p>
          </table:table-cell>
          <table:table-cell table:style-name="ce48" office:value-type="string" calcext:value-type="string">
            <text:p>http://www.chlorophylle-coop.com/</text:p>
          </table:table-cell>
          <table:table-cell table:style-name="ce47" table:number-columns-repeated="3"/>
          <table:table-cell table:style-name="ce45"/>
          <table:table-cell table:style-name="ce47" table:number-columns-repeated="2"/>
          <table:table-cell table:style-name="ce45" office:value-type="string" calcext:value-type="string">
            <text:p>34 rue des Plantes</text:p>
          </table:table-cell>
          <table:table-cell table:style-name="ce47" office:value-type="string" calcext:value-type="string">
            <text:p>Quartier Beauséjour</text:p>
          </table:table-cell>
          <table:table-cell table:style-name="ce45" office:value-type="float" office:value="44800" calcext:value-type="float">
            <text:p>44800</text:p>
          </table:table-cell>
          <table:table-cell table:style-name="ce45" office:value-type="string" calcext:value-type="string">
            <text:p>Saint-Herblain</text:p>
          </table:table-cell>
          <table:table-cell table:style-name="ce46"/>
          <table:table-cell table:style-name="ce45" office:value-type="string" calcext:value-type="string">
            <text:p>47.233946</text:p>
          </table:table-cell>
          <table:table-cell table:style-name="ce45" office:value-type="string" calcext:value-type="string">
            <text:p>-1.585963</text:p>
          </table:table-cell>
          <table:table-cell table:style-name="ce46"/>
          <table:table-cell table:style-name="ce49" office:value-type="string" calcext:value-type="string">
            <text:p>Magasins ouverts de 9h00 à 19h30 du lundi au samedi sans interruption</text:p>
          </table:table-cell>
          <table:table-cell table:style-name="ce56" office:value-type="string" calcext:value-type="string">
            <text:p>0101-3112_lu+ma+me+je+ve+sa_09h30-19h30</text:p>
          </table:table-cell>
          <table:table-cell table:style-name="ce48"/>
          <table:table-cell table:style-name="ce54" office:value-type="string" calcext:value-type="string">
            <text:p>vente,vrac,chlorophylle,beauséjour</text:p>
          </table:table-cell>
          <table:table-cell table:style-name="ce45"/>
          <table:table-cell table:style-name="ce49" office:value-type="string" calcext:value-type="string">
            <text:p>Chlorophylle est une coopérative de consommateurs de produits biologiques. </text:p>
          </table:table-cell>
          <table:table-cell table:style-name="ce47" table:number-columns-repeated="4"/>
          <table:table-cell table:style-name="ce46" table:number-columns-repeated="3"/>
          <table:table-cell table:style-name="ce46" office:value-type="string" calcext:value-type="string">
            <text:p>sale,bulk,chlorophylle,beauséjour</text:p>
          </table:table-cell>
          <table:table-cell table:style-name="ce46"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38" table:formula="of:=JSONSTRUCTURESVRAC([.A6];[.B6];[.D6];[.Z6];[.C6];[.E6];[.F6];[.K6];[.AA6];[.N6];[.O6];[.P6];[.Q6];[.S6];[.Q6];[.S6];[.T6];[.V6];[.W6];[.G6];[.H6];[.Y6];[.AI6];[.AJ6])" office:value-type="string" office:string-value="" calcext:value-type="error">
            <text:p>#VALEUR !</text:p>
          </table:table-cell>
          <table:table-cell office:value-type="string" calcext:value-type="string">
            <text:p><text:s/></text:p>
          </table:table-cell>
          <table:table-cell table:number-columns-repeated="982"/>
        </table:table-row>
        <table:table-row table:style-name="ro42">
          <table:table-cell table:style-name="ce45" office:value-type="string" calcext:value-type="string">
            <text:p>stco_ventevrac3</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Chlorophylle Beaujoire</text:p>
          </table:table-cell>
          <table:table-cell table:style-name="ce45"/>
          <table:table-cell table:style-name="ce45" office:value-type="string" calcext:value-type="string">
            <text:p>02 40 25 11 11</text:p>
          </table:table-cell>
          <table:table-cell table:style-name="ce48" table:formula="of:=[.G6]" office:value-type="string" office:string-value="http://www.chlorophylle-coop.com/" calcext:value-type="string">
            <text:p>http://www.chlorophylle-coop.com/</text:p>
          </table:table-cell>
          <table:table-cell table:style-name="ce47" table:number-columns-repeated="3"/>
          <table:table-cell table:style-name="ce45"/>
          <table:table-cell table:style-name="ce47" table:number-columns-repeated="2"/>
          <table:table-cell table:style-name="ce45" office:value-type="string" calcext:value-type="string">
            <text:p>20 rue Eugénie Cotton</text:p>
          </table:table-cell>
          <table:table-cell table:style-name="ce47" office:value-type="string" calcext:value-type="string">
            <text:p>Quartier Beaujoire</text:p>
          </table:table-cell>
          <table:table-cell table:style-name="ce45" office:value-type="float" office:value="44300" calcext:value-type="float">
            <text:p>44300</text:p>
          </table:table-cell>
          <table:table-cell table:style-name="ce45" office:value-type="string" calcext:value-type="string">
            <text:p>Nantes</text:p>
          </table:table-cell>
          <table:table-cell table:style-name="ce46"/>
          <table:table-cell table:style-name="ce45" office:value-type="string" calcext:value-type="string">
            <text:p>47.260188</text:p>
          </table:table-cell>
          <table:table-cell table:style-name="ce45" office:value-type="string" calcext:value-type="string">
            <text:p>-1.515858</text:p>
          </table:table-cell>
          <table:table-cell table:style-name="ce46"/>
          <table:table-cell table:style-name="ce49" table:formula="of:=[.V6]" office:value-type="string" office:string-value="Magasins ouverts de 9h00 à 19h30 du lundi au samedi sans interruption" calcext:value-type="string">
            <text:p>Magasins ouverts de 9h00 à 19h30 du lundi au samedi sans interruption</text:p>
          </table:table-cell>
          <table:table-cell table:style-name="ce56" office:value-type="string" calcext:value-type="string">
            <text:p>0101-3112_lu+ma+me+je+ve+sa_09h30-19h30</text:p>
          </table:table-cell>
          <table:table-cell table:style-name="ce48"/>
          <table:table-cell table:style-name="ce54" office:value-type="string" calcext:value-type="string">
            <text:p>vente,vrac,chlorophylle,beaujoire</text:p>
          </table:table-cell>
          <table:table-cell table:style-name="ce45"/>
          <table:table-cell table:style-name="ce49"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47" table:number-columns-repeated="4"/>
          <table:table-cell table:style-name="ce46" table:number-columns-repeated="3"/>
          <table:table-cell table:style-name="ce46" office:value-type="string" calcext:value-type="string">
            <text:p>sale,bulk,chlorophylle,beaujoire</text:p>
          </table:table-cell>
          <table:table-cell table:style-name="ce46"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38" table:formula="of:=JSONSTRUCTURESVRAC([.A7];[.B7];[.D7];[.Z7];[.C7];[.E7];[.F7];[.K7];[.AA7];[.N7];[.O7];[.P7];[.Q7];[.S7];[.Q7];[.S7];[.T7];[.V7];[.W7];[.G7];[.H7];[.Y7];[.AI7];[.AJ7])" office:value-type="string" office:string-value="" calcext:value-type="error">
            <text:p>#VALEUR !</text:p>
          </table:table-cell>
          <table:table-cell office:value-type="string" calcext:value-type="string">
            <text:p><text:s/></text:p>
          </table:table-cell>
          <table:table-cell table:number-columns-repeated="982"/>
        </table:table-row>
        <table:table-row table:style-name="ro42">
          <table:table-cell table:style-name="ce45" office:value-type="string" calcext:value-type="string">
            <text:p>stco_ventevrac4</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Chlorophylle Beaucéane</text:p>
          </table:table-cell>
          <table:table-cell table:style-name="ce45"/>
          <table:table-cell table:style-name="ce45" office:value-type="string" calcext:value-type="string">
            <text:p>02 40 76 76 00</text:p>
          </table:table-cell>
          <table:table-cell table:style-name="ce48" table:formula="of:=[.G7]" office:value-type="string" office:string-value="http://www.chlorophylle-coop.com/" calcext:value-type="string">
            <text:p>http://www.chlorophylle-coop.com/</text:p>
          </table:table-cell>
          <table:table-cell table:style-name="ce47" table:number-columns-repeated="3"/>
          <table:table-cell table:style-name="ce45"/>
          <table:table-cell table:style-name="ce47" table:number-columns-repeated="2"/>
          <table:table-cell table:style-name="ce45" office:value-type="string" calcext:value-type="string">
            <text:p>147 route des Sorinières</text:p>
          </table:table-cell>
          <table:table-cell table:style-name="ce47" office:value-type="string" calcext:value-type="string">
            <text:p>ZAC de la Brosse</text:p>
          </table:table-cell>
          <table:table-cell table:style-name="ce45" office:value-type="float" office:value="44400" calcext:value-type="float">
            <text:p>44400</text:p>
          </table:table-cell>
          <table:table-cell table:style-name="ce45" office:value-type="string" calcext:value-type="string">
            <text:p>Rezé</text:p>
          </table:table-cell>
          <table:table-cell table:style-name="ce46"/>
          <table:table-cell table:style-name="ce45" office:value-type="string" calcext:value-type="string">
            <text:p>47.154536</text:p>
          </table:table-cell>
          <table:table-cell table:style-name="ce45" office:value-type="string" calcext:value-type="string">
            <text:p>-1.534992</text:p>
          </table:table-cell>
          <table:table-cell table:style-name="ce46"/>
          <table:table-cell table:style-name="ce49" table:formula="of:=[.V7]" office:value-type="string" office:string-value="Magasins ouverts de 9h00 à 19h30 du lundi au samedi sans interruption" calcext:value-type="string">
            <text:p>Magasins ouverts de 9h00 à 19h30 du lundi au samedi sans interruption</text:p>
          </table:table-cell>
          <table:table-cell table:style-name="ce56" office:value-type="string" calcext:value-type="string">
            <text:p>0101-3112_lu+ma+me+je+ve+sa_09h30-19h30</text:p>
          </table:table-cell>
          <table:table-cell table:style-name="ce48"/>
          <table:table-cell table:style-name="ce54" office:value-type="string" calcext:value-type="string">
            <text:p>vente,vrac,chlorophylle,beaucéane</text:p>
          </table:table-cell>
          <table:table-cell table:style-name="ce45"/>
          <table:table-cell table:style-name="ce49"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47" table:number-columns-repeated="4"/>
          <table:table-cell table:style-name="ce46" table:number-columns-repeated="3"/>
          <table:table-cell table:style-name="ce46" office:value-type="string" calcext:value-type="string">
            <text:p>sale,bulk,chlorophylle,beaucéane</text:p>
          </table:table-cell>
          <table:table-cell table:style-name="ce46"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38" table:formula="of:=JSONSTRUCTURESVRAC([.A8];[.B8];[.D8];[.Z8];[.C8];[.E8];[.F8];[.K8];[.AA8];[.N8];[.O8];[.P8];[.Q8];[.S8];[.Q8];[.S8];[.T8];[.V8];[.W8];[.G8];[.H8];[.Y8];[.AI8];[.AJ8])" office:value-type="string" office:string-value="" calcext:value-type="error">
            <text:p>#VALEUR !</text:p>
          </table:table-cell>
          <table:table-cell office:value-type="string" calcext:value-type="string">
            <text:p><text:s/></text:p>
          </table:table-cell>
          <table:table-cell table:number-columns-repeated="982"/>
        </table:table-row>
        <table:table-row table:style-name="ro42">
          <table:table-cell table:style-name="ce45" office:value-type="string" calcext:value-type="string">
            <text:p>stco_ventevrac5</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Chlorophylle Beausud</text:p>
          </table:table-cell>
          <table:table-cell table:style-name="ce45"/>
          <table:table-cell table:style-name="ce45" office:value-type="string" calcext:value-type="string">
            <text:p>02 51 82 00 82</text:p>
          </table:table-cell>
          <table:table-cell table:style-name="ce48" table:formula="of:=[.G8]" office:value-type="string" office:string-value="http://www.chlorophylle-coop.com/" calcext:value-type="string">
            <text:p>http://www.chlorophylle-coop.com/</text:p>
          </table:table-cell>
          <table:table-cell table:style-name="ce47" table:number-columns-repeated="3"/>
          <table:table-cell table:style-name="ce45"/>
          <table:table-cell table:style-name="ce47" table:number-columns-repeated="2"/>
          <table:table-cell table:style-name="ce45" office:value-type="string" calcext:value-type="string">
            <text:p>18 rue Ordronneau</text:p>
          </table:table-cell>
          <table:table-cell table:style-name="ce47" office:value-type="string" calcext:value-type="string">
            <text:p>Zone Atout Sud</text:p>
          </table:table-cell>
          <table:table-cell table:style-name="ce45" office:value-type="float" office:value="44400" calcext:value-type="float">
            <text:p>44400</text:p>
          </table:table-cell>
          <table:table-cell table:style-name="ce45" office:value-type="string" calcext:value-type="string">
            <text:p>Rezé</text:p>
          </table:table-cell>
          <table:table-cell table:style-name="ce46"/>
          <table:table-cell table:style-name="ce45" office:value-type="string" calcext:value-type="string">
            <text:p>47.191749</text:p>
          </table:table-cell>
          <table:table-cell table:style-name="ce45" office:value-type="string" calcext:value-type="string">
            <text:p>-1.582477</text:p>
          </table:table-cell>
          <table:table-cell table:style-name="ce46"/>
          <table:table-cell table:style-name="ce49" table:formula="of:=[.V8]" office:value-type="string" office:string-value="Magasins ouverts de 9h00 à 19h30 du lundi au samedi sans interruption" calcext:value-type="string">
            <text:p>Magasins ouverts de 9h00 à 19h30 du lundi au samedi sans interruption</text:p>
          </table:table-cell>
          <table:table-cell table:style-name="ce56" office:value-type="string" calcext:value-type="string">
            <text:p>0101-3112_lu+ma+me+je+ve+sa_09h30-19h30</text:p>
          </table:table-cell>
          <table:table-cell table:style-name="ce48"/>
          <table:table-cell table:style-name="ce54" office:value-type="string" calcext:value-type="string">
            <text:p>vente,vrac,chlorophylle,beausud</text:p>
          </table:table-cell>
          <table:table-cell table:style-name="ce45"/>
          <table:table-cell table:style-name="ce49"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47" table:number-columns-repeated="4"/>
          <table:table-cell table:style-name="ce46" table:number-columns-repeated="3"/>
          <table:table-cell table:style-name="ce46" office:value-type="string" calcext:value-type="string">
            <text:p>sale,bulk,chlorophylle,beausud</text:p>
          </table:table-cell>
          <table:table-cell table:style-name="ce46"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38" table:formula="of:=JSONSTRUCTURESVRAC([.A9];[.B9];[.D9];[.Z9];[.C9];[.E9];[.F9];[.K9];[.AA9];[.N9];[.O9];[.P9];[.Q9];[.S9];[.Q9];[.S9];[.T9];[.V9];[.W9];[.G9];[.H9];[.Y9];[.AI9];[.AJ9])" office:value-type="string" office:string-value="" calcext:value-type="error">
            <text:p>#VALEUR !</text:p>
          </table:table-cell>
          <table:table-cell office:value-type="string" calcext:value-type="string">
            <text:p><text:s/></text:p>
          </table:table-cell>
          <table:table-cell table:number-columns-repeated="982"/>
        </table:table-row>
        <table:table-row table:style-name="ro42">
          <table:table-cell table:style-name="ce45" office:value-type="string" calcext:value-type="string">
            <text:p>stco_ventevrac6</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Chlorophylle Bio Goulaine</text:p>
          </table:table-cell>
          <table:table-cell table:style-name="ce45"/>
          <table:table-cell table:style-name="ce45" office:value-type="string" calcext:value-type="string">
            <text:p>02 52 200 200</text:p>
          </table:table-cell>
          <table:table-cell table:style-name="ce48" table:formula="of:=[.G9]" office:value-type="string" office:string-value="http://www.chlorophylle-coop.com/" calcext:value-type="string">
            <text:p>http://www.chlorophylle-coop.com/</text:p>
          </table:table-cell>
          <table:table-cell table:style-name="ce47" table:number-columns-repeated="3"/>
          <table:table-cell table:style-name="ce45"/>
          <table:table-cell table:style-name="ce47" table:number-columns-repeated="2"/>
          <table:table-cell table:style-name="ce45" office:value-type="string" calcext:value-type="string">
            <text:p>5 rue de l’Atlantique</text:p>
          </table:table-cell>
          <table:table-cell table:style-name="ce47" office:value-type="string" calcext:value-type="string">
            <text:p>Zone Pôle Sud</text:p>
          </table:table-cell>
          <table:table-cell table:style-name="ce45" office:value-type="float" office:value="44115" calcext:value-type="float">
            <text:p>44115</text:p>
          </table:table-cell>
          <table:table-cell table:style-name="ce45" office:value-type="string" calcext:value-type="string">
            <text:p>Basse-Goulaine</text:p>
          </table:table-cell>
          <table:table-cell table:style-name="ce46"/>
          <table:table-cell table:style-name="ce45" office:value-type="string" calcext:value-type="string">
            <text:p>47.187644</text:p>
          </table:table-cell>
          <table:table-cell table:style-name="ce45" office:value-type="string" calcext:value-type="string">
            <text:p>-1.462337</text:p>
          </table:table-cell>
          <table:table-cell table:style-name="ce46"/>
          <table:table-cell table:style-name="ce49" table:formula="of:=[.V9]" office:value-type="string" office:string-value="Magasins ouverts de 9h00 à 19h30 du lundi au samedi sans interruption" calcext:value-type="string">
            <text:p>Magasins ouverts de 9h00 à 19h30 du lundi au samedi sans interruption</text:p>
          </table:table-cell>
          <table:table-cell table:style-name="ce56" office:value-type="string" calcext:value-type="string">
            <text:p>0101-3112_lu+ma+me+je+ve+sa_09h30-19h30</text:p>
          </table:table-cell>
          <table:table-cell table:style-name="ce48"/>
          <table:table-cell table:style-name="ce54" office:value-type="string" calcext:value-type="string">
            <text:p>vente,vrac,chlorophylle,bio,goulaine</text:p>
          </table:table-cell>
          <table:table-cell table:style-name="ce45"/>
          <table:table-cell table:style-name="ce49" table:formula="of:=[.AA9]" office:value-type="string" office:string-value="Chlorophylle est une coopérative de consommateurs de produits biologiques. " calcext:value-type="string">
            <text:p>Chlorophylle est une coopérative de consommateurs de produits biologiques. </text:p>
          </table:table-cell>
          <table:table-cell table:style-name="ce47" table:number-columns-repeated="4"/>
          <table:table-cell table:style-name="ce46" table:number-columns-repeated="3"/>
          <table:table-cell table:style-name="ce46" office:value-type="string" calcext:value-type="string">
            <text:p>sale,bulk,chlorophyll,bio,goulaine</text:p>
          </table:table-cell>
          <table:table-cell table:style-name="ce46" office:value-type="string" calcext:value-type="string">
            <text:p>Chlorophyll is a cooperative of organic product consumers.</text:p>
          </table:table-cell>
          <table:table-cell office:value-type="string" calcext:value-type="string">
            <text:p><text:s/></text:p>
          </table:table-cell>
          <table:table-cell table:number-columns-repeated="3"/>
          <table:table-cell table:style-name="ce38" table:formula="of:=JSONSTRUCTURESVRAC([.A10];[.B10];[.D10];[.Z10];[.C10];[.E10];[.F10];[.K10];[.AA10];[.N10];[.O10];[.P10];[.Q10];[.S10];[.Q10];[.S10];[.T10];[.V10];[.W10];[.G10];[.H10];[.Y10];[.AI10];[.AJ10])"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7</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Biocoop les Halles Nantes Ouest</text:p>
          </table:table-cell>
          <table:table-cell table:style-name="ce45" office:value-type="string" calcext:value-type="string">
            <text:p><text:a xlink:href="mailto:leshalles.biocoop@gmail.com" xlink:type="simple">leshalles.biocoop@gmail.com</text:a></text:p>
          </table:table-cell>
          <table:table-cell table:style-name="ce45" office:value-type="string" calcext:value-type="string">
            <text:p>02 28 06 47 43</text:p>
          </table:table-cell>
          <table:table-cell table:style-name="ce48" office:value-type="string" calcext:value-type="string">
            <text:p>http://stherblainleshalles.biocoop.net/</text:p>
          </table:table-cell>
          <table:table-cell table:style-name="ce47" table:number-columns-repeated="3"/>
          <table:table-cell table:style-name="ce45"/>
          <table:table-cell table:style-name="ce47" table:number-columns-repeated="2"/>
          <table:table-cell table:style-name="ce45" office:value-type="string" calcext:value-type="string">
            <text:p>332 boulevard Marcel Paul</text:p>
          </table:table-cell>
          <table:table-cell table:style-name="ce47" office:value-type="string" calcext:value-type="string">
            <text:p>CP 612</text:p>
          </table:table-cell>
          <table:table-cell table:style-name="ce45" office:value-type="float" office:value="44806" calcext:value-type="float">
            <text:p>44806</text:p>
          </table:table-cell>
          <table:table-cell table:style-name="ce51" office:value-type="string" calcext:value-type="string">
            <text:p>SAINT-HERBLAIN</text:p>
          </table:table-cell>
          <table:table-cell table:style-name="ce46"/>
          <table:table-cell table:style-name="ce45" office:value-type="string" calcext:value-type="string">
            <text:p>47.226519</text:p>
          </table:table-cell>
          <table:table-cell table:style-name="ce45" office:value-type="string" calcext:value-type="string">
            <text:p>-1.638880</text:p>
          </table:table-cell>
          <table:table-cell table:style-name="ce46"/>
          <table:table-cell table:style-name="ce49" office:value-type="string" calcext:value-type="string">
            <text:p>lundi au jeudi 9h30-19h, vendredi 9h30-19h30, samedi 9h-19h.</text:p>
          </table:table-cell>
          <table:table-cell table:style-name="ce56" office:value-type="string" calcext:value-type="string">
            <text:p>0101-3112_lu+ma+me+je_09h30-19h00,0101-3112_ve_09h30-19h00,0101-3112_sa_09h00-19h00</text:p>
          </table:table-cell>
          <table:table-cell table:style-name="ce48"/>
          <table:table-cell table:style-name="ce54" office:value-type="string" calcext:value-type="string">
            <text:p>vente,vrac,biocoop,halles</text:p>
          </table:table-cell>
          <table:table-cell table:style-name="ce45"/>
          <table:table-cell table:style-name="ce54" office:value-type="string" calcext:value-type="string">
            <text:p>boucherie, fromagerie traditionnelle, du pain frais et un rayon vrac avec plus de 200 références.</text:p>
          </table:table-cell>
          <table:table-cell table:style-name="ce47" table:number-columns-repeated="4"/>
          <table:table-cell table:style-name="ce46" table:number-columns-repeated="3"/>
          <table:table-cell table:style-name="ce46" office:value-type="string" calcext:value-type="string">
            <text:p>sale,bulk,biocoop,halles</text:p>
          </table:table-cell>
          <table:table-cell table:style-name="ce46" office:value-type="string" calcext:value-type="string">
            <text:p>butchers, traditional cheese, fresh bread and a bulk beam with over 200 references.</text:p>
          </table:table-cell>
          <table:table-cell office:value-type="string" calcext:value-type="string">
            <text:p><text:s/></text:p>
          </table:table-cell>
          <table:table-cell table:number-columns-repeated="3"/>
          <table:table-cell table:style-name="ce38" table:formula="of:=JSONSTRUCTURESVRAC([.A11];[.B11];[.D11];[.Z11];[.C11];[.E11];[.F11];[.K11];[.AA11];[.N11];[.O11];[.P11];[.Q11];[.S11];[.Q11];[.S11];[.T11];[.V11];[.W11];[.G11];[.H11];[.Y11];[.AI11];[.AJ11])"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8</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Biocoop les Halles Nantes Nord</text:p>
          </table:table-cell>
          <table:table-cell table:style-name="ce45" office:value-type="string" calcext:value-type="string">
            <text:p><text:a xlink:href="mailto:biocoopnantes%40orange.fr" xlink:type="simple">biocoopnantes@orange.fr</text:a></text:p>
          </table:table-cell>
          <table:table-cell table:style-name="ce45" office:value-type="string" calcext:value-type="string">
            <text:p>02 40 89 13 90 </text:p>
          </table:table-cell>
          <table:table-cell table:style-name="ce48" office:value-type="string" calcext:value-type="string">
            <text:p>http://www.biocoop.fr/magasins-bio/Trouver-mon-magasin-Biocoop/Pays-de-la-Loire/Loire-Atlantique/BIOCOOP-NANTES-NORD</text:p>
          </table:table-cell>
          <table:table-cell table:style-name="ce47" table:number-columns-repeated="3"/>
          <table:table-cell table:style-name="ce45"/>
          <table:table-cell table:style-name="ce47" table:number-columns-repeated="2"/>
          <table:table-cell table:style-name="ce45" office:value-type="string" calcext:value-type="string">
            <text:p>188 Route de Rennes</text:p>
          </table:table-cell>
          <table:table-cell table:style-name="ce47"/>
          <table:table-cell table:style-name="ce45" office:value-type="float" office:value="44300" calcext:value-type="float">
            <text:p>44300</text:p>
          </table:table-cell>
          <table:table-cell table:style-name="ce51" office:value-type="string" calcext:value-type="string">
            <text:p>NANTES</text:p>
          </table:table-cell>
          <table:table-cell table:style-name="ce46"/>
          <table:table-cell table:style-name="ce45" office:value-type="string" calcext:value-type="string">
            <text:p>47.260536</text:p>
          </table:table-cell>
          <table:table-cell table:style-name="ce45" office:value-type="string" calcext:value-type="string">
            <text:p>-1.581200</text:p>
          </table:table-cell>
          <table:table-cell table:style-name="ce46"/>
          <table:table-cell table:style-name="ce49" office:value-type="string" calcext:value-type="string">
            <text:p>Lundi 14h à 19h30, mardi au samedi 9h30 à 19h30, samedi 9h30 à 18h30</text:p>
          </table:table-cell>
          <table:table-cell table:style-name="ce56" office:value-type="string" calcext:value-type="string">
            <text:p>0101-3112_lu_14h00-19h30,0101-3112_ma+me+je+ve+sa_09h30-19h30,0101-3112_sa_09h30-18h30</text:p>
          </table:table-cell>
          <table:table-cell table:style-name="ce48"/>
          <table:table-cell table:style-name="ce54" office:value-type="string" calcext:value-type="string">
            <text:p>vente,vrac,biocoop,halles</text:p>
          </table:table-cell>
          <table:table-cell table:style-name="ce45"/>
          <table:table-cell table:style-name="ce54"/>
          <table:table-cell table:style-name="ce47" table:number-columns-repeated="4"/>
          <table:table-cell table:style-name="ce46" table:number-columns-repeated="3"/>
          <table:table-cell table:style-name="ce46" office:value-type="string" calcext:value-type="string">
            <text:p>sale,bulk,biocoop,halles</text:p>
          </table:table-cell>
          <table:table-cell table:style-name="ce46"/>
          <table:table-cell office:value-type="string" calcext:value-type="string">
            <text:p><text:s/></text:p>
          </table:table-cell>
          <table:table-cell table:number-columns-repeated="3"/>
          <table:table-cell table:style-name="ce38" table:formula="of:=JSONSTRUCTURESVRAC([.A12];[.B12];[.D12];[.Z12];[.C12];[.E12];[.F12];[.K12];[.AA12];[.N12];[.O12];[.P12];[.Q12];[.S12];[.Q12];[.S12];[.T12];[.V12];[.W12];[.G12];[.H12];[.Y12];[.AI12];[.AJ12])"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9</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Biocoop les Halles Nantes Sud</text:p>
          </table:table-cell>
          <table:table-cell table:style-name="ce45" office:value-type="string" calcext:value-type="string">
            <text:p><text:a xlink:href="mailto:biocoopnantessud@orange.fr" xlink:type="simple">biocoopnantessud@orange.fr</text:a></text:p>
          </table:table-cell>
          <table:table-cell table:style-name="ce45" office:value-type="string" calcext:value-type="string">
            <text:p>02 40 04 05 18 </text:p>
          </table:table-cell>
          <table:table-cell table:style-name="ce48"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47" table:number-columns-repeated="3"/>
          <table:table-cell table:style-name="ce45"/>
          <table:table-cell table:style-name="ce47" table:number-columns-repeated="2"/>
          <table:table-cell table:style-name="ce50" office:value-type="string" calcext:value-type="string">
            <text:p>Rue Louis Blanc</text:p>
          </table:table-cell>
          <table:table-cell table:style-name="ce47"/>
          <table:table-cell table:style-name="ce45" office:value-type="float" office:value="44230" calcext:value-type="float">
            <text:p>44230</text:p>
          </table:table-cell>
          <table:table-cell table:style-name="ce51" office:value-type="string" calcext:value-type="string">
            <text:p>ST SEBASTIEN SUR LOIRE</text:p>
          </table:table-cell>
          <table:table-cell table:style-name="ce46"/>
          <table:table-cell table:style-name="ce45" office:value-type="string" calcext:value-type="string">
            <text:p>47.188556</text:p>
          </table:table-cell>
          <table:table-cell table:style-name="ce45" office:value-type="string" calcext:value-type="string">
            <text:p>-1.491574</text:p>
          </table:table-cell>
          <table:table-cell table:style-name="ce46"/>
          <table:table-cell table:style-name="ce49" office:value-type="string" calcext:value-type="string">
            <text:p>Lundi 14h à 19h30, mardi au samedi 9h30 à 19h30, samedi 9h30 à 18h30</text:p>
          </table:table-cell>
          <table:table-cell table:style-name="ce56" office:value-type="string" calcext:value-type="string">
            <text:p>0101-3112_lu_14h00-19h30,0101-3112_ma+me+je+ve+sa_09h30-19h30,0101-3112_sa_09h30-18h30</text:p>
          </table:table-cell>
          <table:table-cell table:style-name="ce48"/>
          <table:table-cell table:style-name="ce54" office:value-type="string" calcext:value-type="string">
            <text:p>vente,vrac,biocoop,halles</text:p>
          </table:table-cell>
          <table:table-cell table:style-name="ce45"/>
          <table:table-cell table:style-name="ce54"/>
          <table:table-cell table:style-name="ce47" table:number-columns-repeated="4"/>
          <table:table-cell table:style-name="ce46" table:number-columns-repeated="3"/>
          <table:table-cell table:style-name="ce46" office:value-type="string" calcext:value-type="string">
            <text:p>sale,bulk,biocoop,halles</text:p>
          </table:table-cell>
          <table:table-cell table:style-name="ce46"/>
          <table:table-cell office:value-type="string" calcext:value-type="string">
            <text:p><text:s/></text:p>
          </table:table-cell>
          <table:table-cell table:number-columns-repeated="3"/>
          <table:table-cell table:style-name="ce38" table:formula="of:=JSONSTRUCTURESVRAC([.A13];[.B13];[.D13];[.Z13];[.C13];[.E13];[.F13];[.K13];[.AA13];[.N13];[.O13];[.P13];[.Q13];[.S13];[.Q13];[.S13];[.T13];[.V13];[.W13];[.G13];[.H13];[.Y13];[.AI13];[.AJ13])"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10</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Horizon Vert Ile Beaulieu</text:p>
          </table:table-cell>
          <table:table-cell table:style-name="ce45"/>
          <table:table-cell table:style-name="ce45" office:value-type="string" calcext:value-type="string">
            <text:p>02 40 48 55 67 </text:p>
          </table:table-cell>
          <table:table-cell table:style-name="ce48" office:value-type="string" calcext:value-type="string">
            <text:p>http://www.horizon-vert.eu/info_pvt.php?id=1</text:p>
          </table:table-cell>
          <table:table-cell table:style-name="ce47" table:number-columns-repeated="3"/>
          <table:table-cell table:style-name="ce45"/>
          <table:table-cell table:style-name="ce47" table:number-columns-repeated="2"/>
          <table:table-cell table:style-name="ce45" office:value-type="string" calcext:value-type="string">
            <text:p>17 Bd Gustave Roch</text:p>
          </table:table-cell>
          <table:table-cell table:style-name="ce47"/>
          <table:table-cell table:style-name="ce45" office:value-type="float" office:value="44000" calcext:value-type="float">
            <text:p>44000</text:p>
          </table:table-cell>
          <table:table-cell table:style-name="ce45" office:value-type="string" calcext:value-type="string">
            <text:p>NANTES</text:p>
          </table:table-cell>
          <table:table-cell table:style-name="ce46"/>
          <table:table-cell table:style-name="ce45" office:value-type="string" calcext:value-type="string">
            <text:p>47.204353</text:p>
          </table:table-cell>
          <table:table-cell table:style-name="ce45" office:value-type="string" calcext:value-type="string">
            <text:p>-1.547486</text:p>
          </table:table-cell>
          <table:table-cell table:style-name="ce46"/>
          <table:table-cell table:style-name="ce49" office:value-type="string" calcext:value-type="string">
            <text:p>lundi au samedi 9h30-19h45</text:p>
          </table:table-cell>
          <table:table-cell table:style-name="ce56" office:value-type="string" calcext:value-type="string">
            <text:p>0101-3112_lu+ma+me+je+ve+sa_09h30-1945</text:p>
          </table:table-cell>
          <table:table-cell table:style-name="ce48"/>
          <table:table-cell table:style-name="ce54" office:value-type="string" calcext:value-type="string">
            <text:p>vente,vrac,horizon,vert,horizon,vert</text:p>
          </table:table-cell>
          <table:table-cell table:style-name="ce45"/>
          <table:table-cell table:style-name="ce54" office:value-type="string" calcext:value-type="string">
            <text:p>Horizon vert est un supermarché bio, produits issus de l'agriculture biologique, produits naturels.</text:p>
          </table:table-cell>
          <table:table-cell table:style-name="ce47" table:number-columns-repeated="4"/>
          <table:table-cell table:style-name="ce46" table:number-columns-repeated="3"/>
          <table:table-cell table:style-name="ce46" office:value-type="string" calcext:value-type="string">
            <text:p>sale,bulk,horizon,vert</text:p>
          </table:table-cell>
          <table:table-cell table:style-name="ce46"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38" table:formula="of:=JSONSTRUCTURESVRAC([.A14];[.B14];[.D14];[.Z14];[.C14];[.E14];[.F14];[.K14];[.AA14];[.N14];[.O14];[.P14];[.Q14];[.S14];[.Q14];[.S14];[.T14];[.V14];[.W14];[.G14];[.H14];[.Y14];[.AI14];[.AJ14])"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11</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Horizon Vert Nantes</text:p>
          </table:table-cell>
          <table:table-cell table:style-name="ce45"/>
          <table:table-cell table:style-name="ce45" office:value-type="string" calcext:value-type="string">
            <text:p>02 40 48 55 67 </text:p>
          </table:table-cell>
          <table:table-cell table:style-name="ce48" office:value-type="string" calcext:value-type="string">
            <text:p>http://www.horizon-vert.eu/info_pvt.php?id=5</text:p>
          </table:table-cell>
          <table:table-cell table:style-name="ce47" table:number-columns-repeated="3"/>
          <table:table-cell table:style-name="ce45"/>
          <table:table-cell table:style-name="ce47" table:number-columns-repeated="2"/>
          <table:table-cell table:style-name="ce45" office:value-type="string" calcext:value-type="string">
            <text:p>Rue de Cdt Charcot</text:p>
          </table:table-cell>
          <table:table-cell table:style-name="ce47"/>
          <table:table-cell table:style-name="ce45" office:value-type="float" office:value="44700" calcext:value-type="float">
            <text:p>44700</text:p>
          </table:table-cell>
          <table:table-cell table:style-name="ce45" office:value-type="string" calcext:value-type="string">
            <text:p>ORVAULT</text:p>
          </table:table-cell>
          <table:table-cell table:style-name="ce46"/>
          <table:table-cell table:style-name="ce45" office:value-type="string" calcext:value-type="string">
            <text:p>47.254254</text:p>
          </table:table-cell>
          <table:table-cell table:style-name="ce45" office:value-type="string" calcext:value-type="string">
            <text:p>-1.618271</text:p>
          </table:table-cell>
          <table:table-cell table:style-name="ce46"/>
          <table:table-cell table:style-name="ce49" office:value-type="string" calcext:value-type="string">
            <text:p>lundi au vendredi 9h-19h15, samedi 9h-19h</text:p>
          </table:table-cell>
          <table:table-cell table:style-name="ce56" office:value-type="string" calcext:value-type="string">
            <text:p>0101-3112_lu+ma+me+je+ve_09h30-19h15,0101-3112_sa_09h30-1900</text:p>
          </table:table-cell>
          <table:table-cell table:style-name="ce48"/>
          <table:table-cell table:style-name="ce54" office:value-type="string" calcext:value-type="string">
            <text:p>vente,vrac,horizon,vert,horizon,vert</text:p>
          </table:table-cell>
          <table:table-cell table:style-name="ce45"/>
          <table:table-cell table:style-name="ce49" office:value-type="string" calcext:value-type="string">
            <text:p>Horizon vert est un supermarché bio, produits issus de l'agriculture biologique, produits naturels. </text:p>
          </table:table-cell>
          <table:table-cell table:style-name="ce47" table:number-columns-repeated="4"/>
          <table:table-cell table:style-name="ce46" table:number-columns-repeated="3"/>
          <table:table-cell table:style-name="ce46" office:value-type="string" calcext:value-type="string">
            <text:p>sale,bulk,horizon,vert</text:p>
          </table:table-cell>
          <table:table-cell table:style-name="ce46" office:value-type="string" calcext:value-type="string">
            <text:p>Green Horizon is an organic supermarket, products from organic farming, natural products.</text:p>
          </table:table-cell>
          <table:table-cell office:value-type="string" calcext:value-type="string">
            <text:p><text:s/></text:p>
          </table:table-cell>
          <table:table-cell table:number-columns-repeated="3"/>
          <table:table-cell table:style-name="ce38" table:formula="of:=JSONSTRUCTURESVRAC([.A15];[.B15];[.D15];[.Z15];[.C15];[.E15];[.F15];[.K15];[.AA15];[.N15];[.O15];[.P15];[.Q15];[.S15];[.Q15];[.S15];[.T15];[.V15];[.W15];[.G15];[.H15];[.Y15];[.AI15];[.AJ15])" office:value-type="string" office:string-value="" calcext:value-type="error">
            <text:p>#VALEUR !</text:p>
          </table:table-cell>
          <table:table-cell office:value-type="string" calcext:value-type="string">
            <text:p><text:s/></text:p>
          </table:table-cell>
          <table:table-cell table:number-columns-repeated="982"/>
        </table:table-row>
        <table:table-row table:style-name="ro42">
          <table:table-cell table:style-name="ce45" office:value-type="string" calcext:value-type="string">
            <text:p>stco_ventevrac13</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Day by Day</text:p>
          </table:table-cell>
          <table:table-cell table:style-name="ce45" office:value-type="string" calcext:value-type="string">
            <text:p>daybyday.nantes@gmail.com </text:p>
          </table:table-cell>
          <table:table-cell table:style-name="ce45" office:value-type="string" calcext:value-type="string">
            <text:p>09 73 15 80 74 </text:p>
          </table:table-cell>
          <table:table-cell table:style-name="ce49" office:value-type="string" calcext:value-type="string">
            <text:p>http://daybyday-shop.com/magasin</text:p>
          </table:table-cell>
          <table:table-cell table:style-name="ce47" office:value-type="string" calcext:value-type="string">
            <text:p>https://www.facebook.com/magasindaybyday?fref=ts</text:p>
          </table:table-cell>
          <table:table-cell table:style-name="ce47" table:number-columns-repeated="5"/>
          <table:table-cell table:style-name="ce45" office:value-type="string" calcext:value-type="string">
            <text:p>3 rue Pierre-Chéreau</text:p>
          </table:table-cell>
          <table:table-cell table:style-name="ce47"/>
          <table:table-cell table:style-name="ce45" office:value-type="float" office:value="44000" calcext:value-type="float">
            <text:p>44000</text:p>
          </table:table-cell>
          <table:table-cell table:style-name="ce45" office:value-type="string" calcext:value-type="string">
            <text:p>NANTES</text:p>
          </table:table-cell>
          <table:table-cell table:style-name="ce47"/>
          <table:table-cell table:style-name="ce45" office:value-type="string" calcext:value-type="string">
            <text:p>47.216736</text:p>
          </table:table-cell>
          <table:table-cell table:style-name="ce45" office:value-type="string" calcext:value-type="string">
            <text:p>-1.559302</text:p>
          </table:table-cell>
          <table:table-cell table:style-name="ce47"/>
          <table:table-cell table:style-name="ce49" office:value-type="string" calcext:value-type="string">
            <text:p>Du mardi au vendredi : 10h00 – 13h45, 15h00 – 19h15, Samedi : 9h30-12h45, 15h00-19h00,Fermé le dimanche</text:p>
          </table:table-cell>
          <table:table-cell table:style-name="ce56" office:value-type="string" calcext:value-type="string">
            <text:p>0101-3112_ma+me+je+ve_10h00-13h45+15h00-19h15,0101-3112_sa_9h30-12h45+15h00-19h00</text:p>
          </table:table-cell>
          <table:table-cell table:style-name="ce48"/>
          <table:table-cell table:style-name="ce54" office:value-type="string" calcext:value-type="string">
            <text:p>vente,vrac,day,sakaide,sac</text:p>
          </table:table-cell>
          <table:table-cell table:style-name="ce45"/>
          <table:table-cell table:style-name="ce54"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47" table:number-columns-repeated="4"/>
          <table:table-cell table:style-name="ce46" table:number-columns-repeated="3"/>
          <table:table-cell table:style-name="ce46" office:value-type="string" calcext:value-type="string">
            <text:p>sale,bulk,day,sakaide,bag</text:p>
          </table:table-cell>
          <table:table-cell table:style-name="ce46"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office:value-type="string" calcext:value-type="string">
            <text:p><text:s/></text:p>
          </table:table-cell>
          <table:table-cell table:number-columns-repeated="3"/>
          <table:table-cell table:style-name="ce38" table:formula="of:=JSONSTRUCTURESVRAC([.A16];[.B16];[.D16];[.Z16];[.C16];[.E16];[.F16];[.K16];[.AA16];[.N16];[.O16];[.P16];[.Q16];[.S16];[.Q16];[.S16];[.T16];[.V16];[.W16];[.G16];[.H16];[.Y16];[.AI16];[.AJ16])"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14</text:p>
          </table:table-cell>
          <table:table-cell table:style-name="ce45" office:value-type="string" calcext:value-type="string">
            <text:p>MieuxTrierANantes 07/15</text:p>
          </table:table-cell>
          <table:table-cell table:style-name="ce47" office:value-type="string" calcext:value-type="string">
            <text:p>Entreprise</text:p>
          </table:table-cell>
          <table:table-cell table:style-name="ce47" office:value-type="string" calcext:value-type="string">
            <text:p>FleuronBio</text:p>
          </table:table-cell>
          <table:table-cell table:style-name="ce47" office:value-type="string" calcext:value-type="string">
            <text:p><text:a xlink:href="mailto:serviceclient@fleuronbio44.com" xlink:type="simple">serviceclient@fleuronbio44.com</text:a></text:p>
          </table:table-cell>
          <table:table-cell table:style-name="ce47" office:value-type="string" calcext:value-type="string">
            <text:p>02 40 25 94 71</text:p>
          </table:table-cell>
          <table:table-cell table:style-name="ce47" office:value-type="string" calcext:value-type="string">
            <text:p>www.fleuronbio44.com/ </text:p>
          </table:table-cell>
          <table:table-cell table:style-name="ce47" table:number-columns-repeated="6"/>
          <table:table-cell table:style-name="ce47" office:value-type="string" calcext:value-type="string">
            <text:p>1 Rue du Marché Commun</text:p>
          </table:table-cell>
          <table:table-cell table:style-name="ce47" office:value-type="string" calcext:value-type="string">
            <text:p>Centre de Gros - Nant'Est Entreprises</text:p>
          </table:table-cell>
          <table:table-cell table:style-name="ce47" office:value-type="float" office:value="44300" calcext:value-type="float">
            <text:p>44300</text:p>
          </table:table-cell>
          <table:table-cell table:style-name="ce47" office:value-type="string" calcext:value-type="string">
            <text:p>NANTES</text:p>
          </table:table-cell>
          <table:table-cell table:style-name="ce46"/>
          <table:table-cell table:style-name="ce46" office:value-type="string" calcext:value-type="string">
            <text:p>47.252055</text:p>
          </table:table-cell>
          <table:table-cell table:style-name="ce46" office:value-type="string" calcext:value-type="string">
            <text:p>-1.499535</text:p>
          </table:table-cell>
          <table:table-cell table:style-name="ce54"/>
          <table:table-cell table:style-name="ce49" office:value-type="string" calcext:value-type="string">
            <text:p>Ouvert de 9h30 à 19H sauf lundi de 15H à 19H </text:p>
          </table:table-cell>
          <table:table-cell table:style-name="ce56" office:value-type="string" calcext:value-type="string">
            <text:p>0101-3112_lu_15h00-19h00,0101-3112_ma+me+je+ve+sa_15h00-19h00</text:p>
          </table:table-cell>
          <table:table-cell table:style-name="ce54"/>
          <table:table-cell table:style-name="ce54" office:value-type="string" calcext:value-type="string">
            <text:p>vente,vrac,fleuronbio,fleuronbio44</text:p>
          </table:table-cell>
          <table:table-cell table:style-name="ce46"/>
          <table:table-cell table:style-name="ce54"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47"/>
          <table:table-cell table:style-name="ce46" table:number-columns-repeated="6"/>
          <table:table-cell table:style-name="ce46" office:value-type="string" calcext:value-type="string">
            <text:p>sale,bulk,fleuronbio,fleuronbio44</text:p>
          </table:table-cell>
          <table:table-cell table:style-name="ce46"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office:value-type="string" calcext:value-type="string">
            <text:p><text:s/></text:p>
          </table:table-cell>
          <table:table-cell table:number-columns-repeated="3"/>
          <table:table-cell table:style-name="ce38" table:formula="of:=JSONSTRUCTURESVRAC([.A17];[.B17];[.D17];[.Z17];[.C17];[.E17];[.F17];[.K17];[.AA17];[.N17];[.O17];[.P17];[.Q17];[.S17];[.Q17];[.S17];[.T17];[.V17];[.W17];[.G17];[.H17];[.Y17];[.AI17];[.AJ17])"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15</text:p>
          </table:table-cell>
          <table:table-cell table:style-name="ce45" office:value-type="string" calcext:value-type="string">
            <text:p>MieuxTrierANantes 09/15</text:p>
          </table:table-cell>
          <table:table-cell table:style-name="ce47" office:value-type="string" calcext:value-type="string">
            <text:p>Entreprise</text:p>
          </table:table-cell>
          <table:table-cell table:style-name="ce47" office:value-type="string" calcext:value-type="string">
            <text:p>Les Fermiers du coin</text:p>
          </table:table-cell>
          <table:table-cell table:style-name="ce47"/>
          <table:table-cell table:style-name="ce47" office:value-type="string" calcext:value-type="string">
            <text:p>02 40 59 26 41</text:p>
          </table:table-cell>
          <table:table-cell table:style-name="ce47" office:value-type="string" calcext:value-type="string">
            <text:p><text:a xlink:href="http://www.lesfermiersducoin.fr/" xlink:type="simple">www.lesfermiersducoin.fr/</text:a></text:p>
          </table:table-cell>
          <table:table-cell table:style-name="ce46" office:value-type="string" calcext:value-type="string">
            <text:p><text:a xlink:href="https://www.facebook.com/pages/Les-Fermiers-du-coin-Nantes/811912962189556" xlink:type="simple">https://www.facebook.com/pages/Les-Fermiers-du-coin-Nantes/811912962189556</text:a></text:p>
          </table:table-cell>
          <table:table-cell table:style-name="ce47" table:number-columns-repeated="5"/>
          <table:table-cell table:style-name="ce47" office:value-type="string" calcext:value-type="string">
            <text:p>290 route de vannes</text:p>
          </table:table-cell>
          <table:table-cell table:style-name="ce47"/>
          <table:table-cell table:style-name="ce47" office:value-type="float" office:value="44706" calcext:value-type="float">
            <text:p>44706</text:p>
          </table:table-cell>
          <table:table-cell table:style-name="ce47" office:value-type="string" calcext:value-type="string">
            <text:p>ORVAULT</text:p>
          </table:table-cell>
          <table:table-cell table:style-name="ce46"/>
          <table:table-cell table:style-name="ce46" office:value-type="string" calcext:value-type="string">
            <text:p>47.250515</text:p>
          </table:table-cell>
          <table:table-cell table:style-name="ce46" office:value-type="string" calcext:value-type="string">
            <text:p>-1.616649</text:p>
          </table:table-cell>
          <table:table-cell table:style-name="ce54"/>
          <table:table-cell table:style-name="ce49" office:value-type="string" calcext:value-type="string">
            <text:p>Du mardi au vendredi de 9h30 à 19h30. Le samedi de 9h30 à 18h.</text:p>
          </table:table-cell>
          <table:table-cell table:style-name="ce56" office:value-type="string" calcext:value-type="string">
            <text:p>0101-3112_ma+me+je+ve_09h30-19h30,0101-3112_lu_09h30-18h00,</text:p>
          </table:table-cell>
          <table:table-cell table:style-name="ce54"/>
          <table:table-cell table:style-name="ce54" office:value-type="string" calcext:value-type="string">
            <text:p>vente,vrac,fermier,coin</text:p>
          </table:table-cell>
          <table:table-cell table:style-name="ce46"/>
          <table:table-cell table:style-name="ce54"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47"/>
          <table:table-cell table:style-name="ce46" table:number-columns-repeated="6"/>
          <table:table-cell table:style-name="ce46" office:value-type="string" calcext:value-type="string">
            <text:p>sale,bulk,fermier,coin</text:p>
          </table:table-cell>
          <table:table-cell table:style-name="ce46"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office:value-type="string" calcext:value-type="string">
            <text:p><text:s/></text:p>
          </table:table-cell>
          <table:table-cell table:number-columns-repeated="3"/>
          <table:table-cell table:style-name="ce38" table:formula="of:=JSONSTRUCTURESVRAC([.A18];[.B18];[.D18];[.Z18];[.C18];[.E18];[.F18];[.K18];[.AA18];[.N18];[.O18];[.P18];[.Q18];[.S18];[.Q18];[.S18];[.T18];[.V18];[.W18];[.G18];[.H18];[.Y18];[.AI18];[.AJ18])"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16</text:p>
          </table:table-cell>
          <table:table-cell table:style-name="ce45" office:value-type="string" calcext:value-type="string">
            <text:p>MieuxTrierANantes 07/15</text:p>
          </table:table-cell>
          <table:table-cell table:style-name="ce46" office:value-type="string" calcext:value-type="string">
            <text:p>Entreprise</text:p>
          </table:table-cell>
          <table:table-cell table:style-name="ce46" office:value-type="string" calcext:value-type="string">
            <text:p>Bientôt Maman</text:p>
          </table:table-cell>
          <table:table-cell table:style-name="ce46" office:value-type="string" calcext:value-type="string">
            <text:p><text:a xlink:href="mailto:contact@bientot-maman.fr" xlink:type="simple">contact@bientot-maman.fr</text:a></text:p>
          </table:table-cell>
          <table:table-cell table:style-name="ce46"/>
          <table:table-cell table:style-name="ce46" office:value-type="string" calcext:value-type="string">
            <text:p>http://www.bientot-maman.fr</text:p>
          </table:table-cell>
          <table:table-cell table:style-name="ce46" office:value-type="string" calcext:value-type="string">
            <text:p>https://www.facebook.com/bientotmamanfrance?fref=ts</text:p>
          </table:table-cell>
          <table:table-cell table:style-name="ce46" table:number-columns-repeated="5"/>
          <table:table-cell table:style-name="ce47" office:value-type="string" calcext:value-type="string">
            <text:p>71 rue de Launay Sillay</text:p>
          </table:table-cell>
          <table:table-cell table:style-name="ce46"/>
          <table:table-cell table:style-name="ce46" office:value-type="float" office:value="44115" calcext:value-type="float">
            <text:p>44115</text:p>
          </table:table-cell>
          <table:table-cell table:style-name="ce52" office:value-type="string" calcext:value-type="string">
            <text:p>BASSE GOULAINE</text:p>
          </table:table-cell>
          <table:table-cell table:style-name="ce46"/>
          <table:table-cell table:style-name="ce46" office:value-type="string" calcext:value-type="string">
            <text:p>47.204630</text:p>
          </table:table-cell>
          <table:table-cell table:style-name="ce46" office:value-type="string" calcext:value-type="string">
            <text:p>-1.458275</text:p>
          </table:table-cell>
          <table:table-cell table:style-name="ce54" table:number-columns-repeated="2"/>
          <table:table-cell table:style-name="ce56" office:value-type="string" calcext:value-type="string">
            <text:p>0101-3112_lu_15h00-19h00,0101-3112_ma+me+je+ve+sa_15h00-19h02</text:p>
          </table:table-cell>
          <table:table-cell table:style-name="ce54"/>
          <table:table-cell table:style-name="ce54" office:value-type="string" calcext:value-type="string">
            <text:p>couches,lavables,puériculture</text:p>
          </table:table-cell>
          <table:table-cell table:style-name="ce46"/>
          <table:table-cell table:style-name="ce49" office:value-type="string" calcext:value-type="string">
            <text:p>Depuis 2008, nous sommes spécialisés dans la commercialisation de produits de puériculture sur Internet. </text:p>
          </table:table-cell>
          <table:table-cell table:style-name="ce47"/>
          <table:table-cell table:style-name="ce46" table:number-columns-repeated="6"/>
          <table:table-cell table:style-name="ce46" office:value-type="string" calcext:value-type="string">
            <text:p>diapers,washable,childcare</text:p>
          </table:table-cell>
          <table:table-cell table:style-name="ce46" office:value-type="string" calcext:value-type="string">
            <text:p>Since 2008, we have specialized in the marketing of juvenile products on the Internet.</text:p>
          </table:table-cell>
          <table:table-cell office:value-type="string" calcext:value-type="string">
            <text:p><text:s/></text:p>
          </table:table-cell>
          <table:table-cell table:number-columns-repeated="3"/>
          <table:table-cell table:style-name="ce38" table:formula="of:=JSONSTRUCTURESVRAC([.A19];[.B19];[.D19];[.Z19];[.C19];[.E19];[.F19];[.K19];[.AA19];[.N19];[.O19];[.P19];[.Q19];[.S19];[.Q19];[.S19];[.T19];[.V19];[.W19];[.G19];[.H19];[.Y19];[.AI18];[.AJ19])"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17</text:p>
          </table:table-cell>
          <table:table-cell table:style-name="ce45" office:value-type="string" calcext:value-type="string">
            <text:p>MieuxTrierANantes 07/15</text:p>
          </table:table-cell>
          <table:table-cell table:style-name="ce46" office:value-type="string" calcext:value-type="string">
            <text:p>Association</text:p>
          </table:table-cell>
          <table:table-cell table:style-name="ce46" office:value-type="string" calcext:value-type="string">
            <text:p>Les Petites Ailes</text:p>
          </table:table-cell>
          <table:table-cell table:style-name="ce46"/>
          <table:table-cell table:style-name="ce46" office:value-type="string" calcext:value-type="string">
            <text:p>07 81 38 00 62</text:p>
          </table:table-cell>
          <table:table-cell table:style-name="ce46" office:value-type="string" calcext:value-type="string">
            <text:p>http://www.petitesailes.fr</text:p>
          </table:table-cell>
          <table:table-cell table:style-name="ce46" table:number-columns-repeated="6"/>
          <table:table-cell table:style-name="ce47"/>
          <table:table-cell table:style-name="ce46" table:number-columns-repeated="2"/>
          <table:table-cell table:style-name="ce53"/>
          <table:table-cell table:style-name="ce46" table:number-columns-repeated="3"/>
          <table:table-cell table:style-name="ce54" table:number-columns-repeated="4"/>
          <table:table-cell table:style-name="ce54" office:value-type="string" calcext:value-type="string">
            <text:p>ailes,couches,lavables,puériculture</text:p>
          </table:table-cell>
          <table:table-cell table:style-name="ce46"/>
          <table:table-cell table:style-name="ce49"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47"/>
          <table:table-cell table:style-name="ce46" table:number-columns-repeated="6"/>
          <table:table-cell table:style-name="ce46" office:value-type="string" calcext:value-type="string">
            <text:p>ailes,diapers,washable,childcare</text:p>
          </table:table-cell>
          <table:table-cell table:style-name="ce46" office:value-type="string" calcext:value-type="string">
            <text:p>Small Wings manufactures since 2008 all that lava is reused, cloth diapers, wipes, natural pillows and other items quantiés always washable and a very long service life</text:p>
          </table:table-cell>
          <table:table-cell office:value-type="string" calcext:value-type="string">
            <text:p><text:s/></text:p>
          </table:table-cell>
          <table:table-cell table:number-columns-repeated="3"/>
          <table:table-cell table:style-name="ce38" table:formula="of:=JSONSTRUCTURESVRAC([.A20];[.B20];[.D20];[.Z20];[.C20];[.E20];[.F20];[.K20];[.AA20];[.N20];[.O20];[.P20];[.Q20];[.S20];[.Q20];[.S20];[.T20];[.V20];[.W20];[.G20];[.H20];[.Y20];[.AI20];[.AJ20])"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style-name="ce45" office:value-type="string" calcext:value-type="string">
            <text:p>stco_ventevrac18</text:p>
          </table:table-cell>
          <table:table-cell table:style-name="ce46" office:value-type="string" calcext:value-type="string">
            <text:p>MieuxTrierANantes 07/16</text:p>
          </table:table-cell>
          <table:table-cell table:style-name="ce46" office:value-type="string" calcext:value-type="string">
            <text:p>Entreprise</text:p>
          </table:table-cell>
          <table:table-cell table:style-name="ce46" office:value-type="string" calcext:value-type="string">
            <text:p>O'Bocal</text:p>
          </table:table-cell>
          <table:table-cell table:style-name="ce46" office:value-type="string" calcext:value-type="string">
            <text:p>contact@obocal.com</text:p>
          </table:table-cell>
          <table:table-cell table:style-name="ce46"/>
          <table:table-cell table:style-name="ce46" office:value-type="string" calcext:value-type="string">
            <text:p><text:a xlink:href="http://www.obocal.com/" xlink:type="simple">http://www.obocal.com/</text:a></text:p>
          </table:table-cell>
          <table:table-cell table:style-name="ce46" office:value-type="string" calcext:value-type="string">
            <text:p>https://www.facebook.com/OBocal</text:p>
          </table:table-cell>
          <table:table-cell table:style-name="ce46" table:number-columns-repeated="5"/>
          <table:table-cell table:style-name="ce46" office:value-type="string" calcext:value-type="string">
            <text:p>3 rue de l'Hôtel de Ville</text:p>
          </table:table-cell>
          <table:table-cell table:style-name="ce46"/>
          <table:table-cell table:style-name="ce46" office:value-type="float" office:value="44000" calcext:value-type="float">
            <text:p>44000</text:p>
          </table:table-cell>
          <table:table-cell table:style-name="ce46" office:value-type="string" calcext:value-type="string">
            <text:p>NANTES</text:p>
          </table:table-cell>
          <table:table-cell table:style-name="ce46"/>
          <table:table-cell table:style-name="ce46" office:value-type="string" calcext:value-type="string">
            <text:p>47.217632</text:p>
          </table:table-cell>
          <table:table-cell table:style-name="ce46" office:value-type="string" calcext:value-type="string">
            <text:p>-1.555270</text:p>
          </table:table-cell>
          <table:table-cell table:style-name="ce54"/>
          <table:table-cell table:style-name="ce46" office:value-type="string" calcext:value-type="string">
            <text:p>Mardi au vendredi de 10h à 19h30, samedi de 10h à 19h</text:p>
          </table:table-cell>
          <table:table-cell table:style-name="ce57" office:value-type="string" calcext:value-type="string">
            <text:p>0101-3112_ma+me+je+ve_10h00-19h30,0101-3112_sa_10h00-19h00</text:p>
          </table:table-cell>
          <table:table-cell table:style-name="ce46"/>
          <table:table-cell table:style-name="ce46" office:value-type="string" calcext:value-type="string">
            <text:p>bocal,farine,sucre,pâte,graine,lumineuse,biscuit,céréale,fromage,fruit sec,shampoing,savon,gel douche,liquide vaisselle,lessive,lingette</text:p>
          </table:table-cell>
          <table:table-cell table:style-name="ce46"/>
          <table:table-cell table:style-name="ce54" office:value-type="string" calcext:value-type="string">
            <text:p>Vous trouverez des produits alimentaires bio, des produits du quotidien (lessive…). Le principe est simple : vous ramenez vos propres contenants pour les remplir avec les produits que vous souhaitez, à l'infini.</text:p>
          </table:table-cell>
          <table:table-cell table:style-name="ce46" table:number-columns-repeated="7"/>
          <table:table-cell table:style-name="ce60" office:value-type="string" calcext:value-type="string">
            <text:p>jar, flour, sugar, pulp, seed, bright, biscuit, cereal, cheese, dried fruit, shampoo, soap, shower gel, dishwashing liquid, laundry, wipe</text:p>
          </table:table-cell>
          <table:table-cell table:style-name="ce46"/>
          <table:table-cell table:style-name="ce61" office:value-type="string" calcext:value-type="string">
            <text:p>http://www.openstreetmap.org/node/1727920548</text:p>
          </table:table-cell>
          <table:table-cell office:value-type="string" calcext:value-type="string">
            <text:p><text:s/></text:p>
          </table:table-cell>
          <table:table-cell table:number-columns-repeated="2"/>
          <table:table-cell table:style-name="ce38" table:formula="of:=JSONSTRUCTURESVRAC([.A21];[.B21];[.D21];[.Z21];[.C21];[.E21];[.F21];[.K21];[.AA21];[.N21];[.O21];[.P21];[.Q21];[.S21];[.Q21];[.S21];[.T21];[.V21];[.W21];[.G21];[.H21];[.Y21];[.AI21];[.AJ21])" office:value-type="string" office:string-value="" calcext:value-type="error">
            <text:p>#VALEUR !</text:p>
          </table:table-cell>
          <table:table-cell office:value-type="string" calcext:value-type="string">
            <text:p><text:s/></text:p>
          </table:table-cell>
          <table:table-cell table:number-columns-repeated="982"/>
        </table:table-row>
        <table:table-row table:style-name="ro30">
          <table:table-cell table:number-columns-repeated="36"/>
          <table:table-cell office:value-type="string" calcext:value-type="string">
            <text:p><text:s/></text:p>
          </table:table-cell>
          <table:table-cell table:number-columns-repeated="4"/>
          <table:table-cell office:value-type="string" calcext:value-type="string">
            <text:p><text:s/></text:p>
          </table:table-cell>
          <table:table-cell table:number-columns-repeated="982"/>
        </table:table-row>
        <table:table-row table:style-name="ro30">
          <table:table-cell table:number-columns-repeated="36"/>
          <table:table-cell office:value-type="string" calcext:value-type="string">
            <text:p><text:s/></text:p>
          </table:table-cell>
          <table:table-cell table:number-columns-repeated="987"/>
        </table:table-row>
        <table:table-row table:style-name="ro30">
          <table:table-cell table:number-columns-repeated="36"/>
          <table:table-cell office:value-type="string" calcext:value-type="string">
            <text:p><text:s/></text:p>
          </table:table-cell>
          <table:table-cell table:number-columns-repeated="987"/>
        </table:table-row>
        <table:table-row table:style-name="ro30">
          <table:table-cell table:number-columns-repeated="36"/>
          <table:table-cell office:value-type="string" calcext:value-type="string">
            <text:p><text:s/></text:p>
          </table:table-cell>
          <table:table-cell table:number-columns-repeated="987"/>
        </table:table-row>
        <table:table-row table:style-name="ro30">
          <table:table-cell table:number-columns-repeated="36"/>
          <table:table-cell office:value-type="string" calcext:value-type="string">
            <text:p><text:s/></text:p>
          </table:table-cell>
          <table:table-cell table:number-columns-repeated="987"/>
        </table:table-row>
        <table:table-row table:style-name="ro30">
          <table:table-cell table:number-columns-repeated="36"/>
          <table:table-cell office:value-type="string" calcext:value-type="string">
            <text:p><text:s/></text:p>
          </table:table-cell>
          <table:table-cell table:number-columns-repeated="987"/>
        </table:table-row>
        <table:table-row table:style-name="ro30">
          <table:table-cell table:style-name="ce45" office:value-type="string" calcext:value-type="string">
            <text:p>stco_ventevrac12</text:p>
          </table:table-cell>
          <table:table-cell table:style-name="ce45" office:value-type="string" calcext:value-type="string">
            <text:p>MieuxTrierANantes 04/15</text:p>
          </table:table-cell>
          <table:table-cell table:style-name="ce47" office:value-type="string" calcext:value-type="string">
            <text:p>Entreprise</text:p>
          </table:table-cell>
          <table:table-cell table:style-name="ce45" office:value-type="string" calcext:value-type="string">
            <text:p>Pirouette</text:p>
          </table:table-cell>
          <table:table-cell table:style-name="ce45"/>
          <table:table-cell table:style-name="ce45" office:value-type="string" calcext:value-type="string">
            <text:p>09 72 43 32 94 </text:p>
          </table:table-cell>
          <table:table-cell table:style-name="ce48" office:value-type="string" calcext:value-type="string">
            <text:p>http://boutique-pirouette.fr</text:p>
          </table:table-cell>
          <table:table-cell table:style-name="ce47" table:number-columns-repeated="3"/>
          <table:table-cell table:style-name="ce45"/>
          <table:table-cell table:style-name="ce47" table:number-columns-repeated="2"/>
          <table:table-cell table:style-name="ce45" office:value-type="string" calcext:value-type="string">
            <text:p>2 Rue Saint-Léonard</text:p>
          </table:table-cell>
          <table:table-cell table:style-name="ce47"/>
          <table:table-cell table:style-name="ce45" office:value-type="float" office:value="44000" calcext:value-type="float">
            <text:p>44000</text:p>
          </table:table-cell>
          <table:table-cell table:style-name="ce45" office:value-type="string" calcext:value-type="string">
            <text:p>NANTES</text:p>
          </table:table-cell>
          <table:table-cell table:style-name="ce46"/>
          <table:table-cell table:style-name="ce45" office:value-type="string" calcext:value-type="string">
            <text:p>47.216681</text:p>
          </table:table-cell>
          <table:table-cell table:style-name="ce45" office:value-type="string" calcext:value-type="string">
            <text:p>-1.555913</text:p>
          </table:table-cell>
          <table:table-cell table:style-name="ce46"/>
          <table:table-cell table:style-name="ce49" office:value-type="string" calcext:value-type="string">
            <text:p>mardi à vendredi 11h30–19h, samedi 10h-19h</text:p>
          </table:table-cell>
          <table:table-cell table:style-name="ce58" office:value-type="string" calcext:value-type="string">
            <text:p>0101-3112_ma+me+je+ve_11h30-19h00,0101-3112_sa_10h00-19h00</text:p>
          </table:table-cell>
          <table:table-cell table:style-name="ce48"/>
          <table:table-cell table:style-name="ce54" office:value-type="string" calcext:value-type="string">
            <text:p>vente,vrac,pirouette</text:p>
          </table:table-cell>
          <table:table-cell table:style-name="ce45"/>
          <table:table-cell table:style-name="ce54"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47" table:number-columns-repeated="4"/>
          <table:table-cell table:style-name="ce46" table:number-columns-repeated="3"/>
          <table:table-cell table:style-name="ce46" office:value-type="string" calcext:value-type="string">
            <text:p>sale,bulk,pirouette</text:p>
          </table:table-cell>
          <table:table-cell table:style-name="ce46"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office:value-type="string" calcext:value-type="string">
            <text:p><text:s/></text:p>
          </table:table-cell>
          <table:table-cell table:number-columns-repeated="3"/>
          <table:table-cell table:style-name="ce38" table:formula="of:=JSONSTRUCTURESVRAC([.A28];[.B28];[.D28];[.Z28];[.C28];[.E28];[.F28];[.K28];[.AA28];[.N28];[.O28];[.P28];[.Q28];[.S28];[.Q28];[.S28];[.T28];[.V28];[.W28];[.G28];[.H28];[.Y28];[.AI28];[.AJ28])" office:value-type="string" office:string-value="" calcext:value-type="error">
            <text:p>#VALEUR !</text:p>
          </table:table-cell>
          <table:table-cell table:number-columns-repeated="983"/>
        </table:table-row>
        <table:table-row table:style-name="ro30" table:number-rows-repeated="40">
          <table:table-cell table:number-columns-repeated="1024"/>
        </table:table-row>
        <table:table-row table:style-name="ro30" table:number-rows-repeated="65356">
          <table:table-cell table:number-columns-repeated="43"/>
          <table:table-cell table:style-name="ce29"/>
          <table:table-cell table:number-columns-repeated="980"/>
        </table:table-row>
        <table:table-row table:style-name="ro40">
          <table:table-cell table:number-columns-repeated="43"/>
          <table:table-cell table:style-name="ce29"/>
          <table:table-cell table:number-columns-repeated="980"/>
        </table:table-row>
        <table:table-row table:style-name="ro43" table:number-rows-repeated="983103">
          <table:table-cell table:number-columns-repeated="1024"/>
        </table:table-row>
        <table:table-row table:style-name="ro30" table:number-rows-repeated="47">
          <table:table-cell table:number-columns-repeated="1024"/>
        </table:table-row>
        <table:table-row table:style-name="ro44">
          <table:table-cell table:number-columns-repeated="1024"/>
        </table:table-row>
        <calcext:conditional-formats>
          <calcext:conditional-format calcext:target-range-address="VenteVrac.W5:VenteVrac.W19">
            <calcext:condition calcext:apply-style-name="rouge" calcext:value="formula-is(TESTHORAIRES([.W5])=0)" calcext:base-cell-address="VenteVrac.W5"/>
          </calcext:conditional-format>
          <calcext:conditional-format calcext:target-range-address="VenteVrac.W21:VenteVrac.W21">
            <calcext:condition calcext:apply-style-name="rouge" calcext:value="formula-is(TESTHORAIRES([.W21])=0)" calcext:base-cell-address="VenteVrac.W21"/>
          </calcext:conditional-format>
          <calcext:conditional-format calcext:target-range-address="VenteVrac.W28:VenteVrac.W28">
            <calcext:condition calcext:apply-style-name="rouge" calcext:value="formula-is(TESTHORAIRES([.W28])=0)" calcext:base-cell-address="VenteVrac.W28"/>
          </calcext:conditional-format>
        </calcext:conditional-formats>
      </table:table>
      <table:table table:name="HoraireDecheterieEcopoint" table:style-name="ta1" table:print="false">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1" table:number-columns-repeated="1016" table:default-cell-style-name="Default"/>
        <table:table-row table:style-name="ro45">
          <table:table-cell table:style-name="ce62" office:value-type="string" calcext:value-type="string">
            <text:p>_IDOBJ</text:p>
          </table:table-cell>
          <table:table-cell table:style-name="ce62" office:value-type="string" calcext:value-type="string">
            <text:p>nom_complet</text:p>
          </table:table-cell>
          <table:table-cell table:style-name="ce62" office:value-type="string" calcext:value-type="string">
            <text:p>libelle_exception</text:p>
          </table:table-cell>
          <table:table-cell table:style-name="ce62" office:value-type="string" calcext:value-type="string">
            <text:p>date_exception</text:p>
          </table:table-cell>
          <table:table-cell table:style-name="ce62" office:value-type="string" calcext:value-type="string">
            <text:p>fermeture</text:p>
          </table:table-cell>
          <table:table-cell table:style-name="ce64" table:number-columns-repeated="7"/>
          <table:table-cell table:number-columns-repeated="1012"/>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45">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27/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28/03/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8/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6/05/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4/07/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5/08/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1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11/01/2016</text:p>
          </table:table-cell>
          <table:table-cell table:style-name="ce62" office:value-type="string" calcext:value-type="string">
            <text:p>oui</text:p>
          </table:table-cell>
          <table:table-cell table:number-columns-repeated="1019"/>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25/12/2016</text:p>
          </table:table-cell>
          <table:table-cell table:style-name="ce62" office:value-type="string" calcext:value-type="string">
            <text:p>oui</text:p>
          </table:table-cell>
          <table:table-cell table:number-columns-repeated="1019"/>
        </table:table-row>
        <table:table-row table:style-name="ro26">
          <table:table-cell table:style-name="ce63" table:number-columns-repeated="5"/>
          <table:table-cell table:number-columns-repeated="1019"/>
        </table:table-row>
        <table:table-row table:style-name="ro43" table:number-rows-repeated="21">
          <table:table-cell table:style-name="ce63" table:number-columns-repeated="5"/>
          <table:table-cell table:number-columns-repeated="1019"/>
        </table:table-row>
        <table:table-row table:style-name="ro26">
          <table:table-cell table:style-name="ce62" office:value-type="string" calcext:value-type="string">
            <text:p>_IDOBJ</text:p>
          </table:table-cell>
          <table:table-cell table:style-name="ce62" office:value-type="string" calcext:value-type="string">
            <text:p>nom_complet</text:p>
          </table:table-cell>
          <table:table-cell table:style-name="ce62" office:value-type="string" calcext:value-type="string">
            <text:p>libelle_periode</text:p>
          </table:table-cell>
          <table:table-cell table:style-name="ce62" office:value-type="string" calcext:value-type="string">
            <text:p>date_debut</text:p>
          </table:table-cell>
          <table:table-cell table:style-name="ce62" office:value-type="string" calcext:value-type="string">
            <text:p>date_fin</text:p>
          </table:table-cell>
          <table:table-cell table:style-name="ce62" office:value-type="string" calcext:value-type="string">
            <text:p>jour</text:p>
          </table:table-cell>
          <table:table-cell table:style-name="ce62" office:value-type="string" calcext:value-type="string">
            <text:p>heure_debut</text:p>
          </table:table-cell>
          <table:table-cell table:style-name="ce62" office:value-type="string" calcext:value-type="string">
            <text:p>heure_fin</text:p>
          </table:table-cell>
          <table:table-cell table:number-columns-repeated="1016"/>
        </table:table-row>
        <table:table-row table:style-name="ro26">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1" calcext:value-type="float">
            <text:p>1011</text:p>
          </table:table-cell>
          <table:table-cell table:style-name="ce62" office:value-type="string" calcext:value-type="string">
            <text:p>Déchèterie de La Prairie de Mauv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08:30</text:p>
          </table:table-cell>
          <table:table-cell table:style-name="ce62" office:value-type="string" calcext:value-type="string">
            <text:p>11:45</text:p>
          </table:table-cell>
          <table:table-cell table:number-columns-repeated="1016"/>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3" calcext:value-type="float">
            <text:p>3143</text:p>
          </table:table-cell>
          <table:table-cell table:style-name="ce62" office:value-type="string" calcext:value-type="string">
            <text:p>Déchèterie d'Orvault</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39" calcext:value-type="float">
            <text:p>3139</text:p>
          </table:table-cell>
          <table:table-cell table:style-name="ce62" office:value-type="string" calcext:value-type="string">
            <text:p>Déchèterie de Carquef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1" calcext:value-type="float">
            <text:p>3141</text:p>
          </table:table-cell>
          <table:table-cell table:style-name="ce62" office:value-type="string" calcext:value-type="string">
            <text:p>Déchèterie de La Chapelle sur Erd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2" calcext:value-type="float">
            <text:p>3142</text:p>
          </table:table-cell>
          <table:table-cell table:style-name="ce62" office:value-type="string" calcext:value-type="string">
            <text:p>Déchèterie de La Montagn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5" calcext:value-type="float">
            <text:p>3145</text:p>
          </table:table-cell>
          <table:table-cell table:style-name="ce62" office:value-type="string" calcext:value-type="string">
            <text:p>Déchèterie de Rezé</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220" calcext:value-type="float">
            <text:p>2220</text:p>
          </table:table-cell>
          <table:table-cell table:style-name="ce62" office:value-type="string" calcext:value-type="string">
            <text:p>Déchèterie de Saint Herblai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0" calcext:value-type="float">
            <text:p>3140</text:p>
          </table:table-cell>
          <table:table-cell table:style-name="ce62" office:value-type="string" calcext:value-type="string">
            <text:p>Déchèterie de Saint Jean de Boisea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2152" calcext:value-type="float">
            <text:p>2152</text:p>
          </table:table-cell>
          <table:table-cell table:style-name="ce62" office:value-type="string" calcext:value-type="string">
            <text:p>Déchèterie de Saint Sébastien</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6" calcext:value-type="float">
            <text:p>3146</text:p>
          </table:table-cell>
          <table:table-cell table:style-name="ce62" office:value-type="string" calcext:value-type="string">
            <text:p>Déchèterie de Verto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4" calcext:value-type="float">
            <text:p>3144</text:p>
          </table:table-cell>
          <table:table-cell table:style-name="ce62" office:value-type="string" calcext:value-type="string">
            <text:p>Déchèterie de Saint Aignan Grand Lieu</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4: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3148" calcext:value-type="float">
            <text:p>3148</text:p>
          </table:table-cell>
          <table:table-cell table:style-name="ce62" office:value-type="string" calcext:value-type="string">
            <text:p>Déchèterie de Mauves sur L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4: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lun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45</text:p>
          </table:table-cell>
          <table:table-cell table:number-columns-repeated="1016"/>
        </table:table-row>
        <table:table-row table:style-name="ro26">
          <table:table-cell table:style-name="ce62" office:value-type="float" office:value="1015" calcext:value-type="float">
            <text:p>1015</text:p>
          </table:table-cell>
          <table:table-cell table:style-name="ce62" office:value-type="string" calcext:value-type="string">
            <text:p>Ecopoint Viarm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dimanche</text:p>
          </table:table-cell>
          <table:table-cell table:style-name="ce62" office:value-type="string" calcext:value-type="string">
            <text:p>08:30</text:p>
          </table:table-cell>
          <table:table-cell table:style-name="ce62" office:value-type="string" calcext:value-type="string">
            <text:p>11:45</text:p>
          </table:table-cell>
          <table:table-cell table:number-columns-repeated="1016"/>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2" calcext:value-type="float">
            <text:p>1012</text:p>
          </table:table-cell>
          <table:table-cell table:style-name="ce62" office:value-type="string" calcext:value-type="string">
            <text:p>Ecopoint Chantenay</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4" calcext:value-type="float">
            <text:p>1014</text:p>
          </table:table-cell>
          <table:table-cell table:style-name="ce62" office:value-type="string" calcext:value-type="string">
            <text:p>Ecopoint Dervallières</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ar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merc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jeu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vendr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26">
          <table:table-cell table:style-name="ce62" office:value-type="float" office:value="1013" calcext:value-type="float">
            <text:p>1013</text:p>
          </table:table-cell>
          <table:table-cell table:style-name="ce62" office:value-type="string" calcext:value-type="string">
            <text:p>Ecopoint La Beaujoire</text:p>
          </table:table-cell>
          <table:table-cell table:style-name="ce62" office:value-type="string" calcext:value-type="string">
            <text:p>ANNEE 2016</text:p>
          </table:table-cell>
          <table:table-cell table:style-name="ce62" office:value-type="string" calcext:value-type="string">
            <text:p>01/01/2016</text:p>
          </table:table-cell>
          <table:table-cell table:style-name="ce62" office:value-type="string" calcext:value-type="string">
            <text:p>31/12/2016</text:p>
          </table:table-cell>
          <table:table-cell table:style-name="ce62" office:value-type="string" calcext:value-type="string">
            <text:p>samedi</text:p>
          </table:table-cell>
          <table:table-cell table:style-name="ce62" office:value-type="string" calcext:value-type="string">
            <text:p>10:00</text:p>
          </table:table-cell>
          <table:table-cell table:style-name="ce62" office:value-type="string" calcext:value-type="string">
            <text:p>17:15</text:p>
          </table:table-cell>
          <table:table-cell table:number-columns-repeated="1016"/>
        </table:table-row>
        <table:table-row table:style-name="ro43" table:number-rows-repeated="1048271">
          <table:table-cell table:number-columns-repeated="1024"/>
        </table:table-row>
        <table:table-row table:style-name="ro43">
          <table:table-cell table:number-columns-repeated="1024"/>
        </table:table-row>
      </table:table>
      <table:table table:name="DecheterieEcopoint" table:style-name="ta1" table:print="false">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50" table:number-columns-repeated="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69" table:number-columns-repeated="8" table:default-cell-style-name="Default"/>
        <table:table-row table:style-name="ro26">
          <table:table-cell office:value-type="string" calcext:value-type="string">
            <text:p>_IDOBJ</text:p>
          </table:table-cell>
          <table:table-cell office:value-type="string" calcext:value-type="string">
            <text:p>NOM_COMPLET</text:p>
          </table:table-cell>
          <table:table-cell office:value-type="string" calcext:value-type="string">
            <text:p>LIBCATEGORIE</text:p>
          </table:table-cell>
          <table:table-cell office:value-type="string" calcext:value-type="string">
            <text:p>LIBTYPE</text:p>
          </table:table-cell>
          <table:table-cell office:value-type="string" calcext:value-type="string">
            <text:p>COMMUNE</text:p>
          </table:table-cell>
          <table:table-cell office:value-type="string" calcext:value-type="string">
            <text:p>COD_COM</text:p>
          </table:table-cell>
          <table:table-cell office:value-type="string" calcext:value-type="string">
            <text:p>ADRESSE</text:p>
          </table:table-cell>
          <table:table-cell office:value-type="string" calcext:value-type="string">
            <text:p>TELEPHONE</text:p>
          </table:table-cell>
          <table:table-cell office:value-type="string" calcext:value-type="string">
            <text:p>WEB</text:p>
          </table:table-cell>
          <table:table-cell office:value-type="string" calcext:value-type="string">
            <text:p>CODE_POSTAL</text:p>
          </table:table-cell>
          <table:table-cell office:value-type="string" calcext:value-type="string">
            <text:p>_l</text:p>
          </table:table-cell>
          <table:table-cell office:value-type="string" calcext:value-type="string">
            <text:p>PRESENTATION</text:p>
          </table:table-cell>
          <table:table-cell table:style-name="ce65" office:value-type="string" calcext:value-type="string">
            <text:p>BATTERIES</text:p>
          </table:table-cell>
          <table:table-cell table:style-name="ce65" office:value-type="string" calcext:value-type="string">
            <text:p>BOIS</text:p>
          </table:table-cell>
          <table:table-cell table:style-name="ce65" office:value-type="string" calcext:value-type="string">
            <text:p>CARTON</text:p>
          </table:table-cell>
          <table:table-cell table:style-name="ce65" office:value-type="string" calcext:value-type="string">
            <text:p>GRAVATS</text:p>
          </table:table-cell>
          <table:table-cell table:style-name="ce65" office:value-type="string" calcext:value-type="string">
            <text:p>DEEE</text:p>
          </table:table-cell>
          <table:table-cell table:style-name="ce65" office:value-type="string" calcext:value-type="string">
            <text:p>ENCOMBRANTS_MENAGERS</text:p>
          </table:table-cell>
          <table:table-cell table:style-name="ce65" office:value-type="string" calcext:value-type="string">
            <text:p>FERRAILLES</text:p>
          </table:table-cell>
          <table:table-cell table:style-name="ce65" office:value-type="string" calcext:value-type="string">
            <text:p>HUILES_MOTEUR</text:p>
          </table:table-cell>
          <table:table-cell table:style-name="ce65" office:value-type="string" calcext:value-type="string">
            <text:p>PAPIERS_JOURNAUX_LIVRES</text:p>
          </table:table-cell>
          <table:table-cell table:style-name="ce65" office:value-type="string" calcext:value-type="string">
            <text:p>PLASTIQUES_MENAGERS</text:p>
          </table:table-cell>
          <table:table-cell table:style-name="ce65" office:value-type="string" calcext:value-type="string">
            <text:p>PNEUS</text:p>
          </table:table-cell>
          <table:table-cell table:style-name="ce65" office:value-type="string" calcext:value-type="string">
            <text:p>TEXTILES</text:p>
          </table:table-cell>
          <table:table-cell table:style-name="ce65" office:value-type="string" calcext:value-type="string">
            <text:p>DECHETS_VERTS</text:p>
          </table:table-cell>
          <table:table-cell table:style-name="ce65" office:value-type="string" calcext:value-type="string">
            <text:p>VERRE</text:p>
          </table:table-cell>
          <table:table-cell/>
          <table:table-cell office:value-type="string" calcext:value-type="string">
            <text:p>Source</text:p>
          </table:table-cell>
          <table:table-cell office:value-type="string" calcext:value-type="string">
            <text:p>EXCEPTIONNEL</text:p>
          </table:table-cell>
          <table:table-cell office:value-type="string" calcext:value-type="string">
            <text:p>HABITUEL</text:p>
          </table:table-cell>
          <table:table-cell/>
          <table:table-cell office:value-type="string" calcext:value-type="string">
            <text:p>DESC_E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row>
        <table:table-row table:style-name="ro47">
          <table:table-cell table:style-name="ce65" office:value-type="float" office:value="1011" calcext:value-type="float">
            <text:p>1011</text:p>
          </table:table-cell>
          <table:table-cell table:style-name="ce65" office:value-type="string" calcext:value-type="string">
            <text:p>Déchèterie de La Prairie de Mauves</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NANTES</text:p>
          </table:table-cell>
          <table:table-cell table:style-name="ce65" office:value-type="float" office:value="440109" calcext:value-type="float">
            <text:p>440109</text:p>
          </table:table-cell>
          <table:table-cell table:style-name="ce65" office:value-type="string" calcext:value-type="string">
            <text:p>Rue Vulcain</text:p>
          </table:table-cell>
          <table:table-cell table:style-name="ce65" office:value-type="string" calcext:value-type="string">
            <text:p>02 40 49 43 20</text:p>
          </table:table-cell>
          <table:table-cell table:style-name="ce65" office:value-type="string" calcext:value-type="string">
            <text:p>www.nantesmetropole.fr</text:p>
          </table:table-cell>
          <table:table-cell table:style-name="ce65" office:value-type="float" office:value="44300" calcext:value-type="float">
            <text:p>44300</text:p>
          </table:table-cell>
          <table:table-cell table:style-name="ce65" office:value-type="string" calcext:value-type="string">
            <text:p>[ 47.22573520587 , -1.50460810028402]</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2"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2];&quot;10h00-17h45&quot;)" office:value-type="string" office:string-value="" calcext:value-type="error">
            <text:p>#VALEUR !</text:p>
          </table:table-cell>
          <table:table-cell table:style-name="ce66" table:formula="of:=HORAIRESPERIODEDECHETERIEECOPOINT(&quot;HoraireDecheterieEcopoint&quot;;&quot;A&quot;;&quot;D&quot;;&quot;E&quot;;&quot;F&quot;;&quot;G&quot;;&quot;H&quot;;201;400;[.$A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ires, textiles, mowing lawn-products garden-pruning branches (eligible production for a household, and length of branches less than 1 meter), verre.Déchets prohibited: dead animals, debris-debris other than those from family crafts, anatomical or infectious waste, hospital waste, whole car body parts or truck, medicines, household waste,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2];[.B2];[.C2];[.D2];[.E2];[.F2];[.G2];[.H2];[.I2];[.J2];[.K2];[.L2];[.Z2];[.AB2];[.AC2];[.AD2];[.AF2])"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1012" calcext:value-type="float">
            <text:p>1012</text:p>
          </table:table-cell>
          <table:table-cell table:style-name="ce65" office:value-type="string" calcext:value-type="string">
            <text:p>Ecopoint Chantenay</text:p>
          </table:table-cell>
          <table:table-cell table:style-name="ce65" office:value-type="string" calcext:value-type="string">
            <text:p>Déchet</text:p>
          </table:table-cell>
          <table:table-cell table:style-name="ce65" office:value-type="string" calcext:value-type="string">
            <text:p>Ecopoint</text:p>
          </table:table-cell>
          <table:table-cell table:style-name="ce65" office:value-type="string" calcext:value-type="string">
            <text:p>NANTES</text:p>
          </table:table-cell>
          <table:table-cell table:style-name="ce65" office:value-type="float" office:value="440109" calcext:value-type="float">
            <text:p>440109</text:p>
          </table:table-cell>
          <table:table-cell table:style-name="ce65" office:value-type="string" calcext:value-type="string">
            <text:p>42 Boulevard Maréchal Alphonse Juin</text:p>
          </table:table-cell>
          <table:table-cell table:style-name="ce65" office:value-type="string" calcext:value-type="string">
            <text:p>02 40 46 61 05</text:p>
          </table:table-cell>
          <table:table-cell table:style-name="ce65" office:value-type="string" calcext:value-type="string">
            <text:p>www.nantesmetropole.fr</text:p>
          </table:table-cell>
          <table:table-cell table:style-name="ce65" office:value-type="float" office:value="44100" calcext:value-type="float">
            <text:p>44100</text:p>
          </table:table-cell>
          <table:table-cell table:style-name="ce65" office:value-type="string" calcext:value-type="string">
            <text:p>[ 47.1984376431205 , -1.60175179062477]</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3];&quot;10h00-17h45&quot;)" office:value-type="string" office:string-value="" calcext:value-type="error">
            <text:p>#VALEUR !</text:p>
          </table:table-cell>
          <table:table-cell table:style-name="ce66" table:formula="of:=HORAIRESPERIODEDECHETERIEECOPOINT(&quot;HoraireDecheterieEcopoint&quot;;&quot;A&quot;;&quot;D&quot;;&quot;E&quot;;&quot;F&quot;;&quot;G&quot;;&quot;H&quot;;201;400;[.$A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3];[.B3];[.C3];[.D3];[.E3];[.F3];[.G3];[.H3];[.I3];[.J3];[.K3];[.L3];[.Z3];[.AB3];[.AC3];[.AD3];[.AF3])"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1013" calcext:value-type="float">
            <text:p>1013</text:p>
          </table:table-cell>
          <table:table-cell table:style-name="ce65" office:value-type="string" calcext:value-type="string">
            <text:p>Ecopoint La Beaujoire</text:p>
          </table:table-cell>
          <table:table-cell table:style-name="ce65" office:value-type="string" calcext:value-type="string">
            <text:p>Déchet</text:p>
          </table:table-cell>
          <table:table-cell table:style-name="ce65" office:value-type="string" calcext:value-type="string">
            <text:p>Ecopoint</text:p>
          </table:table-cell>
          <table:table-cell table:style-name="ce65" office:value-type="string" calcext:value-type="string">
            <text:p>NANTES</text:p>
          </table:table-cell>
          <table:table-cell table:style-name="ce65" office:value-type="float" office:value="440109" calcext:value-type="float">
            <text:p>440109</text:p>
          </table:table-cell>
          <table:table-cell table:style-name="ce65" office:value-type="string" calcext:value-type="string">
            <text:p>29 Avenue de la Gare de Saint Joseph</text:p>
          </table:table-cell>
          <table:table-cell table:style-name="ce65" office:value-type="string" calcext:value-type="string">
            <text:p>0240496267</text:p>
          </table:table-cell>
          <table:table-cell table:style-name="ce65" office:value-type="string" calcext:value-type="string">
            <text:p>www.nantesmetropole.fr</text:p>
          </table:table-cell>
          <table:table-cell table:style-name="ce65" office:value-type="float" office:value="44300" calcext:value-type="float">
            <text:p>44300</text:p>
          </table:table-cell>
          <table:table-cell table:style-name="ce65" office:value-type="string" calcext:value-type="string">
            <text:p>[ 47.2540846737528 , -1.52337986076634]</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4];&quot;10h00-17h45&quot;)" office:value-type="string" office:string-value="" calcext:value-type="error">
            <text:p>#VALEUR !</text:p>
          </table:table-cell>
          <table:table-cell table:style-name="ce66" table:formula="of:=HORAIRESPERIODEDECHETERIEECOPOINT(&quot;HoraireDecheterieEcopoint&quot;;&quot;A&quot;;&quot;D&quot;;&quot;E&quot;;&quot;F&quot;;&quot;G&quot;;&quot;H&quot;;201;400;[.$A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4];[.B4];[.C4];[.D4];[.E4];[.F4];[.G4];[.H4];[.I4];[.J4];[.K4];[.L4];[.Z4];[.AB4];[.AC4];[.AD4];[.AF4])"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1014" calcext:value-type="float">
            <text:p>1014</text:p>
          </table:table-cell>
          <table:table-cell table:style-name="ce65" office:value-type="string" calcext:value-type="string">
            <text:p>Ecopoint Dervallières</text:p>
          </table:table-cell>
          <table:table-cell table:style-name="ce65" office:value-type="string" calcext:value-type="string">
            <text:p>Déchet</text:p>
          </table:table-cell>
          <table:table-cell table:style-name="ce65" office:value-type="string" calcext:value-type="string">
            <text:p>Ecopoint</text:p>
          </table:table-cell>
          <table:table-cell table:style-name="ce65" office:value-type="string" calcext:value-type="string">
            <text:p>NANTES</text:p>
          </table:table-cell>
          <table:table-cell table:style-name="ce65" office:value-type="float" office:value="440109" calcext:value-type="float">
            <text:p>440109</text:p>
          </table:table-cell>
          <table:table-cell table:style-name="ce65" office:value-type="string" calcext:value-type="string">
            <text:p>22 Rue Jean Marc Nattier</text:p>
          </table:table-cell>
          <table:table-cell table:style-name="ce65" office:value-type="string" calcext:value-type="string">
            <text:p>02 40 43 36 69</text:p>
          </table:table-cell>
          <table:table-cell table:style-name="ce65" office:value-type="string" calcext:value-type="string">
            <text:p>www.nantesmetropole.fr</text:p>
          </table:table-cell>
          <table:table-cell table:style-name="ce65" office:value-type="float" office:value="44100" calcext:value-type="float">
            <text:p>44100</text:p>
          </table:table-cell>
          <table:table-cell table:style-name="ce65" office:value-type="string" calcext:value-type="string">
            <text:p>[ 47.2252529348366 , -1.59132968772156]</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5];&quot;10h00-17h45&quot;)" office:value-type="string" office:string-value="" calcext:value-type="error">
            <text:p>#VALEUR !</text:p>
          </table:table-cell>
          <table:table-cell table:style-name="ce66" table:formula="of:=HORAIRESPERIODEDECHETERIEECOPOINT(&quot;HoraireDecheterieEcopoint&quot;;&quot;A&quot;;&quot;D&quot;;&quot;E&quot;;&quot;F&quot;;&quot;G&quot;;&quot;H&quot;;201;400;[.$A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5];[.B5];[.C5];[.D5];[.E5];[.F5];[.G5];[.H5];[.I5];[.J5];[.K5];[.L5];[.Z5];[.AB5];[.AC5];[.AD5];[.AF5])"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1015" calcext:value-type="float">
            <text:p>1015</text:p>
          </table:table-cell>
          <table:table-cell table:style-name="ce65" office:value-type="string" calcext:value-type="string">
            <text:p>Ecopoint Viarme</text:p>
          </table:table-cell>
          <table:table-cell table:style-name="ce65" office:value-type="string" calcext:value-type="string">
            <text:p>Déchet</text:p>
          </table:table-cell>
          <table:table-cell table:style-name="ce65" office:value-type="string" calcext:value-type="string">
            <text:p>Ecopoint</text:p>
          </table:table-cell>
          <table:table-cell table:style-name="ce65" office:value-type="string" calcext:value-type="string">
            <text:p>NANTES</text:p>
          </table:table-cell>
          <table:table-cell table:style-name="ce65" office:value-type="float" office:value="440109" calcext:value-type="float">
            <text:p>440109</text:p>
          </table:table-cell>
          <table:table-cell table:style-name="ce65" office:value-type="string" calcext:value-type="string">
            <text:p>14 Rue du Bourget</text:p>
          </table:table-cell>
          <table:table-cell table:style-name="ce65" office:value-type="string" calcext:value-type="string">
            <text:p>02 51 82 31 47</text:p>
          </table:table-cell>
          <table:table-cell table:style-name="ce65" office:value-type="string" calcext:value-type="string">
            <text:p>www.nantesmetropole.fr</text:p>
          </table:table-cell>
          <table:table-cell table:style-name="ce65" office:value-type="float" office:value="44000" calcext:value-type="float">
            <text:p>44000</text:p>
          </table:table-cell>
          <table:table-cell table:style-name="ce65" office:value-type="string" calcext:value-type="string">
            <text:p>[ 47.222501077559 , -1.56453807474735]</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6];&quot;10h00-17h45&quot;)" office:value-type="string" office:string-value="" calcext:value-type="error">
            <text:p>#VALEUR !</text:p>
          </table:table-cell>
          <table:table-cell table:style-name="ce66" table:formula="of:=HORAIRESPERIODEDECHETERIEECOPOINT(&quot;HoraireDecheterieEcopoint&quot;;&quot;A&quot;;&quot;D&quot;;&quot;E&quot;;&quot;F&quot;;&quot;G&quot;;&quot;H&quot;;201;400;[.$A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6];[.B6];[.C6];[.D6];[.E6];[.F6];[.G6];[.H6];[.I6];[.J6];[.K6];[.L6];[.Z6];[.AB6];[.AC6];[.AD6];[.AF6])"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2152" calcext:value-type="float">
            <text:p>2152</text:p>
          </table:table-cell>
          <table:table-cell table:style-name="ce65" office:value-type="string" calcext:value-type="string">
            <text:p>Déchèterie de Saint Sébastien</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ST-SEBASTIEN</text:p>
          </table:table-cell>
          <table:table-cell table:style-name="ce65" office:value-type="float" office:value="440190" calcext:value-type="float">
            <text:p>440190</text:p>
          </table:table-cell>
          <table:table-cell table:style-name="ce65" office:value-type="string" calcext:value-type="string">
            <text:p>Rue de la Pyramide</text:p>
          </table:table-cell>
          <table:table-cell table:style-name="ce65" office:value-type="string" calcext:value-type="string">
            <text:p>02 40 03 08 33</text:p>
          </table:table-cell>
          <table:table-cell table:style-name="ce65" office:value-type="string" calcext:value-type="string">
            <text:p>www.nantesmetropole.fr</text:p>
          </table:table-cell>
          <table:table-cell table:style-name="ce65" office:value-type="float" office:value="44230" calcext:value-type="float">
            <text:p>44230</text:p>
          </table:table-cell>
          <table:table-cell table:style-name="ce65" office:value-type="string" calcext:value-type="string">
            <text:p>[ 47.1992747714477 , -1.48372892561533]</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7];&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7];[.B7];[.C7];[.D7];[.E7];[.F7];[.G7];[.H7];[.I7];[.J7];[.K7];[.L7];[.Z7];[.AB7];[.AC7];[.AD7];[.AF7])"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2220" calcext:value-type="float">
            <text:p>2220</text:p>
          </table:table-cell>
          <table:table-cell table:style-name="ce65" office:value-type="string" calcext:value-type="string">
            <text:p>Déchèterie de Saint Herblain</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ST-HERBLAIN</text:p>
          </table:table-cell>
          <table:table-cell table:style-name="ce65" office:value-type="float" office:value="440162" calcext:value-type="float">
            <text:p>440162</text:p>
          </table:table-cell>
          <table:table-cell table:style-name="ce65" office:value-type="string" calcext:value-type="string">
            <text:p>Chemin de Tougas</text:p>
          </table:table-cell>
          <table:table-cell table:style-name="ce65" office:value-type="string" calcext:value-type="string">
            <text:p>02 51 80 90 27</text:p>
          </table:table-cell>
          <table:table-cell table:style-name="ce65" office:value-type="string" calcext:value-type="string">
            <text:p>www.nantesmetropole.fr</text:p>
          </table:table-cell>
          <table:table-cell table:style-name="ce65" office:value-type="float" office:value="44800" calcext:value-type="float">
            <text:p>44800</text:p>
          </table:table-cell>
          <table:table-cell table:style-name="ce65" office:value-type="string" calcext:value-type="string">
            <text:p>[ 47.1966846746915 , -1.64203878129303]</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8"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8];&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8];&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8];[.B8];[.C8];[.D8];[.E8];[.F8];[.G8];[.H8];[.I8];[.J8];[.K8];[.L8];[.Z8];[.AB8];[.AC8];[.AD8];[.AF8])"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39" calcext:value-type="float">
            <text:p>3139</text:p>
          </table:table-cell>
          <table:table-cell table:style-name="ce65" office:value-type="string" calcext:value-type="string">
            <text:p>Déchèterie de Carquefou</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CARQUEFOU</text:p>
          </table:table-cell>
          <table:table-cell table:style-name="ce65" office:value-type="float" office:value="440026" calcext:value-type="float">
            <text:p>440026</text:p>
          </table:table-cell>
          <table:table-cell table:style-name="ce65" office:value-type="string" calcext:value-type="string">
            <text:p>Route du Prouzeau</text:p>
          </table:table-cell>
          <table:table-cell table:style-name="ce65" office:value-type="string" calcext:value-type="string">
            <text:p>02 40 93 76 71</text:p>
          </table:table-cell>
          <table:table-cell table:style-name="ce65" office:value-type="string" calcext:value-type="string">
            <text:p>www.nantesmetropole.fr</text:p>
          </table:table-cell>
          <table:table-cell table:style-name="ce65" office:value-type="float" office:value="44470" calcext:value-type="float">
            <text:p>44470</text:p>
          </table:table-cell>
          <table:table-cell table:style-name="ce65" office:value-type="string" calcext:value-type="string">
            <text:p>[ 47.2903598677247 , -1.44111343491299]</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9];&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9];&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9];[.B9];[.C9];[.D9];[.E9];[.F9];[.G9];[.H9];[.I9];[.J9];[.K9];[.L9];[.Z9];[.AB9];[.AC9];[.AD9];[.AF9])"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0" calcext:value-type="float">
            <text:p>3140</text:p>
          </table:table-cell>
          <table:table-cell table:style-name="ce65" office:value-type="string" calcext:value-type="string">
            <text:p>Déchèterie de Saint Jean de Boiseau</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SAINT-JEAN-DE-BOISEAU</text:p>
          </table:table-cell>
          <table:table-cell table:style-name="ce65" office:value-type="float" office:value="440166" calcext:value-type="float">
            <text:p>440166</text:p>
          </table:table-cell>
          <table:table-cell table:style-name="ce65" office:value-type="string" calcext:value-type="string">
            <text:p>Rue de la Poterie</text:p>
          </table:table-cell>
          <table:table-cell table:style-name="ce65" office:value-type="string" calcext:value-type="string">
            <text:p>02 40 40 32 94 22</text:p>
          </table:table-cell>
          <table:table-cell table:style-name="ce65" office:value-type="string" calcext:value-type="string">
            <text:p>www.nantesmetropole.fr</text:p>
          </table:table-cell>
          <table:table-cell table:style-name="ce65" office:value-type="float" office:value="44640" calcext:value-type="float">
            <text:p>44640</text:p>
          </table:table-cell>
          <table:table-cell table:style-name="ce65" office:value-type="string" calcext:value-type="string">
            <text:p>[ 47.1865452552358 , -1.71969698042212]</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0];&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0];&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0];[.B10];[.C10];[.D10];[.E10];[.F10];[.G10];[.H10];[.I10];[.J10];[.K10];[.L10];[.Z10];[.AB10];[.AC10];[.AD10];[.AF10])"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1" calcext:value-type="float">
            <text:p>3141</text:p>
          </table:table-cell>
          <table:table-cell table:style-name="ce65" office:value-type="string" calcext:value-type="string">
            <text:p>Déchèterie de La Chapelle sur Erdre</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LA-CHAPELLE-SUR-ERDRE</text:p>
          </table:table-cell>
          <table:table-cell table:style-name="ce65" office:value-type="float" office:value="440035" calcext:value-type="float">
            <text:p>440035</text:p>
          </table:table-cell>
          <table:table-cell table:style-name="ce65" office:value-type="string" calcext:value-type="string">
            <text:p>Rue Ampère</text:p>
          </table:table-cell>
          <table:table-cell table:style-name="ce65" office:value-type="string" calcext:value-type="string">
            <text:p>02 40 37 72 21</text:p>
          </table:table-cell>
          <table:table-cell table:style-name="ce65" office:value-type="string" calcext:value-type="string">
            <text:p>www.nantesmetropole.fr</text:p>
          </table:table-cell>
          <table:table-cell table:style-name="ce65" office:value-type="float" office:value="44240" calcext:value-type="float">
            <text:p>44240</text:p>
          </table:table-cell>
          <table:table-cell table:style-name="ce65" office:value-type="string" calcext:value-type="string">
            <text:p>[ 47.2586626585741 , -1.55097680217858]</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1];&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1];&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1];[.B11];[.C11];[.D11];[.E11];[.F11];[.G11];[.H11];[.I11];[.J11];[.K11];[.L11];[.Z11];[.AB11];[.AC11];[.AD11];[.AF11])"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2" calcext:value-type="float">
            <text:p>3142</text:p>
          </table:table-cell>
          <table:table-cell table:style-name="ce65" office:value-type="string" calcext:value-type="string">
            <text:p>Déchèterie de La Montagne</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LA-MONTAGNE</text:p>
          </table:table-cell>
          <table:table-cell table:style-name="ce65" office:value-type="float" office:value="440101" calcext:value-type="float">
            <text:p>440101</text:p>
          </table:table-cell>
          <table:table-cell table:style-name="ce65" office:value-type="string" calcext:value-type="string">
            <text:p>Chemin du Pérou</text:p>
          </table:table-cell>
          <table:table-cell table:style-name="ce65" office:value-type="string" calcext:value-type="string">
            <text:p>02 40 32 94 23</text:p>
          </table:table-cell>
          <table:table-cell table:style-name="ce65" office:value-type="string" calcext:value-type="string">
            <text:p>www.nantesmetropole.fr</text:p>
          </table:table-cell>
          <table:table-cell table:style-name="ce65" office:value-type="float" office:value="44620" calcext:value-type="float">
            <text:p>44620</text:p>
          </table:table-cell>
          <table:table-cell table:style-name="ce65" office:value-type="string" calcext:value-type="string">
            <text:p>[ 47.177087495702 , -1.6829882941329]</text:p>
          </table:table-cell>
          <table:table-cell table:style-name="ce65" office:value-type="string" calcext:value-type="string">
            <text:p>Réservé aux particuliers habitant Nantes Métropole.Déchets admis : batteries, bois, cartons, déblais et gravats issus du bricolage familial, encombrants ménagers divers, huiles moteur, papiers-journaux-livres, plastiques ménagers, textiles, tontes de pelo</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2];&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2];[.B12];[.C12];[.D12];[.E12];[.F12];[.G12];[.H12];[.I12];[.J12];[.K12];[.L12];[.Z12];[.AB12];[.AC12];[.AD12];[.AF12])"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3" calcext:value-type="float">
            <text:p>3143</text:p>
          </table:table-cell>
          <table:table-cell table:style-name="ce65" office:value-type="string" calcext:value-type="string">
            <text:p>Déchèterie d'Orvault</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ORVAULT</text:p>
          </table:table-cell>
          <table:table-cell table:style-name="ce65" office:value-type="float" office:value="440114" calcext:value-type="float">
            <text:p>440114</text:p>
          </table:table-cell>
          <table:table-cell table:style-name="ce65" office:value-type="string" calcext:value-type="string">
            <text:p>Rue René Panhard</text:p>
          </table:table-cell>
          <table:table-cell table:style-name="ce65" office:value-type="string" calcext:value-type="string">
            <text:p>02 40 63 06 76</text:p>
          </table:table-cell>
          <table:table-cell table:style-name="ce65" office:value-type="string" calcext:value-type="string">
            <text:p>www.nantesmetropole.fr</text:p>
          </table:table-cell>
          <table:table-cell table:style-name="ce65" office:value-type="float" office:value="44700" calcext:value-type="float">
            <text:p>44700</text:p>
          </table:table-cell>
          <table:table-cell table:style-name="ce65" office:value-type="string" calcext:value-type="string">
            <text:p>[ 47.2569694552235 , -1.63332176172048]</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3];&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3];[.B13];[.C13];[.D13];[.E13];[.F13];[.G13];[.H13];[.I13];[.J13];[.K13];[.L13];[.Z13];[.AB13];[.AC13];[.AD13];[.AF13])"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4" calcext:value-type="float">
            <text:p>3144</text:p>
          </table:table-cell>
          <table:table-cell table:style-name="ce65" office:value-type="string" calcext:value-type="string">
            <text:p>Déchèterie de Saint Aignan Grand Lieu</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SAINT-AIGNAN-GRANDLIEU</text:p>
          </table:table-cell>
          <table:table-cell table:style-name="ce65" office:value-type="float" office:value="440150" calcext:value-type="float">
            <text:p>440150</text:p>
          </table:table-cell>
          <table:table-cell table:style-name="ce65" office:value-type="string" calcext:value-type="string">
            <text:p>Avenue de la Forêt</text:p>
          </table:table-cell>
          <table:table-cell table:style-name="ce65" office:value-type="string" calcext:value-type="string">
            <text:p>06 84 58 50 20</text:p>
          </table:table-cell>
          <table:table-cell table:style-name="ce65" office:value-type="string" calcext:value-type="string">
            <text:p>www.nantesmetropole.fr</text:p>
          </table:table-cell>
          <table:table-cell table:style-name="ce65" office:value-type="float" office:value="44860" calcext:value-type="float">
            <text:p>44860</text:p>
          </table:table-cell>
          <table:table-cell table:style-name="ce65" office:value-type="string" calcext:value-type="string">
            <text:p>[ 47.1495464034918 , -1.62366704389769]</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4];&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4];[.B14];[.C14];[.D14];[.E14];[.F14];[.G14];[.H14];[.I14];[.J14];[.K14];[.L14];[.Z14];[.AB14];[.AC14];[.AD14];[.AF14])"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5" calcext:value-type="float">
            <text:p>3145</text:p>
          </table:table-cell>
          <table:table-cell table:style-name="ce65" office:value-type="string" calcext:value-type="string">
            <text:p>Déchèterie de Rezé</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REZE</text:p>
          </table:table-cell>
          <table:table-cell table:style-name="ce65" office:value-type="float" office:value="440143" calcext:value-type="float">
            <text:p>440143</text:p>
          </table:table-cell>
          <table:table-cell table:style-name="ce65" office:value-type="string" calcext:value-type="string">
            <text:p>Rue Pierre Legendre</text:p>
          </table:table-cell>
          <table:table-cell table:style-name="ce65" office:value-type="string" calcext:value-type="string">
            <text:p>02 51 70 24 04</text:p>
          </table:table-cell>
          <table:table-cell table:style-name="ce65" office:value-type="string" calcext:value-type="string">
            <text:p>www.nantesmetropole.fr</text:p>
          </table:table-cell>
          <table:table-cell table:style-name="ce65" office:value-type="float" office:value="44400" calcext:value-type="float">
            <text:p>44400</text:p>
          </table:table-cell>
          <table:table-cell table:style-name="ce65" office:value-type="string" calcext:value-type="string">
            <text:p>[ 47.1582880347525 , -1.53359535816187]</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5];&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5];[.B15];[.C15];[.D15];[.E15];[.F15];[.G15];[.H15];[.I15];[.J15];[.K15];[.L15];[.Z15];[.AB15];[.AC15];[.AD15];[.AF15])"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6" calcext:value-type="float">
            <text:p>3146</text:p>
          </table:table-cell>
          <table:table-cell table:style-name="ce65" office:value-type="string" calcext:value-type="string">
            <text:p>Déchèterie de Vertou</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VERTOU</text:p>
          </table:table-cell>
          <table:table-cell table:style-name="ce65" office:value-type="float" office:value="440215" calcext:value-type="float">
            <text:p>440215</text:p>
          </table:table-cell>
          <table:table-cell table:style-name="ce65" office:value-type="string" calcext:value-type="string">
            <text:p>Allée des Cadets</text:p>
          </table:table-cell>
          <table:table-cell table:style-name="ce65" office:value-type="string" calcext:value-type="string">
            <text:p>02 40 34 43 74</text:p>
          </table:table-cell>
          <table:table-cell table:style-name="ce65" office:value-type="string" calcext:value-type="string">
            <text:p>www.nantesmetropole.fr</text:p>
          </table:table-cell>
          <table:table-cell table:style-name="ce65" office:value-type="float" office:value="44120" calcext:value-type="float">
            <text:p>44120</text:p>
          </table:table-cell>
          <table:table-cell table:style-name="ce65" office:value-type="string" calcext:value-type="string">
            <text:p>[ 47.1785963586754 , -1.46023950140695]</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6];&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6];[.B16];[.C16];[.D16];[.E16];[.F16];[.G16];[.H16];[.I16];[.J16];[.K16];[.L16];[.Z16];[.AB16];[.AC16];[.AD16];[.AF16])" office:value-type="string" office:string-value="" calcext:value-type="error">
            <text:p>#VALEUR !</text:p>
          </table:table-cell>
          <table:table-cell office:value-type="string" calcext:value-type="string">
            <text:p><text:s/></text:p>
          </table:table-cell>
        </table:table-row>
        <table:table-row table:style-name="ro47">
          <table:table-cell table:style-name="ce65" office:value-type="float" office:value="3148" calcext:value-type="float">
            <text:p>3148</text:p>
          </table:table-cell>
          <table:table-cell table:style-name="ce65" office:value-type="string" calcext:value-type="string">
            <text:p>Déchèterie de Mauves sur Loire</text:p>
          </table:table-cell>
          <table:table-cell table:style-name="ce65" office:value-type="string" calcext:value-type="string">
            <text:p>Déchet</text:p>
          </table:table-cell>
          <table:table-cell table:style-name="ce65" office:value-type="string" calcext:value-type="string">
            <text:p>Déchèterie</text:p>
          </table:table-cell>
          <table:table-cell table:style-name="ce65" office:value-type="string" calcext:value-type="string">
            <text:p>MAUVES-SUR-LOIRE</text:p>
          </table:table-cell>
          <table:table-cell table:style-name="ce65" office:value-type="float" office:value="440094" calcext:value-type="float">
            <text:p>440094</text:p>
          </table:table-cell>
          <table:table-cell table:style-name="ce65" office:value-type="string" calcext:value-type="string">
            <text:p>RD 31</text:p>
          </table:table-cell>
          <table:table-cell table:style-name="ce65" office:value-type="string" calcext:value-type="string">
            <text:p>06 61 66 42 39</text:p>
          </table:table-cell>
          <table:table-cell table:style-name="ce65" office:value-type="string" calcext:value-type="string">
            <text:p>www.nantesmetropole.fr</text:p>
          </table:table-cell>
          <table:table-cell table:style-name="ce65" office:value-type="float" office:value="44470" calcext:value-type="float">
            <text:p>44470</text:p>
          </table:table-cell>
          <table:table-cell table:style-name="ce65" office:value-type="string" calcext:value-type="string">
            <text:p>[ 47.3132666046435 , -1.41118791536659]</text:p>
          </table:table-cell>
          <table:table-cell table:style-name="ce65"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65" office:value-type="string" calcext:value-type="string">
            <text:p>OUI</text:p>
          </table:table-cell>
          <table:table-cell table:style-name="ce65" office:value-type="string" calcext:value-type="string">
            <text:p>NON</text:p>
          </table:table-cell>
          <table:table-cell table:style-name="ce65" office:value-type="string" calcext:value-type="string">
            <text:p>OUI</text:p>
          </table:table-cell>
          <table:table-cell table:style-name="ce65"/>
          <table:table-cell table:style-name="ce65" office:value-type="string" calcext:value-type="string">
            <text:p>OUI</text:p>
          </table:table-cell>
          <table:table-cell/>
          <table:table-cell office:value-type="string" calcext:value-type="string">
            <text:p>OpenDataNantes 11/2015</text:p>
          </table:table-cell>
          <table:table-cell table:style-name="ce66" table:formula="of:=HORAIRESEXCEPTIONNELSDECHETERIEECOPOINT(&quot;HoraireDecheterieEcopoint&quot;;&quot;A&quot;;&quot;D&quot;;1;200;[.A17];&quot;10h00-18h00&quot;)" office:value-type="string" office:string-value="" calcext:value-type="error">
            <text:p>#VALEUR !</text:p>
          </table:table-cell>
          <table:table-cell table:style-name="ce66" table:formula="of:=HORAIRESPERIODEDECHETERIEECOPOINT(&quot;HoraireDecheterieEcopoint&quot;;&quot;A&quot;;&quot;D&quot;;&quot;E&quot;;&quot;F&quot;;&quot;G&quot;;&quot;H&quot;;201;400;[.$A1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68" table:formula="of:=JSONDECHETERIEECOPOINT([.A17];[.B17];[.C17];[.D17];[.E17];[.F17];[.G17];[.H17];[.I17];[.J17];[.K17];[.L17];[.Z17];[.AB17];[.AC17];[.AD17];[.AF17])" office:value-type="string" office:string-value="" calcext:value-type="error">
            <text:p>#VALEUR !</text:p>
          </table:table-cell>
          <table:table-cell office:value-type="string" calcext:value-type="string">
            <text:p><text:s/></text:p>
          </table:table-cell>
        </table:table-row>
        <table:table-row table:style-name="ro48">
          <table:table-cell table:number-columns-repeated="28"/>
          <table:table-cell table:style-name="ce67"/>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28"/>
          <table:table-cell table:style-name="ce67"/>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28"/>
          <table:table-cell table:style-name="ce67"/>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28"/>
          <table:table-cell table:style-name="ce67"/>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48">
          <table:table-cell table:number-columns-repeated="31"/>
          <table:table-cell table:number-columns-repeated="3" office:value-type="string" calcext:value-type="string">
            <text:p><text:s/></text:p>
          </table:table-cell>
          <table:table-cell table:number-columns-repeated="4"/>
        </table:table-row>
        <table:table-row table:style-name="ro48">
          <table:table-cell/>
          <table:table-cell table:style-name="ce31" office:value-type="string" calcext:value-type="string">
            <text:p>Ecopoint Viarme</text:p>
          </table:table-cell>
          <table:table-cell table:number-columns-repeated="29"/>
          <table:table-cell table:number-columns-repeated="3" office:value-type="string" calcext:value-type="string">
            <text:p><text:s/></text:p>
          </table:table-cell>
          <table:table-cell table:number-columns-repeated="4"/>
        </table:table-row>
        <table:table-row table:style-name="ro48">
          <table:table-cell/>
          <table:table-cell table:style-name="ce31" office:value-type="string" calcext:value-type="string">
            <text:p>Déchèterie de Saint Sébastien</text:p>
          </table:table-cell>
          <table:table-cell table:number-columns-repeated="29"/>
          <table:table-cell table:number-columns-repeated="3" office:value-type="string" calcext:value-type="string">
            <text:p><text:s/></text:p>
          </table:table-cell>
          <table:table-cell table:number-columns-repeated="4"/>
        </table:table-row>
        <table:table-row table:style-name="ro48">
          <table:table-cell table:number-columns-repeated="31"/>
          <table:table-cell table:number-columns-repeated="3" office:value-type="string" calcext:value-type="string">
            <text:p><text:s/></text:p>
          </table:table-cell>
          <table:table-cell table:number-columns-repeated="4"/>
        </table:table-row>
        <table:table-row table:style-name="ro48">
          <table:table-cell table:number-columns-repeated="31"/>
          <table:table-cell table:number-columns-repeated="3" office:value-type="string" calcext:value-type="string">
            <text:p><text:s/></text:p>
          </table:table-cell>
          <table:table-cell table:number-columns-repeated="4"/>
        </table:table-row>
        <table:table-row table:style-name="ro48">
          <table:table-cell table:number-columns-repeated="31"/>
          <table:table-cell office:value-type="string" calcext:value-type="string">
            <text:p><text:s/></text:p>
          </table:table-cell>
          <table:table-cell table:number-columns-repeated="6"/>
        </table:table-row>
        <table:table-row table:style-name="ro48">
          <table:table-cell table:number-columns-repeated="31"/>
          <table:table-cell office:value-type="string" calcext:value-type="string">
            <text:p><text:s/></text:p>
          </table:table-cell>
          <table:table-cell table:number-columns-repeated="6"/>
        </table:table-row>
        <table:table-row table:style-name="ro48">
          <table:table-cell table:number-columns-repeated="31"/>
          <table:table-cell office:value-type="string" calcext:value-type="string">
            <text:p><text:s/></text:p>
          </table:table-cell>
          <table:table-cell table:number-columns-repeated="6"/>
        </table:table-row>
        <table:table-row table:style-name="ro48" table:number-rows-repeated="1048546">
          <table:table-cell table:number-columns-repeated="38"/>
        </table:table-row>
        <table:table-row table:style-name="ro48">
          <table:table-cell table:number-columns-repeated="38"/>
        </table:table-row>
        <calcext:conditional-formats>
          <calcext:conditional-format calcext:target-range-address="DecheterieEcopoint.AC2:DecheterieEcopoint.AD17 DecheterieEcopoint.AC18:DecheterieEcopoint.AC21">
            <calcext:condition calcext:apply-style-name="rouge" calcext:value="formula-is(TESTHORAIRES([.AC2])=0)" calcext:base-cell-address="DecheterieEcopoint.AC2"/>
          </calcext:conditional-format>
        </calcext:conditional-formats>
      </table:table>
      <table:table table:name="LeRelais" table:style-name="ta3" table:print="false">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66"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66" table:default-cell-style-name="Default"/>
        <table:table-column table:style-name="co127" table:default-cell-style-name="Default"/>
        <table:table-column table:style-name="co128" table:default-cell-style-name="Default"/>
        <table:table-column table:style-name="co66" table:default-cell-style-name="Default"/>
        <table:table-column table:style-name="co69" table:default-cell-style-name="Default"/>
        <table:table-column table:style-name="co129" table:default-cell-style-name="Default"/>
        <table:table-column table:style-name="co66" table:number-columns-repeated="2" table:default-cell-style-name="Default"/>
        <table:table-column table:style-name="co130" table:default-cell-style-name="Default"/>
        <table:table-column table:style-name="co131" table:number-columns-repeated="2"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number-columns-repeated="2" table:default-cell-style-name="Default"/>
        <table:table-column table:style-name="co136" table:default-cell-style-name="Default"/>
        <table:table-column table:style-name="co137" table:number-columns-repeated="2" table:default-cell-style-name="Default"/>
        <table:table-column table:style-name="co138" table:default-cell-style-name="Default"/>
        <table:table-column table:style-name="co139" table:default-cell-style-name="Default"/>
        <table:table-column table:style-name="co140" table:default-cell-style-name="Default"/>
        <table:table-column table:style-name="co69"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number-columns-repeated="2"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76" table:default-cell-style-name="Default"/>
        <table:table-column table:style-name="co151" table:default-cell-style-name="Default"/>
        <table:table-column table:style-name="co152" table:default-cell-style-name="Default"/>
        <table:table-column table:style-name="co142" table:default-cell-style-name="Default"/>
        <table:table-column table:style-name="co72" table:number-columns-repeated="4" table:default-cell-style-name="Default"/>
        <table:table-column table:style-name="co153" table:default-cell-style-name="Default"/>
        <table:table-column table:style-name="co154" table:default-cell-style-name="Default"/>
        <table:table-column table:style-name="co141" table:default-cell-style-name="Default"/>
        <table:table-column table:style-name="co155" table:default-cell-style-name="Default"/>
        <table:table-column table:style-name="co156" table:default-cell-style-name="Default"/>
        <table:table-column table:style-name="co155" table:default-cell-style-name="Default"/>
        <table:table-column table:style-name="co157" table:default-cell-style-name="Default"/>
        <table:table-column table:style-name="co158" table:default-cell-style-name="Default"/>
        <table:table-column table:style-name="co154" table:default-cell-style-name="Default"/>
        <table:table-column table:style-name="co159" table:default-cell-style-name="Default"/>
        <table:table-column table:style-name="co160" table:default-cell-style-name="Default"/>
        <table:table-column table:style-name="co150" table:default-cell-style-name="Default"/>
        <table:table-column table:style-name="co65" table:default-cell-style-name="Default"/>
        <table:table-column table:style-name="co161" table:number-columns-repeated="2" table:default-cell-style-name="Default"/>
        <table:table-column table:style-name="co144" table:default-cell-style-name="Default"/>
        <table:table-column table:style-name="co72" table:number-columns-repeated="207" table:default-cell-style-name="Default"/>
        <table:table-column table:style-name="co69" table:number-columns-repeated="749" table:default-cell-style-name="Default"/>
        <table:table-row table:style-name="ro49">
          <table:table-cell table:style-name="ce33" office:value-type="string" calcext:value-type="string" table:number-columns-spanned="8" table:number-rows-spanned="1">
            <text:p>Le Relais</text:p>
          </table:table-cell>
          <table:covered-table-cell table:number-columns-repeated="2" table:style-name="ce33"/>
          <table:covered-table-cell table:number-columns-repeated="5"/>
          <table:table-cell table:number-columns-repeated="30"/>
          <table:table-cell table:style-name="ce29"/>
          <table:table-cell table:number-columns-repeated="984"/>
        </table:table-row>
        <table:table-row table:style-name="ro50">
          <table:table-cell table:style-name="ce69" office:value-type="string" calcext:value-type="string" table:number-columns-spanned="8" table:number-rows-spanned="1">
            <text:p>Ces données sont pris sur le site Internet</text:p>
          </table:table-cell>
          <table:covered-table-cell table:style-name="ce69"/>
          <table:covered-table-cell table:style-name="ce33"/>
          <table:covered-table-cell table:number-columns-repeated="5"/>
          <table:table-cell table:number-columns-repeated="30"/>
          <table:table-cell table:style-name="ce29"/>
          <table:table-cell table:number-columns-repeated="984"/>
        </table:table-row>
        <table:table-row table:style-name="ro45">
          <table:table-cell table:number-columns-repeated="1023"/>
        </table:table-row>
        <table:table-row table:style-name="ro30">
          <table:table-cell table:style-name="ce70" office:value-type="string" calcext:value-type="string">
            <text:p>Code</text:p>
          </table:table-cell>
          <table:table-cell table:style-name="ce74" office:value-type="string" calcext:value-type="string">
            <text:p>Quartier admin</text:p>
          </table:table-cell>
          <table:table-cell table:style-name="ce74" office:value-type="string" calcext:value-type="string">
            <text:p>Nom</text:p>
          </table:table-cell>
          <table:table-cell table:style-name="ce74" office:value-type="string" calcext:value-type="string">
            <text:p>ModeDeCollecte</text:p>
          </table:table-cell>
          <table:table-cell table:style-name="ce74"/>
          <table:table-cell table:style-name="ce74" office:value-type="string" calcext:value-type="string">
            <text:p>Adresse</text:p>
          </table:table-cell>
          <table:table-cell table:style-name="ce74" office:value-type="string" calcext:value-type="string">
            <text:p>Latitude/longitude</text:p>
          </table:table-cell>
          <table:table-cell table:style-name="ce77" office:value-type="string" calcext:value-type="string">
            <text:p>Plage horaire</text:p>
          </table:table-cell>
          <table:table-cell table:style-name="ce77" office:value-type="string" calcext:value-type="string">
            <text:p>conseils</text:p>
          </table:table-cell>
          <table:table-cell table:style-name="ce78" office:value-type="string" calcext:value-type="string">
            <text:p>src</text:p>
          </table:table-cell>
          <table:table-cell table:style-name="ce74" office:value-type="string" calcext:value-type="string">
            <text:p>Type</text:p>
          </table:table-cell>
          <table:table-cell table:style-name="ce76" office:value-type="string" calcext:value-type="string">
            <text:p>description</text:p>
          </table:table-cell>
          <table:table-cell office:value-type="string" calcext:value-type="string">
            <text:p><text:s/></text:p>
          </table:table-cell>
          <table:table-cell table:style-name="ce79"/>
          <table:table-cell/>
          <table:table-cell table:number-columns-repeated="4" table:style-name="ce29" office:value-type="string" calcext:value-type="string">
            <text:p><text:s/></text:p>
          </table:table-cell>
          <table:table-cell table:style-name="ce29" table:number-columns-repeated="21"/>
          <table:table-cell table:number-columns-repeated="983"/>
        </table:table-row>
        <table:table-row table:style-name="ro43">
          <table:table-cell table:style-name="ce71" office:value-type="string" calcext:value-type="string">
            <text:p>sco_lerelais_1</text:p>
          </table:table-cell>
          <table:table-cell table:style-name="ce75" office:value-type="string" calcext:value-type="string">
            <text:p>Dervallieres Zola</text:p>
          </table:table-cell>
          <table:table-cell table:style-name="ce76" office:value-type="string" calcext:value-type="string">
            <text:p>Ecopoint Dervallières</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Jean Marc Nattier 44000 Nantes</text:p>
          </table:table-cell>
          <table:table-cell table:style-name="ce76" office:value-type="string" calcext:value-type="string">
            <text:p>47.225135,-1.591476</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5];[.B5];[.C5];[.D5];[.E5];[.F5];[.G5];[.H5];[.I5];[.J5];[.K5];[.L5])" office:value-type="string" office:string-value="" calcext:value-type="error">
            <text:p>#VALEUR !</text:p>
          </table:table-cell>
          <table:table-cell table:number-columns-repeated="4" table:style-name="ce29" office:value-type="string" calcext:value-type="string">
            <text:p><text:s/></text:p>
          </table:table-cell>
          <table:table-cell table:style-name="ce80"/>
          <table:table-cell table:style-name="ce82" table:number-columns-repeated="14"/>
          <table:table-cell table:style-name="ce29"/>
          <table:table-cell table:style-name="ce43" table:number-columns-repeated="4"/>
          <table:table-cell table:style-name="ce81"/>
          <table:table-cell table:style-name="ce73" table:number-columns-repeated="983"/>
        </table:table-row>
        <table:table-row table:style-name="ro43">
          <table:table-cell table:style-name="ce71" office:value-type="string" calcext:value-type="string">
            <text:p>sco_lerelais_2</text:p>
          </table:table-cell>
          <table:table-cell table:style-name="ce75" office:value-type="string" calcext:value-type="string">
            <text:p>Nantes Erdre</text:p>
          </table:table-cell>
          <table:table-cell table:style-name="ce76" office:value-type="string" calcext:value-type="string">
            <text:p>Ecopoint Beaujoire</text:p>
          </table:table-cell>
          <table:table-cell office:value-type="string" calcext:value-type="string">
            <text:p>smco_conteneurlerelais</text:p>
          </table:table-cell>
          <table:table-cell table:style-name="ce72" office:value-type="string" calcext:value-type="string">
            <text:p><text:s/></text:p>
          </table:table-cell>
          <table:table-cell table:style-name="ce76" office:value-type="string" calcext:value-type="string">
            <text:p>Avenue Gare Saint Joseph 44000 Nantes</text:p>
          </table:table-cell>
          <table:table-cell table:style-name="ce76" office:value-type="string" calcext:value-type="string">
            <text:p>47.254009,-1.522983</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6];[.B6];[.C6];[.D6];[.E6];[.F6];[.G6];[.H6];[.I6];[.J6];[.K6];[.L6])" office:value-type="string" office:string-value="" calcext:value-type="error">
            <text:p>#VALEUR !</text:p>
          </table:table-cell>
          <table:table-cell table:number-columns-repeated="4" table:style-name="ce29" office:value-type="string" calcext:value-type="string">
            <text:p><text:s/></text:p>
          </table:table-cell>
          <table:table-cell table:style-name="ce80"/>
          <table:table-cell table:style-name="ce82" table:number-columns-repeated="14"/>
          <table:table-cell table:style-name="ce29"/>
          <table:table-cell table:style-name="ce43" table:number-columns-repeated="4"/>
          <table:table-cell table:style-name="ce81"/>
          <table:table-cell table:style-name="ce73" table:number-columns-repeated="983"/>
        </table:table-row>
        <table:table-row table:style-name="ro43">
          <table:table-cell table:style-name="ce71" office:value-type="string" calcext:value-type="string">
            <text:p>sco_lerelais_3</text:p>
          </table:table-cell>
          <table:table-cell table:style-name="ce75" office:value-type="string" calcext:value-type="string">
            <text:p>Nantes Erdre</text:p>
          </table:table-cell>
          <table:table-cell table:style-name="ce76" office:value-type="string" calcext:value-type="string">
            <text:p>Ecopoint Chantenay</text:p>
          </table:table-cell>
          <table:table-cell office:value-type="string" calcext:value-type="string">
            <text:p>smco_conteneurlerelais</text:p>
          </table:table-cell>
          <table:table-cell table:style-name="ce72" office:value-type="string" calcext:value-type="string">
            <text:p><text:s/></text:p>
          </table:table-cell>
          <table:table-cell table:style-name="ce76" office:value-type="string" calcext:value-type="string">
            <text:p>Boulevard Maréchal Juin 44000 Nantes</text:p>
          </table:table-cell>
          <table:table-cell table:style-name="ce76" office:value-type="string" calcext:value-type="string">
            <text:p>47.198286,-1.600188</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7];[.B7];[.C7];[.D7];[.E7];[.F7];[.G7];[.H7];[.I7];[.J7];[.K7];[.L7])" office:value-type="string" office:string-value="" calcext:value-type="error">
            <text:p>#VALEUR !</text:p>
          </table:table-cell>
          <table:table-cell table:number-columns-repeated="4" table:style-name="ce29" office:value-type="string" calcext:value-type="string">
            <text:p><text:s/></text:p>
          </table:table-cell>
          <table:table-cell table:style-name="ce80"/>
          <table:table-cell table:style-name="ce82" table:number-columns-repeated="14"/>
          <table:table-cell table:style-name="ce29"/>
          <table:table-cell table:style-name="ce43" table:number-columns-repeated="4"/>
          <table:table-cell table:style-name="ce81"/>
          <table:table-cell table:style-name="ce73" table:number-columns-repeated="983"/>
        </table:table-row>
        <table:table-row table:style-name="ro43">
          <table:table-cell table:style-name="ce71" office:value-type="string" calcext:value-type="string">
            <text:p>sco_lerelais_4</text:p>
          </table:table-cell>
          <table:table-cell table:style-name="ce75"/>
          <table:table-cell table:style-name="ce76" office:value-type="string" calcext:value-type="string">
            <text:p>Sobreda</text:p>
          </table:table-cell>
          <table:table-cell office:value-type="string" calcext:value-type="string">
            <text:p>smco_conteneurlerelais</text:p>
          </table:table-cell>
          <table:table-cell table:style-name="ce72" office:value-type="string" calcext:value-type="string">
            <text:p><text:s/></text:p>
          </table:table-cell>
          <table:table-cell table:style-name="ce76" office:value-type="string" calcext:value-type="string">
            <text:p>Route Nantes 44340 Bouguenais</text:p>
          </table:table-cell>
          <table:table-cell table:style-name="ce76" office:value-type="string" calcext:value-type="string">
            <text:p>47.187356,-1.587713</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8];[.B8];[.C8];[.D8];[.E8];[.F8];[.G8];[.H8];[.I8];[.J8];[.K8];[.L8])" office:value-type="string" office:string-value="" calcext:value-type="error">
            <text:p>#VALEUR !</text:p>
          </table:table-cell>
          <table:table-cell table:number-columns-repeated="4" table:style-name="ce29" office:value-type="string" calcext:value-type="string">
            <text:p><text:s/></text:p>
          </table:table-cell>
          <table:table-cell table:style-name="ce80"/>
          <table:table-cell table:style-name="ce82" table:number-columns-repeated="14"/>
          <table:table-cell table:style-name="ce29"/>
          <table:table-cell table:style-name="ce43" table:number-columns-repeated="4"/>
          <table:table-cell table:style-name="ce81"/>
          <table:table-cell table:style-name="ce73" table:number-columns-repeated="983"/>
        </table:table-row>
        <table:table-row table:style-name="ro43">
          <table:table-cell table:style-name="ce71" office:value-type="string" calcext:value-type="string">
            <text:p>sco_lerelais_5</text:p>
          </table:table-cell>
          <table:table-cell table:style-name="ce75"/>
          <table:table-cell table:style-name="ce76" office:value-type="string" calcext:value-type="string">
            <text:p>Déchèterie</text:p>
          </table:table-cell>
          <table:table-cell office:value-type="string" calcext:value-type="string">
            <text:p>smco_conteneurlerelais</text:p>
          </table:table-cell>
          <table:table-cell table:style-name="ce72" office:value-type="string" calcext:value-type="string">
            <text:p><text:s/></text:p>
          </table:table-cell>
          <table:table-cell table:style-name="ce76" office:value-type="string" calcext:value-type="string">
            <text:p>Rue Ampère 44240 La Chapelle sur Erdre</text:p>
          </table:table-cell>
          <table:table-cell table:style-name="ce76" office:value-type="string" calcext:value-type="string">
            <text:p>47.25851,-1.551393</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9];[.B9];[.C9];[.D9];[.E9];[.F9];[.G9];[.H9];[.I9];[.J9];[.K9];[.L9])" office:value-type="string" office:string-value="" calcext:value-type="error">
            <text:p>#VALEUR !</text:p>
          </table:table-cell>
          <table:table-cell table:number-columns-repeated="4" table:style-name="ce29" office:value-type="string" calcext:value-type="string">
            <text:p><text:s/></text:p>
          </table:table-cell>
          <table:table-cell table:style-name="ce80"/>
          <table:table-cell table:style-name="ce82" table:number-columns-repeated="14"/>
          <table:table-cell table:style-name="ce29"/>
          <table:table-cell table:style-name="ce43" table:number-columns-repeated="4"/>
          <table:table-cell table:style-name="ce81"/>
          <table:table-cell table:style-name="ce73" table:number-columns-repeated="983"/>
        </table:table-row>
        <table:table-row table:style-name="ro43">
          <table:table-cell table:style-name="ce71" office:value-type="string" calcext:value-type="string">
            <text:p>sco_lerelais_6</text:p>
          </table:table-cell>
          <table:table-cell table:style-name="ce75"/>
          <table:table-cell table:style-name="ce76" office:value-type="string" calcext:value-type="string">
            <text:p>Decathlon</text:p>
          </table:table-cell>
          <table:table-cell office:value-type="string" calcext:value-type="string">
            <text:p>smco_conteneurlerelais</text:p>
          </table:table-cell>
          <table:table-cell table:style-name="ce72" office:value-type="string" calcext:value-type="string">
            <text:p><text:s/></text:p>
          </table:table-cell>
          <table:table-cell table:style-name="ce76" office:value-type="string" calcext:value-type="string">
            <text:p>Rue Grands Châtaigniers 44120 Vertou</text:p>
          </table:table-cell>
          <table:table-cell table:style-name="ce76" office:value-type="string" calcext:value-type="string">
            <text:p>47.179522,-1.501329</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10];[.B10];[.C10];[.D10];[.E10];[.F10];[.G10];[.H10];[.I10];[.J10];[.K10];[.L10])" office:value-type="string" office:string-value="" calcext:value-type="error">
            <text:p>#VALEUR !</text:p>
          </table:table-cell>
          <table:table-cell table:number-columns-repeated="4" table:style-name="ce29" office:value-type="string" calcext:value-type="string">
            <text:p><text:s/></text:p>
          </table:table-cell>
          <table:table-cell table:style-name="ce80"/>
          <table:table-cell table:style-name="ce82" table:number-columns-repeated="14"/>
          <table:table-cell table:style-name="ce29"/>
          <table:table-cell table:style-name="ce43" table:number-columns-repeated="4"/>
          <table:table-cell table:style-name="ce81"/>
          <table:table-cell table:style-name="ce73" table:number-columns-repeated="983"/>
        </table:table-row>
        <table:table-row table:style-name="ro43">
          <table:table-cell table:style-name="ce71" office:value-type="string" calcext:value-type="string">
            <text:p>sco_lerelais_7</text:p>
          </table:table-cell>
          <table:table-cell table:style-name="ce76"/>
          <table:table-cell table:style-name="ce72" office:value-type="string" calcext:value-type="string">
            <text:p>Auchan</text:p>
          </table:table-cell>
          <table:table-cell office:value-type="string" calcext:value-type="string">
            <text:p>smco_conteneurlerelais</text:p>
          </table:table-cell>
          <table:table-cell table:style-name="ce72" office:value-type="string" calcext:value-type="string">
            <text:p><text:s/></text:p>
          </table:table-cell>
          <table:table-cell table:style-name="ce76" office:value-type="string" calcext:value-type="string">
            <text:p>Rue Mendès France 44230 Saint Sébastien sur Loire</text:p>
          </table:table-cell>
          <table:table-cell table:style-name="ce76" office:value-type="string" calcext:value-type="string">
            <text:p>47.191739,-1.493016</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11];[.B11];[.C11];[.D11];[.E11];[.F11];[.G11];[.H11];[.I11];[.J11];[.K11];[.L11])" office:value-type="string" office:string-value="" calcext:value-type="error">
            <text:p>#VALEUR !</text:p>
          </table:table-cell>
          <table:table-cell table:number-columns-repeated="4" table:style-name="ce29" office:value-type="string" calcext:value-type="string">
            <text:p><text:s/></text:p>
          </table:table-cell>
          <table:table-cell table:style-name="ce81" table:number-columns-repeated="21"/>
          <table:table-cell table:style-name="ce73" table:number-columns-repeated="983"/>
        </table:table-row>
        <table:table-row table:style-name="ro43">
          <table:table-cell table:style-name="ce71" office:value-type="string" calcext:value-type="string">
            <text:p>sco_lerelais_8</text:p>
          </table:table-cell>
          <table:table-cell table:style-name="ce72"/>
          <table:table-cell table:style-name="ce72" office:value-type="string" calcext:value-type="string">
            <text:p>Déchèt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Pyramide 44230 Saint Sébastien sur Loire</text:p>
          </table:table-cell>
          <table:table-cell table:style-name="ce76" office:value-type="string" calcext:value-type="string">
            <text:p>47.199361,-1.483869</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La déchèterie, située rue de la Pyramide, est ouverte tous les jours de la semaine (sauf jours fériés). L'amplitude des heures d'ouverture va de 10h à 18h.</text:p>
          </table:table-cell>
          <table:table-cell office:value-type="string" calcext:value-type="string">
            <text:p><text:s/></text:p>
          </table:table-cell>
          <table:table-cell table:style-name="ce79"/>
          <table:table-cell table:style-name="ce68" table:formula="of:=JSONLERELAIS([.A12];[.B12];[.C12];[.D12];[.E12];[.F12];[.G12];[.H12];[.I12];[.J12];[.K12];[.L12])"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table-cell table:style-name="ce73" table:number-columns-repeated="984"/>
        </table:table-row>
        <table:table-row table:style-name="ro43">
          <table:table-cell table:style-name="ce71" office:value-type="string" calcext:value-type="string">
            <text:p>sco_lerelais_9</text:p>
          </table:table-cell>
          <table:table-cell table:style-name="ce72"/>
          <table:table-cell table:style-name="ce72" office:value-type="string" calcext:value-type="string">
            <text:p>Déchèterie CLÉ</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Vulcain 44000 Nantes</text:p>
          </table:table-cell>
          <table:table-cell table:style-name="ce76" office:value-type="string" calcext:value-type="string">
            <text:p>47.225689,-1.504958</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13];[.B13];[.C13];[.D13];[.E13];[.F13];[.G13];[.H13];[.I13];[.J13];[.K13];[.L13])"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0</text:p>
          </table:table-cell>
          <table:table-cell table:style-name="ce72"/>
          <table:table-cell table:style-name="ce72" office:value-type="string" calcext:value-type="string">
            <text:p>Carrefour</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Boulevard Beaujoire 44000 Nantes</text:p>
          </table:table-cell>
          <table:table-cell table:style-name="ce76" office:value-type="string" calcext:value-type="string">
            <text:p>47.258396,-1.511795</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14];[.B14];[.C14];[.D14];[.E14];[.F14];[.G14];[.H14];[.I14];[.J14];[.K14];[.L14])"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1</text:p>
          </table:table-cell>
          <table:table-cell table:style-name="ce72"/>
          <table:table-cell table:style-name="ce72" office:value-type="string" calcext:value-type="string">
            <text:p>Déchèt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L'Ebaupin 44470 Carquefou</text:p>
          </table:table-cell>
          <table:table-cell table:style-name="ce76" office:value-type="string" calcext:value-type="string">
            <text:p>47.29035,-1.4408</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Lundi au dimanche, 10h-18h sauf jours fériés</text:p>
          </table:table-cell>
          <table:table-cell office:value-type="string" calcext:value-type="string">
            <text:p><text:s/></text:p>
          </table:table-cell>
          <table:table-cell table:style-name="ce79"/>
          <table:table-cell table:style-name="ce68" table:formula="of:=JSONLERELAIS([.A15];[.B15];[.C15];[.D15];[.E15];[.F15];[.G15];[.H15];[.I15];[.J15];[.K15];[.L15])"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2</text:p>
          </table:table-cell>
          <table:table-cell table:style-name="ce72"/>
          <table:table-cell table:style-name="ce72" office:value-type="string" calcext:value-type="string">
            <text:p>Déchèt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ond point Lacroix, 44470 Mauves-sur-Loire</text:p>
          </table:table-cell>
          <table:table-cell table:style-name="ce76" office:value-type="string" calcext:value-type="string">
            <text:p>47.31266,-1.410673</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l. : +33 6 61 66 42 39 Ouverte Le lundi et le mercredi de 14h à 18h et le samedi de 10h à 18h....</text:p>
          </table:table-cell>
          <table:table-cell office:value-type="string" calcext:value-type="string">
            <text:p><text:s/></text:p>
          </table:table-cell>
          <table:table-cell table:style-name="ce79"/>
          <table:table-cell table:style-name="ce68" table:formula="of:=JSONLERELAIS([.A16];[.B16];[.C16];[.D16];[.E16];[.F16];[.G16];[.H16];[.I16];[.J16];[.K16];[.L16])"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3</text:p>
          </table:table-cell>
          <table:table-cell table:style-name="ce72"/>
          <table:table-cell table:style-name="ce72" office:value-type="string" calcext:value-type="string">
            <text:p>Auchan</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oute Vannes 44800 Saint Herblain</text:p>
          </table:table-cell>
          <table:table-cell table:style-name="ce76" office:value-type="string" calcext:value-type="string">
            <text:p>47.247149,-1.607827</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17];[.B17];[.C17];[.D17];[.E17];[.F17];[.G17];[.H17];[.I17];[.J17];[.K17];[.L17])"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4</text:p>
          </table:table-cell>
          <table:table-cell table:style-name="ce72"/>
          <table:table-cell table:style-name="ce72" office:value-type="string" calcext:value-type="string">
            <text:p>Polycliniqu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Bas Moulin 44800 Saint Herblain</text:p>
          </table:table-cell>
          <table:table-cell table:style-name="ce76" office:value-type="string" calcext:value-type="string">
            <text:p>47.22614,-1.608814</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18];[.B18];[.C18];[.D18];[.E18];[.F18];[.G18];[.H18];[.I18];[.J18];[.K18];[.L18])"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5</text:p>
          </table:table-cell>
          <table:table-cell table:style-name="ce72"/>
          <table:table-cell table:style-name="ce72" office:value-type="string" calcext:value-type="string">
            <text:p>Leclerc Atout-Sud</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Ordronneau 44400 Rezé</text:p>
          </table:table-cell>
          <table:table-cell table:style-name="ce76" office:value-type="string" calcext:value-type="string">
            <text:p>47.193139,-1.574458</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19];[.B19];[.C19];[.D19];[.E19];[.F19];[.G19];[.H19];[.I19];[.J19];[.K19];[.L19])"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6</text:p>
          </table:table-cell>
          <table:table-cell table:style-name="ce72"/>
          <table:table-cell table:style-name="ce72" office:value-type="string" calcext:value-type="string">
            <text:p>Déchèt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Panhard 44700 Orvault</text:p>
          </table:table-cell>
          <table:table-cell table:style-name="ce76" office:value-type="string" calcext:value-type="string">
            <text:p>47.257024,-1.633254</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0];[.B20];[.C20];[.D20];[.E20];[.F20];[.G20];[.H20];[.I20];[.J20];[.K20];[.L20])"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7</text:p>
          </table:table-cell>
          <table:table-cell table:style-name="ce72"/>
          <table:table-cell table:style-name="ce72" office:value-type="string" calcext:value-type="string">
            <text:p>Déchèt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Avenue Forêt 44860 Saint Aignan de Grandlieu</text:p>
          </table:table-cell>
          <table:table-cell table:style-name="ce76" office:value-type="string" calcext:value-type="string">
            <text:p>47.148488,-1.632353</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1];[.B21];[.C21];[.D21];[.E21];[.F21];[.G21];[.H21];[.I21];[.J21];[.K21];[.L21])"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8</text:p>
          </table:table-cell>
          <table:table-cell table:style-name="ce72"/>
          <table:table-cell table:style-name="ce72" office:value-type="string" calcext:value-type="string">
            <text:p>Jardiland</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Gustavburg 44340 Bouguenais</text:p>
          </table:table-cell>
          <table:table-cell table:style-name="ce76" office:value-type="string" calcext:value-type="string">
            <text:p>47.174902,-1.609906</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2];[.B22];[.C22];[.D22];[.E22];[.F22];[.G22];[.H22];[.I22];[.J22];[.K22];[.L22])"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19</text:p>
          </table:table-cell>
          <table:table-cell table:style-name="ce72"/>
          <table:table-cell table:style-name="ce72" office:value-type="string" calcext:value-type="string">
            <text:p>Lidl</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Allende 44340 Bouguenais</text:p>
          </table:table-cell>
          <table:table-cell table:style-name="ce76" office:value-type="string" calcext:value-type="string">
            <text:p>47.174186,-1.624009</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3];[.B23];[.C23];[.D23];[.E23];[.F23];[.G23];[.H23];[.I23];[.J23];[.K23];[.L23])"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51">
          <table:table-cell table:style-name="ce71" office:value-type="string" calcext:value-type="string">
            <text:p>sco_lerelais_20</text:p>
          </table:table-cell>
          <table:table-cell table:style-name="ce72"/>
          <table:table-cell table:style-name="ce21" office:value-type="string" calcext:value-type="string">
            <text:p>Déchèterie de Tougas </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oute Départementale 107 44800 Saint Herblain</text:p>
          </table:table-cell>
          <table:table-cell table:style-name="ce76" office:value-type="string" calcext:value-type="string">
            <text:p>47.194879,-1.638412</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4];[.B24];[.C24];[.D24];[.E24];[.F24];[.G24];[.H24];[.I24];[.J24];[.K24];[.L24])"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1</text:p>
          </table:table-cell>
          <table:table-cell table:style-name="ce72"/>
          <table:table-cell table:style-name="ce72" office:value-type="string" calcext:value-type="string">
            <text:p>Le Relais Atlantiqu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Impasse Bourrelier 44800 Saint Herblain</text:p>
          </table:table-cell>
          <table:table-cell table:style-name="ce76" office:value-type="string" calcext:value-type="string">
            <text:p>47.222149,-1.64214</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5];[.B25];[.C25];[.D25];[.E25];[.F25];[.G25];[.H25];[.I25];[.J25];[.K25];[.L25])"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2</text:p>
          </table:table-cell>
          <table:table-cell table:style-name="ce72"/>
          <table:table-cell table:style-name="ce72" office:value-type="string" calcext:value-type="string">
            <text:p>Capellia</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Chemin Roche Blanche 44240 La Chapelle sur Erdre</text:p>
          </table:table-cell>
          <table:table-cell table:style-name="ce76" office:value-type="string" calcext:value-type="string">
            <text:p>47.279802,-1.557053</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6];[.B26];[.C26];[.D26];[.E26];[.F26];[.G26];[.H26];[.I26];[.J26];[.K26];[.L26])"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3</text:p>
          </table:table-cell>
          <table:table-cell table:style-name="ce72"/>
          <table:table-cell table:style-name="ce72" office:value-type="string" calcext:value-type="string">
            <text:p>Géant</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Ultrecht 44240 La Chapelle sur Erdre</text:p>
          </table:table-cell>
          <table:table-cell table:style-name="ce76" office:value-type="string" calcext:value-type="string">
            <text:p>47.284521,-1.5523</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7];[.B27];[.C27];[.D27];[.E27];[.F27];[.G27];[.H27];[.I27];[.J27];[.K27];[.L27])"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4</text:p>
          </table:table-cell>
          <table:table-cell table:style-name="ce72"/>
          <table:table-cell table:style-name="ce72" office:value-type="string" calcext:value-type="string">
            <text:p>Boulang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20 Rue Louis Blériot, 44980 Sainte-Luce-Sur-Loire</text:p>
          </table:table-cell>
          <table:table-cell table:style-name="ce76" office:value-type="string" calcext:value-type="string">
            <text:p>47.273775,-1.466391</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8];[.B28];[.C28];[.D28];[.E28];[.F28];[.G28];[.H28];[.I28];[.J28];[.K28];[.L28])"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5</text:p>
          </table:table-cell>
          <table:table-cell table:style-name="ce72"/>
          <table:table-cell table:style-name="ce72" office:value-type="string" calcext:value-type="string">
            <text:p>Boulang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Nantes 44470 Thouaré sur Loire</text:p>
          </table:table-cell>
          <table:table-cell table:style-name="ce76" office:value-type="string" calcext:value-type="string">
            <text:p>47.258604,-1.452927</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29];[.B29];[.C29];[.D29];[.E29];[.F29];[.G29];[.H29];[.I29];[.J29];[.K29];[.L29])"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6</text:p>
          </table:table-cell>
          <table:table-cell table:style-name="ce72"/>
          <table:table-cell table:style-name="ce72" office:value-type="string" calcext:value-type="string">
            <text:p>Leclerc Pôle-Sud</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oute Clisson 44115 Basse Goulaine</text:p>
          </table:table-cell>
          <table:table-cell table:style-name="ce76" office:value-type="string" calcext:value-type="string">
            <text:p>47.18501,-1.463962</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30];[.B30];[.C30];[.D30];[.E30];[.F30];[.G30];[.H30];[.I30];[.J30];[.K30];[.L30])"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7</text:p>
          </table:table-cell>
          <table:table-cell table:style-name="ce72"/>
          <table:table-cell table:style-name="ce72" office:value-type="string" calcext:value-type="string">
            <text:p>Chronodrive (arrièr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Atlantique 44115 Basse Goulaine</text:p>
          </table:table-cell>
          <table:table-cell table:style-name="ce76" office:value-type="string" calcext:value-type="string">
            <text:p>47.18692,-1.46144</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31];[.B31];[.C31];[.D31];[.E31];[.F31];[.G31];[.H31];[.I31];[.J31];[.K31];[.L31])"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1" office:value-type="string" calcext:value-type="string">
            <text:p>sco_lerelais_28</text:p>
          </table:table-cell>
          <table:table-cell table:style-name="ce72"/>
          <table:table-cell table:style-name="ce72" office:value-type="string" calcext:value-type="string">
            <text:p>Déchèterie</text:p>
          </table:table-cell>
          <table:table-cell office:value-type="string" calcext:value-type="string">
            <text:p>smco_conteneurlerelais</text:p>
          </table:table-cell>
          <table:table-cell table:style-name="ce72" office:value-type="string" calcext:value-type="string">
            <text:p><text:s/></text:p>
          </table:table-cell>
          <table:table-cell table:style-name="ce72" office:value-type="string" calcext:value-type="string">
            <text:p>Rue Legendre 44400 Rezé</text:p>
          </table:table-cell>
          <table:table-cell table:style-name="ce76" office:value-type="string" calcext:value-type="string">
            <text:p>47.158541,-1.533561</text:p>
          </table:table-cell>
          <table:table-cell table:style-name="ce76"/>
          <table:table-cell table:style-name="ce72" office:value-type="string" calcext:value-type="string">
            <text:p>cons_lerelais</text:p>
          </table:table-cell>
          <table:table-cell table:style-name="ce72"/>
          <table:table-cell table:style-name="ce72" office:value-type="string" calcext:value-type="string">
            <text:p>Conteneur Le Relais</text:p>
          </table:table-cell>
          <table:table-cell table:style-name="ce72" office:value-type="string" calcext:value-type="string">
            <text:p><text:s/></text:p>
          </table:table-cell>
          <table:table-cell office:value-type="string" calcext:value-type="string">
            <text:p><text:s/></text:p>
          </table:table-cell>
          <table:table-cell table:style-name="ce79"/>
          <table:table-cell table:style-name="ce68" table:formula="of:=JSONLERELAIS([.A32];[.B32];[.C32];[.D32];[.E32];[.F32];[.G32];[.H32];[.I32];[.J32];[.K32];[.L32])" office:value-type="string" office:string-value="" calcext:value-type="error">
            <text:p>#VALEUR !</text:p>
          </table:table-cell>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2" table:number-columns-repeated="5"/>
          <table:table-cell table:style-name="ce76"/>
          <table:table-cell table:style-name="ce72"/>
          <table:table-cell table:style-name="ce76"/>
          <table:table-cell table:number-columns-repeated="4" table:style-name="ce72" office:value-type="string" calcext:value-type="string">
            <text:p><text:s/></text:p>
          </table:table-cell>
          <table:table-cell office:value-type="string" calcext:value-type="string">
            <text:p><text:s/></text:p>
          </table:table-cell>
          <table:table-cell table:style-name="ce79"/>
          <table:table-cell table:style-name="ce73"/>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3" table:number-columns-repeated="5"/>
          <table:table-cell/>
          <table:table-cell table:style-name="ce73" table:number-columns-repeated="6"/>
          <table:table-cell office:value-type="string" calcext:value-type="string">
            <text:p><text:s/></text:p>
          </table:table-cell>
          <table:table-cell table:style-name="ce79"/>
          <table:table-cell table:style-name="ce73"/>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table:table-cell table:style-name="ce73"/>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office:value-type="string" calcext:value-type="string">
            <text:p><text:s/></text:p>
          </table:table-cell>
          <table:table-cell table:style-name="ce73"/>
          <table:table-cell table:number-columns-repeated="4" table:style-name="ce29" office:value-type="string" calcext:value-type="string">
            <text:p><text:s/></text:p>
          </table:table-cell>
          <table:table-cell table:style-name="ce73" table:number-columns-repeated="19"/>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Nante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Déchèterie de : Nantes <text:s/>rue Vulcain, 44300 Nantes Tel. : +33 2 40 49 43 20 Ouvert du lundi au samedi de 10h à 17h45 et le dimanche de 8h30 à 11h45. Fermée les jours férié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La Beaujoire</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écopoint de : La Beaujoire <text:s/>29, rue de la Gare de Saint-Joseph, 44000 Nantes Tel. : +33 2 40 49 62 67 Du mardi au samedi de 10h à 17h15. Fermé les jours férié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Chantenay</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écopoint de : Chantenay <text:s/>42, bd du Maréchal Alphonse Juin, 44000 NANTES Tel. : +33 2 40 46 61 05 Ouvert du mardi au samedi de 10h à 17h15. Fermé les jours férié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Dervallière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écopoint de : Dervallières <text:s/>Rue Jean-Marc Nattier, 44000 Nantes Tel. : +33 2 40 43 36 69 Ouvert du mardi au samedi de 10h à 17h15 Fermé les jours férié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Viarme</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3"/>
          <table:table-cell table:style-name="ce73" office:value-type="string" calcext:value-type="string">
            <text:p>CONSTQuartierNantes</text:p>
          </table:table-cell>
          <table:table-cell table:style-name="ce73"/>
          <table:table-cell table:style-name="ce73" office:value-type="string" calcext:value-type="string">
            <text:p>écopoint de : Viarme <text:s/>Rue du Bourget, 44000 Nantes Tel. : +33 2 51 82 31 47 Ouvert du lundi au samedi de 10h à 17:45 et le dimanche de 8h30 à 11h45. Fermé les jours férié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Carquefou</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Déchèterie de : Carquefou <text:s/>Lieu-dit L'Ebaupin, accès RD 209, 44470 Carquefou Tel. : +33 2 40 93 76 71 Ouverte 7/7j de 10h à 18h. Fermée les jours fériés</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12"/>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style-name="ce73" table:number-columns-repeated="5"/>
          <table:table-cell table:style-name="ce73" office:value-type="string" calcext:value-type="string">
            <text:p>La Chapelle-sur-Erdre</text:p>
          </table:table-cell>
          <table:table-cell table:style-name="ce73" table:number-columns-repeated="6"/>
          <table:table-cell office:value-type="string" calcext:value-type="string">
            <text:p><text:s/></text:p>
          </table:table-cell>
          <table:table-cell table:style-name="ce79" office:value-type="string" calcext:value-type="string">
            <text:p><text:s/></text:p>
          </table:table-cell>
          <table:table-cell table:style-name="ce73" table:number-columns-repeated="24"/>
          <table:table-cell table:style-name="ce81"/>
          <table:table-cell table:style-name="ce73" table:number-columns-repeated="984"/>
        </table:table-row>
        <table:table-row table:style-name="ro43">
          <table:table-cell table:number-columns-repeated="5"/>
          <table:table-cell office:value-type="string" calcext:value-type="string">
            <text:p>Déchèterie de : La Chapelle-sur-Erdre <text:s/>Rue Ampère, 44240 La Chapelle-sur-Erdre Tel. : +33 2 40 37 72 21 Ouverte 7/7j de 10h à 18h. Fermée les jours fériés</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La Montagne</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La Montagne <text:s/>Chemin du Pérou, 44620 La Montagne Tel. : +33 2 40 32 94 23 Ouverte 7/7j de 10h à 18h. Fermée les jours fériés.</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Orvault</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Orvault <text:s/>Rue René Panhard, Site de l'espérance, 44700 Orvault Tel. : +33 2 40 63 06 76 Ouverte 7/7j. de 10h à 18h. Fermée les jours fériés</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Rezé</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Rezé <text:s/>Rue Pierre Legendre, 44400 Rezé Tel. : +33 2 51 70 24 04 Ouverte 7/7j. de 10h à 18h. Fermée les jours fériés :)°</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Saint-Aignan-de-Grand-Lieu</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Saint-Aignan-de-Grand-Lieu <text:s/>Avenue de la Forêt, 44860 Saint-Aignan-de-Grand-Lieu Tel. : +33 6 84 58 50 20 Ouverte du lundi au Samedi (sauf jeudi) de 10h à 18...</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Saint-Herblain</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Saint-Herblain <text:s/>151 quai Emile Cormerais, Rd-pt du Plessis Bouchet, 44800 Saint-Herblain Tel. : +33 2 51 80 90 27 Ouverte 7/7j. de 10h à 17h45. Fermée les jo...</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Saint-Jean-de-Boiseau</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Saint-Jean-de-Boiseau <text:s/>Rue de la Poterie, 44640 Saint-Jean-de-Boiseau Tel. : +33 2 40 32 94 22 Ouverte 7/7j de 10h à 18h. Fermée les jours fériés</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Saint-Sébastien-sur-Loire</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Saint-Sébastien-sur-Loire <text:s/>Rue de la Pyramide, 44230 Saint-Sébastien-sur-Loire Tel. : +33 2 40 03 08 33 Ouverte 7/7j de 9h à 19h. Fermée les jours fériés</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Vertou</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Vertou <text:s/>La Foresterie, 44120 Vertou Tel. : +33 2 40 34 43 74 Ouverte 7/7j. de 10 à 18h. Fermée les jours fériés</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Mauves-sur-Loire</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5"/>
          <table:table-cell office:value-type="string" calcext:value-type="string">
            <text:p>Déchèterie de : Mauves-sur-Loire <text:s/>Rond point Lacroix, 44470 Mauves-sur-Loire Tel. : +33 6 61 66 42 39 Ouverte Le lundi et le mercredi de 14h à 18h et le samedi de 10h à 18h....</text:p>
          </table:table-cell>
          <table:table-cell table:number-columns-repeated="6"/>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table-cell table:number-columns-repeated="12"/>
          <table:table-cell office:value-type="string" calcext:value-type="string">
            <text:p><text:s/></text:p>
          </table:table-cell>
          <table:table-cell table:style-name="ce79" office:value-type="string" calcext:value-type="string">
            <text:p><text:s/></text:p>
          </table:table-cell>
          <table:table-cell table:number-columns-repeated="24"/>
          <table:table-cell table:style-name="ce29"/>
          <table:table-cell table:number-columns-repeated="984"/>
        </table:table-row>
        <table:table-row table:style-name="ro43" table:number-rows-repeated="65446">
          <table:table-cell table:number-columns-repeated="38"/>
          <table:table-cell table:style-name="ce29"/>
          <table:table-cell table:number-columns-repeated="984"/>
        </table:table-row>
        <table:table-row table:style-name="ro43" table:number-rows-repeated="983039">
          <table:table-cell table:number-columns-repeated="1023"/>
        </table:table-row>
        <table:table-row table:style-name="ro43">
          <table:table-cell table:number-columns-repeated="1023"/>
        </table:table-row>
      </table:table>
      <table:table table:name="Encombrants" table:style-name="ta3" table:print="false">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69"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174" table:number-columns-repeated="2" table:default-cell-style-name="Default"/>
        <table:table-column table:style-name="co175" table:default-cell-style-name="Default"/>
        <table:table-column table:style-name="co66" table:number-columns-repeated="2" table:default-cell-style-name="Default"/>
        <table:table-column table:style-name="co130" table:number-columns-repeated="2" table:default-cell-style-name="Default"/>
        <table:table-column table:style-name="co131" table:default-cell-style-name="Default"/>
        <table:table-column table:style-name="co176"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number-columns-repeated="2" table:default-cell-style-name="Default"/>
        <table:table-column table:style-name="co136" table:default-cell-style-name="Default"/>
        <table:table-column table:style-name="co137" table:number-columns-repeated="2" table:default-cell-style-name="Default"/>
        <table:table-column table:style-name="co138" table:default-cell-style-name="Default"/>
        <table:table-column table:style-name="co139" table:default-cell-style-name="Default"/>
        <table:table-column table:style-name="co140" table:default-cell-style-name="Default"/>
        <table:table-column table:style-name="co69"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number-columns-repeated="2"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76" table:default-cell-style-name="Default"/>
        <table:table-column table:style-name="co151" table:default-cell-style-name="Default"/>
        <table:table-column table:style-name="co152" table:default-cell-style-name="Default"/>
        <table:table-column table:style-name="co142" table:default-cell-style-name="Default"/>
        <table:table-column table:style-name="co72" table:number-columns-repeated="4" table:default-cell-style-name="Default"/>
        <table:table-column table:style-name="co153" table:default-cell-style-name="Default"/>
        <table:table-column table:style-name="co154" table:default-cell-style-name="Default"/>
        <table:table-column table:style-name="co141" table:default-cell-style-name="Default"/>
        <table:table-column table:style-name="co155" table:default-cell-style-name="Default"/>
        <table:table-column table:style-name="co156" table:default-cell-style-name="Default"/>
        <table:table-column table:style-name="co155" table:default-cell-style-name="Default"/>
        <table:table-column table:style-name="co157" table:default-cell-style-name="Default"/>
        <table:table-column table:style-name="co158" table:default-cell-style-name="Default"/>
        <table:table-column table:style-name="co154" table:default-cell-style-name="Default"/>
        <table:table-column table:style-name="co159" table:default-cell-style-name="Default"/>
        <table:table-column table:style-name="co160" table:default-cell-style-name="Default"/>
        <table:table-column table:style-name="co150" table:default-cell-style-name="Default"/>
        <table:table-column table:style-name="co65" table:default-cell-style-name="Default"/>
        <table:table-column table:style-name="co161" table:number-columns-repeated="2" table:default-cell-style-name="Default"/>
        <table:table-column table:style-name="co144" table:default-cell-style-name="Default"/>
        <table:table-column table:style-name="co72" table:number-columns-repeated="207" table:default-cell-style-name="Default"/>
        <table:table-column table:style-name="co69" table:number-columns-repeated="748" table:default-cell-style-name="Default"/>
        <table:table-row table:style-name="ro49">
          <table:table-cell table:style-name="ce33" office:value-type="string" calcext:value-type="string" table:number-columns-spanned="8" table:number-rows-spanned="1">
            <text:p>Encombrants</text:p>
          </table:table-cell>
          <table:covered-table-cell table:number-columns-repeated="2" table:style-name="ce33"/>
          <table:covered-table-cell table:number-columns-repeated="5"/>
          <table:table-cell table:number-columns-repeated="32"/>
          <table:table-cell table:style-name="ce29"/>
          <table:table-cell table:number-columns-repeated="983"/>
        </table:table-row>
        <table:table-row table:style-name="ro50">
          <table:table-cell office:value-type="string" calcext:value-type="string">
            <text:p>Infos reprises de la carte Google Maps publiée par Nantes Métropôle</text:p>
          </table:table-cell>
          <table:table-cell table:style-name="ce69"/>
          <table:table-cell table:style-name="ce33"/>
          <table:table-cell table:number-columns-repeated="11"/>
          <table:table-cell office:value-type="string" calcext:value-type="string">
            <text:p><text:s/></text:p>
          </table:table-cell>
          <table:table-cell table:number-columns-repeated="25"/>
          <table:table-cell table:style-name="ce29"/>
          <table:table-cell table:number-columns-repeated="983"/>
        </table:table-row>
        <table:table-row table:style-name="ro45">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Code</text:p>
          </table:table-cell>
          <table:table-cell table:style-name="ce84" office:value-type="string" calcext:value-type="string">
            <text:p>Nom</text:p>
          </table:table-cell>
          <table:table-cell table:style-name="ce84" office:value-type="string" calcext:value-type="string">
            <text:p>Quartier</text:p>
          </table:table-cell>
          <table:table-cell table:style-name="ce84" office:value-type="string" calcext:value-type="string">
            <text:p>ModeDeCollecte</text:p>
          </table:table-cell>
          <table:table-cell table:style-name="ce84" office:value-type="string" calcext:value-type="string">
            <text:p>Type</text:p>
          </table:table-cell>
          <table:table-cell table:style-name="ce84" office:value-type="string" calcext:value-type="string">
            <text:p>Adresse</text:p>
          </table:table-cell>
          <table:table-cell table:style-name="ce84" office:value-type="string" calcext:value-type="string">
            <text:p>Latitude/longitude</text:p>
          </table:table-cell>
          <table:table-cell table:style-name="ce85" office:value-type="string" calcext:value-type="string">
            <text:p>Plage horaire</text:p>
          </table:table-cell>
          <table:table-cell table:style-name="ce85" office:value-type="string" calcext:value-type="string">
            <text:p>conseils</text:p>
          </table:table-cell>
          <table:table-cell table:style-name="ce86" office:value-type="string" calcext:value-type="string">
            <text:p>src</text:p>
          </table:table-cell>
          <table:table-cell table:style-name="ce46" office:value-type="string" calcext:value-type="string">
            <text:p>type</text:p>
          </table:table-cell>
          <table:table-cell table:style-name="ce46" office:value-type="string" calcext:value-type="string">
            <text:p>description</text:p>
          </table:table-cell>
          <table:table-cell office:value-type="string" calcext:value-type="string">
            <text:p>libelle</text:p>
          </table:table-cell>
          <table:table-cell table:number-columns-repeated="27"/>
          <table:table-cell table:style-name="ce29"/>
          <table:table-cell table:number-columns-repeated="983"/>
        </table:table-row>
        <table:table-row table:style-name="ro30">
          <table:table-cell table:style-name="ce83"/>
          <table:table-cell table:style-name="ce84"/>
          <table:table-cell table:style-name="ce84" office:value-type="string" calcext:value-type="string">
            <text:p>Saint-Aignan de Grand Lieu</text:p>
          </table:table-cell>
          <table:table-cell office:value-type="string" calcext:value-type="string">
            <text:p>modco_encombrants</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table:style-name="ce86" office:value-type="string" calcext:value-type="string">
            <text:p>À PARTIR DU 13 SEPTEMBRE 2010</text:p>
          </table:table-cell>
          <table:table-cell table:style-name="ce46"/>
          <table:table-cell table:style-name="ce46" office:value-type="string" calcext:value-type="string">
            <text:p>LES COLLECTES ONT LIEU DE 6H À 21H</text:p>
            <text:p>Présentez votre bac avant 6h ou la veille</text:p>
            <text:p>• SI LE JOUR FÉRIÉ EST UN JEUDI, </text:p>
            <text:p>la collecte a lieu le mercredi précédent</text:p>
          </table:table-cell>
          <table:table-cell office:value-type="string" calcext:value-type="string">
            <text:p>Vertou</text:p>
          </table:table-cell>
          <table:table-cell table:number-columns-repeated="27"/>
          <table:table-cell table:style-name="ce29"/>
          <table:table-cell table:number-columns-repeated="983"/>
        </table:table-row>
        <table:table-row table:style-name="ro52">
          <table:table-cell table:style-name="ce83"/>
          <table:table-cell table:style-name="ce84" table:number-columns-repeated="6"/>
          <table:table-cell table:style-name="ce85" table:number-columns-repeated="2"/>
          <table:table-cell table:style-name="ce86" office:value-type="string" calcext:value-type="string">
            <text:p>Memo-st-aignan-de-grand-lieu</text:p>
          </table:table-cell>
          <table:table-cell table:style-name="ce46"/>
          <table:table-cell table:style-name="ce87" office:value-type="string" calcext:value-type="string">
            <text:p><text:span text:style-name="T3">À PARTIR DU 13 SEPTEMBRE 2010</text:span></text:p>
            <text:p>Collecte des ordures ménagères et des déchets recyclables</text:p>
            <text:p>LE VENDREDI LES COLLECTES ONT LIEU DE 6H À 21H</text:p>
            <text:p>Présentez votre bac avant 6h ou la veille</text:p>
            <text:p>• SI LE JOUR FÉRIÉ EST UN VENDREDI,</text:p>
            <text:p>la collecte a lieu le jeudi</text:p>
          </table:table-cell>
          <table:table-cell table:number-columns-repeated="28"/>
          <table:table-cell table:style-name="ce29"/>
          <table:table-cell table:number-columns-repeated="983"/>
        </table:table-row>
        <table:table-row table:style-name="ro30" table:number-rows-repeated="29">
          <table:table-cell table:style-name="ce83"/>
          <table:table-cell table:style-name="ce84" table:number-columns-repeated="6"/>
          <table:table-cell table:style-name="ce85" table:number-columns-repeated="2"/>
          <table:table-cell table:style-name="ce86"/>
          <table:table-cell table:style-name="ce46" table:number-columns-repeated="2"/>
          <table:table-cell table:number-columns-repeated="28"/>
          <table:table-cell table:style-name="ce29"/>
          <table:table-cell table:number-columns-repeated="983"/>
        </table:table-row>
        <table:table-row table:style-name="ro30">
          <table:table-cell table:style-name="ce83" office:value-type="string" calcext:value-type="string">
            <text:p>stco_er_1</text:p>
          </table:table-cell>
          <table:table-cell office:value-type="string" calcext:value-type="string">
            <text:p>Collecte encombrants en habitat vertical - Quartier Port Boyer</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mercredis matins, tous les mercredis après-midis</text:p>
          </table:table-cell>
          <table:table-cell/>
          <table:table-cell table:style-name="ce88" table:formula="of:=JSONENCOMBRANT([.A36];[.B36];[.C36];[.D36];[.E36];[.F36];[.G36];[.H36];[.I36];[.J36];[.K36];[.L3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2</text:p>
          </table:table-cell>
          <table:table-cell office:value-type="string" calcext:value-type="string">
            <text:p>Collecte encombrants en habitat vertical - Quartier Bellevue</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les 1er et 3ème jeudis matins</text:p>
          </table:table-cell>
          <table:table-cell/>
          <table:table-cell table:style-name="ce88" table:formula="of:=JSONENCOMBRANT([.A37];[.B37];[.C37];[.D37];[.E37];[.F37];[.G37];[.H37];[.I37];[.J37];[.K37];[.L3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3</text:p>
          </table:table-cell>
          <table:table-cell office:value-type="string" calcext:value-type="string">
            <text:p>Collecte encombrants en habitat vertical - Quartier Bottière</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jeudis matins, tous les jeudis après-midis</text:p>
          </table:table-cell>
          <table:table-cell/>
          <table:table-cell table:style-name="ce88" table:formula="of:=JSONENCOMBRANT([.A38];[.B38];[.C38];[.D38];[.E38];[.F38];[.G38];[.H38];[.I38];[.J38];[.K38];[.L3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4</text:p>
          </table:table-cell>
          <table:table-cell office:value-type="string" calcext:value-type="string">
            <text:p>Collecte encombrants en habitat vertical - Quartier Breil</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mardis matins, tous les mardis après-midis, tous les mercredis après-midis</text:p>
          </table:table-cell>
          <table:table-cell/>
          <table:table-cell table:style-name="ce88" table:formula="of:=JSONENCOMBRANT([.A39];[.B39];[.C39];[.D39];[.E39];[.F39];[.G39];[.H39];[.I39];[.J39];[.K39];[.L3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5</text:p>
          </table:table-cell>
          <table:table-cell office:value-type="string" calcext:value-type="string">
            <text:p>Collecte encombrants en habitat vertical - Quartier Clos Toreau</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lundis matins</text:p>
          </table:table-cell>
          <table:table-cell/>
          <table:table-cell table:style-name="ce88" table:formula="of:=JSONENCOMBRANT([.A40];[.B40];[.C40];[.D40];[.E40];[.F40];[.G40];[.H40];[.I40];[.J40];[.K40];[.L4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6</text:p>
          </table:table-cell>
          <table:table-cell office:value-type="string" calcext:value-type="string">
            <text:p>Collecte encombrants en habitat vertical - Quartier Dervallières</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mardis matins, tous les mardis après-midis, tous les vendredis après-midis, tous les vendredis matins</text:p>
          </table:table-cell>
          <table:table-cell/>
          <table:table-cell table:style-name="ce88" table:formula="of:=JSONENCOMBRANT([.A41];[.B41];[.C41];[.D41];[.E41];[.F41];[.G41];[.H41];[.I41];[.J41];[.K41];[.L4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7</text:p>
          </table:table-cell>
          <table:table-cell office:value-type="string" calcext:value-type="string">
            <text:p>Collecte encombrants en habitat vertical - Quartier Halvèque</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jeudis après-midis, tous les jeudis matins</text:p>
          </table:table-cell>
          <table:table-cell/>
          <table:table-cell table:style-name="ce88" table:formula="of:=JSONENCOMBRANT([.A42];[.B42];[.C42];[.D42];[.E42];[.F42];[.G42];[.H42];[.I42];[.J42];[.K42];[.L4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8</text:p>
          </table:table-cell>
          <table:table-cell office:value-type="string" calcext:value-type="string">
            <text:p>Collecte encombrants en habitat vertical - Quartier Malakoff </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jeudis après-midis</text:p>
          </table:table-cell>
          <table:table-cell/>
          <table:table-cell table:style-name="ce88" table:formula="of:=JSONENCOMBRANT([.A43];[.B43];[.C43];[.D43];[.E43];[.F43];[.G43];[.H43];[.I43];[.J43];[.K43];[.L4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table:style-name="ce83" office:value-type="string" calcext:value-type="string">
            <text:p>stco_er_9</text:p>
          </table:table-cell>
          <table:table-cell office:value-type="string" calcext:value-type="string">
            <text:p>Collecte encombrants en habitat vertical - Quartier Nantes Nord</text:p>
          </table:table-cell>
          <table:table-cell/>
          <table:table-cell office:value-type="string" calcext:value-type="string">
            <text:p>modco_encombrants_resume</text:p>
          </table:table-cell>
          <table:table-cell table:style-name="ce84" office:value-type="string" calcext:value-type="string">
            <text:p>Collecte encombrants</text:p>
          </table:table-cell>
          <table:table-cell table:style-name="ce84" table:number-columns-repeated="2"/>
          <table:table-cell table:style-name="ce85" table:number-columns-repeated="2"/>
          <table:table-cell office:value-type="string" calcext:value-type="string">
            <text:p>Infos reprises de la carte Google Maps publiée par Nantes Métropôle</text:p>
          </table:table-cell>
          <table:table-cell table:style-name="ce46"/>
          <table:table-cell office:value-type="string" calcext:value-type="string">
            <text:p>tous les mardis après-midis, tous les mardis après-midis, tous les mardis après-midis, tous les mardis matins, tous les mercredis après-midis, tous les mercredis matins</text:p>
          </table:table-cell>
          <table:table-cell/>
          <table:table-cell table:style-name="ce88" table:formula="of:=JSONENCOMBRANT([.A44];[.B44];[.C44];[.D44];[.E44];[.F44];[.G44];[.H44];[.I44];[.J44];[.K44];[.L4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30">
          <table:table-cell office:value-type="string" calcext:value-type="string">
            <text:p>stco_encombrants1</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43354,47.2421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45];[.B45];[.C45];[.D45];[.E45];[.F45];[.G45];[.H45];[.I45];[.J45];[.K45];[.L4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33"/>
          <table:table-cell table:style-name="ce73" table:number-columns-repeated="950"/>
        </table:table-row>
        <table:table-row table:style-name="ro43">
          <table:table-cell office:value-type="string" calcext:value-type="string">
            <text:p>stco_encombrants2</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43343,47.2396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46];[.B46];[.C46];[.D46];[.E46];[.F46];[.G46];[.H46];[.I46];[.J46];[.K46];[.L4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803,47.2091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47];[.B47];[.C47];[.D47];[.E47];[.F47];[.G47];[.H47];[.I47];[.J47];[.K47];[.L4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540,47.208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48];[.B48];[.C48];[.D48];[.E48];[.F48];[.G48];[.H48];[.I48];[.J48];[.K48];[.L4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476,47.2105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49];[.B49];[.C49];[.D49];[.E49];[.F49];[.G49];[.H49];[.I49];[.J49];[.K49];[.L4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25,47.209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50];[.B50];[.C50];[.D50];[.E50];[.F50];[.G50];[.H50];[.I50];[.J50];[.K50];[.L5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782,47.2077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51];[.B51];[.C51];[.D51];[.E51];[.F51];[.G51];[.H51];[.I51];[.J51];[.K51];[.L5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8741,47.2067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2];[.B52];[.C52];[.D52];[.E52];[.F52];[.G52];[.H52];[.I52];[.J52];[.K52];[.L5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9953,47.2072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3];[.B53];[.C53];[.D53];[.E53];[.F53];[.G53];[.H53];[.I53];[.J53];[.K53];[.L5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502,47.20737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4];[.B54];[.C54];[.D54];[.E54];[.F54];[.G54];[.H54];[.I54];[.J54];[.K54];[.L5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984,47.2068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5];[.B55];[.C55];[.D55];[.E55];[.F55];[.G55];[.H55];[.I55];[.J55];[.K55];[.L5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724,47.20707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6];[.B56];[.C56];[.D56];[.E56];[.F56];[.G56];[.H56];[.I56];[.J56];[.K56];[.L5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176,47.207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7];[.B57];[.C57];[.D57];[.E57];[.F57];[.G57];[.H57];[.I57];[.J57];[.K57];[.L5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262,47.2081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8];[.B58];[.C58];[.D58];[.E58];[.F58];[.G58];[.H58];[.I58];[.J58];[.K58];[.L5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425,47.2091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59];[.B59];[.C59];[.D59];[.E59];[.F59];[.G59];[.H59];[.I59];[.J59];[.K59];[.L5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731,47.208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0];[.B60];[.C60];[.D60];[.E60];[.F60];[.G60];[.H60];[.I60];[.J60];[.K60];[.L6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042,47.2095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1];[.B61];[.C61];[.D61];[.E61];[.F61];[.G61];[.H61];[.I61];[.J61];[.K61];[.L6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504,47.209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2];[.B62];[.C62];[.D62];[.E62];[.F62];[.G62];[.H62];[.I62];[.J62];[.K62];[.L6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1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960,47.209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3];[.B63];[.C63];[.D63];[.E63];[.F63];[.G63];[.H63];[.I63];[.J63];[.K63];[.L6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873,47.2093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4];[.B64];[.C64];[.D64];[.E64];[.F64];[.G64];[.H64];[.I64];[.J64];[.K64];[.L6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519,47.209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5];[.B65];[.C65];[.D65];[.E65];[.F65];[.G65];[.H65];[.I65];[.J65];[.K65];[.L6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3543,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6];[.B66];[.C66];[.D66];[.E66];[.F66];[.G66];[.H66];[.I66];[.J66];[.K66];[.L6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651,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7];[.B67];[.C67];[.D67];[.E67];[.F67];[.G67];[.H67];[.I67];[.J67];[.K67];[.L6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914,47.208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8];[.B68];[.C68];[.D68];[.E68];[.F68];[.G68];[.H68];[.I68];[.J68];[.K68];[.L6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142,47.208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69];[.B69];[.C69];[.D69];[.E69];[.F69];[.G69];[.H69];[.I69];[.J69];[.K69];[.L6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598,47.208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68" table:formula="of:=JSONENCOMBRANT([.A70];[.B70];[.C70];[.D70];[.E70];[.F70];[.G70];[.H70];[.I70];[.J70];[.K70];[.L7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9325,47.20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1];[.B71];[.C71];[.D71];[.E71];[.F71];[.G71];[.H71];[.I71];[.J71];[.K71];[.L7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8092,47.206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2];[.B72];[.C72];[.D72];[.E72];[.F72];[.G72];[.H72];[.I72];[.J72];[.K72];[.L7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2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823,47.2062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3];[.B73];[.C73];[.D73];[.E73];[.F73];[.G73];[.H73];[.I73];[.J73];[.K73];[.L7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79,47.206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4];[.B74];[.C74];[.D74];[.E74];[.F74];[.G74];[.H74];[.I74];[.J74];[.K74];[.L7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115,47.2064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5];[.B75];[.C75];[.D75];[.E75];[.F75];[.G75];[.H75];[.I75];[.J75];[.K75];[.L7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20,47.2058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6];[.B76];[.C76];[.D76];[.E76];[.F76];[.G76];[.H76];[.I76];[.J76];[.K76];[.L7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908,47.204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7];[.B77];[.C77];[.D77];[.E77];[.F77];[.G77];[.H77];[.I77];[.J77];[.K77];[.L7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792,47.2037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8];[.B78];[.C78];[.D78];[.E78];[.F78];[.G78];[.H78];[.I78];[.J78];[.K78];[.L7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546,47.2054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79];[.B79];[.C79];[.D79];[.E79];[.F79];[.G79];[.H79];[.I79];[.J79];[.K79];[.L7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6</text:p>
          </table:table-cell>
          <table:table-cell office:value-type="string" calcext:value-type="string">
            <text:p>habitat vertical ou habitat collectif a lieu à cette adresse tous les vendredi après-midis de chaque moi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442,47.2054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80];[.B80];[.C80];[.D80];[.E80];[.F80];[.G80];[.H80];[.I80];[.J80];[.K80];[.L8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3923,47.2047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81];[.B81];[.C81];[.D81];[.E81];[.F81];[.G81];[.H81];[.I81];[.J81];[.K81];[.L8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632,47.2050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82];[.B82];[.C82];[.D82];[.E82];[.F82];[.G82];[.H82];[.I82];[.J82];[.K82];[.L8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3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345,47.2062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83];[.B83];[.C83];[.D83];[.E83];[.F83];[.G83];[.H83];[.I83];[.J83];[.K83];[.L8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522,47.2067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84];[.B84];[.C84];[.D84];[.E84];[.F84];[.G84];[.H84];[.I84];[.J84];[.K84];[.L8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937,47.2074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85];[.B85];[.C85];[.D85];[.E85];[.F85];[.G85];[.H85];[.I85];[.J85];[.K85];[.L8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780,47.2061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86];[.B86];[.C86];[.D86];[.E86];[.F86];[.G86];[.H86];[.I86];[.J86];[.K86];[.L8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01,47.206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87];[.B87];[.C87];[.D87];[.E87];[.F87];[.G87];[.H87];[.I87];[.J87];[.K87];[.L8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92,47.2074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88];[.B88];[.C88];[.D88];[.E88];[.F88];[.G88];[.H88];[.I88];[.J88];[.K88];[.L8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9401,47.2068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89];[.B89];[.C89];[.D89];[.E89];[.F89];[.G89];[.H89];[.I89];[.J89];[.K89];[.L8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7288,47.2090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90];[.B90];[.C90];[.D90];[.E90];[.F90];[.G90];[.H90];[.I90];[.J90];[.K90];[.L9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103,47.2060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1];[.B91];[.C91];[.D91];[.E91];[.F91];[.G91];[.H91];[.I91];[.J91];[.K91];[.L9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366,47.2053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2];[.B92];[.C92];[.D92];[.E92];[.F92];[.G92];[.H92];[.I92];[.J92];[.K92];[.L9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4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191,47.2052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3];[.B93];[.C93];[.D93];[.E93];[.F93];[.G93];[.H93];[.I93];[.J93];[.K93];[.L9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29,47.2053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4];[.B94];[.C94];[.D94];[.E94];[.F94];[.G94];[.H94];[.I94];[.J94];[.K94];[.L9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905,47.20486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5];[.B95];[.C95];[.D95];[.E95];[.F95];[.G95];[.H95];[.I95];[.J95];[.K95];[.L9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5330,47.2066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6];[.B96];[.C96];[.D96];[.E96];[.F96];[.G96];[.H96];[.I96];[.J96];[.K96];[.L9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40,47.20725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7];[.B97];[.C97];[.D97];[.E97];[.F97];[.G97];[.H97];[.I97];[.J97];[.K97];[.L9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88,47.2081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68" table:formula="of:=JSONENCOMBRANT([.A98];[.B98];[.C98];[.D98];[.E98];[.F98];[.G98];[.H98];[.I98];[.J98];[.K98];[.L9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359,47.209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99];[.B99];[.C99];[.D99];[.E99];[.F99];[.G99];[.H99];[.I99];[.J99];[.K99];[.L9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107,47.2087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0];[.B100];[.C100];[.D100];[.E100];[.F100];[.G100];[.H100];[.I100];[.J100];[.K100];[.L10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3028,47.209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1];[.B101];[.C101];[.D101];[.E101];[.F101];[.G101];[.H101];[.I101];[.J101];[.K101];[.L10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2487,47.2097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2];[.B102];[.C102];[.D102];[.E102];[.F102];[.G102];[.H102];[.I102];[.J102];[.K102];[.L10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5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0244,47.209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3];[.B103];[.C103];[.D103];[.E103];[.F103];[.G103];[.H103];[.I103];[.J103];[.K103];[.L10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6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516,47.2097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4];[.B104];[.C104];[.D104];[.E104];[.F104];[.G104];[.H104];[.I104];[.J104];[.K104];[.L10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6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006,47.2094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5];[.B105];[.C105];[.D105];[.E105];[.F105];[.G105];[.H105];[.I105];[.J105];[.K105];[.L10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10"/>
          <table:table-cell table:style-name="ce73" table:number-columns-repeated="973"/>
        </table:table-row>
        <table:table-row table:style-name="ro43">
          <table:table-cell office:value-type="string" calcext:value-type="string">
            <text:p>stco_encombrants6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89804,47.2102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6];[.B106];[.C106];[.D106];[.E106];[.F106];[.G106];[.H106];[.I106];[.J106];[.K106];[.L10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6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7614,47.2003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7];[.B107];[.C107];[.D107];[.E107];[.F107];[.G107];[.H107];[.I107];[.J107];[.K107];[.L10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6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6584,47.2006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8];[.B108];[.C108];[.D108];[.E108];[.F108];[.G108];[.H108];[.I108];[.J108];[.K108];[.L10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6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5345,47.2016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09];[.B109];[.C109];[.D109];[.E109];[.F109];[.G109];[.H109];[.I109];[.J109];[.K109];[.L10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6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607,47.2030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0];[.B110];[.C110];[.D110];[.E110];[.F110];[.G110];[.H110];[.I110];[.J110];[.K110];[.L11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6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405,47.2026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1];[.B111];[.C111];[.D111];[.E111];[.F111];[.G111];[.H111];[.I111];[.J111];[.K111];[.L11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6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0978,47.2031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2];[.B112];[.C112];[.D112];[.E112];[.F112];[.G112];[.H112];[.I112];[.J112];[.K112];[.L11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6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083,47.2033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3];[.B113];[.C113];[.D113];[.E113];[.F113];[.G113];[.H113];[.I113];[.J113];[.K113];[.L11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79,47.2035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4];[.B114];[.C114];[.D114];[.E114];[.F114];[.G114];[.H114];[.I114];[.J114];[.K114];[.L11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49,47.2037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5];[.B115];[.C115];[.D115];[.E115];[.F115];[.G115];[.H115];[.I115];[.J115];[.K115];[.L11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41,47.2048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6];[.B116];[.C116];[.D116];[.E116];[.F116];[.G116];[.H116];[.I116];[.J116];[.K116];[.L11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296,47.20408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7];[.B117];[.C117];[.D117];[.E117];[.F117];[.G117];[.H117];[.I117];[.J117];[.K117];[.L11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33,47.2044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118];[.B118];[.C118];[.D118];[.E118];[.F118];[.G118];[.H118];[.I118];[.J118];[.K118];[.L11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46,47.20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119];[.B119];[.C119];[.D119];[.E119];[.F119];[.G119];[.H119];[.I119];[.J119];[.K119];[.L11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139,47.2088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120];[.B120];[.C120];[.D120];[.E120];[.F120];[.G120];[.H120];[.I120];[.J120];[.K120];[.L12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841,47.2095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68" table:formula="of:=JSONENCOMBRANT([.A121];[.B121];[.C121];[.D121];[.E121];[.F121];[.G121];[.H121];[.I121];[.J121];[.K121];[.L12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386,47.2422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122];[.B122];[.C122];[.D122];[.E122];[.F122];[.G122];[.H122];[.I122];[.J122];[.K122];[.L12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7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356,47.24297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123];[.B123];[.C123];[.D123];[.E123];[.F123];[.G123];[.H123];[.I123];[.J123];[.K123];[.L12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600,47.24140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124];[.B124];[.C124];[.D124];[.E124];[.F124];[.G124];[.H124];[.I124];[.J124];[.K124];[.L12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637,47.240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125];[.B125];[.C125];[.D125];[.E125];[.F125];[.G125];[.H125];[.I125];[.J125];[.K125];[.L12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594,47.2418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126];[.B126];[.C126];[.D126];[.E126];[.F126];[.G126];[.H126];[.I126];[.J126];[.K126];[.L12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21113,47.24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127];[.B127];[.C127];[.D127];[.E127];[.F127];[.G127];[.H127];[.I127];[.J127];[.K127];[.L12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257,47.240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128];[.B128];[.C128];[.D128];[.E128];[.F128];[.G128];[.H128];[.I128];[.J128];[.K128];[.L12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742,47.2397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29];[.B129];[.C129];[.D129];[.E129];[.F129];[.G129];[.H129];[.I129];[.J129];[.K129];[.L12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508,47.2393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0];[.B130];[.C130];[.D130];[.E130];[.F130];[.G130];[.H130];[.I130];[.J130];[.K130];[.L13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090,47.238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1];[.B131];[.C131];[.D131];[.E131];[.F131];[.G131];[.H131];[.I131];[.J131];[.K131];[.L13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70,47.2382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2];[.B132];[.C132];[.D132];[.E132];[.F132];[.G132];[.H132];[.I132];[.J132];[.K132];[.L13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8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136,47.2383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3];[.B133];[.C133];[.D133];[.E133];[.F133];[.G133];[.H133];[.I133];[.J133];[.K133];[.L13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442,47.2363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4];[.B134];[.C134];[.D134];[.E134];[.F134];[.G134];[.H134];[.I134];[.J134];[.K134];[.L13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488,47.2368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5];[.B135];[.C135];[.D135];[.E135];[.F135];[.G135];[.H135];[.I135];[.J135];[.K135];[.L13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649,47.23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6];[.B136];[.C136];[.D136];[.E136];[.F136];[.G136];[.H136];[.I136];[.J136];[.K136];[.L13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895,47.2377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7];[.B137];[.C137];[.D137];[.E137];[.F137];[.G137];[.H137];[.I137];[.J137];[.K137];[.L13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668,47.2383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8];[.B138];[.C138];[.D138];[.E138];[.F138];[.G138];[.H138];[.I138];[.J138];[.K138];[.L13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724,47.2381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39];[.B139];[.C139];[.D139];[.E139];[.F139];[.G139];[.H139];[.I139];[.J139];[.K139];[.L13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953,47.2375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140];[.B140];[.C140];[.D140];[.E140];[.F140];[.G140];[.H140];[.I140];[.J140];[.K140];[.L14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3827,47.24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1];[.B141];[.C141];[.D141];[.E141];[.F141];[.G141];[.H141];[.I141];[.J141];[.K141];[.L14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311,47.2408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2];[.B142];[.C142];[.D142];[.E142];[.F142];[.G142];[.H142];[.I142];[.J142];[.K142];[.L14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9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2631,47.2418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3];[.B143];[.C143];[.D143];[.E143];[.F143];[.G143];[.H143];[.I143];[.J143];[.K143];[.L14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998,47.2426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4];[.B144];[.C144];[.D144];[.E144];[.F144];[.G144];[.H144];[.I144];[.J144];[.K144];[.L14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682,47.243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5];[.B145];[.C145];[.D145];[.E145];[.F145];[.G145];[.H145];[.I145];[.J145];[.K145];[.L14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0936,47.2441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6];[.B146];[.C146];[.D146];[.E146];[.F146];[.G146];[.H146];[.I146];[.J146];[.K146];[.L14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9600,47.243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7];[.B147];[.C147];[.D147];[.E147];[.F147];[.G147];[.H147];[.I147];[.J147];[.K147];[.L14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865,47.245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8];[.B148];[.C148];[.D148];[.E148];[.F148];[.G148];[.H148];[.I148];[.J148];[.K148];[.L14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431,47.2437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49];[.B149];[.C149];[.D149];[.E149];[.F149];[.G149];[.H149];[.I149];[.J149];[.K149];[.L14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14,47.2459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50];[.B150];[.C150];[.D150];[.E150];[.F150];[.G150];[.H150];[.I150];[.J150];[.K150];[.L15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67,47.2469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68" table:formula="of:=JSONENCOMBRANT([.A151];[.B151];[.C151];[.D151];[.E151];[.F151];[.G151];[.H151];[.I151];[.J151];[.K151];[.L15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754,47.231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2];[.B152];[.C152];[.D152];[.E152];[.F152];[.G152];[.H152];[.I152];[.J152];[.K152];[.L15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0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384,47.2309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3];[.B153];[.C153];[.D153];[.E153];[.F153];[.G153];[.H153];[.I153];[.J153];[.K153];[.L15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610,47.2321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4];[.B154];[.C154];[.D154];[.E154];[.F154];[.G154];[.H154];[.I154];[.J154];[.K154];[.L15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170,47.23112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5];[.B155];[.C155];[.D155];[.E155];[.F155];[.G155];[.H155];[.I155];[.J155];[.K155];[.L15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455,47.2308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6];[.B156];[.C156];[.D156];[.E156];[.F156];[.G156];[.H156];[.I156];[.J156];[.K156];[.L15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34,47.2313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7];[.B157];[.C157];[.D157];[.E157];[.F157];[.G157];[.H157];[.I157];[.J157];[.K157];[.L15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538,47.23087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8];[.B158];[.C158];[.D158];[.E158];[.F158];[.G158];[.H158];[.I158];[.J158];[.K158];[.L15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02,47.2317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59];[.B159];[.C159];[.D159];[.E159];[.F159];[.G159];[.H159];[.I159];[.J159];[.K159];[.L15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564,47.2316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60];[.B160];[.C160];[.D160];[.E160];[.F160];[.G160];[.H160];[.I160];[.J160];[.K160];[.L16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114,47.2320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61];[.B161];[.C161];[.D161];[.E161];[.F161];[.G161];[.H161];[.I161];[.J161];[.K161];[.L16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6505,47.2331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2];[.B162];[.C162];[.D162];[.E162];[.F162];[.G162];[.H162];[.I162];[.J162];[.K162];[.L16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1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169,47.2327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3];[.B163];[.C163];[.D163];[.E163];[.F163];[.G163];[.H163];[.I163];[.J163];[.K163];[.L16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61,47.2333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4];[.B164];[.C164];[.D164];[.E164];[.F164];[.G164];[.H164];[.I164];[.J164];[.K164];[.L16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88,47.2331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5];[.B165];[.C165];[.D165];[.E165];[.F165];[.G165];[.H165];[.I165];[.J165];[.K165];[.L16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368,47.2315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6];[.B166];[.C166];[.D166];[.E166];[.F166];[.G166];[.H166];[.I166];[.J166];[.K166];[.L16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386,47.2313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7];[.B167];[.C167];[.D167];[.E167];[.F167];[.G167];[.H167];[.I167];[.J167];[.K167];[.L16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021,47.230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8];[.B168];[.C168];[.D168];[.E168];[.F168];[.G168];[.H168];[.I168];[.J168];[.K168];[.L16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270,47.2314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69];[.B169];[.C169];[.D169];[.E169];[.F169];[.G169];[.H169];[.I169];[.J169];[.K169];[.L16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694,47.231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0];[.B170];[.C170];[.D170];[.E170];[.F170];[.G170];[.H170];[.I170];[.J170];[.K170];[.L17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263,47.2319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1];[.B171];[.C171];[.D171];[.E171];[.F171];[.G171];[.H171];[.I171];[.J171];[.K171];[.L17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848,47.2319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2];[.B172];[.C172];[.D172];[.E172];[.F172];[.G172];[.H172];[.I172];[.J172];[.K172];[.L17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2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62,47.2318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3];[.B173];[.C173];[.D173];[.E173];[.F173];[.G173];[.H173];[.I173];[.J173];[.K173];[.L17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599,47.2297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4];[.B174];[.C174];[.D174];[.E174];[.F174];[.G174];[.H174];[.I174];[.J174];[.K174];[.L17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416,47.230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5];[.B175];[.C175];[.D175];[.E175];[.F175];[.G175];[.H175];[.I175];[.J175];[.K175];[.L17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57,47.2300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6];[.B176];[.C176];[.D176];[.E176];[.F176];[.G176];[.H176];[.I176];[.J176];[.K176];[.L17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933,47.23046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7];[.B177];[.C177];[.D177];[.E177];[.F177];[.G177];[.H177];[.I177];[.J177];[.K177];[.L17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424,47.230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178];[.B178];[.C178];[.D178];[.E178];[.F178];[.G178];[.H178];[.I178];[.J178];[.K178];[.L17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898,47.2310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79];[.B179];[.C179];[.D179];[.E179];[.F179];[.G179];[.H179];[.I179];[.J179];[.K179];[.L17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131,47.2306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0];[.B180];[.C180];[.D180];[.E180];[.F180];[.G180];[.H180];[.I180];[.J180];[.K180];[.L18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7396,47.230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1];[.B181];[.C181];[.D181];[.E181];[.F181];[.G181];[.H181];[.I181];[.J181];[.K181];[.L18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203,47.2298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2];[.B182];[.C182];[.D182];[.E182];[.F182];[.G182];[.H182];[.I182];[.J182];[.K182];[.L18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3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705,47.2295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3];[.B183];[.C183];[.D183];[.E183];[.F183];[.G183];[.H183];[.I183];[.J183];[.K183];[.L18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965,47.2302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4];[.B184];[.C184];[.D184];[.E184];[.F184];[.G184];[.H184];[.I184];[.J184];[.K184];[.L18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367,47.2291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5];[.B185];[.C185];[.D185];[.E185];[.F185];[.G185];[.H185];[.I185];[.J185];[.K185];[.L18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218,47.2290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6];[.B186];[.C186];[.D186];[.E186];[.F186];[.G186];[.H186];[.I186];[.J186];[.K186];[.L18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143,47.2280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187];[.B187];[.C187];[.D187];[.E187];[.F187];[.G187];[.H187];[.I187];[.J187];[.K187];[.L18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4</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9235,47.1955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68" table:formula="of:=JSONENCOMBRANT([.A188];[.B188];[.C188];[.D188];[.E188];[.F188];[.G188];[.H188];[.I188];[.J188];[.K188];[.L18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5</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8891,47.19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68" table:formula="of:=JSONENCOMBRANT([.A189];[.B189];[.C189];[.D189];[.E189];[.F189];[.G189];[.H189];[.I189];[.J189];[.K189];[.L18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6</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30168,47.1962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68" table:formula="of:=JSONENCOMBRANT([.A190];[.B190];[.C190];[.D190];[.E190];[.F190];[.G190];[.H190];[.I190];[.J190];[.K190];[.L19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7</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647,47.1959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68" table:formula="of:=JSONENCOMBRANT([.A191];[.B191];[.C191];[.D191];[.E191];[.F191];[.G191];[.H191];[.I191];[.J191];[.K191];[.L19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8</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014,47.1955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68" table:formula="of:=JSONENCOMBRANT([.A192];[.B192];[.C192];[.D192];[.E192];[.F192];[.G192];[.H192];[.I192];[.J192];[.K192];[.L19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49</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6005,47.195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68" table:formula="of:=JSONENCOMBRANT([.A193];[.B193];[.C193];[.D193];[.E193];[.F193];[.G193];[.H193];[.I193];[.J193];[.K193];[.L19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923,47.2210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94];[.B194];[.C194];[.D194];[.E194];[.F194];[.G194];[.H194];[.I194];[.J194];[.K194];[.L19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2620,47.2221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95];[.B195];[.C195];[.D195];[.E195];[.F195];[.G195];[.H195];[.I195];[.J195];[.K195];[.L19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536,47.2223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96];[.B196];[.C196];[.D196];[.E196];[.F196];[.G196];[.H196];[.I196];[.J196];[.K196];[.L19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9938,47.2232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97];[.B197];[.C197];[.D197];[.E197];[.F197];[.G197];[.H197];[.I197];[.J197];[.K197];[.L19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8629,47.223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98];[.B198];[.C198];[.D198];[.E198];[.F198];[.G198];[.H198];[.I198];[.J198];[.K198];[.L19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0935,47.22314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199];[.B199];[.C199];[.D199];[.E199];[.F199];[.G199];[.H199];[.I199];[.J199];[.K199];[.L19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965,47.2248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0];[.B200];[.C200];[.D200];[.E200];[.F200];[.G200];[.H200];[.I200];[.J200];[.K200];[.L20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290,47.224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1];[.B201];[.C201];[.D201];[.E201];[.F201];[.G201];[.H201];[.I201];[.J201];[.K201];[.L20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9391,47.22525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2];[.B202];[.C202];[.D202];[.E202];[.F202];[.G202];[.H202];[.I202];[.J202];[.K202];[.L20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5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0860,47.2254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3];[.B203];[.C203];[.D203];[.E203];[.F203];[.G203];[.H203];[.I203];[.J203];[.K203];[.L20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086,47.225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4];[.B204];[.C204];[.D204];[.E204];[.F204];[.G204];[.H204];[.I204];[.J204];[.K204];[.L20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2373,47.223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5];[.B205];[.C205];[.D205];[.E205];[.F205];[.G205];[.H205];[.I205];[.J205];[.K205];[.L20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878,47.225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6];[.B206];[.C206];[.D206];[.E206];[.F206];[.G206];[.H206];[.I206];[.J206];[.K206];[.L20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663,47.228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07];[.B207];[.C207];[.D207];[.E207];[.F207];[.G207];[.H207];[.I207];[.J207];[.K207];[.L20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062,47.2234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208];[.B208];[.C208];[.D208];[.E208];[.F208];[.G208];[.H208];[.I208];[.J208];[.K208];[.L20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6376,47.223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209];[.B209];[.C209];[.D209];[.E209];[.F209];[.G209];[.H209];[.I209];[.J209];[.K209];[.L20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414,47.2246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210];[.B210];[.C210];[.D210];[.E210];[.F210];[.G210];[.H210];[.I210];[.J210];[.K210];[.L21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760,47.2242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211];[.B211];[.C211];[.D211];[.E211];[.F211];[.G211];[.H211];[.I211];[.J211];[.K211];[.L21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929,47.2246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68" table:formula="of:=JSONENCOMBRANT([.A212];[.B212];[.C212];[.D212];[.E212];[.F212];[.G212];[.H212];[.I212];[.J212];[.K212];[.L21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6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3329,47.222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68" table:formula="of:=JSONENCOMBRANT([.A213];[.B213];[.C213];[.D213];[.E213];[.F213];[.G213];[.H213];[.I213];[.J213];[.K213];[.L21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666,47.222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68" table:formula="of:=JSONENCOMBRANT([.A214];[.B214];[.C214];[.D214];[.E214];[.F214];[.G214];[.H214];[.I214];[.J214];[.K214];[.L21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89295,47.2245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68" table:formula="of:=JSONENCOMBRANT([.A215];[.B215];[.C215];[.D215];[.E215];[.F215];[.G215];[.H215];[.I215];[.J215];[.K215];[.L21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0282,47.2241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68" table:formula="of:=JSONENCOMBRANT([.A216];[.B216];[.C216];[.D216];[.E216];[.F216];[.G216];[.H216];[.I216];[.J216];[.K216];[.L21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290,47.2237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68" table:formula="of:=JSONENCOMBRANT([.A217];[.B217];[.C217];[.D217];[.E217];[.F217];[.G217];[.H217];[.I217];[.J217];[.K217];[.L21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4</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53,47.255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18];[.B218];[.C218];[.D218];[.E218];[.F218];[.G218];[.H218];[.I218];[.J218];[.K218];[.L21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5</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49,47.2547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19];[.B219];[.C219];[.D219];[.E219];[.F219];[.G219];[.H219];[.I219];[.J219];[.K219];[.L21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6</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903,47.2566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220];[.B220];[.C220];[.D220];[.E220];[.F220];[.G220];[.H220];[.I220];[.J220];[.K220];[.L22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7</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586,47.25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221];[.B221];[.C221];[.D221];[.E221];[.F221];[.G221];[.H221];[.I221];[.J221];[.K221];[.L22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8</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790,47.25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222];[.B222];[.C222];[.D222];[.E222];[.F222];[.G222];[.H222];[.I222];[.J222];[.K222];[.L22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79</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799,47.2573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68" table:formula="of:=JSONENCOMBRANT([.A223];[.B223];[.C223];[.D223];[.E223];[.F223];[.G223];[.H223];[.I223];[.J223];[.K223];[.L22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0</text:p>
          </table:table-cell>
          <table:table-cell office:value-type="string" calcext:value-type="string">
            <text:p>Collecte encombrants en habitat vertical - Quartier Malakoff </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60,47.2140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24];[.B224];[.C224];[.D224];[.E224];[.F224];[.G224];[.H224];[.I224];[.J224];[.K224];[.L22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561,47.2139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25];[.B225];[.C225];[.D225];[.E225];[.F225];[.G225];[.H225];[.I225];[.J225];[.K225];[.L22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362,47.2137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26];[.B226];[.C226];[.D226];[.E226];[.F226];[.G226];[.H226];[.I226];[.J226];[.K226];[.L22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76,47.214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27];[.B227];[.C227];[.D227];[.E227];[.F227];[.G227];[.H227];[.I227];[.J227];[.K227];[.L22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0908,47.2150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28];[.B228];[.C228];[.D228];[.E228];[.F228];[.G228];[.H228];[.I228];[.J228];[.K228];[.L22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6767,47.2149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29];[.B229];[.C229];[.D229];[.E229];[.F229];[.G229];[.H229];[.I229];[.J229];[.K229];[.L22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7126,47.2148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0];[.B230];[.C230];[.D230];[.E230];[.F230];[.G230];[.H230];[.I230];[.J230];[.K230];[.L23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9342,47.2142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1];[.B231];[.C231];[.D231];[.E231];[.F231];[.G231];[.H231];[.I231];[.J231];[.K231];[.L23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8</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8307,47.2144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2];[.B232];[.C232];[.D232];[.E232];[.F232];[.G232];[.H232];[.I232];[.J232];[.K232];[.L23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89</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53,47.2163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3];[.B233];[.C233];[.D233];[.E233];[.F233];[.G233];[.H233];[.I233];[.J233];[.K233];[.L23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0</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10,47.216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4];[.B234];[.C234];[.D234];[.E234];[.F234];[.G234];[.H234];[.I234];[.J234];[.K234];[.L23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42,47.216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5];[.B235];[.C235];[.D235];[.E235];[.F235];[.G235];[.H235];[.I235];[.J235];[.K235];[.L23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2433,47.2171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6];[.B236];[.C236];[.D236];[.E236];[.F236];[.G236];[.H236];[.I236];[.J236];[.K236];[.L23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039,47.2170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7];[.B237];[.C237];[.D237];[.E237];[.F237];[.G237];[.H237];[.I237];[.J237];[.K237];[.L23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629,47.2167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8];[.B238];[.C238];[.D238];[.E238];[.F238];[.G238];[.H238];[.I238];[.J238];[.K238];[.L23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766,47.216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39];[.B239];[.C239];[.D239];[.E239];[.F239];[.G239];[.H239];[.I239];[.J239];[.K239];[.L23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079,47.2167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40];[.B240];[.C240];[.D240];[.E240];[.F240];[.G240];[.H240];[.I240];[.J240];[.K240];[.L24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5785,47.2153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68" table:formula="of:=JSONENCOMBRANT([.A241];[.B241];[.C241];[.D241];[.E241];[.F241];[.G241];[.H241];[.I241];[.J241];[.K241];[.L24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594,47.2647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2];[.B242];[.C242];[.D242];[.E242];[.F242];[.G242];[.H242];[.I242];[.J242];[.K242];[.L24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19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77,47.2647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3];[.B243];[.C243];[.D243];[.E243];[.F243];[.G243];[.H243];[.I243];[.J243];[.K243];[.L24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6989,47.2652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4];[.B244];[.C244];[.D244];[.E244];[.F244];[.G244];[.H244];[.I244];[.J244];[.K244];[.L24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12,47.26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5];[.B245];[.C245];[.D245];[.E245];[.F245];[.G245];[.H245];[.I245];[.J245];[.K245];[.L24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744,47.2648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6];[.B246];[.C246];[.D246];[.E246];[.F246];[.G246];[.H246];[.I246];[.J246];[.K246];[.L24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010,47.2651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7];[.B247];[.C247];[.D247];[.E247];[.F247];[.G247];[.H247];[.I247];[.J247];[.K247];[.L24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791,47.2654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8];[.B248];[.C248];[.D248];[.E248];[.F248];[.G248];[.H248];[.I248];[.J248];[.K248];[.L24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5</text:p>
          </table:table-cell>
          <table:table-cell office:value-type="string" calcext:value-type="string">
            <text:p>Collecte encombrants en habitat vertical - Quartier Nantes Nord</text:p>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868,47.2641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49];[.B249];[.C249];[.D249];[.E249];[.F249];[.G249];[.H249];[.I249];[.J249];[.K249];[.L24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083,47.2634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50];[.B250];[.C250];[.D250];[.E250];[.F250];[.G250];[.H250];[.I250];[.J250];[.K250];[.L25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025,47.2656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68" table:formula="of:=JSONENCOMBRANT([.A251];[.B251];[.C251];[.D251];[.E251];[.F251];[.G251];[.H251];[.I251];[.J251];[.K251];[.L25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9027,47.2613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2];[.B252];[.C252];[.D252];[.E252];[.F252];[.G252];[.H252];[.I252];[.J252];[.K252];[.L25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0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094,47.2615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3];[.B253];[.C253];[.D253];[.E253];[.F253];[.G253];[.H253];[.I253];[.J253];[.K253];[.L25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416,47.2600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4];[.B254];[.C254];[.D254];[.E254];[.F254];[.G254];[.H254];[.I254];[.J254];[.K254];[.L25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89,47.261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5];[.B255];[.C255];[.D255];[.E255];[.F255];[.G255];[.H255];[.I255];[.J255];[.K255];[.L25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265,47.2590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6];[.B256];[.C256];[.D256];[.E256];[.F256];[.G256];[.H256];[.I256];[.J256];[.K256];[.L25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6678,47.2596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7];[.B257];[.C257];[.D257];[.E257];[.F257];[.G257];[.H257];[.I257];[.J257];[.K257];[.L25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5905,47.2579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8];[.B258];[.C258];[.D258];[.E258];[.F258];[.G258];[.H258];[.I258];[.J258];[.K258];[.L25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890,47.25839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59];[.B259];[.C259];[.D259];[.E259];[.F259];[.G259];[.H259];[.I259];[.J259];[.K259];[.L25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343,47.2580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60];[.B260];[.C260];[.D260];[.E260];[.F260];[.G260];[.H260];[.I260];[.J260];[.K260];[.L26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68,47.2575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68" table:formula="of:=JSONENCOMBRANT([.A261];[.B261];[.C261];[.D261];[.E261];[.F261];[.G261];[.H261];[.I261];[.J261];[.K261];[.L26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1989,47.25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2];[.B262];[.C262];[.D262];[.E262];[.F262];[.G262];[.H262];[.I262];[.J262];[.K262];[.L26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1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161,47.2587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3];[.B263];[.C263];[.D263];[.E263];[.F263];[.G263];[.H263];[.I263];[.J263];[.K263];[.L26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865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4];[.B264];[.C264];[.D264];[.E264];[.F264];[.G264];[.H264];[.I264];[.J264];[.K264];[.L26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99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5];[.B265];[.C265];[.D265];[.E265];[.F265];[.G265];[.H265];[.I265];[.J265];[.K265];[.L26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4199,47.2610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6];[.B266];[.C266];[.D266];[.E266];[.F266];[.G266];[.H266];[.I266];[.J266];[.K266];[.L26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665,47.2612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7];[.B267];[.C267];[.D267];[.E267];[.F267];[.G267];[.H267];[.I267];[.J267];[.K267];[.L26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3073,47.2606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8];[.B268];[.C268];[.D268];[.E268];[.F268];[.G268];[.H268];[.I268];[.J268];[.K268];[.L26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5</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640,47.26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69];[.B269];[.C269];[.D269];[.E269];[.F269];[.G269];[.H269];[.I269];[.J269];[.K269];[.L26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6</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490,47.26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70];[.B270];[.C270];[.D270];[.E270];[.F270];[.G270];[.H270];[.I270];[.J270];[.K270];[.L27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7</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5616,47.2616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68" table:formula="of:=JSONENCOMBRANT([.A271];[.B271];[.C271];[.D271];[.E271];[.F271];[.G271];[.H271];[.I271];[.J271];[.K271];[.L27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85,47.256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2];[.B272];[.C272];[.D272];[.E272];[.F272];[.G272];[.H272];[.I272];[.J272];[.K272];[.L27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2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08,47.2546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3];[.B273];[.C273];[.D273];[.E273];[.F273];[.G273];[.H273];[.I273];[.J273];[.K273];[.L27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8309,47.2553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4];[.B274];[.C274];[.D274];[.E274];[.F274];[.G274];[.H274];[.I274];[.J274];[.K274];[.L27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082,47.254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5];[.B275];[.C275];[.D275];[.E275];[.F275];[.G275];[.H275];[.I275];[.J275];[.K275];[.L27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947,47.2554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6];[.B276];[.C276];[.D276];[.E276];[.F276];[.G276];[.H276];[.I276];[.J276];[.K276];[.L276])"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918,47.2536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7];[.B277];[.C277];[.D277];[.E277];[.F277];[.G277];[.H277];[.I277];[.J277];[.K277];[.L277])"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457,47.2542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8];[.B278];[.C278];[.D278];[.E278];[.F278];[.G278];[.H278];[.I278];[.J278];[.K278];[.L278])"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53,47.2533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79];[.B279];[.C279];[.D279];[.E279];[.F279];[.G279];[.H279];[.I279];[.J279];[.K279];[.L279])"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30,47.2531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80];[.B280];[.C280];[.D280];[.E280];[.F280];[.G280];[.H280];[.I280];[.J280];[.K280];[.L280])"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689,47.2537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81];[.B281];[.C281];[.D281];[.E281];[.F281];[.G281];[.H281];[.I281];[.J281];[.K281];[.L281])"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550,47.2531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82];[.B282];[.C282];[.D282];[.E282];[.F282];[.G282];[.H282];[.I282];[.J282];[.K282];[.L282])"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3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399,47.2522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83];[.B283];[.C283];[.D283];[.E283];[.F283];[.G283];[.H283];[.I283];[.J283];[.K283];[.L283])"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4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5454,47.2544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84];[.B284];[.C284];[.D284];[.E284];[.F284];[.G284];[.H284];[.I284];[.J284];[.K284];[.L284])"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4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4135,47.25456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68" table:formula="of:=JSONENCOMBRANT([.A285];[.B285];[.C285];[.D285];[.E285];[.F285];[.G285];[.H285];[.I285];[.J285];[.K285];[.L285])" office:value-type="string" office:string-value="" calcext:value-type="error">
            <text:p>#VALEUR !</text:p>
          </table:table-cell>
          <table:table-cell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42</text:p>
          </table:table-cell>
          <table:table-cell office:value-type="string" calcext:value-type="string">
            <text:p>Repère 44</text:p>
          </table:table-cell>
          <table:table-cell/>
          <table:table-cell office:value-type="string" calcext:value-type="string">
            <text:p>modco_encombrants</text:p>
          </table:table-cell>
          <table:table-cell table:number-columns-repeated="2"/>
          <table:table-cell office:value-type="string" calcext:value-type="string">
            <text:p>-1.555947,47.215534,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43</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44</text:p>
          </table:table-cell>
          <table:table-cell office:value-type="string" calcext:value-type="string">
            <text:p>Repère 45</text:p>
          </table:table-cell>
          <table:table-cell/>
          <table:table-cell office:value-type="string" calcext:value-type="string">
            <text:p>modco_encombrants</text:p>
          </table:table-cell>
          <table:table-cell table:number-columns-repeated="2"/>
          <table:table-cell office:value-type="string" calcext:value-type="string">
            <text:p>-1.555148,47.219975,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29"/>
          <table:table-cell table:number-columns-repeated="983"/>
        </table:table-row>
        <table:table-row table:style-name="ro43">
          <table:table-cell office:value-type="string" calcext:value-type="string">
            <text:p>stco_encombrants245</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29"/>
          <table:table-cell table:number-columns-repeated="983"/>
        </table:table-row>
        <table:table-row table:style-name="ro43" table:number-rows-repeated="7">
          <table:table-cell table:number-columns-repeated="40"/>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table-cell table:number-columns-repeated="14"/>
          <table:table-cell office:value-type="string" calcext:value-type="string">
            <text:p><text:s/></text:p>
          </table:table-cell>
          <table:table-cell table:number-columns-repeated="25"/>
          <table:table-cell table:style-name="ce29"/>
          <table:table-cell table:number-columns-repeated="983"/>
        </table:table-row>
        <table:table-row table:style-name="ro43" table:number-rows-repeated="65012">
          <table:table-cell table:number-columns-repeated="40"/>
          <table:table-cell table:style-name="ce29"/>
          <table:table-cell table:number-columns-repeated="983"/>
        </table:table-row>
        <table:table-row table:style-name="ro43" table:number-rows-repeated="982999">
          <table:table-cell table:number-columns-repeated="1024"/>
        </table:table-row>
        <table:table-row table:style-name="ro43">
          <table:table-cell table:number-columns-repeated="1024"/>
        </table:table-row>
      </table:table>
      <table:table table:name="Trisac" table:style-name="ta1" table:print="false">
        <table:table-column table:style-name="co69" table:number-columns-repeated="8" table:default-cell-style-name="Default"/>
        <table:table-column table:style-name="co177" table:number-columns-repeated="9" table:default-cell-style-name="Default"/>
        <table:table-column table:style-name="co178" table:number-columns-repeated="2" table:default-cell-style-name="Default"/>
        <table:table-column table:style-name="co177" table:default-cell-style-name="Default"/>
        <table:table-column table:style-name="co69" table:number-columns-repeated="3" table:default-cell-style-name="Default"/>
        <table:table-column table:style-name="co179" table:default-cell-style-name="Default"/>
        <table:table-column table:style-name="co69" table:number-columns-repeated="5" table:default-cell-style-name="Default"/>
        <table:table-column table:style-name="co52" table:default-cell-style-name="Default"/>
        <table:table-column table:style-name="co180" table:default-cell-style-name="Default"/>
        <table:table-column table:style-name="co54" table:default-cell-style-name="Default"/>
        <table:table-column table:style-name="co181" table:default-cell-style-name="Default"/>
        <table:table-column table:style-name="co182" table:default-cell-style-name="Default"/>
        <table:table-column table:style-name="co181" table:default-cell-style-name="Default"/>
        <table:table-row table:style-name="ro48" table:number-rows-repeated="2">
          <table:table-cell table:number-columns-repeated="35"/>
        </table:table-row>
        <table:table-row table:style-name="ro48">
          <table:table-cell table:number-columns-repeated="27"/>
          <table:table-cell table:number-columns-repeated="2" table:style-name="ce90" office:value-type="string" calcext:value-type="string">
            <text:p>OLD</text:p>
          </table:table-cell>
          <table:table-cell table:number-columns-repeated="6"/>
        </table:table-row>
        <table:table-row table:style-name="ro48">
          <table:table-cell table:style-name="ce64" office:value-type="string" calcext:value-type="string">
            <text:p>_ID</text:p>
          </table:table-cell>
          <table:table-cell table:style-name="ce64" office:value-type="string" calcext:value-type="string">
            <text:p>LIEU_DISTRIBUTION</text:p>
          </table:table-cell>
          <table:table-cell table:style-name="ce64" office:value-type="string" calcext:value-type="string">
            <text:p>TYPE_LIEU</text:p>
          </table:table-cell>
          <table:table-cell table:style-name="ce64" office:value-type="string" calcext:value-type="string">
            <text:p>NUMERO</text:p>
          </table:table-cell>
          <table:table-cell table:style-name="ce64" office:value-type="string" calcext:value-type="string">
            <text:p>ADRESSE</text:p>
          </table:table-cell>
          <table:table-cell table:style-name="ce64" office:value-type="string" calcext:value-type="string">
            <text:p>QUARTIER</text:p>
          </table:table-cell>
          <table:table-cell table:style-name="ce64" office:value-type="string" calcext:value-type="string">
            <text:p>QUARTIER_CIBLE</text:p>
          </table:table-cell>
          <table:table-cell table:style-name="ce64" office:value-type="string" calcext:value-type="string">
            <text:p>TYPE_DISTRIBUTION</text:p>
          </table:table-cell>
          <table:table-cell table:style-name="ce64" table:number-columns-repeated="9"/>
          <table:table-cell table:number-columns-repeated="2" table:style-name="ce64" office:value-type="string" calcext:value-type="string">
            <text:p><text:s/></text:p>
          </table:table-cell>
          <table:table-cell table:style-name="ce64" office:value-type="string" calcext:value-type="string">
            <text:p>HORAIRES</text:p>
          </table:table-cell>
          <table:table-cell table:style-name="ce64" office:value-type="string" calcext:value-type="string">
            <text:p>OBSERVATIONS</text:p>
          </table:table-cell>
          <table:table-cell table:style-name="ce64" office:value-type="string" calcext:value-type="string">
            <text:p>CODE_POSTAL</text:p>
          </table:table-cell>
          <table:table-cell table:style-name="ce64" office:value-type="string" calcext:value-type="string">
            <text:p>COMMUNE</text:p>
          </table:table-cell>
          <table:table-cell table:style-name="ce64" office:value-type="string" calcext:value-type="string">
            <text:p>location</text:p>
          </table:table-cell>
          <table:table-cell table:number-columns-repeated="3"/>
          <table:table-cell table:style-name="ce90" table:number-columns-repeated="2"/>
          <table:table-cell table:number-columns-repeated="5"/>
          <table:table-cell office:value-type="string" calcext:value-type="string">
            <text:p><text:s/></text:p>
          </table:table-cell>
        </table:table-row>
        <table:table-row table:style-name="ro53">
          <table:table-cell table:style-name="ce65" office:value-type="string" calcext:value-type="string">
            <text:p>51</text:p>
          </table:table-cell>
          <table:table-cell table:style-name="ce65" office:value-type="string" calcext:value-type="string">
            <text:p>Mairie Annexe Bottière</text:p>
          </table:table-cell>
          <table:table-cell table:style-name="ce65" office:value-type="string" calcext:value-type="string">
            <text:p>Mairie annexe</text:p>
          </table:table-cell>
          <table:table-cell table:style-name="ce65" office:value-type="float" office:value="69" calcext:value-type="float">
            <text:p>69</text:p>
          </table:table-cell>
          <table:table-cell table:style-name="ce65" office:value-type="string" calcext:value-type="string">
            <text:p>Rue de la Bottière</text:p>
          </table:table-cell>
          <table:table-cell table:style-name="ce65" office:value-type="string" calcext:value-type="string">
            <text:p>Doulon - Bottière</text:p>
          </table:table-cell>
          <table:table-cell table:style-name="ce65" office:value-type="string" calcext:value-type="string">
            <text:p>Erdre/Bottière/Ranzay/Perray</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399228283493 , -1.51902266594607]</text:p>
          </table:table-cell>
          <table:table-cell table:number-columns-repeated="3"/>
          <table:table-cell table:style-name="ce90" table:formula="of:=REMPLACEEMPLACEMENTTRISAC([.T5];[.B5];[.E5];[.H5])" office:value-type="string" office:string-value="" calcext:value-type="error">
            <text:p>#VALEUR !</text:p>
          </table:table-cell>
          <table:table-cell table:style-name="ce90" table:formula="of:=REMPLACEEMPLACEMENTTRISAC2([.T5];[.B5];[.E5];[.H5])" office:value-type="string" office:string-value="" calcext:value-type="error">
            <text:p>#VALEUR !</text:p>
          </table:table-cell>
          <table:table-cell table:style-name="ce91" table:formula="of:=REMPLACEHORAIRESTRISAC2([.I5];[.J5];[.K5];[.L5];[.M5];[.N5];[.O5];[.P5];[.Q5];[.B5];[.E5];[.H5])" office:value-type="string" office:string-value="" calcext:value-type="error">
            <text:p>#VALEUR !</text:p>
          </table:table-cell>
          <table:table-cell table:style-name="ce92" table:formula="of:=CONCATENATE(&quot;trisac,&quot;;UTILTRANSFORMEENMOTSCLES([.E5]))" office:value-type="string" office:string-value="" calcext:value-type="error">
            <text:p>#VALEUR !</text:p>
          </table:table-cell>
          <table:table-cell table:style-name="ce93" table:formula="of:=CONCATENATE(&quot;trisac_&quot;;[.A5])" office:value-type="string" office:string-value="trisac_51" calcext:value-type="string">
            <text:p>trisac_51</text:p>
          </table:table-cell>
          <table:table-cell office:value-type="string" calcext:value-type="string">
            <text:p><text:s/></text:p>
          </table:table-cell>
          <table:table-cell table:style-name="ce68" table:formula="of:=JSONTRISACS([.AF5];[.B5];[.C5];[.D5];[.E5];[.F5];[.G5];[.H5];[.T5];[.U5];[.V5];[.W5];[.X5];[.AD5];[.AA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2</text:p>
          </table:table-cell>
          <table:table-cell table:style-name="ce65" office:value-type="string" calcext:value-type="string">
            <text:p>Place de la Bottière</text:p>
          </table:table-cell>
          <table:table-cell table:style-name="ce65" table:number-columns-repeated="2"/>
          <table:table-cell table:style-name="ce65" office:value-type="string" calcext:value-type="string">
            <text:p>Place de la Bottière</text:p>
          </table:table-cell>
          <table:table-cell table:style-name="ce65" office:value-type="string" calcext:value-type="string">
            <text:p>Doulon - Bottière</text:p>
          </table:table-cell>
          <table:table-cell table:style-name="ce65" office:value-type="string" calcext:value-type="string">
            <text:p>Erdre/Bottière/Ranzay/Perray</text:p>
          </table:table-cell>
          <table:table-cell table:style-name="ce65" office:value-type="string" calcext:value-type="string">
            <text:p>RDV</text:p>
          </table:table-cell>
          <table:table-cell table:style-name="ce65" office:value-type="string" calcext:value-type="string">
            <text:p>01/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31/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5/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04395996232 , -1.51834930812782]</text:p>
          </table:table-cell>
          <table:table-cell table:number-columns-repeated="3"/>
          <table:table-cell table:style-name="ce90" table:formula="of:=REMPLACEEMPLACEMENTTRISAC([.T6];[.B6];[.E6];[.H6])" office:value-type="string" office:string-value="" calcext:value-type="error">
            <text:p>#VALEUR !</text:p>
          </table:table-cell>
          <table:table-cell table:style-name="ce90" table:formula="of:=REMPLACEEMPLACEMENTTRISAC2([.T6];[.B6];[.E6];[.H6])" office:value-type="string" office:string-value="" calcext:value-type="error">
            <text:p>#VALEUR !</text:p>
          </table:table-cell>
          <table:table-cell table:style-name="ce91" table:formula="of:=REMPLACEHORAIRESTRISAC2([.I6];[.J6];[.K6];[.L6];[.M6];[.N6];[.O6];[.P6];[.Q6];[.B6];[.E6];[.H6])" office:value-type="string" office:string-value="" calcext:value-type="error">
            <text:p>#VALEUR !</text:p>
          </table:table-cell>
          <table:table-cell table:style-name="ce92" table:formula="of:=CONCATENATE(&quot;trisac,&quot;;UTILTRANSFORMEENMOTSCLES([.E6]))" office:value-type="string" office:string-value="" calcext:value-type="error">
            <text:p>#VALEUR !</text:p>
          </table:table-cell>
          <table:table-cell table:style-name="ce93" table:formula="of:=CONCATENATE(&quot;trisac_&quot;;[.A6])" office:value-type="string" office:string-value="trisac_52" calcext:value-type="string">
            <text:p>trisac_52</text:p>
          </table:table-cell>
          <table:table-cell office:value-type="string" calcext:value-type="string">
            <text:p><text:s/></text:p>
          </table:table-cell>
          <table:table-cell table:style-name="ce68" table:formula="of:=JSONTRISACS([.AF6];[.B6];[.C6];[.D6];[.E6];[.F6];[.G6];[.H6];[.T6];[.U6];[.V6];[.W6];[.X6];[.AD6];[.AA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4</text:p>
          </table:table-cell>
          <table:table-cell table:style-name="ce65" office:value-type="string" calcext:value-type="string">
            <text:p>Velo Campus</text:p>
          </table:table-cell>
          <table:table-cell table:style-name="ce65" office:value-type="string" calcext:value-type="string">
            <text:p>Autre</text:p>
          </table:table-cell>
          <table:table-cell table:style-name="ce65" office:value-type="float" office:value="3" calcext:value-type="float">
            <text:p>3</text:p>
          </table:table-cell>
          <table:table-cell table:style-name="ce65" office:value-type="string" calcext:value-type="string">
            <text:p>Chem de la Censive du Tertre</text:p>
          </table:table-cell>
          <table:table-cell table:style-name="ce65" office:value-type="string" calcext:value-type="string">
            <text:p>Nantes Nord</text:p>
          </table:table-cell>
          <table:table-cell table:style-name="ce65" office:value-type="string" calcext:value-type="string">
            <text:p>Nantes Nord/Barberie</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31824722891 , -1.55410976861141]</text:p>
          </table:table-cell>
          <table:table-cell table:number-columns-repeated="3"/>
          <table:table-cell table:style-name="ce90" table:formula="of:=REMPLACEEMPLACEMENTTRISAC([.T7];[.B7];[.E7];[.H7])" office:value-type="string" office:string-value="" calcext:value-type="error">
            <text:p>#VALEUR !</text:p>
          </table:table-cell>
          <table:table-cell table:style-name="ce90" table:formula="of:=REMPLACEEMPLACEMENTTRISAC2([.T7];[.B7];[.E7];[.H7])" office:value-type="string" office:string-value="" calcext:value-type="error">
            <text:p>#VALEUR !</text:p>
          </table:table-cell>
          <table:table-cell table:style-name="ce91" table:formula="of:=REMPLACEHORAIRESTRISAC2([.I7];[.J7];[.K7];[.L7];[.M7];[.N7];[.O7];[.P7];[.Q7];[.B7];[.E7];[.H7])" office:value-type="string" office:string-value="" calcext:value-type="error">
            <text:p>#VALEUR !</text:p>
          </table:table-cell>
          <table:table-cell table:style-name="ce92" table:formula="of:=CONCATENATE(&quot;trisac,&quot;;UTILTRANSFORMEENMOTSCLES([.E7]))" office:value-type="string" office:string-value="" calcext:value-type="error">
            <text:p>#VALEUR !</text:p>
          </table:table-cell>
          <table:table-cell table:style-name="ce93" table:formula="of:=CONCATENATE(&quot;trisac_&quot;;[.A7])" office:value-type="string" office:string-value="trisac_104" calcext:value-type="string">
            <text:p>trisac_104</text:p>
          </table:table-cell>
          <table:table-cell office:value-type="string" calcext:value-type="string">
            <text:p><text:s/></text:p>
          </table:table-cell>
          <table:table-cell table:style-name="ce68" table:formula="of:=JSONTRISACS([.AF7];[.B7];[.C7];[.D7];[.E7];[.F7];[.G7];[.H7];[.T7];[.U7];[.V7];[.W7];[.X7];[.AD7];[.AA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8</text:p>
          </table:table-cell>
          <table:table-cell table:style-name="ce65" office:value-type="string" calcext:value-type="string">
            <text:p>Intermarché Eraudière</text:p>
          </table:table-cell>
          <table:table-cell table:style-name="ce65" office:value-type="string" calcext:value-type="string">
            <text:p>Commerce</text:p>
          </table:table-cell>
          <table:table-cell table:style-name="ce65" office:value-type="float" office:value="173" calcext:value-type="float">
            <text:p>173</text:p>
          </table:table-cell>
          <table:table-cell table:style-name="ce65" office:value-type="string" calcext:value-type="string">
            <text:p>Route de Saint Joseph</text:p>
          </table:table-cell>
          <table:table-cell table:style-name="ce65" office:value-type="string" calcext:value-type="string">
            <text:p>Nantes Erdre</text:p>
          </table:table-cell>
          <table:table-cell table:style-name="ce65" office:value-type="string" calcext:value-type="string">
            <text:p>Erdre/Bottière/Ranzay/Perray</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48582942442 , -1.53349934743558]</text:p>
          </table:table-cell>
          <table:table-cell table:number-columns-repeated="3"/>
          <table:table-cell table:style-name="ce90" table:formula="of:=REMPLACEEMPLACEMENTTRISAC([.T8];[.B8];[.E8];[.H8])" office:value-type="string" office:string-value="" calcext:value-type="error">
            <text:p>#VALEUR !</text:p>
          </table:table-cell>
          <table:table-cell table:style-name="ce90" table:formula="of:=REMPLACEEMPLACEMENTTRISAC2([.T8];[.B8];[.E8];[.H8])" office:value-type="string" office:string-value="" calcext:value-type="error">
            <text:p>#VALEUR !</text:p>
          </table:table-cell>
          <table:table-cell table:style-name="ce91" table:formula="of:=REMPLACEHORAIRESTRISAC2([.I8];[.J8];[.K8];[.L8];[.M8];[.N8];[.O8];[.P8];[.Q8];[.B8];[.E8];[.H8])" office:value-type="string" office:string-value="" calcext:value-type="error">
            <text:p>#VALEUR !</text:p>
          </table:table-cell>
          <table:table-cell table:style-name="ce92" table:formula="of:=CONCATENATE(&quot;trisac,&quot;;UTILTRANSFORMEENMOTSCLES([.E8]))" office:value-type="string" office:string-value="" calcext:value-type="error">
            <text:p>#VALEUR !</text:p>
          </table:table-cell>
          <table:table-cell table:style-name="ce93" table:formula="of:=CONCATENATE(&quot;trisac_&quot;;[.A8])" office:value-type="string" office:string-value="trisac_48" calcext:value-type="string">
            <text:p>trisac_48</text:p>
          </table:table-cell>
          <table:table-cell office:value-type="string" calcext:value-type="string">
            <text:p><text:s/></text:p>
          </table:table-cell>
          <table:table-cell table:style-name="ce68" table:formula="of:=JSONTRISACS([.AF8];[.B8];[.C8];[.D8];[.E8];[.F8];[.G8];[.H8];[.T8];[.U8];[.V8];[.W8];[.X8];[.AD8];[.AA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7</text:p>
          </table:table-cell>
          <table:table-cell table:style-name="ce65" office:value-type="string" calcext:value-type="string">
            <text:p>Rue de Koufra (Parking du gymnase Marsauderies)</text:p>
          </table:table-cell>
          <table:table-cell table:style-name="ce65"/>
          <table:table-cell table:style-name="ce65" office:value-type="float" office:value="1" calcext:value-type="float">
            <text:p>1</text:p>
          </table:table-cell>
          <table:table-cell table:style-name="ce65" office:value-type="string" calcext:value-type="string">
            <text:p>Rue de Koufra</text:p>
          </table:table-cell>
          <table:table-cell table:style-name="ce65" office:value-type="string" calcext:value-type="string">
            <text:p>Nantes Erdre</text:p>
          </table:table-cell>
          <table:table-cell table:style-name="ce65" office:value-type="string" calcext:value-type="string">
            <text:p>Erdre/Bottière/Ranzay/Perray</text:p>
          </table:table-cell>
          <table:table-cell table:style-name="ce65" office:value-type="string" calcext:value-type="string">
            <text:p>RDV</text:p>
          </table:table-cell>
          <table:table-cell table:style-name="ce65" office:value-type="string" calcext:value-type="string">
            <text:p>29/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30/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4/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5637014142 , -1.5283399998071]</text:p>
          </table:table-cell>
          <table:table-cell table:number-columns-repeated="3"/>
          <table:table-cell table:style-name="ce90" table:formula="of:=REMPLACEEMPLACEMENTTRISAC([.T9];[.B9];[.E9];[.H9])" office:value-type="string" office:string-value="" calcext:value-type="error">
            <text:p>#VALEUR !</text:p>
          </table:table-cell>
          <table:table-cell table:style-name="ce90" table:formula="of:=REMPLACEEMPLACEMENTTRISAC2([.T9];[.B9];[.E9];[.H9])" office:value-type="string" office:string-value="" calcext:value-type="error">
            <text:p>#VALEUR !</text:p>
          </table:table-cell>
          <table:table-cell table:style-name="ce91" table:formula="of:=REMPLACEHORAIRESTRISAC2([.I9];[.J9];[.K9];[.L9];[.M9];[.N9];[.O9];[.P9];[.Q9];[.B9];[.E9];[.H9])" office:value-type="string" office:string-value="" calcext:value-type="error">
            <text:p>#VALEUR !</text:p>
          </table:table-cell>
          <table:table-cell table:style-name="ce92" table:formula="of:=CONCATENATE(&quot;trisac,&quot;;UTILTRANSFORMEENMOTSCLES([.E9]))" office:value-type="string" office:string-value="" calcext:value-type="error">
            <text:p>#VALEUR !</text:p>
          </table:table-cell>
          <table:table-cell table:style-name="ce93" table:formula="of:=CONCATENATE(&quot;trisac_&quot;;[.A9])" office:value-type="string" office:string-value="trisac_57" calcext:value-type="string">
            <text:p>trisac_57</text:p>
          </table:table-cell>
          <table:table-cell office:value-type="string" calcext:value-type="string">
            <text:p><text:s/></text:p>
          </table:table-cell>
          <table:table-cell table:style-name="ce68" table:formula="of:=JSONTRISACS([.AF9];[.B9];[.C9];[.D9];[.E9];[.F9];[.G9];[.H9];[.T9];[.U9];[.V9];[.W9];[.X9];[.AD9];[.AA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6</text:p>
          </table:table-cell>
          <table:table-cell table:style-name="ce65" office:value-type="string" calcext:value-type="string">
            <text:p>9 Rue Frédéric Mistral</text:p>
          </table:table-cell>
          <table:table-cell table:style-name="ce65"/>
          <table:table-cell table:style-name="ce65" office:value-type="float" office:value="9" calcext:value-type="float">
            <text:p>9</text:p>
          </table:table-cell>
          <table:table-cell table:style-name="ce65" office:value-type="string" calcext:value-type="string">
            <text:p>Rue Frédéric Mistral</text:p>
          </table:table-cell>
          <table:table-cell table:style-name="ce65" office:value-type="string" calcext:value-type="string">
            <text:p>Doulon - Bottière</text:p>
          </table:table-cell>
          <table:table-cell table:style-name="ce65" office:value-type="string" calcext:value-type="string">
            <text:p>Erdre/Bottière/Ranzay/Perray</text:p>
          </table:table-cell>
          <table:table-cell table:style-name="ce65" office:value-type="string" calcext:value-type="string">
            <text:p>RDV</text:p>
          </table:table-cell>
          <table:table-cell table:style-name="ce65" office:value-type="string" calcext:value-type="string">
            <text:p>05/03/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4/06/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9/11/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61633226959 , -1.51319004085688]</text:p>
          </table:table-cell>
          <table:table-cell table:number-columns-repeated="3"/>
          <table:table-cell table:style-name="ce90" table:formula="of:=REMPLACEEMPLACEMENTTRISAC([.T10];[.B10];[.E10];[.H10])" office:value-type="string" office:string-value="" calcext:value-type="error">
            <text:p>#VALEUR !</text:p>
          </table:table-cell>
          <table:table-cell table:style-name="ce90" table:formula="of:=REMPLACEEMPLACEMENTTRISAC2([.T10];[.B10];[.E10];[.H10])" office:value-type="string" office:string-value="" calcext:value-type="error">
            <text:p>#VALEUR !</text:p>
          </table:table-cell>
          <table:table-cell table:style-name="ce91" table:formula="of:=REMPLACEHORAIRESTRISAC2([.I10];[.J10];[.K10];[.L10];[.M10];[.N10];[.O10];[.P10];[.Q10];[.B10];[.E10];[.H10])" office:value-type="string" office:string-value="" calcext:value-type="error">
            <text:p>#VALEUR !</text:p>
          </table:table-cell>
          <table:table-cell table:style-name="ce92" table:formula="of:=CONCATENATE(&quot;trisac,&quot;;UTILTRANSFORMEENMOTSCLES([.E10]))" office:value-type="string" office:string-value="" calcext:value-type="error">
            <text:p>#VALEUR !</text:p>
          </table:table-cell>
          <table:table-cell table:style-name="ce93" table:formula="of:=CONCATENATE(&quot;trisac_&quot;;[.A10])" office:value-type="string" office:string-value="trisac_56" calcext:value-type="string">
            <text:p>trisac_56</text:p>
          </table:table-cell>
          <table:table-cell office:value-type="string" calcext:value-type="string">
            <text:p><text:s/></text:p>
          </table:table-cell>
          <table:table-cell table:style-name="ce68" table:formula="of:=JSONTRISACS([.AF10];[.B10];[.C10];[.D10];[.E10];[.F10];[.G10];[.H10];[.T10];[.U10];[.V10];[.W10];[.X10];[.AD10];[.AA1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9</text:p>
          </table:table-cell>
          <table:table-cell table:style-name="ce65" office:value-type="string" calcext:value-type="string">
            <text:p>Piscine Jules Verne</text:p>
          </table:table-cell>
          <table:table-cell table:style-name="ce65" office:value-type="string" calcext:value-type="string">
            <text:p>Autre</text:p>
          </table:table-cell>
          <table:table-cell table:style-name="ce65" office:value-type="float" office:value="41" calcext:value-type="float">
            <text:p>41</text:p>
          </table:table-cell>
          <table:table-cell table:style-name="ce65" office:value-type="string" calcext:value-type="string">
            <text:p>Rue Jules Grandjouan</text:p>
          </table:table-cell>
          <table:table-cell table:style-name="ce65" office:value-type="string" calcext:value-type="string">
            <text:p>Doulon - Bottière</text:p>
          </table:table-cell>
          <table:table-cell table:style-name="ce65" office:value-type="string" calcext:value-type="string">
            <text:p>Erdre/Bottière/Ranzay/Perray</text:p>
          </table:table-cell>
          <table:table-cell table:style-name="ce65" office:value-type="string" calcext:value-type="string">
            <text:p>vente_distrib_auto</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82207763996 , -1.51760995390533]</text:p>
          </table:table-cell>
          <table:table-cell table:number-columns-repeated="3"/>
          <table:table-cell table:style-name="ce90" table:formula="of:=REMPLACEEMPLACEMENTTRISAC([.T11];[.B11];[.E11];[.H11])" office:value-type="string" office:string-value="" calcext:value-type="error">
            <text:p>#VALEUR !</text:p>
          </table:table-cell>
          <table:table-cell table:style-name="ce90" table:formula="of:=REMPLACEEMPLACEMENTTRISAC2([.T11];[.B11];[.E11];[.H11])" office:value-type="string" office:string-value="" calcext:value-type="error">
            <text:p>#VALEUR !</text:p>
          </table:table-cell>
          <table:table-cell table:style-name="ce91" table:formula="of:=REMPLACEHORAIRESTRISAC2([.I11];[.J11];[.K11];[.L11];[.M11];[.N11];[.O11];[.P11];[.Q11];[.B11];[.E11];[.H11])" office:value-type="string" office:string-value="" calcext:value-type="error">
            <text:p>#VALEUR !</text:p>
          </table:table-cell>
          <table:table-cell table:style-name="ce92" table:formula="of:=CONCATENATE(&quot;trisac,&quot;;UTILTRANSFORMEENMOTSCLES([.E11]))" office:value-type="string" office:string-value="" calcext:value-type="error">
            <text:p>#VALEUR !</text:p>
          </table:table-cell>
          <table:table-cell table:style-name="ce93" table:formula="of:=CONCATENATE(&quot;trisac_&quot;;[.A11])" office:value-type="string" office:string-value="trisac_59" calcext:value-type="string">
            <text:p>trisac_59</text:p>
          </table:table-cell>
          <table:table-cell office:value-type="string" calcext:value-type="string">
            <text:p><text:s/></text:p>
          </table:table-cell>
          <table:table-cell table:style-name="ce68" table:formula="of:=JSONTRISACS([.AF11];[.B11];[.C11];[.D11];[.E11];[.F11];[.G11];[.H11];[.T11];[.U11];[.V11];[.W11];[.X11];[.AD11];[.AA1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8</text:p>
          </table:table-cell>
          <table:table-cell table:style-name="ce65" office:value-type="string" calcext:value-type="string">
            <text:p>Leclerc Paridis</text:p>
          </table:table-cell>
          <table:table-cell table:style-name="ce65" office:value-type="string" calcext:value-type="string">
            <text:p>Commerce</text:p>
          </table:table-cell>
          <table:table-cell table:style-name="ce65"/>
          <table:table-cell table:style-name="ce65" office:value-type="string" calcext:value-type="string">
            <text:p>Rue du Perray</text:p>
          </table:table-cell>
          <table:table-cell table:style-name="ce65" office:value-type="string" calcext:value-type="string">
            <text:p>Doulon - Bottière</text:p>
          </table:table-cell>
          <table:table-cell table:style-name="ce65" office:value-type="string" calcext:value-type="string">
            <text:p>Erdre/Bottière/Ranzay/Perray</text:p>
          </table:table-cell>
          <table:table-cell table:style-name="ce65" office:value-type="string" calcext:value-type="string">
            <text:p>Vente</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94038393733 , -1.5158327811377]</text:p>
          </table:table-cell>
          <table:table-cell table:number-columns-repeated="3"/>
          <table:table-cell table:style-name="ce90" table:formula="of:=REMPLACEEMPLACEMENTTRISAC([.T12];[.B12];[.E12];[.H12])" office:value-type="string" office:string-value="" calcext:value-type="error">
            <text:p>#VALEUR !</text:p>
          </table:table-cell>
          <table:table-cell table:style-name="ce90" table:formula="of:=REMPLACEEMPLACEMENTTRISAC2([.T12];[.B12];[.E12];[.H12])" office:value-type="string" office:string-value="" calcext:value-type="error">
            <text:p>#VALEUR !</text:p>
          </table:table-cell>
          <table:table-cell table:style-name="ce91" table:formula="of:=REMPLACEHORAIRESTRISAC2([.I12];[.J12];[.K12];[.L12];[.M12];[.N12];[.O12];[.P12];[.Q12];[.B12];[.E12];[.H12])" office:value-type="string" office:string-value="" calcext:value-type="error">
            <text:p>#VALEUR !</text:p>
          </table:table-cell>
          <table:table-cell table:style-name="ce92" table:formula="of:=CONCATENATE(&quot;trisac,&quot;;UTILTRANSFORMEENMOTSCLES([.E12]))" office:value-type="string" office:string-value="" calcext:value-type="error">
            <text:p>#VALEUR !</text:p>
          </table:table-cell>
          <table:table-cell table:style-name="ce93" table:formula="of:=CONCATENATE(&quot;trisac_&quot;;[.A12])" office:value-type="string" office:string-value="trisac_58" calcext:value-type="string">
            <text:p>trisac_58</text:p>
          </table:table-cell>
          <table:table-cell office:value-type="string" calcext:value-type="string">
            <text:p><text:s/></text:p>
          </table:table-cell>
          <table:table-cell table:style-name="ce68" table:formula="of:=JSONTRISACS([.AF12];[.B12];[.C12];[.D12];[.E12];[.F12];[.G12];[.H12];[.T12];[.U12];[.V12];[.W12];[.X12];[.AD12];[.AA1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7</text:p>
          </table:table-cell>
          <table:table-cell table:style-name="ce65" office:value-type="string" calcext:value-type="string">
            <text:p>Mairie Annexe Ranzay</text:p>
          </table:table-cell>
          <table:table-cell table:style-name="ce65" office:value-type="string" calcext:value-type="string">
            <text:p>Mairie annexe</text:p>
          </table:table-cell>
          <table:table-cell table:style-name="ce65" office:value-type="float" office:value="249" calcext:value-type="float">
            <text:p>249</text:p>
          </table:table-cell>
          <table:table-cell table:style-name="ce65" office:value-type="string" calcext:value-type="string">
            <text:p>Route de Saint Joseph</text:p>
          </table:table-cell>
          <table:table-cell table:style-name="ce65" office:value-type="string" calcext:value-type="string">
            <text:p>Nantes Erdre</text:p>
          </table:table-cell>
          <table:table-cell table:style-name="ce65" office:value-type="string" calcext:value-type="string">
            <text:p>Erdre/Bottière/Ranzay/Perray</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37942509792 , -1.53042232617088]</text:p>
          </table:table-cell>
          <table:table-cell table:number-columns-repeated="3"/>
          <table:table-cell table:style-name="ce90" table:formula="of:=REMPLACEEMPLACEMENTTRISAC([.T13];[.B13];[.E13];[.H13])" office:value-type="string" office:string-value="" calcext:value-type="error">
            <text:p>#VALEUR !</text:p>
          </table:table-cell>
          <table:table-cell table:style-name="ce90" table:formula="of:=REMPLACEEMPLACEMENTTRISAC2([.T13];[.B13];[.E13];[.H13])" office:value-type="string" office:string-value="" calcext:value-type="error">
            <text:p>#VALEUR !</text:p>
          </table:table-cell>
          <table:table-cell table:style-name="ce91" table:formula="of:=REMPLACEHORAIRESTRISAC2([.I13];[.J13];[.K13];[.L13];[.M13];[.N13];[.O13];[.P13];[.Q13];[.B13];[.E13];[.H13])" office:value-type="string" office:string-value="" calcext:value-type="error">
            <text:p>#VALEUR !</text:p>
          </table:table-cell>
          <table:table-cell table:style-name="ce92" table:formula="of:=CONCATENATE(&quot;trisac,&quot;;UTILTRANSFORMEENMOTSCLES([.E13]))" office:value-type="string" office:string-value="" calcext:value-type="error">
            <text:p>#VALEUR !</text:p>
          </table:table-cell>
          <table:table-cell table:style-name="ce93" table:formula="of:=CONCATENATE(&quot;trisac_&quot;;[.A13])" office:value-type="string" office:string-value="trisac_47" calcext:value-type="string">
            <text:p>trisac_47</text:p>
          </table:table-cell>
          <table:table-cell office:value-type="string" calcext:value-type="string">
            <text:p><text:s/></text:p>
          </table:table-cell>
          <table:table-cell table:style-name="ce68" table:formula="of:=JSONTRISACS([.AF13];[.B13];[.C13];[.D13];[.E13];[.F13];[.G13];[.H13];[.T13];[.U13];[.V13];[.W13];[.X13];[.AD13];[.AA1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3</text:p>
          </table:table-cell>
          <table:table-cell table:style-name="ce65" office:value-type="string" calcext:value-type="string">
            <text:p>Face au 22 Boulevard Professeur René Auvigné</text:p>
          </table:table-cell>
          <table:table-cell table:style-name="ce65"/>
          <table:table-cell table:style-name="ce65" office:value-type="float" office:value="22" calcext:value-type="float">
            <text:p>22</text:p>
          </table:table-cell>
          <table:table-cell table:style-name="ce65" office:value-type="string" calcext:value-type="string">
            <text:p>Boulevard Professeur René Auvigné</text:p>
          </table:table-cell>
          <table:table-cell table:style-name="ce65" office:value-type="string" calcext:value-type="string">
            <text:p>Nantes Erdre</text:p>
          </table:table-cell>
          <table:table-cell table:style-name="ce65" office:value-type="string" calcext:value-type="string">
            <text:p>Erdre/Bottière/Ranzay/Perray</text:p>
          </table:table-cell>
          <table:table-cell table:style-name="ce65" office:value-type="string" calcext:value-type="string">
            <text:p>RDV</text:p>
          </table:table-cell>
          <table:table-cell table:style-name="ce65" office:value-type="string" calcext:value-type="string">
            <text:p>02/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1/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6/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45247830002 , -1.51799911755854]</text:p>
          </table:table-cell>
          <table:table-cell table:number-columns-repeated="3"/>
          <table:table-cell table:style-name="ce90" table:formula="of:=REMPLACEEMPLACEMENTTRISAC([.T14];[.B14];[.E14];[.H14])" office:value-type="string" office:string-value="" calcext:value-type="error">
            <text:p>#VALEUR !</text:p>
          </table:table-cell>
          <table:table-cell table:style-name="ce90" table:formula="of:=REMPLACEEMPLACEMENTTRISAC2([.T14];[.B14];[.E14];[.H14])" office:value-type="string" office:string-value="" calcext:value-type="error">
            <text:p>#VALEUR !</text:p>
          </table:table-cell>
          <table:table-cell table:style-name="ce91" table:formula="of:=REMPLACEHORAIRESTRISAC2([.I14];[.J14];[.K14];[.L14];[.M14];[.N14];[.O14];[.P14];[.Q14];[.B14];[.E14];[.H14])" office:value-type="string" office:string-value="" calcext:value-type="error">
            <text:p>#VALEUR !</text:p>
          </table:table-cell>
          <table:table-cell table:style-name="ce92" table:formula="of:=CONCATENATE(&quot;trisac,&quot;;UTILTRANSFORMEENMOTSCLES([.E14]))" office:value-type="string" office:string-value="" calcext:value-type="error">
            <text:p>#VALEUR !</text:p>
          </table:table-cell>
          <table:table-cell table:style-name="ce93" table:formula="of:=CONCATENATE(&quot;trisac_&quot;;[.A14])" office:value-type="string" office:string-value="trisac_53" calcext:value-type="string">
            <text:p>trisac_53</text:p>
          </table:table-cell>
          <table:table-cell office:value-type="string" calcext:value-type="string">
            <text:p><text:s/></text:p>
          </table:table-cell>
          <table:table-cell table:style-name="ce68" table:formula="of:=JSONTRISACS([.AF14];[.B14];[.C14];[.D14];[.E14];[.F14];[.G14];[.H14];[.T14];[.U14];[.V14];[.W14];[.X14];[.AD14];[.AA1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0</text:p>
          </table:table-cell>
          <table:table-cell table:style-name="ce65" office:value-type="string" calcext:value-type="string">
            <text:p>Boulangerie Gergaud</text:p>
          </table:table-cell>
          <table:table-cell table:style-name="ce65" office:value-type="string" calcext:value-type="string">
            <text:p>Commerce</text:p>
          </table:table-cell>
          <table:table-cell table:style-name="ce65" office:value-type="float" office:value="26" calcext:value-type="float">
            <text:p>26</text:p>
          </table:table-cell>
          <table:table-cell table:style-name="ce65" office:value-type="string" calcext:value-type="string">
            <text:p>Boulevard Professeur René Auvigné</text:p>
          </table:table-cell>
          <table:table-cell table:style-name="ce65" office:value-type="string" calcext:value-type="string">
            <text:p>Nantes Erdre</text:p>
          </table:table-cell>
          <table:table-cell table:style-name="ce65" office:value-type="string" calcext:value-type="string">
            <text:p>Erdre/Bottière/Ranzay/Perray</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50070477686 , -1.51770954842734]</text:p>
          </table:table-cell>
          <table:table-cell table:number-columns-repeated="3"/>
          <table:table-cell table:style-name="ce90" table:formula="of:=REMPLACEEMPLACEMENTTRISAC([.T15];[.B15];[.E15];[.H15])" office:value-type="string" office:string-value="" calcext:value-type="error">
            <text:p>#VALEUR !</text:p>
          </table:table-cell>
          <table:table-cell table:style-name="ce90" table:formula="of:=REMPLACEEMPLACEMENTTRISAC2([.T15];[.B15];[.E15];[.H15])" office:value-type="string" office:string-value="" calcext:value-type="error">
            <text:p>#VALEUR !</text:p>
          </table:table-cell>
          <table:table-cell table:style-name="ce91" table:formula="of:=REMPLACEHORAIRESTRISAC2([.I15];[.J15];[.K15];[.L15];[.M15];[.N15];[.O15];[.P15];[.Q15];[.B15];[.E15];[.H15])" office:value-type="string" office:string-value="" calcext:value-type="error">
            <text:p>#VALEUR !</text:p>
          </table:table-cell>
          <table:table-cell table:style-name="ce92" table:formula="of:=CONCATENATE(&quot;trisac,&quot;;UTILTRANSFORMEENMOTSCLES([.E15]))" office:value-type="string" office:string-value="" calcext:value-type="error">
            <text:p>#VALEUR !</text:p>
          </table:table-cell>
          <table:table-cell table:style-name="ce93" table:formula="of:=CONCATENATE(&quot;trisac_&quot;;[.A15])" office:value-type="string" office:string-value="trisac_50" calcext:value-type="string">
            <text:p>trisac_50</text:p>
          </table:table-cell>
          <table:table-cell office:value-type="string" calcext:value-type="string">
            <text:p><text:s/></text:p>
          </table:table-cell>
          <table:table-cell table:style-name="ce68" table:formula="of:=JSONTRISACS([.AF15];[.B15];[.C15];[.D15];[.E15];[.F15];[.G15];[.H15];[.T15];[.U15];[.V15];[.W15];[.X15];[.AD15];[.AA1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5</text:p>
          </table:table-cell>
          <table:table-cell table:style-name="ce65" office:value-type="string" calcext:value-type="string">
            <text:p>3 Rue de la Planche au Gué</text:p>
          </table:table-cell>
          <table:table-cell table:style-name="ce65"/>
          <table:table-cell table:style-name="ce65" office:value-type="float" office:value="3" calcext:value-type="float">
            <text:p>3</text:p>
          </table:table-cell>
          <table:table-cell table:style-name="ce65" office:value-type="string" calcext:value-type="string">
            <text:p>Rue de la Planche au Gué</text:p>
          </table:table-cell>
          <table:table-cell table:style-name="ce65" office:value-type="string" calcext:value-type="string">
            <text:p>Nantes Erdre</text:p>
          </table:table-cell>
          <table:table-cell table:style-name="ce65" office:value-type="string" calcext:value-type="string">
            <text:p>Erdre/Bottière/Ranzay/Perray</text:p>
          </table:table-cell>
          <table:table-cell table:style-name="ce65" office:value-type="string" calcext:value-type="string">
            <text:p>RDV</text:p>
          </table:table-cell>
          <table:table-cell table:style-name="ce65" office:value-type="string" calcext:value-type="string">
            <text:p>04/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3/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8/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689928765624 , -1.52190435780587]</text:p>
          </table:table-cell>
          <table:table-cell table:number-columns-repeated="3"/>
          <table:table-cell table:style-name="ce90" table:formula="of:=REMPLACEEMPLACEMENTTRISAC([.T16];[.B16];[.E16];[.H16])" office:value-type="string" office:string-value="" calcext:value-type="error">
            <text:p>#VALEUR !</text:p>
          </table:table-cell>
          <table:table-cell table:style-name="ce90" table:formula="of:=REMPLACEEMPLACEMENTTRISAC2([.T16];[.B16];[.E16];[.H16])" office:value-type="string" office:string-value="" calcext:value-type="error">
            <text:p>#VALEUR !</text:p>
          </table:table-cell>
          <table:table-cell table:style-name="ce91" table:formula="of:=REMPLACEHORAIRESTRISAC2([.I16];[.J16];[.K16];[.L16];[.M16];[.N16];[.O16];[.P16];[.Q16];[.B16];[.E16];[.H16])" office:value-type="string" office:string-value="" calcext:value-type="error">
            <text:p>#VALEUR !</text:p>
          </table:table-cell>
          <table:table-cell table:style-name="ce92" table:formula="of:=CONCATENATE(&quot;trisac,&quot;;UTILTRANSFORMEENMOTSCLES([.E16]))" office:value-type="string" office:string-value="" calcext:value-type="error">
            <text:p>#VALEUR !</text:p>
          </table:table-cell>
          <table:table-cell table:style-name="ce93" table:formula="of:=CONCATENATE(&quot;trisac_&quot;;[.A16])" office:value-type="string" office:string-value="trisac_55" calcext:value-type="string">
            <text:p>trisac_55</text:p>
          </table:table-cell>
          <table:table-cell office:value-type="string" calcext:value-type="string">
            <text:p><text:s/></text:p>
          </table:table-cell>
          <table:table-cell table:style-name="ce68" table:formula="of:=JSONTRISACS([.AF16];[.B16];[.C16];[.D16];[.E16];[.F16];[.G16];[.H16];[.T16];[.U16];[.V16];[.W16];[.X16];[.AD16];[.AA1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6</text:p>
          </table:table-cell>
          <table:table-cell table:style-name="ce65" office:value-type="string" calcext:value-type="string">
            <text:p>Pôle de Proximité Erdre et Loire</text:p>
          </table:table-cell>
          <table:table-cell table:style-name="ce65" office:value-type="string" calcext:value-type="string">
            <text:p>Pôle de proximité</text:p>
          </table:table-cell>
          <table:table-cell table:style-name="ce65" office:value-type="float" office:value="2" calcext:value-type="float">
            <text:p>2</text:p>
          </table:table-cell>
          <table:table-cell table:style-name="ce65" office:value-type="string" calcext:value-type="string">
            <text:p>Rue Edouard Nignon</text:p>
          </table:table-cell>
          <table:table-cell table:style-name="ce65" office:value-type="string" calcext:value-type="string">
            <text:p>Nantes Erdre</text:p>
          </table:table-cell>
          <table:table-cell table:style-name="ce65" office:value-type="string" calcext:value-type="string">
            <text:p>Erdre/Bottière/Ranzay/Perray</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754117135983 , -1.51029315941679]</text:p>
          </table:table-cell>
          <table:table-cell table:number-columns-repeated="3"/>
          <table:table-cell table:style-name="ce90" table:formula="of:=REMPLACEEMPLACEMENTTRISAC([.T17];[.B17];[.E17];[.H17])" office:value-type="string" office:string-value="" calcext:value-type="error">
            <text:p>#VALEUR !</text:p>
          </table:table-cell>
          <table:table-cell table:style-name="ce90" table:formula="of:=REMPLACEEMPLACEMENTTRISAC2([.T17];[.B17];[.E17];[.H17])" office:value-type="string" office:string-value="" calcext:value-type="error">
            <text:p>#VALEUR !</text:p>
          </table:table-cell>
          <table:table-cell table:style-name="ce91" table:formula="of:=REMPLACEHORAIRESTRISAC2([.I17];[.J17];[.K17];[.L17];[.M17];[.N17];[.O17];[.P17];[.Q17];[.B17];[.E17];[.H17])" office:value-type="string" office:string-value="" calcext:value-type="error">
            <text:p>#VALEUR !</text:p>
          </table:table-cell>
          <table:table-cell table:style-name="ce92" table:formula="of:=CONCATENATE(&quot;trisac,&quot;;UTILTRANSFORMEENMOTSCLES([.E17]))" office:value-type="string" office:string-value="" calcext:value-type="error">
            <text:p>#VALEUR !</text:p>
          </table:table-cell>
          <table:table-cell table:style-name="ce93" table:formula="of:=CONCATENATE(&quot;trisac_&quot;;[.A17])" office:value-type="string" office:string-value="trisac_46" calcext:value-type="string">
            <text:p>trisac_46</text:p>
          </table:table-cell>
          <table:table-cell office:value-type="string" calcext:value-type="string">
            <text:p><text:s/></text:p>
          </table:table-cell>
          <table:table-cell table:style-name="ce68" table:formula="of:=JSONTRISACS([.AF17];[.B17];[.C17];[.D17];[.E17];[.F17];[.G17];[.H17];[.T17];[.U17];[.V17];[.W17];[.X17];[.AD17];[.AA1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7</text:p>
          </table:table-cell>
          <table:table-cell table:style-name="ce65" office:value-type="string" calcext:value-type="string">
            <text:p>Devant la Piscine Léo Lagrange</text:p>
          </table:table-cell>
          <table:table-cell table:style-name="ce65" table:number-columns-repeated="2"/>
          <table:table-cell table:style-name="ce65" office:value-type="string" calcext:value-type="string">
            <text:p>Boulevard des Nations Unies</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20/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4/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8/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09924940714 , -1.56107045739242]</text:p>
          </table:table-cell>
          <table:table-cell table:number-columns-repeated="3"/>
          <table:table-cell table:style-name="ce90" table:formula="of:=REMPLACEEMPLACEMENTTRISAC([.T18];[.B18];[.E18];[.H18])" office:value-type="string" office:string-value="" calcext:value-type="error">
            <text:p>#VALEUR !</text:p>
          </table:table-cell>
          <table:table-cell table:style-name="ce90" table:formula="of:=REMPLACEEMPLACEMENTTRISAC2([.T18];[.B18];[.E18];[.H18])" office:value-type="string" office:string-value="" calcext:value-type="error">
            <text:p>#VALEUR !</text:p>
          </table:table-cell>
          <table:table-cell table:style-name="ce91" table:formula="of:=REMPLACEHORAIRESTRISAC2([.I18];[.J18];[.K18];[.L18];[.M18];[.N18];[.O18];[.P18];[.Q18];[.B18];[.E18];[.H18])" office:value-type="string" office:string-value="" calcext:value-type="error">
            <text:p>#VALEUR !</text:p>
          </table:table-cell>
          <table:table-cell table:style-name="ce92" table:formula="of:=CONCATENATE(&quot;trisac,&quot;;UTILTRANSFORMEENMOTSCLES([.E18]))" office:value-type="string" office:string-value="" calcext:value-type="error">
            <text:p>#VALEUR !</text:p>
          </table:table-cell>
          <table:table-cell table:style-name="ce93" table:formula="of:=CONCATENATE(&quot;trisac_&quot;;[.A18])" office:value-type="string" office:string-value="trisac_37" calcext:value-type="string">
            <text:p>trisac_37</text:p>
          </table:table-cell>
          <table:table-cell office:value-type="string" calcext:value-type="string">
            <text:p><text:s/></text:p>
          </table:table-cell>
          <table:table-cell table:style-name="ce68" table:formula="of:=JSONTRISACS([.AF18];[.B18];[.C18];[.D18];[.E18];[.F18];[.G18];[.H18];[.T18];[.U18];[.V18];[.W18];[.X18];[.AD18];[.AA1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4</text:p>
          </table:table-cell>
          <table:table-cell table:style-name="ce65" office:value-type="string" calcext:value-type="string">
            <text:p>Cours Cambronne</text:p>
          </table:table-cell>
          <table:table-cell table:style-name="ce65" table:number-columns-repeated="2"/>
          <table:table-cell table:style-name="ce65" office:value-type="string" calcext:value-type="string">
            <text:p>Rue des Cadeniers</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30/01/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4/05/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8/10/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24318278172 , -1.56246151143316]</text:p>
          </table:table-cell>
          <table:table-cell table:number-columns-repeated="3"/>
          <table:table-cell table:style-name="ce90" table:formula="of:=REMPLACEEMPLACEMENTTRISAC([.T19];[.B19];[.E19];[.H19])" office:value-type="string" office:string-value="" calcext:value-type="error">
            <text:p>#VALEUR !</text:p>
          </table:table-cell>
          <table:table-cell table:style-name="ce90" table:formula="of:=REMPLACEEMPLACEMENTTRISAC2([.T19];[.B19];[.E19];[.H19])" office:value-type="string" office:string-value="" calcext:value-type="error">
            <text:p>#VALEUR !</text:p>
          </table:table-cell>
          <table:table-cell table:style-name="ce91" table:formula="of:=REMPLACEHORAIRESTRISAC2([.I19];[.J19];[.K19];[.L19];[.M19];[.N19];[.O19];[.P19];[.Q19];[.B19];[.E19];[.H19])" office:value-type="string" office:string-value="" calcext:value-type="error">
            <text:p>#VALEUR !</text:p>
          </table:table-cell>
          <table:table-cell table:style-name="ce92" table:formula="of:=CONCATENATE(&quot;trisac,&quot;;UTILTRANSFORMEENMOTSCLES([.E19]))" office:value-type="string" office:string-value="" calcext:value-type="error">
            <text:p>#VALEUR !</text:p>
          </table:table-cell>
          <table:table-cell table:style-name="ce93" table:formula="of:=CONCATENATE(&quot;trisac_&quot;;[.A19])" office:value-type="string" office:string-value="trisac_44" calcext:value-type="string">
            <text:p>trisac_44</text:p>
          </table:table-cell>
          <table:table-cell office:value-type="string" calcext:value-type="string">
            <text:p><text:s/></text:p>
          </table:table-cell>
          <table:table-cell table:style-name="ce68" table:formula="of:=JSONTRISACS([.AF19];[.B19];[.C19];[.D19];[.E19];[.F19];[.G19];[.H19];[.T19];[.U19];[.V19];[.W19];[.X19];[.AD19];[.AA1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6</text:p>
          </table:table-cell>
          <table:table-cell table:style-name="ce65" office:value-type="string" calcext:value-type="string">
            <text:p>Tabac Presse</text:p>
          </table:table-cell>
          <table:table-cell table:style-name="ce65" office:value-type="string" calcext:value-type="string">
            <text:p>Commerce</text:p>
          </table:table-cell>
          <table:table-cell table:style-name="ce65" office:value-type="float" office:value="17" calcext:value-type="float">
            <text:p>17</text:p>
          </table:table-cell>
          <table:table-cell table:style-name="ce65" office:value-type="string" calcext:value-type="string">
            <text:p>Allée Duguay Trouin</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26326351651 , -1.55713180563729]</text:p>
          </table:table-cell>
          <table:table-cell table:number-columns-repeated="3"/>
          <table:table-cell table:style-name="ce90" table:formula="of:=REMPLACEEMPLACEMENTTRISAC([.T20];[.B20];[.E20];[.H20])" office:value-type="string" office:string-value="" calcext:value-type="error">
            <text:p>#VALEUR !</text:p>
          </table:table-cell>
          <table:table-cell table:style-name="ce90" table:formula="of:=REMPLACEEMPLACEMENTTRISAC2([.T20];[.B20];[.E20];[.H20])" office:value-type="string" office:string-value="" calcext:value-type="error">
            <text:p>#VALEUR !</text:p>
          </table:table-cell>
          <table:table-cell table:style-name="ce91" table:formula="of:=REMPLACEHORAIRESTRISAC2([.I20];[.J20];[.K20];[.L20];[.M20];[.N20];[.O20];[.P20];[.Q20];[.B20];[.E20];[.H20])" office:value-type="string" office:string-value="" calcext:value-type="error">
            <text:p>#VALEUR !</text:p>
          </table:table-cell>
          <table:table-cell table:style-name="ce92" table:formula="of:=CONCATENATE(&quot;trisac,&quot;;UTILTRANSFORMEENMOTSCLES([.E20]))" office:value-type="string" office:string-value="" calcext:value-type="error">
            <text:p>#VALEUR !</text:p>
          </table:table-cell>
          <table:table-cell table:style-name="ce93" table:formula="of:=CONCATENATE(&quot;trisac_&quot;;[.A20])" office:value-type="string" office:string-value="trisac_26" calcext:value-type="string">
            <text:p>trisac_26</text:p>
          </table:table-cell>
          <table:table-cell office:value-type="string" calcext:value-type="string">
            <text:p><text:s/></text:p>
          </table:table-cell>
          <table:table-cell table:style-name="ce68" table:formula="of:=JSONTRISACS([.AF20];[.B20];[.C20];[.D20];[.E20];[.F20];[.G20];[.H20];[.T20];[.U20];[.V20];[.W20];[.X20];[.AD20];[.AA2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text:p>
          </table:table-cell>
          <table:table-cell table:style-name="ce65" office:value-type="string" calcext:value-type="string">
            <text:p>Comptoir du tri</text:p>
          </table:table-cell>
          <table:table-cell table:style-name="ce65" office:value-type="string" calcext:value-type="string">
            <text:p>Service communautaire</text:p>
          </table:table-cell>
          <table:table-cell table:style-name="ce65" office:value-type="float" office:value="6" calcext:value-type="float">
            <text:p>6</text:p>
          </table:table-cell>
          <table:table-cell table:style-name="ce65" office:value-type="string" calcext:value-type="string">
            <text:p>Allée Brancas</text:p>
          </table:table-cell>
          <table:table-cell table:style-name="ce65" office:value-type="string" calcext:value-type="string">
            <text:p>Centre Ville</text:p>
          </table:table-cell>
          <table:table-cell table:style-name="ce65"/>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38099928016 , -1.55624670850238]</text:p>
          </table:table-cell>
          <table:table-cell table:number-columns-repeated="3"/>
          <table:table-cell table:style-name="ce90" table:formula="of:=REMPLACEEMPLACEMENTTRISAC([.T21];[.B21];[.E21];[.H21])" office:value-type="string" office:string-value="" calcext:value-type="error">
            <text:p>#VALEUR !</text:p>
          </table:table-cell>
          <table:table-cell table:style-name="ce90" table:formula="of:=REMPLACEEMPLACEMENTTRISAC2([.T21];[.B21];[.E21];[.H21])" office:value-type="string" office:string-value="" calcext:value-type="error">
            <text:p>#VALEUR !</text:p>
          </table:table-cell>
          <table:table-cell table:style-name="ce91" table:formula="of:=REMPLACEHORAIRESTRISAC2([.I21];[.J21];[.K21];[.L21];[.M21];[.N21];[.O21];[.P21];[.Q21];[.B21];[.E21];[.H21])" office:value-type="string" office:string-value="" calcext:value-type="error">
            <text:p>#VALEUR !</text:p>
          </table:table-cell>
          <table:table-cell table:style-name="ce92" table:formula="of:=CONCATENATE(&quot;trisac,&quot;;UTILTRANSFORMEENMOTSCLES([.E21]))" office:value-type="string" office:string-value="" calcext:value-type="error">
            <text:p>#VALEUR !</text:p>
          </table:table-cell>
          <table:table-cell table:style-name="ce93" table:formula="of:=CONCATENATE(&quot;trisac_&quot;;[.A21])" office:value-type="string" office:string-value="trisac_1" calcext:value-type="string">
            <text:p>trisac_1</text:p>
          </table:table-cell>
          <table:table-cell office:value-type="string" calcext:value-type="string">
            <text:p><text:s/></text:p>
          </table:table-cell>
          <table:table-cell table:style-name="ce68" table:formula="of:=JSONTRISACS([.AF21];[.B21];[.C21];[.D21];[.E21];[.F21];[.G21];[.H21];[.T21];[.U21];[.V21];[.W21];[.X21];[.AD21];[.AA2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8</text:p>
          </table:table-cell>
          <table:table-cell table:style-name="ce65" office:value-type="string" calcext:value-type="string">
            <text:p>Glup's</text:p>
          </table:table-cell>
          <table:table-cell table:style-name="ce65" office:value-type="string" calcext:value-type="string">
            <text:p>Commerce</text:p>
          </table:table-cell>
          <table:table-cell table:style-name="ce65" office:value-type="float" office:value="10" calcext:value-type="float">
            <text:p>10</text:p>
          </table:table-cell>
          <table:table-cell table:style-name="ce65" office:value-type="string" calcext:value-type="string">
            <text:p>Rue de la Fosse</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37455319448 , -1.55888773622567]</text:p>
          </table:table-cell>
          <table:table-cell table:number-columns-repeated="3"/>
          <table:table-cell table:style-name="ce90" table:formula="of:=REMPLACEEMPLACEMENTTRISAC([.T22];[.B22];[.E22];[.H22])" office:value-type="string" office:string-value="" calcext:value-type="error">
            <text:p>#VALEUR !</text:p>
          </table:table-cell>
          <table:table-cell table:style-name="ce90" table:formula="of:=REMPLACEEMPLACEMENTTRISAC2([.T22];[.B22];[.E22];[.H22])" office:value-type="string" office:string-value="" calcext:value-type="error">
            <text:p>#VALEUR !</text:p>
          </table:table-cell>
          <table:table-cell table:style-name="ce91" table:formula="of:=REMPLACEHORAIRESTRISAC2([.I22];[.J22];[.K22];[.L22];[.M22];[.N22];[.O22];[.P22];[.Q22];[.B22];[.E22];[.H22])" office:value-type="string" office:string-value="" calcext:value-type="error">
            <text:p>#VALEUR !</text:p>
          </table:table-cell>
          <table:table-cell table:style-name="ce92" table:formula="of:=CONCATENATE(&quot;trisac,&quot;;UTILTRANSFORMEENMOTSCLES([.E22]))" office:value-type="string" office:string-value="" calcext:value-type="error">
            <text:p>#VALEUR !</text:p>
          </table:table-cell>
          <table:table-cell table:style-name="ce93" table:formula="of:=CONCATENATE(&quot;trisac_&quot;;[.A22])" office:value-type="string" office:string-value="trisac_28" calcext:value-type="string">
            <text:p>trisac_28</text:p>
          </table:table-cell>
          <table:table-cell office:value-type="string" calcext:value-type="string">
            <text:p><text:s/></text:p>
          </table:table-cell>
          <table:table-cell table:style-name="ce68" table:formula="of:=JSONTRISACS([.AF22];[.B22];[.C22];[.D22];[.E22];[.F22];[.G22];[.H22];[.T22];[.U22];[.V22];[.W22];[.X22];[.AD22];[.AA2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9</text:p>
          </table:table-cell>
          <table:table-cell table:style-name="ce65" office:value-type="string" calcext:value-type="string">
            <text:p>Du Vert en Ville</text:p>
          </table:table-cell>
          <table:table-cell table:style-name="ce65" office:value-type="string" calcext:value-type="string">
            <text:p>Commerce</text:p>
          </table:table-cell>
          <table:table-cell table:style-name="ce65" office:value-type="float" office:value="23" calcext:value-type="float">
            <text:p>23</text:p>
          </table:table-cell>
          <table:table-cell table:style-name="ce65" office:value-type="string" calcext:value-type="string">
            <text:p>Rue Racine</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42601633664 , -1.56527226639288]</text:p>
          </table:table-cell>
          <table:table-cell table:number-columns-repeated="3"/>
          <table:table-cell table:style-name="ce90" table:formula="of:=REMPLACEEMPLACEMENTTRISAC([.T23];[.B23];[.E23];[.H23])" office:value-type="string" office:string-value="" calcext:value-type="error">
            <text:p>#VALEUR !</text:p>
          </table:table-cell>
          <table:table-cell table:style-name="ce90" table:formula="of:=REMPLACEEMPLACEMENTTRISAC2([.T23];[.B23];[.E23];[.H23])" office:value-type="string" office:string-value="" calcext:value-type="error">
            <text:p>#VALEUR !</text:p>
          </table:table-cell>
          <table:table-cell table:style-name="ce91" table:formula="of:=REMPLACEHORAIRESTRISAC2([.I23];[.J23];[.K23];[.L23];[.M23];[.N23];[.O23];[.P23];[.Q23];[.B23];[.E23];[.H23])" office:value-type="string" office:string-value="" calcext:value-type="error">
            <text:p>#VALEUR !</text:p>
          </table:table-cell>
          <table:table-cell table:style-name="ce92" table:formula="of:=CONCATENATE(&quot;trisac,&quot;;UTILTRANSFORMEENMOTSCLES([.E23]))" office:value-type="string" office:string-value="" calcext:value-type="error">
            <text:p>#VALEUR !</text:p>
          </table:table-cell>
          <table:table-cell table:style-name="ce93" table:formula="of:=CONCATENATE(&quot;trisac_&quot;;[.A23])" office:value-type="string" office:string-value="trisac_29" calcext:value-type="string">
            <text:p>trisac_29</text:p>
          </table:table-cell>
          <table:table-cell office:value-type="string" calcext:value-type="string">
            <text:p><text:s/></text:p>
          </table:table-cell>
          <table:table-cell table:style-name="ce68" table:formula="of:=JSONTRISACS([.AF23];[.B23];[.C23];[.D23];[.E23];[.F23];[.G23];[.H23];[.T23];[.U23];[.V23];[.W23];[.X23];[.AD23];[.AA2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0</text:p>
          </table:table-cell>
          <table:table-cell table:style-name="ce65" office:value-type="string" calcext:value-type="string">
            <text:p>Carrefour City</text:p>
          </table:table-cell>
          <table:table-cell table:style-name="ce65" office:value-type="string" calcext:value-type="string">
            <text:p>Commerce</text:p>
          </table:table-cell>
          <table:table-cell table:style-name="ce65" office:value-type="float" office:value="3" calcext:value-type="float">
            <text:p>3</text:p>
          </table:table-cell>
          <table:table-cell table:style-name="ce65" office:value-type="string" calcext:value-type="string">
            <text:p>Rue Cassini</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49613500515 , -1.56504320917249]</text:p>
          </table:table-cell>
          <table:table-cell table:number-columns-repeated="3"/>
          <table:table-cell table:style-name="ce90" table:formula="of:=REMPLACEEMPLACEMENTTRISAC([.T24];[.B24];[.E24];[.H24])" office:value-type="string" office:string-value="" calcext:value-type="error">
            <text:p>#VALEUR !</text:p>
          </table:table-cell>
          <table:table-cell table:style-name="ce90" table:formula="of:=REMPLACEEMPLACEMENTTRISAC2([.T24];[.B24];[.E24];[.H24])" office:value-type="string" office:string-value="" calcext:value-type="error">
            <text:p>#VALEUR !</text:p>
          </table:table-cell>
          <table:table-cell table:style-name="ce91" table:formula="of:=REMPLACEHORAIRESTRISAC2([.I24];[.J24];[.K24];[.L24];[.M24];[.N24];[.O24];[.P24];[.Q24];[.B24];[.E24];[.H24])" office:value-type="string" office:string-value="" calcext:value-type="error">
            <text:p>#VALEUR !</text:p>
          </table:table-cell>
          <table:table-cell table:style-name="ce92" table:formula="of:=CONCATENATE(&quot;trisac,&quot;;UTILTRANSFORMEENMOTSCLES([.E24]))" office:value-type="string" office:string-value="" calcext:value-type="error">
            <text:p>#VALEUR !</text:p>
          </table:table-cell>
          <table:table-cell table:style-name="ce93" table:formula="of:=CONCATENATE(&quot;trisac_&quot;;[.A24])" office:value-type="string" office:string-value="trisac_30" calcext:value-type="string">
            <text:p>trisac_30</text:p>
          </table:table-cell>
          <table:table-cell office:value-type="string" calcext:value-type="string">
            <text:p><text:s/></text:p>
          </table:table-cell>
          <table:table-cell table:style-name="ce68" table:formula="of:=JSONTRISACS([.AF24];[.B24];[.C24];[.D24];[.E24];[.F24];[.G24];[.H24];[.T24];[.U24];[.V24];[.W24];[.X24];[.AD24];[.AA2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3</text:p>
          </table:table-cell>
          <table:table-cell table:style-name="ce65" office:value-type="string" calcext:value-type="string">
            <text:p>Tabac Presse Pitois</text:p>
          </table:table-cell>
          <table:table-cell table:style-name="ce65" office:value-type="string" calcext:value-type="string">
            <text:p>Commerce</text:p>
          </table:table-cell>
          <table:table-cell table:style-name="ce65" office:value-type="float" office:value="9" calcext:value-type="float">
            <text:p>9</text:p>
          </table:table-cell>
          <table:table-cell table:style-name="ce65" office:value-type="string" calcext:value-type="string">
            <text:p>Rue de Budapest</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66599968739 , -1.56003585012774]</text:p>
          </table:table-cell>
          <table:table-cell table:number-columns-repeated="3"/>
          <table:table-cell table:style-name="ce90" table:formula="of:=REMPLACEEMPLACEMENTTRISAC([.T25];[.B25];[.E25];[.H25])" office:value-type="string" office:string-value="" calcext:value-type="error">
            <text:p>#VALEUR !</text:p>
          </table:table-cell>
          <table:table-cell table:style-name="ce90" table:formula="of:=REMPLACEEMPLACEMENTTRISAC2([.T25];[.B25];[.E25];[.H25])" office:value-type="string" office:string-value="" calcext:value-type="error">
            <text:p>#VALEUR !</text:p>
          </table:table-cell>
          <table:table-cell table:style-name="ce91" table:formula="of:=REMPLACEHORAIRESTRISAC2([.I25];[.J25];[.K25];[.L25];[.M25];[.N25];[.O25];[.P25];[.Q25];[.B25];[.E25];[.H25])" office:value-type="string" office:string-value="" calcext:value-type="error">
            <text:p>#VALEUR !</text:p>
          </table:table-cell>
          <table:table-cell table:style-name="ce92" table:formula="of:=CONCATENATE(&quot;trisac,&quot;;UTILTRANSFORMEENMOTSCLES([.E25]))" office:value-type="string" office:string-value="" calcext:value-type="error">
            <text:p>#VALEUR !</text:p>
          </table:table-cell>
          <table:table-cell table:style-name="ce93" table:formula="of:=CONCATENATE(&quot;trisac_&quot;;[.A25])" office:value-type="string" office:string-value="trisac_33" calcext:value-type="string">
            <text:p>trisac_33</text:p>
          </table:table-cell>
          <table:table-cell office:value-type="string" calcext:value-type="string">
            <text:p><text:s/></text:p>
          </table:table-cell>
          <table:table-cell table:style-name="ce68" table:formula="of:=JSONTRISACS([.AF25];[.B25];[.C25];[.D25];[.E25];[.F25];[.G25];[.H25];[.T25];[.U25];[.V25];[.W25];[.X25];[.AD25];[.AA2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1</text:p>
          </table:table-cell>
          <table:table-cell table:style-name="ce65" office:value-type="string" calcext:value-type="string">
            <text:p>Boulangerie</text:p>
          </table:table-cell>
          <table:table-cell table:style-name="ce65" office:value-type="string" calcext:value-type="string">
            <text:p>Commerce</text:p>
          </table:table-cell>
          <table:table-cell table:style-name="ce65" office:value-type="float" office:value="4" calcext:value-type="float">
            <text:p>4</text:p>
          </table:table-cell>
          <table:table-cell table:style-name="ce65" office:value-type="string" calcext:value-type="string">
            <text:p>Allée Duquesne</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7194173303 , -1.55668673593576]</text:p>
          </table:table-cell>
          <table:table-cell table:number-columns-repeated="3"/>
          <table:table-cell table:style-name="ce90" table:formula="of:=REMPLACEEMPLACEMENTTRISAC([.T26];[.B26];[.E26];[.H26])" office:value-type="string" office:string-value="" calcext:value-type="error">
            <text:p>#VALEUR !</text:p>
          </table:table-cell>
          <table:table-cell table:style-name="ce90" table:formula="of:=REMPLACEEMPLACEMENTTRISAC2([.T26];[.B26];[.E26];[.H26])" office:value-type="string" office:string-value="" calcext:value-type="error">
            <text:p>#VALEUR !</text:p>
          </table:table-cell>
          <table:table-cell table:style-name="ce91" table:formula="of:=REMPLACEHORAIRESTRISAC2([.I26];[.J26];[.K26];[.L26];[.M26];[.N26];[.O26];[.P26];[.Q26];[.B26];[.E26];[.H26])" office:value-type="string" office:string-value="" calcext:value-type="error">
            <text:p>#VALEUR !</text:p>
          </table:table-cell>
          <table:table-cell table:style-name="ce92" table:formula="of:=CONCATENATE(&quot;trisac,&quot;;UTILTRANSFORMEENMOTSCLES([.E26]))" office:value-type="string" office:string-value="" calcext:value-type="error">
            <text:p>#VALEUR !</text:p>
          </table:table-cell>
          <table:table-cell table:style-name="ce93" table:formula="of:=CONCATENATE(&quot;trisac_&quot;;[.A26])" office:value-type="string" office:string-value="trisac_31" calcext:value-type="string">
            <text:p>trisac_31</text:p>
          </table:table-cell>
          <table:table-cell office:value-type="string" calcext:value-type="string">
            <text:p><text:s/></text:p>
          </table:table-cell>
          <table:table-cell table:style-name="ce68" table:formula="of:=JSONTRISACS([.AF26];[.B26];[.C26];[.D26];[.E26];[.F26];[.G26];[.H26];[.T26];[.U26];[.V26];[.W26];[.X26];[.AD26];[.AA2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9</text:p>
          </table:table-cell>
          <table:table-cell table:style-name="ce65" office:value-type="string" calcext:value-type="string">
            <text:p>Place de Bretagne</text:p>
          </table:table-cell>
          <table:table-cell table:style-name="ce65" table:number-columns-repeated="2"/>
          <table:table-cell table:style-name="ce65" office:value-type="string" calcext:value-type="string">
            <text:p>Place de Bretagne</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22/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6/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30/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75064328734 , -1.55911151379809]</text:p>
          </table:table-cell>
          <table:table-cell table:number-columns-repeated="3"/>
          <table:table-cell table:style-name="ce90" table:formula="of:=REMPLACEEMPLACEMENTTRISAC([.T27];[.B27];[.E27];[.H27])" office:value-type="string" office:string-value="" calcext:value-type="error">
            <text:p>#VALEUR !</text:p>
          </table:table-cell>
          <table:table-cell table:style-name="ce90" table:formula="of:=REMPLACEEMPLACEMENTTRISAC2([.T27];[.B27];[.E27];[.H27])" office:value-type="string" office:string-value="" calcext:value-type="error">
            <text:p>#VALEUR !</text:p>
          </table:table-cell>
          <table:table-cell table:style-name="ce91" table:formula="of:=REMPLACEHORAIRESTRISAC2([.I27];[.J27];[.K27];[.L27];[.M27];[.N27];[.O27];[.P27];[.Q27];[.B27];[.E27];[.H27])" office:value-type="string" office:string-value="" calcext:value-type="error">
            <text:p>#VALEUR !</text:p>
          </table:table-cell>
          <table:table-cell table:style-name="ce92" table:formula="of:=CONCATENATE(&quot;trisac,&quot;;UTILTRANSFORMEENMOTSCLES([.E27]))" office:value-type="string" office:string-value="" calcext:value-type="error">
            <text:p>#VALEUR !</text:p>
          </table:table-cell>
          <table:table-cell table:style-name="ce93" table:formula="of:=CONCATENATE(&quot;trisac_&quot;;[.A27])" office:value-type="string" office:string-value="trisac_39" calcext:value-type="string">
            <text:p>trisac_39</text:p>
          </table:table-cell>
          <table:table-cell office:value-type="string" calcext:value-type="string">
            <text:p><text:s/></text:p>
          </table:table-cell>
          <table:table-cell table:style-name="ce68" table:formula="of:=JSONTRISACS([.AF27];[.B27];[.C27];[.D27];[.E27];[.F27];[.G27];[.H27];[.T27];[.U27];[.V27];[.W27];[.X27];[.AD27];[.AA2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4</text:p>
          </table:table-cell>
          <table:table-cell table:style-name="ce65" office:value-type="string" calcext:value-type="string">
            <text:p>Au p'tit pain nantais</text:p>
          </table:table-cell>
          <table:table-cell table:style-name="ce65" office:value-type="string" calcext:value-type="string">
            <text:p>Commerce</text:p>
          </table:table-cell>
          <table:table-cell table:style-name="ce65" office:value-type="float" office:value="26" calcext:value-type="float">
            <text:p>26</text:p>
          </table:table-cell>
          <table:table-cell table:style-name="ce65" office:value-type="string" calcext:value-type="string">
            <text:p>Rue Jean Jaurès</text:p>
          </table:table-cell>
          <table:table-cell table:style-name="ce65" office:value-type="string" calcext:value-type="string">
            <text:p>Hauts Pavés - Saint Félix</text:p>
          </table:table-cell>
          <table:table-cell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83146463099 , -1.56182083830304]</text:p>
          </table:table-cell>
          <table:table-cell table:number-columns-repeated="3"/>
          <table:table-cell table:style-name="ce90" table:formula="of:=REMPLACEEMPLACEMENTTRISAC([.T28];[.B28];[.E28];[.H28])" office:value-type="string" office:string-value="" calcext:value-type="error">
            <text:p>#VALEUR !</text:p>
          </table:table-cell>
          <table:table-cell table:style-name="ce90" table:formula="of:=REMPLACEEMPLACEMENTTRISAC2([.T28];[.B28];[.E28];[.H28])" office:value-type="string" office:string-value="" calcext:value-type="error">
            <text:p>#VALEUR !</text:p>
          </table:table-cell>
          <table:table-cell table:style-name="ce91" table:formula="of:=REMPLACEHORAIRESTRISAC2([.I28];[.J28];[.K28];[.L28];[.M28];[.N28];[.O28];[.P28];[.Q28];[.B28];[.E28];[.H28])" office:value-type="string" office:string-value="" calcext:value-type="error">
            <text:p>#VALEUR !</text:p>
          </table:table-cell>
          <table:table-cell table:style-name="ce92" table:formula="of:=CONCATENATE(&quot;trisac,&quot;;UTILTRANSFORMEENMOTSCLES([.E28]))" office:value-type="string" office:string-value="" calcext:value-type="error">
            <text:p>#VALEUR !</text:p>
          </table:table-cell>
          <table:table-cell table:style-name="ce93" table:formula="of:=CONCATENATE(&quot;trisac_&quot;;[.A28])" office:value-type="string" office:string-value="trisac_24" calcext:value-type="string">
            <text:p>trisac_24</text:p>
          </table:table-cell>
          <table:table-cell office:value-type="string" calcext:value-type="string">
            <text:p><text:s/></text:p>
          </table:table-cell>
          <table:table-cell table:style-name="ce68" table:formula="of:=JSONTRISACS([.AF28];[.B28];[.C28];[.D28];[.E28];[.F28];[.G28];[.H28];[.T28];[.U28];[.V28];[.W28];[.X28];[.AD28];[.AA2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4</text:p>
          </table:table-cell>
          <table:table-cell table:style-name="ce65" office:value-type="string" calcext:value-type="string">
            <text:p>Marché de Talensac</text:p>
          </table:table-cell>
          <table:table-cell table:style-name="ce65" office:value-type="string" calcext:value-type="string">
            <text:p>Marché</text:p>
          </table:table-cell>
          <table:table-cell table:style-name="ce65"/>
          <table:table-cell table:style-name="ce65" office:value-type="string" calcext:value-type="string">
            <text:p>Rue de Talensac</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vente_distrib_auto</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09513930215 , -1.55717213803952]</text:p>
          </table:table-cell>
          <table:table-cell table:number-columns-repeated="3"/>
          <table:table-cell table:style-name="ce90" table:formula="of:=REMPLACEEMPLACEMENTTRISAC([.T29];[.B29];[.E29];[.H29])" office:value-type="string" office:string-value="" calcext:value-type="error">
            <text:p>#VALEUR !</text:p>
          </table:table-cell>
          <table:table-cell table:style-name="ce90" table:formula="of:=REMPLACEEMPLACEMENTTRISAC2([.T29];[.B29];[.E29];[.H29])" office:value-type="string" office:string-value="" calcext:value-type="error">
            <text:p>#VALEUR !</text:p>
          </table:table-cell>
          <table:table-cell table:style-name="ce91" table:formula="of:=REMPLACEHORAIRESTRISAC2([.I29];[.J29];[.K29];[.L29];[.M29];[.N29];[.O29];[.P29];[.Q29];[.B29];[.E29];[.H29])" office:value-type="string" office:string-value="" calcext:value-type="error">
            <text:p>#VALEUR !</text:p>
          </table:table-cell>
          <table:table-cell table:style-name="ce92" table:formula="of:=CONCATENATE(&quot;trisac,&quot;;UTILTRANSFORMEENMOTSCLES([.E29]))" office:value-type="string" office:string-value="" calcext:value-type="error">
            <text:p>#VALEUR !</text:p>
          </table:table-cell>
          <table:table-cell table:style-name="ce93" table:formula="of:=CONCATENATE(&quot;trisac_&quot;;[.A29])" office:value-type="string" office:string-value="trisac_74" calcext:value-type="string">
            <text:p>trisac_74</text:p>
          </table:table-cell>
          <table:table-cell office:value-type="string" calcext:value-type="string">
            <text:p><text:s/></text:p>
          </table:table-cell>
          <table:table-cell table:style-name="ce68" table:formula="of:=JSONTRISACS([.AF29];[.B29];[.C29];[.D29];[.E29];[.F29];[.G29];[.H29];[.T29];[.U29];[.V29];[.W29];[.X29];[.AD29];[.AA2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5</text:p>
          </table:table-cell>
          <table:table-cell table:style-name="ce65" office:value-type="string" calcext:value-type="string">
            <text:p>Boulangerie La p'tite cantine</text:p>
          </table:table-cell>
          <table:table-cell table:style-name="ce65" office:value-type="string" calcext:value-type="string">
            <text:p>Commerce</text:p>
          </table:table-cell>
          <table:table-cell table:style-name="ce65" office:value-type="float" office:value="4" calcext:value-type="float">
            <text:p>4</text:p>
          </table:table-cell>
          <table:table-cell table:style-name="ce65" office:value-type="string" calcext:value-type="string">
            <text:p>Rue du Moulin des Rochettes</text:p>
          </table:table-cell>
          <table:table-cell table:number-columns-repeated="2" table:style-name="ce65" office:value-type="string" calcext:value-type="string">
            <text:p>Nantes Nord</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614647518517 , -1.58198910560769]</text:p>
          </table:table-cell>
          <table:table-cell table:number-columns-repeated="2"/>
          <table:table-cell table:style-name="ce61" office:value-type="string" calcext:value-type="string">
            <text:p>consulter les horaires dans les piscines</text:p>
          </table:table-cell>
          <table:table-cell table:style-name="ce90" table:formula="of:=REMPLACEEMPLACEMENTTRISAC([.T30];[.B30];[.E30];[.H30])" office:value-type="string" office:string-value="" calcext:value-type="error">
            <text:p>#VALEUR !</text:p>
          </table:table-cell>
          <table:table-cell table:style-name="ce90" table:formula="of:=REMPLACEEMPLACEMENTTRISAC2([.T30];[.B30];[.E30];[.H30])" office:value-type="string" office:string-value="" calcext:value-type="error">
            <text:p>#VALEUR !</text:p>
          </table:table-cell>
          <table:table-cell table:style-name="ce91" table:formula="of:=REMPLACEHORAIRESTRISAC2([.I30];[.J30];[.K30];[.L30];[.M30];[.N30];[.O30];[.P30];[.Q30];[.B30];[.E30];[.H30])" office:value-type="string" office:string-value="" calcext:value-type="error">
            <text:p>#VALEUR !</text:p>
          </table:table-cell>
          <table:table-cell table:style-name="ce92" table:formula="of:=CONCATENATE(&quot;trisac,&quot;;UTILTRANSFORMEENMOTSCLES([.E30]))" office:value-type="string" office:string-value="" calcext:value-type="error">
            <text:p>#VALEUR !</text:p>
          </table:table-cell>
          <table:table-cell table:style-name="ce93" table:formula="of:=CONCATENATE(&quot;trisac_&quot;;[.A30])" office:value-type="string" office:string-value="trisac_95" calcext:value-type="string">
            <text:p>trisac_95</text:p>
          </table:table-cell>
          <table:table-cell office:value-type="string" calcext:value-type="string">
            <text:p><text:s/></text:p>
          </table:table-cell>
          <table:table-cell table:style-name="ce68" table:formula="of:=JSONTRISACS([.AF30];[.B30];[.C30];[.D30];[.E30];[.F30];[.G30];[.H30];[.T30];[.U30];[.V30];[.W30];[.X30];[.AD30];[.AA3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1</text:p>
          </table:table-cell>
          <table:table-cell table:style-name="ce65" office:value-type="string" calcext:value-type="string">
            <text:p>Rue de Questembert (Ecole Françoise Dolto)</text:p>
          </table:table-cell>
          <table:table-cell table:style-name="ce65"/>
          <table:table-cell table:style-name="ce65" office:value-type="float" office:value="3" calcext:value-type="float">
            <text:p>3</text:p>
          </table:table-cell>
          <table:table-cell table:style-name="ce65" office:value-type="string" calcext:value-type="string">
            <text:p>Rue de Questembert</text:p>
          </table:table-cell>
          <table:table-cell table:number-columns-repeated="2" table:style-name="ce65" office:value-type="string" calcext:value-type="string">
            <text:p>Nantes Nord</text:p>
          </table:table-cell>
          <table:table-cell table:style-name="ce65" office:value-type="string" calcext:value-type="string">
            <text:p>RDV</text:p>
          </table:table-cell>
          <table:table-cell table:style-name="ce65" office:value-type="string" calcext:value-type="string">
            <text:p>14/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9/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8/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3/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649104117402 , -1.58006934317071]</text:p>
          </table:table-cell>
          <table:table-cell table:number-columns-repeated="3"/>
          <table:table-cell table:style-name="ce90" table:formula="of:=REMPLACEEMPLACEMENTTRISAC([.T31];[.B31];[.E31];[.H31])" office:value-type="string" office:string-value="" calcext:value-type="error">
            <text:p>#VALEUR !</text:p>
          </table:table-cell>
          <table:table-cell table:style-name="ce90" table:formula="of:=REMPLACEEMPLACEMENTTRISAC2([.T31];[.B31];[.E31];[.H31])" office:value-type="string" office:string-value="" calcext:value-type="error">
            <text:p>#VALEUR !</text:p>
          </table:table-cell>
          <table:table-cell table:style-name="ce91" table:formula="of:=REMPLACEHORAIRESTRISAC2([.I31];[.J31];[.K31];[.L31];[.M31];[.N31];[.O31];[.P31];[.Q31];[.B31];[.E31];[.H31])" office:value-type="string" office:string-value="" calcext:value-type="error">
            <text:p>#VALEUR !</text:p>
          </table:table-cell>
          <table:table-cell table:style-name="ce92" table:formula="of:=CONCATENATE(&quot;trisac,&quot;;UTILTRANSFORMEENMOTSCLES([.E31]))" office:value-type="string" office:string-value="" calcext:value-type="error">
            <text:p>#VALEUR !</text:p>
          </table:table-cell>
          <table:table-cell table:style-name="ce93" table:formula="of:=CONCATENATE(&quot;trisac_&quot;;[.A31])" office:value-type="string" office:string-value="trisac_101" calcext:value-type="string">
            <text:p>trisac_101</text:p>
          </table:table-cell>
          <table:table-cell office:value-type="string" calcext:value-type="string">
            <text:p><text:s/></text:p>
          </table:table-cell>
          <table:table-cell table:style-name="ce68" table:formula="of:=JSONTRISACS([.AF31];[.B31];[.C31];[.D31];[.E31];[.F31];[.G31];[.H31];[.T31];[.U31];[.V31];[.W31];[.X31];[.AD31];[.AA3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4</text:p>
          </table:table-cell>
          <table:table-cell table:style-name="ce65" office:value-type="string" calcext:value-type="string">
            <text:p>Mairie Annexe Nantes Nord</text:p>
          </table:table-cell>
          <table:table-cell table:style-name="ce65" office:value-type="string" calcext:value-type="string">
            <text:p>Mairie annexe</text:p>
          </table:table-cell>
          <table:table-cell table:style-name="ce65" office:value-type="float" office:value="41" calcext:value-type="float">
            <text:p>41</text:p>
          </table:table-cell>
          <table:table-cell table:style-name="ce65" office:value-type="string" calcext:value-type="string">
            <text:p>Route de la Chapelle sur Erdre</text:p>
          </table:table-cell>
          <table:table-cell table:number-columns-repeated="2" table:style-name="ce65" office:value-type="string" calcext:value-type="string">
            <text:p>Nantes Nord</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67767936233 , -1.57597244158787]</text:p>
          </table:table-cell>
          <table:table-cell table:number-columns-repeated="3"/>
          <table:table-cell table:style-name="ce90" table:formula="of:=REMPLACEEMPLACEMENTTRISAC([.T32];[.B32];[.E32];[.H32])" office:value-type="string" office:string-value="" calcext:value-type="error">
            <text:p>#VALEUR !</text:p>
          </table:table-cell>
          <table:table-cell table:style-name="ce90" table:formula="of:=REMPLACEEMPLACEMENTTRISAC2([.T32];[.B32];[.E32];[.H32])" office:value-type="string" office:string-value="" calcext:value-type="error">
            <text:p>#VALEUR !</text:p>
          </table:table-cell>
          <table:table-cell table:style-name="ce91" table:formula="of:=REMPLACEHORAIRESTRISAC2([.I32];[.J32];[.K32];[.L32];[.M32];[.N32];[.O32];[.P32];[.Q32];[.B32];[.E32];[.H32])" office:value-type="string" office:string-value="" calcext:value-type="error">
            <text:p>#VALEUR !</text:p>
          </table:table-cell>
          <table:table-cell table:style-name="ce92" table:formula="of:=CONCATENATE(&quot;trisac,&quot;;UTILTRANSFORMEENMOTSCLES([.E32]))" office:value-type="string" office:string-value="" calcext:value-type="error">
            <text:p>#VALEUR !</text:p>
          </table:table-cell>
          <table:table-cell table:style-name="ce93" table:formula="of:=CONCATENATE(&quot;trisac_&quot;;[.A32])" office:value-type="string" office:string-value="trisac_94" calcext:value-type="string">
            <text:p>trisac_94</text:p>
          </table:table-cell>
          <table:table-cell office:value-type="string" calcext:value-type="string">
            <text:p><text:s/></text:p>
          </table:table-cell>
          <table:table-cell table:style-name="ce68" table:formula="of:=JSONTRISACS([.AF32];[.B32];[.C32];[.D32];[.E32];[.F32];[.G32];[.H32];[.T32];[.U32];[.V32];[.W32];[.X32];[.AD32];[.AA3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24</text:p>
          </table:table-cell>
          <table:table-cell table:style-name="ce65" office:value-type="string" calcext:value-type="string">
            <text:p>Route de la Chapelle Sur Erdre - Parking Lidl</text:p>
          </table:table-cell>
          <table:table-cell table:style-name="ce65"/>
          <table:table-cell table:style-name="ce65" office:value-type="float" office:value="6" calcext:value-type="float">
            <text:p>6</text:p>
          </table:table-cell>
          <table:table-cell table:style-name="ce65" office:value-type="string" calcext:value-type="string">
            <text:p>Route de la Chapelle sur Erdre</text:p>
          </table:table-cell>
          <table:table-cell table:number-columns-repeated="2" table:style-name="ce65" office:value-type="string" calcext:value-type="string">
            <text:p>Nantes Nord</text:p>
          </table:table-cell>
          <table:table-cell table:style-name="ce65" office:value-type="string" calcext:value-type="string">
            <text:p>RDV</text:p>
          </table:table-cell>
          <table:table-cell table:style-name="ce65" office:value-type="string" calcext:value-type="string">
            <text:p>30/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9/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4/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47239656816 , -1.57601473704925]</text:p>
          </table:table-cell>
          <table:table-cell table:number-columns-repeated="3"/>
          <table:table-cell table:style-name="ce90" table:formula="of:=REMPLACEEMPLACEMENTTRISAC([.T33];[.B33];[.E33];[.H33])" office:value-type="string" office:string-value="" calcext:value-type="error">
            <text:p>#VALEUR !</text:p>
          </table:table-cell>
          <table:table-cell table:style-name="ce90" table:formula="of:=REMPLACEEMPLACEMENTTRISAC2([.T33];[.B33];[.E33];[.H33])" office:value-type="string" office:string-value="" calcext:value-type="error">
            <text:p>#VALEUR !</text:p>
          </table:table-cell>
          <table:table-cell table:style-name="ce91" table:formula="of:=REMPLACEHORAIRESTRISAC2([.I33];[.J33];[.K33];[.L33];[.M33];[.N33];[.O33];[.P33];[.Q33];[.B33];[.E33];[.H33])" office:value-type="string" office:string-value="" calcext:value-type="error">
            <text:p>#VALEUR !</text:p>
          </table:table-cell>
          <table:table-cell table:style-name="ce92" table:formula="of:=CONCATENATE(&quot;trisac,&quot;;UTILTRANSFORMEENMOTSCLES([.E33]))" office:value-type="string" office:string-value="" calcext:value-type="error">
            <text:p>#VALEUR !</text:p>
          </table:table-cell>
          <table:table-cell table:style-name="ce93" table:formula="of:=CONCATENATE(&quot;trisac_&quot;;[.A33])" office:value-type="string" office:string-value="trisac_124" calcext:value-type="string">
            <text:p>trisac_124</text:p>
          </table:table-cell>
          <table:table-cell office:value-type="string" calcext:value-type="string">
            <text:p><text:s/></text:p>
          </table:table-cell>
          <table:table-cell table:style-name="ce68" table:formula="of:=JSONTRISACS([.AF33];[.B33];[.C33];[.D33];[.E33];[.F33];[.G33];[.H33];[.T33];[.U33];[.V33];[.W33];[.X33];[.AD33];[.AA3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6</text:p>
          </table:table-cell>
          <table:table-cell table:style-name="ce65" office:value-type="string" calcext:value-type="string">
            <text:p>Pôle de proximité Erdre et Cens</text:p>
          </table:table-cell>
          <table:table-cell table:style-name="ce65" office:value-type="string" calcext:value-type="string">
            <text:p>Pôle de proximité</text:p>
          </table:table-cell>
          <table:table-cell table:style-name="ce65" office:value-type="float" office:value="37" calcext:value-type="float">
            <text:p>37</text:p>
          </table:table-cell>
          <table:table-cell table:style-name="ce65" office:value-type="string" calcext:value-type="string">
            <text:p>Boulevard Albert Einstein</text:p>
          </table:table-cell>
          <table:table-cell table:number-columns-repeated="2" table:style-name="ce65" office:value-type="string" calcext:value-type="string">
            <text:p>Nantes Nord</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640133773154 , -1.57244247186719]</text:p>
          </table:table-cell>
          <table:table-cell table:number-columns-repeated="3"/>
          <table:table-cell table:style-name="ce90" table:formula="of:=REMPLACEEMPLACEMENTTRISAC([.T34];[.B34];[.E34];[.H34])" office:value-type="string" office:string-value="" calcext:value-type="error">
            <text:p>#VALEUR !</text:p>
          </table:table-cell>
          <table:table-cell table:style-name="ce90" table:formula="of:=REMPLACEEMPLACEMENTTRISAC2([.T34];[.B34];[.E34];[.H34])" office:value-type="string" office:string-value="" calcext:value-type="error">
            <text:p>#VALEUR !</text:p>
          </table:table-cell>
          <table:table-cell table:style-name="ce91" table:formula="of:=REMPLACEHORAIRESTRISAC2([.I34];[.J34];[.K34];[.L34];[.M34];[.N34];[.O34];[.P34];[.Q34];[.B34];[.E34];[.H34])" office:value-type="string" office:string-value="" calcext:value-type="error">
            <text:p>#VALEUR !</text:p>
          </table:table-cell>
          <table:table-cell table:style-name="ce92" table:formula="of:=CONCATENATE(&quot;trisac,&quot;;UTILTRANSFORMEENMOTSCLES([.E34]))" office:value-type="string" office:string-value="" calcext:value-type="error">
            <text:p>#VALEUR !</text:p>
          </table:table-cell>
          <table:table-cell table:style-name="ce93" table:formula="of:=CONCATENATE(&quot;trisac_&quot;;[.A34])" office:value-type="string" office:string-value="trisac_96" calcext:value-type="string">
            <text:p>trisac_96</text:p>
          </table:table-cell>
          <table:table-cell office:value-type="string" calcext:value-type="string">
            <text:p><text:s/></text:p>
          </table:table-cell>
          <table:table-cell table:style-name="ce68" table:formula="of:=JSONTRISACS([.AF34];[.B34];[.C34];[.D34];[.E34];[.F34];[.G34];[.H34];[.T34];[.U34];[.V34];[.W34];[.X34];[.AD34];[.AA3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8</text:p>
          </table:table-cell>
          <table:table-cell table:style-name="ce65" office:value-type="string" calcext:value-type="string">
            <text:p>TRAM Santos Dumont</text:p>
          </table:table-cell>
          <table:table-cell table:style-name="ce65" table:number-columns-repeated="2"/>
          <table:table-cell table:style-name="ce65" office:value-type="string" calcext:value-type="string">
            <text:p>Rue des Renards</text:p>
          </table:table-cell>
          <table:table-cell table:number-columns-repeated="2" table:style-name="ce65" office:value-type="string" calcext:value-type="string">
            <text:p>Nantes Nord</text:p>
          </table:table-cell>
          <table:table-cell table:style-name="ce65" office:value-type="string" calcext:value-type="string">
            <text:p>RDV</text:p>
          </table:table-cell>
          <table:table-cell table:style-name="ce65" office:value-type="string" calcext:value-type="string">
            <text:p>17/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31/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30/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5/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96471391834 , -1.5679125622189]</text:p>
          </table:table-cell>
          <table:table-cell table:number-columns-repeated="3"/>
          <table:table-cell table:style-name="ce90" table:formula="of:=REMPLACEEMPLACEMENTTRISAC([.T35];[.B35];[.E35];[.H35])" office:value-type="string" office:string-value="" calcext:value-type="error">
            <text:p>#VALEUR !</text:p>
          </table:table-cell>
          <table:table-cell table:style-name="ce90" table:formula="of:=REMPLACEEMPLACEMENTTRISAC2([.T35];[.B35];[.E35];[.H35])" office:value-type="string" office:string-value="" calcext:value-type="error">
            <text:p>#VALEUR !</text:p>
          </table:table-cell>
          <table:table-cell table:style-name="ce91" table:formula="of:=REMPLACEHORAIRESTRISAC2([.I35];[.J35];[.K35];[.L35];[.M35];[.N35];[.O35];[.P35];[.Q35];[.B35];[.E35];[.H35])" office:value-type="string" office:string-value="" calcext:value-type="error">
            <text:p>#VALEUR !</text:p>
          </table:table-cell>
          <table:table-cell table:style-name="ce92" table:formula="of:=CONCATENATE(&quot;trisac,&quot;;UTILTRANSFORMEENMOTSCLES([.E35]))" office:value-type="string" office:string-value="" calcext:value-type="error">
            <text:p>#VALEUR !</text:p>
          </table:table-cell>
          <table:table-cell table:style-name="ce93" table:formula="of:=CONCATENATE(&quot;trisac_&quot;;[.A35])" office:value-type="string" office:string-value="trisac_98" calcext:value-type="string">
            <text:p>trisac_98</text:p>
          </table:table-cell>
          <table:table-cell office:value-type="string" calcext:value-type="string">
            <text:p><text:s/></text:p>
          </table:table-cell>
          <table:table-cell table:style-name="ce68" table:formula="of:=JSONTRISACS([.AF35];[.B35];[.C35];[.D35];[.E35];[.F35];[.G35];[.H35];[.T35];[.U35];[.V35];[.W35];[.X35];[.AD35];[.AA3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9</text:p>
          </table:table-cell>
          <table:table-cell table:style-name="ce65" office:value-type="string" calcext:value-type="string">
            <text:p>Face au 19 rue du Paraguay</text:p>
          </table:table-cell>
          <table:table-cell table:style-name="ce65"/>
          <table:table-cell table:style-name="ce65" office:value-type="float" office:value="19" calcext:value-type="float">
            <text:p>19</text:p>
          </table:table-cell>
          <table:table-cell table:style-name="ce65" office:value-type="string" calcext:value-type="string">
            <text:p>Rue du Paraguay</text:p>
          </table:table-cell>
          <table:table-cell table:number-columns-repeated="2" table:style-name="ce65" office:value-type="string" calcext:value-type="string">
            <text:p>Nantes Nord</text:p>
          </table:table-cell>
          <table:table-cell table:style-name="ce65" office:value-type="string" calcext:value-type="string">
            <text:p>RDV</text:p>
          </table:table-cell>
          <table:table-cell table:style-name="ce65" office:value-type="string" calcext:value-type="string">
            <text:p>18/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1/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1/07/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6/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618224406621 , -1.56626305344391]</text:p>
          </table:table-cell>
          <table:table-cell table:number-columns-repeated="3"/>
          <table:table-cell table:style-name="ce90" table:formula="of:=REMPLACEEMPLACEMENTTRISAC([.T36];[.B36];[.E36];[.H36])" office:value-type="string" office:string-value="" calcext:value-type="error">
            <text:p>#VALEUR !</text:p>
          </table:table-cell>
          <table:table-cell table:style-name="ce90" table:formula="of:=REMPLACEEMPLACEMENTTRISAC2([.T36];[.B36];[.E36];[.H36])" office:value-type="string" office:string-value="" calcext:value-type="error">
            <text:p>#VALEUR !</text:p>
          </table:table-cell>
          <table:table-cell table:style-name="ce91" table:formula="of:=REMPLACEHORAIRESTRISAC2([.I36];[.J36];[.K36];[.L36];[.M36];[.N36];[.O36];[.P36];[.Q36];[.B36];[.E36];[.H36])" office:value-type="string" office:string-value="" calcext:value-type="error">
            <text:p>#VALEUR !</text:p>
          </table:table-cell>
          <table:table-cell table:style-name="ce92" table:formula="of:=CONCATENATE(&quot;trisac,&quot;;UTILTRANSFORMEENMOTSCLES([.E36]))" office:value-type="string" office:string-value="" calcext:value-type="error">
            <text:p>#VALEUR !</text:p>
          </table:table-cell>
          <table:table-cell table:style-name="ce93" table:formula="of:=CONCATENATE(&quot;trisac_&quot;;[.A36])" office:value-type="string" office:string-value="trisac_99" calcext:value-type="string">
            <text:p>trisac_99</text:p>
          </table:table-cell>
          <table:table-cell office:value-type="string" calcext:value-type="string">
            <text:p><text:s/></text:p>
          </table:table-cell>
          <table:table-cell table:style-name="ce68" table:formula="of:=JSONTRISACS([.AF36];[.B36];[.C36];[.D36];[.E36];[.F36];[.G36];[.H36];[.T36];[.U36];[.V36];[.W36];[.X36];[.AD36];[.AA3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0</text:p>
          </table:table-cell>
          <table:table-cell table:style-name="ce65" office:value-type="string" calcext:value-type="string">
            <text:p>TRAM Bourgeonnière</text:p>
          </table:table-cell>
          <table:table-cell table:style-name="ce65" table:number-columns-repeated="2"/>
          <table:table-cell table:style-name="ce65" office:value-type="string" calcext:value-type="string">
            <text:p>Rue de la Bourgeonnière</text:p>
          </table:table-cell>
          <table:table-cell table:number-columns-repeated="2" table:style-name="ce65" office:value-type="string" calcext:value-type="string">
            <text:p>Nantes Nord</text:p>
          </table:table-cell>
          <table:table-cell table:style-name="ce65" office:value-type="string" calcext:value-type="string">
            <text:p>RDV</text:p>
          </table:table-cell>
          <table:table-cell table:style-name="ce65" office:value-type="string" calcext:value-type="string">
            <text:p>19/12/2015</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2/04/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2/07/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7/12/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35014483975 , -1.55972844633941]</text:p>
          </table:table-cell>
          <table:table-cell table:number-columns-repeated="3"/>
          <table:table-cell table:style-name="ce90" table:formula="of:=REMPLACEEMPLACEMENTTRISAC([.T37];[.B37];[.E37];[.H37])" office:value-type="string" office:string-value="" calcext:value-type="error">
            <text:p>#VALEUR !</text:p>
          </table:table-cell>
          <table:table-cell table:style-name="ce90" table:formula="of:=REMPLACEEMPLACEMENTTRISAC2([.T37];[.B37];[.E37];[.H37])" office:value-type="string" office:string-value="" calcext:value-type="error">
            <text:p>#VALEUR !</text:p>
          </table:table-cell>
          <table:table-cell table:style-name="ce91" table:formula="of:=REMPLACEHORAIRESTRISAC2([.I37];[.J37];[.K37];[.L37];[.M37];[.N37];[.O37];[.P37];[.Q37];[.B37];[.E37];[.H37])" office:value-type="string" office:string-value="" calcext:value-type="error">
            <text:p>#VALEUR !</text:p>
          </table:table-cell>
          <table:table-cell table:style-name="ce92" table:formula="of:=CONCATENATE(&quot;trisac,&quot;;UTILTRANSFORMEENMOTSCLES([.E37]))" office:value-type="string" office:string-value="" calcext:value-type="error">
            <text:p>#VALEUR !</text:p>
          </table:table-cell>
          <table:table-cell table:style-name="ce93" table:formula="of:=CONCATENATE(&quot;trisac_&quot;;[.A37])" office:value-type="string" office:string-value="trisac_100" calcext:value-type="string">
            <text:p>trisac_100</text:p>
          </table:table-cell>
          <table:table-cell office:value-type="string" calcext:value-type="string">
            <text:p><text:s/></text:p>
          </table:table-cell>
          <table:table-cell table:style-name="ce68" table:formula="of:=JSONTRISACS([.AF37];[.B37];[.C37];[.D37];[.E37];[.F37];[.G37];[.H37];[.T37];[.U37];[.V37];[.W37];[.X37];[.AD37];[.AA3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text:p>
          </table:table-cell>
          <table:table-cell table:style-name="ce65" office:value-type="string" calcext:value-type="string">
            <text:p>Mairie annexe Chantenay</text:p>
          </table:table-cell>
          <table:table-cell table:style-name="ce65" office:value-type="string" calcext:value-type="string">
            <text:p>Mairie annexe</text:p>
          </table:table-cell>
          <table:table-cell table:style-name="ce65" office:value-type="float" office:value="1" calcext:value-type="float">
            <text:p>1</text:p>
          </table:table-cell>
          <table:table-cell table:style-name="ce65" office:value-type="string" calcext:value-type="string">
            <text:p>Place de la Liberté</text:p>
          </table:table-cell>
          <table:table-cell table:style-name="ce65" office:value-type="string" calcext:value-type="string">
            <text:p>Bellevue - Chantenay - Sainte Anne</text:p>
          </table:table-cell>
          <table:table-cell table:style-name="ce65" office:value-type="string" calcext:value-type="string">
            <text:p>Bellevue - Chantenay</text:p>
          </table:table-cell>
          <table:table-cell table:style-name="ce65" office:value-type="string" calcext:value-type="string">
            <text:p>vente_distrib_auto</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67921189674 , -1.58852593613262]</text:p>
          </table:table-cell>
          <table:table-cell table:number-columns-repeated="3"/>
          <table:table-cell table:style-name="ce90" table:formula="of:=REMPLACEEMPLACEMENTTRISAC([.T38];[.B38];[.E38];[.H38])" office:value-type="string" office:string-value="" calcext:value-type="error">
            <text:p>#VALEUR !</text:p>
          </table:table-cell>
          <table:table-cell table:style-name="ce90" table:formula="of:=REMPLACEEMPLACEMENTTRISAC2([.T38];[.B38];[.E38];[.H38])" office:value-type="string" office:string-value="" calcext:value-type="error">
            <text:p>#VALEUR !</text:p>
          </table:table-cell>
          <table:table-cell table:style-name="ce91" table:formula="of:=REMPLACEHORAIRESTRISAC2([.I38];[.J38];[.K38];[.L38];[.M38];[.N38];[.O38];[.P38];[.Q38];[.B38];[.E38];[.H38])" office:value-type="string" office:string-value="" calcext:value-type="error">
            <text:p>#VALEUR !</text:p>
          </table:table-cell>
          <table:table-cell table:style-name="ce92" table:formula="of:=CONCATENATE(&quot;trisac,&quot;;UTILTRANSFORMEENMOTSCLES([.E38]))" office:value-type="string" office:string-value="" calcext:value-type="error">
            <text:p>#VALEUR !</text:p>
          </table:table-cell>
          <table:table-cell table:style-name="ce93" table:formula="of:=CONCATENATE(&quot;trisac_&quot;;[.A38])" office:value-type="string" office:string-value="trisac_2" calcext:value-type="string">
            <text:p>trisac_2</text:p>
          </table:table-cell>
          <table:table-cell office:value-type="string" calcext:value-type="string">
            <text:p><text:s/></text:p>
          </table:table-cell>
          <table:table-cell table:style-name="ce68" table:formula="of:=JSONTRISACS([.AF38];[.B38];[.C38];[.D38];[.E38];[.F38];[.G38];[.H38];[.T38];[.U38];[.V38];[.W38];[.X38];[.AD38];[.AA3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2</text:p>
          </table:table-cell>
          <table:table-cell table:style-name="ce65" office:value-type="string" calcext:value-type="string">
            <text:p>Rue Huchette/Rue Gigant</text:p>
          </table:table-cell>
          <table:table-cell table:style-name="ce65"/>
          <table:table-cell table:style-name="ce65" office:value-type="float" office:value="2" calcext:value-type="float">
            <text:p>2</text:p>
          </table:table-cell>
          <table:table-cell table:style-name="ce65" office:value-type="string" calcext:value-type="string">
            <text:p>Rue Huchette</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27/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1/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5/10/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14293051504 , -1.56914562067294]</text:p>
          </table:table-cell>
          <table:table-cell table:number-columns-repeated="3"/>
          <table:table-cell table:style-name="ce90" table:formula="of:=REMPLACEEMPLACEMENTTRISAC([.T39];[.B39];[.E39];[.H39])" office:value-type="string" office:string-value="" calcext:value-type="error">
            <text:p>#VALEUR !</text:p>
          </table:table-cell>
          <table:table-cell table:style-name="ce90" table:formula="of:=REMPLACEEMPLACEMENTTRISAC2([.T39];[.B39];[.E39];[.H39])" office:value-type="string" office:string-value="" calcext:value-type="error">
            <text:p>#VALEUR !</text:p>
          </table:table-cell>
          <table:table-cell table:style-name="ce91" table:formula="of:=REMPLACEHORAIRESTRISAC2([.I39];[.J39];[.K39];[.L39];[.M39];[.N39];[.O39];[.P39];[.Q39];[.B39];[.E39];[.H39])" office:value-type="string" office:string-value="" calcext:value-type="error">
            <text:p>#VALEUR !</text:p>
          </table:table-cell>
          <table:table-cell table:style-name="ce92" table:formula="of:=CONCATENATE(&quot;trisac,&quot;;UTILTRANSFORMEENMOTSCLES([.E39]))" office:value-type="string" office:string-value="" calcext:value-type="error">
            <text:p>#VALEUR !</text:p>
          </table:table-cell>
          <table:table-cell table:style-name="ce93" table:formula="of:=CONCATENATE(&quot;trisac_&quot;;[.A39])" office:value-type="string" office:string-value="trisac_42" calcext:value-type="string">
            <text:p>trisac_42</text:p>
          </table:table-cell>
          <table:table-cell office:value-type="string" calcext:value-type="string">
            <text:p><text:s/></text:p>
          </table:table-cell>
          <table:table-cell table:style-name="ce68" table:formula="of:=JSONTRISACS([.AF39];[.B39];[.C39];[.D39];[.E39];[.F39];[.G39];[.H39];[.T39];[.U39];[.V39];[.W39];[.X39];[.AD39];[.AA3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7</text:p>
          </table:table-cell>
          <table:table-cell table:style-name="ce65" office:value-type="string" calcext:value-type="string">
            <text:p>Tabac Presse Le Voltaire</text:p>
          </table:table-cell>
          <table:table-cell table:style-name="ce65" office:value-type="string" calcext:value-type="string">
            <text:p>Commerce</text:p>
          </table:table-cell>
          <table:table-cell table:style-name="ce65" office:value-type="float" office:value="25" calcext:value-type="float">
            <text:p>25</text:p>
          </table:table-cell>
          <table:table-cell table:style-name="ce65" office:value-type="string" calcext:value-type="string">
            <text:p>Rue Voltaire</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15072896156 , -1.5669418362997]</text:p>
          </table:table-cell>
          <table:table-cell table:number-columns-repeated="3"/>
          <table:table-cell table:style-name="ce90" table:formula="of:=REMPLACEEMPLACEMENTTRISAC([.T40];[.B40];[.E40];[.H40])" office:value-type="string" office:string-value="" calcext:value-type="error">
            <text:p>#VALEUR !</text:p>
          </table:table-cell>
          <table:table-cell table:style-name="ce90" table:formula="of:=REMPLACEEMPLACEMENTTRISAC2([.T40];[.B40];[.E40];[.H40])" office:value-type="string" office:string-value="" calcext:value-type="error">
            <text:p>#VALEUR !</text:p>
          </table:table-cell>
          <table:table-cell table:style-name="ce91" table:formula="of:=REMPLACEHORAIRESTRISAC2([.I40];[.J40];[.K40];[.L40];[.M40];[.N40];[.O40];[.P40];[.Q40];[.B40];[.E40];[.H40])" office:value-type="string" office:string-value="" calcext:value-type="error">
            <text:p>#VALEUR !</text:p>
          </table:table-cell>
          <table:table-cell table:style-name="ce92" table:formula="of:=CONCATENATE(&quot;trisac,&quot;;UTILTRANSFORMEENMOTSCLES([.E40]))" office:value-type="string" office:string-value="" calcext:value-type="error">
            <text:p>#VALEUR !</text:p>
          </table:table-cell>
          <table:table-cell table:style-name="ce93" table:formula="of:=CONCATENATE(&quot;trisac_&quot;;[.A40])" office:value-type="string" office:string-value="trisac_27" calcext:value-type="string">
            <text:p>trisac_27</text:p>
          </table:table-cell>
          <table:table-cell office:value-type="string" calcext:value-type="string">
            <text:p><text:s/></text:p>
          </table:table-cell>
          <table:table-cell table:style-name="ce68" table:formula="of:=JSONTRISACS([.AF40];[.B40];[.C40];[.D40];[.E40];[.F40];[.G40];[.H40];[.T40];[.U40];[.V40];[.W40];[.X40];[.AD40];[.AA4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25</text:p>
          </table:table-cell>
          <table:table-cell table:style-name="ce65" office:value-type="string" calcext:value-type="string">
            <text:p>Nantes Habitat Agence Cartier</text:p>
          </table:table-cell>
          <table:table-cell table:style-name="ce65" office:value-type="string" calcext:value-type="string">
            <text:p>Organisme HLM</text:p>
          </table:table-cell>
          <table:table-cell table:style-name="ce65" office:value-type="float" office:value="1" calcext:value-type="float">
            <text:p>1</text:p>
          </table:table-cell>
          <table:table-cell table:style-name="ce65" office:value-type="string" calcext:value-type="string">
            <text:p>Rue André Chénier</text:p>
          </table:table-cell>
          <table:table-cell table:style-name="ce65" office:value-type="string" calcext:value-type="string">
            <text:p>Nantes Nord</text:p>
          </table:table-cell>
          <table:table-cell table:style-name="ce65" office:value-type="string" calcext:value-type="string">
            <text:p>Nantes Nord/Barberie</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30904715312 , -1.56751874314039]</text:p>
          </table:table-cell>
          <table:table-cell table:number-columns-repeated="3"/>
          <table:table-cell table:style-name="ce90" table:formula="of:=REMPLACEEMPLACEMENTTRISAC([.T41];[.B41];[.E41];[.H41])" office:value-type="string" office:string-value="" calcext:value-type="error">
            <text:p>#VALEUR !</text:p>
          </table:table-cell>
          <table:table-cell table:style-name="ce90" table:formula="of:=REMPLACEEMPLACEMENTTRISAC2([.T41];[.B41];[.E41];[.H41])" office:value-type="string" office:string-value="" calcext:value-type="error">
            <text:p>#VALEUR !</text:p>
          </table:table-cell>
          <table:table-cell table:style-name="ce91" table:formula="of:=REMPLACEHORAIRESTRISAC2([.I41];[.J41];[.K41];[.L41];[.M41];[.N41];[.O41];[.P41];[.Q41];[.B41];[.E41];[.H41])" office:value-type="string" office:string-value="" calcext:value-type="error">
            <text:p>#VALEUR !</text:p>
          </table:table-cell>
          <table:table-cell table:style-name="ce92" table:formula="of:=CONCATENATE(&quot;trisac,&quot;;UTILTRANSFORMEENMOTSCLES([.E41]))" office:value-type="string" office:string-value="" calcext:value-type="error">
            <text:p>#VALEUR !</text:p>
          </table:table-cell>
          <table:table-cell table:style-name="ce93" table:formula="of:=CONCATENATE(&quot;trisac_&quot;;[.A41])" office:value-type="string" office:string-value="trisac_125" calcext:value-type="string">
            <text:p>trisac_125</text:p>
          </table:table-cell>
          <table:table-cell office:value-type="string" calcext:value-type="string">
            <text:p><text:s/></text:p>
          </table:table-cell>
          <table:table-cell table:style-name="ce68" table:formula="of:=JSONTRISACS([.AF41];[.B41];[.C41];[.D41];[.E41];[.F41];[.G41];[.H41];[.T41];[.U41];[.V41];[.W41];[.X41];[.AD41];[.AA4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4</text:p>
          </table:table-cell>
          <table:table-cell table:style-name="ce65" office:value-type="string" calcext:value-type="string">
            <text:p>Place de la Liberté (Face à la mairie annexe Chantenay)</text:p>
          </table:table-cell>
          <table:table-cell table:style-name="ce65" table:number-columns-repeated="2"/>
          <table:table-cell table:style-name="ce65" office:value-type="string" calcext:value-type="string">
            <text:p>Place de la Liberté</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RDV</text:p>
          </table:table-cell>
          <table:table-cell table:style-name="ce65" office:value-type="string" calcext:value-type="string">
            <text:p>11/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1/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9/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67589115724 , -1.5878950804801]</text:p>
          </table:table-cell>
          <table:table-cell table:number-columns-repeated="2"/>
          <table:table-cell table:style-name="ce61" office:value-type="string" calcext:value-type="string">
            <text:p>ouvert les lundis uniquement si férié</text:p>
          </table:table-cell>
          <table:table-cell table:style-name="ce90" table:formula="of:=REMPLACEEMPLACEMENTTRISAC([.T42];[.B42];[.E42];[.H42])" office:value-type="string" office:string-value="" calcext:value-type="error">
            <text:p>#VALEUR !</text:p>
          </table:table-cell>
          <table:table-cell table:style-name="ce90" table:formula="of:=REMPLACEEMPLACEMENTTRISAC2([.T42];[.B42];[.E42];[.H42])" office:value-type="string" office:string-value="" calcext:value-type="error">
            <text:p>#VALEUR !</text:p>
          </table:table-cell>
          <table:table-cell table:style-name="ce91" table:formula="of:=REMPLACEHORAIRESTRISAC2([.I42];[.J42];[.K42];[.L42];[.M42];[.N42];[.O42];[.P42];[.Q42];[.B42];[.E42];[.H42])" office:value-type="string" office:string-value="" calcext:value-type="error">
            <text:p>#VALEUR !</text:p>
          </table:table-cell>
          <table:table-cell table:style-name="ce92" table:formula="of:=CONCATENATE(&quot;trisac,&quot;;UTILTRANSFORMEENMOTSCLES([.E42]))" office:value-type="string" office:string-value="" calcext:value-type="error">
            <text:p>#VALEUR !</text:p>
          </table:table-cell>
          <table:table-cell table:style-name="ce93" table:formula="of:=CONCATENATE(&quot;trisac_&quot;;[.A42])" office:value-type="string" office:string-value="trisac_14" calcext:value-type="string">
            <text:p>trisac_14</text:p>
          </table:table-cell>
          <table:table-cell office:value-type="string" calcext:value-type="string">
            <text:p><text:s/></text:p>
          </table:table-cell>
          <table:table-cell table:style-name="ce68" table:formula="of:=JSONTRISACS([.AF42];[.B42];[.C42];[.D42];[.E42];[.F42];[.G42];[.H42];[.T42];[.U42];[.V42];[.W42];[.X42];[.AD42];[.AA4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text:p>
          </table:table-cell>
          <table:table-cell table:style-name="ce65" office:value-type="string" calcext:value-type="string">
            <text:p>Place des Garennes</text:p>
          </table:table-cell>
          <table:table-cell table:style-name="ce65" table:number-columns-repeated="2"/>
          <table:table-cell table:style-name="ce65" office:value-type="string" calcext:value-type="string">
            <text:p>Place des Garennes</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RDV</text:p>
          </table:table-cell>
          <table:table-cell table:style-name="ce65" office:value-type="string" calcext:value-type="string">
            <text:p>13/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3/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1/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17006961536 , -1.57775516968493]</text:p>
          </table:table-cell>
          <table:table-cell table:number-columns-repeated="3"/>
          <table:table-cell table:style-name="ce90" table:formula="of:=REMPLACEEMPLACEMENTTRISAC([.T43];[.B43];[.E43];[.H43])" office:value-type="string" office:string-value="" calcext:value-type="error">
            <text:p>#VALEUR !</text:p>
          </table:table-cell>
          <table:table-cell table:style-name="ce90" table:formula="of:=REMPLACEEMPLACEMENTTRISAC2([.T43];[.B43];[.E43];[.H43])" office:value-type="string" office:string-value="" calcext:value-type="error">
            <text:p>#VALEUR !</text:p>
          </table:table-cell>
          <table:table-cell table:style-name="ce91" table:formula="of:=REMPLACEHORAIRESTRISAC2([.I43];[.J43];[.K43];[.L43];[.M43];[.N43];[.O43];[.P43];[.Q43];[.B43];[.E43];[.H43])" office:value-type="string" office:string-value="" calcext:value-type="error">
            <text:p>#VALEUR !</text:p>
          </table:table-cell>
          <table:table-cell table:style-name="ce92" table:formula="of:=CONCATENATE(&quot;trisac,&quot;;UTILTRANSFORMEENMOTSCLES([.E43]))" office:value-type="string" office:string-value="" calcext:value-type="error">
            <text:p>#VALEUR !</text:p>
          </table:table-cell>
          <table:table-cell table:style-name="ce93" table:formula="of:=CONCATENATE(&quot;trisac_&quot;;[.A43])" office:value-type="string" office:string-value="trisac_10" calcext:value-type="string">
            <text:p>trisac_10</text:p>
          </table:table-cell>
          <table:table-cell office:value-type="string" calcext:value-type="string">
            <text:p><text:s/></text:p>
          </table:table-cell>
          <table:table-cell table:style-name="ce68" table:formula="of:=JSONTRISACS([.AF43];[.B43];[.C43];[.D43];[.E43];[.F43];[.G43];[.H43];[.T43];[.U43];[.V43];[.W43];[.X43];[.AD43];[.AA4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1</text:p>
          </table:table-cell>
          <table:table-cell table:style-name="ce65" office:value-type="string" calcext:value-type="string">
            <text:p>Rue Lucien Aubert (Groupe scolaire Jean Zay)</text:p>
          </table:table-cell>
          <table:table-cell table:style-name="ce65" table:number-columns-repeated="2"/>
          <table:table-cell table:style-name="ce65" office:value-type="string" calcext:value-type="string">
            <text:p>Rue Lucien Aubert</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RDV</text:p>
          </table:table-cell>
          <table:table-cell table:style-name="ce65" office:value-type="string" calcext:value-type="string">
            <text:p>14/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4/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2/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85657577645 , -1.60694146844681]</text:p>
          </table:table-cell>
          <table:table-cell table:number-columns-repeated="3"/>
          <table:table-cell table:style-name="ce90" table:formula="of:=REMPLACEEMPLACEMENTTRISAC([.T44];[.B44];[.E44];[.H44])" office:value-type="string" office:string-value="" calcext:value-type="error">
            <text:p>#VALEUR !</text:p>
          </table:table-cell>
          <table:table-cell table:style-name="ce90" table:formula="of:=REMPLACEEMPLACEMENTTRISAC2([.T44];[.B44];[.E44];[.H44])" office:value-type="string" office:string-value="" calcext:value-type="error">
            <text:p>#VALEUR !</text:p>
          </table:table-cell>
          <table:table-cell table:style-name="ce91" table:formula="of:=REMPLACEHORAIRESTRISAC2([.I44];[.J44];[.K44];[.L44];[.M44];[.N44];[.O44];[.P44];[.Q44];[.B44];[.E44];[.H44])" office:value-type="string" office:string-value="" calcext:value-type="error">
            <text:p>#VALEUR !</text:p>
          </table:table-cell>
          <table:table-cell table:style-name="ce92" table:formula="of:=CONCATENATE(&quot;trisac,&quot;;UTILTRANSFORMEENMOTSCLES([.E44]))" office:value-type="string" office:string-value="" calcext:value-type="error">
            <text:p>#VALEUR !</text:p>
          </table:table-cell>
          <table:table-cell table:style-name="ce93" table:formula="of:=CONCATENATE(&quot;trisac_&quot;;[.A44])" office:value-type="string" office:string-value="trisac_11" calcext:value-type="string">
            <text:p>trisac_11</text:p>
          </table:table-cell>
          <table:table-cell office:value-type="string" calcext:value-type="string">
            <text:p><text:s/></text:p>
          </table:table-cell>
          <table:table-cell table:style-name="ce68" table:formula="of:=JSONTRISACS([.AF44];[.B44];[.C44];[.D44];[.E44];[.F44];[.G44];[.H44];[.T44];[.U44];[.V44];[.W44];[.X44];[.AD44];[.AA4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2</text:p>
          </table:table-cell>
          <table:table-cell table:style-name="ce65" office:value-type="string" calcext:value-type="string">
            <text:p>Rue des Bourderies (Centre Socioculturel Bourderies)</text:p>
          </table:table-cell>
          <table:table-cell table:style-name="ce65"/>
          <table:table-cell table:style-name="ce65" office:value-type="float" office:value="12" calcext:value-type="float">
            <text:p>12</text:p>
          </table:table-cell>
          <table:table-cell table:style-name="ce65" office:value-type="string" calcext:value-type="string">
            <text:p>Rue des Bourderies</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RDV</text:p>
          </table:table-cell>
          <table:table-cell table:style-name="ce65" office:value-type="string" calcext:value-type="string">
            <text:p>15/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5/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3/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67125842139 , -1.59582342337165]</text:p>
          </table:table-cell>
          <table:table-cell table:number-columns-repeated="3"/>
          <table:table-cell table:style-name="ce90" table:formula="of:=REMPLACEEMPLACEMENTTRISAC([.T45];[.B45];[.E45];[.H45])" office:value-type="string" office:string-value="" calcext:value-type="error">
            <text:p>#VALEUR !</text:p>
          </table:table-cell>
          <table:table-cell table:style-name="ce90" table:formula="of:=REMPLACEEMPLACEMENTTRISAC2([.T45];[.B45];[.E45];[.H45])" office:value-type="string" office:string-value="" calcext:value-type="error">
            <text:p>#VALEUR !</text:p>
          </table:table-cell>
          <table:table-cell table:style-name="ce91" table:formula="of:=REMPLACEHORAIRESTRISAC2([.I45];[.J45];[.K45];[.L45];[.M45];[.N45];[.O45];[.P45];[.Q45];[.B45];[.E45];[.H45])" office:value-type="string" office:string-value="" calcext:value-type="error">
            <text:p>#VALEUR !</text:p>
          </table:table-cell>
          <table:table-cell table:style-name="ce92" table:formula="of:=CONCATENATE(&quot;trisac,&quot;;UTILTRANSFORMEENMOTSCLES([.E45]))" office:value-type="string" office:string-value="" calcext:value-type="error">
            <text:p>#VALEUR !</text:p>
          </table:table-cell>
          <table:table-cell table:style-name="ce93" table:formula="of:=CONCATENATE(&quot;trisac_&quot;;[.A45])" office:value-type="string" office:string-value="trisac_12" calcext:value-type="string">
            <text:p>trisac_12</text:p>
          </table:table-cell>
          <table:table-cell office:value-type="string" calcext:value-type="string">
            <text:p><text:s/></text:p>
          </table:table-cell>
          <table:table-cell table:style-name="ce68" table:formula="of:=JSONTRISACS([.AF45];[.B45];[.C45];[.D45];[.E45];[.F45];[.G45];[.H45];[.T45];[.U45];[.V45];[.W45];[.X45];[.AD45];[.AA4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3</text:p>
          </table:table-cell>
          <table:table-cell table:style-name="ce65" office:value-type="string" calcext:value-type="string">
            <text:p>Quai de la Fosse (Musée bateau Maille-Brézé)</text:p>
          </table:table-cell>
          <table:table-cell table:style-name="ce65" table:number-columns-repeated="2"/>
          <table:table-cell table:style-name="ce65" office:value-type="string" calcext:value-type="string">
            <text:p>Quai de la Fosse</text:p>
          </table:table-cell>
          <table:table-cell table:style-name="ce65" office:value-type="string" calcext:value-type="string">
            <text:p>Dervallières - Zola</text:p>
          </table:table-cell>
          <table:table-cell table:style-name="ce65" office:value-type="string" calcext:value-type="string">
            <text:p>Bellevue /Chantenay</text:p>
          </table:table-cell>
          <table:table-cell table:style-name="ce65" office:value-type="string" calcext:value-type="string">
            <text:p>RDV</text:p>
          </table:table-cell>
          <table:table-cell table:style-name="ce65" office:value-type="string" calcext:value-type="string">
            <text:p>16/01/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6/04/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24/09/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number-columns-repeated="4"/>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70549676964 , -1.57198669874414]</text:p>
          </table:table-cell>
          <table:table-cell table:number-columns-repeated="3"/>
          <table:table-cell table:style-name="ce90" table:formula="of:=REMPLACEEMPLACEMENTTRISAC([.T46];[.B46];[.E46];[.H46])" office:value-type="string" office:string-value="" calcext:value-type="error">
            <text:p>#VALEUR !</text:p>
          </table:table-cell>
          <table:table-cell table:style-name="ce90" table:formula="of:=REMPLACEEMPLACEMENTTRISAC2([.T46];[.B46];[.E46];[.H46])" office:value-type="string" office:string-value="" calcext:value-type="error">
            <text:p>#VALEUR !</text:p>
          </table:table-cell>
          <table:table-cell table:style-name="ce91" table:formula="of:=REMPLACEHORAIRESTRISAC2([.I46];[.J46];[.K46];[.L46];[.M46];[.N46];[.O46];[.P46];[.Q46];[.B46];[.E46];[.H46])" office:value-type="string" office:string-value="" calcext:value-type="error">
            <text:p>#VALEUR !</text:p>
          </table:table-cell>
          <table:table-cell table:style-name="ce92" table:formula="of:=CONCATENATE(&quot;trisac,&quot;;UTILTRANSFORMEENMOTSCLES([.E46]))" office:value-type="string" office:string-value="" calcext:value-type="error">
            <text:p>#VALEUR !</text:p>
          </table:table-cell>
          <table:table-cell table:style-name="ce93" table:formula="of:=CONCATENATE(&quot;trisac_&quot;;[.A46])" office:value-type="string" office:string-value="trisac_13" calcext:value-type="string">
            <text:p>trisac_13</text:p>
          </table:table-cell>
          <table:table-cell office:value-type="string" calcext:value-type="string">
            <text:p><text:s/></text:p>
          </table:table-cell>
          <table:table-cell table:style-name="ce68" table:formula="of:=JSONTRISACS([.AF46];[.B46];[.C46];[.D46];[.E46];[.F46];[.G46];[.H46];[.T46];[.U46];[.V46];[.W46];[.X46];[.AD46];[.AA4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text:p>
          </table:table-cell>
          <table:table-cell table:style-name="ce65" office:value-type="string" calcext:value-type="string">
            <text:p>Pôle de proximité Nantes Ouest</text:p>
          </table:table-cell>
          <table:table-cell table:style-name="ce65" office:value-type="string" calcext:value-type="string">
            <text:p>Pôle de proximité</text:p>
          </table:table-cell>
          <table:table-cell table:style-name="ce65"/>
          <table:table-cell table:style-name="ce65" office:value-type="string" calcext:value-type="string">
            <text:p>Place de la Liberté</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63988575343 , -1.58837747268542]</text:p>
          </table:table-cell>
          <table:table-cell table:number-columns-repeated="3"/>
          <table:table-cell table:style-name="ce90" table:formula="of:=REMPLACEEMPLACEMENTTRISAC([.T47];[.B47];[.E47];[.H47])" office:value-type="string" office:string-value="" calcext:value-type="error">
            <text:p>#VALEUR !</text:p>
          </table:table-cell>
          <table:table-cell table:style-name="ce90" table:formula="of:=REMPLACEEMPLACEMENTTRISAC2([.T47];[.B47];[.E47];[.H47])" office:value-type="string" office:string-value="" calcext:value-type="error">
            <text:p>#VALEUR !</text:p>
          </table:table-cell>
          <table:table-cell table:style-name="ce91" table:formula="of:=REMPLACEHORAIRESTRISAC2([.I47];[.J47];[.K47];[.L47];[.M47];[.N47];[.O47];[.P47];[.Q47];[.B47];[.E47];[.H47])" office:value-type="string" office:string-value="" calcext:value-type="error">
            <text:p>#VALEUR !</text:p>
          </table:table-cell>
          <table:table-cell table:style-name="ce92" table:formula="of:=CONCATENATE(&quot;trisac,&quot;;UTILTRANSFORMEENMOTSCLES([.E47]))" office:value-type="string" office:string-value="" calcext:value-type="error">
            <text:p>#VALEUR !</text:p>
          </table:table-cell>
          <table:table-cell table:style-name="ce93" table:formula="of:=CONCATENATE(&quot;trisac_&quot;;[.A47])" office:value-type="string" office:string-value="trisac_9" calcext:value-type="string">
            <text:p>trisac_9</text:p>
          </table:table-cell>
          <table:table-cell office:value-type="string" calcext:value-type="string">
            <text:p><text:s/></text:p>
          </table:table-cell>
          <table:table-cell table:style-name="ce68" table:formula="of:=JSONTRISACS([.AF47];[.B47];[.C47];[.D47];[.E47];[.F47];[.G47];[.H47];[.T47];[.U47];[.V47];[.W47];[.X47];[.AD47];[.AA4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text:p>
          </table:table-cell>
          <table:table-cell table:style-name="ce65" office:value-type="string" calcext:value-type="string">
            <text:p>Café la butte</text:p>
          </table:table-cell>
          <table:table-cell table:style-name="ce65" office:value-type="string" calcext:value-type="string">
            <text:p>Commerce</text:p>
          </table:table-cell>
          <table:table-cell table:style-name="ce65" office:value-type="float" office:value="2" calcext:value-type="float">
            <text:p>2</text:p>
          </table:table-cell>
          <table:table-cell table:style-name="ce65" office:value-type="string" calcext:value-type="string">
            <text:p>Rue des Garennes</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21494514881 , -1.57888269715684]</text:p>
          </table:table-cell>
          <table:table-cell table:number-columns-repeated="3"/>
          <table:table-cell table:style-name="ce90" table:formula="of:=REMPLACEEMPLACEMENTTRISAC([.T48];[.B48];[.E48];[.H48])" office:value-type="string" office:string-value="" calcext:value-type="error">
            <text:p>#VALEUR !</text:p>
          </table:table-cell>
          <table:table-cell table:style-name="ce90" table:formula="of:=REMPLACEEMPLACEMENTTRISAC2([.T48];[.B48];[.E48];[.H48])" office:value-type="string" office:string-value="" calcext:value-type="error">
            <text:p>#VALEUR !</text:p>
          </table:table-cell>
          <table:table-cell table:style-name="ce91" table:formula="of:=REMPLACEHORAIRESTRISAC2([.I48];[.J48];[.K48];[.L48];[.M48];[.N48];[.O48];[.P48];[.Q48];[.B48];[.E48];[.H48])" office:value-type="string" office:string-value="" calcext:value-type="error">
            <text:p>#VALEUR !</text:p>
          </table:table-cell>
          <table:table-cell table:style-name="ce92" table:formula="of:=CONCATENATE(&quot;trisac,&quot;;UTILTRANSFORMEENMOTSCLES([.E48]))" office:value-type="string" office:string-value="" calcext:value-type="error">
            <text:p>#VALEUR !</text:p>
          </table:table-cell>
          <table:table-cell table:style-name="ce93" table:formula="of:=CONCATENATE(&quot;trisac_&quot;;[.A48])" office:value-type="string" office:string-value="trisac_3" calcext:value-type="string">
            <text:p>trisac_3</text:p>
          </table:table-cell>
          <table:table-cell office:value-type="string" calcext:value-type="string">
            <text:p><text:s/></text:p>
          </table:table-cell>
          <table:table-cell table:style-name="ce68" table:formula="of:=JSONTRISACS([.AF48];[.B48];[.C48];[.D48];[.E48];[.F48];[.G48];[.H48];[.T48];[.U48];[.V48];[.W48];[.X48];[.AD48];[.AA4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text:p>
          </table:table-cell>
          <table:table-cell table:style-name="ce65" office:value-type="string" calcext:value-type="string">
            <text:p>Bar Tabac Le 91</text:p>
          </table:table-cell>
          <table:table-cell table:style-name="ce65" office:value-type="string" calcext:value-type="string">
            <text:p>Commerce</text:p>
          </table:table-cell>
          <table:table-cell table:style-name="ce65" office:value-type="float" office:value="91" calcext:value-type="float">
            <text:p>91</text:p>
          </table:table-cell>
          <table:table-cell table:style-name="ce65" office:value-type="string" calcext:value-type="string">
            <text:p>Quai de la Fosse</text:p>
          </table:table-cell>
          <table:table-cell table:style-name="ce65" office:value-type="string" calcext:value-type="string">
            <text:p>Dervallières - Zola</text:p>
          </table:table-cell>
          <table:table-cell table:style-name="ce65" office:value-type="string" calcext:value-type="string">
            <text:p>Bellevue /Chantenay</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81596325411 , -1.5702971590227]</text:p>
          </table:table-cell>
          <table:table-cell table:number-columns-repeated="3"/>
          <table:table-cell table:style-name="ce90" table:formula="of:=REMPLACEEMPLACEMENTTRISAC([.T49];[.B49];[.E49];[.H49])" office:value-type="string" office:string-value="" calcext:value-type="error">
            <text:p>#VALEUR !</text:p>
          </table:table-cell>
          <table:table-cell table:style-name="ce90" table:formula="of:=REMPLACEEMPLACEMENTTRISAC2([.T49];[.B49];[.E49];[.H49])" office:value-type="string" office:string-value="" calcext:value-type="error">
            <text:p>#VALEUR !</text:p>
          </table:table-cell>
          <table:table-cell table:style-name="ce91" table:formula="of:=REMPLACEHORAIRESTRISAC2([.I49];[.J49];[.K49];[.L49];[.M49];[.N49];[.O49];[.P49];[.Q49];[.B49];[.E49];[.H49])" office:value-type="string" office:string-value="" calcext:value-type="error">
            <text:p>#VALEUR !</text:p>
          </table:table-cell>
          <table:table-cell table:style-name="ce92" table:formula="of:=CONCATENATE(&quot;trisac,&quot;;UTILTRANSFORMEENMOTSCLES([.E49]))" office:value-type="string" office:string-value="" calcext:value-type="error">
            <text:p>#VALEUR !</text:p>
          </table:table-cell>
          <table:table-cell table:style-name="ce93" table:formula="of:=CONCATENATE(&quot;trisac_&quot;;[.A49])" office:value-type="string" office:string-value="trisac_4" calcext:value-type="string">
            <text:p>trisac_4</text:p>
          </table:table-cell>
          <table:table-cell office:value-type="string" calcext:value-type="string">
            <text:p><text:s/></text:p>
          </table:table-cell>
          <table:table-cell table:style-name="ce68" table:formula="of:=JSONTRISACS([.AF49];[.B49];[.C49];[.D49];[.E49];[.F49];[.G49];[.H49];[.T49];[.U49];[.V49];[.W49];[.X49];[.AD49];[.AA4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5</text:p>
          </table:table-cell>
          <table:table-cell table:style-name="ce65" office:value-type="string" calcext:value-type="string">
            <text:p>Mairie Annexe Bellevue</text:p>
          </table:table-cell>
          <table:table-cell table:style-name="ce65" office:value-type="string" calcext:value-type="string">
            <text:p>Mairie annexe</text:p>
          </table:table-cell>
          <table:table-cell table:style-name="ce65" office:value-type="float" office:value="4" calcext:value-type="float">
            <text:p>4</text:p>
          </table:table-cell>
          <table:table-cell table:style-name="ce65" office:value-type="string" calcext:value-type="string">
            <text:p>Place des Lauriers</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42621533403 , -1.60538731999842]</text:p>
          </table:table-cell>
          <table:table-cell table:number-columns-repeated="3"/>
          <table:table-cell table:style-name="ce90" table:formula="of:=REMPLACEEMPLACEMENTTRISAC([.T50];[.B50];[.E50];[.H50])" office:value-type="string" office:string-value="" calcext:value-type="error">
            <text:p>#VALEUR !</text:p>
          </table:table-cell>
          <table:table-cell table:style-name="ce90" table:formula="of:=REMPLACEEMPLACEMENTTRISAC2([.T50];[.B50];[.E50];[.H50])" office:value-type="string" office:string-value="" calcext:value-type="error">
            <text:p>#VALEUR !</text:p>
          </table:table-cell>
          <table:table-cell table:style-name="ce91" table:formula="of:=REMPLACEHORAIRESTRISAC2([.I50];[.J50];[.K50];[.L50];[.M50];[.N50];[.O50];[.P50];[.Q50];[.B50];[.E50];[.H50])" office:value-type="string" office:string-value="" calcext:value-type="error">
            <text:p>#VALEUR !</text:p>
          </table:table-cell>
          <table:table-cell table:style-name="ce92" table:formula="of:=CONCATENATE(&quot;trisac,&quot;;UTILTRANSFORMEENMOTSCLES([.E50]))" office:value-type="string" office:string-value="" calcext:value-type="error">
            <text:p>#VALEUR !</text:p>
          </table:table-cell>
          <table:table-cell table:style-name="ce93" table:formula="of:=CONCATENATE(&quot;trisac_&quot;;[.A50])" office:value-type="string" office:string-value="trisac_5" calcext:value-type="string">
            <text:p>trisac_5</text:p>
          </table:table-cell>
          <table:table-cell office:value-type="string" calcext:value-type="string">
            <text:p><text:s/></text:p>
          </table:table-cell>
          <table:table-cell table:style-name="ce68" table:formula="of:=JSONTRISACS([.AF50];[.B50];[.C50];[.D50];[.E50];[.F50];[.G50];[.H50];[.T50];[.U50];[.V50];[.W50];[.X50];[.AD50];[.AA5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text:p>
          </table:table-cell>
          <table:table-cell table:style-name="ce65" office:value-type="string" calcext:value-type="string">
            <text:p>Nantes Habitat Agence Jamet</text:p>
          </table:table-cell>
          <table:table-cell table:style-name="ce65" office:value-type="string" calcext:value-type="string">
            <text:p>Organisme HLM</text:p>
          </table:table-cell>
          <table:table-cell table:style-name="ce65" office:value-type="float" office:value="52" calcext:value-type="float">
            <text:p>52</text:p>
          </table:table-cell>
          <table:table-cell table:style-name="ce65" office:value-type="string" calcext:value-type="string">
            <text:p>Rue du Plessis Gautron</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58151486922 , -1.60553954159112]</text:p>
          </table:table-cell>
          <table:table-cell table:number-columns-repeated="3"/>
          <table:table-cell table:style-name="ce90" table:formula="of:=REMPLACEEMPLACEMENTTRISAC([.T51];[.B51];[.E51];[.H51])" office:value-type="string" office:string-value="" calcext:value-type="error">
            <text:p>#VALEUR !</text:p>
          </table:table-cell>
          <table:table-cell table:style-name="ce90" table:formula="of:=REMPLACEEMPLACEMENTTRISAC2([.T51];[.B51];[.E51];[.H51])" office:value-type="string" office:string-value="" calcext:value-type="error">
            <text:p>#VALEUR !</text:p>
          </table:table-cell>
          <table:table-cell table:style-name="ce91" table:formula="of:=REMPLACEHORAIRESTRISAC2([.I51];[.J51];[.K51];[.L51];[.M51];[.N51];[.O51];[.P51];[.Q51];[.B51];[.E51];[.H51])" office:value-type="string" office:string-value="" calcext:value-type="error">
            <text:p>#VALEUR !</text:p>
          </table:table-cell>
          <table:table-cell table:style-name="ce92" table:formula="of:=CONCATENATE(&quot;trisac,&quot;;UTILTRANSFORMEENMOTSCLES([.E51]))" office:value-type="string" office:string-value="" calcext:value-type="error">
            <text:p>#VALEUR !</text:p>
          </table:table-cell>
          <table:table-cell table:style-name="ce93" table:formula="of:=CONCATENATE(&quot;trisac_&quot;;[.A51])" office:value-type="string" office:string-value="trisac_6" calcext:value-type="string">
            <text:p>trisac_6</text:p>
          </table:table-cell>
          <table:table-cell office:value-type="string" calcext:value-type="string">
            <text:p><text:s/></text:p>
          </table:table-cell>
          <table:table-cell table:style-name="ce68" table:formula="of:=JSONTRISACS([.AF51];[.B51];[.C51];[.D51];[.E51];[.F51];[.G51];[.H51];[.T51];[.U51];[.V51];[.W51];[.X51];[.AD51];[.AA5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text:p>
          </table:table-cell>
          <table:table-cell table:style-name="ce65" office:value-type="string" calcext:value-type="string">
            <text:p>Epicerie Aux 4 saisons</text:p>
          </table:table-cell>
          <table:table-cell table:style-name="ce65" office:value-type="string" calcext:value-type="string">
            <text:p>Commerce</text:p>
          </table:table-cell>
          <table:table-cell table:style-name="ce65" office:value-type="float" office:value="36" calcext:value-type="float">
            <text:p>36</text:p>
          </table:table-cell>
          <table:table-cell table:style-name="ce65" office:value-type="string" calcext:value-type="string">
            <text:p>Boulevard Winston Churchill</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83771057784 , -1.61118585622081]</text:p>
          </table:table-cell>
          <table:table-cell table:number-columns-repeated="3"/>
          <table:table-cell table:style-name="ce90" table:formula="of:=REMPLACEEMPLACEMENTTRISAC([.T52];[.B52];[.E52];[.H52])" office:value-type="string" office:string-value="" calcext:value-type="error">
            <text:p>#VALEUR !</text:p>
          </table:table-cell>
          <table:table-cell table:style-name="ce90" table:formula="of:=REMPLACEEMPLACEMENTTRISAC2([.T52];[.B52];[.E52];[.H52])" office:value-type="string" office:string-value="" calcext:value-type="error">
            <text:p>#VALEUR !</text:p>
          </table:table-cell>
          <table:table-cell table:style-name="ce91" table:formula="of:=REMPLACEHORAIRESTRISAC2([.I52];[.J52];[.K52];[.L52];[.M52];[.N52];[.O52];[.P52];[.Q52];[.B52];[.E52];[.H52])" office:value-type="string" office:string-value="" calcext:value-type="error">
            <text:p>#VALEUR !</text:p>
          </table:table-cell>
          <table:table-cell table:style-name="ce92" table:formula="of:=CONCATENATE(&quot;trisac,&quot;;UTILTRANSFORMEENMOTSCLES([.E52]))" office:value-type="string" office:string-value="" calcext:value-type="error">
            <text:p>#VALEUR !</text:p>
          </table:table-cell>
          <table:table-cell table:style-name="ce93" table:formula="of:=CONCATENATE(&quot;trisac_&quot;;[.A52])" office:value-type="string" office:string-value="trisac_7" calcext:value-type="string">
            <text:p>trisac_7</text:p>
          </table:table-cell>
          <table:table-cell office:value-type="string" calcext:value-type="string">
            <text:p><text:s/></text:p>
          </table:table-cell>
          <table:table-cell table:style-name="ce68" table:formula="of:=JSONTRISACS([.AF52];[.B52];[.C52];[.D52];[.E52];[.F52];[.G52];[.H52];[.T52];[.U52];[.V52];[.W52];[.X52];[.AD52];[.AA5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text:p>
          </table:table-cell>
          <table:table-cell table:style-name="ce65" office:value-type="string" calcext:value-type="string">
            <text:p>Boulangerie Tijou</text:p>
          </table:table-cell>
          <table:table-cell table:style-name="ce65" office:value-type="string" calcext:value-type="string">
            <text:p>Commerce</text:p>
          </table:table-cell>
          <table:table-cell table:style-name="ce65" office:value-type="float" office:value="25" calcext:value-type="float">
            <text:p>25</text:p>
          </table:table-cell>
          <table:table-cell table:style-name="ce65" office:value-type="string" calcext:value-type="string">
            <text:p>Rue des Bourderies</text:p>
          </table:table-cell>
          <table:table-cell table:style-name="ce65" office:value-type="string" calcext:value-type="string">
            <text:p>Bellevue - Chantenay - Sainte Anne</text:p>
          </table:table-cell>
          <table:table-cell table:style-name="ce65" office:value-type="string" calcext:value-type="string">
            <text:p>Bellevue /Chantenay</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063482878462 , -1.59703381329224]</text:p>
          </table:table-cell>
          <table:table-cell table:number-columns-repeated="3"/>
          <table:table-cell table:style-name="ce90" table:formula="of:=REMPLACEEMPLACEMENTTRISAC([.T53];[.B53];[.E53];[.H53])" office:value-type="string" office:string-value="" calcext:value-type="error">
            <text:p>#VALEUR !</text:p>
          </table:table-cell>
          <table:table-cell table:style-name="ce90" table:formula="of:=REMPLACEEMPLACEMENTTRISAC2([.T53];[.B53];[.E53];[.H53])" office:value-type="string" office:string-value="" calcext:value-type="error">
            <text:p>#VALEUR !</text:p>
          </table:table-cell>
          <table:table-cell table:style-name="ce91" table:formula="of:=REMPLACEHORAIRESTRISAC2([.I53];[.J53];[.K53];[.L53];[.M53];[.N53];[.O53];[.P53];[.Q53];[.B53];[.E53];[.H53])" office:value-type="string" office:string-value="" calcext:value-type="error">
            <text:p>#VALEUR !</text:p>
          </table:table-cell>
          <table:table-cell table:style-name="ce92" table:formula="of:=CONCATENATE(&quot;trisac,&quot;;UTILTRANSFORMEENMOTSCLES([.E53]))" office:value-type="string" office:string-value="" calcext:value-type="error">
            <text:p>#VALEUR !</text:p>
          </table:table-cell>
          <table:table-cell table:style-name="ce93" table:formula="of:=CONCATENATE(&quot;trisac_&quot;;[.A53])" office:value-type="string" office:string-value="trisac_8" calcext:value-type="string">
            <text:p>trisac_8</text:p>
          </table:table-cell>
          <table:table-cell office:value-type="string" calcext:value-type="string">
            <text:p><text:s/></text:p>
          </table:table-cell>
          <table:table-cell table:style-name="ce68" table:formula="of:=JSONTRISACS([.AF53];[.B53];[.C53];[.D53];[.E53];[.F53];[.G53];[.H53];[.T53];[.U53];[.V53];[.W53];[.X53];[.AD53];[.AA5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1</text:p>
          </table:table-cell>
          <table:table-cell table:style-name="ce65" office:value-type="string" calcext:value-type="string">
            <text:p>Face au 47 Rue Georges Mélies</text:p>
          </table:table-cell>
          <table:table-cell table:style-name="ce65"/>
          <table:table-cell table:style-name="ce65" office:value-type="float" office:value="47" calcext:value-type="float">
            <text:p>47</text:p>
          </table:table-cell>
          <table:table-cell table:style-name="ce65" office:value-type="string" calcext:value-type="string">
            <text:p>Rue Georges Mélies</text:p>
          </table:table-cell>
          <table:table-cell table:style-name="ce65" office:value-type="string" calcext:value-type="string">
            <text:p>Breil - Barberie</text:p>
          </table:table-cell>
          <table:table-cell table:style-name="ce65" office:value-type="string" calcext:value-type="string">
            <text:p>Breil/Dervallières</text:p>
          </table:table-cell>
          <table:table-cell table:style-name="ce65" office:value-type="string" calcext:value-type="string">
            <text:p>RDV</text:p>
          </table:table-cell>
          <table:table-cell table:style-name="ce65" office:value-type="string" calcext:value-type="string">
            <text:p>30/11/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4/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3/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8/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332091642992 , -1.58579021535481]</text:p>
          </table:table-cell>
          <table:table-cell table:number-columns-repeated="3"/>
          <table:table-cell table:style-name="ce90" table:formula="of:=REMPLACEEMPLACEMENTTRISAC([.T54];[.B54];[.E54];[.H54])" office:value-type="string" office:string-value="" calcext:value-type="error">
            <text:p>#VALEUR !</text:p>
          </table:table-cell>
          <table:table-cell table:style-name="ce90" table:formula="of:=REMPLACEEMPLACEMENTTRISAC2([.T54];[.B54];[.E54];[.H54])" office:value-type="string" office:string-value="" calcext:value-type="error">
            <text:p>#VALEUR !</text:p>
          </table:table-cell>
          <table:table-cell table:style-name="ce91" table:formula="of:=REMPLACEHORAIRESTRISAC2([.I54];[.J54];[.K54];[.L54];[.M54];[.N54];[.O54];[.P54];[.Q54];[.B54];[.E54];[.H54])" office:value-type="string" office:string-value="" calcext:value-type="error">
            <text:p>#VALEUR !</text:p>
          </table:table-cell>
          <table:table-cell table:style-name="ce92" table:formula="of:=CONCATENATE(&quot;trisac,&quot;;UTILTRANSFORMEENMOTSCLES([.E54]))" office:value-type="string" office:string-value="" calcext:value-type="error">
            <text:p>#VALEUR !</text:p>
          </table:table-cell>
          <table:table-cell table:style-name="ce93" table:formula="of:=CONCATENATE(&quot;trisac_&quot;;[.A54])" office:value-type="string" office:string-value="trisac_21" calcext:value-type="string">
            <text:p>trisac_21</text:p>
          </table:table-cell>
          <table:table-cell office:value-type="string" calcext:value-type="string">
            <text:p><text:s/></text:p>
          </table:table-cell>
          <table:table-cell table:style-name="ce68" table:formula="of:=JSONTRISACS([.AF54];[.B54];[.C54];[.D54];[.E54];[.F54];[.G54];[.H54];[.T54];[.U54];[.V54];[.W54];[.X54];[.AD54];[.AA5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9</text:p>
          </table:table-cell>
          <table:table-cell table:style-name="ce65" office:value-type="string" calcext:value-type="string">
            <text:p>Pôle commercial Coubertin</text:p>
          </table:table-cell>
          <table:table-cell table:style-name="ce65"/>
          <table:table-cell table:style-name="ce65" office:value-type="float" office:value="52" calcext:value-type="float">
            <text:p>52</text:p>
          </table:table-cell>
          <table:table-cell table:style-name="ce65" office:value-type="string" calcext:value-type="string">
            <text:p>Boulevard Pierre de Coubertin</text:p>
          </table:table-cell>
          <table:table-cell table:style-name="ce65" office:value-type="string" calcext:value-type="string">
            <text:p>Breil - Barberie</text:p>
          </table:table-cell>
          <table:table-cell table:style-name="ce65" office:value-type="string" calcext:value-type="string">
            <text:p>Breil/Dervallières</text:p>
          </table:table-cell>
          <table:table-cell table:style-name="ce65" office:value-type="string" calcext:value-type="string">
            <text:p>RDV</text:p>
          </table:table-cell>
          <table:table-cell table:style-name="ce65" office:value-type="string" calcext:value-type="string">
            <text:p>02/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6/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5/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30/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285238429887 , -1.58713886334568]</text:p>
          </table:table-cell>
          <table:table-cell table:number-columns-repeated="2"/>
          <table:table-cell table:style-name="ce61" office:value-type="string" calcext:value-type="string">
            <text:p>ouvert les lundis uniquement si férié</text:p>
          </table:table-cell>
          <table:table-cell table:style-name="ce90" table:formula="of:=REMPLACEEMPLACEMENTTRISAC([.T55];[.B55];[.E55];[.H55])" office:value-type="string" office:string-value="" calcext:value-type="error">
            <text:p>#VALEUR !</text:p>
          </table:table-cell>
          <table:table-cell table:style-name="ce90" table:formula="of:=REMPLACEEMPLACEMENTTRISAC2([.T55];[.B55];[.E55];[.H55])" office:value-type="string" office:string-value="" calcext:value-type="error">
            <text:p>#VALEUR !</text:p>
          </table:table-cell>
          <table:table-cell table:style-name="ce91" table:formula="of:=REMPLACEHORAIRESTRISAC2([.I55];[.J55];[.K55];[.L55];[.M55];[.N55];[.O55];[.P55];[.Q55];[.B55];[.E55];[.H55])" office:value-type="string" office:string-value="" calcext:value-type="error">
            <text:p>#VALEUR !</text:p>
          </table:table-cell>
          <table:table-cell table:style-name="ce92" table:formula="of:=CONCATENATE(&quot;trisac,&quot;;UTILTRANSFORMEENMOTSCLES([.E55]))" office:value-type="string" office:string-value="" calcext:value-type="error">
            <text:p>#VALEUR !</text:p>
          </table:table-cell>
          <table:table-cell table:style-name="ce93" table:formula="of:=CONCATENATE(&quot;trisac_&quot;;[.A55])" office:value-type="string" office:string-value="trisac_19" calcext:value-type="string">
            <text:p>trisac_19</text:p>
          </table:table-cell>
          <table:table-cell office:value-type="string" calcext:value-type="string">
            <text:p><text:s/></text:p>
          </table:table-cell>
          <table:table-cell table:style-name="ce68" table:formula="of:=JSONTRISACS([.AF55];[.B55];[.C55];[.D55];[.E55];[.F55];[.G55];[.H55];[.T55];[.U55];[.V55];[.W55];[.X55];[.AD55];[.AA5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0</text:p>
          </table:table-cell>
          <table:table-cell table:style-name="ce65" office:value-type="string" calcext:value-type="string">
            <text:p>Place des Dervallières</text:p>
          </table:table-cell>
          <table:table-cell table:style-name="ce65" table:number-columns-repeated="2"/>
          <table:table-cell table:style-name="ce65" office:value-type="string" calcext:value-type="string">
            <text:p>Place des Dervallières</text:p>
          </table:table-cell>
          <table:table-cell table:style-name="ce65" office:value-type="string" calcext:value-type="string">
            <text:p>Dervallières - Zola</text:p>
          </table:table-cell>
          <table:table-cell table:style-name="ce65" office:value-type="string" calcext:value-type="string">
            <text:p>Breil/Dervallières</text:p>
          </table:table-cell>
          <table:table-cell table:style-name="ce65" office:value-type="string" calcext:value-type="string">
            <text:p>RDV</text:p>
          </table:table-cell>
          <table:table-cell table:style-name="ce65" office:value-type="string" calcext:value-type="string">
            <text:p>05/12/2015</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9/03/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8/06/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3/12/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242121712555 , -1.59771687336643]</text:p>
          </table:table-cell>
          <table:table-cell table:number-columns-repeated="3"/>
          <table:table-cell table:style-name="ce90" table:formula="of:=REMPLACEEMPLACEMENTTRISAC([.T56];[.B56];[.E56];[.H56])" office:value-type="string" office:string-value="" calcext:value-type="error">
            <text:p>#VALEUR !</text:p>
          </table:table-cell>
          <table:table-cell table:style-name="ce90" table:formula="of:=REMPLACEEMPLACEMENTTRISAC2([.T56];[.B56];[.E56];[.H56])" office:value-type="string" office:string-value="" calcext:value-type="error">
            <text:p>#VALEUR !</text:p>
          </table:table-cell>
          <table:table-cell table:style-name="ce91" table:formula="of:=REMPLACEHORAIRESTRISAC2([.I56];[.J56];[.K56];[.L56];[.M56];[.N56];[.O56];[.P56];[.Q56];[.B56];[.E56];[.H56])" office:value-type="string" office:string-value="" calcext:value-type="error">
            <text:p>#VALEUR !</text:p>
          </table:table-cell>
          <table:table-cell table:style-name="ce92" table:formula="of:=CONCATENATE(&quot;trisac,&quot;;UTILTRANSFORMEENMOTSCLES([.E56]))" office:value-type="string" office:string-value="" calcext:value-type="error">
            <text:p>#VALEUR !</text:p>
          </table:table-cell>
          <table:table-cell table:style-name="ce93" table:formula="of:=CONCATENATE(&quot;trisac_&quot;;[.A56])" office:value-type="string" office:string-value="trisac_20" calcext:value-type="string">
            <text:p>trisac_20</text:p>
          </table:table-cell>
          <table:table-cell office:value-type="string" calcext:value-type="string">
            <text:p><text:s/></text:p>
          </table:table-cell>
          <table:table-cell table:style-name="ce68" table:formula="of:=JSONTRISACS([.AF56];[.B56];[.C56];[.D56];[.E56];[.F56];[.G56];[.H56];[.T56];[.U56];[.V56];[.W56];[.X56];[.AD56];[.AA5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8</text:p>
          </table:table-cell>
          <table:table-cell table:style-name="ce65" office:value-type="string" calcext:value-type="string">
            <text:p>Carrefour City</text:p>
          </table:table-cell>
          <table:table-cell table:style-name="ce65" office:value-type="string" calcext:value-type="string">
            <text:p>Commerce</text:p>
          </table:table-cell>
          <table:table-cell table:style-name="ce65" office:value-type="float" office:value="52" calcext:value-type="float">
            <text:p>52</text:p>
          </table:table-cell>
          <table:table-cell table:style-name="ce65" office:value-type="string" calcext:value-type="string">
            <text:p>Boulevard Pierre de Coubertin</text:p>
          </table:table-cell>
          <table:table-cell table:style-name="ce65" office:value-type="string" calcext:value-type="string">
            <text:p>Breil - Barberie</text:p>
          </table:table-cell>
          <table:table-cell table:style-name="ce65" office:value-type="string" calcext:value-type="string">
            <text:p>Breil/Dervallières</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282171425353 , -1.58675128841355]</text:p>
          </table:table-cell>
          <table:table-cell table:number-columns-repeated="3"/>
          <table:table-cell table:style-name="ce90" table:formula="of:=REMPLACEEMPLACEMENTTRISAC([.T57];[.B57];[.E57];[.H57])" office:value-type="string" office:string-value="" calcext:value-type="error">
            <text:p>#VALEUR !</text:p>
          </table:table-cell>
          <table:table-cell table:style-name="ce90" table:formula="of:=REMPLACEEMPLACEMENTTRISAC2([.T57];[.B57];[.E57];[.H57])" office:value-type="string" office:string-value="" calcext:value-type="error">
            <text:p>#VALEUR !</text:p>
          </table:table-cell>
          <table:table-cell table:style-name="ce91" table:formula="of:=REMPLACEHORAIRESTRISAC2([.I57];[.J57];[.K57];[.L57];[.M57];[.N57];[.O57];[.P57];[.Q57];[.B57];[.E57];[.H57])" office:value-type="string" office:string-value="" calcext:value-type="error">
            <text:p>#VALEUR !</text:p>
          </table:table-cell>
          <table:table-cell table:style-name="ce92" table:formula="of:=CONCATENATE(&quot;trisac,&quot;;UTILTRANSFORMEENMOTSCLES([.E57]))" office:value-type="string" office:string-value="" calcext:value-type="error">
            <text:p>#VALEUR !</text:p>
          </table:table-cell>
          <table:table-cell table:style-name="ce93" table:formula="of:=CONCATENATE(&quot;trisac_&quot;;[.A57])" office:value-type="string" office:string-value="trisac_18" calcext:value-type="string">
            <text:p>trisac_18</text:p>
          </table:table-cell>
          <table:table-cell office:value-type="string" calcext:value-type="string">
            <text:p><text:s/></text:p>
          </table:table-cell>
          <table:table-cell table:style-name="ce68" table:formula="of:=JSONTRISACS([.AF57];[.B57];[.C57];[.D57];[.E57];[.F57];[.G57];[.H57];[.T57];[.U57];[.V57];[.W57];[.X57];[.AD57];[.AA5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5</text:p>
          </table:table-cell>
          <table:table-cell table:style-name="ce65" office:value-type="string" calcext:value-type="string">
            <text:p>Nantes Habitat Agence Feyder</text:p>
          </table:table-cell>
          <table:table-cell table:style-name="ce65" office:value-type="string" calcext:value-type="string">
            <text:p>Organisme HLM</text:p>
          </table:table-cell>
          <table:table-cell table:style-name="ce65" office:value-type="float" office:value="6" calcext:value-type="float">
            <text:p>6</text:p>
          </table:table-cell>
          <table:table-cell table:style-name="ce65" office:value-type="string" calcext:value-type="string">
            <text:p>Rue Jacques Feyder</text:p>
          </table:table-cell>
          <table:table-cell table:style-name="ce65" office:value-type="string" calcext:value-type="string">
            <text:p>Breil - Barberie</text:p>
          </table:table-cell>
          <table:table-cell table:style-name="ce65" office:value-type="string" calcext:value-type="string">
            <text:p>Breil/Dervallières</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300901812523 , -1.58565548755988]</text:p>
          </table:table-cell>
          <table:table-cell table:number-columns-repeated="3"/>
          <table:table-cell table:style-name="ce90" table:formula="of:=REMPLACEEMPLACEMENTTRISAC([.T58];[.B58];[.E58];[.H58])" office:value-type="string" office:string-value="" calcext:value-type="error">
            <text:p>#VALEUR !</text:p>
          </table:table-cell>
          <table:table-cell table:style-name="ce90" table:formula="of:=REMPLACEEMPLACEMENTTRISAC2([.T58];[.B58];[.E58];[.H58])" office:value-type="string" office:string-value="" calcext:value-type="error">
            <text:p>#VALEUR !</text:p>
          </table:table-cell>
          <table:table-cell table:style-name="ce91" table:formula="of:=REMPLACEHORAIRESTRISAC2([.I58];[.J58];[.K58];[.L58];[.M58];[.N58];[.O58];[.P58];[.Q58];[.B58];[.E58];[.H58])" office:value-type="string" office:string-value="" calcext:value-type="error">
            <text:p>#VALEUR !</text:p>
          </table:table-cell>
          <table:table-cell table:style-name="ce92" table:formula="of:=CONCATENATE(&quot;trisac,&quot;;UTILTRANSFORMEENMOTSCLES([.E58]))" office:value-type="string" office:string-value="" calcext:value-type="error">
            <text:p>#VALEUR !</text:p>
          </table:table-cell>
          <table:table-cell table:style-name="ce93" table:formula="of:=CONCATENATE(&quot;trisac_&quot;;[.A58])" office:value-type="string" office:string-value="trisac_15" calcext:value-type="string">
            <text:p>trisac_15</text:p>
          </table:table-cell>
          <table:table-cell office:value-type="string" calcext:value-type="string">
            <text:p><text:s/></text:p>
          </table:table-cell>
          <table:table-cell table:style-name="ce68" table:formula="of:=JSONTRISACS([.AF58];[.B58];[.C58];[.D58];[.E58];[.F58];[.G58];[.H58];[.T58];[.U58];[.V58];[.W58];[.X58];[.AD58];[.AA5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6</text:p>
          </table:table-cell>
          <table:table-cell table:style-name="ce65" office:value-type="string" calcext:value-type="string">
            <text:p>Mairie Annexe Dervallières</text:p>
          </table:table-cell>
          <table:table-cell table:style-name="ce65" office:value-type="string" calcext:value-type="string">
            <text:p>Mairie annexe</text:p>
          </table:table-cell>
          <table:table-cell table:style-name="ce65" office:value-type="float" office:value="1" calcext:value-type="float">
            <text:p>1</text:p>
          </table:table-cell>
          <table:table-cell table:style-name="ce65" office:value-type="string" calcext:value-type="string">
            <text:p>Place des Dervallières</text:p>
          </table:table-cell>
          <table:table-cell table:style-name="ce65" office:value-type="string" calcext:value-type="string">
            <text:p>Dervallières - Zola</text:p>
          </table:table-cell>
          <table:table-cell table:style-name="ce65" office:value-type="string" calcext:value-type="string">
            <text:p>Breil/Dervallières</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233810693424 , -1.59718468248522]</text:p>
          </table:table-cell>
          <table:table-cell table:number-columns-repeated="3"/>
          <table:table-cell table:style-name="ce90" table:formula="of:=REMPLACEEMPLACEMENTTRISAC([.T59];[.B59];[.E59];[.H59])" office:value-type="string" office:string-value="" calcext:value-type="error">
            <text:p>#VALEUR !</text:p>
          </table:table-cell>
          <table:table-cell table:style-name="ce90" table:formula="of:=REMPLACEEMPLACEMENTTRISAC2([.T59];[.B59];[.E59];[.H59])" office:value-type="string" office:string-value="" calcext:value-type="error">
            <text:p>#VALEUR !</text:p>
          </table:table-cell>
          <table:table-cell table:style-name="ce91" table:formula="of:=REMPLACEHORAIRESTRISAC2([.I59];[.J59];[.K59];[.L59];[.M59];[.N59];[.O59];[.P59];[.Q59];[.B59];[.E59];[.H59])" office:value-type="string" office:string-value="" calcext:value-type="error">
            <text:p>#VALEUR !</text:p>
          </table:table-cell>
          <table:table-cell table:style-name="ce92" table:formula="of:=CONCATENATE(&quot;trisac,&quot;;UTILTRANSFORMEENMOTSCLES([.E59]))" office:value-type="string" office:string-value="" calcext:value-type="error">
            <text:p>#VALEUR !</text:p>
          </table:table-cell>
          <table:table-cell table:style-name="ce93" table:formula="of:=CONCATENATE(&quot;trisac_&quot;;[.A59])" office:value-type="string" office:string-value="trisac_16" calcext:value-type="string">
            <text:p>trisac_16</text:p>
          </table:table-cell>
          <table:table-cell office:value-type="string" calcext:value-type="string">
            <text:p><text:s/></text:p>
          </table:table-cell>
          <table:table-cell table:style-name="ce68" table:formula="of:=JSONTRISACS([.AF59];[.B59];[.C59];[.D59];[.E59];[.F59];[.G59];[.H59];[.T59];[.U59];[.V59];[.W59];[.X59];[.AD59];[.AA5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7</text:p>
          </table:table-cell>
          <table:table-cell table:style-name="ce65" office:value-type="string" calcext:value-type="string">
            <text:p>Nantes Habitat Agence Watteau</text:p>
          </table:table-cell>
          <table:table-cell table:style-name="ce65" office:value-type="string" calcext:value-type="string">
            <text:p>Organisme HLM</text:p>
          </table:table-cell>
          <table:table-cell table:style-name="ce65" office:value-type="float" office:value="20" calcext:value-type="float">
            <text:p>20</text:p>
          </table:table-cell>
          <table:table-cell table:style-name="ce65" office:value-type="string" calcext:value-type="string">
            <text:p>Rue Antoine Watteau</text:p>
          </table:table-cell>
          <table:table-cell table:style-name="ce65" office:value-type="string" calcext:value-type="string">
            <text:p>Dervallières - Zola</text:p>
          </table:table-cell>
          <table:table-cell table:style-name="ce65" office:value-type="string" calcext:value-type="string">
            <text:p>Breil/Dervallières</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22574134576 , -1.60102274099936]</text:p>
          </table:table-cell>
          <table:table-cell table:number-columns-repeated="3"/>
          <table:table-cell table:style-name="ce90" table:formula="of:=REMPLACEEMPLACEMENTTRISAC([.T60];[.B60];[.E60];[.H60])" office:value-type="string" office:string-value="" calcext:value-type="error">
            <text:p>#VALEUR !</text:p>
          </table:table-cell>
          <table:table-cell table:style-name="ce90" table:formula="of:=REMPLACEEMPLACEMENTTRISAC2([.T60];[.B60];[.E60];[.H60])" office:value-type="string" office:string-value="" calcext:value-type="error">
            <text:p>#VALEUR !</text:p>
          </table:table-cell>
          <table:table-cell table:style-name="ce91" table:formula="of:=REMPLACEHORAIRESTRISAC2([.I60];[.J60];[.K60];[.L60];[.M60];[.N60];[.O60];[.P60];[.Q60];[.B60];[.E60];[.H60])" office:value-type="string" office:string-value="" calcext:value-type="error">
            <text:p>#VALEUR !</text:p>
          </table:table-cell>
          <table:table-cell table:style-name="ce92" table:formula="of:=CONCATENATE(&quot;trisac,&quot;;UTILTRANSFORMEENMOTSCLES([.E60]))" office:value-type="string" office:string-value="" calcext:value-type="error">
            <text:p>#VALEUR !</text:p>
          </table:table-cell>
          <table:table-cell table:style-name="ce93" table:formula="of:=CONCATENATE(&quot;trisac_&quot;;[.A60])" office:value-type="string" office:string-value="trisac_17" calcext:value-type="string">
            <text:p>trisac_17</text:p>
          </table:table-cell>
          <table:table-cell office:value-type="string" calcext:value-type="string">
            <text:p><text:s/></text:p>
          </table:table-cell>
          <table:table-cell table:style-name="ce68" table:formula="of:=JSONTRISACS([.AF60];[.B60];[.C60];[.D60];[.E60];[.F60];[.G60];[.H60];[.T60];[.U60];[.V60];[.W60];[.X60];[.AD60];[.AA6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3</text:p>
          </table:table-cell>
          <table:table-cell table:style-name="ce65" office:value-type="string" calcext:value-type="string">
            <text:p>Place Emile Fritsch (Devant l'église Saint-Pasquier)</text:p>
          </table:table-cell>
          <table:table-cell table:style-name="ce65" table:number-columns-repeated="2"/>
          <table:table-cell table:style-name="ce65" office:value-type="string" calcext:value-type="string">
            <text:p>Place Emile Fritsch</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RDV</text:p>
          </table:table-cell>
          <table:table-cell table:style-name="ce65" office:value-type="string" calcext:value-type="string">
            <text:p>07/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1/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0/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5/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88980938558 , -1.56577469386022]</text:p>
          </table:table-cell>
          <table:table-cell table:number-columns-repeated="3"/>
          <table:table-cell table:style-name="ce90" table:formula="of:=REMPLACEEMPLACEMENTTRISAC([.T61];[.B61];[.E61];[.H61])" office:value-type="string" office:string-value="" calcext:value-type="error">
            <text:p>#VALEUR !</text:p>
          </table:table-cell>
          <table:table-cell table:style-name="ce90" table:formula="of:=REMPLACEEMPLACEMENTTRISAC2([.T61];[.B61];[.E61];[.H61])" office:value-type="string" office:string-value="" calcext:value-type="error">
            <text:p>#VALEUR !</text:p>
          </table:table-cell>
          <table:table-cell table:style-name="ce91" table:formula="of:=REMPLACEHORAIRESTRISAC2([.I61];[.J61];[.K61];[.L61];[.M61];[.N61];[.O61];[.P61];[.Q61];[.B61];[.E61];[.H61])" office:value-type="string" office:string-value="" calcext:value-type="error">
            <text:p>#VALEUR !</text:p>
          </table:table-cell>
          <table:table-cell table:style-name="ce92" table:formula="of:=CONCATENATE(&quot;trisac,&quot;;UTILTRANSFORMEENMOTSCLES([.E61]))" office:value-type="string" office:string-value="" calcext:value-type="error">
            <text:p>#VALEUR !</text:p>
          </table:table-cell>
          <table:table-cell table:style-name="ce93" table:formula="of:=CONCATENATE(&quot;trisac_&quot;;[.A61])" office:value-type="string" office:string-value="trisac_73" calcext:value-type="string">
            <text:p>trisac_73</text:p>
          </table:table-cell>
          <table:table-cell office:value-type="string" calcext:value-type="string">
            <text:p><text:s/></text:p>
          </table:table-cell>
          <table:table-cell table:style-name="ce68" table:formula="of:=JSONTRISACS([.AF61];[.B61];[.C61];[.D61];[.E61];[.F61];[.G61];[.H61];[.T61];[.U61];[.V61];[.W61];[.X61];[.AD61];[.AA6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8</text:p>
          </table:table-cell>
          <table:table-cell table:style-name="ce65" office:value-type="string" calcext:value-type="string">
            <text:p>Angle Rue des Dervallières/Rue Octave Feuillet</text:p>
          </table:table-cell>
          <table:table-cell table:style-name="ce65" table:number-columns-repeated="2"/>
          <table:table-cell table:style-name="ce65" office:value-type="string" calcext:value-type="string">
            <text:p>Rue Octave Feuillet</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RDV</text:p>
          </table:table-cell>
          <table:table-cell table:style-name="ce65" office:value-type="string" calcext:value-type="string">
            <text:p>08/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2/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1/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6/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05952970888 , -1.57339371320505]</text:p>
          </table:table-cell>
          <table:table-cell table:number-columns-repeated="3"/>
          <table:table-cell table:style-name="ce90" table:formula="of:=REMPLACEEMPLACEMENTTRISAC([.T62];[.B62];[.E62];[.H62])" office:value-type="string" office:string-value="" calcext:value-type="error">
            <text:p>#VALEUR !</text:p>
          </table:table-cell>
          <table:table-cell table:style-name="ce90" table:formula="of:=REMPLACEEMPLACEMENTTRISAC2([.T62];[.B62];[.E62];[.H62])" office:value-type="string" office:string-value="" calcext:value-type="error">
            <text:p>#VALEUR !</text:p>
          </table:table-cell>
          <table:table-cell table:style-name="ce91" table:formula="of:=REMPLACEHORAIRESTRISAC2([.I62];[.J62];[.K62];[.L62];[.M62];[.N62];[.O62];[.P62];[.Q62];[.B62];[.E62];[.H62])" office:value-type="string" office:string-value="" calcext:value-type="error">
            <text:p>#VALEUR !</text:p>
          </table:table-cell>
          <table:table-cell table:style-name="ce92" table:formula="of:=CONCATENATE(&quot;trisac,&quot;;UTILTRANSFORMEENMOTSCLES([.E62]))" office:value-type="string" office:string-value="" calcext:value-type="error">
            <text:p>#VALEUR !</text:p>
          </table:table-cell>
          <table:table-cell table:style-name="ce93" table:formula="of:=CONCATENATE(&quot;trisac_&quot;;[.A62])" office:value-type="string" office:string-value="trisac_68" calcext:value-type="string">
            <text:p>trisac_68</text:p>
          </table:table-cell>
          <table:table-cell office:value-type="string" calcext:value-type="string">
            <text:p><text:s/></text:p>
          </table:table-cell>
          <table:table-cell table:style-name="ce68" table:formula="of:=JSONTRISACS([.AF62];[.B62];[.C62];[.D62];[.E62];[.F62];[.G62];[.H62];[.T62];[.U62];[.V62];[.W62];[.X62];[.AD62];[.AA6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9</text:p>
          </table:table-cell>
          <table:table-cell table:style-name="ce65" office:value-type="string" calcext:value-type="string">
            <text:p>Place de Talensac</text:p>
          </table:table-cell>
          <table:table-cell table:style-name="ce65" table:number-columns-repeated="2"/>
          <table:table-cell table:style-name="ce65" office:value-type="string" calcext:value-type="string">
            <text:p>Rue de Talensac</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RDV</text:p>
          </table:table-cell>
          <table:table-cell table:style-name="ce65" office:value-type="string" calcext:value-type="string">
            <text:p>09/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3/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2/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7/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10157384752 , -1.55685571664186]</text:p>
          </table:table-cell>
          <table:table-cell table:number-columns-repeated="3"/>
          <table:table-cell table:style-name="ce90" table:formula="of:=REMPLACEEMPLACEMENTTRISAC([.T63];[.B63];[.E63];[.H63])" office:value-type="string" office:string-value="" calcext:value-type="error">
            <text:p>#VALEUR !</text:p>
          </table:table-cell>
          <table:table-cell table:style-name="ce90" table:formula="of:=REMPLACEEMPLACEMENTTRISAC2([.T63];[.B63];[.E63];[.H63])" office:value-type="string" office:string-value="" calcext:value-type="error">
            <text:p>#VALEUR !</text:p>
          </table:table-cell>
          <table:table-cell table:style-name="ce91" table:formula="of:=REMPLACEHORAIRESTRISAC2([.I63];[.J63];[.K63];[.L63];[.M63];[.N63];[.O63];[.P63];[.Q63];[.B63];[.E63];[.H63])" office:value-type="string" office:string-value="" calcext:value-type="error">
            <text:p>#VALEUR !</text:p>
          </table:table-cell>
          <table:table-cell table:style-name="ce92" table:formula="of:=CONCATENATE(&quot;trisac,&quot;;UTILTRANSFORMEENMOTSCLES([.E63]))" office:value-type="string" office:string-value="" calcext:value-type="error">
            <text:p>#VALEUR !</text:p>
          </table:table-cell>
          <table:table-cell table:style-name="ce93" table:formula="of:=CONCATENATE(&quot;trisac_&quot;;[.A63])" office:value-type="string" office:string-value="trisac_69" calcext:value-type="string">
            <text:p>trisac_69</text:p>
          </table:table-cell>
          <table:table-cell office:value-type="string" calcext:value-type="string">
            <text:p><text:s/></text:p>
          </table:table-cell>
          <table:table-cell table:style-name="ce68" table:formula="of:=JSONTRISACS([.AF63];[.B63];[.C63];[.D63];[.E63];[.F63];[.G63];[.H63];[.T63];[.U63];[.V63];[.W63];[.X63];[.AD63];[.AA6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0</text:p>
          </table:table-cell>
          <table:table-cell table:style-name="ce65" office:value-type="string" calcext:value-type="string">
            <text:p>TRAM Saint-Mihiel</text:p>
          </table:table-cell>
          <table:table-cell table:style-name="ce65" table:number-columns-repeated="2"/>
          <table:table-cell table:style-name="ce65" office:value-type="string" calcext:value-type="string">
            <text:p>Quai de Versailles</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RDV</text:p>
          </table:table-cell>
          <table:table-cell table:style-name="ce65" office:value-type="string" calcext:value-type="string">
            <text:p>10/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4/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3/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8/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45848205917 , -1.55383600362569]</text:p>
          </table:table-cell>
          <table:table-cell table:number-columns-repeated="3"/>
          <table:table-cell table:style-name="ce90" table:formula="of:=REMPLACEEMPLACEMENTTRISAC([.T64];[.B64];[.E64];[.H64])" office:value-type="string" office:string-value="" calcext:value-type="error">
            <text:p>#VALEUR !</text:p>
          </table:table-cell>
          <table:table-cell table:style-name="ce90" table:formula="of:=REMPLACEEMPLACEMENTTRISAC2([.T64];[.B64];[.E64];[.H64])" office:value-type="string" office:string-value="" calcext:value-type="error">
            <text:p>#VALEUR !</text:p>
          </table:table-cell>
          <table:table-cell table:style-name="ce91" table:formula="of:=REMPLACEHORAIRESTRISAC2([.I64];[.J64];[.K64];[.L64];[.M64];[.N64];[.O64];[.P64];[.Q64];[.B64];[.E64];[.H64])" office:value-type="string" office:string-value="" calcext:value-type="error">
            <text:p>#VALEUR !</text:p>
          </table:table-cell>
          <table:table-cell table:style-name="ce92" table:formula="of:=CONCATENATE(&quot;trisac,&quot;;UTILTRANSFORMEENMOTSCLES([.E64]))" office:value-type="string" office:string-value="" calcext:value-type="error">
            <text:p>#VALEUR !</text:p>
          </table:table-cell>
          <table:table-cell table:style-name="ce93" table:formula="of:=CONCATENATE(&quot;trisac_&quot;;[.A64])" office:value-type="string" office:string-value="trisac_70" calcext:value-type="string">
            <text:p>trisac_70</text:p>
          </table:table-cell>
          <table:table-cell office:value-type="string" calcext:value-type="string">
            <text:p><text:s/></text:p>
          </table:table-cell>
          <table:table-cell table:style-name="ce68" table:formula="of:=JSONTRISACS([.AF64];[.B64];[.C64];[.D64];[.E64];[.F64];[.G64];[.H64];[.T64];[.U64];[.V64];[.W64];[.X64];[.AD64];[.AA6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1</text:p>
          </table:table-cell>
          <table:table-cell table:style-name="ce65" office:value-type="string" calcext:value-type="string">
            <text:p>Angle Boulevard Gaston Serpette/Boulevard des Anglais</text:p>
          </table:table-cell>
          <table:table-cell table:style-name="ce65" table:number-columns-repeated="2"/>
          <table:table-cell table:style-name="ce65" office:value-type="string" calcext:value-type="string">
            <text:p>Boulevard Gaston Serpette</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RDV</text:p>
          </table:table-cell>
          <table:table-cell table:style-name="ce65" office:value-type="string" calcext:value-type="string">
            <text:p>11/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5/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4/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9/12/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288414804835 , -1.57551422401674]</text:p>
          </table:table-cell>
          <table:table-cell table:number-columns-repeated="3"/>
          <table:table-cell table:style-name="ce90" table:formula="of:=REMPLACEEMPLACEMENTTRISAC([.T65];[.B65];[.E65];[.H65])" office:value-type="string" office:string-value="" calcext:value-type="error">
            <text:p>#VALEUR !</text:p>
          </table:table-cell>
          <table:table-cell table:style-name="ce90" table:formula="of:=REMPLACEEMPLACEMENTTRISAC2([.T65];[.B65];[.E65];[.H65])" office:value-type="string" office:string-value="" calcext:value-type="error">
            <text:p>#VALEUR !</text:p>
          </table:table-cell>
          <table:table-cell table:style-name="ce91" table:formula="of:=REMPLACEHORAIRESTRISAC2([.I65];[.J65];[.K65];[.L65];[.M65];[.N65];[.O65];[.P65];[.Q65];[.B65];[.E65];[.H65])" office:value-type="string" office:string-value="" calcext:value-type="error">
            <text:p>#VALEUR !</text:p>
          </table:table-cell>
          <table:table-cell table:style-name="ce92" table:formula="of:=CONCATENATE(&quot;trisac,&quot;;UTILTRANSFORMEENMOTSCLES([.E65]))" office:value-type="string" office:string-value="" calcext:value-type="error">
            <text:p>#VALEUR !</text:p>
          </table:table-cell>
          <table:table-cell table:style-name="ce93" table:formula="of:=CONCATENATE(&quot;trisac_&quot;;[.A65])" office:value-type="string" office:string-value="trisac_71" calcext:value-type="string">
            <text:p>trisac_71</text:p>
          </table:table-cell>
          <table:table-cell office:value-type="string" calcext:value-type="string">
            <text:p><text:s/></text:p>
          </table:table-cell>
          <table:table-cell table:style-name="ce68" table:formula="of:=JSONTRISACS([.AF65];[.B65];[.C65];[.D65];[.E65];[.F65];[.G65];[.H65];[.T65];[.U65];[.V65];[.W65];[.X65];[.AD65];[.AA6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2</text:p>
          </table:table-cell>
          <table:table-cell table:style-name="ce65" office:value-type="string" calcext:value-type="string">
            <text:p>Place Saint-Félix</text:p>
          </table:table-cell>
          <table:table-cell table:style-name="ce65" table:number-columns-repeated="2"/>
          <table:table-cell table:style-name="ce65" office:value-type="string" calcext:value-type="string">
            <text:p>Place Saint-Félix</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RDV</text:p>
          </table:table-cell>
          <table:table-cell table:style-name="ce65" office:value-type="string" calcext:value-type="string">
            <text:p>12/12/2015</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26/03/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25/06/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0/12/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310649019152 , -1.55588877771744]</text:p>
          </table:table-cell>
          <table:table-cell table:number-columns-repeated="3"/>
          <table:table-cell table:style-name="ce90" table:formula="of:=REMPLACEEMPLACEMENTTRISAC([.T66];[.B66];[.E66];[.H66])" office:value-type="string" office:string-value="" calcext:value-type="error">
            <text:p>#VALEUR !</text:p>
          </table:table-cell>
          <table:table-cell table:style-name="ce90" table:formula="of:=REMPLACEEMPLACEMENTTRISAC2([.T66];[.B66];[.E66];[.H66])" office:value-type="string" office:string-value="" calcext:value-type="error">
            <text:p>#VALEUR !</text:p>
          </table:table-cell>
          <table:table-cell table:style-name="ce91" table:formula="of:=REMPLACEHORAIRESTRISAC2([.I66];[.J66];[.K66];[.L66];[.M66];[.N66];[.O66];[.P66];[.Q66];[.B66];[.E66];[.H66])" office:value-type="string" office:string-value="" calcext:value-type="error">
            <text:p>#VALEUR !</text:p>
          </table:table-cell>
          <table:table-cell table:style-name="ce92" table:formula="of:=CONCATENATE(&quot;trisac,&quot;;UTILTRANSFORMEENMOTSCLES([.E66]))" office:value-type="string" office:string-value="" calcext:value-type="error">
            <text:p>#VALEUR !</text:p>
          </table:table-cell>
          <table:table-cell table:style-name="ce93" table:formula="of:=CONCATENATE(&quot;trisac_&quot;;[.A66])" office:value-type="string" office:string-value="trisac_72" calcext:value-type="string">
            <text:p>trisac_72</text:p>
          </table:table-cell>
          <table:table-cell office:value-type="string" calcext:value-type="string">
            <text:p><text:s/></text:p>
          </table:table-cell>
          <table:table-cell table:style-name="ce68" table:formula="of:=JSONTRISACS([.AF66];[.B66];[.C66];[.D66];[.E66];[.F66];[.G66];[.H66];[.T66];[.U66];[.V66];[.W66];[.X66];[.AD66];[.AA6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0</text:p>
          </table:table-cell>
          <table:table-cell table:style-name="ce65" office:value-type="string" calcext:value-type="string">
            <text:p>Café tabac le Bel Air</text:p>
          </table:table-cell>
          <table:table-cell table:style-name="ce65" office:value-type="string" calcext:value-type="string">
            <text:p>Commerce</text:p>
          </table:table-cell>
          <table:table-cell table:style-name="ce65" office:value-type="float" office:value="71" calcext:value-type="float">
            <text:p>71</text:p>
          </table:table-cell>
          <table:table-cell table:style-name="ce65" office:value-type="string" calcext:value-type="string">
            <text:p>Rue de Bel Air</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49905129991 , -1.55923983400867]</text:p>
          </table:table-cell>
          <table:table-cell table:number-columns-repeated="3"/>
          <table:table-cell table:style-name="ce90" table:formula="of:=REMPLACEEMPLACEMENTTRISAC([.T67];[.B67];[.E67];[.H67])" office:value-type="string" office:string-value="" calcext:value-type="error">
            <text:p>#VALEUR !</text:p>
          </table:table-cell>
          <table:table-cell table:style-name="ce90" table:formula="of:=REMPLACEEMPLACEMENTTRISAC2([.T67];[.B67];[.E67];[.H67])" office:value-type="string" office:string-value="" calcext:value-type="error">
            <text:p>#VALEUR !</text:p>
          </table:table-cell>
          <table:table-cell table:style-name="ce91" table:formula="of:=REMPLACEHORAIRESTRISAC2([.I67];[.J67];[.K67];[.L67];[.M67];[.N67];[.O67];[.P67];[.Q67];[.B67];[.E67];[.H67])" office:value-type="string" office:string-value="" calcext:value-type="error">
            <text:p>#VALEUR !</text:p>
          </table:table-cell>
          <table:table-cell table:style-name="ce92" table:formula="of:=CONCATENATE(&quot;trisac,&quot;;UTILTRANSFORMEENMOTSCLES([.E67]))" office:value-type="string" office:string-value="" calcext:value-type="error">
            <text:p>#VALEUR !</text:p>
          </table:table-cell>
          <table:table-cell table:style-name="ce93" table:formula="of:=CONCATENATE(&quot;trisac_&quot;;[.A67])" office:value-type="string" office:string-value="trisac_60" calcext:value-type="string">
            <text:p>trisac_60</text:p>
          </table:table-cell>
          <table:table-cell office:value-type="string" calcext:value-type="string">
            <text:p><text:s/></text:p>
          </table:table-cell>
          <table:table-cell table:style-name="ce68" table:formula="of:=JSONTRISACS([.AF67];[.B67];[.C67];[.D67];[.E67];[.F67];[.G67];[.H67];[.T67];[.U67];[.V67];[.W67];[.X67];[.AD67];[.AA6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1</text:p>
          </table:table-cell>
          <table:table-cell table:style-name="ce65" office:value-type="string" calcext:value-type="string">
            <text:p>Carrefour City</text:p>
          </table:table-cell>
          <table:table-cell table:style-name="ce65" office:value-type="string" calcext:value-type="string">
            <text:p>Commerce</text:p>
          </table:table-cell>
          <table:table-cell table:style-name="ce65" office:value-type="float" office:value="24" calcext:value-type="float">
            <text:p>24</text:p>
          </table:table-cell>
          <table:table-cell table:style-name="ce65" office:value-type="string" calcext:value-type="string">
            <text:p>Rue des Hauts Pavés</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32676975986 , -1.56349947899436]</text:p>
          </table:table-cell>
          <table:table-cell table:number-columns-repeated="3"/>
          <table:table-cell table:style-name="ce90" table:formula="of:=REMPLACEEMPLACEMENTTRISAC([.T68];[.B68];[.E68];[.H68])" office:value-type="string" office:string-value="" calcext:value-type="error">
            <text:p>#VALEUR !</text:p>
          </table:table-cell>
          <table:table-cell table:style-name="ce90" table:formula="of:=REMPLACEEMPLACEMENTTRISAC2([.T68];[.B68];[.E68];[.H68])" office:value-type="string" office:string-value="" calcext:value-type="error">
            <text:p>#VALEUR !</text:p>
          </table:table-cell>
          <table:table-cell table:style-name="ce91" table:formula="of:=REMPLACEHORAIRESTRISAC2([.I68];[.J68];[.K68];[.L68];[.M68];[.N68];[.O68];[.P68];[.Q68];[.B68];[.E68];[.H68])" office:value-type="string" office:string-value="" calcext:value-type="error">
            <text:p>#VALEUR !</text:p>
          </table:table-cell>
          <table:table-cell table:style-name="ce92" table:formula="of:=CONCATENATE(&quot;trisac,&quot;;UTILTRANSFORMEENMOTSCLES([.E68]))" office:value-type="string" office:string-value="" calcext:value-type="error">
            <text:p>#VALEUR !</text:p>
          </table:table-cell>
          <table:table-cell table:style-name="ce93" table:formula="of:=CONCATENATE(&quot;trisac_&quot;;[.A68])" office:value-type="string" office:string-value="trisac_61" calcext:value-type="string">
            <text:p>trisac_61</text:p>
          </table:table-cell>
          <table:table-cell office:value-type="string" calcext:value-type="string">
            <text:p><text:s/></text:p>
          </table:table-cell>
          <table:table-cell table:style-name="ce68" table:formula="of:=JSONTRISACS([.AF68];[.B68];[.C68];[.D68];[.E68];[.F68];[.G68];[.H68];[.T68];[.U68];[.V68];[.W68];[.X68];[.AD68];[.AA6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2</text:p>
          </table:table-cell>
          <table:table-cell table:style-name="ce65" office:value-type="string" calcext:value-type="string">
            <text:p>Carrefour Market</text:p>
          </table:table-cell>
          <table:table-cell table:style-name="ce65" office:value-type="string" calcext:value-type="string">
            <text:p>Commerce</text:p>
          </table:table-cell>
          <table:table-cell table:style-name="ce65"/>
          <table:table-cell table:style-name="ce65" office:value-type="string" calcext:value-type="string">
            <text:p>Rond Point de Vannes</text:p>
          </table:table-cell>
          <table:table-cell table:style-name="ce65" office:value-type="string" calcext:value-type="string">
            <text:p>Breil - Barberie</text:p>
          </table:table-cell>
          <table:table-cell table:style-name="ce65" office:value-type="string" calcext:value-type="string">
            <text:p>Hauts pavés/Saint Félix</text:p>
          </table:table-cell>
          <table:table-cell table:style-name="ce65" office:value-type="string" calcext:value-type="string">
            <text:p>PDIS</text:p>
          </table:table-cell>
          <table:table-cell table:style-name="ce65" table:number-columns-repeated="13"/>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29628182866 , -1.57279493776477]</text:p>
          </table:table-cell>
          <table:table-cell table:number-columns-repeated="3"/>
          <table:table-cell table:style-name="ce90" table:formula="of:=REMPLACEEMPLACEMENTTRISAC([.T69];[.B69];[.E69];[.H69])" office:value-type="string" office:string-value="" calcext:value-type="error">
            <text:p>#VALEUR !</text:p>
          </table:table-cell>
          <table:table-cell table:style-name="ce90" table:formula="of:=REMPLACEEMPLACEMENTTRISAC2([.T69];[.B69];[.E69];[.H69])" office:value-type="string" office:string-value="" calcext:value-type="error">
            <text:p>#VALEUR !</text:p>
          </table:table-cell>
          <table:table-cell table:style-name="ce91" table:formula="of:=REMPLACEHORAIRESTRISAC2([.I69];[.J69];[.K69];[.L69];[.M69];[.N69];[.O69];[.P69];[.Q69];[.B69];[.E69];[.H69])" office:value-type="string" office:string-value="" calcext:value-type="error">
            <text:p>#VALEUR !</text:p>
          </table:table-cell>
          <table:table-cell table:style-name="ce92" table:formula="of:=CONCATENATE(&quot;trisac,&quot;;UTILTRANSFORMEENMOTSCLES([.E69]))" office:value-type="string" office:string-value="" calcext:value-type="error">
            <text:p>#VALEUR !</text:p>
          </table:table-cell>
          <table:table-cell table:style-name="ce93" table:formula="of:=CONCATENATE(&quot;trisac_&quot;;[.A69])" office:value-type="string" office:string-value="trisac_62" calcext:value-type="string">
            <text:p>trisac_62</text:p>
          </table:table-cell>
          <table:table-cell office:value-type="string" calcext:value-type="string">
            <text:p><text:s/></text:p>
          </table:table-cell>
          <table:table-cell table:style-name="ce68" table:formula="of:=JSONTRISACS([.AF69];[.B69];[.C69];[.D69];[.E69];[.F69];[.G69];[.H69];[.T69];[.U69];[.V69];[.W69];[.X69];[.AD69];[.AA6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3</text:p>
          </table:table-cell>
          <table:table-cell table:style-name="ce65" office:value-type="string" calcext:value-type="string">
            <text:p>Aux Délices de Procé</text:p>
          </table:table-cell>
          <table:table-cell table:style-name="ce65" office:value-type="string" calcext:value-type="string">
            <text:p>Commerce</text:p>
          </table:table-cell>
          <table:table-cell table:style-name="ce65" office:value-type="float" office:value="3" calcext:value-type="float">
            <text:p>3</text:p>
          </table:table-cell>
          <table:table-cell table:style-name="ce65" office:value-type="string" calcext:value-type="string">
            <text:p>Boulevard Gaston Serpette</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45128751455 , -1.57678522108171]</text:p>
          </table:table-cell>
          <table:table-cell table:number-columns-repeated="3"/>
          <table:table-cell table:style-name="ce90" table:formula="of:=REMPLACEEMPLACEMENTTRISAC([.T70];[.B70];[.E70];[.H70])" office:value-type="string" office:string-value="" calcext:value-type="error">
            <text:p>#VALEUR !</text:p>
          </table:table-cell>
          <table:table-cell table:style-name="ce90" table:formula="of:=REMPLACEEMPLACEMENTTRISAC2([.T70];[.B70];[.E70];[.H70])" office:value-type="string" office:string-value="" calcext:value-type="error">
            <text:p>#VALEUR !</text:p>
          </table:table-cell>
          <table:table-cell table:style-name="ce91" table:formula="of:=REMPLACEHORAIRESTRISAC2([.I70];[.J70];[.K70];[.L70];[.M70];[.N70];[.O70];[.P70];[.Q70];[.B70];[.E70];[.H70])" office:value-type="string" office:string-value="" calcext:value-type="error">
            <text:p>#VALEUR !</text:p>
          </table:table-cell>
          <table:table-cell table:style-name="ce92" table:formula="of:=CONCATENATE(&quot;trisac,&quot;;UTILTRANSFORMEENMOTSCLES([.E70]))" office:value-type="string" office:string-value="" calcext:value-type="error">
            <text:p>#VALEUR !</text:p>
          </table:table-cell>
          <table:table-cell table:style-name="ce93" table:formula="of:=CONCATENATE(&quot;trisac_&quot;;[.A70])" office:value-type="string" office:string-value="trisac_63" calcext:value-type="string">
            <text:p>trisac_63</text:p>
          </table:table-cell>
          <table:table-cell office:value-type="string" calcext:value-type="string">
            <text:p><text:s/></text:p>
          </table:table-cell>
          <table:table-cell table:style-name="ce68" table:formula="of:=JSONTRISACS([.AF70];[.B70];[.C70];[.D70];[.E70];[.F70];[.G70];[.H70];[.T70];[.U70];[.V70];[.W70];[.X70];[.AD70];[.AA7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4</text:p>
          </table:table-cell>
          <table:table-cell table:style-name="ce65" office:value-type="string" calcext:value-type="string">
            <text:p>Maison de l'Environnement Ecopole</text:p>
          </table:table-cell>
          <table:table-cell table:style-name="ce65" office:value-type="string" calcext:value-type="string">
            <text:p>Autre</text:p>
          </table:table-cell>
          <table:table-cell table:style-name="ce65" office:value-type="float" office:value="17" calcext:value-type="float">
            <text:p>17</text:p>
          </table:table-cell>
          <table:table-cell table:style-name="ce65" office:value-type="string" calcext:value-type="string">
            <text:p>Rue de Bouillé</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60056758354 , -1.55606908795771]</text:p>
          </table:table-cell>
          <table:table-cell table:number-columns-repeated="3"/>
          <table:table-cell table:style-name="ce90" table:formula="of:=REMPLACEEMPLACEMENTTRISAC([.T71];[.B71];[.E71];[.H71])" office:value-type="string" office:string-value="" calcext:value-type="error">
            <text:p>#VALEUR !</text:p>
          </table:table-cell>
          <table:table-cell table:style-name="ce90" table:formula="of:=REMPLACEEMPLACEMENTTRISAC2([.T71];[.B71];[.E71];[.H71])" office:value-type="string" office:string-value="" calcext:value-type="error">
            <text:p>#VALEUR !</text:p>
          </table:table-cell>
          <table:table-cell table:style-name="ce91" table:formula="of:=REMPLACEHORAIRESTRISAC2([.I71];[.J71];[.K71];[.L71];[.M71];[.N71];[.O71];[.P71];[.Q71];[.B71];[.E71];[.H71])" office:value-type="string" office:string-value="" calcext:value-type="error">
            <text:p>#VALEUR !</text:p>
          </table:table-cell>
          <table:table-cell table:style-name="ce92" table:formula="of:=CONCATENATE(&quot;trisac,&quot;;UTILTRANSFORMEENMOTSCLES([.E71]))" office:value-type="string" office:string-value="" calcext:value-type="error">
            <text:p>#VALEUR !</text:p>
          </table:table-cell>
          <table:table-cell table:style-name="ce93" table:formula="of:=CONCATENATE(&quot;trisac_&quot;;[.A71])" office:value-type="string" office:string-value="trisac_64" calcext:value-type="string">
            <text:p>trisac_64</text:p>
          </table:table-cell>
          <table:table-cell office:value-type="string" calcext:value-type="string">
            <text:p><text:s/></text:p>
          </table:table-cell>
          <table:table-cell table:style-name="ce68" table:formula="of:=JSONTRISACS([.AF71];[.B71];[.C71];[.D71];[.E71];[.F71];[.G71];[.H71];[.T71];[.U71];[.V71];[.W71];[.X71];[.AD71];[.AA7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5</text:p>
          </table:table-cell>
          <table:table-cell table:style-name="ce65" office:value-type="string" calcext:value-type="string">
            <text:p>Intermarché</text:p>
          </table:table-cell>
          <table:table-cell table:style-name="ce65" office:value-type="string" calcext:value-type="string">
            <text:p>Commerce</text:p>
          </table:table-cell>
          <table:table-cell table:style-name="ce65" office:value-type="float" office:value="15" calcext:value-type="float">
            <text:p>15</text:p>
          </table:table-cell>
          <table:table-cell table:style-name="ce65" office:value-type="string" calcext:value-type="string">
            <text:p>Rue Félix Thomas</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302350847296 , -1.55396811379212]</text:p>
          </table:table-cell>
          <table:table-cell table:number-columns-repeated="3"/>
          <table:table-cell table:style-name="ce90" table:formula="of:=REMPLACEEMPLACEMENTTRISAC([.T72];[.B72];[.E72];[.H72])" office:value-type="string" office:string-value="" calcext:value-type="error">
            <text:p>#VALEUR !</text:p>
          </table:table-cell>
          <table:table-cell table:style-name="ce90" table:formula="of:=REMPLACEEMPLACEMENTTRISAC2([.T72];[.B72];[.E72];[.H72])" office:value-type="string" office:string-value="" calcext:value-type="error">
            <text:p>#VALEUR !</text:p>
          </table:table-cell>
          <table:table-cell table:style-name="ce91" table:formula="of:=REMPLACEHORAIRESTRISAC2([.I72];[.J72];[.K72];[.L72];[.M72];[.N72];[.O72];[.P72];[.Q72];[.B72];[.E72];[.H72])" office:value-type="string" office:string-value="" calcext:value-type="error">
            <text:p>#VALEUR !</text:p>
          </table:table-cell>
          <table:table-cell table:style-name="ce92" table:formula="of:=CONCATENATE(&quot;trisac,&quot;;UTILTRANSFORMEENMOTSCLES([.E72]))" office:value-type="string" office:string-value="" calcext:value-type="error">
            <text:p>#VALEUR !</text:p>
          </table:table-cell>
          <table:table-cell table:style-name="ce93" table:formula="of:=CONCATENATE(&quot;trisac_&quot;;[.A72])" office:value-type="string" office:string-value="trisac_65" calcext:value-type="string">
            <text:p>trisac_65</text:p>
          </table:table-cell>
          <table:table-cell office:value-type="string" calcext:value-type="string">
            <text:p><text:s/></text:p>
          </table:table-cell>
          <table:table-cell table:style-name="ce68" table:formula="of:=JSONTRISACS([.AF72];[.B72];[.C72];[.D72];[.E72];[.F72];[.G72];[.H72];[.T72];[.U72];[.V72];[.W72];[.X72];[.AD72];[.AA7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66</text:p>
          </table:table-cell>
          <table:table-cell table:style-name="ce65" office:value-type="string" calcext:value-type="string">
            <text:p>Le Monselet</text:p>
          </table:table-cell>
          <table:table-cell table:style-name="ce65" office:value-type="string" calcext:value-type="string">
            <text:p>Commerce</text:p>
          </table:table-cell>
          <table:table-cell table:style-name="ce65" office:value-type="float" office:value="3" calcext:value-type="float">
            <text:p>3</text:p>
          </table:table-cell>
          <table:table-cell table:style-name="ce65" office:value-type="string" calcext:value-type="string">
            <text:p>Place Emile Sarradin</text:p>
          </table:table-cell>
          <table:table-cell table:style-name="ce65" office:value-type="string" calcext:value-type="string">
            <text:p>Hauts Pavés - Saint Félix</text:p>
          </table:table-cell>
          <table:table-cell table:style-name="ce65" office:value-type="string" calcext:value-type="string">
            <text:p>Hauts pavés/Saint Félix</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09463152634 , -1.57025374047389]</text:p>
          </table:table-cell>
          <table:table-cell table:number-columns-repeated="3"/>
          <table:table-cell table:style-name="ce90" table:formula="of:=REMPLACEEMPLACEMENTTRISAC([.T73];[.B73];[.E73];[.H73])" office:value-type="string" office:string-value="" calcext:value-type="error">
            <text:p>#VALEUR !</text:p>
          </table:table-cell>
          <table:table-cell table:style-name="ce90" table:formula="of:=REMPLACEEMPLACEMENTTRISAC2([.T73];[.B73];[.E73];[.H73])" office:value-type="string" office:string-value="" calcext:value-type="error">
            <text:p>#VALEUR !</text:p>
          </table:table-cell>
          <table:table-cell table:style-name="ce91" table:formula="of:=REMPLACEHORAIRESTRISAC2([.I73];[.J73];[.K73];[.L73];[.M73];[.N73];[.O73];[.P73];[.Q73];[.B73];[.E73];[.H73])" office:value-type="string" office:string-value="" calcext:value-type="error">
            <text:p>#VALEUR !</text:p>
          </table:table-cell>
          <table:table-cell table:style-name="ce92" table:formula="of:=CONCATENATE(&quot;trisac,&quot;;UTILTRANSFORMEENMOTSCLES([.E73]))" office:value-type="string" office:string-value="" calcext:value-type="error">
            <text:p>#VALEUR !</text:p>
          </table:table-cell>
          <table:table-cell table:style-name="ce93" table:formula="of:=CONCATENATE(&quot;trisac_&quot;;[.A73])" office:value-type="string" office:string-value="trisac_66" calcext:value-type="string">
            <text:p>trisac_66</text:p>
          </table:table-cell>
          <table:table-cell office:value-type="string" calcext:value-type="string">
            <text:p><text:s/></text:p>
          </table:table-cell>
          <table:table-cell table:style-name="ce68" table:formula="of:=JSONTRISACS([.AF73];[.B73];[.C73];[.D73];[.E73];[.F73];[.G73];[.H73];[.T73];[.U73];[.V73];[.W73];[.X73];[.AD73];[.AA7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3</text:p>
          </table:table-cell>
          <table:table-cell table:style-name="ce65" office:value-type="string" calcext:value-type="string">
            <text:p>Rue La Noue Bras de Fer (Ecole d'Architecture)</text:p>
          </table:table-cell>
          <table:table-cell table:style-name="ce65" table:number-columns-repeated="2"/>
          <table:table-cell table:style-name="ce65" office:value-type="string" calcext:value-type="string">
            <text:p>Rue La Noue Bras de Fer</text:p>
          </table:table-cell>
          <table:table-cell table:number-columns-repeated="2" table:style-name="ce65" office:value-type="string" calcext:value-type="string">
            <text:p>Ile de Nantes</text:p>
          </table:table-cell>
          <table:table-cell table:style-name="ce65" office:value-type="string" calcext:value-type="string">
            <text:p>RDV</text:p>
          </table:table-cell>
          <table:table-cell table:style-name="ce65" office:value-type="string" calcext:value-type="string">
            <text:p>07/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6/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1/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74615533588 , -1.55735377242907]</text:p>
          </table:table-cell>
          <table:table-cell table:number-columns-repeated="2"/>
          <table:table-cell table:style-name="ce61" office:value-type="string" calcext:value-type="string">
            <text:p>Juillet/Août fermeture entre 12h30 et 14h30</text:p>
          </table:table-cell>
          <table:table-cell table:style-name="ce90" table:formula="of:=REMPLACEEMPLACEMENTTRISAC([.T74];[.B74];[.E74];[.H74])" office:value-type="string" office:string-value="" calcext:value-type="error">
            <text:p>#VALEUR !</text:p>
          </table:table-cell>
          <table:table-cell table:style-name="ce90" table:formula="of:=REMPLACEEMPLACEMENTTRISAC2([.T74];[.B74];[.E74];[.H74])" office:value-type="string" office:string-value="" calcext:value-type="error">
            <text:p>#VALEUR !</text:p>
          </table:table-cell>
          <table:table-cell table:style-name="ce91" table:formula="of:=REMPLACEHORAIRESTRISAC2([.I74];[.J74];[.K74];[.L74];[.M74];[.N74];[.O74];[.P74];[.Q74];[.B74];[.E74];[.H74])" office:value-type="string" office:string-value="" calcext:value-type="error">
            <text:p>#VALEUR !</text:p>
          </table:table-cell>
          <table:table-cell table:style-name="ce92" table:formula="of:=CONCATENATE(&quot;trisac,&quot;;UTILTRANSFORMEENMOTSCLES([.E74]))" office:value-type="string" office:string-value="" calcext:value-type="error">
            <text:p>#VALEUR !</text:p>
          </table:table-cell>
          <table:table-cell table:style-name="ce93" table:formula="of:=CONCATENATE(&quot;trisac_&quot;;[.A74])" office:value-type="string" office:string-value="trisac_83" calcext:value-type="string">
            <text:p>trisac_83</text:p>
          </table:table-cell>
          <table:table-cell office:value-type="string" calcext:value-type="string">
            <text:p><text:s/></text:p>
          </table:table-cell>
          <table:table-cell table:style-name="ce68" table:formula="of:=JSONTRISACS([.AF74];[.B74];[.C74];[.D74];[.E74];[.F74];[.G74];[.H74];[.T74];[.U74];[.V74];[.W74];[.X74];[.AD74];[.AA7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9</text:p>
          </table:table-cell>
          <table:table-cell table:style-name="ce65" office:value-type="string" calcext:value-type="string">
            <text:p>Place Victor Mangin</text:p>
          </table:table-cell>
          <table:table-cell table:style-name="ce65" table:number-columns-repeated="2"/>
          <table:table-cell table:style-name="ce65" office:value-type="string" calcext:value-type="string">
            <text:p>Place Victor Mangin</text:p>
          </table:table-cell>
          <table:table-cell table:number-columns-repeated="2" table:style-name="ce65" office:value-type="string" calcext:value-type="string">
            <text:p>Ile de Nantes</text:p>
          </table:table-cell>
          <table:table-cell table:style-name="ce65" office:value-type="string" calcext:value-type="string">
            <text:p>RDV</text:p>
          </table:table-cell>
          <table:table-cell table:style-name="ce65" office:value-type="string" calcext:value-type="string">
            <text:p>08/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9/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7/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8/06/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09484198633 , -1.54459336106402]</text:p>
          </table:table-cell>
          <table:table-cell table:number-columns-repeated="3"/>
          <table:table-cell table:style-name="ce90" table:formula="of:=REMPLACEEMPLACEMENTTRISAC([.T75];[.B75];[.E75];[.H75])" office:value-type="string" office:string-value="" calcext:value-type="error">
            <text:p>#VALEUR !</text:p>
          </table:table-cell>
          <table:table-cell table:style-name="ce90" table:formula="of:=REMPLACEEMPLACEMENTTRISAC2([.T75];[.B75];[.E75];[.H75])" office:value-type="string" office:string-value="" calcext:value-type="error">
            <text:p>#VALEUR !</text:p>
          </table:table-cell>
          <table:table-cell table:style-name="ce91" table:formula="of:=REMPLACEHORAIRESTRISAC2([.I75];[.J75];[.K75];[.L75];[.M75];[.N75];[.O75];[.P75];[.Q75];[.B75];[.E75];[.H75])" office:value-type="string" office:string-value="" calcext:value-type="error">
            <text:p>#VALEUR !</text:p>
          </table:table-cell>
          <table:table-cell table:style-name="ce92" table:formula="of:=CONCATENATE(&quot;trisac,&quot;;UTILTRANSFORMEENMOTSCLES([.E75]))" office:value-type="string" office:string-value="" calcext:value-type="error">
            <text:p>#VALEUR !</text:p>
          </table:table-cell>
          <table:table-cell table:style-name="ce93" table:formula="of:=CONCATENATE(&quot;trisac_&quot;;[.A75])" office:value-type="string" office:string-value="trisac_79" calcext:value-type="string">
            <text:p>trisac_79</text:p>
          </table:table-cell>
          <table:table-cell office:value-type="string" calcext:value-type="string">
            <text:p><text:s/></text:p>
          </table:table-cell>
          <table:table-cell table:style-name="ce68" table:formula="of:=JSONTRISACS([.AF75];[.B75];[.C75];[.D75];[.E75];[.F75];[.G75];[.H75];[.T75];[.U75];[.V75];[.W75];[.X75];[.AD75];[.AA7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1</text:p>
          </table:table-cell>
          <table:table-cell table:style-name="ce65" office:value-type="string" calcext:value-type="string">
            <text:p>BUSWAY Ile de Nantes</text:p>
          </table:table-cell>
          <table:table-cell table:style-name="ce65"/>
          <table:table-cell table:style-name="ce65" office:value-type="float" office:value="15" calcext:value-type="float">
            <text:p>15</text:p>
          </table:table-cell>
          <table:table-cell table:style-name="ce65" office:value-type="string" calcext:value-type="string">
            <text:p>Boulevard Général de Gaulle</text:p>
          </table:table-cell>
          <table:table-cell table:number-columns-repeated="2" table:style-name="ce65" office:value-type="string" calcext:value-type="string">
            <text:p>Ile de Nantes</text:p>
          </table:table-cell>
          <table:table-cell table:style-name="ce65" office:value-type="string" calcext:value-type="string">
            <text:p>RDV</text:p>
          </table:table-cell>
          <table:table-cell table:style-name="ce65" office:value-type="string" calcext:value-type="string">
            <text:p>26/11/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0/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9/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4/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60894902992 , -1.53854590781718]</text:p>
          </table:table-cell>
          <table:table-cell table:number-columns-repeated="3"/>
          <table:table-cell table:style-name="ce90" table:formula="of:=REMPLACEEMPLACEMENTTRISAC([.T76];[.B76];[.E76];[.H76])" office:value-type="string" office:string-value="" calcext:value-type="error">
            <text:p>#VALEUR !</text:p>
          </table:table-cell>
          <table:table-cell table:style-name="ce90" table:formula="of:=REMPLACEEMPLACEMENTTRISAC2([.T76];[.B76];[.E76];[.H76])" office:value-type="string" office:string-value="" calcext:value-type="error">
            <text:p>#VALEUR !</text:p>
          </table:table-cell>
          <table:table-cell table:style-name="ce91" table:formula="of:=REMPLACEHORAIRESTRISAC2([.I76];[.J76];[.K76];[.L76];[.M76];[.N76];[.O76];[.P76];[.Q76];[.B76];[.E76];[.H76])" office:value-type="string" office:string-value="" calcext:value-type="error">
            <text:p>#VALEUR !</text:p>
          </table:table-cell>
          <table:table-cell table:style-name="ce92" table:formula="of:=CONCATENATE(&quot;trisac,&quot;;UTILTRANSFORMEENMOTSCLES([.E76]))" office:value-type="string" office:string-value="" calcext:value-type="error">
            <text:p>#VALEUR !</text:p>
          </table:table-cell>
          <table:table-cell table:style-name="ce93" table:formula="of:=CONCATENATE(&quot;trisac_&quot;;[.A76])" office:value-type="string" office:string-value="trisac_81" calcext:value-type="string">
            <text:p>trisac_81</text:p>
          </table:table-cell>
          <table:table-cell office:value-type="string" calcext:value-type="string">
            <text:p><text:s/></text:p>
          </table:table-cell>
          <table:table-cell table:style-name="ce68" table:formula="of:=JSONTRISACS([.AF76];[.B76];[.C76];[.D76];[.E76];[.F76];[.G76];[.H76];[.T76];[.U76];[.V76];[.W76];[.X76];[.AD76];[.AA7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2</text:p>
          </table:table-cell>
          <table:table-cell table:style-name="ce65" office:value-type="string" calcext:value-type="string">
            <text:p>Place de la Galarne</text:p>
          </table:table-cell>
          <table:table-cell table:style-name="ce65" table:number-columns-repeated="2"/>
          <table:table-cell table:style-name="ce65" office:value-type="string" calcext:value-type="string">
            <text:p>Place de la Galarne</text:p>
          </table:table-cell>
          <table:table-cell table:number-columns-repeated="2" table:style-name="ce65" office:value-type="string" calcext:value-type="string">
            <text:p>Ile de Nantes</text:p>
          </table:table-cell>
          <table:table-cell table:style-name="ce65" office:value-type="string" calcext:value-type="string">
            <text:p>RDV</text:p>
          </table:table-cell>
          <table:table-cell table:style-name="ce65" office:value-type="string" calcext:value-type="string">
            <text:p>28/11/2015</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2/03/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1/06/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26/11/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85362258834 , -1.52935429124361]</text:p>
          </table:table-cell>
          <table:table-cell table:number-columns-repeated="3"/>
          <table:table-cell table:style-name="ce90" table:formula="of:=REMPLACEEMPLACEMENTTRISAC([.T77];[.B77];[.E77];[.H77])" office:value-type="string" office:string-value="" calcext:value-type="error">
            <text:p>#VALEUR !</text:p>
          </table:table-cell>
          <table:table-cell table:style-name="ce90" table:formula="of:=REMPLACEEMPLACEMENTTRISAC2([.T77];[.B77];[.E77];[.H77])" office:value-type="string" office:string-value="" calcext:value-type="error">
            <text:p>#VALEUR !</text:p>
          </table:table-cell>
          <table:table-cell table:style-name="ce91" table:formula="of:=REMPLACEHORAIRESTRISAC2([.I77];[.J77];[.K77];[.L77];[.M77];[.N77];[.O77];[.P77];[.Q77];[.B77];[.E77];[.H77])" office:value-type="string" office:string-value="" calcext:value-type="error">
            <text:p>#VALEUR !</text:p>
          </table:table-cell>
          <table:table-cell table:style-name="ce92" table:formula="of:=CONCATENATE(&quot;trisac,&quot;;UTILTRANSFORMEENMOTSCLES([.E77]))" office:value-type="string" office:string-value="" calcext:value-type="error">
            <text:p>#VALEUR !</text:p>
          </table:table-cell>
          <table:table-cell table:style-name="ce93" table:formula="of:=CONCATENATE(&quot;trisac_&quot;;[.A77])" office:value-type="string" office:string-value="trisac_82" calcext:value-type="string">
            <text:p>trisac_82</text:p>
          </table:table-cell>
          <table:table-cell office:value-type="string" calcext:value-type="string">
            <text:p><text:s/></text:p>
          </table:table-cell>
          <table:table-cell table:style-name="ce68" table:formula="of:=JSONTRISACS([.AF77];[.B77];[.C77];[.D77];[.E77];[.F77];[.G77];[.H77];[.T77];[.U77];[.V77];[.W77];[.X77];[.AD77];[.AA7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8</text:p>
          </table:table-cell>
          <table:table-cell table:style-name="ce65" office:value-type="string" calcext:value-type="string">
            <text:p>Mairie Annexe Ile de Nantes</text:p>
          </table:table-cell>
          <table:table-cell table:style-name="ce65" office:value-type="string" calcext:value-type="string">
            <text:p>Mairie annexe</text:p>
          </table:table-cell>
          <table:table-cell table:style-name="ce65" office:value-type="float" office:value="2" calcext:value-type="float">
            <text:p>2</text:p>
          </table:table-cell>
          <table:table-cell table:style-name="ce65" office:value-type="string" calcext:value-type="string">
            <text:p>Rue René Viviani</text:p>
          </table:table-cell>
          <table:table-cell table:number-columns-repeated="2" table:style-name="ce65" office:value-type="string" calcext:value-type="string">
            <text:p>Ile de Nantes</text:p>
          </table:table-cell>
          <table:table-cell table:style-name="ce65" office:value-type="string" calcext:value-type="string">
            <text:p>PDIS</text:p>
          </table:table-cell>
          <table:table-cell table:style-name="ce65" table:number-columns-repeated="13"/>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64887575653 , -1.53805695280743]</text:p>
          </table:table-cell>
          <table:table-cell table:number-columns-repeated="3"/>
          <table:table-cell table:style-name="ce90" table:formula="of:=REMPLACEEMPLACEMENTTRISAC([.T78];[.B78];[.E78];[.H78])" office:value-type="string" office:string-value="" calcext:value-type="error">
            <text:p>#VALEUR !</text:p>
          </table:table-cell>
          <table:table-cell table:style-name="ce90" table:formula="of:=REMPLACEEMPLACEMENTTRISAC2([.T78];[.B78];[.E78];[.H78])" office:value-type="string" office:string-value="" calcext:value-type="error">
            <text:p>#VALEUR !</text:p>
          </table:table-cell>
          <table:table-cell table:style-name="ce91" table:formula="of:=REMPLACEHORAIRESTRISAC2([.I78];[.J78];[.K78];[.L78];[.M78];[.N78];[.O78];[.P78];[.Q78];[.B78];[.E78];[.H78])" office:value-type="string" office:string-value="" calcext:value-type="error">
            <text:p>#VALEUR !</text:p>
          </table:table-cell>
          <table:table-cell table:style-name="ce92" table:formula="of:=CONCATENATE(&quot;trisac,&quot;;UTILTRANSFORMEENMOTSCLES([.E78]))" office:value-type="string" office:string-value="" calcext:value-type="error">
            <text:p>#VALEUR !</text:p>
          </table:table-cell>
          <table:table-cell table:style-name="ce93" table:formula="of:=CONCATENATE(&quot;trisac_&quot;;[.A78])" office:value-type="string" office:string-value="trisac_78" calcext:value-type="string">
            <text:p>trisac_78</text:p>
          </table:table-cell>
          <table:table-cell office:value-type="string" calcext:value-type="string">
            <text:p><text:s/></text:p>
          </table:table-cell>
          <table:table-cell table:style-name="ce68" table:formula="of:=JSONTRISACS([.AF78];[.B78];[.C78];[.D78];[.E78];[.F78];[.G78];[.H78];[.T78];[.U78];[.V78];[.W78];[.X78];[.AD78];[.AA7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5</text:p>
          </table:table-cell>
          <table:table-cell table:style-name="ce65" office:value-type="string" calcext:value-type="string">
            <text:p>Magasin Spar</text:p>
          </table:table-cell>
          <table:table-cell table:style-name="ce65" office:value-type="string" calcext:value-type="string">
            <text:p>Commerce</text:p>
          </table:table-cell>
          <table:table-cell table:style-name="ce65" office:value-type="float" office:value="1" calcext:value-type="float">
            <text:p>1</text:p>
          </table:table-cell>
          <table:table-cell table:style-name="ce65" office:value-type="string" calcext:value-type="string">
            <text:p>Boulevard de la Prairie au Duc</text:p>
          </table:table-cell>
          <table:table-cell table:number-columns-repeated="2" table:style-name="ce65" office:value-type="string" calcext:value-type="string">
            <text:p>Ile de Nantes</text:p>
          </table:table-cell>
          <table:table-cell table:style-name="ce65" office:value-type="string" calcext:value-type="string">
            <text:p>PDIS</text:p>
          </table:table-cell>
          <table:table-cell table:style-name="ce65" table:number-columns-repeated="13"/>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50820696464 , -1.55787114812441]</text:p>
          </table:table-cell>
          <table:table-cell table:number-columns-repeated="3"/>
          <table:table-cell table:style-name="ce90" table:formula="of:=REMPLACEEMPLACEMENTTRISAC([.T79];[.B79];[.E79];[.H79])" office:value-type="string" office:string-value="" calcext:value-type="error">
            <text:p>#VALEUR !</text:p>
          </table:table-cell>
          <table:table-cell table:style-name="ce90" table:formula="of:=REMPLACEEMPLACEMENTTRISAC2([.T79];[.B79];[.E79];[.H79])" office:value-type="string" office:string-value="" calcext:value-type="error">
            <text:p>#VALEUR !</text:p>
          </table:table-cell>
          <table:table-cell table:style-name="ce91" table:formula="of:=REMPLACEHORAIRESTRISAC2([.I79];[.J79];[.K79];[.L79];[.M79];[.N79];[.O79];[.P79];[.Q79];[.B79];[.E79];[.H79])" office:value-type="string" office:string-value="" calcext:value-type="error">
            <text:p>#VALEUR !</text:p>
          </table:table-cell>
          <table:table-cell table:style-name="ce92" table:formula="of:=CONCATENATE(&quot;trisac,&quot;;UTILTRANSFORMEENMOTSCLES([.E79]))" office:value-type="string" office:string-value="" calcext:value-type="error">
            <text:p>#VALEUR !</text:p>
          </table:table-cell>
          <table:table-cell table:style-name="ce93" table:formula="of:=CONCATENATE(&quot;trisac_&quot;;[.A79])" office:value-type="string" office:string-value="trisac_75" calcext:value-type="string">
            <text:p>trisac_75</text:p>
          </table:table-cell>
          <table:table-cell office:value-type="string" calcext:value-type="string">
            <text:p><text:s/></text:p>
          </table:table-cell>
          <table:table-cell table:style-name="ce68" table:formula="of:=JSONTRISACS([.AF79];[.B79];[.C79];[.D79];[.E79];[.F79];[.G79];[.H79];[.T79];[.U79];[.V79];[.W79];[.X79];[.AD79];[.AA7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6</text:p>
          </table:table-cell>
          <table:table-cell table:style-name="ce65" office:value-type="string" calcext:value-type="string">
            <text:p>Boulangerie Pain de Sophie</text:p>
          </table:table-cell>
          <table:table-cell table:style-name="ce65" office:value-type="string" calcext:value-type="string">
            <text:p>Commerce</text:p>
          </table:table-cell>
          <table:table-cell table:style-name="ce65" office:value-type="float" office:value="10" calcext:value-type="float">
            <text:p>10</text:p>
          </table:table-cell>
          <table:table-cell table:style-name="ce65" office:value-type="string" calcext:value-type="string">
            <text:p>Boulevard Babin Chevaye</text:p>
          </table:table-cell>
          <table:table-cell table:number-columns-repeated="2" table:style-name="ce65" office:value-type="string" calcext:value-type="string">
            <text:p>Ile de Nantes</text:p>
          </table:table-cell>
          <table:table-cell table:style-name="ce65" office:value-type="string" calcext:value-type="string">
            <text:p>PDIS</text:p>
          </table:table-cell>
          <table:table-cell table:style-name="ce65" table:number-columns-repeated="13"/>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60001238051 , -1.54910705816115]</text:p>
          </table:table-cell>
          <table:table-cell table:number-columns-repeated="3"/>
          <table:table-cell table:style-name="ce90" table:formula="of:=REMPLACEEMPLACEMENTTRISAC([.T80];[.B80];[.E80];[.H80])" office:value-type="string" office:string-value="" calcext:value-type="error">
            <text:p>#VALEUR !</text:p>
          </table:table-cell>
          <table:table-cell table:style-name="ce90" table:formula="of:=REMPLACEEMPLACEMENTTRISAC2([.T80];[.B80];[.E80];[.H80])" office:value-type="string" office:string-value="" calcext:value-type="error">
            <text:p>#VALEUR !</text:p>
          </table:table-cell>
          <table:table-cell table:style-name="ce91" table:formula="of:=REMPLACEHORAIRESTRISAC2([.I80];[.J80];[.K80];[.L80];[.M80];[.N80];[.O80];[.P80];[.Q80];[.B80];[.E80];[.H80])" office:value-type="string" office:string-value="" calcext:value-type="error">
            <text:p>#VALEUR !</text:p>
          </table:table-cell>
          <table:table-cell table:style-name="ce92" table:formula="of:=CONCATENATE(&quot;trisac,&quot;;UTILTRANSFORMEENMOTSCLES([.E80]))" office:value-type="string" office:string-value="" calcext:value-type="error">
            <text:p>#VALEUR !</text:p>
          </table:table-cell>
          <table:table-cell table:style-name="ce93" table:formula="of:=CONCATENATE(&quot;trisac_&quot;;[.A80])" office:value-type="string" office:string-value="trisac_76" calcext:value-type="string">
            <text:p>trisac_76</text:p>
          </table:table-cell>
          <table:table-cell office:value-type="string" calcext:value-type="string">
            <text:p><text:s/></text:p>
          </table:table-cell>
          <table:table-cell table:style-name="ce68" table:formula="of:=JSONTRISACS([.AF80];[.B80];[.C80];[.D80];[.E80];[.F80];[.G80];[.H80];[.T80];[.U80];[.V80];[.W80];[.X80];[.AD80];[.AA8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77</text:p>
          </table:table-cell>
          <table:table-cell table:style-name="ce65" office:value-type="string" calcext:value-type="string">
            <text:p>Boulangerie Le Fournil de Mangin</text:p>
          </table:table-cell>
          <table:table-cell table:style-name="ce65" office:value-type="string" calcext:value-type="string">
            <text:p>Commerce</text:p>
          </table:table-cell>
          <table:table-cell table:style-name="ce65" office:value-type="float" office:value="1" calcext:value-type="float">
            <text:p>1</text:p>
          </table:table-cell>
          <table:table-cell table:style-name="ce65" office:value-type="string" calcext:value-type="string">
            <text:p>Place Mangin</text:p>
          </table:table-cell>
          <table:table-cell table:number-columns-repeated="2" table:style-name="ce65" office:value-type="string" calcext:value-type="string">
            <text:p>Ile de Nantes</text:p>
          </table:table-cell>
          <table:table-cell table:style-name="ce65" office:value-type="string" calcext:value-type="string">
            <text:p>PDIS</text:p>
          </table:table-cell>
          <table:table-cell table:style-name="ce65" table:number-columns-repeated="13"/>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2015607835123 , -1.54396702195568]</text:p>
          </table:table-cell>
          <table:table-cell table:number-columns-repeated="3"/>
          <table:table-cell table:style-name="ce90" table:formula="of:=REMPLACEEMPLACEMENTTRISAC([.T81];[.B81];[.E81];[.H81])" office:value-type="string" office:string-value="" calcext:value-type="error">
            <text:p>#VALEUR !</text:p>
          </table:table-cell>
          <table:table-cell table:style-name="ce90" table:formula="of:=REMPLACEEMPLACEMENTTRISAC2([.T81];[.B81];[.E81];[.H81])" office:value-type="string" office:string-value="" calcext:value-type="error">
            <text:p>#VALEUR !</text:p>
          </table:table-cell>
          <table:table-cell table:style-name="ce91" table:formula="of:=REMPLACEHORAIRESTRISAC2([.I81];[.J81];[.K81];[.L81];[.M81];[.N81];[.O81];[.P81];[.Q81];[.B81];[.E81];[.H81])" office:value-type="string" office:string-value="" calcext:value-type="error">
            <text:p>#VALEUR !</text:p>
          </table:table-cell>
          <table:table-cell table:style-name="ce92" table:formula="of:=CONCATENATE(&quot;trisac,&quot;;UTILTRANSFORMEENMOTSCLES([.E81]))" office:value-type="string" office:string-value="" calcext:value-type="error">
            <text:p>#VALEUR !</text:p>
          </table:table-cell>
          <table:table-cell table:style-name="ce93" table:formula="of:=CONCATENATE(&quot;trisac_&quot;;[.A81])" office:value-type="string" office:string-value="trisac_77" calcext:value-type="string">
            <text:p>trisac_77</text:p>
          </table:table-cell>
          <table:table-cell office:value-type="string" calcext:value-type="string">
            <text:p><text:s/></text:p>
          </table:table-cell>
          <table:table-cell table:style-name="ce68" table:formula="of:=JSONTRISACS([.AF81];[.B81];[.C81];[.D81];[.E81];[.F81];[.G81];[.H81];[.T81];[.U81];[.V81];[.W81];[.X81];[.AD81];[.AA8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9</text:p>
          </table:table-cell>
          <table:table-cell table:style-name="ce65" office:value-type="string" calcext:value-type="string">
            <text:p>Ecole Jonelière</text:p>
          </table:table-cell>
          <table:table-cell table:style-name="ce65"/>
          <table:table-cell table:style-name="ce65" office:value-type="float" office:value="76" calcext:value-type="float">
            <text:p>76</text:p>
          </table:table-cell>
          <table:table-cell table:style-name="ce65" office:value-type="string" calcext:value-type="string">
            <text:p>Route de la Jonelière</text:p>
          </table:table-cell>
          <table:table-cell table:style-name="ce65" office:value-type="string" calcext:value-type="string">
            <text:p>Nantes Nord</text:p>
          </table:table-cell>
          <table:table-cell table:style-name="ce65" office:value-type="string" calcext:value-type="string">
            <text:p>Nantes Nord/Barberie</text:p>
          </table:table-cell>
          <table:table-cell table:style-name="ce65" office:value-type="string" calcext:value-type="string">
            <text:p>RDV</text:p>
          </table:table-cell>
          <table:table-cell table:style-name="ce65" office:value-type="string" calcext:value-type="string">
            <text:p>08/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3/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7/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23238818019 , -1.54648492508947]</text:p>
          </table:table-cell>
          <table:table-cell table:number-columns-repeated="3"/>
          <table:table-cell table:style-name="ce90" table:formula="of:=REMPLACEEMPLACEMENTTRISAC([.T82];[.B82];[.E82];[.H82])" office:value-type="string" office:string-value="" calcext:value-type="error">
            <text:p>#VALEUR !</text:p>
          </table:table-cell>
          <table:table-cell table:style-name="ce90" table:formula="of:=REMPLACEEMPLACEMENTTRISAC2([.T82];[.B82];[.E82];[.H82])" office:value-type="string" office:string-value="" calcext:value-type="error">
            <text:p>#VALEUR !</text:p>
          </table:table-cell>
          <table:table-cell table:style-name="ce91" table:formula="of:=REMPLACEHORAIRESTRISAC2([.I82];[.J82];[.K82];[.L82];[.M82];[.N82];[.O82];[.P82];[.Q82];[.B82];[.E82];[.H82])" office:value-type="string" office:string-value="" calcext:value-type="error">
            <text:p>#VALEUR !</text:p>
          </table:table-cell>
          <table:table-cell table:style-name="ce92" table:formula="of:=CONCATENATE(&quot;trisac,&quot;;UTILTRANSFORMEENMOTSCLES([.E82]))" office:value-type="string" office:string-value="" calcext:value-type="error">
            <text:p>#VALEUR !</text:p>
          </table:table-cell>
          <table:table-cell table:style-name="ce93" table:formula="of:=CONCATENATE(&quot;trisac_&quot;;[.A82])" office:value-type="string" office:string-value="trisac_109" calcext:value-type="string">
            <text:p>trisac_109</text:p>
          </table:table-cell>
          <table:table-cell office:value-type="string" calcext:value-type="string">
            <text:p><text:s/></text:p>
          </table:table-cell>
          <table:table-cell table:style-name="ce68" table:formula="of:=JSONTRISACS([.AF82];[.B82];[.C82];[.D82];[.E82];[.F82];[.G82];[.H82];[.T82];[.U82];[.V82];[.W82];[.X82];[.AD82];[.AA8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6</text:p>
          </table:table-cell>
          <table:table-cell table:style-name="ce65" office:value-type="string" calcext:value-type="string">
            <text:p>Rue de la Fantaisie/Rue Clément Marot</text:p>
          </table:table-cell>
          <table:table-cell table:style-name="ce65" table:number-columns-repeated="2"/>
          <table:table-cell table:style-name="ce65" office:value-type="string" calcext:value-type="string">
            <text:p>Rue de la Fantaisie</text:p>
          </table:table-cell>
          <table:table-cell table:style-name="ce65" office:value-type="string" calcext:value-type="string">
            <text:p>Nantes Nord</text:p>
          </table:table-cell>
          <table:table-cell table:style-name="ce65" office:value-type="string" calcext:value-type="string">
            <text:p>Nantes Nord/Barberie</text:p>
          </table:table-cell>
          <table:table-cell table:style-name="ce65" office:value-type="string" calcext:value-type="string">
            <text:p>RDV</text:p>
          </table:table-cell>
          <table:table-cell table:style-name="ce65" office:value-type="string" calcext:value-type="string">
            <text:p>10/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5/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9/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530157668934 , -1.5698775521509]</text:p>
          </table:table-cell>
          <table:table-cell table:number-columns-repeated="3"/>
          <table:table-cell table:style-name="ce90" table:formula="of:=REMPLACEEMPLACEMENTTRISAC([.T83];[.B83];[.E83];[.H83])" office:value-type="string" office:string-value="" calcext:value-type="error">
            <text:p>#VALEUR !</text:p>
          </table:table-cell>
          <table:table-cell table:style-name="ce90" table:formula="of:=REMPLACEEMPLACEMENTTRISAC2([.T83];[.B83];[.E83];[.H83])" office:value-type="string" office:string-value="" calcext:value-type="error">
            <text:p>#VALEUR !</text:p>
          </table:table-cell>
          <table:table-cell table:style-name="ce91" table:formula="of:=REMPLACEHORAIRESTRISAC2([.I83];[.J83];[.K83];[.L83];[.M83];[.N83];[.O83];[.P83];[.Q83];[.B83];[.E83];[.H83])" office:value-type="string" office:string-value="" calcext:value-type="error">
            <text:p>#VALEUR !</text:p>
          </table:table-cell>
          <table:table-cell table:style-name="ce92" table:formula="of:=CONCATENATE(&quot;trisac,&quot;;UTILTRANSFORMEENMOTSCLES([.E83]))" office:value-type="string" office:string-value="" calcext:value-type="error">
            <text:p>#VALEUR !</text:p>
          </table:table-cell>
          <table:table-cell table:style-name="ce93" table:formula="of:=CONCATENATE(&quot;trisac_&quot;;[.A83])" office:value-type="string" office:string-value="trisac_106" calcext:value-type="string">
            <text:p>trisac_106</text:p>
          </table:table-cell>
          <table:table-cell office:value-type="string" calcext:value-type="string">
            <text:p><text:s/></text:p>
          </table:table-cell>
          <table:table-cell table:style-name="ce68" table:formula="of:=JSONTRISACS([.AF83];[.B83];[.C83];[.D83];[.E83];[.F83];[.G83];[.H83];[.T83];[.U83];[.V83];[.W83];[.X83];[.AD83];[.AA8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7</text:p>
          </table:table-cell>
          <table:table-cell table:style-name="ce65" office:value-type="string" calcext:value-type="string">
            <text:p>Rue du Chêne Vert (Parking Beauséjour)</text:p>
          </table:table-cell>
          <table:table-cell table:style-name="ce65" table:number-columns-repeated="2"/>
          <table:table-cell table:style-name="ce65" office:value-type="string" calcext:value-type="string">
            <text:p>Rue du Chêne Vert</text:p>
          </table:table-cell>
          <table:table-cell table:style-name="ce65" office:value-type="string" calcext:value-type="string">
            <text:p>Breil - Barberie</text:p>
          </table:table-cell>
          <table:table-cell table:style-name="ce65" office:value-type="string" calcext:value-type="string">
            <text:p>Nantes Nord/Barberie</text:p>
          </table:table-cell>
          <table:table-cell table:style-name="ce65" office:value-type="string" calcext:value-type="string">
            <text:p>RDV</text:p>
          </table:table-cell>
          <table:table-cell table:style-name="ce65" office:value-type="string" calcext:value-type="string">
            <text:p>11/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6/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0/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100" calcext:value-type="float">
            <text:p>44100</text:p>
          </table:table-cell>
          <table:table-cell table:style-name="ce65" office:value-type="string" calcext:value-type="string">
            <text:p>Nantes</text:p>
          </table:table-cell>
          <table:table-cell table:style-name="ce65" office:value-type="string" calcext:value-type="string">
            <text:p>[ 47.238619992713 , -1.58747180633725]</text:p>
          </table:table-cell>
          <table:table-cell table:number-columns-repeated="3"/>
          <table:table-cell table:style-name="ce90" table:formula="of:=REMPLACEEMPLACEMENTTRISAC([.T84];[.B84];[.E84];[.H84])" office:value-type="string" office:string-value="" calcext:value-type="error">
            <text:p>#VALEUR !</text:p>
          </table:table-cell>
          <table:table-cell table:style-name="ce90" table:formula="of:=REMPLACEEMPLACEMENTTRISAC2([.T84];[.B84];[.E84];[.H84])" office:value-type="string" office:string-value="" calcext:value-type="error">
            <text:p>#VALEUR !</text:p>
          </table:table-cell>
          <table:table-cell table:style-name="ce91" table:formula="of:=REMPLACEHORAIRESTRISAC2([.I84];[.J84];[.K84];[.L84];[.M84];[.N84];[.O84];[.P84];[.Q84];[.B84];[.E84];[.H84])" office:value-type="string" office:string-value="" calcext:value-type="error">
            <text:p>#VALEUR !</text:p>
          </table:table-cell>
          <table:table-cell table:style-name="ce92" table:formula="of:=CONCATENATE(&quot;trisac,&quot;;UTILTRANSFORMEENMOTSCLES([.E84]))" office:value-type="string" office:string-value="" calcext:value-type="error">
            <text:p>#VALEUR !</text:p>
          </table:table-cell>
          <table:table-cell table:style-name="ce93" table:formula="of:=CONCATENATE(&quot;trisac_&quot;;[.A84])" office:value-type="string" office:string-value="trisac_107" calcext:value-type="string">
            <text:p>trisac_107</text:p>
          </table:table-cell>
          <table:table-cell office:value-type="string" calcext:value-type="string">
            <text:p><text:s/></text:p>
          </table:table-cell>
          <table:table-cell table:style-name="ce68" table:formula="of:=JSONTRISACS([.AF84];[.B84];[.C84];[.D84];[.E84];[.F84];[.G84];[.H84];[.T84];[.U84];[.V84];[.W84];[.X84];[.AD84];[.AA8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5</text:p>
          </table:table-cell>
          <table:table-cell table:style-name="ce65" office:value-type="string" calcext:value-type="string">
            <text:p>Café tabac Le Sulky</text:p>
          </table:table-cell>
          <table:table-cell table:style-name="ce65" office:value-type="string" calcext:value-type="string">
            <text:p>Commerce</text:p>
          </table:table-cell>
          <table:table-cell table:style-name="ce65" office:value-type="float" office:value="39" calcext:value-type="float">
            <text:p>39</text:p>
          </table:table-cell>
          <table:table-cell table:style-name="ce65" office:value-type="string" calcext:value-type="string">
            <text:p>Boulevard des Tribunes</text:p>
          </table:table-cell>
          <table:table-cell table:style-name="ce65" office:value-type="string" calcext:value-type="string">
            <text:p>Nantes Nord</text:p>
          </table:table-cell>
          <table:table-cell table:style-name="ce65" office:value-type="string" calcext:value-type="string">
            <text:p>Nantes Nord/Barberie</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86249344171 , -1.56854151413132]</text:p>
          </table:table-cell>
          <table:table-cell table:number-columns-repeated="3"/>
          <table:table-cell table:style-name="ce90" table:formula="of:=REMPLACEEMPLACEMENTTRISAC([.T85];[.B85];[.E85];[.H85])" office:value-type="string" office:string-value="" calcext:value-type="error">
            <text:p>#VALEUR !</text:p>
          </table:table-cell>
          <table:table-cell table:style-name="ce90" table:formula="of:=REMPLACEEMPLACEMENTTRISAC2([.T85];[.B85];[.E85];[.H85])" office:value-type="string" office:string-value="" calcext:value-type="error">
            <text:p>#VALEUR !</text:p>
          </table:table-cell>
          <table:table-cell table:style-name="ce91" table:formula="of:=REMPLACEHORAIRESTRISAC2([.I85];[.J85];[.K85];[.L85];[.M85];[.N85];[.O85];[.P85];[.Q85];[.B85];[.E85];[.H85])" office:value-type="string" office:string-value="" calcext:value-type="error">
            <text:p>#VALEUR !</text:p>
          </table:table-cell>
          <table:table-cell table:style-name="ce92" table:formula="of:=CONCATENATE(&quot;trisac,&quot;;UTILTRANSFORMEENMOTSCLES([.E85]))" office:value-type="string" office:string-value="" calcext:value-type="error">
            <text:p>#VALEUR !</text:p>
          </table:table-cell>
          <table:table-cell table:style-name="ce93" table:formula="of:=CONCATENATE(&quot;trisac_&quot;;[.A85])" office:value-type="string" office:string-value="trisac_105" calcext:value-type="string">
            <text:p>trisac_105</text:p>
          </table:table-cell>
          <table:table-cell office:value-type="string" calcext:value-type="string">
            <text:p><text:s/></text:p>
          </table:table-cell>
          <table:table-cell table:style-name="ce68" table:formula="of:=JSONTRISACS([.AF85];[.B85];[.C85];[.D85];[.E85];[.F85];[.G85];[.H85];[.T85];[.U85];[.V85];[.W85];[.X85];[.AD85];[.AA8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8</text:p>
          </table:table-cell>
          <table:table-cell table:style-name="ce65" office:value-type="string" calcext:value-type="string">
            <text:p>Rue Pierre Yvernogeau (skatepark)</text:p>
          </table:table-cell>
          <table:table-cell table:style-name="ce65" table:number-columns-repeated="2"/>
          <table:table-cell table:style-name="ce65" office:value-type="string" calcext:value-type="string">
            <text:p>Rue Pierre Yvernogeau</text:p>
          </table:table-cell>
          <table:table-cell table:style-name="ce65" office:value-type="string" calcext:value-type="string">
            <text:p>Breil - Barberie</text:p>
          </table:table-cell>
          <table:table-cell table:style-name="ce65" office:value-type="string" calcext:value-type="string">
            <text:p>Nantes Nord/Barberie</text:p>
          </table:table-cell>
          <table:table-cell table:style-name="ce65" office:value-type="string" calcext:value-type="string">
            <text:p>RDV</text:p>
          </table:table-cell>
          <table:table-cell table:style-name="ce65" office:value-type="string" calcext:value-type="string">
            <text:p>13/02/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28/05/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2/11/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16819425104 , -1.57269702373803]</text:p>
          </table:table-cell>
          <table:table-cell table:number-columns-repeated="3"/>
          <table:table-cell table:style-name="ce90" table:formula="of:=REMPLACEEMPLACEMENTTRISAC([.T86];[.B86];[.E86];[.H86])" office:value-type="string" office:string-value="" calcext:value-type="error">
            <text:p>#VALEUR !</text:p>
          </table:table-cell>
          <table:table-cell table:style-name="ce90" table:formula="of:=REMPLACEEMPLACEMENTTRISAC2([.T86];[.B86];[.E86];[.H86])" office:value-type="string" office:string-value="" calcext:value-type="error">
            <text:p>#VALEUR !</text:p>
          </table:table-cell>
          <table:table-cell table:style-name="ce91" table:formula="of:=REMPLACEHORAIRESTRISAC2([.I86];[.J86];[.K86];[.L86];[.M86];[.N86];[.O86];[.P86];[.Q86];[.B86];[.E86];[.H86])" office:value-type="string" office:string-value="" calcext:value-type="error">
            <text:p>#VALEUR !</text:p>
          </table:table-cell>
          <table:table-cell table:style-name="ce92" table:formula="of:=CONCATENATE(&quot;trisac,&quot;;UTILTRANSFORMEENMOTSCLES([.E86]))" office:value-type="string" office:string-value="" calcext:value-type="error">
            <text:p>#VALEUR !</text:p>
          </table:table-cell>
          <table:table-cell table:style-name="ce93" table:formula="of:=CONCATENATE(&quot;trisac_&quot;;[.A86])" office:value-type="string" office:string-value="trisac_108" calcext:value-type="string">
            <text:p>trisac_108</text:p>
          </table:table-cell>
          <table:table-cell office:value-type="string" calcext:value-type="string">
            <text:p><text:s/></text:p>
          </table:table-cell>
          <table:table-cell table:style-name="ce68" table:formula="of:=JSONTRISACS([.AF86];[.B86];[.C86];[.D86];[.E86];[.F86];[.G86];[.H86];[.T86];[.U86];[.V86];[.W86];[.X86];[.AD86];[.AA8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2</text:p>
          </table:table-cell>
          <table:table-cell table:style-name="ce65" office:value-type="string" calcext:value-type="string">
            <text:p>Carrefour City</text:p>
          </table:table-cell>
          <table:table-cell table:style-name="ce65" office:value-type="string" calcext:value-type="string">
            <text:p>Commerce</text:p>
          </table:table-cell>
          <table:table-cell table:style-name="ce65" office:value-type="float" office:value="14" calcext:value-type="float">
            <text:p>14</text:p>
          </table:table-cell>
          <table:table-cell table:style-name="ce65" office:value-type="string" calcext:value-type="string">
            <text:p>Rue Guillaume Grootaers</text:p>
          </table:table-cell>
          <table:table-cell table:style-name="ce65" office:value-type="string" calcext:value-type="string">
            <text:p>Breil - Barberie</text:p>
          </table:table-cell>
          <table:table-cell table:style-name="ce65" office:value-type="string" calcext:value-type="string">
            <text:p>Nantes Nord/Barberie</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388742571698 , -1.58500254760103]</text:p>
          </table:table-cell>
          <table:table-cell table:number-columns-repeated="3"/>
          <table:table-cell table:style-name="ce90" table:formula="of:=REMPLACEEMPLACEMENTTRISAC([.T87];[.B87];[.E87];[.H87])" office:value-type="string" office:string-value="" calcext:value-type="error">
            <text:p>#VALEUR !</text:p>
          </table:table-cell>
          <table:table-cell table:style-name="ce90" table:formula="of:=REMPLACEEMPLACEMENTTRISAC2([.T87];[.B87];[.E87];[.H87])" office:value-type="string" office:string-value="" calcext:value-type="error">
            <text:p>#VALEUR !</text:p>
          </table:table-cell>
          <table:table-cell table:style-name="ce91" table:formula="of:=REMPLACEHORAIRESTRISAC2([.I87];[.J87];[.K87];[.L87];[.M87];[.N87];[.O87];[.P87];[.Q87];[.B87];[.E87];[.H87])" office:value-type="string" office:string-value="" calcext:value-type="error">
            <text:p>#VALEUR !</text:p>
          </table:table-cell>
          <table:table-cell table:style-name="ce92" table:formula="of:=CONCATENATE(&quot;trisac,&quot;;UTILTRANSFORMEENMOTSCLES([.E87]))" office:value-type="string" office:string-value="" calcext:value-type="error">
            <text:p>#VALEUR !</text:p>
          </table:table-cell>
          <table:table-cell table:style-name="ce93" table:formula="of:=CONCATENATE(&quot;trisac_&quot;;[.A87])" office:value-type="string" office:string-value="trisac_102" calcext:value-type="string">
            <text:p>trisac_102</text:p>
          </table:table-cell>
          <table:table-cell office:value-type="string" calcext:value-type="string">
            <text:p><text:s/></text:p>
          </table:table-cell>
          <table:table-cell table:style-name="ce68" table:formula="of:=JSONTRISACS([.AF87];[.B87];[.C87];[.D87];[.E87];[.F87];[.G87];[.H87];[.T87];[.U87];[.V87];[.W87];[.X87];[.AD87];[.AA8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03</text:p>
          </table:table-cell>
          <table:table-cell table:style-name="ce65" office:value-type="string" calcext:value-type="string">
            <text:p>Mairie Annexe Barberie</text:p>
          </table:table-cell>
          <table:table-cell table:style-name="ce65" office:value-type="string" calcext:value-type="string">
            <text:p>Mairie annexe</text:p>
          </table:table-cell>
          <table:table-cell table:style-name="ce65" office:value-type="float" office:value="103" calcext:value-type="float">
            <text:p>103</text:p>
          </table:table-cell>
          <table:table-cell table:style-name="ce65" office:value-type="string" calcext:value-type="string">
            <text:p>Rue Pierre Yvernogeau</text:p>
          </table:table-cell>
          <table:table-cell table:style-name="ce65" office:value-type="string" calcext:value-type="string">
            <text:p>Breil - Barberie</text:p>
          </table:table-cell>
          <table:table-cell table:style-name="ce65" office:value-type="string" calcext:value-type="string">
            <text:p>Nantes Nord/Barberie</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08839755244 , -1.57215838506204]</text:p>
          </table:table-cell>
          <table:table-cell table:number-columns-repeated="3"/>
          <table:table-cell table:style-name="ce90" table:formula="of:=REMPLACEEMPLACEMENTTRISAC([.T88];[.B88];[.E88];[.H88])" office:value-type="string" office:string-value="" calcext:value-type="error">
            <text:p>#VALEUR !</text:p>
          </table:table-cell>
          <table:table-cell table:style-name="ce90" table:formula="of:=REMPLACEEMPLACEMENTTRISAC2([.T88];[.B88];[.E88];[.H88])" office:value-type="string" office:string-value="" calcext:value-type="error">
            <text:p>#VALEUR !</text:p>
          </table:table-cell>
          <table:table-cell table:style-name="ce91" table:formula="of:=REMPLACEHORAIRESTRISAC2([.I88];[.J88];[.K88];[.L88];[.M88];[.N88];[.O88];[.P88];[.Q88];[.B88];[.E88];[.H88])" office:value-type="string" office:string-value="" calcext:value-type="error">
            <text:p>#VALEUR !</text:p>
          </table:table-cell>
          <table:table-cell table:style-name="ce92" table:formula="of:=CONCATENATE(&quot;trisac,&quot;;UTILTRANSFORMEENMOTSCLES([.E88]))" office:value-type="string" office:string-value="" calcext:value-type="error">
            <text:p>#VALEUR !</text:p>
          </table:table-cell>
          <table:table-cell table:style-name="ce93" table:formula="of:=CONCATENATE(&quot;trisac_&quot;;[.A88])" office:value-type="string" office:string-value="trisac_103" calcext:value-type="string">
            <text:p>trisac_103</text:p>
          </table:table-cell>
          <table:table-cell office:value-type="string" calcext:value-type="string">
            <text:p><text:s/></text:p>
          </table:table-cell>
          <table:table-cell table:style-name="ce68" table:formula="of:=JSONTRISACS([.AF88];[.B88];[.C88];[.D88];[.E88];[.F88];[.G88];[.H88];[.T88];[.U88];[.V88];[.W88];[.X88];[.AD88];[.AA8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1</text:p>
          </table:table-cell>
          <table:table-cell table:style-name="ce65" office:value-type="string" calcext:value-type="string">
            <text:p>Quai Turenne/Square Jean-Baptiste Daviais</text:p>
          </table:table-cell>
          <table:table-cell table:style-name="ce65" table:number-columns-repeated="2"/>
          <table:table-cell table:style-name="ce65" office:value-type="string" calcext:value-type="string">
            <text:p>Quai Turenne</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12/12/2015</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5/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9/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3/10/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28189777156 , -1.55414986696141]</text:p>
          </table:table-cell>
          <table:table-cell table:number-columns-repeated="3"/>
          <table:table-cell table:style-name="ce90" table:formula="of:=REMPLACEEMPLACEMENTTRISAC([.T89];[.B89];[.E89];[.H89])" office:value-type="string" office:string-value="" calcext:value-type="error">
            <text:p>#VALEUR !</text:p>
          </table:table-cell>
          <table:table-cell table:style-name="ce90" table:formula="of:=REMPLACEEMPLACEMENTTRISAC2([.T89];[.B89];[.E89];[.H89])" office:value-type="string" office:string-value="" calcext:value-type="error">
            <text:p>#VALEUR !</text:p>
          </table:table-cell>
          <table:table-cell table:style-name="ce91" table:formula="of:=REMPLACEHORAIRESTRISAC2([.I89];[.J89];[.K89];[.L89];[.M89];[.N89];[.O89];[.P89];[.Q89];[.B89];[.E89];[.H89])" office:value-type="string" office:string-value="" calcext:value-type="error">
            <text:p>#VALEUR !</text:p>
          </table:table-cell>
          <table:table-cell table:style-name="ce92" table:formula="of:=CONCATENATE(&quot;trisac,&quot;;UTILTRANSFORMEENMOTSCLES([.E89]))" office:value-type="string" office:string-value="" calcext:value-type="error">
            <text:p>#VALEUR !</text:p>
          </table:table-cell>
          <table:table-cell table:style-name="ce93" table:formula="of:=CONCATENATE(&quot;trisac_&quot;;[.A89])" office:value-type="string" office:string-value="trisac_41" calcext:value-type="string">
            <text:p>trisac_41</text:p>
          </table:table-cell>
          <table:table-cell office:value-type="string" calcext:value-type="string">
            <text:p><text:s/></text:p>
          </table:table-cell>
          <table:table-cell table:style-name="ce68" table:formula="of:=JSONTRISACS([.AF89];[.B89];[.C89];[.D89];[.E89];[.F89];[.G89];[.H89];[.T89];[.U89];[.V89];[.W89];[.X89];[.AD89];[.AA8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0</text:p>
          </table:table-cell>
          <table:table-cell table:style-name="ce65" office:value-type="string" calcext:value-type="string">
            <text:p>Place Dulcie September</text:p>
          </table:table-cell>
          <table:table-cell table:style-name="ce65" table:number-columns-repeated="2"/>
          <table:table-cell table:style-name="ce65" office:value-type="string" calcext:value-type="string">
            <text:p>Place Dulcie September</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23/01/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7/05/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1/10/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69571645123 , -1.55444617450992]</text:p>
          </table:table-cell>
          <table:table-cell table:number-columns-repeated="3"/>
          <table:table-cell table:style-name="ce90" table:formula="of:=REMPLACEEMPLACEMENTTRISAC([.T90];[.B90];[.E90];[.H90])" office:value-type="string" office:string-value="" calcext:value-type="error">
            <text:p>#VALEUR !</text:p>
          </table:table-cell>
          <table:table-cell table:style-name="ce90" table:formula="of:=REMPLACEEMPLACEMENTTRISAC2([.T90];[.B90];[.E90];[.H90])" office:value-type="string" office:string-value="" calcext:value-type="error">
            <text:p>#VALEUR !</text:p>
          </table:table-cell>
          <table:table-cell table:style-name="ce91" table:formula="of:=REMPLACEHORAIRESTRISAC2([.I90];[.J90];[.K90];[.L90];[.M90];[.N90];[.O90];[.P90];[.Q90];[.B90];[.E90];[.H90])" office:value-type="string" office:string-value="" calcext:value-type="error">
            <text:p>#VALEUR !</text:p>
          </table:table-cell>
          <table:table-cell table:style-name="ce92" table:formula="of:=CONCATENATE(&quot;trisac,&quot;;UTILTRANSFORMEENMOTSCLES([.E90]))" office:value-type="string" office:string-value="" calcext:value-type="error">
            <text:p>#VALEUR !</text:p>
          </table:table-cell>
          <table:table-cell table:style-name="ce93" table:formula="of:=CONCATENATE(&quot;trisac_&quot;;[.A90])" office:value-type="string" office:string-value="trisac_40" calcext:value-type="string">
            <text:p>trisac_40</text:p>
          </table:table-cell>
          <table:table-cell office:value-type="string" calcext:value-type="string">
            <text:p><text:s/></text:p>
          </table:table-cell>
          <table:table-cell table:style-name="ce68" table:formula="of:=JSONTRISACS([.AF90];[.B90];[.C90];[.D90];[.E90];[.F90];[.G90];[.H90];[.T90];[.U90];[.V90];[.W90];[.X90];[.AD90];[.AA9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5</text:p>
          </table:table-cell>
          <table:table-cell table:style-name="ce65" office:value-type="string" calcext:value-type="string">
            <text:p>Mairie Centrale</text:p>
          </table:table-cell>
          <table:table-cell table:style-name="ce65" office:value-type="string" calcext:value-type="string">
            <text:p>Mairie</text:p>
          </table:table-cell>
          <table:table-cell table:style-name="ce65" office:value-type="float" office:value="29" calcext:value-type="float">
            <text:p>29</text:p>
          </table:table-cell>
          <table:table-cell table:style-name="ce65" office:value-type="string" calcext:value-type="string">
            <text:p>Rue de Strasbourg</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87408227225 , -1.5536958967268]</text:p>
          </table:table-cell>
          <table:table-cell table:number-columns-repeated="3"/>
          <table:table-cell table:style-name="ce90" table:formula="of:=REMPLACEEMPLACEMENTTRISAC([.T91];[.B91];[.E91];[.H91])" office:value-type="string" office:string-value="" calcext:value-type="error">
            <text:p>#VALEUR !</text:p>
          </table:table-cell>
          <table:table-cell table:style-name="ce90" table:formula="of:=REMPLACEEMPLACEMENTTRISAC2([.T91];[.B91];[.E91];[.H91])" office:value-type="string" office:string-value="" calcext:value-type="error">
            <text:p>#VALEUR !</text:p>
          </table:table-cell>
          <table:table-cell table:style-name="ce91" table:formula="of:=REMPLACEHORAIRESTRISAC2([.I91];[.J91];[.K91];[.L91];[.M91];[.N91];[.O91];[.P91];[.Q91];[.B91];[.E91];[.H91])" office:value-type="string" office:string-value="" calcext:value-type="error">
            <text:p>#VALEUR !</text:p>
          </table:table-cell>
          <table:table-cell table:style-name="ce92" table:formula="of:=CONCATENATE(&quot;trisac,&quot;;UTILTRANSFORMEENMOTSCLES([.E91]))" office:value-type="string" office:string-value="" calcext:value-type="error">
            <text:p>#VALEUR !</text:p>
          </table:table-cell>
          <table:table-cell table:style-name="ce93" table:formula="of:=CONCATENATE(&quot;trisac_&quot;;[.A91])" office:value-type="string" office:string-value="trisac_25" calcext:value-type="string">
            <text:p>trisac_25</text:p>
          </table:table-cell>
          <table:table-cell office:value-type="string" calcext:value-type="string">
            <text:p><text:s/></text:p>
          </table:table-cell>
          <table:table-cell table:style-name="ce68" table:formula="of:=JSONTRISACS([.AF91];[.B91];[.C91];[.D91];[.E91];[.F91];[.G91];[.H91];[.T91];[.U91];[.V91];[.W91];[.X91];[.AD91];[.AA9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8</text:p>
          </table:table-cell>
          <table:table-cell table:style-name="ce65" office:value-type="string" calcext:value-type="string">
            <text:p>Place du Bouffay</text:p>
          </table:table-cell>
          <table:table-cell table:style-name="ce65" table:number-columns-repeated="2"/>
          <table:table-cell table:style-name="ce65" office:value-type="string" calcext:value-type="string">
            <text:p>Place du Bouffay</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21/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3/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9/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47674483194 , -1.55328591629599]</text:p>
          </table:table-cell>
          <table:table-cell table:number-columns-repeated="3"/>
          <table:table-cell table:style-name="ce90" table:formula="of:=REMPLACEEMPLACEMENTTRISAC([.T92];[.B92];[.E92];[.H92])" office:value-type="string" office:string-value="" calcext:value-type="error">
            <text:p>#VALEUR !</text:p>
          </table:table-cell>
          <table:table-cell table:style-name="ce90" table:formula="of:=REMPLACEEMPLACEMENTTRISAC2([.T92];[.B92];[.E92];[.H92])" office:value-type="string" office:string-value="" calcext:value-type="error">
            <text:p>#VALEUR !</text:p>
          </table:table-cell>
          <table:table-cell table:style-name="ce91" table:formula="of:=REMPLACEHORAIRESTRISAC2([.I92];[.J92];[.K92];[.L92];[.M92];[.N92];[.O92];[.P92];[.Q92];[.B92];[.E92];[.H92])" office:value-type="string" office:string-value="" calcext:value-type="error">
            <text:p>#VALEUR !</text:p>
          </table:table-cell>
          <table:table-cell table:style-name="ce92" table:formula="of:=CONCATENATE(&quot;trisac,&quot;;UTILTRANSFORMEENMOTSCLES([.E92]))" office:value-type="string" office:string-value="" calcext:value-type="error">
            <text:p>#VALEUR !</text:p>
          </table:table-cell>
          <table:table-cell table:style-name="ce93" table:formula="of:=CONCATENATE(&quot;trisac_&quot;;[.A92])" office:value-type="string" office:string-value="trisac_38" calcext:value-type="string">
            <text:p>trisac_38</text:p>
          </table:table-cell>
          <table:table-cell office:value-type="string" calcext:value-type="string">
            <text:p><text:s/></text:p>
          </table:table-cell>
          <table:table-cell table:style-name="ce68" table:formula="of:=JSONTRISACS([.AF92];[.B92];[.C92];[.D92];[.E92];[.F92];[.G92];[.H92];[.T92];[.U92];[.V92];[.W92];[.X92];[.AD92];[.AA9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4</text:p>
          </table:table-cell>
          <table:table-cell table:style-name="ce65" office:value-type="string" calcext:value-type="string">
            <text:p>Tabac Presse du Pilori</text:p>
          </table:table-cell>
          <table:table-cell table:style-name="ce65" office:value-type="string" calcext:value-type="string">
            <text:p>Commerce</text:p>
          </table:table-cell>
          <table:table-cell table:style-name="ce65" office:value-type="float" office:value="2" calcext:value-type="float">
            <text:p>2</text:p>
          </table:table-cell>
          <table:table-cell table:style-name="ce65" office:value-type="string" calcext:value-type="string">
            <text:p>Place du Pilori</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62788431412 , -1.55302017441761]</text:p>
          </table:table-cell>
          <table:table-cell table:number-columns-repeated="3"/>
          <table:table-cell table:style-name="ce90" table:formula="of:=REMPLACEEMPLACEMENTTRISAC([.T93];[.B93];[.E93];[.H93])" office:value-type="string" office:string-value="" calcext:value-type="error">
            <text:p>#VALEUR !</text:p>
          </table:table-cell>
          <table:table-cell table:style-name="ce90" table:formula="of:=REMPLACEEMPLACEMENTTRISAC2([.T93];[.B93];[.E93];[.H93])" office:value-type="string" office:string-value="" calcext:value-type="error">
            <text:p>#VALEUR !</text:p>
          </table:table-cell>
          <table:table-cell table:style-name="ce91" table:formula="of:=REMPLACEHORAIRESTRISAC2([.I93];[.J93];[.K93];[.L93];[.M93];[.N93];[.O93];[.P93];[.Q93];[.B93];[.E93];[.H93])" office:value-type="string" office:string-value="" calcext:value-type="error">
            <text:p>#VALEUR !</text:p>
          </table:table-cell>
          <table:table-cell table:style-name="ce92" table:formula="of:=CONCATENATE(&quot;trisac,&quot;;UTILTRANSFORMEENMOTSCLES([.E93]))" office:value-type="string" office:string-value="" calcext:value-type="error">
            <text:p>#VALEUR !</text:p>
          </table:table-cell>
          <table:table-cell table:style-name="ce93" table:formula="of:=CONCATENATE(&quot;trisac_&quot;;[.A93])" office:value-type="string" office:string-value="trisac_34" calcext:value-type="string">
            <text:p>trisac_34</text:p>
          </table:table-cell>
          <table:table-cell office:value-type="string" calcext:value-type="string">
            <text:p><text:s/></text:p>
          </table:table-cell>
          <table:table-cell table:style-name="ce68" table:formula="of:=JSONTRISACS([.AF93];[.B93];[.C93];[.D93];[.E93];[.F93];[.G93];[.H93];[.T93];[.U93];[.V93];[.W93];[.X93];[.AD93];[.AA9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3</text:p>
          </table:table-cell>
          <table:table-cell table:style-name="ce65" office:value-type="string" calcext:value-type="string">
            <text:p>Casino</text:p>
          </table:table-cell>
          <table:table-cell table:style-name="ce65" office:value-type="string" calcext:value-type="string">
            <text:p>Commerce</text:p>
          </table:table-cell>
          <table:table-cell table:style-name="ce65" office:value-type="float" office:value="21" calcext:value-type="float">
            <text:p>21</text:p>
          </table:table-cell>
          <table:table-cell table:style-name="ce65" office:value-type="string" calcext:value-type="string">
            <text:p>Chaussée de la Madeleine</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07539109625 , -1.55128301666213]</text:p>
          </table:table-cell>
          <table:table-cell table:number-columns-repeated="3"/>
          <table:table-cell table:style-name="ce90" table:formula="of:=REMPLACEEMPLACEMENTTRISAC([.T94];[.B94];[.E94];[.H94])" office:value-type="string" office:string-value="" calcext:value-type="error">
            <text:p>#VALEUR !</text:p>
          </table:table-cell>
          <table:table-cell table:style-name="ce90" table:formula="of:=REMPLACEEMPLACEMENTTRISAC2([.T94];[.B94];[.E94];[.H94])" office:value-type="string" office:string-value="" calcext:value-type="error">
            <text:p>#VALEUR !</text:p>
          </table:table-cell>
          <table:table-cell table:style-name="ce91" table:formula="of:=REMPLACEHORAIRESTRISAC2([.I94];[.J94];[.K94];[.L94];[.M94];[.N94];[.O94];[.P94];[.Q94];[.B94];[.E94];[.H94])" office:value-type="string" office:string-value="" calcext:value-type="error">
            <text:p>#VALEUR !</text:p>
          </table:table-cell>
          <table:table-cell table:style-name="ce92" table:formula="of:=CONCATENATE(&quot;trisac,&quot;;UTILTRANSFORMEENMOTSCLES([.E94]))" office:value-type="string" office:string-value="" calcext:value-type="error">
            <text:p>#VALEUR !</text:p>
          </table:table-cell>
          <table:table-cell table:style-name="ce93" table:formula="of:=CONCATENATE(&quot;trisac_&quot;;[.A94])" office:value-type="string" office:string-value="trisac_23" calcext:value-type="string">
            <text:p>trisac_23</text:p>
          </table:table-cell>
          <table:table-cell office:value-type="string" calcext:value-type="string">
            <text:p><text:s/></text:p>
          </table:table-cell>
          <table:table-cell table:style-name="ce68" table:formula="of:=JSONTRISACS([.AF94];[.B94];[.C94];[.D94];[.E94];[.F94];[.G94];[.H94];[.T94];[.U94];[.V94];[.W94];[.X94];[.AD94];[.AA9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2</text:p>
          </table:table-cell>
          <table:table-cell table:style-name="ce65" office:value-type="string" calcext:value-type="string">
            <text:p>Papeterie Pouteau</text:p>
          </table:table-cell>
          <table:table-cell table:style-name="ce65" office:value-type="string" calcext:value-type="string">
            <text:p>Commerce</text:p>
          </table:table-cell>
          <table:table-cell table:style-name="ce65" office:value-type="float" office:value="4" calcext:value-type="float">
            <text:p>4</text:p>
          </table:table-cell>
          <table:table-cell table:style-name="ce65" office:value-type="string" calcext:value-type="string">
            <text:p>Rue de l'Evêché</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8779776076 , -1.55070593629293]</text:p>
          </table:table-cell>
          <table:table-cell table:number-columns-repeated="3"/>
          <table:table-cell table:style-name="ce90" table:formula="of:=REMPLACEEMPLACEMENTTRISAC([.T95];[.B95];[.E95];[.H95])" office:value-type="string" office:string-value="" calcext:value-type="error">
            <text:p>#VALEUR !</text:p>
          </table:table-cell>
          <table:table-cell table:style-name="ce90" table:formula="of:=REMPLACEEMPLACEMENTTRISAC2([.T95];[.B95];[.E95];[.H95])" office:value-type="string" office:string-value="" calcext:value-type="error">
            <text:p>#VALEUR !</text:p>
          </table:table-cell>
          <table:table-cell table:style-name="ce91" table:formula="of:=REMPLACEHORAIRESTRISAC2([.I95];[.J95];[.K95];[.L95];[.M95];[.N95];[.O95];[.P95];[.Q95];[.B95];[.E95];[.H95])" office:value-type="string" office:string-value="" calcext:value-type="error">
            <text:p>#VALEUR !</text:p>
          </table:table-cell>
          <table:table-cell table:style-name="ce92" table:formula="of:=CONCATENATE(&quot;trisac,&quot;;UTILTRANSFORMEENMOTSCLES([.E95]))" office:value-type="string" office:string-value="" calcext:value-type="error">
            <text:p>#VALEUR !</text:p>
          </table:table-cell>
          <table:table-cell table:style-name="ce93" table:formula="of:=CONCATENATE(&quot;trisac_&quot;;[.A95])" office:value-type="string" office:string-value="trisac_32" calcext:value-type="string">
            <text:p>trisac_32</text:p>
          </table:table-cell>
          <table:table-cell office:value-type="string" calcext:value-type="string">
            <text:p><text:s/></text:p>
          </table:table-cell>
          <table:table-cell table:style-name="ce68" table:formula="of:=JSONTRISACS([.AF95];[.B95];[.C95];[.D95];[.E95];[.F95];[.G95];[.H95];[.T95];[.U95];[.V95];[.W95];[.X95];[.AD95];[.AA9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3</text:p>
          </table:table-cell>
          <table:table-cell table:style-name="ce65" office:value-type="string" calcext:value-type="string">
            <text:p>Cours Saint Pierre</text:p>
          </table:table-cell>
          <table:table-cell table:style-name="ce65" table:number-columns-repeated="2"/>
          <table:table-cell table:style-name="ce65" office:value-type="string" calcext:value-type="string">
            <text:p>Cours Saint Pierre</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28/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2/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6/10/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91674356457 , -1.54955272355555]</text:p>
          </table:table-cell>
          <table:table-cell table:number-columns-repeated="3"/>
          <table:table-cell table:style-name="ce90" table:formula="of:=REMPLACEEMPLACEMENTTRISAC([.T96];[.B96];[.E96];[.H96])" office:value-type="string" office:string-value="" calcext:value-type="error">
            <text:p>#VALEUR !</text:p>
          </table:table-cell>
          <table:table-cell table:style-name="ce90" table:formula="of:=REMPLACEEMPLACEMENTTRISAC2([.T96];[.B96];[.E96];[.H96])" office:value-type="string" office:string-value="" calcext:value-type="error">
            <text:p>#VALEUR !</text:p>
          </table:table-cell>
          <table:table-cell table:style-name="ce91" table:formula="of:=REMPLACEHORAIRESTRISAC2([.I96];[.J96];[.K96];[.L96];[.M96];[.N96];[.O96];[.P96];[.Q96];[.B96];[.E96];[.H96])" office:value-type="string" office:string-value="" calcext:value-type="error">
            <text:p>#VALEUR !</text:p>
          </table:table-cell>
          <table:table-cell table:style-name="ce92" table:formula="of:=CONCATENATE(&quot;trisac,&quot;;UTILTRANSFORMEENMOTSCLES([.E96]))" office:value-type="string" office:string-value="" calcext:value-type="error">
            <text:p>#VALEUR !</text:p>
          </table:table-cell>
          <table:table-cell table:style-name="ce93" table:formula="of:=CONCATENATE(&quot;trisac_&quot;;[.A96])" office:value-type="string" office:string-value="trisac_43" calcext:value-type="string">
            <text:p>trisac_43</text:p>
          </table:table-cell>
          <table:table-cell office:value-type="string" calcext:value-type="string">
            <text:p><text:s/></text:p>
          </table:table-cell>
          <table:table-cell table:style-name="ce68" table:formula="of:=JSONTRISACS([.AF96];[.B96];[.C96];[.D96];[.E96];[.F96];[.G96];[.H96];[.T96];[.U96];[.V96];[.W96];[.X96];[.AD96];[.AA9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45</text:p>
          </table:table-cell>
          <table:table-cell table:style-name="ce65" office:value-type="string" calcext:value-type="string">
            <text:p>Rue Emile Masson/Rue Fouré</text:p>
          </table:table-cell>
          <table:table-cell table:style-name="ce65" table:number-columns-repeated="2"/>
          <table:table-cell table:style-name="ce65" office:value-type="string" calcext:value-type="string">
            <text:p>Rue Emile Masson</text:p>
          </table:table-cell>
          <table:table-cell table:style-name="ce65" office:value-type="string" calcext:value-type="string">
            <text:p>Centre Ville</text:p>
          </table:table-cell>
          <table:table-cell table:style-name="ce65" office:value-type="string" calcext:value-type="string">
            <text:p>Centre-Ville</text:p>
          </table:table-cell>
          <table:table-cell table:style-name="ce65" office:value-type="string" calcext:value-type="string">
            <text:p>RDV</text:p>
          </table:table-cell>
          <table:table-cell table:style-name="ce65" office:value-type="string" calcext:value-type="string">
            <text:p>18/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2/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6/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39678600975 , -1.54651886318017]</text:p>
          </table:table-cell>
          <table:table-cell table:number-columns-repeated="3"/>
          <table:table-cell table:style-name="ce90" table:formula="of:=REMPLACEEMPLACEMENTTRISAC([.T97];[.B97];[.E97];[.H97])" office:value-type="string" office:string-value="" calcext:value-type="error">
            <text:p>#VALEUR !</text:p>
          </table:table-cell>
          <table:table-cell table:style-name="ce90" table:formula="of:=REMPLACEEMPLACEMENTTRISAC2([.T97];[.B97];[.E97];[.H97])" office:value-type="string" office:string-value="" calcext:value-type="error">
            <text:p>#VALEUR !</text:p>
          </table:table-cell>
          <table:table-cell table:style-name="ce91" table:formula="of:=REMPLACEHORAIRESTRISAC2([.I97];[.J97];[.K97];[.L97];[.M97];[.N97];[.O97];[.P97];[.Q97];[.B97];[.E97];[.H97])" office:value-type="string" office:string-value="" calcext:value-type="error">
            <text:p>#VALEUR !</text:p>
          </table:table-cell>
          <table:table-cell table:style-name="ce92" table:formula="of:=CONCATENATE(&quot;trisac,&quot;;UTILTRANSFORMEENMOTSCLES([.E97]))" office:value-type="string" office:string-value="" calcext:value-type="error">
            <text:p>#VALEUR !</text:p>
          </table:table-cell>
          <table:table-cell table:style-name="ce93" table:formula="of:=CONCATENATE(&quot;trisac_&quot;;[.A97])" office:value-type="string" office:string-value="trisac_45" calcext:value-type="string">
            <text:p>trisac_45</text:p>
          </table:table-cell>
          <table:table-cell office:value-type="string" calcext:value-type="string">
            <text:p><text:s/></text:p>
          </table:table-cell>
          <table:table-cell table:style-name="ce68" table:formula="of:=JSONTRISACS([.AF97];[.B97];[.C97];[.D97];[.E97];[.F97];[.G97];[.H97];[.T97];[.U97];[.V97];[.W97];[.X97];[.AD97];[.AA9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36</text:p>
          </table:table-cell>
          <table:table-cell table:style-name="ce65" office:value-type="string" calcext:value-type="string">
            <text:p>Carrefour City</text:p>
          </table:table-cell>
          <table:table-cell table:style-name="ce65" office:value-type="string" calcext:value-type="string">
            <text:p>Commerce</text:p>
          </table:table-cell>
          <table:table-cell table:style-name="ce65" office:value-type="float" office:value="6" calcext:value-type="float">
            <text:p>6</text:p>
          </table:table-cell>
          <table:table-cell table:style-name="ce65" office:value-type="string" calcext:value-type="string">
            <text:p>Avenue Carnot</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41080267953 , -1.54563551728059]</text:p>
          </table:table-cell>
          <table:table-cell table:number-columns-repeated="3"/>
          <table:table-cell table:style-name="ce90" table:formula="of:=REMPLACEEMPLACEMENTTRISAC([.T98];[.B98];[.E98];[.H98])" office:value-type="string" office:string-value="" calcext:value-type="error">
            <text:p>#VALEUR !</text:p>
          </table:table-cell>
          <table:table-cell table:style-name="ce90" table:formula="of:=REMPLACEEMPLACEMENTTRISAC2([.T98];[.B98];[.E98];[.H98])" office:value-type="string" office:string-value="" calcext:value-type="error">
            <text:p>#VALEUR !</text:p>
          </table:table-cell>
          <table:table-cell table:style-name="ce91" table:formula="of:=REMPLACEHORAIRESTRISAC2([.I98];[.J98];[.K98];[.L98];[.M98];[.N98];[.O98];[.P98];[.Q98];[.B98];[.E98];[.H98])" office:value-type="string" office:string-value="" calcext:value-type="error">
            <text:p>#VALEUR !</text:p>
          </table:table-cell>
          <table:table-cell table:style-name="ce92" table:formula="of:=CONCATENATE(&quot;trisac,&quot;;UTILTRANSFORMEENMOTSCLES([.E98]))" office:value-type="string" office:string-value="" calcext:value-type="error">
            <text:p>#VALEUR !</text:p>
          </table:table-cell>
          <table:table-cell table:style-name="ce93" table:formula="of:=CONCATENATE(&quot;trisac_&quot;;[.A98])" office:value-type="string" office:string-value="trisac_36" calcext:value-type="string">
            <text:p>trisac_36</text:p>
          </table:table-cell>
          <table:table-cell office:value-type="string" calcext:value-type="string">
            <text:p><text:s/></text:p>
          </table:table-cell>
          <table:table-cell table:style-name="ce68" table:formula="of:=JSONTRISACS([.AF98];[.B98];[.C98];[.D98];[.E98];[.F98];[.G98];[.H98];[.T98];[.U98];[.V98];[.W98];[.X98];[.AD98];[.AA98])"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21</text:p>
          </table:table-cell>
          <table:table-cell table:style-name="ce65" office:value-type="string" calcext:value-type="string">
            <text:p>Rue Gaston Turpin/ Rue Gambetta</text:p>
          </table:table-cell>
          <table:table-cell table:style-name="ce65" table:number-columns-repeated="2"/>
          <table:table-cell table:style-name="ce65" office:value-type="string" calcext:value-type="string">
            <text:p>Place Sophie Trébuchet</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RDV</text:p>
          </table:table-cell>
          <table:table-cell table:style-name="ce65" office:value-type="string" calcext:value-type="string">
            <text:p>01/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7/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0/10/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05801969752 , -1.54550678204049]</text:p>
          </table:table-cell>
          <table:table-cell table:number-columns-repeated="3"/>
          <table:table-cell table:style-name="ce90" table:formula="of:=REMPLACEEMPLACEMENTTRISAC([.T99];[.B99];[.E99];[.H99])" office:value-type="string" office:string-value="" calcext:value-type="error">
            <text:p>#VALEUR !</text:p>
          </table:table-cell>
          <table:table-cell table:style-name="ce90" table:formula="of:=REMPLACEEMPLACEMENTTRISAC2([.T99];[.B99];[.E99];[.H99])" office:value-type="string" office:string-value="" calcext:value-type="error">
            <text:p>#VALEUR !</text:p>
          </table:table-cell>
          <table:table-cell table:style-name="ce91" table:formula="of:=REMPLACEHORAIRESTRISAC2([.I99];[.J99];[.K99];[.L99];[.M99];[.N99];[.O99];[.P99];[.Q99];[.B99];[.E99];[.H99])" office:value-type="string" office:string-value="" calcext:value-type="error">
            <text:p>#VALEUR !</text:p>
          </table:table-cell>
          <table:table-cell table:style-name="ce92" table:formula="of:=CONCATENATE(&quot;trisac,&quot;;UTILTRANSFORMEENMOTSCLES([.E99]))" office:value-type="string" office:string-value="" calcext:value-type="error">
            <text:p>#VALEUR !</text:p>
          </table:table-cell>
          <table:table-cell table:style-name="ce93" table:formula="of:=CONCATENATE(&quot;trisac_&quot;;[.A99])" office:value-type="string" office:string-value="trisac_121" calcext:value-type="string">
            <text:p>trisac_121</text:p>
          </table:table-cell>
          <table:table-cell office:value-type="string" calcext:value-type="string">
            <text:p><text:s/></text:p>
          </table:table-cell>
          <table:table-cell table:style-name="ce68" table:formula="of:=JSONTRISACS([.AF99];[.B99];[.C99];[.D99];[.E99];[.F99];[.G99];[.H99];[.T99];[.U99];[.V99];[.W99];[.X99];[.AD99];[.AA9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22</text:p>
          </table:table-cell>
          <table:table-cell table:style-name="ce65" office:value-type="string" calcext:value-type="string">
            <text:p>Nantes Métropole, bâtiment Valmy</text:p>
          </table:table-cell>
          <table:table-cell table:style-name="ce65" office:value-type="string" calcext:value-type="string">
            <text:p>Service communautaire</text:p>
          </table:table-cell>
          <table:table-cell table:style-name="ce65" office:value-type="float" office:value="11" calcext:value-type="float">
            <text:p>11</text:p>
          </table:table-cell>
          <table:table-cell table:style-name="ce65" office:value-type="string" calcext:value-type="string">
            <text:p>Avenue Carnot</text:p>
          </table:table-cell>
          <table:table-cell table:number-columns-repeated="2" table:style-name="ce65" office:value-type="string" calcext:value-type="string">
            <text:p>Centre Ville</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3772438875 , -1.54478429944349]</text:p>
          </table:table-cell>
          <table:table-cell table:number-columns-repeated="3"/>
          <table:table-cell table:style-name="ce90" table:formula="of:=REMPLACEEMPLACEMENTTRISAC([.T100];[.B100];[.E100];[.H100])" office:value-type="string" office:string-value="" calcext:value-type="error">
            <text:p>#VALEUR !</text:p>
          </table:table-cell>
          <table:table-cell table:style-name="ce90" table:formula="of:=REMPLACEEMPLACEMENTTRISAC2([.T100];[.B100];[.E100];[.H100])" office:value-type="string" office:string-value="" calcext:value-type="error">
            <text:p>#VALEUR !</text:p>
          </table:table-cell>
          <table:table-cell table:style-name="ce91" table:formula="of:=REMPLACEHORAIRESTRISAC2([.I100];[.J100];[.K100];[.L100];[.M100];[.N100];[.O100];[.P100];[.Q100];[.B100];[.E100];[.H100])" office:value-type="string" office:string-value="" calcext:value-type="error">
            <text:p>#VALEUR !</text:p>
          </table:table-cell>
          <table:table-cell table:style-name="ce92" table:formula="of:=CONCATENATE(&quot;trisac,&quot;;UTILTRANSFORMEENMOTSCLES([.E100]))" office:value-type="string" office:string-value="" calcext:value-type="error">
            <text:p>#VALEUR !</text:p>
          </table:table-cell>
          <table:table-cell table:style-name="ce93" table:formula="of:=CONCATENATE(&quot;trisac_&quot;;[.A100])" office:value-type="string" office:string-value="trisac_22" calcext:value-type="string">
            <text:p>trisac_22</text:p>
          </table:table-cell>
          <table:table-cell office:value-type="string" calcext:value-type="string">
            <text:p><text:s/></text:p>
          </table:table-cell>
          <table:table-cell table:style-name="ce68" table:formula="of:=JSONTRISACS([.AF100];[.B100];[.C100];[.D100];[.E100];[.F100];[.G100];[.H100];[.T100];[.U100];[.V100];[.W100];[.X100];[.AD100];[.AA100])"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9</text:p>
          </table:table-cell>
          <table:table-cell table:style-name="ce65" office:value-type="string" calcext:value-type="string">
            <text:p>Gare routière Pirmil (Fontaine)</text:p>
          </table:table-cell>
          <table:table-cell table:style-name="ce65" table:number-columns-repeated="2"/>
          <table:table-cell table:style-name="ce65" office:value-type="string" calcext:value-type="string">
            <text:p>Rue Esnoult des Châtelets</text:p>
          </table:table-cell>
          <table:table-cell table:style-name="ce65" office:value-type="string" calcext:value-type="string">
            <text:p>Nantes Sud</text:p>
          </table:table-cell>
          <table:table-cell table:style-name="ce65" office:value-type="string" calcext:value-type="string">
            <text:p>Malakoff/Nantes Sud</text:p>
          </table:table-cell>
          <table:table-cell table:style-name="ce65" office:value-type="string" calcext:value-type="string">
            <text:p>RDV</text:p>
          </table:table-cell>
          <table:table-cell table:style-name="ce65" office:value-type="string" calcext:value-type="string">
            <text:p>06/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6/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4/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1965881376402 , -1.54172925456256]</text:p>
          </table:table-cell>
          <table:table-cell table:number-columns-repeated="3"/>
          <table:table-cell table:style-name="ce90" table:formula="of:=REMPLACEEMPLACEMENTTRISAC([.T101];[.B101];[.E101];[.H101])" office:value-type="string" office:string-value="" calcext:value-type="error">
            <text:p>#VALEUR !</text:p>
          </table:table-cell>
          <table:table-cell table:style-name="ce90" table:formula="of:=REMPLACEEMPLACEMENTTRISAC2([.T101];[.B101];[.E101];[.H101])" office:value-type="string" office:string-value="" calcext:value-type="error">
            <text:p>#VALEUR !</text:p>
          </table:table-cell>
          <table:table-cell table:style-name="ce91" table:formula="of:=REMPLACEHORAIRESTRISAC2([.I101];[.J101];[.K101];[.L101];[.M101];[.N101];[.O101];[.P101];[.Q101];[.B101];[.E101];[.H101])" office:value-type="string" office:string-value="" calcext:value-type="error">
            <text:p>#VALEUR !</text:p>
          </table:table-cell>
          <table:table-cell table:style-name="ce92" table:formula="of:=CONCATENATE(&quot;trisac,&quot;;UTILTRANSFORMEENMOTSCLES([.E101]))" office:value-type="string" office:string-value="" calcext:value-type="error">
            <text:p>#VALEUR !</text:p>
          </table:table-cell>
          <table:table-cell table:style-name="ce93" table:formula="of:=CONCATENATE(&quot;trisac_&quot;;[.A101])" office:value-type="string" office:string-value="trisac_89" calcext:value-type="string">
            <text:p>trisac_89</text:p>
          </table:table-cell>
          <table:table-cell office:value-type="string" calcext:value-type="string">
            <text:p><text:s/></text:p>
          </table:table-cell>
          <table:table-cell table:style-name="ce68" table:formula="of:=JSONTRISACS([.AF101];[.B101];[.C101];[.D101];[.E101];[.F101];[.G101];[.H101];[.T101];[.U101];[.V101];[.W101];[.X101];[.AD101];[.AA101])"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5</text:p>
          </table:table-cell>
          <table:table-cell table:style-name="ce65" office:value-type="string" calcext:value-type="string">
            <text:p>Nantes Habitat Agence Goudy</text:p>
          </table:table-cell>
          <table:table-cell table:style-name="ce65" office:value-type="string" calcext:value-type="string">
            <text:p>Organisme HLM</text:p>
          </table:table-cell>
          <table:table-cell table:style-name="ce65" office:value-type="float" office:value="8" calcext:value-type="float">
            <text:p>8</text:p>
          </table:table-cell>
          <table:table-cell table:style-name="ce65" office:value-type="string" calcext:value-type="string">
            <text:p>Rue Gabriel Goudy</text:p>
          </table:table-cell>
          <table:table-cell table:style-name="ce65" office:value-type="string" calcext:value-type="string">
            <text:p>Nantes Sud</text:p>
          </table:table-cell>
          <table:table-cell table:style-name="ce65" office:value-type="string" calcext:value-type="string">
            <text:p>Malakoff/Nantes Sud</text:p>
          </table:table-cell>
          <table:table-cell table:style-name="ce65" office:value-type="string" calcext:value-type="string">
            <text:p>PDIS</text:p>
          </table:table-cell>
          <table:table-cell table:style-name="ce65" table:number-columns-repeated="13"/>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1954039867101 , -1.54125589789751]</text:p>
          </table:table-cell>
          <table:table-cell table:number-columns-repeated="3"/>
          <table:table-cell table:style-name="ce90" table:formula="of:=REMPLACEEMPLACEMENTTRISAC([.T102];[.B102];[.E102];[.H102])" office:value-type="string" office:string-value="" calcext:value-type="error">
            <text:p>#VALEUR !</text:p>
          </table:table-cell>
          <table:table-cell table:style-name="ce90" table:formula="of:=REMPLACEEMPLACEMENTTRISAC2([.T102];[.B102];[.E102];[.H102])" office:value-type="string" office:string-value="" calcext:value-type="error">
            <text:p>#VALEUR !</text:p>
          </table:table-cell>
          <table:table-cell table:style-name="ce91" table:formula="of:=REMPLACEHORAIRESTRISAC2([.I102];[.J102];[.K102];[.L102];[.M102];[.N102];[.O102];[.P102];[.Q102];[.B102];[.E102];[.H102])" office:value-type="string" office:string-value="" calcext:value-type="error">
            <text:p>#VALEUR !</text:p>
          </table:table-cell>
          <table:table-cell table:style-name="ce92" table:formula="of:=CONCATENATE(&quot;trisac,&quot;;UTILTRANSFORMEENMOTSCLES([.E102]))" office:value-type="string" office:string-value="" calcext:value-type="error">
            <text:p>#VALEUR !</text:p>
          </table:table-cell>
          <table:table-cell table:style-name="ce93" table:formula="of:=CONCATENATE(&quot;trisac_&quot;;[.A102])" office:value-type="string" office:string-value="trisac_85" calcext:value-type="string">
            <text:p>trisac_85</text:p>
          </table:table-cell>
          <table:table-cell office:value-type="string" calcext:value-type="string">
            <text:p><text:s/></text:p>
          </table:table-cell>
          <table:table-cell table:style-name="ce68" table:formula="of:=JSONTRISACS([.AF102];[.B102];[.C102];[.D102];[.E102];[.F102];[.G102];[.H102];[.T102];[.U102];[.V102];[.W102];[.X102];[.AD102];[.AA102])"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114</text:p>
          </table:table-cell>
          <table:table-cell table:style-name="ce65" office:value-type="string" calcext:value-type="string">
            <text:p>Boulangerie Le blé d'or</text:p>
          </table:table-cell>
          <table:table-cell table:style-name="ce65" office:value-type="string" calcext:value-type="string">
            <text:p>Commerce</text:p>
          </table:table-cell>
          <table:table-cell table:style-name="ce65" office:value-type="float" office:value="30" calcext:value-type="float">
            <text:p>30</text:p>
          </table:table-cell>
          <table:table-cell table:style-name="ce65" office:value-type="string" calcext:value-type="string">
            <text:p>Rue de Coulmiers</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14550600641 , -1.53597049016502]</text:p>
          </table:table-cell>
          <table:table-cell table:number-columns-repeated="3"/>
          <table:table-cell table:style-name="ce90" table:formula="of:=REMPLACEEMPLACEMENTTRISAC([.T103];[.B103];[.E103];[.H103])" office:value-type="string" office:string-value="" calcext:value-type="error">
            <text:p>#VALEUR !</text:p>
          </table:table-cell>
          <table:table-cell table:style-name="ce90" table:formula="of:=REMPLACEEMPLACEMENTTRISAC2([.T103];[.B103];[.E103];[.H103])" office:value-type="string" office:string-value="" calcext:value-type="error">
            <text:p>#VALEUR !</text:p>
          </table:table-cell>
          <table:table-cell table:style-name="ce91" table:formula="of:=REMPLACEHORAIRESTRISAC2([.I103];[.J103];[.K103];[.L103];[.M103];[.N103];[.O103];[.P103];[.Q103];[.B103];[.E103];[.H103])" office:value-type="string" office:string-value="" calcext:value-type="error">
            <text:p>#VALEUR !</text:p>
          </table:table-cell>
          <table:table-cell table:style-name="ce92" table:formula="of:=CONCATENATE(&quot;trisac,&quot;;UTILTRANSFORMEENMOTSCLES([.E103]))" office:value-type="string" office:string-value="" calcext:value-type="error">
            <text:p>#VALEUR !</text:p>
          </table:table-cell>
          <table:table-cell table:style-name="ce93" table:formula="of:=CONCATENATE(&quot;trisac_&quot;;[.A103])" office:value-type="string" office:string-value="trisac_114" calcext:value-type="string">
            <text:p>trisac_114</text:p>
          </table:table-cell>
          <table:table-cell office:value-type="string" calcext:value-type="string">
            <text:p><text:s/></text:p>
          </table:table-cell>
          <table:table-cell table:style-name="ce68" table:formula="of:=JSONTRISACS([.AF103];[.B103];[.C103];[.D103];[.E103];[.F103];[.G103];[.H103];[.T103];[.U103];[.V103];[.W103];[.X103];[.AD103];[.AA103])"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6</text:p>
          </table:table-cell>
          <table:table-cell table:style-name="ce65" office:value-type="string" calcext:value-type="string">
            <text:p>Mairie Annexe Nantes Sud</text:p>
          </table:table-cell>
          <table:table-cell table:style-name="ce65" office:value-type="string" calcext:value-type="string">
            <text:p>Mairie annexe</text:p>
          </table:table-cell>
          <table:table-cell table:style-name="ce65" office:value-type="float" office:value="69" calcext:value-type="float">
            <text:p>69</text:p>
          </table:table-cell>
          <table:table-cell table:style-name="ce65" office:value-type="string" calcext:value-type="string">
            <text:p>Boulevard Joliot Curie</text:p>
          </table:table-cell>
          <table:table-cell table:style-name="ce65" office:value-type="string" calcext:value-type="string">
            <text:p>Nantes Sud</text:p>
          </table:table-cell>
          <table:table-cell table:style-name="ce65" office:value-type="string" calcext:value-type="string">
            <text:p>Malakoff/Nantes Sud</text:p>
          </table:table-cell>
          <table:table-cell table:style-name="ce65" office:value-type="string" calcext:value-type="string">
            <text:p>PDIS</text:p>
          </table:table-cell>
          <table:table-cell table:style-name="ce65" table:number-columns-repeated="13"/>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1940947349268 , -1.53161011139837]</text:p>
          </table:table-cell>
          <table:table-cell table:number-columns-repeated="3"/>
          <table:table-cell table:style-name="ce90" table:formula="of:=REMPLACEEMPLACEMENTTRISAC([.T104];[.B104];[.E104];[.H104])" office:value-type="string" office:string-value="" calcext:value-type="error">
            <text:p>#VALEUR !</text:p>
          </table:table-cell>
          <table:table-cell table:style-name="ce90" table:formula="of:=REMPLACEEMPLACEMENTTRISAC2([.T104];[.B104];[.E104];[.H104])" office:value-type="string" office:string-value="" calcext:value-type="error">
            <text:p>#VALEUR !</text:p>
          </table:table-cell>
          <table:table-cell table:style-name="ce91" table:formula="of:=REMPLACEHORAIRESTRISAC2([.I104];[.J104];[.K104];[.L104];[.M104];[.N104];[.O104];[.P104];[.Q104];[.B104];[.E104];[.H104])" office:value-type="string" office:string-value="" calcext:value-type="error">
            <text:p>#VALEUR !</text:p>
          </table:table-cell>
          <table:table-cell table:style-name="ce92" table:formula="of:=CONCATENATE(&quot;trisac,&quot;;UTILTRANSFORMEENMOTSCLES([.E104]))" office:value-type="string" office:string-value="" calcext:value-type="error">
            <text:p>#VALEUR !</text:p>
          </table:table-cell>
          <table:table-cell table:style-name="ce93" table:formula="of:=CONCATENATE(&quot;trisac_&quot;;[.A104])" office:value-type="string" office:string-value="trisac_86" calcext:value-type="string">
            <text:p>trisac_86</text:p>
          </table:table-cell>
          <table:table-cell office:value-type="string" calcext:value-type="string">
            <text:p><text:s/></text:p>
          </table:table-cell>
          <table:table-cell table:style-name="ce68" table:formula="of:=JSONTRISACS([.AF104];[.B104];[.C104];[.D104];[.E104];[.F104];[.G104];[.H104];[.T104];[.U104];[.V104];[.W104];[.X104];[.AD104];[.AA104])"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7</text:p>
          </table:table-cell>
          <table:table-cell table:style-name="ce65" office:value-type="string" calcext:value-type="string">
            <text:p>Super U Saint Jacques</text:p>
          </table:table-cell>
          <table:table-cell table:style-name="ce65" office:value-type="string" calcext:value-type="string">
            <text:p>Commerce</text:p>
          </table:table-cell>
          <table:table-cell table:style-name="ce65" office:value-type="float" office:value="75" calcext:value-type="float">
            <text:p>75</text:p>
          </table:table-cell>
          <table:table-cell table:style-name="ce65" office:value-type="string" calcext:value-type="string">
            <text:p>Boulevard Joliot Curie</text:p>
          </table:table-cell>
          <table:table-cell table:style-name="ce65" office:value-type="string" calcext:value-type="string">
            <text:p>Nantes Sud</text:p>
          </table:table-cell>
          <table:table-cell table:style-name="ce65" office:value-type="string" calcext:value-type="string">
            <text:p>Malakoff/Nantes Sud</text:p>
          </table:table-cell>
          <table:table-cell table:style-name="ce65" office:value-type="string" calcext:value-type="string">
            <text:p>PDIS</text:p>
          </table:table-cell>
          <table:table-cell table:style-name="ce65" table:number-columns-repeated="13"/>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1938030862539 , -1.53073825436247]</text:p>
          </table:table-cell>
          <table:table-cell table:number-columns-repeated="3"/>
          <table:table-cell table:style-name="ce90" table:formula="of:=REMPLACEEMPLACEMENTTRISAC([.T105];[.B105];[.E105];[.H105])" office:value-type="string" office:string-value="" calcext:value-type="error">
            <text:p>#VALEUR !</text:p>
          </table:table-cell>
          <table:table-cell table:style-name="ce90" table:formula="of:=REMPLACEEMPLACEMENTTRISAC2([.T105];[.B105];[.E105];[.H105])" office:value-type="string" office:string-value="" calcext:value-type="error">
            <text:p>#VALEUR !</text:p>
          </table:table-cell>
          <table:table-cell table:style-name="ce91" table:formula="of:=REMPLACEHORAIRESTRISAC2([.I105];[.J105];[.K105];[.L105];[.M105];[.N105];[.O105];[.P105];[.Q105];[.B105];[.E105];[.H105])" office:value-type="string" office:string-value="" calcext:value-type="error">
            <text:p>#VALEUR !</text:p>
          </table:table-cell>
          <table:table-cell table:style-name="ce92" table:formula="of:=CONCATENATE(&quot;trisac,&quot;;UTILTRANSFORMEENMOTSCLES([.E105]))" office:value-type="string" office:string-value="" calcext:value-type="error">
            <text:p>#VALEUR !</text:p>
          </table:table-cell>
          <table:table-cell table:style-name="ce93" table:formula="of:=CONCATENATE(&quot;trisac_&quot;;[.A105])" office:value-type="string" office:string-value="trisac_87" calcext:value-type="string">
            <text:p>trisac_87</text:p>
          </table:table-cell>
          <table:table-cell office:value-type="string" calcext:value-type="string">
            <text:p><text:s/></text:p>
          </table:table-cell>
          <table:table-cell table:style-name="ce68" table:formula="of:=JSONTRISACS([.AF105];[.B105];[.C105];[.D105];[.E105];[.F105];[.G105];[.H105];[.T105];[.U105];[.V105];[.W105];[.X105];[.AD105];[.AA105])"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0</text:p>
          </table:table-cell>
          <table:table-cell table:style-name="ce65" office:value-type="string" calcext:value-type="string">
            <text:p>Piscine Petite Amazonie</text:p>
          </table:table-cell>
          <table:table-cell table:style-name="ce65"/>
          <table:table-cell table:style-name="ce65" office:value-type="float" office:value="15" calcext:value-type="float">
            <text:p>15</text:p>
          </table:table-cell>
          <table:table-cell table:style-name="ce65" office:value-type="string" calcext:value-type="string">
            <text:p>Rue du Pont de l'Arche de Mauves</text:p>
          </table:table-cell>
          <table:table-cell table:style-name="ce65" office:value-type="string" calcext:value-type="string">
            <text:p>Malakoff - Saint-Donatien</text:p>
          </table:table-cell>
          <table:table-cell table:style-name="ce65" office:value-type="string" calcext:value-type="string">
            <text:p>Malakoff/Nantes Sud</text:p>
          </table:table-cell>
          <table:table-cell table:style-name="ce65" office:value-type="string" calcext:value-type="string">
            <text:p>RDV</text:p>
          </table:table-cell>
          <table:table-cell table:style-name="ce65" office:value-type="string" calcext:value-type="string">
            <text:p>08/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8/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6/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62745514945 , -1.53235917330598]</text:p>
          </table:table-cell>
          <table:table-cell table:number-columns-repeated="3"/>
          <table:table-cell table:style-name="ce90" table:formula="of:=REMPLACEEMPLACEMENTTRISAC([.T106];[.B106];[.E106];[.H106])" office:value-type="string" office:string-value="" calcext:value-type="error">
            <text:p>#VALEUR !</text:p>
          </table:table-cell>
          <table:table-cell table:style-name="ce90" table:formula="of:=REMPLACEEMPLACEMENTTRISAC2([.T106];[.B106];[.E106];[.H106])" office:value-type="string" office:string-value="" calcext:value-type="error">
            <text:p>#VALEUR !</text:p>
          </table:table-cell>
          <table:table-cell table:style-name="ce91" table:formula="of:=REMPLACEHORAIRESTRISAC2([.I106];[.J106];[.K106];[.L106];[.M106];[.N106];[.O106];[.P106];[.Q106];[.B106];[.E106];[.H106])" office:value-type="string" office:string-value="" calcext:value-type="error">
            <text:p>#VALEUR !</text:p>
          </table:table-cell>
          <table:table-cell table:style-name="ce92" table:formula="of:=CONCATENATE(&quot;trisac,&quot;;UTILTRANSFORMEENMOTSCLES([.E106]))" office:value-type="string" office:string-value="" calcext:value-type="error">
            <text:p>#VALEUR !</text:p>
          </table:table-cell>
          <table:table-cell table:style-name="ce93" table:formula="of:=CONCATENATE(&quot;trisac_&quot;;[.A106])" office:value-type="string" office:string-value="trisac_90" calcext:value-type="string">
            <text:p>trisac_90</text:p>
          </table:table-cell>
          <table:table-cell office:value-type="string" calcext:value-type="string">
            <text:p><text:s/></text:p>
          </table:table-cell>
          <table:table-cell table:style-name="ce68" table:formula="of:=JSONTRISACS([.AF106];[.B106];[.C106];[.D106];[.E106];[.F106];[.G106];[.H106];[.T106];[.U106];[.V106];[.W106];[.X106];[.AD106];[.AA106])"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3</text:p>
          </table:table-cell>
          <table:table-cell table:style-name="ce65" office:value-type="string" calcext:value-type="string">
            <text:p>Piscine Petite Amazonie</text:p>
          </table:table-cell>
          <table:table-cell table:style-name="ce65" office:value-type="string" calcext:value-type="string">
            <text:p>Autre</text:p>
          </table:table-cell>
          <table:table-cell table:style-name="ce65" office:value-type="float" office:value="15" calcext:value-type="float">
            <text:p>15</text:p>
          </table:table-cell>
          <table:table-cell table:style-name="ce65" office:value-type="string" calcext:value-type="string">
            <text:p>Rue du Pont de l'Arche de Mauves</text:p>
          </table:table-cell>
          <table:table-cell table:style-name="ce65" office:value-type="string" calcext:value-type="string">
            <text:p>Malakoff - Saint-Donatien</text:p>
          </table:table-cell>
          <table:table-cell table:style-name="ce65" office:value-type="string" calcext:value-type="string">
            <text:p>Malakoff/Nantes Sud</text:p>
          </table:table-cell>
          <table:table-cell table:style-name="ce65" office:value-type="string" calcext:value-type="string">
            <text:p>vente_distrib_auto</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65885207839 , -1.53188966213418]</text:p>
          </table:table-cell>
          <table:table-cell table:number-columns-repeated="3"/>
          <table:table-cell table:style-name="ce90" table:formula="of:=REMPLACEEMPLACEMENTTRISAC([.T107];[.B107];[.E107];[.H107])" office:value-type="string" office:string-value="" calcext:value-type="error">
            <text:p>#VALEUR !</text:p>
          </table:table-cell>
          <table:table-cell table:style-name="ce90" table:formula="of:=REMPLACEEMPLACEMENTTRISAC2([.T107];[.B107];[.E107];[.H107])" office:value-type="string" office:string-value="" calcext:value-type="error">
            <text:p>#VALEUR !</text:p>
          </table:table-cell>
          <table:table-cell table:style-name="ce91" table:formula="of:=REMPLACEHORAIRESTRISAC2([.I107];[.J107];[.K107];[.L107];[.M107];[.N107];[.O107];[.P107];[.Q107];[.B107];[.E107];[.H107])" office:value-type="string" office:string-value="" calcext:value-type="error">
            <text:p>#VALEUR !</text:p>
          </table:table-cell>
          <table:table-cell table:style-name="ce92" table:formula="of:=CONCATENATE(&quot;trisac,&quot;;UTILTRANSFORMEENMOTSCLES([.E107]))" office:value-type="string" office:string-value="" calcext:value-type="error">
            <text:p>#VALEUR !</text:p>
          </table:table-cell>
          <table:table-cell table:style-name="ce93" table:formula="of:=CONCATENATE(&quot;trisac_&quot;;[.A107])" office:value-type="string" office:string-value="trisac_93" calcext:value-type="string">
            <text:p>trisac_93</text:p>
          </table:table-cell>
          <table:table-cell office:value-type="string" calcext:value-type="string">
            <text:p><text:s/></text:p>
          </table:table-cell>
          <table:table-cell table:style-name="ce68" table:formula="of:=JSONTRISACS([.AF107];[.B107];[.C107];[.D107];[.E107];[.F107];[.G107];[.H107];[.T107];[.U107];[.V107];[.W107];[.X107];[.AD107];[.AA107])"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84</text:p>
          </table:table-cell>
          <table:table-cell table:style-name="ce65" office:value-type="string" calcext:value-type="string">
            <text:p>Nantes Habitat Agence Angleterre</text:p>
          </table:table-cell>
          <table:table-cell table:style-name="ce65" office:value-type="string" calcext:value-type="string">
            <text:p>Organisme HLM</text:p>
          </table:table-cell>
          <table:table-cell table:style-name="ce65" office:value-type="float" office:value="3" calcext:value-type="float">
            <text:p>3</text:p>
          </table:table-cell>
          <table:table-cell table:style-name="ce65" office:value-type="string" calcext:value-type="string">
            <text:p>Boulevard de Berlin</text:p>
          </table:table-cell>
          <table:table-cell table:style-name="ce65" office:value-type="string" calcext:value-type="string">
            <text:p>Malakoff - Saint-Donatien</text:p>
          </table:table-cell>
          <table:table-cell table:style-name="ce65" office:value-type="string" calcext:value-type="string">
            <text:p>Malakoff/Nantes Sud</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48979290296 , -1.53067100557785]</text:p>
          </table:table-cell>
          <table:table-cell table:number-columns-repeated="3"/>
          <table:table-cell table:style-name="ce90" table:formula="of:=REMPLACEEMPLACEMENTTRISAC([.T108];[.B108];[.E108];[.H108])" office:value-type="string" office:string-value="" calcext:value-type="error">
            <text:p>#VALEUR !</text:p>
          </table:table-cell>
          <table:table-cell table:style-name="ce90" table:formula="of:=REMPLACEEMPLACEMENTTRISAC2([.T108];[.B108];[.E108];[.H108])" office:value-type="string" office:string-value="" calcext:value-type="error">
            <text:p>#VALEUR !</text:p>
          </table:table-cell>
          <table:table-cell table:style-name="ce91" table:formula="of:=REMPLACEHORAIRESTRISAC2([.I108];[.J108];[.K108];[.L108];[.M108];[.N108];[.O108];[.P108];[.Q108];[.B108];[.E108];[.H108])" office:value-type="string" office:string-value="" calcext:value-type="error">
            <text:p>#VALEUR !</text:p>
          </table:table-cell>
          <table:table-cell table:style-name="ce92" table:formula="of:=CONCATENATE(&quot;trisac,&quot;;UTILTRANSFORMEENMOTSCLES([.E108]))" office:value-type="string" office:string-value="" calcext:value-type="error">
            <text:p>#VALEUR !</text:p>
          </table:table-cell>
          <table:table-cell table:style-name="ce93" table:formula="of:=CONCATENATE(&quot;trisac_&quot;;[.A108])" office:value-type="string" office:string-value="trisac_84" calcext:value-type="string">
            <text:p>trisac_84</text:p>
          </table:table-cell>
          <table:table-cell office:value-type="string" calcext:value-type="string">
            <text:p><text:s/></text:p>
          </table:table-cell>
          <table:table-cell table:style-name="ce68" table:formula="of:=JSONTRISACS([.AF108];[.B108];[.C108];[.D108];[.E108];[.F108];[.G108];[.H108];[.T108];[.U108];[.V108];[.W108];[.X108];[.AD108];[.AA108])"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88</text:p>
          </table:table-cell>
          <table:table-cell table:style-name="ce65" office:value-type="string" calcext:value-type="string">
            <text:p>Mairie Annexe Malakoff</text:p>
          </table:table-cell>
          <table:table-cell table:style-name="ce65" office:value-type="string" calcext:value-type="string">
            <text:p>Mairie annexe</text:p>
          </table:table-cell>
          <table:table-cell table:style-name="ce65" office:value-type="float" office:value="5" calcext:value-type="float">
            <text:p>5</text:p>
          </table:table-cell>
          <table:table-cell table:style-name="ce65" office:value-type="string" calcext:value-type="string">
            <text:p>Boulevard de Berlin</text:p>
          </table:table-cell>
          <table:table-cell table:style-name="ce65" office:value-type="string" calcext:value-type="string">
            <text:p>Malakoff - Saint-Donatien</text:p>
          </table:table-cell>
          <table:table-cell table:style-name="ce65" office:value-type="string" calcext:value-type="string">
            <text:p>Malakoff/Nantes Sud</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4797092378 , -1.53044715448205]</text:p>
          </table:table-cell>
          <table:table-cell table:number-columns-repeated="3"/>
          <table:table-cell table:style-name="ce90" table:formula="of:=REMPLACEEMPLACEMENTTRISAC([.T109];[.B109];[.E109];[.H109])" office:value-type="string" office:string-value="" calcext:value-type="error">
            <text:p>#VALEUR !</text:p>
          </table:table-cell>
          <table:table-cell table:style-name="ce90" table:formula="of:=REMPLACEEMPLACEMENTTRISAC2([.T109];[.B109];[.E109];[.H109])" office:value-type="string" office:string-value="" calcext:value-type="error">
            <text:p>#VALEUR !</text:p>
          </table:table-cell>
          <table:table-cell table:style-name="ce91" table:formula="of:=REMPLACEHORAIRESTRISAC2([.I109];[.J109];[.K109];[.L109];[.M109];[.N109];[.O109];[.P109];[.Q109];[.B109];[.E109];[.H109])" office:value-type="string" office:string-value="" calcext:value-type="error">
            <text:p>#VALEUR !</text:p>
          </table:table-cell>
          <table:table-cell table:style-name="ce92" table:formula="of:=CONCATENATE(&quot;trisac,&quot;;UTILTRANSFORMEENMOTSCLES([.E109]))" office:value-type="string" office:string-value="" calcext:value-type="error">
            <text:p>#VALEUR !</text:p>
          </table:table-cell>
          <table:table-cell table:style-name="ce93" table:formula="of:=CONCATENATE(&quot;trisac_&quot;;[.A109])" office:value-type="string" office:string-value="trisac_88" calcext:value-type="string">
            <text:p>trisac_88</text:p>
          </table:table-cell>
          <table:table-cell office:value-type="string" calcext:value-type="string">
            <text:p><text:s/></text:p>
          </table:table-cell>
          <table:table-cell table:style-name="ce68" table:formula="of:=JSONTRISACS([.AF109];[.B109];[.C109];[.D109];[.E109];[.F109];[.G109];[.H109];[.T109];[.U109];[.V109];[.W109];[.X109];[.AD109];[.AA109])" office:value-type="string" office:string-value="" calcext:value-type="error">
            <text:p>#VALEUR !</text:p>
          </table:table-cell>
          <table:table-cell office:value-type="string" calcext:value-type="string">
            <text:p><text:s/></text:p>
          </table:table-cell>
        </table:table-row>
        <table:table-row table:style-name="ro53">
          <table:table-cell table:style-name="ce65" office:value-type="string" calcext:value-type="string">
            <text:p>91</text:p>
          </table:table-cell>
          <table:table-cell table:style-name="ce65" office:value-type="string" calcext:value-type="string">
            <text:p>Place du Muguet Nantais</text:p>
          </table:table-cell>
          <table:table-cell table:style-name="ce65" table:number-columns-repeated="2"/>
          <table:table-cell table:style-name="ce65" office:value-type="string" calcext:value-type="string">
            <text:p>Place du Muguet Nantais</text:p>
          </table:table-cell>
          <table:table-cell table:style-name="ce65" office:value-type="string" calcext:value-type="string">
            <text:p>Nantes Sud</text:p>
          </table:table-cell>
          <table:table-cell table:style-name="ce65" office:value-type="string" calcext:value-type="string">
            <text:p>Malakoff/Nantes Sud</text:p>
          </table:table-cell>
          <table:table-cell table:style-name="ce65" office:value-type="string" calcext:value-type="string">
            <text:p>RDV</text:p>
          </table:table-cell>
          <table:table-cell table:style-name="ce65" office:value-type="string" calcext:value-type="string">
            <text:p>09/01/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09/04/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7/09/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number-columns-repeated="4"/>
          <table:table-cell table:style-name="ce65" office:value-type="float" office:value="44200" calcext:value-type="float">
            <text:p>44200</text:p>
          </table:table-cell>
          <table:table-cell table:style-name="ce65" office:value-type="string" calcext:value-type="string">
            <text:p>Nantes</text:p>
          </table:table-cell>
          <table:table-cell table:style-name="ce65" office:value-type="string" calcext:value-type="string">
            <text:p>[ 47.1943572452049 , -1.52879967553758]</text:p>
          </table:table-cell>
          <table:table-cell table:number-columns-repeated="3"/>
          <table:table-cell table:style-name="ce90" table:formula="of:=REMPLACEEMPLACEMENTTRISAC([.T110];[.B110];[.E110];[.H110])" office:value-type="string" office:string-value="" calcext:value-type="error">
            <text:p>#VALEUR !</text:p>
          </table:table-cell>
          <table:table-cell table:style-name="ce90" table:formula="of:=REMPLACEEMPLACEMENTTRISAC2([.T110];[.B110];[.E110];[.H110])" office:value-type="string" office:string-value="" calcext:value-type="error">
            <text:p>#VALEUR !</text:p>
          </table:table-cell>
          <table:table-cell table:style-name="ce91" table:formula="of:=REMPLACEHORAIRESTRISAC2([.I110];[.J110];[.K110];[.L110];[.M110];[.N110];[.O110];[.P110];[.Q110];[.B110];[.E110];[.H110])" office:value-type="string" office:string-value="" calcext:value-type="error">
            <text:p>#VALEUR !</text:p>
          </table:table-cell>
          <table:table-cell table:style-name="ce92" table:formula="of:=CONCATENATE(&quot;trisac,&quot;;UTILTRANSFORMEENMOTSCLES([.E110]))" office:value-type="string" office:string-value="" calcext:value-type="error">
            <text:p>#VALEUR !</text:p>
          </table:table-cell>
          <table:table-cell table:style-name="ce93" table:formula="of:=CONCATENATE(&quot;trisac_&quot;;[.A110])" office:value-type="string" office:string-value="trisac_91" calcext:value-type="string">
            <text:p>trisac_91</text:p>
          </table:table-cell>
          <table:table-cell office:value-type="string" calcext:value-type="string">
            <text:p><text:s/></text:p>
          </table:table-cell>
          <table:table-cell table:style-name="ce68" table:formula="of:=JSONTRISACS([.AF110];[.B110];[.C110];[.D110];[.E110];[.F110];[.G110];[.H110];[.T110];[.U110];[.V110];[.W110];[.X110];[.AD110];[.AA110])"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22</text:p>
          </table:table-cell>
          <table:table-cell table:style-name="ce65" office:value-type="string" calcext:value-type="string">
            <text:p>Super U Dalby</text:p>
          </table:table-cell>
          <table:table-cell table:style-name="ce65" office:value-type="string" calcext:value-type="string">
            <text:p>Commerce</text:p>
          </table:table-cell>
          <table:table-cell table:style-name="ce65" office:value-type="float" office:value="66" calcext:value-type="float">
            <text:p>66</text:p>
          </table:table-cell>
          <table:table-cell table:style-name="ce65" office:value-type="string" calcext:value-type="string">
            <text:p>Boulevard Dalby</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Vente</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37968372807 , -1.53051590692239]</text:p>
          </table:table-cell>
          <table:table-cell table:number-columns-repeated="3"/>
          <table:table-cell table:style-name="ce90" table:formula="of:=REMPLACEEMPLACEMENTTRISAC([.T111];[.B111];[.E111];[.H111])" office:value-type="string" office:string-value="" calcext:value-type="error">
            <text:p>#VALEUR !</text:p>
          </table:table-cell>
          <table:table-cell table:style-name="ce90" table:formula="of:=REMPLACEEMPLACEMENTTRISAC2([.T111];[.B111];[.E111];[.H111])" office:value-type="string" office:string-value="" calcext:value-type="error">
            <text:p>#VALEUR !</text:p>
          </table:table-cell>
          <table:table-cell table:style-name="ce91" table:formula="of:=REMPLACEHORAIRESTRISAC2([.I111];[.J111];[.K111];[.L111];[.M111];[.N111];[.O111];[.P111];[.Q111];[.B111];[.E111];[.H111])" office:value-type="string" office:string-value="" calcext:value-type="error">
            <text:p>#VALEUR !</text:p>
          </table:table-cell>
          <table:table-cell table:style-name="ce92" table:formula="of:=CONCATENATE(&quot;trisac,&quot;;UTILTRANSFORMEENMOTSCLES([.E111]))" office:value-type="string" office:string-value="" calcext:value-type="error">
            <text:p>#VALEUR !</text:p>
          </table:table-cell>
          <table:table-cell table:style-name="ce93" table:formula="of:=CONCATENATE(&quot;trisac_&quot;;[.A111])" office:value-type="string" office:string-value="trisac_122" calcext:value-type="string">
            <text:p>trisac_122</text:p>
          </table:table-cell>
          <table:table-cell office:value-type="string" calcext:value-type="string">
            <text:p><text:s/></text:p>
          </table:table-cell>
          <table:table-cell table:style-name="ce68" table:formula="of:=JSONTRISACS([.AF111];[.B111];[.C111];[.D111];[.E111];[.F111];[.G111];[.H111];[.T111];[.U111];[.V111];[.W111];[.X111];[.AD111];[.AA111])"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2</text:p>
          </table:table-cell>
          <table:table-cell table:style-name="ce65" office:value-type="string" calcext:value-type="string">
            <text:p>Super U</text:p>
          </table:table-cell>
          <table:table-cell table:style-name="ce65" office:value-type="string" calcext:value-type="string">
            <text:p>Commerce</text:p>
          </table:table-cell>
          <table:table-cell table:style-name="ce65" office:value-type="float" office:value="66" calcext:value-type="float">
            <text:p>66</text:p>
          </table:table-cell>
          <table:table-cell table:style-name="ce65" office:value-type="string" calcext:value-type="string">
            <text:p>Boulevard Ernest Dalby</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37968372807 , -1.53051590692239]</text:p>
          </table:table-cell>
          <table:table-cell table:number-columns-repeated="3"/>
          <table:table-cell table:style-name="ce90" table:formula="of:=REMPLACEEMPLACEMENTTRISAC([.T112];[.B112];[.E112];[.H112])" office:value-type="string" office:string-value="" calcext:value-type="error">
            <text:p>#VALEUR !</text:p>
          </table:table-cell>
          <table:table-cell table:style-name="ce90" table:formula="of:=REMPLACEEMPLACEMENTTRISAC2([.T112];[.B112];[.E112];[.H112])" office:value-type="string" office:string-value="" calcext:value-type="error">
            <text:p>#VALEUR !</text:p>
          </table:table-cell>
          <table:table-cell table:style-name="ce91" table:formula="of:=REMPLACEHORAIRESTRISAC2([.I112];[.J112];[.K112];[.L112];[.M112];[.N112];[.O112];[.P112];[.Q112];[.B112];[.E112];[.H112])" office:value-type="string" office:string-value="" calcext:value-type="error">
            <text:p>#VALEUR !</text:p>
          </table:table-cell>
          <table:table-cell table:style-name="ce92" table:formula="of:=CONCATENATE(&quot;trisac,&quot;;UTILTRANSFORMEENMOTSCLES([.E112]))" office:value-type="string" office:string-value="" calcext:value-type="error">
            <text:p>#VALEUR !</text:p>
          </table:table-cell>
          <table:table-cell table:style-name="ce93" table:formula="of:=CONCATENATE(&quot;trisac_&quot;;[.A112])" office:value-type="string" office:string-value="trisac_112" calcext:value-type="string">
            <text:p>trisac_112</text:p>
          </table:table-cell>
          <table:table-cell office:value-type="string" calcext:value-type="string">
            <text:p><text:s/></text:p>
          </table:table-cell>
          <table:table-cell table:style-name="ce68" table:formula="of:=JSONTRISACS([.AF112];[.B112];[.C112];[.D112];[.E112];[.F112];[.G112];[.H112];[.T112];[.U112];[.V112];[.W112];[.X112];[.AD112];[.AA112])"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8</text:p>
          </table:table-cell>
          <table:table-cell table:style-name="ce65" office:value-type="string" calcext:value-type="string">
            <text:p>Boulevard Ernest Dalby - <text:s/>parking Super U</text:p>
          </table:table-cell>
          <table:table-cell table:style-name="ce65"/>
          <table:table-cell table:style-name="ce65" office:value-type="float" office:value="66" calcext:value-type="float">
            <text:p>66</text:p>
          </table:table-cell>
          <table:table-cell table:style-name="ce65" office:value-type="string" calcext:value-type="string">
            <text:p>Boulevard Ernest Dalby</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RDV</text:p>
          </table:table-cell>
          <table:table-cell table:style-name="ce65" office:value-type="string" calcext:value-type="string">
            <text:p>04/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9/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3/10/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41475694462 , -1.5304882397471]</text:p>
          </table:table-cell>
          <table:table-cell table:number-columns-repeated="3"/>
          <table:table-cell table:style-name="ce90" table:formula="of:=REMPLACEEMPLACEMENTTRISAC([.T113];[.B113];[.E113];[.H113])" office:value-type="string" office:string-value="" calcext:value-type="error">
            <text:p>#VALEUR !</text:p>
          </table:table-cell>
          <table:table-cell table:style-name="ce90" table:formula="of:=REMPLACEEMPLACEMENTTRISAC2([.T113];[.B113];[.E113];[.H113])" office:value-type="string" office:string-value="" calcext:value-type="error">
            <text:p>#VALEUR !</text:p>
          </table:table-cell>
          <table:table-cell table:style-name="ce91" table:formula="of:=REMPLACEHORAIRESTRISAC2([.I113];[.J113];[.K113];[.L113];[.M113];[.N113];[.O113];[.P113];[.Q113];[.B113];[.E113];[.H113])" office:value-type="string" office:string-value="" calcext:value-type="error">
            <text:p>#VALEUR !</text:p>
          </table:table-cell>
          <table:table-cell table:style-name="ce92" table:formula="of:=CONCATENATE(&quot;trisac,&quot;;UTILTRANSFORMEENMOTSCLES([.E113]))" office:value-type="string" office:string-value="" calcext:value-type="error">
            <text:p>#VALEUR !</text:p>
          </table:table-cell>
          <table:table-cell table:style-name="ce93" table:formula="of:=CONCATENATE(&quot;trisac_&quot;;[.A113])" office:value-type="string" office:string-value="trisac_118" calcext:value-type="string">
            <text:p>trisac_118</text:p>
          </table:table-cell>
          <table:table-cell office:value-type="string" calcext:value-type="string">
            <text:p><text:s/></text:p>
          </table:table-cell>
          <table:table-cell table:style-name="ce68" table:formula="of:=JSONTRISACS([.AF113];[.B113];[.C113];[.D113];[.E113];[.F113];[.G113];[.H113];[.T113];[.U113];[.V113];[.W113];[.X113];[.AD113];[.AA113])"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92</text:p>
          </table:table-cell>
          <table:table-cell table:style-name="ce65" office:value-type="string" calcext:value-type="string">
            <text:p>Pôle commercial Boulevard de Sarrebruck</text:p>
          </table:table-cell>
          <table:table-cell table:style-name="ce65" table:number-columns-repeated="2"/>
          <table:table-cell table:style-name="ce65" office:value-type="string" calcext:value-type="string">
            <text:p>Boulevard de Sarrebruck</text:p>
          </table:table-cell>
          <table:table-cell table:style-name="ce65" office:value-type="string" calcext:value-type="string">
            <text:p>Malakoff - Saint-Donatien</text:p>
          </table:table-cell>
          <table:table-cell table:style-name="ce65" office:value-type="string" calcext:value-type="string">
            <text:p>Malakoff/Nantes Sud</text:p>
          </table:table-cell>
          <table:table-cell table:style-name="ce65" office:value-type="string" calcext:value-type="string">
            <text:p>RDV</text:p>
          </table:table-cell>
          <table:table-cell table:style-name="ce65" office:value-type="string" calcext:value-type="string">
            <text:p>04/01/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4/04/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2/09/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140541748747 , -1.52755394590332]</text:p>
          </table:table-cell>
          <table:table-cell table:number-columns-repeated="3"/>
          <table:table-cell table:style-name="ce90" table:formula="of:=REMPLACEEMPLACEMENTTRISAC([.T114];[.B114];[.E114];[.H114])" office:value-type="string" office:string-value="" calcext:value-type="error">
            <text:p>#VALEUR !</text:p>
          </table:table-cell>
          <table:table-cell table:style-name="ce90" table:formula="of:=REMPLACEEMPLACEMENTTRISAC2([.T114];[.B114];[.E114];[.H114])" office:value-type="string" office:string-value="" calcext:value-type="error">
            <text:p>#VALEUR !</text:p>
          </table:table-cell>
          <table:table-cell table:style-name="ce91" table:formula="of:=REMPLACEHORAIRESTRISAC2([.I114];[.J114];[.K114];[.L114];[.M114];[.N114];[.O114];[.P114];[.Q114];[.B114];[.E114];[.H114])" office:value-type="string" office:string-value="" calcext:value-type="error">
            <text:p>#VALEUR !</text:p>
          </table:table-cell>
          <table:table-cell table:style-name="ce92" table:formula="of:=CONCATENATE(&quot;trisac,&quot;;UTILTRANSFORMEENMOTSCLES([.E114]))" office:value-type="string" office:string-value="" calcext:value-type="error">
            <text:p>#VALEUR !</text:p>
          </table:table-cell>
          <table:table-cell table:style-name="ce93" table:formula="of:=CONCATENATE(&quot;trisac_&quot;;[.A114])" office:value-type="string" office:string-value="trisac_92" calcext:value-type="string">
            <text:p>trisac_92</text:p>
          </table:table-cell>
          <table:table-cell office:value-type="string" calcext:value-type="string">
            <text:p><text:s/></text:p>
          </table:table-cell>
          <table:table-cell table:style-name="ce68" table:formula="of:=JSONTRISACS([.AF114];[.B114];[.C114];[.D114];[.E114];[.F114];[.G114];[.H114];[.T114];[.U114];[.V114];[.W114];[.X114];[.AD114];[.AA114])"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7</text:p>
          </table:table-cell>
          <table:table-cell table:style-name="ce65" office:value-type="string" calcext:value-type="string">
            <text:p>Rue Pitre Chevalier/Allée de la Reine Margot</text:p>
          </table:table-cell>
          <table:table-cell table:style-name="ce65" table:number-columns-repeated="2"/>
          <table:table-cell table:style-name="ce65" office:value-type="string" calcext:value-type="string">
            <text:p>Rue Pitre Chevalier</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RDV</text:p>
          </table:table-cell>
          <table:table-cell table:style-name="ce65" office:value-type="string" calcext:value-type="string">
            <text:p>03/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8/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2/10/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37506960654 , -1.55069595102173]</text:p>
          </table:table-cell>
          <table:table-cell table:number-columns-repeated="3"/>
          <table:table-cell table:style-name="ce90" table:formula="of:=REMPLACEEMPLACEMENTTRISAC([.T115];[.B115];[.E115];[.H115])" office:value-type="string" office:string-value="" calcext:value-type="error">
            <text:p>#VALEUR !</text:p>
          </table:table-cell>
          <table:table-cell table:style-name="ce90" table:formula="of:=REMPLACEEMPLACEMENTTRISAC2([.T115];[.B115];[.E115];[.H115])" office:value-type="string" office:string-value="" calcext:value-type="error">
            <text:p>#VALEUR !</text:p>
          </table:table-cell>
          <table:table-cell table:style-name="ce91" table:formula="of:=REMPLACEHORAIRESTRISAC2([.I115];[.J115];[.K115];[.L115];[.M115];[.N115];[.O115];[.P115];[.Q115];[.B115];[.E115];[.H115])" office:value-type="string" office:string-value="" calcext:value-type="error">
            <text:p>#VALEUR !</text:p>
          </table:table-cell>
          <table:table-cell table:style-name="ce92" table:formula="of:=CONCATENATE(&quot;trisac,&quot;;UTILTRANSFORMEENMOTSCLES([.E115]))" office:value-type="string" office:string-value="" calcext:value-type="error">
            <text:p>#VALEUR !</text:p>
          </table:table-cell>
          <table:table-cell table:style-name="ce93" table:formula="of:=CONCATENATE(&quot;trisac_&quot;;[.A115])" office:value-type="string" office:string-value="trisac_117" calcext:value-type="string">
            <text:p>trisac_117</text:p>
          </table:table-cell>
          <table:table-cell office:value-type="string" calcext:value-type="string">
            <text:p><text:s/></text:p>
          </table:table-cell>
          <table:table-cell table:style-name="ce68" table:formula="of:=JSONTRISACS([.AF115];[.B115];[.C115];[.D115];[.E115];[.F115];[.G115];[.H115];[.T115];[.U115];[.V115];[.W115];[.X115];[.AD115];[.AA115])"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3</text:p>
          </table:table-cell>
          <table:table-cell table:style-name="ce65" office:value-type="string" calcext:value-type="string">
            <text:p>Intermarché</text:p>
          </table:table-cell>
          <table:table-cell table:style-name="ce65" office:value-type="string" calcext:value-type="string">
            <text:p>Commerce</text:p>
          </table:table-cell>
          <table:table-cell table:style-name="ce65" office:value-type="float" office:value="20" calcext:value-type="float">
            <text:p>20</text:p>
          </table:table-cell>
          <table:table-cell table:style-name="ce65" office:value-type="string" calcext:value-type="string">
            <text:p>Rue Pitre Chevalier</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40146408693 , -1.5507635966278]</text:p>
          </table:table-cell>
          <table:table-cell table:number-columns-repeated="3"/>
          <table:table-cell table:style-name="ce90" table:formula="of:=REMPLACEEMPLACEMENTTRISAC([.T116];[.B116];[.E116];[.H116])" office:value-type="string" office:string-value="" calcext:value-type="error">
            <text:p>#VALEUR !</text:p>
          </table:table-cell>
          <table:table-cell table:style-name="ce90" table:formula="of:=REMPLACEEMPLACEMENTTRISAC2([.T116];[.B116];[.E116];[.H116])" office:value-type="string" office:string-value="" calcext:value-type="error">
            <text:p>#VALEUR !</text:p>
          </table:table-cell>
          <table:table-cell table:style-name="ce91" table:formula="of:=REMPLACEHORAIRESTRISAC2([.I116];[.J116];[.K116];[.L116];[.M116];[.N116];[.O116];[.P116];[.Q116];[.B116];[.E116];[.H116])" office:value-type="string" office:string-value="" calcext:value-type="error">
            <text:p>#VALEUR !</text:p>
          </table:table-cell>
          <table:table-cell table:style-name="ce92" table:formula="of:=CONCATENATE(&quot;trisac,&quot;;UTILTRANSFORMEENMOTSCLES([.E116]))" office:value-type="string" office:string-value="" calcext:value-type="error">
            <text:p>#VALEUR !</text:p>
          </table:table-cell>
          <table:table-cell table:style-name="ce93" table:formula="of:=CONCATENATE(&quot;trisac_&quot;;[.A116])" office:value-type="string" office:string-value="trisac_113" calcext:value-type="string">
            <text:p>trisac_113</text:p>
          </table:table-cell>
          <table:table-cell office:value-type="string" calcext:value-type="string">
            <text:p><text:s/></text:p>
          </table:table-cell>
          <table:table-cell table:style-name="ce68" table:formula="of:=JSONTRISACS([.AF116];[.B116];[.C116];[.D116];[.E116];[.F116];[.G116];[.H116];[.T116];[.U116];[.V116];[.W116];[.X116];[.AD116];[.AA116])"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23</text:p>
          </table:table-cell>
          <table:table-cell table:style-name="ce65" office:value-type="string" calcext:value-type="string">
            <text:p>Intermarché</text:p>
          </table:table-cell>
          <table:table-cell table:style-name="ce65" office:value-type="string" calcext:value-type="string">
            <text:p>Commerce</text:p>
          </table:table-cell>
          <table:table-cell table:style-name="ce65" office:value-type="float" office:value="20" calcext:value-type="float">
            <text:p>20</text:p>
          </table:table-cell>
          <table:table-cell table:style-name="ce65" office:value-type="string" calcext:value-type="string">
            <text:p>Rue Pitre Chevalier</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Vente</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41361571251 , -1.55092389659956]</text:p>
          </table:table-cell>
          <table:table-cell table:number-columns-repeated="3"/>
          <table:table-cell table:style-name="ce90" table:formula="of:=REMPLACEEMPLACEMENTTRISAC([.T117];[.B117];[.E117];[.H117])" office:value-type="string" office:string-value="" calcext:value-type="error">
            <text:p>#VALEUR !</text:p>
          </table:table-cell>
          <table:table-cell table:style-name="ce90" table:formula="of:=REMPLACEEMPLACEMENTTRISAC2([.T117];[.B117];[.E117];[.H117])" office:value-type="string" office:string-value="" calcext:value-type="error">
            <text:p>#VALEUR !</text:p>
          </table:table-cell>
          <table:table-cell table:style-name="ce91" table:formula="of:=REMPLACEHORAIRESTRISAC2([.I117];[.J117];[.K117];[.L117];[.M117];[.N117];[.O117];[.P117];[.Q117];[.B117];[.E117];[.H117])" office:value-type="string" office:string-value="" calcext:value-type="error">
            <text:p>#VALEUR !</text:p>
          </table:table-cell>
          <table:table-cell table:style-name="ce92" table:formula="of:=CONCATENATE(&quot;trisac,&quot;;UTILTRANSFORMEENMOTSCLES([.E117]))" office:value-type="string" office:string-value="" calcext:value-type="error">
            <text:p>#VALEUR !</text:p>
          </table:table-cell>
          <table:table-cell table:style-name="ce93" table:formula="of:=CONCATENATE(&quot;trisac_&quot;;[.A117])" office:value-type="string" office:string-value="trisac_123" calcext:value-type="string">
            <text:p>trisac_123</text:p>
          </table:table-cell>
          <table:table-cell office:value-type="string" calcext:value-type="string">
            <text:p><text:s/></text:p>
          </table:table-cell>
          <table:table-cell table:style-name="ce68" table:formula="of:=JSONTRISACS([.AF117];[.B117];[.C117];[.D117];[.E117];[.F117];[.G117];[.H117];[.T117];[.U117];[.V117];[.W117];[.X117];[.AD117];[.AA117])"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49</text:p>
          </table:table-cell>
          <table:table-cell table:style-name="ce65" office:value-type="string" calcext:value-type="string">
            <text:p>Mairie Annexe Doulon</text:p>
          </table:table-cell>
          <table:table-cell table:style-name="ce65" office:value-type="string" calcext:value-type="string">
            <text:p>Mairie annexe</text:p>
          </table:table-cell>
          <table:table-cell table:style-name="ce65" office:value-type="float" office:value="37" calcext:value-type="float">
            <text:p>37</text:p>
          </table:table-cell>
          <table:table-cell table:style-name="ce65" office:value-type="string" calcext:value-type="string">
            <text:p>Boulevard Louis Millet</text:p>
          </table:table-cell>
          <table:table-cell table:style-name="ce65" office:value-type="string" calcext:value-type="string">
            <text:p>Doulon - Bottière</text:p>
          </table:table-cell>
          <table:table-cell table:style-name="ce65" office:value-type="string" calcext:value-type="string">
            <text:p>Erdre/Bottière/Ranzay/Perray</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271572218589 , -1.51875867919863]</text:p>
          </table:table-cell>
          <table:table-cell table:number-columns-repeated="3"/>
          <table:table-cell table:style-name="ce90" table:formula="of:=REMPLACEEMPLACEMENTTRISAC([.T118];[.B118];[.E118];[.H118])" office:value-type="string" office:string-value="" calcext:value-type="error">
            <text:p>#VALEUR !</text:p>
          </table:table-cell>
          <table:table-cell table:style-name="ce90" table:formula="of:=REMPLACEEMPLACEMENTTRISAC2([.T118];[.B118];[.E118];[.H118])" office:value-type="string" office:string-value="" calcext:value-type="error">
            <text:p>#VALEUR !</text:p>
          </table:table-cell>
          <table:table-cell table:style-name="ce91" table:formula="of:=REMPLACEHORAIRESTRISAC2([.I118];[.J118];[.K118];[.L118];[.M118];[.N118];[.O118];[.P118];[.Q118];[.B118];[.E118];[.H118])" office:value-type="string" office:string-value="" calcext:value-type="error">
            <text:p>#VALEUR !</text:p>
          </table:table-cell>
          <table:table-cell table:style-name="ce92" table:formula="of:=CONCATENATE(&quot;trisac,&quot;;UTILTRANSFORMEENMOTSCLES([.E118]))" office:value-type="string" office:string-value="" calcext:value-type="error">
            <text:p>#VALEUR !</text:p>
          </table:table-cell>
          <table:table-cell table:style-name="ce93" table:formula="of:=CONCATENATE(&quot;trisac_&quot;;[.A118])" office:value-type="string" office:string-value="trisac_49" calcext:value-type="string">
            <text:p>trisac_49</text:p>
          </table:table-cell>
          <table:table-cell office:value-type="string" calcext:value-type="string">
            <text:p><text:s/></text:p>
          </table:table-cell>
          <table:table-cell table:style-name="ce68" table:formula="of:=JSONTRISACS([.AF118];[.B118];[.C118];[.D118];[.E118];[.F118];[.G118];[.H118];[.T118];[.U118];[.V118];[.W118];[.X118];[.AD118];[.AA118])"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0</text:p>
          </table:table-cell>
          <table:table-cell table:style-name="ce65" office:value-type="string" calcext:value-type="string">
            <text:p>Casino</text:p>
          </table:table-cell>
          <table:table-cell table:style-name="ce65" office:value-type="string" calcext:value-type="string">
            <text:p>Commerce</text:p>
          </table:table-cell>
          <table:table-cell table:style-name="ce65" office:value-type="float" office:value="103" calcext:value-type="float">
            <text:p>103</text:p>
          </table:table-cell>
          <table:table-cell table:style-name="ce65" office:value-type="string" calcext:value-type="string">
            <text:p>Rue Général Buat</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69310946374 , -1.54266531264632]</text:p>
          </table:table-cell>
          <table:table-cell table:number-columns-repeated="3"/>
          <table:table-cell table:style-name="ce90" table:formula="of:=REMPLACEEMPLACEMENTTRISAC([.T119];[.B119];[.E119];[.H119])" office:value-type="string" office:string-value="" calcext:value-type="error">
            <text:p>#VALEUR !</text:p>
          </table:table-cell>
          <table:table-cell table:style-name="ce90" table:formula="of:=REMPLACEEMPLACEMENTTRISAC2([.T119];[.B119];[.E119];[.H119])" office:value-type="string" office:string-value="" calcext:value-type="error">
            <text:p>#VALEUR !</text:p>
          </table:table-cell>
          <table:table-cell table:style-name="ce91" table:formula="of:=REMPLACEHORAIRESTRISAC2([.I119];[.J119];[.K119];[.L119];[.M119];[.N119];[.O119];[.P119];[.Q119];[.B119];[.E119];[.H119])" office:value-type="string" office:string-value="" calcext:value-type="error">
            <text:p>#VALEUR !</text:p>
          </table:table-cell>
          <table:table-cell table:style-name="ce92" table:formula="of:=CONCATENATE(&quot;trisac,&quot;;UTILTRANSFORMEENMOTSCLES([.E119]))" office:value-type="string" office:string-value="" calcext:value-type="error">
            <text:p>#VALEUR !</text:p>
          </table:table-cell>
          <table:table-cell table:style-name="ce93" table:formula="of:=CONCATENATE(&quot;trisac_&quot;;[.A119])" office:value-type="string" office:string-value="trisac_110" calcext:value-type="string">
            <text:p>trisac_110</text:p>
          </table:table-cell>
          <table:table-cell office:value-type="string" calcext:value-type="string">
            <text:p><text:s/></text:p>
          </table:table-cell>
          <table:table-cell table:style-name="ce68" table:formula="of:=JSONTRISACS([.AF119];[.B119];[.C119];[.D119];[.E119];[.F119];[.G119];[.H119];[.T119];[.U119];[.V119];[.W119];[.X119];[.AD119];[.AA119])"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20</text:p>
          </table:table-cell>
          <table:table-cell table:style-name="ce65" office:value-type="string" calcext:value-type="string">
            <text:p>Place des enfants nantais</text:p>
          </table:table-cell>
          <table:table-cell table:style-name="ce65" table:number-columns-repeated="2"/>
          <table:table-cell table:style-name="ce65" office:value-type="string" calcext:value-type="string">
            <text:p>Place des Enfants Nantais</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RDV</text:p>
          </table:table-cell>
          <table:table-cell table:style-name="ce65" office:value-type="string" calcext:value-type="string">
            <text:p>06/02/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21/05/2016</text:p>
          </table:table-cell>
          <table:table-cell table:style-name="ce65" office:value-type="string" calcext:value-type="string">
            <text:p>09:00</text:p>
          </table:table-cell>
          <table:table-cell table:style-name="ce65" office:value-type="string" calcext:value-type="string">
            <text:p>13:00</text:p>
          </table:table-cell>
          <table:table-cell table:style-name="ce65" office:value-type="string" calcext:value-type="string">
            <text:p>15/10/2016</text:p>
          </table:table-cell>
          <table:table-cell table:style-name="ce65" office:value-type="string" calcext:value-type="string">
            <text:p>09:00</text:p>
          </table:table-cell>
          <table:table-cell table:style-name="ce65" office:value-type="string" calcext:value-type="string">
            <text:p>13:00</text:p>
          </table:table-cell>
          <table:table-cell table:style-name="ce65" table:number-columns-repeated="4"/>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287750306491 , -1.54288080522534]</text:p>
          </table:table-cell>
          <table:table-cell table:number-columns-repeated="3"/>
          <table:table-cell table:style-name="ce90" table:formula="of:=REMPLACEEMPLACEMENTTRISAC([.T120];[.B120];[.E120];[.H120])" office:value-type="string" office:string-value="" calcext:value-type="error">
            <text:p>#VALEUR !</text:p>
          </table:table-cell>
          <table:table-cell table:style-name="ce90" table:formula="of:=REMPLACEEMPLACEMENTTRISAC2([.T120];[.B120];[.E120];[.H120])" office:value-type="string" office:string-value="" calcext:value-type="error">
            <text:p>#VALEUR !</text:p>
          </table:table-cell>
          <table:table-cell table:style-name="ce91" table:formula="of:=REMPLACEHORAIRESTRISAC2([.I120];[.J120];[.K120];[.L120];[.M120];[.N120];[.O120];[.P120];[.Q120];[.B120];[.E120];[.H120])" office:value-type="string" office:string-value="" calcext:value-type="error">
            <text:p>#VALEUR !</text:p>
          </table:table-cell>
          <table:table-cell table:style-name="ce92" table:formula="of:=CONCATENATE(&quot;trisac,&quot;;UTILTRANSFORMEENMOTSCLES([.E120]))" office:value-type="string" office:string-value="" calcext:value-type="error">
            <text:p>#VALEUR !</text:p>
          </table:table-cell>
          <table:table-cell table:style-name="ce93" table:formula="of:=CONCATENATE(&quot;trisac_&quot;;[.A120])" office:value-type="string" office:string-value="trisac_120" calcext:value-type="string">
            <text:p>trisac_120</text:p>
          </table:table-cell>
          <table:table-cell office:value-type="string" calcext:value-type="string">
            <text:p><text:s/></text:p>
          </table:table-cell>
          <table:table-cell table:style-name="ce68" table:formula="of:=JSONTRISACS([.AF120];[.B120];[.C120];[.D120];[.E120];[.F120];[.G120];[.H120];[.T120];[.U120];[.V120];[.W120];[.X120];[.AD120];[.AA120])"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5</text:p>
          </table:table-cell>
          <table:table-cell table:style-name="ce65" office:value-type="string" calcext:value-type="string">
            <text:p>Boulangerie Rainard</text:p>
          </table:table-cell>
          <table:table-cell table:style-name="ce65" office:value-type="string" calcext:value-type="string">
            <text:p>Commerce</text:p>
          </table:table-cell>
          <table:table-cell table:style-name="ce65" office:value-type="float" office:value="3" calcext:value-type="float">
            <text:p>3</text:p>
          </table:table-cell>
          <table:table-cell table:style-name="ce65" office:value-type="string" calcext:value-type="string">
            <text:p>Route de Saint Joseph</text:p>
          </table:table-cell>
          <table:table-cell table:style-name="ce65" office:value-type="string" calcext:value-type="string">
            <text:p>Nantes Erdre</text:p>
          </table:table-cell>
          <table:table-cell table:style-name="ce65" office:value-type="string" calcext:value-type="string">
            <text:p>Saint-Donatien</text:p>
          </table:table-cell>
          <table:table-cell table:style-name="ce65" office:value-type="string" calcext:value-type="string">
            <text:p>PDIS</text:p>
          </table:table-cell>
          <table:table-cell table:style-name="ce65" table:number-columns-repeated="13"/>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349123885969 , -1.54129270631707]</text:p>
          </table:table-cell>
          <table:table-cell table:number-columns-repeated="3"/>
          <table:table-cell table:style-name="ce90" table:formula="of:=REMPLACEEMPLACEMENTTRISAC([.T121];[.B121];[.E121];[.H121])" office:value-type="string" office:string-value="" calcext:value-type="error">
            <text:p>#VALEUR !</text:p>
          </table:table-cell>
          <table:table-cell table:style-name="ce90" table:formula="of:=REMPLACEEMPLACEMENTTRISAC2([.T121];[.B121];[.E121];[.H121])" office:value-type="string" office:string-value="" calcext:value-type="error">
            <text:p>#VALEUR !</text:p>
          </table:table-cell>
          <table:table-cell table:style-name="ce91" table:formula="of:=REMPLACEHORAIRESTRISAC2([.I121];[.J121];[.K121];[.L121];[.M121];[.N121];[.O121];[.P121];[.Q121];[.B121];[.E121];[.H121])" office:value-type="string" office:string-value="" calcext:value-type="error">
            <text:p>#VALEUR !</text:p>
          </table:table-cell>
          <table:table-cell table:style-name="ce92" table:formula="of:=CONCATENATE(&quot;trisac,&quot;;UTILTRANSFORMEENMOTSCLES([.E121]))" office:value-type="string" office:string-value="" calcext:value-type="error">
            <text:p>#VALEUR !</text:p>
          </table:table-cell>
          <table:table-cell table:style-name="ce93" table:formula="of:=CONCATENATE(&quot;trisac_&quot;;[.A121])" office:value-type="string" office:string-value="trisac_115" calcext:value-type="string">
            <text:p>trisac_115</text:p>
          </table:table-cell>
          <table:table-cell office:value-type="string" calcext:value-type="string">
            <text:p><text:s/></text:p>
          </table:table-cell>
          <table:table-cell table:style-name="ce68" table:formula="of:=JSONTRISACS([.AF121];[.B121];[.C121];[.D121];[.E121];[.F121];[.G121];[.H121];[.T121];[.U121];[.V121];[.W121];[.X121];[.AD121];[.AA121])"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1</text:p>
          </table:table-cell>
          <table:table-cell table:style-name="ce65" office:value-type="string" calcext:value-type="string">
            <text:p>Carrefour Contact</text:p>
          </table:table-cell>
          <table:table-cell table:style-name="ce65" office:value-type="string" calcext:value-type="string">
            <text:p>Commerce</text:p>
          </table:table-cell>
          <table:table-cell table:style-name="ce65" office:value-type="float" office:value="1" calcext:value-type="float">
            <text:p>1</text:p>
          </table:table-cell>
          <table:table-cell table:style-name="ce65" office:value-type="string" calcext:value-type="string">
            <text:p>Boulevard des Professeurs Sourdille</text:p>
          </table:table-cell>
          <table:table-cell table:style-name="ce65" office:value-type="string" calcext:value-type="string">
            <text:p>Malakoff - Saint-Donatien</text:p>
          </table:table-cell>
          <table:table-cell table:style-name="ce65" office:value-type="string" calcext:value-type="string">
            <text:p>Saint-Donatien</text:p>
          </table:table-cell>
          <table:table-cell table:style-name="ce65" office:value-type="string" calcext:value-type="string">
            <text:p>PDIS</text:p>
          </table:table-cell>
          <table:table-cell table:style-name="ce65" table:number-columns-repeated="13"/>
          <table:table-cell table:style-name="ce65" office:value-type="float" office:value="44000" calcext:value-type="float">
            <text:p>44000</text:p>
          </table:table-cell>
          <table:table-cell table:style-name="ce65" office:value-type="string" calcext:value-type="string">
            <text:p>Nantes</text:p>
          </table:table-cell>
          <table:table-cell table:style-name="ce65" office:value-type="string" calcext:value-type="string">
            <text:p>[ 47.2350815675807 , -1.54727264614668]</text:p>
          </table:table-cell>
          <table:table-cell table:number-columns-repeated="3"/>
          <table:table-cell table:style-name="ce90" table:formula="of:=REMPLACEEMPLACEMENTTRISAC([.T122];[.B122];[.E122];[.H122])" office:value-type="string" office:string-value="" calcext:value-type="error">
            <text:p>#VALEUR !</text:p>
          </table:table-cell>
          <table:table-cell table:style-name="ce90" table:formula="of:=REMPLACEEMPLACEMENTTRISAC2([.T122];[.B122];[.E122];[.H122])" office:value-type="string" office:string-value="" calcext:value-type="error">
            <text:p>#VALEUR !</text:p>
          </table:table-cell>
          <table:table-cell table:style-name="ce91" table:formula="of:=REMPLACEHORAIRESTRISAC2([.I122];[.J122];[.K122];[.L122];[.M122];[.N122];[.O122];[.P122];[.Q122];[.B122];[.E122];[.H122])" office:value-type="string" office:string-value="" calcext:value-type="error">
            <text:p>#VALEUR !</text:p>
          </table:table-cell>
          <table:table-cell table:style-name="ce92" table:formula="of:=CONCATENATE(&quot;trisac,&quot;;UTILTRANSFORMEENMOTSCLES([.E122]))" office:value-type="string" office:string-value="" calcext:value-type="error">
            <text:p>#VALEUR !</text:p>
          </table:table-cell>
          <table:table-cell table:style-name="ce93" table:formula="of:=CONCATENATE(&quot;trisac_&quot;;[.A122])" office:value-type="string" office:string-value="trisac_111" calcext:value-type="string">
            <text:p>trisac_111</text:p>
          </table:table-cell>
          <table:table-cell office:value-type="string" calcext:value-type="string">
            <text:p><text:s/></text:p>
          </table:table-cell>
          <table:table-cell table:style-name="ce68" table:formula="of:=JSONTRISACS([.AF122];[.B122];[.C122];[.D122];[.E122];[.F122];[.G122];[.H122];[.T122];[.U122];[.V122];[.W122];[.X122];[.AD122];[.AA122])"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119</text:p>
          </table:table-cell>
          <table:table-cell table:style-name="ce65" office:value-type="string" calcext:value-type="string">
            <text:p>Rue des Roches Grises (Eglise Saint-Augustin)</text:p>
          </table:table-cell>
          <table:table-cell table:style-name="ce65" table:number-columns-repeated="2"/>
          <table:table-cell table:style-name="ce65" office:value-type="string" calcext:value-type="string">
            <text:p>Rue des Roches Grises</text:p>
          </table:table-cell>
          <table:table-cell table:style-name="ce65" office:value-type="string" calcext:value-type="string">
            <text:p>Nantes Erdre</text:p>
          </table:table-cell>
          <table:table-cell table:style-name="ce65" office:value-type="string" calcext:value-type="string">
            <text:p>Saint-Donatien</text:p>
          </table:table-cell>
          <table:table-cell table:style-name="ce65" office:value-type="string" calcext:value-type="string">
            <text:p>RDV</text:p>
          </table:table-cell>
          <table:table-cell table:style-name="ce65" office:value-type="string" calcext:value-type="string">
            <text:p>05/02/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20/05/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4/10/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38645194009 , -1.54504959881403]</text:p>
          </table:table-cell>
          <table:table-cell table:number-columns-repeated="3"/>
          <table:table-cell table:style-name="ce90" table:formula="of:=REMPLACEEMPLACEMENTTRISAC([.T123];[.B123];[.E123];[.H123])" office:value-type="string" office:string-value="" calcext:value-type="error">
            <text:p>#VALEUR !</text:p>
          </table:table-cell>
          <table:table-cell table:style-name="ce90" table:formula="of:=REMPLACEEMPLACEMENTTRISAC2([.T123];[.B123];[.E123];[.H123])" office:value-type="string" office:string-value="" calcext:value-type="error">
            <text:p>#VALEUR !</text:p>
          </table:table-cell>
          <table:table-cell table:style-name="ce91" table:formula="of:=REMPLACEHORAIRESTRISAC2([.I123];[.J123];[.K123];[.L123];[.M123];[.N123];[.O123];[.P123];[.Q123];[.B123];[.E123];[.H123])" office:value-type="string" office:string-value="" calcext:value-type="error">
            <text:p>#VALEUR !</text:p>
          </table:table-cell>
          <table:table-cell table:style-name="ce92" table:formula="of:=CONCATENATE(&quot;trisac,&quot;;UTILTRANSFORMEENMOTSCLES([.E123]))" office:value-type="string" office:string-value="" calcext:value-type="error">
            <text:p>#VALEUR !</text:p>
          </table:table-cell>
          <table:table-cell table:style-name="ce93" table:formula="of:=CONCATENATE(&quot;trisac_&quot;;[.A123])" office:value-type="string" office:string-value="trisac_119" calcext:value-type="string">
            <text:p>trisac_119</text:p>
          </table:table-cell>
          <table:table-cell office:value-type="string" calcext:value-type="string">
            <text:p><text:s/></text:p>
          </table:table-cell>
          <table:table-cell table:style-name="ce68" table:formula="of:=JSONTRISACS([.AF123];[.B123];[.C123];[.D123];[.E123];[.F123];[.G123];[.H123];[.T123];[.U123];[.V123];[.W123];[.X123];[.AD123];[.AA123])" office:value-type="string" office:string-value="" calcext:value-type="error">
            <text:p>#VALEUR !</text:p>
          </table:table-cell>
          <table:table-cell office:value-type="string" calcext:value-type="string">
            <text:p><text:s/></text:p>
          </table:table-cell>
        </table:table-row>
        <table:table-row table:style-name="ro54">
          <table:table-cell table:style-name="ce65" office:value-type="string" calcext:value-type="string">
            <text:p>54</text:p>
          </table:table-cell>
          <table:table-cell table:style-name="ce65" office:value-type="string" calcext:value-type="string">
            <text:p>Place du Commandant Cousteau</text:p>
          </table:table-cell>
          <table:table-cell table:style-name="ce65" table:number-columns-repeated="2"/>
          <table:table-cell table:style-name="ce65" office:value-type="string" calcext:value-type="string">
            <text:p>Place du Commandant Cousteau</text:p>
          </table:table-cell>
          <table:table-cell table:style-name="ce65" office:value-type="string" calcext:value-type="string">
            <text:p>Doulon - Bottière</text:p>
          </table:table-cell>
          <table:table-cell table:style-name="ce65" office:value-type="string" calcext:value-type="string">
            <text:p>Erdre/Bottière/Ranzay/Perray</text:p>
          </table:table-cell>
          <table:table-cell table:style-name="ce65" office:value-type="string" calcext:value-type="string">
            <text:p>RDV</text:p>
          </table:table-cell>
          <table:table-cell table:style-name="ce65" office:value-type="string" calcext:value-type="string">
            <text:p>03/03/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02/06/2016</text:p>
          </table:table-cell>
          <table:table-cell table:style-name="ce65" office:value-type="string" calcext:value-type="string">
            <text:p>14:30</text:p>
          </table:table-cell>
          <table:table-cell table:style-name="ce65" office:value-type="string" calcext:value-type="string">
            <text:p>19:00</text:p>
          </table:table-cell>
          <table:table-cell table:style-name="ce65" office:value-type="string" calcext:value-type="string">
            <text:p>17/11/2016</text:p>
          </table:table-cell>
          <table:table-cell table:style-name="ce65" office:value-type="string" calcext:value-type="string">
            <text:p>14:30</text:p>
          </table:table-cell>
          <table:table-cell table:style-name="ce65" office:value-type="string" calcext:value-type="string">
            <text:p>19:00</text:p>
          </table:table-cell>
          <table:table-cell table:style-name="ce65" table:number-columns-repeated="4"/>
          <table:table-cell table:style-name="ce65" office:value-type="float" office:value="44300" calcext:value-type="float">
            <text:p>44300</text:p>
          </table:table-cell>
          <table:table-cell table:style-name="ce65" office:value-type="string" calcext:value-type="string">
            <text:p>Nantes</text:p>
          </table:table-cell>
          <table:table-cell table:style-name="ce65" office:value-type="string" calcext:value-type="string">
            <text:p>[ 47.2401034784519 , -1.51309028430617]</text:p>
          </table:table-cell>
          <table:table-cell table:number-columns-repeated="3"/>
          <table:table-cell table:style-name="ce90" table:formula="of:=REMPLACEEMPLACEMENTTRISAC([.T124];[.B124];[.E124];[.H124])" office:value-type="string" office:string-value="" calcext:value-type="error">
            <text:p>#VALEUR !</text:p>
          </table:table-cell>
          <table:table-cell table:style-name="ce90" table:formula="of:=REMPLACEEMPLACEMENTTRISAC2([.T124];[.B124];[.E124];[.H124])" office:value-type="string" office:string-value="" calcext:value-type="error">
            <text:p>#VALEUR !</text:p>
          </table:table-cell>
          <table:table-cell table:style-name="ce91" table:formula="of:=REMPLACEHORAIRESTRISAC2([.I124];[.J124];[.K124];[.L124];[.M124];[.N124];[.O124];[.P124];[.Q124];[.B124];[.E124];[.H124])" office:value-type="string" office:string-value="" calcext:value-type="error">
            <text:p>#VALEUR !</text:p>
          </table:table-cell>
          <table:table-cell table:style-name="ce92" table:formula="of:=CONCATENATE(&quot;trisac,&quot;;UTILTRANSFORMEENMOTSCLES([.E124]))" office:value-type="string" office:string-value="" calcext:value-type="error">
            <text:p>#VALEUR !</text:p>
          </table:table-cell>
          <table:table-cell table:style-name="ce93" table:formula="of:=CONCATENATE(&quot;trisac_&quot;;[.A124])" office:value-type="string" office:string-value="trisac_54" calcext:value-type="string">
            <text:p>trisac_54</text:p>
          </table:table-cell>
          <table:table-cell office:value-type="string" calcext:value-type="string">
            <text:p><text:s/></text:p>
          </table:table-cell>
          <table:table-cell table:style-name="ce68" table:formula="of:=JSONTRISACS([.AF124];[.B124];[.C124];[.D124];[.E124];[.F124];[.G124];[.H124];[.T124];[.U124];[.V124];[.W124];[.X124];[.AD124];[.AA124])" office:value-type="string" office:string-value="" calcext:value-type="error">
            <text:p>#VALEUR !</text:p>
          </table:table-cell>
          <table:table-cell office:value-type="string" calcext:value-type="string">
            <text:p><text:s/></text:p>
          </table:table-cell>
        </table:table-row>
        <table:table-row table:style-name="ro26">
          <table:table-cell table:number-columns-repeated="8"/>
          <table:table-cell table:style-name="ce89" table:number-columns-repeated="9"/>
          <table:table-cell table:number-columns-repeated="18"/>
        </table:table-row>
        <table:table-row table:style-name="ro26">
          <table:table-cell table:number-columns-repeated="8"/>
          <table:table-cell table:style-name="ce89" table:number-columns-repeated="12"/>
          <table:table-cell table:number-columns-repeated="15"/>
        </table:table-row>
        <table:table-row table:style-name="ro26">
          <table:table-cell table:number-columns-repeated="8"/>
          <table:table-cell table:style-name="ce89" table:number-columns-repeated="6"/>
          <table:table-cell table:number-columns-repeated="21"/>
        </table:table-row>
        <table:table-row table:style-name="ro26" table:number-rows-repeated="2">
          <table:table-cell table:number-columns-repeated="35"/>
        </table:table-row>
        <table:table-row table:style-name="ro48" table:number-rows-repeated="1048446">
          <table:table-cell table:number-columns-repeated="35"/>
        </table:table-row>
        <table:table-row table:style-name="ro48">
          <table:table-cell table:number-columns-repeated="35"/>
        </table:table-row>
        <calcext:conditional-formats>
          <calcext:conditional-format calcext:target-range-address="Trisac.AD5:Trisac.AF124">
            <calcext:condition calcext:apply-style-name="rouge" calcext:value="formula-is(TESTHORAIRES([.BG9])=0)" calcext:base-cell-address="Trisac.AD5"/>
          </calcext:conditional-format>
        </calcext:conditional-formats>
      </table:table>
      <table:table table:name="Structures" table:style-name="ta1" table:print="false">
        <office:forms form:automatic-focus="false" form:apply-design-mode="false"/>
        <table:table-column table:style-name="co181" table:default-cell-style-name="Default"/>
        <table:table-column table:style-name="co183" table:default-cell-style-name="Default"/>
        <table:table-column table:style-name="co184" table:default-cell-style-name="Default"/>
        <table:table-column table:style-name="co69" table:default-cell-style-name="Default"/>
        <table:table-column table:style-name="co185" table:default-cell-style-name="Default"/>
        <table:table-column table:style-name="co4" table:default-cell-style-name="Default"/>
        <table:table-row table:style-name="ro26">
          <table:table-cell table:number-columns-repeated="3"/>
          <table:table-cell office:value-type="string" calcext:value-type="string">
            <text:p><text:s/></text:p>
          </table:table-cell>
          <table:table-cell table:number-columns-repeated="2"/>
        </table:table-row>
        <table:table-row table:style-name="ro25">
          <table:table-cell/>
          <table:table-cell table:style-name="ce147"/>
          <table:table-cell office:value-type="string" calcext:value-type="string">
            <text:p>Type vaut « label_xxx » et modesCollecte"<text:span text:style-name="T6"> : </text:span>"modco_distrisac"</text:p>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office:value-type="string" calcext:value-type="string">
            <text:p><text:s/></text:p>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office:value-type="string" calcext:value-type="string">
            <text:p>// 1 – Reemploi</text:p>
          </table:table-cell>
          <table:table-cell/>
          <table:table-cell office:value-type="string" calcext:value-type="string">
            <text:p><text:s/></text:p>
          </table:table-cell>
          <table:table-cell table:number-columns-repeated="2"/>
        </table:table-row>
        <table:table-row table:style-name="ro26">
          <table:table-cell/>
          <table:table-cell table:style-name="ce147" office:value-type="string" calcext:value-type="string">
            <text:p>// 2 – Decheteries</text:p>
          </table:table-cell>
          <table:table-cell/>
          <table:table-cell office:value-type="string" calcext:value-type="string">
            <text:p><text:s/></text:p>
          </table:table-cell>
          <table:table-cell table:number-columns-repeated="2"/>
        </table:table-row>
        <table:table-row table:style-name="ro26">
          <table:table-cell/>
          <table:table-cell table:style-name="ce147" office:value-type="string" calcext:value-type="string">
            <text:p>// 3 - Colonnes enterrees</text:p>
          </table:table-cell>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office:value-type="string" calcext:value-type="string">
            <text:p>// 3 - Colonnes aeriennes</text:p>
          </table:table-cell>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78">
          <table:table-cell/>
          <table:table-cell table:style-name="ce212" office:value-type="string" calcext:value-type="string">
            <text:p>old_ReemploiModifie</text:p>
          </table:table-cell>
          <table:table-cell table:style-name="ce213" office:value-type="string" calcext:value-type="string">
            <text:p><text:span text:style-name="T8">var</text:span><text:span text:style-name="T9"> _structuresDatas = [</text:span></text:p>
          </table:table-cell>
          <table:table-cell/>
          <table:table-cell table:style-name="ce214" table:formula="of:=GETHASHSTRUCTURES()" office:value-type="string" office:string-value="" calcext:value-type="error">
            <text:p>#VALEUR !</text:p>
          </table:table-cell>
          <table:table-cell office:value-type="string" calcext:value-type="string">
            <text:p><text:s/></text:p>
          </table:table-cell>
        </table:table-row>
        <table:table-row table:style-name="ro26">
          <table:table-cell/>
          <table:table-cell table:style-name="ce212" office:value-type="string" calcext:value-type="string">
            <text:p>ReemploiAjouts</text:p>
          </table:table-cell>
          <table:table-cell table:style-name="ce186" table:formula="of:=UTILCONCATPLAGE([StructuresReemploi.AC2:.AC60])" office:value-type="string" office:string-value="" calcext:value-type="error">
            <text:p>#VALEUR !</text:p>
          </table:table-cell>
          <table:table-cell office:value-type="string" calcext:value-type="string">
            <text:p><text:s/></text:p>
          </table:table-cell>
          <table:table-cell table:number-columns-repeated="2"/>
        </table:table-row>
        <table:table-row table:style-name="ro26">
          <table:table-cell/>
          <table:table-cell table:style-name="ce212" office:value-type="string" calcext:value-type="string">
            <text:p>VenteVrac</text:p>
          </table:table-cell>
          <table:table-cell table:style-name="ce186" table:formula="of:=UTILCONCATPLAGE([VenteVrac.AO5:.AO21])" office:value-type="string" office:string-value="" calcext:value-type="error">
            <text:p>#VALEUR !</text:p>
          </table:table-cell>
          <table:table-cell office:value-type="string" calcext:value-type="string">
            <text:p><text:s/></text:p>
          </table:table-cell>
          <table:table-cell table:style-name="ce215" table:formula="of:=GETHASHTRISACS(&quot;_hashTrisacsDatas&quot;;3;3141;&quot;ADomicile&quot;;&quot;Y&quot;;2; 22;&quot;ADomHorsNantes&quot;;&quot;B&quot;)" office:value-type="string" office:string-value="" calcext:value-type="error">
            <text:p>#VALEUR !</text:p>
          </table:table-cell>
          <table:table-cell office:value-type="string" calcext:value-type="string">
            <text:p><text:s/></text:p>
          </table:table-cell>
        </table:table-row>
        <table:table-row table:style-name="ro26">
          <table:table-cell/>
          <table:table-cell table:style-name="ce212" office:value-type="string" calcext:value-type="string">
            <text:p>DecheterieEcopoint</text:p>
          </table:table-cell>
          <table:table-cell table:style-name="ce186" table:formula="of:=UTILCONCATPLAGE([DecheterieEcopoint.AK2:.AK17])" office:value-type="string" office:string-value="" calcext:value-type="error">
            <text:p>#VALEUR !</text:p>
          </table:table-cell>
          <table:table-cell office:value-type="string" calcext:value-type="string">
            <text:p><text:s/></text:p>
          </table:table-cell>
          <table:table-cell table:number-columns-repeated="2"/>
        </table:table-row>
        <table:table-row table:style-name="ro26">
          <table:table-cell/>
          <table:table-cell table:style-name="ce147" office:value-type="string" calcext:value-type="string">
            <text:p>// 6 – Encombrant</text:p>
          </table:table-cell>
          <table:table-cell table:style-name="ce186" table:formula="of:=UTILCONCATPLAGE([Encombrants.N44:.N45])" office:value-type="string" office:string-value="" calcext:value-type="error">
            <text:p>#VALEUR !</text:p>
          </table:table-cell>
          <table:table-cell office:value-type="string" calcext:value-type="string">
            <text:p><text:s/></text:p>
          </table:table-cell>
          <table:table-cell table:number-columns-repeated="2"/>
        </table:table-row>
        <table:table-row table:style-name="ro26">
          <table:table-cell/>
          <table:table-cell table:style-name="ce147" office:value-type="string" calcext:value-type="string">
            <text:p>// 7 - Distrisacs</text:p>
          </table:table-cell>
          <table:table-cell table:style-name="ce186" table:formula="of:=UTILCONCATPLAGE([Trisac.AH5:.AH124])" office:value-type="string" office:string-value="" calcext:value-type="error">
            <text:p>#VALEUR !</text:p>
          </table:table-cell>
          <table:table-cell office:value-type="string" calcext:value-type="string">
            <text:p><text:s/></text:p>
          </table:table-cell>
          <table:table-cell table:number-columns-repeated="2"/>
        </table:table-row>
        <table:table-row table:style-name="ro26">
          <table:table-cell table:number-columns-repeated="2"/>
          <table:table-cell table:style-name="ce186" office:value-type="string" calcext:value-type="string">
            <text:p>{}</text:p>
          </table:table-cell>
          <table:table-cell office:value-type="string" calcext:value-type="string">
            <text:p><text:s/></text:p>
          </table:table-cell>
          <table:table-cell table:number-columns-repeated="2"/>
        </table:table-row>
        <table:table-row table:style-name="ro26">
          <table:table-cell table:number-columns-repeated="2"/>
          <table:table-cell table:style-name="ce186" office:value-type="string" calcext:value-type="string">
            <text:p>]</text:p>
          </table:table-cell>
          <table:table-cell office:value-type="string" calcext:value-type="string">
            <text:p><text:s/></text:p>
          </table:table-cell>
          <table:table-cell table:number-columns-repeated="2"/>
        </table:table-row>
        <table:table-row table:style-name="ro26">
          <table:table-cell table:number-columns-repeated="3"/>
          <table:table-cell office:value-type="string" calcext:value-type="string">
            <text:p><text:s/></text:p>
          </table:table-cell>
          <table:table-cell table:number-columns-repeated="2"/>
        </table:table-row>
        <table:table-row table:style-name="ro26">
          <table:table-cell table:number-columns-repeated="3"/>
          <table:table-cell office:value-type="string" calcext:value-type="string">
            <text:p><text:s/></text:p>
          </table:table-cell>
          <table:table-cell/>
          <table:table-cell office:value-type="string" calcext:value-type="string">
            <text:p>JsonStructuresAjout</text:p>
          </table:table-cell>
        </table:table-row>
        <table:table-row table:style-name="ro26">
          <table:table-cell/>
          <table:table-cell table:style-name="ce212"/>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table-cell/>
          <table:table-cell table:style-name="ce147"/>
          <table:table-cell/>
          <table:table-cell office:value-type="string" calcext:value-type="string">
            <text:p><text:s/></text:p>
          </table:table-cell>
          <table:table-cell table:number-columns-repeated="2"/>
        </table:table-row>
        <table:table-row table:style-name="ro26" table:number-rows-repeated="5">
          <table:table-cell table:number-columns-repeated="6"/>
        </table:table-row>
        <table:table-row table:style-name="ro26">
          <table:table-cell table:number-columns-repeated="3"/>
          <table:table-cell office:value-type="string" calcext:value-type="string">
            <text:p><text:s/></text:p>
          </table:table-cell>
          <table:table-cell table:number-columns-repeated="2"/>
        </table:table-row>
        <table:table-row table:style-name="ro26" table:number-rows-repeated="15">
          <table:table-cell table:number-columns-repeated="6"/>
        </table:table-row>
        <table:table-row table:style-name="ro48" table:number-rows-repeated="2">
          <table:table-cell table:number-columns-repeated="6"/>
        </table:table-row>
        <table:table-row table:style-name="ro26">
          <table:table-cell table:number-columns-repeated="6"/>
        </table:table-row>
        <table:table-row table:style-name="ro48" table:number-rows-repeated="13">
          <table:table-cell table:number-columns-repeated="6"/>
        </table:table-row>
        <table:table-row table:style-name="ro26">
          <table:table-cell table:number-columns-repeated="6"/>
        </table:table-row>
        <table:table-row table:style-name="ro48" table:number-rows-repeated="32">
          <table:table-cell table:number-columns-repeated="6"/>
        </table:table-row>
        <table:table-row table:style-name="ro26">
          <table:table-cell table:number-columns-repeated="6"/>
        </table:table-row>
        <table:table-row table:style-name="ro48" table:number-rows-repeated="19">
          <table:table-cell table:number-columns-repeated="6"/>
        </table:table-row>
        <table:table-row table:style-name="ro26">
          <table:table-cell table:number-columns-repeated="6"/>
        </table:table-row>
        <table:table-row table:style-name="ro48" table:number-rows-repeated="5">
          <table:table-cell table:number-columns-repeated="6"/>
        </table:table-row>
        <table:table-row table:style-name="ro26">
          <table:table-cell table:number-columns-repeated="6"/>
        </table:table-row>
        <table:table-row table:style-name="ro48">
          <table:table-cell table:number-columns-repeated="6"/>
        </table:table-row>
        <table:table-row table:style-name="ro26" table:number-rows-repeated="2">
          <table:table-cell table:number-columns-repeated="6"/>
        </table:table-row>
        <table:table-row table:style-name="ro48">
          <table:table-cell table:number-columns-repeated="6"/>
        </table:table-row>
        <table:table-row table:style-name="ro26">
          <table:table-cell table:number-columns-repeated="6"/>
        </table:table-row>
        <table:table-row table:style-name="ro48" table:number-rows-repeated="1048435">
          <table:table-cell table:number-columns-repeated="6"/>
        </table:table-row>
        <table:table-row table:style-name="ro48">
          <table:table-cell table:number-columns-repeated="6"/>
        </table:table-row>
      </table:table>
      <table:table table:name="Dico" table:style-name="ta1">
        <office:forms form:automatic-focus="false" form:apply-design-mode="false"/>
        <table:table-column table:style-name="co4" table:number-columns-repeated="2" table:default-cell-style-name="Default"/>
        <table:table-column table:style-name="co186" table:default-cell-style-name="Default"/>
        <table:table-column table:style-name="co187" table:default-cell-style-name="Default"/>
        <table:table-column table:style-name="co188" table:default-cell-style-name="Default"/>
        <table:table-column table:style-name="co4" table:default-cell-style-name="Default"/>
        <table:table-row table:style-name="ro48">
          <table:table-cell table:number-columns-repeated="6"/>
        </table:table-row>
        <table:table-row table:style-name="ro26">
          <table:table-cell table:number-columns-repeated="3"/>
          <table:table-cell table:style-name="ce216" office:value-type="string" calcext:value-type="string">
            <text:p>structures_fr.json</text:p>
          </table:table-cell>
          <table:table-cell table:style-name="ce216" office:value-type="string" calcext:value-type="string">
            <text:p>structures_en.json</text:p>
          </table:table-cell>
          <table:table-cell office:value-type="string" calcext:value-type="string">
            <text:p><text:s/></text:p>
          </table:table-cell>
        </table:table-row>
        <table:table-row table:style-name="ro26">
          <table:table-cell table:number-columns-repeated="3"/>
          <table:table-cell table:style-name="ce217" office:value-type="string" calcext:value-type="string">
            <text:p>{</text:p>
          </table:table-cell>
          <table:table-cell table:style-name="ce219" office:value-type="string" calcext:value-type="string">
            <text:p>{</text:p>
          </table:table-cell>
          <table:table-cell office:value-type="string" calcext:value-type="string">
            <text:p><text:s/></text:p>
          </table:table-cell>
        </table:table-row>
        <table:table-row table:style-name="ro26">
          <table:table-cell/>
          <table:table-cell office:value-type="string" calcext:value-type="string">
            <text:p>StructuresReemploi</text:p>
          </table:table-cell>
          <table:table-cell office:value-type="string" calcext:value-type="string">
            <text:p>descr</text:p>
          </table:table-cell>
          <table:table-cell table:style-name="ce218" table:formula="of:=GETTRADUCTION([.B4];&quot;B&quot;;&quot;E&quot;;2;60;[.A4];[.C4])" office:value-type="string" office:string-value="" calcext:value-type="error">
            <text:p>#VALEUR !</text:p>
          </table:table-cell>
          <table:table-cell table:style-name="ce220" table:formula="of:=GETTRADUCTION([.B5];&quot;B&quot;;&quot;F&quot;;2;60;[.A4];[.C4])" office:value-type="string" office:string-value="" calcext:value-type="error">
            <text:p>#VALEUR !</text:p>
          </table:table-cell>
          <table:table-cell office:value-type="string" calcext:value-type="string">
            <text:p><text:s/></text:p>
          </table:table-cell>
        </table:table-row>
        <table:table-row table:style-name="ro26">
          <table:table-cell/>
          <table:table-cell office:value-type="string" calcext:value-type="string">
            <text:p>StructuresReemploi</text:p>
          </table:table-cell>
          <table:table-cell office:value-type="string" calcext:value-type="string">
            <text:p>mots_cles</text:p>
          </table:table-cell>
          <table:table-cell table:style-name="ce218" table:formula="of:=GETTRADUCTION([.B5];&quot;B&quot;;&quot;R&quot;;2;60;[.A5];[.C5])" office:value-type="string" office:string-value="" calcext:value-type="error">
            <text:p>#VALEUR !</text:p>
          </table:table-cell>
          <table:table-cell table:style-name="ce220" table:formula="of:=GETTRADUCTION([.B4];&quot;B&quot;;&quot;S&quot;;2;30;[.A4];[.C4])" office:value-type="string" office:string-value="" calcext:value-type="error">
            <text:p>#VALEUR !</text:p>
          </table:table-cell>
          <table:table-cell office:value-type="string" calcext:value-type="string">
            <text:p><text:s/></text:p>
          </table:table-cell>
        </table:table-row>
        <table:table-row table:style-name="ro26">
          <table:table-cell/>
          <table:table-cell office:value-type="string" calcext:value-type="string">
            <text:p>VenteVrac</text:p>
          </table:table-cell>
          <table:table-cell office:value-type="string" calcext:value-type="string">
            <text:p>descr</text:p>
          </table:table-cell>
          <table:table-cell table:style-name="ce218" table:formula="of:=GETTRADUCTION([.B6];&quot;A&quot;;&quot;AA&quot;;5;21;[.A6];[.C6])" office:value-type="string" office:string-value="" calcext:value-type="error">
            <text:p>#VALEUR !</text:p>
          </table:table-cell>
          <table:table-cell table:style-name="ce220" table:formula="of:=GETTRADUCTION([.B7];&quot;A&quot;;&quot;AJ&quot;;5;21;[.A6];[.C6])" office:value-type="string" office:string-value="" calcext:value-type="error">
            <text:p>#VALEUR !</text:p>
          </table:table-cell>
          <table:table-cell office:value-type="string" calcext:value-type="string">
            <text:p><text:s/></text:p>
          </table:table-cell>
        </table:table-row>
        <table:table-row table:style-name="ro26">
          <table:table-cell/>
          <table:table-cell office:value-type="string" calcext:value-type="string">
            <text:p>VenteVrac</text:p>
          </table:table-cell>
          <table:table-cell office:value-type="string" calcext:value-type="string">
            <text:p>mots_cles</text:p>
          </table:table-cell>
          <table:table-cell table:style-name="ce218" table:formula="of:=GETTRADUCTION([.B7];&quot;A&quot;;&quot;Y&quot;;5;21;[.A7];[.C7])" office:value-type="string" office:string-value="" calcext:value-type="error">
            <text:p>#VALEUR !</text:p>
          </table:table-cell>
          <table:table-cell table:style-name="ce220" table:formula="of:=GETTRADUCTION([.B6];&quot;A&quot;;&quot;AI&quot;;5;21;[.A6];[.C6])" office:value-type="string" office:string-value="" calcext:value-type="error">
            <text:p>#VALEUR !</text:p>
          </table:table-cell>
          <table:table-cell office:value-type="string" calcext:value-type="string">
            <text:p><text:s/></text:p>
          </table:table-cell>
        </table:table-row>
        <table:table-row table:style-name="ro26">
          <table:table-cell/>
          <table:table-cell office:value-type="string" calcext:value-type="string">
            <text:p>DecheterieEcopoint</text:p>
          </table:table-cell>
          <table:table-cell office:value-type="string" calcext:value-type="string">
            <text:p>descr</text:p>
          </table:table-cell>
          <table:table-cell table:style-name="ce218" table:formula="of:=GETTRADUCTION([.B8];&quot;A&quot;;&quot;L&quot;;2;17;[.A8];[.C8])" office:value-type="string" office:string-value="" calcext:value-type="error">
            <text:p>#VALEUR !</text:p>
          </table:table-cell>
          <table:table-cell table:style-name="ce220" table:formula="of:=GETTRADUCTION([.B8];&quot;A&quot;;&quot;AF&quot;;2;17;[.A8];[.C8])" office:value-type="string" office:string-value="" calcext:value-type="error">
            <text:p>#VALEUR !</text:p>
          </table:table-cell>
          <table:table-cell office:value-type="string" calcext:value-type="string">
            <text:p><text:s/></text:p>
          </table:table-cell>
        </table:table-row>
        <table:table-row table:style-name="ro26">
          <table:table-cell table:number-columns-repeated="3"/>
          <table:table-cell table:style-name="ce218" office:value-type="string" calcext:value-type="string">
            <text:p>"a":"b"</text:p>
          </table:table-cell>
          <table:table-cell table:style-name="ce220" office:value-type="string" calcext:value-type="string">
            <text:p>"a":"b"</text:p>
          </table:table-cell>
          <table:table-cell office:value-type="string" calcext:value-type="string">
            <text:p><text:s/></text:p>
          </table:table-cell>
        </table:table-row>
        <table:table-row table:style-name="ro26">
          <table:table-cell table:number-columns-repeated="3"/>
          <table:table-cell table:style-name="ce218" office:value-type="string" calcext:value-type="string">
            <text:p>}</text:p>
          </table:table-cell>
          <table:table-cell table:style-name="ce220" office:value-type="string" calcext:value-type="string">
            <text:p>}</text:p>
          </table:table-cell>
          <table:table-cell office:value-type="string" calcext:value-type="string">
            <text:p><text:s/></text:p>
          </table:table-cell>
        </table:table-row>
        <table:table-row table:style-name="ro26" table:number-rows-repeated="2">
          <table:table-cell table:number-columns-repeated="6"/>
        </table:table-row>
        <table:table-row table:style-name="ro48" table:number-rows-repeated="1048556">
          <table:table-cell table:number-columns-repeated="6"/>
        </table:table-row>
        <table:table-row table:style-name="ro48">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90P0" style:volatile="true">
      <loext:fill-character> </loext:fill-character>
      <number:number number:decimal-places="0" loext:min-decimal-places="0" number:min-integer-digits="1" number:grouping="true"/>
      <number:text>    </number:text>
    </number:number-style>
    <number:number-style style:name="N190P1" style:volatile="true">
      <loext:fill-character> </loext:fill-character>
      <number:number number:decimal-places="0" loext:min-decimal-places="0" number:min-integer-digits="1" number:grouping="true"/>
      <number:text>    </number:text>
    </number:number-style>
    <number:number-style style:name="N190P2" style:volatile="true">
      <loext:fill-character> </loext:fill-character>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3P0" style:volatile="true">
      <loext:fill-character> </loext:fill-character>
      <number:number number:decimal-places="0" loext:min-decimal-places="0" number:min-integer-digits="1" number:grouping="true"/>
      <number:text> € </number:text>
    </number:number-style>
    <number:number-style style:name="N193P1" style:volatile="true">
      <loext:fill-character> </loext:fill-character>
      <number:number number:decimal-places="0" loext:min-decimal-places="0" number:min-integer-digits="1" number:grouping="true"/>
      <number:text> € </number:text>
    </number:number-style>
    <number:number-style style:name="N193P2" style:volatile="true">
      <loext:fill-character> </loext:fill-character>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6P0" style:volatile="true">
      <loext:fill-character> </loext:fill-character>
      <number:number number:decimal-places="2" loext:min-decimal-places="2" number:min-integer-digits="1" number:grouping="true"/>
      <number:text>    </number:text>
    </number:number-style>
    <number:number-style style:name="N196P1" style:volatile="true">
      <loext:fill-character> </loext:fill-character>
      <number:number number:decimal-places="2" loext:min-decimal-places="2"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fill-character> </loext:fill-character>
      <number:number number:decimal-places="2" loext:min-decimal-places="2" number:min-integer-digits="1" number:grouping="true"/>
      <number:text> € </number:text>
    </number:number-style>
    <number:number-style style:name="N199P1" style:volatile="true">
      <loext:fill-character> </loext:fill-character>
      <number:number number:decimal-places="2" loext:min-decimal-places="2" number:min-integer-digits="1" number:grouping="true"/>
      <number:text> € </number:text>
    </number:number-style>
    <number:number-style style:name="N199P2" style:volatile="true">
      <loext:fill-character> </loext:fill-character>
      <number:text>-</number:text>
      <number:number number:decimal-places="0" loext:min-decimal-places="0" number:min-integer-digits="0"/>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0" loext:min-decimal-places="0" number:min-integer-digits="1" number:grouping="true"/>
      <number:text> </number:text>
    </number:number-style>
    <number:number-style style:name="N203P1" style:volatile="true">
      <loext:fill-character> </loext:fill-character>
      <number:text>(</number:text>
      <number:number number:decimal-places="0" loext:min-decimal-places="0" number:min-integer-digits="1" number:grouping="true"/>
      <number:text>)</number:text>
    </number:number-style>
    <number:number-style style:name="N203P2" style:volatile="true">
      <loext:fill-character> </loext:fill-character>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fill-character> </loext:fill-character>
      <number:number number:decimal-places="2" loext:min-decimal-places="2" number:min-integer-digits="1" number:grouping="true"/>
      <number:text> </number:text>
    </number:number-style>
    <number:number-style style:name="N207P1" style:volatile="true">
      <loext:fill-character> </loext:fill-character>
      <number:text>(</number:text>
      <number:number number:decimal-places="2" loext:min-decimal-places="2" number:min-integer-digits="1" number:grouping="true"/>
      <number:text>)</number:text>
    </number:number-style>
    <number:number-style style:name="N207P2" style:volatile="true">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loext:min-decimal-places="1" number:min-integer-digits="1" number:min-exponent-digits="1" loext:exponent-interval="1" loext:forced-exponent-sign="true"/>
    </number:number-style>
    <number:number-style style:name="N209">
      <number:text>$ </number:text>
      <number:number number:decimal-places="2" loext:min-decimal-places="2" number:min-integer-digits="1" number:grouping="true"/>
      <number:text> </number:text>
    </number:number-style>
    <number:number-style style:name="N210">
      <number:text>$ (</number:text>
      <number:number number:decimal-places="2" loext:min-decimal-places="2" number:min-integer-digits="1" number:grouping="true"/>
      <number:text>)</number:text>
    </number:number-style>
    <number:number-style style:name="N211">
      <number:text>$- </number:text>
    </number:number-style>
    <number:number-style style:name="N212P0" style:volatile="true">
      <number:text>$ </number:text>
      <number:number number:decimal-places="2" loext:min-decimal-places="2" number:min-integer-digits="1" number:grouping="true"/>
      <number:text> </number:text>
    </number:number-style>
    <number:number-style style:name="N212P1" style:volatile="true">
      <number:text>$ (</number:text>
      <number:number number:decimal-places="2" loext:min-decimal-places="2" number:min-integer-digits="1" number:grouping="true"/>
      <number:text>)</number:text>
    </number:number-style>
    <number:number-style style:name="N212P2" style:volatile="true">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3">
      <number:text>$ </number:text>
      <number:number number:decimal-places="0" loext:min-decimal-places="0" number:min-integer-digits="1"/>
      <number:text> </number:text>
    </number:number-style>
    <number:number-style style:name="N214">
      <number:text>$ (</number:text>
      <number:number number:decimal-places="0" loext:min-decimal-places="0" number:min-integer-digits="1"/>
      <number:text>)</number:text>
    </number:number-style>
    <number:number-style style:name="N215P0" style:volatile="true">
      <number:text>$ </number:text>
      <number:number number:decimal-places="0" loext:min-decimal-places="0" number:min-integer-digits="1"/>
      <number:text> </number:text>
    </number:number-style>
    <number:number-style style:name="N215P1" style:volatile="true">
      <number:text>$ (</number:text>
      <number:number number:decimal-places="0" loext:min-decimal-places="0" number:min-integer-digits="1"/>
      <number:text>)</number:text>
    </number:number-style>
    <number:number-style style:name="N215P2" style:volatile="true">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6">
      <number:number number:decimal-places="0" loext:min-decimal-places="0" number:min-integer-digits="1"/>
      <number:text> </number:text>
    </number:number-style>
    <number:number-style style:name="N217">
      <number:text>  (</number:text>
      <number:number number:decimal-places="0" loext:min-decimal-places="0" number:min-integer-digits="1"/>
      <number:text>)</number:text>
    </number:number-style>
    <number:number-style style:name="N218P0" style:volatile="true">
      <number:number number:decimal-places="0" loext:min-decimal-places="0" number:min-integer-digits="1"/>
      <number:text> </number:text>
    </number:number-style>
    <number:number-style style:name="N218P1" style:volatile="true">
      <number:text>  (</number:text>
      <number:number number:decimal-places="0" loext:min-decimal-places="0" number:min-integer-digits="1"/>
      <number:text>)</number:text>
    </number:number-style>
    <number:number-style style:name="N218P2" style:volatile="true">
      <number:text> -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currency-style style:name="N219P0" style:volatile="true">
      <number:number number:decimal-places="2" loext:min-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1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currency-style style:name="N1014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6P0"/>
    </number:currency-style>
    <style:style style:name="Default" style:family="table-cell" style:data-style-name="N0">
      <style:table-cell-properties style:cell-protect="protected" style:print-content="true" fo:background-color="transparent" fo:padding="0.71mm"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1" style:font-family-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8">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4">00/00/0000</text:date>, <text:time style:data-style-name="N2" text:time-value="22:32:14.70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style:master-page style:name="PageStyle_5f_DECHETERIES_5f_ECOPOINTS_5f_NM_5f_STBL" style:display-name="PageStyle_DECHETERIES_ECOPOINTS_NM_STBL" style:page-layout-name="Mpm8">
      <style:header style:display="false"/>
      <style:header-left style:display="false"/>
      <style:footer style:display="false"/>
      <style:footer-left style:display="false"/>
    </style:master-page>
    <style:master-page style:name="PageStyle_5f_DECHETERIES_5f_ECOPOINTS_5f_NM_5f_STBL_20_1" style:display-name="PageStyle_DECHETERIES_ECOPOINTS_NM_STBL 1" style:page-layout-name="Mpm8">
      <style:header style:display="false"/>
      <style:header-left style:display="false"/>
      <style:footer style:display="false"/>
      <style:footer-left style:display="false"/>
    </style:master-page>
    <style:master-page style:name="PageStyle_5f_DECHETERIES_5f_ECOPOINTS_5f_NM_5f_STBL_20_2" style:display-name="PageStyle_DECHETERIES_ECOPOINTS_NM_STBL 2"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1H35M2S</meta:editing-duration>
    <meta:editing-cycles>1545</meta:editing-cycles>
    <meta:generator>LibreOffice/5.0.2.2$Windows_X86_64 LibreOffice_project/37b43f919e4de5eeaca9b9755ed688758a8251fe</meta:generator>
    <meta:creation-date>2013-06-24T19:02:37.47</meta:creation-date>
    <dc:date>2016-07-14T22:33:51.122000000</dc:date>
    <meta:document-statistic meta:table-count="11" meta:cell-count="12346" meta:object-count="0"/>
    <meta:user-defined meta:name=""/>
  </office:meta>
</office:document-meta>
</file>

<file path=Basic/Standard/A_Structures.xml><?xml version="1.0" encoding="utf-8"?>
<!DOCTYPE module  PUBLIC '-//OpenOffice.org//DTD OfficeDocument 1.0//EN'  'module.dtd'>
<script:module xmlns:script="http://openoffice.org/2000/script" script:name="A_Structure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 Renvoie le quartier Administratif Nantais selon le nom usuel du quartier.
Function UtilGetQuartierAdmin(Element As String)
	Result = ""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UtilGetQuartierAdmin = Result
End Function

'' TODO supprimer c'est dans le commu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Concatene toutes une plage en une chaine de caractere.
'' Exemple : UTILCONCATPLAGE(ReemploiAjouts.AO5:AO6) avec "A05" vaut "tim" et "A06" vaut "tom" renvoie "timtom".
Function UtilConcatPlage(plage As Range) As String
    For Each c In plage
            rep = rep &amp; c
    Next c
    UtilConcatPlage = Left(rep, Len(rep))
End Function

''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 Renvoie le code du quartier nantais selon le nom quartier.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 Renvoie le mode de collecte, selon le nom et la categorie
''          (separe les decheteries en 'modco_ecopoint' et 'modco_decheterie'. Le reste est 'modco_reemploi'.
'' Exemples 'Décheterie' et 'CHANTENAY' renvoie 'modco_ecopoint'
''          'Décheterie' et 'tom' renvoie 'modco_decheterie'
''          'tim' et 'tom' renvoie '"modco_reemplo'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Nantes)" or Name="ATAO (Saint-Herblain)" Then
		Temp = Repertoire &amp; "logo_atao.jp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Certaines structures ont un conseil particulier (c'est rare; uniquement des decheteries). Renvoie la liste des conseils selon le nom et la categorie de la structure.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 Renvoie la plage horaire à partir d'un texte libre
Function RemplaceHorairesTrisac2(jour1 as String, heureDeb1 as String, heureFin1 as String, jour2 as String, heureDeb2 as String, heureFin2 as String, jour3 as String, heureDeb3 as String, heureFin3 as String, idElement as String, rue as String, typeDistribution as String)
	Result = ""
	If jour1 &lt;&gt;0 Then
		Result =  Result &amp; "," &amp; UtilGetPlagePourHoraires(jour1, heureDeb1, heureFin1)
		Result =  Result &amp; "," &amp; UtilGetPlagePourHoraires(jour2, heureDeb2, heureFin2)
		Result =  Result &amp; "," &amp; UtilGetPlagePourHoraires(jour3, heureDeb3, heureFin3)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Papeterie Pouteau"  Then
			REM Lundi au samedi : 9h-12h 14h-19h
			Result = "0101-3112_lu+ma+me+je+ve+sa_09h00-12h00+14h00-19h00"
		ElseIf  idElement = "Nantes Habitat Agence Goudy" Then
			REM L'agence est ouverte du lundi au vendredi de 8h30 à 12h00 et de 13h30 à 17h00. 
			Result = "0101-3112_lu+ma+me+je+ve_08h30-12h00+13h30-17h00"
		End If
	End If
	RemplaceHorairesTrisac2 = Result
End Function


''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 Renvoie le quartier nantnais en fonction du quartier source, car c'est necessaire avec les donnees Open Data Nantes.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REM 
 REM Function Json_CommentaireFin(colA as String, colB as String, colC as String, colD as String, colE as String, colF as String, colG as String, colH as String)
 REM 	Temp = Json_Commentaire(colA, colB, colC, colD, colE, colF, colG, colH)
 REM 	REM retire le dernier ","
 REM 	Json_CommentaireFin = Left(Temp, Len(Temp)-1)
 REM 	 
 REM End Function
 REM 
 REM Function Json_Commentaire(colA as String, colB as String, colC as String, colD as String, colE as String, colF as String, colG as String, colH as String)
 REM 	Result = "{"  &amp; getCleValeurPasVide("code",colA,",")
 REM 	Result = Result &amp; getCleValeurPasVide("type",colB,",")
 REM 	Result = Result &amp; getCleValeurPasVide("auteurs",colC,",")
 REM 	Result = Result &amp; getCleValeurPasVide("dates",colD,",")
 REM 	Result = Result &amp; getCleValeurPasVide("nom",colE,",")
 REM 	Result = Result &amp; getCleValeurPasVide("description",colF,",")
 REM 	Result = Result &amp; getCleValeurPasVide("elements",colG,",")
 REM 	Result = Result &amp; "},"
 REM 	Result = UtilReplace(Result, ",}", "}")
 REM 	Json_Commentaire = Result
 REM 	REM FIXME supprime le dernier ','
 REM End Function
 REM 
 REM Function Json_FicheFin(colA as String, colB as String, colC as String, colD as String, colE as String, colF as String, colG as String, colH as String)
 REM 	Temp = Json_Fiche(colA, colB, colC, colD, colE, colF, colG, colH)
 REM 	REM retire le dernier ","
 REM 	Json_FicheFin = Left(Temp, Len(Temp)-1)
 REM End Function
 REM 
 REM Function Json_Fiche(colA as String, colB as String, colC as String, colD as String, colE as String, colF as String, colG as String, colH as String)
 REM 	Result = "{"  &amp; getCleValeurPasVide("code",colA,",")
 REM 	Result = Result &amp; getCleValeurPasVide("nom",colB,",")
 REM 	Result = Result &amp; getCleValeurPasVide("descr",colC,",")
 REM 	Result = Result &amp; getCleValeurPasVide("bouton",colE,",")
 REM 	Result = Result &amp; getCleValeurAvecDefaut("image",colD,",","image_defaut_mini.png")
 REM 	REM récupère le commentaire associé à l'élément
 REM 	Temp = recupereCommentaires(colA, "")
 REM 	Result = Result &amp; getCleValeurPasVide("commentaire",Temp,",")	
 REM 	Result = Result &amp; "},"
 REM 	Result = UtilReplace(Result, ",}", "}")
 REM 	Json_Fiche = Result
 REM 	REM FIXME supprime le dernier ','
 REM End Function
 REM 
 REM REM pour les nouveau Trisac
Function JsonTrisacs(colCode as String, colB as String, colC as String, colD as String, colE as String, colF as String, colG as String, colH as String, colI as String, colJ as String, colK as String, colL as String, colM as String, colHoraires as String, colP as String)

	Result = "{"  &amp; getCleValeurPasVide("code",colCode,",")
	Quartier = UtilReplace(colF, " - ", " ")
	Quartier = REMPLACEQUARTIERSCO(Quartier)	
	Result = Result &amp; getCleValeurPasVide("sous_zone",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risac" Then
		Result = Result &amp; getCleValeurPasVide("cons","cons_distrisac_piecesobligatoires",",")
	ElseIf Temp2="Magasin Trisac" Or  Temp2="Distributeur automatique" Then
		Result = Result &amp; getCleValeurPasVide("cons","cons_distrisac_achat",",")
	ElseIf Temp2="Relais Trisac" Then
		Result = Result &amp; getCleValeurPasVide("cons","cons_distrisac_relais,cons_distrisac_piecesobligatoires",",")
	EndIf
	If colD = 0 Then
		colD = ""
	EndIf
	If colE = 0 Then
		colE = ""
	EndIf
	If colK = 0 Then
		colK = ""
	EndIf
	If colL = 0 Then
		colL = ""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sous_zone",Quartier,",")
	Result = Result &amp; getCleValeurPasVide("src","OpenDataNantes 11/2015",",")
	Result = Result &amp; getCleValeurPasVide("image", "relais_trisac.jpg",",")
	REM todo à remettre
	Result = Result &amp; getCleValeurPasVide("descr",colP,",")
	Result = Result &amp; "},"
	Result = UtilReplace(Result, ",}", "}")
	JsonTrisacs = Result
	REM FIXME supprime le dernier ','
End Function
 REM 
 REM Function JsonTrisacsFin(colA as String, colB as String, colC as String, colD as String, colE as String, colF as String, colG as String, colH as String, colI as String, colJ as String, colK as String, colL as String, colPos1 as String, colPos2 as String, colHoraires as String, colP as String)
 REM 	Temp = JsonTrisacs(colA, colB, colC, colD, colE, colF, colG, colH, colI, colJ, colK, colL, colM, colP, colQ)
 REM 	REM retire le dernier ","
 REM 	JsonTrisacsFin = Left(Temp, Len(Temp)-1)
 REM End Function















Function Json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and colF &lt;&gt; "DING-FRING Saint-Nazaire"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If colG = 0 Then
			colG = ""
		EndIf
		If colH = 0 Then
			colH = ""
		EndIf
		If colI = 0 Then
			colI = ""
		EndIf
		Result = Result &amp; getCleValeurPasVide("adresseTemp",colG &amp; " " &amp; colH &amp; " " &amp;colI,",")
		Result = Result &amp; getCleValeurPasVide("tel",colL,",")
		Result = Result &amp; getCleValeurPasVide("src",colP,",")
		Result = Result &amp; getCleValeurPasVide("horaires",colK,",")
		Result = Result &amp; getCleValeurPasVide("plagesHoraires",colS,",")
		Result = Result &amp; getCleValeurPasVide("url",colO,",")
		Result = Result &amp; getCleValeurPasVide("email",colN,",")
		Result = Result &amp; getCleValeurPasVide("sous_zone", REMPLACEQUARTIERSCO(colI),",")
		Result = Result &amp; getCleValeurPasVide("cons",ConseilForStructure(colD,colI),",")
		Result = Result &amp; getCleValeurPasVide("logo",LogoForStructure(colD,colI),",")
	  	Temp = UtilReplace(colF," ",",")
	  	Temp = UtilReplace(Temp,"(","")
	  	Temp = UtilReplace(Temp,")","")
		Result = Result &amp; getCleValeurPasVide("mots_cles",UtilTransformeEnMotsCles(colDechets) &amp; "," &amp; UtilTransformeEnMotsCles(Temp),",")
		Result = Result &amp; "},"
		Result = UtilReplace(Result, ",}", "}")
	End If
	JsonStructures = Result
End Function

'' =JSONSTRUCTURESAJOUT(B5;C5;E5;AA5;D5;F5;G5;L5;AB5;AK5;O5;P5;Q5;R5;T5;V5;U5;T5;W5;X5;H5;I5;Z5;AJ5;AM5;AN5)
Function JsonStructuresAjout(colCode as String, colHeure as String, colNom as String, colCategorieDechets as String, colCategorie as String, colEmail as String, colTel as String, colF as String, colDescr as String, colDescrEn as String,colH as String, colI as String, colJ as String, colK as String, colL as String, colM as String,colN as String, colO as String, colP as String, colQ as String, colSite as String, colS as String, colDechets as String, colDechetsEn as String, colMotsCles as String, colMotsClesEn as String)
		Result = "{"  &amp; getCleValeurPasVide("code",colCode,",")
		Result = Result &amp; getCleValeurPasVide("latitude",colO,",")
		Result = Result &amp; getCleValeurPasVide("longitude",colN,",")
		REM Temp2 = RemplaceModeDeCollecte(colD, colI)
		REM Result = Result &amp; getCleValeurPasVide("modesCollecte",Temp2,",")
		REM Result = Result &amp; getCleValeurPasVide("type",colQ,",")
	
		if colCategorie &lt;&gt; "Déchèterie" Then
			Result = Result &amp; getCleValeurPasVide("modesCollecte","smco_reemp",",")
			REM "Association réemploi" ou "Entreprise réemploi"
			Result = Result &amp; getCleValeurPasVide("type"," réemploi "&amp; colCategorieDechets,",")
		Else
			Result = Result &amp; getCleValeurPasVide("modesCollecte","modco_ecopointmodco_decheterie",",")
			Result = Result &amp; getCleValeurPasVide("type",colCategorie,",")
		End If 
		
		Result = Result &amp; getCleValeurPasVide("statut",colCategorie,",")
		Result = Result &amp; getCleValeurPasVide("descr",colDescr,",")
		Result = Result &amp; getCleValeurPasVide("descr_en",colDescrEn,",")
		Result = Result &amp; getCleValeurPasVide("nom",colNom,",")
		REM Temp = Temp &amp; getCleValeurPasVide("sousModesCollecte", colQ,",")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REM nom et dechets pour la colonne mots cles
	  	REM Temp = UtilReplace(colNom," ",",")
	  	REM Temp = UtilReplace(Temp,"(","")
	  	REMTemp = UtilReplace(Temp,")","")
		REM Result = Result &amp; getCleValeurPasVide("mots_cles",UtilTransformeEnMotsCles(colDechets) &amp; "," &amp; UtilTransformeEnMotsCles(Temp),",")
		Result = Result &amp; getCleValeurPasVide("mots_cles",colMotsCles,",")
		Result = Result &amp; getCleValeurPasVide("mots_cles_en",colMotsClesEn,",")
		Result = Result &amp; getCleValeurPasVide("image", "icon-go-home.png",",")
		Result = Result &amp; "},"
		Result = UtilReplace(Result, ",}", "}")
	JsonStructuresAjout = Result
End Function

Function JsonStructuresReemploi(colId as String, colCode as String, colNom as String, colStatut as String, colDescr as String, colDescrEn as String, colAdresse as String, colAdresseComp as String, colCodePostal as String, colVille as String, colTel as String, colSite as String, colEmail as String, colTwiter as String, colFacebook as String, colGooglePlus as String, colPlageHoraires as String, colMotsCles as String, colMotsClesEn as String, colCategorieDechets as String, colLatitude as String, colLongitude as String, colSource as String, colHoraires as String)
		Result = "{"  &amp; getCleValeurPasVide("code",colCode,",")
		Result = Result &amp; getCleValeurPasVide("latitude",colLatitude,",")
		Result = Result &amp; getCleValeurPasVide("longitude",colLongitude,",")
		if colCategorie &lt;&gt; "Déchèterie" Then
			Result = Result &amp; getCleValeurPasVide("modesCollecte","smco_reemp",",")
			REM "Association réemploi" ou "Entreprise réemploi"
			Result = Result &amp; getCleValeurPasVide("type", colStatut &amp; " de réemploi",",")
		Else
			Result = Result &amp; getCleValeurPasVide("modesCollecte","modco_ecopointmodco_decheterie",",")
			Result = Result &amp; getCleValeurPasVide("type",colStatut,",")
		End If 
		Result = Result &amp; getCleValeurPasVide("statut",colStatut,",")
		Result = Result &amp; getCleValeurPasVide("categorie",colCategorieDechets,",")
		Result = Result &amp; getCleValeurPasVide("descr",colDescr,",")
		Result = Result &amp; getCleValeurPasVide("descr_en",colDescrEn,",")
		Result = Result &amp; getCleValeurPasVide("nom",colNom,",")

		If colAdresse = 0 Then
			colAdresse = ""
		EndIf
		If colAdresseComp = 0 Then
			colAdresseComp = ""
		EndIf
		If colCodePostal = 0 Then
			colCodePostal = ""
		EndIf
		If colVille = 0 Then
			colVille = ""
		EndIf
		Result = Result &amp; getCleValeurPasVide("adresseTemp",colAdresse &amp; " " &amp; colAdresseComp &amp; " " &amp; colCodePostal &amp; " " &amp; colVille,",")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Soource,",")
		Result = Result &amp; getCleValeurPasVide("horaires",colHoraires,",")
		Result = Result &amp; getCleValeurPasVide("plagesHoraires",colPlageHoraires,",")
		Result = Result &amp; getCleValeurPasVide("zone", UtilGetQuartier(colVille),",")
	  	'' Temp = UtilReplace(Temp,")","")
		Result = Result &amp; getCleValeurPasVide("mots_cles",colMotsCles,",")
		Result = Result &amp; getCleValeurPasVide("mots_cles_en",colMotsClesEn,",")
		Result = Result &amp; getCleValeurPasVide("image", "icon-go-home.png",",")
		Result = Result &amp; "},"
		Result = UtilReplace(Result, ",}", "}")
	JsonStructuresReemploi = Result
End Function




Function JsonCompostri(colNom as String, colCategorie as String, colEquipement as String, colStatut as String, colQuartier as String, colDate as String, colLat as String, colLon as String, colImage as String, colPage as String, colCode as String, colL as String, colM as String)
	texteComposteur = "Composteur"
	If colCategorie &lt;&gt; 0 Then
		colType = Left(colCategorie, len(texteComposteur))
	End If
	REM Les déchetèries proviennent de Open Data
	If colType = texteComposteur Then
		Result = "{"  &amp; getCleValeurPasVide("code", "comp" &amp; colL,",")
		Result = Result &amp; getCleValeurPasVide("latitude", colLat,",")
		Result = Result &amp; getCleValeurPasVide("longitude", colLon,",")
		Temp = UtilReplace(colCategorie, texteComposteur, "Composteur collectif")
		Result = Result &amp; getCleValeurPasVide("type", Temp ,",")
		REM TODO traduction de type en anglais ? (normallement on devrait traduire colCategorie)
		Result = Result &amp; getCleValeurPasVide("type_en", "Collective composter" ,",")
		Result = Result &amp; getCleValeurPasVide("descr","voir page &lt;a href=" &amp; colPage &amp; " target=blank&gt;" &amp; colPage &amp; "&lt;/a&gt;",",")
		Result = Result &amp; getCleValeurPasVide("nom", colNom,",")
		Result = Result &amp; getCleValeurPasVide("modesCollecte", "modco_compostage",",")
		Result = Result &amp; getCleValeurPasVide("src","Compostri - www.compostri.fr/carte",",")
		Result = Result &amp; "},"
		Result = UtilReplace(Result, ",}", "}")
	End If
	JsonCompostri = Result
End Function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Result = "{"  &amp; getCleValeurPasVide("code",colCode,",")
		Result = Result &amp; getCleValeurPasVide("latitude",colN,",")
		Result = Result &amp; getCleValeurPasVide("longitude",colO,",")
		Result = Result &amp; getCleValeurPasVide("modesCollecte","ventevrac",",")
		Result = Result &amp; getCleValeurPasVide("type"," vente au vrac",",")
		Result = Result &amp; getCleValeurPasVide("type_en"," bulk sale",",")
		Result = Result &amp; getCleValeurPasVide("statut",colCategorie,",")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lt;a href='" &amp; colSite &amp; "' target='_blank'&gt;" &amp; colSite &amp; "&lt;/a&gt;", ",")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Result = Result &amp; getCleValeurPasVide("mots_cles",UtilTransformeEnMotsCles(colDechets) &amp; "," &amp; UtilTransformeEnMotsCles(Temp),",")
	  	Temp = UtilReplace(colNom," ",",")
	  	Temp = UtilReplace(Temp,"(","")
	  	Temp = UtilReplace(Temp,")","")
		Result = Result &amp; getCleValeurPasVide("mots_cles_en",UtilTransformeEnMotsCles(colDechetsEn) &amp; "," &amp; UtilTransformeEnMotsCles(Temp),",")
		Result = Result &amp; getCleValeurPasVide("image", "paperbag.png",",")
		Result = Result &amp; "},"
		Result = UtilReplace(Result, ",}", "}")
	JsonStructuresVrac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sous_zone",colB,",")
	Temp = UtilGetQuartier(colF)
	Result = Result &amp; getCleValeurPasVide("zone",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getCleValeurPasVide("image", "conteneur_le_relais_instructions_mini.png",",")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colDescEn as String)
	separator0 = ","
	Result = "{"  &amp; getCleValeurPasVide("code",colA,",")
	Temp = UtilGetQuartier(colE)
	Result = Result &amp; getCleValeurPasVide("zone",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If colG = 0 Then
		colG = ""
	EndIf
		If colF = 0 Then
		colF = ""
	EndIf
		If colE = 0 Then
		colE = ""
	EndIf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Result = Result &amp; getCleValeurPasVide("image", "panneau_dechetterie_mini.png",",")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Temp = colDescEn
	Result = Result &amp; getCleValeurPasVide("descr_en",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sous_zone",Temp,",")
	Result = Result &amp; getCleValeurPasVide("zone",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image", "encombrant_mini.png",",")
	Result = Result &amp; getCleValeurPasVide("cons",colI,",")
	REM src est en dur
	Result = Result &amp; getCleValeurPasVide("desc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If colD = 0 Then
			colD = ""
		EndIf
			If colE = 0 Then
			colE = ""
		EndIf
			If colR = 0 Then
			colR = ""
		EndIf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7/2015",",")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zone",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 Par exemple "modco_verre,modco_verre" donnera "modco_verre"
Function SupprimeDoublonsModco(TypeDechet as String, cle as Boolean)
	Result = ""
	' Initialise les variables (qui vaudront 0, ou 1 (si une fois) ou 10 (si plusieurs fois)
	Dim modco_contembjournmag as Integer
	modco_contembjournmag = 0
	Dim modco_contverre as Integer
	modco_contverre = 0
	Dim modco_contpapiercarton as Integer
	modco_contpapiercarton = 0
	Dim modco_contmpb as Integer
	modco_contmpb = 0
	Dim modco_contdechetssecs as Integer
	modco_contdechetssecs = 0
	Dim modco_contomr as Integer
	modco_contomr = 0
	Dim modco_contsac as Integer
	modco_contsac = 0
	If  InStr(1, TypeDechet, "modco_contembjournmag") &lt;&gt; 0 Then
		modco_contembjournmag = modco_contembjournmag + 1
	End If
	If  InStr(10, TypeDechet, "modco_contembjournmag") &lt;&gt; 0 Then
		modco_contembjournmag = modco_contembjournmag + 1
	End If
	If InStr(1, TypeDechet, "modco_contverre") &lt;&gt; 0 Then
		modco_contverre = modco_contverre + 1
	End If
	If InStr(10, TypeDechet, "modco_contverre") &lt;&gt; 0 Then
		modco_contverre = modco_contverre + 1
	End If
	If InStr(1, TypeDechet, "modco_contpapiercarton") &lt;&gt; 0 Then
		modco_contpapiercarton = modco_contpapiercarton + 1
	End If
	If InStr(10, TypeDechet, "modco_contpapiercarton") &lt;&gt; 0 Then
		modco_contpapiercarton = modco_contpapiercarton + 1
	End If
	If InStr(1, TypeDechet,  "modco_contmpb") &lt;&gt; 0 Then
		modco_contmpb = modco_contmpb + 1
	End If
	If InStr(10, TypeDechet,  "modco_contmpb") &lt;&gt; 0 Then
		modco_contmpb = modco_contmpb + 1
	End If
	If InStr(1, TypeDechet, "modco_contdechetssecs") &lt;&gt; 0 Then
		modco_contdechetssecs = modco_contdechetssecs + 1
	End If
	If InStr(10, TypeDechet, "modco_contdechetssecs") &lt;&gt; 0 Then
		modco_contdechetssecs = modco_contdechetssecs + 1
	End If
	If InStr(1, TypeDechet, "modco_contomr") &lt;&gt; 0 Then
		modco_contomr = modco_contomr + 1
	End If
	If InStr(10, TypeDechet, "modco_contomr") &lt;&gt; 0 Then
		modco_contomr = modco_contomr + 1
	End If
	If InStr(1, TypeDechet, "modco_contsac") &lt;&gt; 0 Then
		modco_contsac = modco_contsac + 1
	End If
	If InStr(10,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gt; 1 and modco_contverre = 0 and modco_contpapiercarton = 0 and modco_contmpb = 0 and modco_contdechetssecs = 0 and  modco_contomr = 0 and modco_contsac = 0) Then
			Result = "Conteneurs "
			Separateur = ""
		ElseIf (modco_contembjournmag = 0 and modco_contverre &gt; 1 and modco_contpapiercarton = 0 and modco_contmpb = 0 and modco_contdechetssecs = 0 and  modco_contomr = 0 and modco_contsac = 0) Then
			Result = "Conteneurs "
			Separateur = ""
		ElseIf (modco_contembjournmag = 0 and modco_contverre = 0 and modco_contpapiercarton &gt; 1 and modco_contmpb = 0 and modco_contdechetssecs = 0 and  modco_contomr = 0 and modco_contsac = 0) Then
			Result = "Conteneurs "
			Separateur = ""
		ElseIf (modco_contembjournmag = 0 and modco_contverre = 0 and modco_contpapiercarton = 0 and modco_contmpb &gt; 1 and modco_contdechetssecs = 0 and  modco_contomr = 0 and modco_contsac = 0) Then
			Result = "Conteneurs "
			Separateur = ""
		ElseIf (modco_contembjournmag = 0 and modco_contverre = 0 and modco_contpapiercarton = 0 and modco_contmpb = 0 and modco_contdechetssecs &gt; 1 and  modco_contomr = 0 and modco_contsac = 0) Then
			Result = "Conteneurs "
			Separateur = ""
		ElseIf (modco_contembjournmag = 0 and modco_contverre = 0 and modco_contpapiercarton = 0 and modco_contmpb = 0 and modco_contdechetssecs = 0 and  modco_contomr &gt; 1 and modco_contsac = 0) Then
			Result = "Conteneurs "
			Separateur = ""
		ElseIf (modco_contembjournmag = 0 and modco_contverre = 0 and modco_contpapiercarton = 0 and modco_contmpb = 0 and modco_contdechetssecs = 0 and  modco_contomr = 0 and modco_contsac &gt; 1) Then
			Result = "Conteneurs "
			Separateur = ""
		ElseIf  modco_contembjournmag + modco_contverre + modco_contpapiercarton + modco_contmpb + modco_contdechetssecs + modco_contomr + modco_contsac &gt; 1 Then
			Result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If colF = 0 Then
			colF = ""
		EndIf
			If colI = 0 Then
			colI = ""
		EndIf
			If colJ = 0 Then
			colJ = ""
		EndIf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07/2015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Structures(nomHash as String, numLiDebStuct01, numLiFinStuct01, nomOngletStuct01, numColMCCodeStuct01, numColMCFrStuct01, numColMCEnSt01, numLiDebSt02, numLiFinSt02, nomOngletSt02, numColMCCodeSt02, numColMCFrSt02, numColMCEnSt02, numLiDebSt03, numLiFinSt03, nomOngletSt03, numColMCCodeSt03, numColMCFrSt03, numColMCEnSt03)
	i = "a"
	Temp = "var _hashStructuresDatas = [{'z':'z'"
	Dim ArrayLesMotsClesFr(1 To 10000, 1 To 2) as String
	REM ArrayLesMotsCles(10,1)="a"
	REM ArrayLesMotsCles(10,2)="bba"
 	
 	GetHashMotsCles(2, 60, "StructuresReemploi", "B", "AJ", ArrayLesMotsClesFr)
 	GetHashMotsCles(5, 21, "VenteVrac", "A", "Y", ArrayLesMotsClesFr)
 	REM le code est pas terrible (exemple 1001) et les mots cles uniquement le nom de la decheterie
 	GetHashMotsCles(2, 17, "DecheterieEcopoint", "A", "B", ArrayLesMotsClesFr)
 	Temp = Temp &amp; TransformHashMotsClesEnChaine(ArrayLesMotsClesFr)

	Dim ArrayLesMotsClesEn(1 To 10000, 1 To 2) as String
 	GetHashMotsCles(2, 60, "StructuresReemploi", "B", "AK", ArrayLesMotsClesEn)
 	GetHashMotsCles(5, 21, "VenteVrac", "A", "AI", ArrayLesMotsClesEn)
 	GetHashMotsCles(2, 17, "DecheterieEcopoint", "A", "B", ArrayLesMotsClesEn)
 	Temp = Temp  &amp; "}, {'z':'z'" &amp; TransformHashMotsClesEnChaine(ArrayLesMotsClesEn)
 	
 	Temp = Temp &amp; "} ];"
	GetHashStructures = Temp
End Function




Function GetHashTrisacs(nomHash as String)

	Dim ArrayLesMotsCles(1 To 10000, 1 To 2) as String
 	GetHashMotsCles(5, 128, "Trisac", "AF", "AE", ArrayLesMotsCles)

	Temp = "var " &amp; nomHash &amp; " = [{'z':'z'" 	
 	Temp = Temp &amp; TransformHashMotsClesEnChaine(ArrayLesMotsCles)
 	Temp = Temp &amp; "} ];"
 	
	GetHashTrisacs = Temp
End Function


Function GetHashMotsCles(numColDebut as Integer, numColFin as Integer, nomFeuille as String, colCode as String, colMotsCles as String, ArrayLesMotsCles)
	Temp = ""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Element = UtilTransformeEnMotsCles(Element)
		   	ArrayLesMotsCles = AjouteSiNeContientPas(ArrayLesMotsCles, Element,Code)
   		Next Element
	idCurentColl = idCurentColl + 1
	Wend
End Function

Function TransformHashMotsClesEnChaine( ArrayLesMotsCles)
	REM Je constitue la chaine retournee
	indexFin = 10000
	for i = 1 to indexFin
		TempMotCle =  ArrayLesMotsCles(i,1)
		if TempMotCle="" Then
			REM j'ajoute a ma fin
			indexFin = i
		Else
			REM je modifie l'existant
			Temp2 =  ArrayLesMotsCles(i,2)
			Temp = Temp &amp; ",'" &amp; TempMotCle &amp; "':'" &amp; Temp2 &amp; "'"
		End If
	next i
	TransformHashMotsClesEnChaine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REM '' Function testLatitude()
REM ''	Temp = "47.206829,-1.587939"
REM ''	Temp2 = Latitude(Temp)
REM ''	Temp3 = Longitude(Temp)
REM ''End Function
REM 
REM '' TODO supprimer car ceci est ailleurs
REM Function LatitudePos(Position as String)
REM 	ValeurDefaut = "47.20"
REM 	PosPointVirgule = InStr(1, Position, ",")
REM 	REM Position = Right(Position,Len(Position)-1)
REM 	If PosPointVirgule &lt;&gt; 0 Then
REM 		Temp = Left(Position, PosPointVirgule-1)
REM 	Else
REM 		Temp = ValeurDefaut
REM 	End If
REM 	LatitudePos = Temp
REM End Function
REM 
REM '' TODO supprimer car ceci est ailleurs
REM Function LongitudePos(Position as String)
REM 	ValeurDefaut = "-1.60"
REM 
REM 	PosPointVirgule = InStr(2, Position, ",")
REM 	REM à revoir
REM 	REM mettre une vérif sur la valeur
REM 	If PosPointVirgule &lt;&gt; 0 Then
REM 		Temp = Left(Position, PosPointVirgule)
REM 	Else
REM 		Temp = ValeurDefaut
REM 	End If
REM 	Temp = UtilReplace(Position, Temp, "")
REM 	LongitudePos = Temp
REM End Function
REM 
REM Function Tempo(colB)
REM 	Temp =  UtilReplace(colB,"Collecte encombrants en habitat vertical - Quartier ","")
REM 	Tempo = UtilGetQuartierAdmin(Temp)
REM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REM REM	If valeur = "" or valeur = " " or valeur = "0" Then
REM REM	 	Result = ""
REM REM	Else
REM REM	 	Result = """" &amp; cle &amp; """:""" &amp; valeur &amp; """" &amp; separator	
REM REM	End If
REM REM	getCleValeurPasVide = Result
REM REM End Function
REM 
REM 
REM 
REM Function MotDirecteurADomicile(colB as String)
REM 	Temp = colB
REM 	Temp = MotDirecteurADomicile1(Temp, "Allée")
REM 	Temp = MotDirecteurADomicile1(Temp, "Avenue")
REM 	Temp = MotDirecteurADomicile1(Temp, "Bas Chemin")
REM 	Temp = MotDirecteurADomicile1(Temp, "Basse Tenue")
REM 	Temp = MotDirecteurADomicile1(Temp, "Boulevard")
REM 	Temp = MotDirecteurADomicile1(Temp, "Chemin")
REM 	Temp = MotDirecteurADomicile1(Temp, "Cours")
REM 	Temp = MotDirecteurADomicile1(Temp, "Esplanade")
REM 	Temp = MotDirecteurADomicile1(Temp, "Hameau")
REM 	Temp = MotDirecteurADomicile1(Temp, "Haute Impasse")
REM 	Temp = MotDirecteurADomicile1(Temp, "Impasse")
REM 	Temp = MotDirecteurADomicile1(Temp, "Jardin")
REM 	Temp = MotDirecteurADomicile1(Temp, "Mail")
REM 	Temp = MotDirecteurADomicile1(Temp, "Nouvelle Impasse")
REM 	Temp = MotDirecteurADomicile1(Temp, "Parvis")
REM 	Temp = MotDirecteurADomicile1(Temp, "Passage")
REM 	Temp = MotDirecteurADomicile1(Temp, "Petit Chemin")
REM 	Temp = MotDirecteurADomicile1(Temp, "Petite Avenue")
REM 	Temp = MotDirecteurADomicile1(Temp, "Petite Rue")
REM 	Temp = MotDirecteurADomicile1(Temp, "Place")
REM 	Temp = MotDirecteurADomicile1(Temp, "Pont")
REM 	Temp = MotDirecteurADomicile1(Temp, "Promenade")
REM 	Temp = MotDirecteurADomicile1(Temp, "Quai")
REM 	Temp = MotDirecteurADomicile1(Temp, "Rond-Point")
REM 	Temp = MotDirecteurADomicile1(Temp, "Route")
REM 	Temp = MotDirecteurADomicile1(Temp, "Rue")
REM 	Temp = MotDirecteurADomicile1(Temp, "Ruelle")
REM 	Temp = MotDirecteurADomicile1(Temp, "Sentier")
REM 	Temp = MotDirecteurADomicile1(Temp, "Square")
REM 	Temp = MotDirecteurADomicile1(Temp, "Venelle")
REM 	Temp = MotDirecteurADomicile1(Temp, "Voie")
REM 	MotDirecteurADomicile = Temp
REM End Function
REM 
REM 
REM Function MotDirecteurADomicile1(Adresse as String, TypeVoie as String)
REM 	Adresse = MotDirecteurADomicile2(Adresse, TypeVoie &amp; " de la ")
REM 	Adresse = MotDirecteurADomicile2(Adresse, TypeVoie &amp; " de ")
REM 	Adresse = MotDirecteurADomicile2(Adresse, TypeVoie &amp; " du ")
REM 	Adresse = MotDirecteurADomicile2(Adresse, TypeVoie &amp; " des ")
REM 	Adresse = MotDirecteurADomicile2(Adresse, TypeVoie &amp; " d'")
REM 	Adresse = MotDirecteurADomicile2(Adresse, TypeVoie &amp; " ")
REM 	MotDirecteurADomicile1 = Adresse
REM End Function
REM 
REM 
REM Function MotDirecteurADomicile2(colB as String, chaine as String)
REM 	MotDirecteurADomicile2 = colB
REM 	LongeurChaine = LEN(chaine)
REM 	Temp = Left(colB, LongeurChaine)
REM 	If (chaine=Temp) Then
REM 		Temp = MID(colB, 1+LongeurChaine, 10000)
REM 	 	MotDirecteurADomicile2 = Temp
REM 	End If
REM End Function
REM 
REM Function JsonModeCollecteDomicile(colCode as String, colModesDeCollecte as String, colLibelleRue as String, colW as String, colMotDirecteurCorrige as String, colJusquAuNumero as String, colJoursSacs as String, colBacJaune as String, colBacBleu as String)
REM 	If (colAD&lt;&gt;"true") Then
REM 		Result =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Result = Result &amp; getCleValeurPasVide("jcbj","&lt;B&gt;Jaune&lt;/B&gt; " &amp; colBacJaune,",")
REM    		End If
REM 		CurrentPos = InStr(1, colModesDeCollecte, "modco_bacbleu")
REM  		If CurrentPos &lt;&gt; 0 Then
REM 			Result = Result &amp; getCleValeurPasVide("jcbj","&lt;B&gt;Bleu&lt;/B&gt; " &amp; colBacBleu,",")
REM    		End If
REM 		REM If colU = "modco_bacjaune"  Then
REM 		REM 	Result = Result &amp; getCleValeurPasVide("jcbj","&lt;B&gt;Jaune&lt;/B&gt; ",",")
REM 		REM End If
REM 		REM If colU = "  Then
REM 		REM 	Result = Result &amp; getCleValeurPasVide("jcbb","&lt;B&gt;&lt;/B&gt; ",",")
REM 		REM End If
REM 		If colBacJaune &lt;&gt; "" or colBacBleu &lt;&gt; "" or colJoursSacs &lt;&gt; "" Then
REM 			Result = Result &amp; getCleValeurPasVide("jcprefixe","Jours de collecte : ",",")
REM 		Else
REM 			Result = Result &amp; getCleValeurPasVide("jcprefixe","",",")
REM 		End If
REM 		
REM  		REM Result = Result &amp; getCleValeurPasVide("src","OpenDataNantes 16/09/2013 ","")
REM  		Result = Result &amp; getCleValeurPasVide("src","OpenDataNantes 13/05/2014 ","")
REM 		Result = Result &amp; "},"
REM 		Result = UtilReplace(Result, ",}", "}")
REM 	Else
REM 		Result = ""
REM 	End If
REM 	JsonModeCollecteDomicile = Result
REM End Function
REM 
REM 
REM Function JsonModeCollecteDomicile2(colCode as String, colModesDeCollecte as String, colLibelleRue as String, colW as String, colMotDirecteurCorrige as String, colJusquAuNumero as String, colJoursSacs as String, colBacJaune as String, colBacBleu as String, colMco as String)
REM 	If (colAD&lt;&gt;"true") Then
REM 		Result = "'" &amp; colCode &amp; "' :"
REM 		Result = Result &amp;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M 		Result = Result &amp; getCleValeurPasVide("mco",colMco,",")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Temp2 = "&lt;B&gt;jaune&lt;/B&gt; " &amp; colBacJaune
REM    		End If
REM 		CurrentPos = InStr(1, colModesDeCollecte, "modco_bacbleu")
REM  		If CurrentPos &lt;&gt; 0 Then
REM 			Temp2 = Temp2 &amp; " &lt;B&gt;bleu&lt;/B&gt; " &amp; colBacBleu
REM    		End If
REM    		If colBacJaune &lt;&gt; "" and colBacBleu &lt;&gt; "" Then
REM 			Result = Result &amp; getCleValeurPasVide("jcbj","Bacs " &amp; Temp2,",")
REM    		End If
REM 		REM If colU = "modco_bacjaune"  Then
REM 		REM 	Result = Result &amp; getCleValeurPasVide("jcbj","&lt;B&gt;Jaune&lt;/B&gt; ",",")
REM 		REM End If
REM 		REM If colU = "  Then
REM 		REM 	Result = Result &amp; getCleValeurPasVide("jcbb","&lt;B&gt;&lt;/B&gt; ",",")
REM 		REM End If
REM 		If colJoursSacs &lt;&gt; "" Then
REM 			Result = Result &amp; getCleValeurPasVide("jcbj","Sacs (jaunes et bleus) " &amp; colJoursSacs ,",")
REM 		End If
REM 		
REM  		REM Result = Result &amp; getCleValeurPasVide("src","OpenDataNantes 16/09/2013 ","")
REM  		Result = Result &amp; getCleValeurPasVide("src","OpenDataNantes 13/05/2014 ","")
REM 		Result = Result &amp; "}],"
REM 		Result = UtilReplace(Result, ",}", "}")
REM 	Else
REM 		Result = ""
REM 	End If
REM 	JsonModeCollecteDomicile2 = Result
REM End Function
REM 
REM Function GetLettres()
REM 	Dim MyLettres(1 To 24)
REM 	MyLettres(1)="a"
REM 	MyLettres(2)="b"	
REM 	MyLettres(3)="c"
REM 	MyLettres(4)="d"
REM 	MyLettres(5)="e"
REM 	MyLettres(6)="f"
REM 	MyLettres(7)="g"
REM 	MyLettres(8)="h"
REM 	MyLettres(9)="i"
REM 	MyLettres(10)="j"	
REM 	MyLettres(11)="k"
REM 	MyLettres(12)="l"
REM 	MyLettres(13)="m"
REM 	MyLettres(14)="n"
REM 	MyLettres(15)="o"
REM 	MyLettres(16)="p"
REM 	MyLettres(17)="q"
REM 	MyLettres(18)="r"	
REM 	MyLettres(19)="s"
REM 	MyLettres(20)="v"
REM 	MyLettres(21)="w"
REM 	MyLettres(22)="x"
REM 	MyLettres(23)="y"
REM 	MyLettres(24)="z"
REM 	GetLettres = MyLettres
REM End Function
REM 
REM Function domicile(colMotDirecteurCorrige as String, colLibelleRue as String)
REM 	Result = ""
REM 	If (colMotDirecteurCorrige&lt;&gt;" ") Then
REM 			Result = UtilTransformeEnMotsCles(colMotDirecteurCorrige)
REM 		Else
REM 			Result = UtilTransformeEnMotsCles(colLibelleRue)
REM 		End If
REM 	domicile = Result
REM End Function
REM 
REM 
REM 
REM 
REM Function RemplaceColonnesAerType(TypeDechet as String)
REM 	Result = ""
REM 	If TypeDechet="Emb. ménager" Then
REM 		Result = "Conteneur embal. journ. mag."
REM 	ElseIf TypeDechet="verre" Then
REM 		Result = "Conteneur verre"
REM 	ElseIf TypeDechet="papiercarton" Then
REM 		Result = "Conteneur papier carton"
REM 	ElseIf TypeDechet="plastique" Then
REM 		Result = "Conteneur plastique"
REM 	End If
REM     RemplaceColonnesAerType = Result
REM End Function
REM 
REM 
REM Function RemplaceColonnesAerModco(Modco as String)
REM 	Result = ""
REM 	If Modco="modco_contembjournmag" Then
REM 		Result = "emballages journaux magazines"
REM 	ElseIf Modco="modco_contverre" Then
REM 		Result = "verre"
REM 	ElseIf Modco="modco_contpapiercarton" Then
REM 		Result = "papier-carton"
REM 	ElseIf Modco="modco_contmpb" Then
REM 		Result = "plastique"
REM 	End If
REM     RemplaceColonnesAerModco = Result
REM End Function
REM 
REM 
REM 
REM Function GetHashModeCo(numLigneDebut as Integer, numLigneFin as Integer, nomOnglet as String, numColCode as String, numColMotsFr as String, numColMotsEn as String)
REM 	Temp = ""
REM 	MyLettres1 = GetLettres
REM 	REM MyLettres2 = GetLettres
REM 	REM	For Each i In MyLettres1()
REM  	 	For Each j In MyLettres1()
REM  	 		REM On cherche dans "ADomicile" et dans "ADomHorsNantes"
REM  		 	REM Temp = Temp + GetHash(i &amp; j, 3, 3141, "ADomicile", "Y", 2, 22, "ADomHorsNantes", "B") 
REM  		 	Temp = Temp + GetHash(i &amp; j, numLigneDebut, numLigneFin, nomOnglet, "Y", 2, 22, "ADomHorsNantes", "B") 
REM 		Next j
REM 	REM Next i
REM 	GetHashModeCo = Temp
REM End Function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 Définition de la conversion
REM Const accent As String = "ÀÁÂÃÄÅàáâãäåÒÓÔÕÖØòóôõöøÈÉÊËèéêëÌÍÎÏìíîïÙÚÛÜùúûüÿÑñÇç-"
REM Const noAccent As String = "AAAAAAaaaaaaOOOOOOooooooEEEEeeeeIIIIiiiiUUUUuuuuyNnCc "
REM 
REM ' La fonction :retire les accents
REM Private Function UtilSansAccents(ByRef s As String) As String
REM 	Dim i As Integer
REM 	Dim lettre As String * 1
REM 	UtilSansAccents = s
REM 	For i = 1 To Len(accent)
REM 		lettre = Mid$(accent, i, 1)
REM 		If InStr(UtilSansAccents, lettre) &gt; 0 Then
REM 			UtilSansAccents = Replace(UtilSansAccents, lettre, Mid$(noAccent, i, 1))
REM 		End If
REM 	Next i
REM End Function
REM 
REM Const min As String = "abcdefghijklmnopqrstuvwxyz"
REM Const maj As String = "ABCDEFGHIJKLMNOPQRSTUVWXYZ'"
REM 
REM ' La fonction :retire les accents et met tout en minuscule
REM Private Function UtilTransformeEnMotsCles(ByRef s As String) As String
REM 	Dim i As Integer
REM 	Dim lettre As String * 1
REM 	s = UtilSansAccents(s)
REM 	s = RetireMotsInutilesMotsCles(s)
REM 	s = UtilReplace(s, " de ", " ")
REM 	s = UtilReplace(s, " la ", " ")
REM 	s = UtilReplace(s, " du ", " ")
REM 	s = UtilReplace(s, " des ", " ")
REM 	s = UtilReplace(s, " d'", " ")
REM 	Result = s
REM 	For i = 1 To Len(maj)
REM 		lettre = Mid$(maj, i, 1)
REM 		If InStr(Result, lettre) &gt; 0 Then
REM 			Result = Replace(Result, lettre, Mid$(min, i, 1))
REM 		End If
REM 	Next i
REM 	Result = UtilReplace(Result, " ", ",")
REM 	UtilTransformeEnMotsCles = Result
REM End Function
REM 
REM Private Function RetireMotsInutilesMotsCles(ByRef Chaine As String)
REM 	RetireMotsInutilesMotsCles = MotDirecteurADomicile(Chaine)
REM End Function
REM 
REM Function JsonConseil(colA as String, colB as String, colC as String, colD as String, colE as String, colF as String)
REM 	Result = "{"  &amp; getCleValeurPasVide("code",colA,",")
REM 	Result = Result &amp; getCleValeurPasVide("nom",colB,",")
REM 	Result = Result &amp; getCleValeurPasVide("description", colC,",")
REM 	Result = Result &amp; getCleValeurPasVide("fiche", colD,",")
REM 	Result = Result &amp; getCleValeurPasVide("source", colF,",")
REM 	Result = Result &amp; "},"
REM 	Result = UtilReplace(Result, ",}", "}")
REM 	JsonConseil = Result
REM End Function
REM 
REM Function JsonConseilFin(colA as String, colB as String, colC as String, colD as String, colE as String, colF as String)
REM 	Temp = JsonConseil(colA, colB, colC, colD, colE, colF)
REM 	REM retire le dernier ","
REM 	JsonConseilFin = Left(Temp, Len(Temp)-1)
REM End Function
REM 
REM Function JsonCategorieUsuelle(colEstSousCatescriptionode as String, colNom as String, colEstSousCatescription as String, colEstSousCat as String, colSousCat as String, colBouton as String, colSource as String, colImage as String, colStatut as String)
REM 	Result = "{"  &amp; getCleValeurPasVide("code",colEstSousCatescriptionode,",")
REM 	Result = Result &amp; getCleValeurPasVide("nom",colNom,",")
REM 	Result = Result &amp; getCleValeurPasVide("descr", colEstSousCatescription,",")
REM 	Result = Result &amp; getCleValeurPasVide("estSousCategorie", colEstSousCat,",")
REM 	Result = Result &amp; getCleValeurPasVide("sousCategories", colSousCat,",")
REM 	Result = Result &amp; getCleValeurPasVide("source", colSource,",")
REM 	Result = Result &amp; getCleValeurAvecDefaut("image",colImage,",","image_defaut_mini.png")
REM 	Result = Result &amp; getCleValeurPasVide("bouton", colBouton,",")
REM 	Result = Result &amp; "},"
REM 	Result = UtilReplace(Result, ",}", "}")
REM 	JsonCategorieUsuelle = Result
REM End Function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iption",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C_FonctionsCommunes"/>
  <library:element library:name="A_Structur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